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Rod2" svg:font-family="Rod"/>
    <style:font-face style:name="DejaVu Sans" svg:font-family="'DejaVu Sans'" style:font-family-generic="swiss"/>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Rod" svg:font-family="Ro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ankRuehl" svg:font-family="FrankRuehl" style:font-family-generic="system" style:font-pitch="variable"/>
    <style:font-face style:name="Miriam" svg:font-family="Miriam"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Rod1" svg:font-family="Rod"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גוף_20_הכיתוב.MsoNormal">
      <style:paragraph-properties fo:margin-top="0.0417in" fo:margin-bottom="0.1965in" style:contextual-spacing="false"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665in"/>
    </style:style>
    <style:style style:name="P4" style:family="paragraph" style:parent-style-name="Standard">
      <style:paragraph-properties fo:text-align="end" style:justify-single-word="fals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text-align="center"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text-properties fo:font-size="12pt" style:font-size-asian="12pt" style:font-name-complex="Miriam" style:font-size-complex="10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text-properties style:font-name="Courier New" fo:font-size="8pt" style:font-size-asian="8pt" style:font-name-complex="Courier New1" style:font-size-complex="10pt"/>
    </style:style>
    <style:style style:name="P10" style:family="paragraph" style:parent-style-name="Standard">
      <style:text-properties style:font-name="Courier New" fo:font-size="8pt" style:text-underline-style="solid" style:text-underline-width="auto" style:text-underline-color="font-color" fo:font-weight="bold" style:font-size-asian="8pt" style:font-weight-asian="bold" style:font-name-complex="Courier New1" style:font-size-complex="10pt" style:font-weight-complex="bold"/>
    </style:style>
    <style:style style:name="P11" style:family="paragraph" style:parent-style-name="Standard">
      <style:text-properties style:font-name="Courier New" fo:font-size="7pt" style:text-underline-style="solid" style:text-underline-width="auto" style:text-underline-color="font-color" style:font-size-asian="7pt" style:font-name-complex="Courier New1" style:font-size-complex="7pt"/>
    </style:style>
    <style:style style:name="P12" style:family="paragraph" style:parent-style-name="Standard">
      <style:paragraph-properties style:line-height-at-least="0.1665in"/>
      <style:text-properties style:font-name="Courier New" fo:font-size="7pt" style:text-underline-style="solid" style:text-underline-width="auto" style:text-underline-color="font-color" style:font-size-asian="7pt" style:font-name-complex="Courier New1" style:font-size-complex="7pt"/>
    </style:style>
    <style:style style:name="P13" style:family="paragraph" style:parent-style-name="Standard">
      <style:text-properties style:font-style-complex="italic"/>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ize="8pt" style:font-size-asian="8pt" style:font-size-complex="10pt"/>
    </style:style>
    <style:style style:name="P16" style:family="paragraph" style:parent-style-name="Standard">
      <style:paragraph-properties fo:text-align="center" style:justify-single-word="false"/>
      <style:text-properties fo:font-size="11pt" fo:font-weight="bold" style:font-size-asian="11pt" style:font-weight-asian="bold" style:font-size-complex="14pt" style:font-weight-complex="bold"/>
    </style:style>
    <style:style style:name="P17" style:family="paragraph" style:parent-style-name="Standard" style:master-page-name="Converted2">
      <style:paragraph-properties fo:margin-left="0.5in" fo:margin-right="0in" fo:text-indent="0in" style:auto-text-indent="false" style:page-number="auto"/>
    </style:style>
    <style:style style:name="P18" style:family="paragraph" style:parent-style-name="Standard">
      <style:paragraph-properties fo:margin-left="0.5in" fo:margin-right="0in" fo:text-indent="0in" style:auto-text-indent="false"/>
      <style:text-properties fo:font-size="12pt" style:font-size-asian="12pt" style:font-name-complex="Miriam" style:font-size-complex="10pt"/>
    </style:style>
    <style:style style:name="P19" style:family="paragraph" style:parent-style-name="Standard">
      <style:paragraph-properties fo:text-align="end" style:justify-single-word="false" style:writing-mode="rl-tb"/>
      <style:text-properties fo:color="#000000" style:font-name="Helvetica" fo:font-size="8pt" style:font-size-asian="8pt" style:font-size-complex="8pt"/>
    </style:style>
    <style:style style:name="P20" style:family="paragraph" style:parent-style-name="Standard" style:master-page-name="Converted3">
      <style:paragraph-properties style:page-number="auto"/>
    </style:style>
    <style:style style:name="P21" style:family="paragraph" style:parent-style-name="גוף_20_הכיתוב.MsoNormal" style:master-page-name="First_20_Page">
      <style:paragraph-properties fo:margin-top="0.0417in" fo:margin-bottom="0.1965in" style:contextual-spacing="false" fo:text-align="center" style:justify-single-word="false" style:page-number="auto"/>
      <style:text-properties style:font-size-complex="11pt"/>
    </style:style>
    <style:style style:name="T1" style:family="text">
      <style:text-properties style:font-size-complex="11pt"/>
    </style:style>
    <style:style style:name="T2" style:family="text">
      <style:text-properties style:font-size-complex="11pt" style:font-weight-complex="bold"/>
    </style:style>
    <style:style style:name="T3" style:family="text">
      <style:text-properties style:font-name="Rod" fo:font-size="11pt" fo:language="he" fo:country="IL" style:font-size-asian="11pt"/>
    </style:style>
    <style:style style:name="T4" style:family="text">
      <style:text-properties style:font-name="Rod" fo:font-size="8pt" fo:language="he" fo:country="IL" style:text-underline-style="solid" style:text-underline-width="auto" style:text-underline-color="font-color" fo:font-weight="bold" style:font-size-asian="8pt"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size-complex="14pt" style:font-weight-complex="bold"/>
    </style:style>
    <style:style style:name="T8" style:family="text">
      <style:text-properties style:text-underline-style="solid" style:text-underline-width="auto" style:text-underline-color="font-color" fo:font-weight="bold" style:font-weight-asian="bold" style:font-size-complex="8pt" style:font-weight-complex="bold"/>
    </style:style>
    <style:style style:name="T9" style:family="text">
      <style:text-properties style:text-underline-style="solid" style:text-underline-width="auto" style:text-underline-color="font-color" style:font-size-complex="14pt"/>
    </style:style>
    <style:style style:name="T10" style:family="text">
      <style:text-properties style:text-underline-style="solid" style:text-underline-width="auto" style:text-underline-color="font-color" style:font-name-complex="Narkisim"/>
    </style:style>
    <style:style style:name="T11" style:family="text">
      <style:text-properties style:text-underline-style="solid" style:text-underline-width="auto" style:text-underline-color="font-color" style:font-name-complex="Narkisim" style:font-size-complex="10pt"/>
    </style:style>
    <style:style style:name="T12" style:family="text">
      <style:text-properties style:text-underline-style="solid" style:text-underline-width="auto" style:text-underline-color="font-color" style:font-name-complex="Narkisim" style:font-style-complex="italic"/>
    </style:style>
    <style:style style:name="T13" style:family="text">
      <style:text-properties style:text-underline-style="solid" style:text-underline-width="auto" style:text-underline-color="font-color" style:font-name-complex="Narkisim" style:font-size-complex="9pt"/>
    </style:style>
    <style:style style:name="T14" style:family="text">
      <style:text-properties style:text-underline-style="solid" style:text-underline-width="auto" style:text-underline-color="font-color" style:font-size-complex="10pt"/>
    </style:style>
    <style:style style:name="T15" style:family="text">
      <style:text-properties style:text-underline-style="solid" style:text-underline-width="auto" style:text-underline-color="font-color" style:language-asian="en" style:country-asian="US" style:font-name-complex="Narkisim" style:font-size-complex="10pt"/>
    </style:style>
    <style:style style:name="T16" style:family="text">
      <style:text-properties fo:font-weight="bold" style:font-weight-asian="bold" style:font-name-complex="Narkisim" style:font-size-complex="14pt" style:font-weight-complex="bold"/>
    </style:style>
    <style:style style:name="T17" style:family="text">
      <style:text-properties style:font-size-complex="14pt"/>
    </style:style>
    <style:style style:name="T18" style:family="text">
      <style:text-properties style:font-size-complex="8pt"/>
    </style:style>
    <style:style style:name="T19" style:family="text">
      <style:text-properties fo:font-size="8pt" style:font-size-asian="8pt" style:font-size-complex="10pt"/>
    </style:style>
    <style:style style:name="T20" style:family="text">
      <style:text-properties fo:font-size="8pt" style:font-size-asian="8pt" style:font-size-complex="8pt"/>
    </style:style>
    <style:style style:name="T21" style:family="text">
      <style:text-properties fo:font-size="8pt" style:font-size-asian="8pt" style:font-name-complex="Miriam" style:font-size-complex="8pt"/>
    </style:style>
    <style:style style:name="T22" style:family="text">
      <style:text-properties fo:font-size="8pt" style:font-size-asian="8pt" style:font-name-complex="Narkisim" style:font-size-complex="10pt"/>
    </style:style>
    <style:style style:name="T23" style:family="text">
      <style:text-properties fo:font-size="8pt" style:font-size-asian="8pt" style:font-name-complex="Narkisim" style:font-size-complex="8pt"/>
    </style:style>
    <style:style style:name="T24" style:family="text">
      <style:text-properties fo:font-size="8pt" style:font-size-asian="8pt" style:font-name-complex="FrankRuehl" style:font-size-complex="8pt"/>
    </style:style>
    <style:style style:name="T25" style:family="text">
      <style:text-properties style:font-size-complex="10pt"/>
    </style:style>
    <style:style style:name="T26" style:family="text">
      <style:text-properties style:font-size-complex="10pt" style:font-style-complex="italic"/>
    </style:style>
    <style:style style:name="T27" style:family="text">
      <style:text-properties style:font-name-complex="Miriam" style:font-size-complex="8pt"/>
    </style:style>
    <style:style style:name="T28" style:family="text">
      <style:text-properties style:font-name-complex="Miriam" style:font-size-complex="10pt"/>
    </style:style>
    <style:style style:name="T29" style:family="text">
      <style:text-properties fo:font-size="16pt" style:font-size-asian="16pt" style:font-name-complex="Miriam" style:font-size-complex="10pt"/>
    </style:style>
    <style:style style:name="T30" style:family="text">
      <style:text-properties fo:font-size="16pt" style:font-size-asian="16pt" style:font-name-complex="Narkisim"/>
    </style:style>
    <style:style style:name="T31" style:family="text">
      <style:text-properties style:font-name="Courier New" style:font-name-complex="Narkisim"/>
    </style:style>
    <style:style style:name="T32" style:family="text">
      <style:text-properties style:font-name="Courier New" fo:font-size="8pt" style:font-size-asian="8pt"/>
    </style:style>
    <style:style style:name="T33" style:family="text">
      <style:text-properties style:font-name="Courier New" fo:font-size="8pt" style:font-size-asian="8pt" style:font-name-complex="Narkisim"/>
    </style:style>
    <style:style style:name="T34" style:family="text">
      <style:text-properties style:font-name="Courier New" fo:font-size="8pt" style:font-size-asian="8pt" style:font-name-complex="Narkisim" style:font-size-complex="10pt"/>
    </style:style>
    <style:style style:name="T35" style:family="text">
      <style:text-properties style:font-name="Courier New" fo:font-size="8pt" style:font-size-asian="8pt" style:font-name-complex="Narkisim" style:font-size-complex="9pt"/>
    </style:style>
    <style:style style:name="T36" style:family="text">
      <style:text-properties style:font-name="Courier New" fo:font-size="8pt" style:font-size-asian="8pt" style:font-name-complex="Narkisim" style:font-style-complex="italic"/>
    </style:style>
    <style:style style:name="T37" style:family="text">
      <style:text-properties style:font-name="Courier New" fo:font-size="8pt" style:font-size-asian="8pt" style:font-name-complex="Courier New1" style:font-size-complex="8pt"/>
    </style:style>
    <style:style style:name="T38" style:family="text">
      <style:text-properties style:font-name="Courier New" fo:font-size="8pt" style:font-size-asian="8pt" style:font-name-complex="Courier New1" style:font-size-complex="10pt"/>
    </style:style>
    <style:style style:name="T39" style:family="text">
      <style:text-properties style:font-name="Courier New" fo:font-size="8pt" style:font-size-asian="8pt" style:font-name-complex="Courier New1" style:font-size-complex="9pt"/>
    </style:style>
    <style:style style:name="T40" style:family="text">
      <style:text-properties style:font-name="Courier New" fo:font-size="8pt" style:font-size-asian="8pt" style:font-size-complex="10pt"/>
    </style:style>
    <style:style style:name="T41" style:family="text">
      <style:text-properties style:font-name="Courier New" fo:font-size="8pt" style:text-underline-style="solid" style:text-underline-width="auto" style:text-underline-color="font-color" style:font-size-asian="8pt" style:font-name-complex="Narkisim" style:font-size-complex="10pt"/>
    </style:style>
    <style:style style:name="T42" style:family="text">
      <style:text-properties style:font-name="Courier New" fo:font-size="8pt" style:text-underline-style="solid" style:text-underline-width="auto" style:text-underline-color="font-color" style:font-size-asian="8pt" style:font-name-complex="Courier New1" style:font-size-complex="8pt"/>
    </style:style>
    <style:style style:name="T43" style:family="text">
      <style:text-properties style:font-name="Courier New" fo:font-size="8pt" fo:font-style="italic" style:font-size-asian="8pt" style:font-style-asian="italic" style:font-name-complex="Narkisim" style:font-style-complex="italic"/>
    </style:style>
    <style:style style:name="T44" style:family="text">
      <style:text-properties style:font-name="Courier New" fo:font-size="8pt" fo:font-weight="bold" style:font-size-asian="8pt" style:font-weight-asian="bold" style:font-name-complex="Courier New1" style:font-size-complex="8pt" style:font-weight-complex="bold"/>
    </style:style>
    <style:style style:name="T45" style:family="text">
      <style:text-properties style:font-name-complex="Narkisim"/>
    </style:style>
    <style:style style:name="T46" style:family="text">
      <style:text-properties style:font-name-complex="Narkisim" style:font-style-complex="italic"/>
    </style:style>
    <style:style style:name="T47" style:family="text">
      <style:text-properties style:font-name-complex="Narkisim" style:font-size-complex="10pt"/>
    </style:style>
    <style:style style:name="T48" style:family="text">
      <style:text-properties officeooo:rsid="0007dbc0" style:font-name-complex="Narkisim" style:font-size-complex="10pt"/>
    </style:style>
    <style:style style:name="T49" style:family="text">
      <style:text-properties style:font-name-complex="Narkisim" style:font-size-complex="9pt"/>
    </style:style>
    <style:style style:name="T50" style:family="text">
      <style:text-properties style:font-name-complex="Narkisim" style:font-size-complex="14pt"/>
    </style:style>
    <style:style style:name="T51" style:family="text">
      <style:text-properties fo:font-size="12pt" style:font-size-asian="12pt"/>
    </style:style>
    <style:style style:name="T52" style:family="text">
      <style:text-properties fo:font-size="12pt" style:font-size-asian="12pt" style:font-name-complex="Miriam" style:font-size-complex="10pt"/>
    </style:style>
    <style:style style:name="T53" style:family="text">
      <style:text-properties fo:font-size="12pt" style:font-size-asian="12pt" style:font-name-complex="Miriam" style:font-size-complex="8pt"/>
    </style:style>
    <style:style style:name="T54" style:family="text">
      <style:text-properties fo:font-size="12pt" style:font-size-asian="12pt" style:font-name-complex="Miriam" style:font-size-complex="9pt"/>
    </style:style>
    <style:style style:name="T55" style:family="text">
      <style:text-properties fo:font-size="12pt" style:font-size-asian="12pt" style:font-name-complex="Narkisim"/>
    </style:style>
    <style:style style:name="T56" style:family="text">
      <style:text-properties fo:font-size="12pt" style:font-size-asian="12pt" style:font-name-complex="Narkisim" style:font-size-complex="10pt"/>
    </style:style>
    <style:style style:name="T57" style:family="text">
      <style:text-properties fo:font-size="12pt" style:font-size-asian="12pt" style:font-name-complex="Narkisim" style:font-size-complex="9pt"/>
    </style:style>
    <style:style style:name="T58" style:family="text">
      <style:text-properties fo:font-size="12pt" style:font-size-asian="12pt" style:font-name-complex="Narkisim" style:font-style-complex="italic"/>
    </style:style>
    <style:style style:name="T59" style:family="text">
      <style:text-properties fo:font-size="12pt" style:font-size-asian="12pt" style:font-name-complex="Narkisim" style:font-size-complex="8pt"/>
    </style:style>
    <style:style style:name="T60" style:family="text">
      <style:text-properties fo:font-size="12pt" style:font-size-asian="12pt" style:font-size-complex="10pt"/>
    </style:style>
    <style:style style:name="T61" style:family="text">
      <style:text-properties fo:font-size="12pt" style:text-underline-style="solid" style:text-underline-width="auto" style:text-underline-color="font-color" style:font-size-asian="12pt" style:font-name-complex="Miriam" style:font-size-complex="10pt"/>
    </style:style>
    <style:style style:name="T62" style:family="text">
      <style:text-properties fo:font-size="12pt" style:text-underline-style="solid" style:text-underline-width="auto" style:text-underline-color="font-color" style:font-size-asian="12pt" style:font-name-complex="Narkisim" style:font-size-complex="10pt"/>
    </style:style>
    <style:style style:name="T63" style:family="text">
      <style:text-properties fo:font-size="12pt" style:text-underline-style="solid" style:text-underline-width="auto" style:text-underline-color="font-color" style:font-size-asian="12pt" style:font-name-complex="Narkisim" style:font-size-complex="9pt"/>
    </style:style>
    <style:style style:name="T64" style:family="text">
      <style:text-properties fo:font-size="12pt" fo:font-style="italic" style:font-size-asian="12pt" style:font-style-asian="italic" style:font-name-complex="Narkisim" style:font-size-complex="10pt" style:font-style-complex="italic"/>
    </style:style>
    <style:style style:name="T65" style:family="text">
      <style:text-properties fo:font-size="12pt" fo:font-style="italic" style:font-size-asian="12pt" style:font-style-asian="italic" style:font-name-complex="Miriam" style:font-size-complex="10pt" style:font-style-complex="italic"/>
    </style:style>
    <style:style style:name="T66" style:family="text">
      <style:text-properties fo:font-size="12pt" fo:font-style="italic" style:font-size-asian="12pt" style:font-style-asian="italic" style:font-name-complex="Miriam" style:font-size-complex="8pt" style:font-style-complex="italic"/>
    </style:style>
    <style:style style:name="T67" style:family="text">
      <style:text-properties fo:font-size="12pt" fo:font-style="italic" style:font-size-asian="12pt" style:font-style-asian="italic" style:font-name-complex="Miriam" style:font-style-complex="italic"/>
    </style:style>
    <style:style style:name="T68" style:family="text">
      <style:text-properties fo:font-size="12pt" fo:font-style="italic" style:font-size-asian="12pt" style:font-style-asian="italic" style:font-style-complex="italic"/>
    </style:style>
    <style:style style:name="T69" style:family="text">
      <style:text-properties fo:font-size="12pt" fo:font-style="italic" fo:font-weight="bold" style:font-size-asian="12pt" style:font-style-asian="italic" style:font-weight-asian="bold" style:font-name-complex="Miriam" style:font-size-complex="10pt" style:font-style-complex="italic" style:font-weight-complex="bold"/>
    </style:style>
    <style:style style:name="T70" style:family="text">
      <style:text-properties fo:font-size="12pt" fo:font-style="italic" fo:font-weight="bold" style:font-size-asian="12pt" style:font-style-asian="italic" style:font-weight-asian="bold" style:font-name-complex="Miriam" style:font-size-complex="9pt" style:font-style-complex="italic" style:font-weight-complex="bold"/>
    </style:style>
    <style:style style:name="T71" style:family="text">
      <style:text-properties fo:font-size="12pt" fo:font-weight="bold" style:font-size-asian="12pt" style:font-weight-asian="bold" style:font-name-complex="Miriam" style:font-size-complex="10pt" style:font-weight-complex="bold"/>
    </style:style>
    <style:style style:name="T72" style:family="text">
      <style:text-properties fo:font-size="12pt" fo:font-weight="bold" style:font-size-asian="12pt" style:font-weight-asian="bold" style:font-name-complex="Miriam" style:font-size-complex="9pt" style:font-weight-complex="bold"/>
    </style:style>
    <style:style style:name="T73" style:family="text">
      <style:text-properties fo:font-size="12pt" fo:font-weight="bold" style:font-size-asian="12pt" style:font-weight-asian="bold" style:font-name-complex="Narkisim" style:font-size-complex="10pt" style:font-weight-complex="bold"/>
    </style:style>
    <style:style style:name="T74" style:family="text">
      <style:text-properties fo:font-style="italic" style:font-style-asian="italic" style:font-style-complex="italic"/>
    </style:style>
    <style:style style:name="T75" style:family="text">
      <style:text-properties fo:font-style="italic" style:font-style-asian="italic" style:font-name-complex="Narkisim" style:font-style-complex="italic"/>
    </style:style>
    <style:style style:name="T76" style:family="text">
      <style:text-properties fo:font-style="italic" style:font-style-asian="italic" style:font-name-complex="Narkisim" style:font-size-complex="10pt" style:font-style-complex="italic"/>
    </style:style>
    <style:style style:name="T77" style:family="text">
      <style:text-properties fo:font-style="italic" style:font-style-asian="italic" style:font-name-complex="Miriam" style:font-size-complex="10pt" style:font-style-complex="italic"/>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style:font-style-complex="italic"/>
    </style:style>
    <style:style style:name="T80" style:family="text">
      <style:text-properties style:font-size-complex="9pt"/>
    </style:style>
    <style:style style:name="T81" style:family="text">
      <style:text-properties style:text-line-through-style="solid"/>
    </style:style>
    <style:style style:name="T82" style:family="text">
      <style:text-properties style:text-line-through-style="solid" fo:font-size="12pt" style:font-size-asian="12pt" style:font-name-complex="Miriam" style:font-size-complex="8pt"/>
    </style:style>
    <style:style style:name="T83" style:family="text">
      <style:text-properties style:text-line-through-style="solid" fo:font-size="12pt" style:font-size-asian="12pt" style:font-name-complex="Miriam" style:font-size-complex="10pt"/>
    </style:style>
    <style:style style:name="T84" style:family="text">
      <style:text-properties style:text-line-through-style="solid" fo:font-size="12pt" style:font-size-asian="12pt" style:font-name-complex="Narkisim" style:font-size-complex="10pt"/>
    </style:style>
    <style:style style:name="T85" style:family="text">
      <style:text-properties style:text-line-through-style="solid" style:font-style-complex="italic"/>
    </style:style>
    <style:style style:name="T86" style:family="text">
      <style:text-properties style:text-line-through-style="solid" style:font-name-complex="Narkisim"/>
    </style:style>
    <style:style style:name="T87" style:family="text">
      <style:text-properties style:text-line-through-style="solid" style:font-name-complex="Narkisim" style:font-style-complex="italic"/>
    </style:style>
    <style:style style:name="T88" style:family="text">
      <style:text-properties style:text-line-through-style="solid" style:font-size-complex="10pt"/>
    </style:style>
    <style:style style:name="T89" style:family="text">
      <style:text-properties style:text-line-through-style="solid" fo:font-style="italic" style:font-style-asian="italic" style:font-style-complex="italic"/>
    </style:style>
    <style:style style:name="T90" style:family="text">
      <style:text-properties style:font-name="Courier" fo:font-size="8pt" style:font-size-asian="8pt" style:font-name-complex="Courier1" style:font-size-complex="8pt"/>
    </style:style>
    <style:style style:name="T91" style:family="text">
      <style:text-properties fo:color="#000000" style:font-name="Helvetica" fo:font-size="8pt" style:font-size-asian="8pt" style:font-size-complex="8pt"/>
    </style:style>
    <style:style style:name="T92" style:family="text">
      <style:text-properties style:font-name="Helvetica" fo:font-size="8pt" style:font-size-asian="8pt" style:font-size-complex="10pt"/>
    </style:style>
    <style:style style:name="T93" style:family="text">
      <style:text-properties style:language-asian="en" style:country-asian="US"/>
    </style:style>
    <style:style style:name="T94" style:family="text">
      <style:text-properties style:language-asian="en" style:country-asian="US" style:font-name-complex="Miriam" style:font-size-complex="8pt"/>
    </style:style>
    <style:style style:name="T95" style:family="text">
      <style:text-properties style:language-asian="en" style:country-asian="US" style:font-name-complex="Miriam" style:font-size-complex="10pt"/>
    </style:style>
    <style:style style:name="T96" style:family="text">
      <style:text-properties style:language-asian="en" style:country-asian="US" style:font-name-complex="Miriam" style:font-style-complex="italic"/>
    </style:style>
    <style:style style:name="T97" style:family="text">
      <style:text-properties style:language-asian="en" style:country-asian="US" style:font-name-complex="Narkisim" style:font-size-complex="10pt"/>
    </style:style>
    <style:style style:name="T98" style:family="text">
      <style:text-properties style:language-asian="en" style:country-asian="US" style:font-name-complex="Narkisim" style:font-style-complex="italic"/>
    </style:style>
    <style:style style:name="T99" style:family="text">
      <style:text-properties style:language-asian="en" style:country-asian="US" style:font-size-complex="10pt"/>
    </style:style>
    <style:style style:name="T100" style:family="text">
      <style:text-properties style:language-asian="en" style:country-asian="US" style:font-style-complex="italic"/>
    </style:style>
    <style:style style:name="T101" style:family="text">
      <style:text-properties officeooo:rsid="0007dbc0" style:font-name-complex="Rod2" style:font-size-complex="10pt"/>
    </style:style>
    <style:style style:name="T102" style:family="text">
      <style:text-properties style:font-name-complex="Courier New1" style:font-size-complex="10pt"/>
    </style:style>
    <style:style style:name="T103" style:family="text">
      <style:text-properties style:font-name-complex="Courier New1"/>
    </style:style>
    <style:style style:name="T104" style:family="text">
      <style:text-properties style:language-asian="en" style:country-asian="US" style:font-name-complex="Narkisim"/>
    </style:style>
    <style:style style:name="T105" style:family="text">
      <style:text-properties style:language-asian="en" style:country-asian="US" style:font-name-complex="Courier New1"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מסכת תמורה</text:p>
      <text:p text:style-name="P1"><text:span text:style-name="T1">מתוך </text:span><text:span text:style-name="T3">"</text:span><text:span text:style-name="T1">גמרא </text:span><text:span text:style-name="T2">נוֹחָה</text:span><text:span text:style-name="T3">"</text:span></text:p>
      <text:p text:style-name="P1"><text:span text:style-name="T6">על שם הורי </text:span><text:span text:style-name="T7">נ</text:span><text:span text:style-name="T6">פתלי </text:span><text:span text:style-name="T7">וח</text:span><text:span text:style-name="T6">נה </text:span><text:span text:style-name="T7">ה</text:span><text:span text:style-name="T6">ולנדר </text:span><text:span text:style-name="T8">הכ</text:span><text:span text:style-name="T4">"</text:span><text:span text:style-name="T8">מ</text:span></text:p>
      <text:p text:style-name="P1"/>
      <text:p text:style-name="P6">תמורה פרק ראשון הכל ממירין</text:p>
      <text:p text:style-name="P2"/>
      <text:p text:style-name="Standard"><text:span text:style-name="T29">ויקרא כז,ט:</text:span><text:span text:style-name="T31"> ואם בהמה אשר יקריבו ממנה קרבן לה' כל אשר יתן ממנו לה' יהיה קדש</text:span></text:p>
      <text:p text:style-name="Standard"><text:span text:style-name="T29">ויקרא כז,י:</text:span><text:span text:style-name="T30"> </text:span><text:span text:style-name="T31">לא יחליפנו ולא ימיר אתו טוב ברע או רע בטוב ואם המר ימיר בהמה בבהמה והיה הוא ותמורתו יהיה קדש</text:span></text:p>
      <text:p text:style-name="Standard"><text:span text:style-name="T29">ויקרא כז,לב:</text:span><text:span text:style-name="T31"> </text:span><text:span text:style-name="T30">וכל מעשר בקר וצאן כל אשר יעבר תחת השבט העשירי יהיה קדש לה'</text:span></text:p>
      <text:p text:style-name="Standard"><text:span text:style-name="T29">ויקרא כז,לג:</text:span><text:span text:style-name="T31"> </text:span><text:span text:style-name="T30">לא יבקר בין טוב לרע ולא ימירנו ואם המר ימירנו והיה הוא ותמורתו יהיה קדש לא יגאל</text:span></text:p>
      <text:p text:style-name="Standard"/>
      <text:p text:style-name="Standard"/>
      <text:p text:style-name="Standard">משנה:</text:p>
      <text:p text:style-name="Standard">הכל ממירין <text:span text:style-name="T25">(</text:span><text:span text:style-name="T52">בהמת חולין זו תחת זו של הקדש</text:span><text:span text:style-name="T25">)</text:span>, אחד אנשים ואחד נשים; לא שאדם רשאי להמיר <text:span text:style-name="T25">(</text:span><text:span text:style-name="T52">דהא כתיב </text:span><text:span text:style-name="T56">לא ימיר </text:span><text:span text:style-name="T53">[ויקרא כז,י]</text:span><text:span text:style-name="T25">)</text:span>, אלא שאם המיר – מומר <text:span text:style-name="T25">(</text:span><text:span text:style-name="T52">דמתפיס עלה קדושה ושתיהן קדושות</text:span><text:span text:style-name="T25">)</text:span>, וסופג את הארבעים <text:span text:style-name="T25">(</text:span><text:span text:style-name="T52">משום לאו דלא ימיר</text:span><text:span text:style-name="T25">)</text:span>.</text:p>
      <text:p text:style-name="Standard"/>
      <text:p text:style-name="Standard">גמרא:</text:p>
      <text:p text:style-name="Standard">הא גופא קשיא: אמרת '<text:span text:style-name="T74">הכל ממירין</text:span>' = לכתחילה, והדר תני '<text:span text:style-name="T74">לא שאדם רשאי להמיר אלא שאם המיר מומר</text:span>' = דיעבד <text:span text:style-name="T25">(</text:span><text:span text:style-name="T52">בתמיה: דלכתחלה אינו רשאי להמיר, אבל דיעבד שפיר דמי</text:span><text:span text:style-name="T25">)</text:span>!?</text:p>
      <text:p text:style-name="Standard">ותיסברא '<text:span text:style-name="T74">הכל ממירין</text:span>' = לכתחילה? אדקשיא לך ממתניתין, תיקשי לך קרא, דכתיב <text:span text:style-name="T34">[</text:span><text:span text:style-name="T53">ויקרא כז,י]</text:span><text:span text:style-name="T55"> </text:span><text:span text:style-name="T33">לא יחליפנו ולא ימיר אותו </text:span><text:span text:style-name="T34">[טוב ברע או רע בטוב ואם המר ימיר בהמה בבהמה והיה הוא ותמורתו יהיה קדש]</text:span> <text:span text:style-name="T25">(</text:span><text:span text:style-name="T52">ומתניתין קתני דהכל ממירין - אפילו לכתחלה</text:span><text:span text:style-name="T25">)</text:span>?</text:p>
      <text:p text:style-name="Standard">אלא אמר רב יהודה: הכי קתני: '<text:span text:style-name="T74">הכל מתפיסין בתמורה, אחד אנשים ואחד נשים </text:span><text:span text:style-name="T25">(</text:span><text:span text:style-name="T52">כלומר: שתופסת קדושת תמורה בבהמה, בין על פי אנשים בין על פי נשים, ו'מומר', דמשמע אפילו דיעבד, כלומר: דאם המירה אפילו אשה - תופסת על פיה קדושת תמורה</text:span><text:span text:style-name="T25">)</text:span><text:span text:style-name="T74">; לא שאדם רשאי להמיר, שאם המיר מומר וסופג את הארבעים</text:span>'. </text:p>
      <text:p text:style-name="Standard">'<text:span text:style-name="T74">הכל</text:span>' - לאיתויי מאי?</text:p>
      <text:p text:style-name="Standard">לאיתויי יורש <text:span text:style-name="T25">(</text:span><text:span text:style-name="T52">שהמיר בקרבן שהפריש אביו בחייו, שתמורתו תמורה</text:span><text:span text:style-name="T25">)</text:span>, ודלא כרבי יהודה, דתנן: '<text:span text:style-name="T74">יורש סומך </text:span><text:span text:style-name="T60">(</text:span><text:span text:style-name="T52">על קרבן אביו שהפרישו אביו בחייו ולא הספיק להקריבו עד שמת</text:span><text:span text:style-name="T60">)</text:span><text:span text:style-name="T74">, יורש ממיר - דברי רבי מאיר; רבי יהודה אומר: יורש אינו סומך, ויורש אינו ממיר.</text:span>' </text:p>
      <text:p text:style-name="Standard">מאי טעמא דרבי יהודה <text:span text:style-name="T25">(</text:span><text:span text:style-name="T52">דאמר יורש אינו ממיר</text:span><text:span text:style-name="T25">)</text:span>?</text:p>
      <text:p text:style-name="Standard">יליף תחילת הקדש <text:span text:style-name="T25">(</text:span><text:span text:style-name="T52">גמר התחלת הקדש, כגון תמורה</text:span><text:span text:style-name="T25">)</text:span> מסוף הקדש <text:span text:style-name="T25">(</text:span><text:span text:style-name="T52">דהיינו סמיכה, דהויא סמוך לשחיטה</text:span><text:span text:style-name="T25">)</text:span>: מה סוף הקדש ורש אינו סומך - אף תחילת הקדש יורש אינו ממיר. <text:span text:style-name="T25">(</text:span><text:span text:style-name="T52">ואי קשיא: והא קרי לה לתמורה 'סוף הקדש' במסכת נזיר </text:span><text:span text:style-name="T53">(דף לא.)</text:span><text:span text:style-name="T52">? משום דלא איירי התם בסמיכה כלל, והויא לה תמורה סוף הקדש </text:span><text:span text:style-name="T61">לגבי קרבן שהמירו בו</text:span><text:span text:style-name="T52">: דאותו קרבן הוי ראשון, וחילופיו הוי שני; אבל הכא - דקא משתעינן בסמיכה - הויא לה תמורה 'תחילת הקדש' לגבי סמיכה, שהיא לבסוף, תיכף לשחיטה.</text:span><text:span text:style-name="T25">)</text:span> </text:p>
      <text:p text:style-name="Standard">וסמיכה גופה מנלן?</text:p>
      <text:p text:style-name="Standard">תלת '<text:span text:style-name="T45">קרבנו</text:span>' כתיבי <text:span text:style-name="T25">(</text:span><text:span text:style-name="T52">בשלמים בפרשת ויקרא מ</text:span><text:span text:style-name="T56">ואם זבח שלמים קרבנו</text:span><text:span text:style-name="T52"> עד </text:span><text:span text:style-name="T56">ואם עז קרבנו</text:span><text:span text:style-name="T52">, ובשלשתם כתיב סמיכה*</text:span><text:span text:style-name="T25">)</text:span>, חד: '<text:span text:style-name="T45">קרבנו</text:span>' ולא קרבן עובד כוכבים, וחד: '<text:span text:style-name="T45">קרבנו</text:span>' ולא קרבן חבירו, וחד: '<text:span text:style-name="T45">קרבנו</text:span>' ולא קרבן אביו.<text:span text:style-name="T52"> </text:span></text:p>
      <text:p text:style-name="P7"><text:s/></text:p>
      <text:p text:style-name="P5"><text:span text:style-name="T52">* [1. </text:span><text:span text:style-name="T53">ויקרא ג,א:</text:span><text:span text:style-name="T56"> ואם זבח שלמים </text:span><text:span text:style-name="T62">קרבנו</text:span><text:span text:style-name="T56"> אם מן הבקר הוא מקריב אם זכר אם נקבה תמים יקריבנו לפני ה'</text:span></text:p>
      <text:p text:style-name="P5"><text:span text:style-name="T53">ויקרא ג,ב:</text:span><text:span text:style-name="T56"> </text:span><text:span text:style-name="T62">וסמך</text:span><text:span text:style-name="T56"> ידו על ראש קרבנו ושחטו פתח אהל מועד וזרקו בני אהרן הכהנים את הדם על המזבח סביב</text:span></text:p>
      <text:p text:style-name="P17"><text:span text:style-name="T53">2. ויקרא ג,ז:</text:span><text:span text:style-name="T56"> אם כשב הוא מקריב את </text:span><text:span text:style-name="T62">קרבנו</text:span><text:span text:style-name="T56"> והקריב אתו לפני ה'</text:span></text:p>
      <text:p text:style-name="P5"><text:span text:style-name="T53">ויקרא ג,ח:</text:span><text:span text:style-name="T56"> </text:span><text:span text:style-name="T62">וסמך</text:span><text:span text:style-name="T56"> את ידו על ראש קרבנו ושחט אתו לפני אהל מועד וזרקו בני אהרן את דמו על המזבח סביב</text:span></text:p>
      <text:p text:style-name="P5"><text:span text:style-name="T53">3. ויקרא ג,יב:</text:span><text:span text:style-name="T56"> ואם עז </text:span><text:span text:style-name="T62">קרבנו</text:span><text:span text:style-name="T56"> והקריבו לפני ה'</text:span></text:p>
      <text:p text:style-name="P5"><text:span text:style-name="T53">ויקרא ג,יג:</text:span><text:span text:style-name="T56"> </text:span><text:span text:style-name="T62">וסמך את ידו</text:span><text:span text:style-name="T56"> על ראשו ושחט אתו לפני אהל מועד וזרקו בני אהרן את דמו על המזבח סביב]</text:span></text:p>
      <text:p text:style-name="Standard"/>
      <text:p text:style-name="Standard">ולרבי מאיר, דאמר יורש סומך - והכתיב '<text:span text:style-name="T45">קרבנו</text:span>' <text:span text:style-name="T25">(</text:span><text:span text:style-name="T52">דמשמע: על קרבן עצמו הוא סומך, ולא על קרבן אביו</text:span><text:span text:style-name="T25">)</text:span>?</text:p>
      <text:p text:style-name="Standard">ההוא מיבעי ליה לרבות כל בעלי חוברין לסמיכה <text:span text:style-name="T25">(</text:span><text:span text:style-name="T52">שאם נשתתפו שנים או שלשה על קרבן אחד - קרינא אכל חד וחד </text:span><text:span text:style-name="T56">קרבנו</text:span><text:span text:style-name="T52">, וכולן סומכין בו</text:span><text:span text:style-name="T25">)</text:span>.</text:p>
      <text:p text:style-name="Standard">ורבי יהודה?</text:p>
      <text:p text:style-name="Standard">בעלי חוברין לסמיכה לית ליה <text:span text:style-name="T25">(</text:span><text:span text:style-name="T52">דודאי אינו טעון סמיכה</text:span><text:span text:style-name="T25">)</text:span>; מאי טעמא? - <text:span text:style-name="T25">(</text:span><text:span text:style-name="T52">כיון</text:span><text:span text:style-name="T25">)</text:span> דהא לא מיחד קרבן דידהו <text:span text:style-name="T25">(</text:span><text:span text:style-name="T52">כלומר: כיון דלא הוי חלוט אכל אחד ואחד, וכי כתיב קרא – ל'</text:span><text:span text:style-name="T64">קרבנו</text:span><text:span text:style-name="T65"> ולא לקרבן אביו</text:span><text:span text:style-name="T52">'</text:span><text:span text:style-name="T25">)</text:span>.</text:p>
      <text:p text:style-name="Standard">ואיבעית אימא: לעולם אית ליה, וקרבן עובד כוכבים וקרבן חבירו מחד קרא נפקא <text:span text:style-name="T25">(</text:span><text:span text:style-name="T52">דמשמע '</text:span><text:span text:style-name="T56">קרבנו</text:span><text:span text:style-name="T52"> - ולא שליח', בין של ישראל בין של עובד כוכבים, דלמעוטי עובד כוכבים עצמו שלא יסמוך לא צריך, דאמרינן במנחות </text:span><text:span text:style-name="T53">(דף צג.)</text:span><text:span text:style-name="T52"> ובתורת כהנים </text:span><text:span text:style-name="T27">[ספרא ויקרא דבורא דנדבה פרשתא ב משנה א]</text:span><text:span text:style-name="T52"> '</text:span><text:span text:style-name="T64">בני ישראל וסמך</text:span><text:span text:style-name="T65"> - בני ישראל סומכין ואין העובדי כוכבים סומכין</text:span><text:span text:style-name="T52">'</text:span><text:span text:style-name="T25">)</text:span>, דאייתר ליה חד לבעלי חוברין לסמיכה <text:span text:style-name="T25">(</text:span><text:span text:style-name="T52">ואכתי הוי </text:span><text:span text:style-name="T56">קרבנו</text:span><text:span text:style-name="T52"> שלישי ל'</text:span><text:span text:style-name="T64">קרבנו</text:span><text:span text:style-name="T65"> ולא קרבן אביו</text:span><text:span text:style-name="T52">', דסלקא דעתא דשל אביו - לאו כלאחר דמי, אלא כשלו</text:span><text:span text:style-name="T25">)</text:span>. </text:p>
      <text:p text:style-name="Standard"/>
      <text:p text:style-name="Standard">ורבי מאיר, דאמר יורש ממיר - מאי טעמא? אמר לך <text:span text:style-name="T53">(ויקרא כז,י)</text:span><text:span text:style-name="T45"> </text:span><text:span text:style-name="T34">[לא יחליפנו ולא ימיר אתו טוב ברע או רע בטוב ו]</text:span><text:span text:style-name="T33">אם המר ימיר </text:span><text:span text:style-name="T34">[בהמה בבהמה והיה הוא ותמורתו יהיה קדש]</text:span> <text:span text:style-name="T25">(</text:span><text:span text:style-name="T52">דהכי מצי למיכתב 'ואם ימיר בהמה בבהמה'; </text:span><text:span text:style-name="T56">המר ימיר</text:span><text:span text:style-name="T52"> למאי הלכתא?</text:span><text:span text:style-name="T25">)</text:span> - לרבות היורש <text:span text:style-name="T25">(</text:span><text:span text:style-name="T52">דתמורתו תמורה</text:span><text:span text:style-name="T25">)</text:span>,</text:p>
      <text:p text:style-name="Standard"/>
      <text:p text:style-name="Standard">(תמורה ב,ב)</text:p>
      <text:p text:style-name="Standard">ויליף סוף הקדש מתחילת הקדש: מה תחילת הקדש יורש מימר - אף סוף הקדש יורש סומך.</text:p>
      <text:p text:style-name="Standard">רבי יהודה, האי '<text:span text:style-name="T45">ואם המר ימיר</text:span>' מאי עביד ליה?</text:p>
      <text:p text:style-name="Standard">לרבות את האשה <text:span text:style-name="T25">(</text:span><text:span text:style-name="T52">שתמורתה תמורה ולקיא משום לאו דלא ימיר</text:span><text:span text:style-name="T25">)</text:span>, וכדתניא: '<text:span text:style-name="T79">לפי שכל הענין כולו אינו מדבר אלא לשון זכר, שנאמר '</text:span><text:span text:style-name="T46">לא יחליפנו ולא ימיר אותו</text:span><text:span text:style-name="T79">' </text:span><text:span text:style-name="T25">(</text:span><text:span text:style-name="T52">דכתיב </text:span><text:span text:style-name="T56">לא יחליפנו</text:span><text:span text:style-name="T52"> דהיינו לשון זכר, ולא כתיב 'לא תחליפנו', דהוי לשון נקבה</text:span><text:span text:style-name="T25">)</text:span><text:span text:style-name="T79">, אשה מנין</text:span> <text:span text:style-name="T25">(</text:span><text:span text:style-name="T52">גירסת רש"י: </text:span><text:span text:style-name="T71">מה סופנו לרבות</text:span><text:span text:style-name="T52"> כו'. כלומר: מהיכן נלמוד שסופנו לרבות את האשה</text:span><text:span text:style-name="T25">)</text:span><text:span text:style-name="T79">? - תלמוד לומר: '</text:span><text:span text:style-name="T46">ואם המר ימיר</text:span><text:span text:style-name="T79">'</text:span> <text:span text:style-name="T25">(</text:span><text:span text:style-name="T52">מדכתיב קרא תרי זימני</text:span><text:span text:style-name="T25">)</text:span><text:span text:style-name="T79"> - לרבות את האשה</text:span>.</text:p>
      <text:p text:style-name="Standard">ולרבי מאיר <text:span text:style-name="T25">(</text:span><text:span text:style-name="T52">דאיצטריך ליה </text:span><text:span text:style-name="T56">ואם המר ימיר</text:span><text:span text:style-name="T52"> לרבות יורש</text:span><text:span text:style-name="T25">)</text:span>, אשה מנא ליה?</text:p>
      <text:p text:style-name="Standard">נפקא ליה מ'<text:span text:style-name="T45">ואם</text:span>' <text:span text:style-name="T25">(</text:span><text:span text:style-name="T52">מוי"ו: מדמצי למכתב 'אם המר ימיר' וכתיב </text:span><text:span text:style-name="T55">ו</text:span><text:span text:style-name="T56">אם</text:span><text:span text:style-name="T25">)</text:span>. </text:p>
      <text:p text:style-name="Standard">ורבי יהודה?</text:p>
      <text:p text:style-name="Standard">'<text:span text:style-name="T45">ואם</text:span>' לא דריש. </text:p>
      <text:p text:style-name="Standard">ובין רבי מאיר ובין רבי יהודה, טעמא דרבי קרא לאשה, הא לא רבייה קרא הוה אמינא 'כי עבדא תמורה לא לקיא <text:span text:style-name="T25">(</text:span><text:span text:style-name="T52">ואם המירה - תמורתה אינה תמורה</text:span><text:span text:style-name="T25">)</text:span>'? והאמר רב יהודה אמר רב, וכן תנא דבי רבי ישמעאל: '<text:span text:style-name="T53">(במדבר ה,ו)</text:span><text:span text:style-name="T45"> </text:span><text:span text:style-name="T47">[דבר אל בני ישראל]</text:span><text:span text:style-name="T75"> איש או אשה כי יעשו מכל חטאת האדם </text:span><text:span text:style-name="T47">[למעל מעל בה' ואשמה הנפש ההוא]</text:span><text:span text:style-name="T74"> - השוה הכתוב אשה לאיש לכל עונשין שבתורה</text:span>'!?</text:p>
      <text:p text:style-name="Standard">איצטריך: מהו דתימא 'הני מילי עונש דשוה בין ביחיד בין בצבור <text:span text:style-name="T25">(</text:span><text:span text:style-name="T52">בהאי עונש הוא דהושוו זה לזה</text:span><text:span text:style-name="T25">)</text:span>, אבל הכא <text:span text:style-name="T25">(</text:span><text:span text:style-name="T52">בתמורה - אין צבור עושין תמורה</text:span><text:span text:style-name="T25">)</text:span>, כיון דעונש שאינה שוה בכל הוא, דתנן <text:span text:style-name="T25">(</text:span><text:span text:style-name="T52">בפירקין </text:span><text:span text:style-name="T53">(דף יג.)</text:span><text:span text:style-name="T25">)</text:span>: '<text:span text:style-name="T74">אין הצבור והשותפין עושין תמורה</text:span>' <text:span text:style-name="T25">(</text:span><text:span text:style-name="T52">וקא מפיק ליה ממעשר</text:span><text:span text:style-name="T25">)</text:span>, אשה נמי כי עבדא לא לקיא' - קא משמע לן.<text:span text:style-name="T52"> </text:span></text:p>
      <text:p text:style-name="Standard"><text:span text:style-name="T60">(</text:span><text:span text:style-name="T52">לגירסת רש"י: ומשני: הכי גרסינן: </text:span><text:span text:style-name="T71">הני מילי: לאו שיש בו מעשה בהני עונשין שוין זה לזה, דכתיב </text:span><text:span text:style-name="T73">אשר יעשו</text:span><text:span text:style-name="T52">, דמשמע: עונשין שיש בהן מעשה, כגון חילול שבת ושאר איסורים שיש בהן מעשה, אבל לאו שאין בו מעשה - כגון תמורה, דבדיבורא תליא מילתא - אימא לא תילקי - קא משמע לן.</text:span></text:p>
      <text:p text:style-name="Standard"><text:span text:style-name="T52">לישנא אחרינא כתוב בספרים </text:span><text:span text:style-name="T71">הני מילי עונש דשוה בין ביחיד בין בצבור</text:span><text:span text:style-name="T52"> - בהאי עונש הוא דהושוו זה לזה, אבל הכא: בתמורה - אין צבור עושין תמורה, כדאמרינן באידך פירקין </text:span><text:span text:style-name="T53">(דף יג.)</text:span><text:span text:style-name="T52"> וקא מפיק ליה ממעשר</text:span><text:span text:style-name="T60">)</text:span><text:span text:style-name="T52"> </text:span></text:p>
      <text:p text:style-name="Standard"/>
      <text:p text:style-name="Standard">בעי רמי בר חמא: קטן מהו שימיר?</text:p>
      <text:p text:style-name="Standard"><text:soft-page-break/>היכי דמי: אילימא בקטן שלא הגיע לעונת נדרים <text:span text:style-name="T25">(</text:span><text:span text:style-name="T52">כגון דהוי פחות מי"ב שנה, דהכי אמרינן במסכת נזיר </text:span><text:span text:style-name="T53">(דף סב.)</text:span><text:span text:style-name="T52">: </text:span><text:span text:style-name="T56">איש כי יפליא</text:span><text:span text:style-name="T52"> </text:span><text:span text:style-name="T53">[ויקרא כז,ב]</text:span><text:span text:style-name="T52"> מה תלמוד לומר? דהכי מצי למכתב 'איש כי ידור נדר'? - אלא לרבות מופלא הסמוך לאיש, כגון בן י"ב שנה: דכיון שיודע להפלות לשם מי נדר ולשם מי הקדיש - נדרו נדר והקדשו הקדש, פחות מכן אפילו ידע למי נדר ולמי הקדיש אין בדבריו כלום; יותר על כן - כגון בן י"ג שנה - אף על פי שאינו יודע לשם מי הפליא הוו מעשיו מעשה</text:span><text:span text:style-name="T25">)</text:span> - לא תיבעי לך: דכיון אקדושי לא אקדיש <text:span text:style-name="T25">(</text:span><text:span text:style-name="T52">כדפרישית לעיל דאין בדבריו כלום</text:span><text:span text:style-name="T25">)</text:span> - אמורי ממיר <text:span text:style-name="T25">(</text:span><text:span text:style-name="T52">כי היכי דלילקי - בתמיה</text:span><text:span text:style-name="T25">)</text:span>? אלא כי קמבעיא ליה בקטן שהגיע לעונת נדרים <text:span text:style-name="T25">(</text:span><text:span text:style-name="T52">דהוי בן י"ב שנה, דקאמרינן התם: דנדריו נבדקין, ואם יודע לשם מי הפליא - הוו מעשיו מעשה, ואי לא לא</text:span><text:span text:style-name="T25">)</text:span>, מי אמרינן כיון דאמר מר '<text:span text:style-name="T45">איש</text:span>' <text:span text:style-name="T47">[</text:span><text:span text:style-name="T53">ויקרא כז,ב:</text:span><text:span text:style-name="T47"> דבר אל בני ישראל ואמרת אלהם איש כי יפלא נדר בערכך נפשת לה']</text:span> מה תלמוד לומר '<text:span text:style-name="T45">כי יפליא נדר לרבות</text:span>'? - מופלא הסמוך לאיש, דקדשו קדוש: מדאקדושי מקדיש אמורי נמי ממיר? או דלמא כיון דלאו בר עונשין הוא <text:span text:style-name="T25">(</text:span><text:span text:style-name="T52">עד י"ג שנה</text:span><text:span text:style-name="T25">)</text:span> בתמורה לא מיתפיס <text:span text:style-name="T25">(</text:span><text:span text:style-name="T52">לא מיתפיס בה תמורה, דכתיב </text:span><text:span text:style-name="T53">[ויקרא כז,י]</text:span><text:span text:style-name="T52"> </text:span><text:span text:style-name="T56">לא יחליפנו ולא ימיר אותו והיה הוא ותמורתו</text:span><text:span text:style-name="T52">, כלומר: מאן דאיתיה בכלל </text:span><text:span text:style-name="T56">לא יחליפנו ולא ימיר</text:span><text:span text:style-name="T52">, כגון בר עונשין - איתיה נמי בכלל </text:span><text:span text:style-name="T56">והיה הוא ותמורתו יהיה קדש</text:span><text:span text:style-name="T52"> דמתפיס בתמורה, לאפוקי קטן דלאו בר עונשין הוא</text:span><text:span text:style-name="T25">)</text:span>? <text:span text:style-name="T25">(</text:span><text:span text:style-name="T52">ואפילו</text:span><text:span text:style-name="T25">)</text:span> אם תימצי לומר קטן עביד תמורה, דהא אתי לכלל עונשין <text:span text:style-name="T25">(</text:span><text:span text:style-name="T52">רבותא אתא לאשמועינן ולא משום דאיתיה הכי</text:span><text:span text:style-name="T25">)</text:span>, עובד כוכבים מהו שימיר? מי אמרת מדאקדושי מקדיש <text:span text:style-name="T25">(</text:span><text:span text:style-name="T52">דהא מרבינן במנחות </text:span><text:span text:style-name="T53">(דף עג:)</text:span><text:span text:style-name="T25">)</text:span>, דתניא <text:span text:style-name="T27">[ספרא אמור פרשתא ז משנה ב]</text:span>: <text:span text:style-name="T27">(ויקרא כב,יח)</text:span><text:span text:style-name="T47"> [דבר אל אהרן ואל בניו ואל כל בני ישראל ואמרת אלהם </text:span><text:span text:style-name="T11">איש איש</text:span><text:span text:style-name="T47"> מבית ישראל ומן הגר בישראל אשר יקריב קרבנו </text:span><text:span text:style-name="T11">לכל נדריהם ולכל נדבותם אשר יקריבו לה' לעולה</text:span><text:span text:style-name="T47">]</text:span> <text:span text:style-name="T74">'</text:span><text:span text:style-name="T75">איש איש</text:span><text:span text:style-name="T74">' מה תלמוד לומר '</text:span><text:span text:style-name="T75">איש איש</text:span><text:span text:style-name="T74">'? לרבות את העובדי כוכבים שנודרים נדרים ונדבות כישראל</text:span>', אמורי נמי ממיר? או דלמא כיון דלא אתי לכלל עונשין <text:span text:style-name="T25">(</text:span><text:span text:style-name="T52">דעובד כוכבים לא לקי לעולם אבל קטן אתי לכלל עונשין כשהוא בן י"ג שנה ויום אחד</text:span><text:span text:style-name="T25">)</text:span>, כי עביד תמורה לא קדשה?<text:span text:style-name="T52"> </text:span></text:p>
      <text:p text:style-name="Standard">אמר רבא: תא שמע, דתניא <text:span text:style-name="T53">[תוספתא קרבנות פ"ה מ"ד]</text:span>: </text:p>
      <text:p text:style-name="P5">'<text:span text:style-name="T79">קדשי עובדי כוכבים לא נהנין ולא מועלין </text:span><text:span text:style-name="T25">(</text:span><text:span text:style-name="T52">שאם נהנה מהן - לא מייתי קרבן מעילה, דלא דיינינן ליה כשאר קדשים שהנהנה מהן מעל, משום דלא אסור בהנאה אלא מדרבנן, כדלקמן</text:span><text:span text:style-name="T25">)</text:span><text:span text:style-name="T79">, ואין חייבין עליהם משום &lt;פיגול&gt; נותר וטמא </text:span><text:span text:style-name="T25">(</text:span><text:span text:style-name="T52">כדמסיק לקמן</text:span><text:span text:style-name="T25">)</text:span><text:span text:style-name="T79">, אין עושין תמורה ואין מביאין נסכים </text:span><text:span text:style-name="T25">(</text:span><text:span text:style-name="T52">ולא גרסינן 'עליהן', והכי פירושא: דאין מביאין נסכים של עובדי כוכבים בפני עצמן, כישראל שמתנדב נסכין בפני עצמן, אבל בהדי קרבנו – מביאין, כדאמרינן במסכת שקלים </text:span><text:span text:style-name="T53">(דף יא עמוד ד)</text:span><text:span text:style-name="T52"> שזו אחת מן התקנות שתיקנו בית דין: דעובד כוכבים ששילח עולתו ודמי נסכיהן ממדינת הים - מקבלין הימנו</text:span><text:span text:style-name="T25">)</text:span><text:span text:style-name="T79">, אבל קרבנו טעון נסכים </text:span><text:span text:style-name="T25">(</text:span><text:span text:style-name="T52">דבהדי קרבנו מביא נסכים</text:span><text:span text:style-name="T25">)</text:span><text:span text:style-name="T79"> - דברי רבי שמעון; אמר רבי יוסי: בכולן אני רואה להחמיר </text:span><text:span text:style-name="T25">(</text:span><text:span text:style-name="T52">דלא נהנין, ומועלין, וחייבין עליהן משום פגול נותר וטמא כשאר קדשים, חוץ מן הנסכים דודאי אין מביאין</text:span><text:span text:style-name="T25">)</text:span><text:span text:style-name="T79">; </text:span></text:p>
      <text:p text:style-name="P5"><text:span text:style-name="T79">במה דברים אמורים </text:span><text:span text:style-name="T25">(</text:span><text:span text:style-name="T52">לעיל קמהדר ואמילתיה דתנא קמא והכי קאמר: במה דברים אמורים דקאמר תנא קמא 'אינו מועלין'</text:span><text:span text:style-name="T25">)</text:span><text:span text:style-name="T79">? - בקדשי מזבח </text:span><text:span text:style-name="T25">(</text:span><text:span text:style-name="T52">של עובד כוכבים</text:span><text:span text:style-name="T25">)</text:span><text:span text:style-name="T79">, אבל בקדשי בדק הבית </text:span><text:span text:style-name="T25">(</text:span><text:span text:style-name="T52">שהקדישו עובד כוכבים</text:span><text:span text:style-name="T25">)</text:span><text:span text:style-name="T79"> מועלין בהן </text:span><text:span text:style-name="T25">(</text:span><text:span text:style-name="T52">ובמסכת זבחים מפרש טעמא, </text:span><text:span text:style-name="T53">[בפרק 'בית שמאי' (דף מה.)]</text:span><text:span text:style-name="T52"> ואית דגרסי לה נמי לקמן הכא בתמורה</text:span><text:span text:style-name="T25">)</text:span>'; </text:p>
      <text:p text:style-name="Standard">קתני מיהא <text:span text:style-name="T25">(</text:span><text:span text:style-name="T52">דקדשי עובדי כוכבים</text:span><text:span text:style-name="T25">)</text:span> '<text:span text:style-name="T74">אין עושין תמורה</text:span>' <text:span text:style-name="T25">(</text:span><text:span text:style-name="T52">ותיפשוט מהא</text:span><text:span text:style-name="T25">)</text:span>!<text:span text:style-name="T52"> </text:span></text:p>
      <text:p text:style-name="P7"><text:s/></text:p>
      <text:p text:style-name="Standard">ורמי בר חמא <text:span text:style-name="T25">(</text:span><text:span text:style-name="T52">אמר לו:</text:span><text:span text:style-name="T25">)</text:span> בהקדיש עובד כוכבים להתכפר עובד כוכבים <text:span text:style-name="T25">(</text:span><text:span text:style-name="T52">כלומר: אי משום הא - לא איריא, דמהכא ליכא למיפשט כלל! דהיכא דהקדיש עובד כוכבים להתכפר עובד כוכבים שהפרישו לצורך כפרת עצמו</text:span><text:span text:style-name="T25">)</text:span> לא קמיבעיא לי <text:span text:style-name="T25">(</text:span><text:span text:style-name="T52">דאין הקדשו עושה תמורה, הואיל ולא אתי לכלל עונשין</text:span><text:span text:style-name="T25">)</text:span>, כי קמיבעיא לי בהקדיש עובד כוכבים ומתכפר בישראל <text:span text:style-name="T25">(</text:span><text:span text:style-name="T52">שהפרישו עובד כוכבים לצורך ישראל: שיתכפר בו ישראל</text:span><text:span text:style-name="T25">)</text:span>: בתר מקדיש אזלינן <text:span text:style-name="T25">(</text:span><text:span text:style-name="T52">והמקדיש הוי עובד כוכבים, דלא אתי לכלל עונשין, ואינו עושה תמורה</text:span><text:span text:style-name="T25">)</text:span>? או בתר מתכפר אזלינן <text:span text:style-name="T25">(</text:span><text:span text:style-name="T52">שהוא ישראל ואיתיה בכלל מלקות</text:span><text:span text:style-name="T25">)</text:span>?</text:p>
      <text:p text:style-name="Standard">תיפשוט ליה מדרבי אבהו <text:span text:style-name="T25">(</text:span><text:span text:style-name="T52">לקמן</text:span><text:span text:style-name="T25">)</text:span>, דאמר רבי אבהו אמר רבי יוחנן: 'המקדיש מוסיף חומש <text:span text:style-name="T25">(</text:span><text:span text:style-name="T52">שאם רוצה לפדות הקדשו, כגון שנפל בו מום - יכול לפדותו, ומוסיף חומש, אבל מימר אינו מוסיף חומש, דכתיב </text:span><text:span text:style-name="T56">אם המקדיש</text:span><text:span text:style-name="T52"> וגו'</text:span><text:span text:style-name="T53"> (ויקרא כז,טו)</text:span><text:span text:style-name="T52">: על הקדש ראשון אתה מוסיף חומש, ולא על הקדש שני כגון תמורה; עניין אחר: שאם הקדיש בית או שדה, ואתו בעלים לפדותו - לא פרקי בלא חומש, דכתיב </text:span><text:span text:style-name="T53">(ויקרא כז,טו)</text:span><text:span text:style-name="T52"> </text:span><text:span text:style-name="T56">ואם המקדיש יגאל </text:span><text:span text:style-name="T57">[את ביתו]</text:span><text:span text:style-name="T56"> ויסף חמישיתו...</text:span><text:span text:style-name="T52">, אבל אם גאלו אחֵר - לא חייביה רחמנא ליתן חומש</text:span><text:span text:style-name="T25">)</text:span> <text:span text:style-name="T5">ומתכפר עושה תמורה</text:span> <text:span text:style-name="T25">(</text:span><text:span text:style-name="T52">שאם הפריש ישראל קרבן כדי שיתכפר בו חבירו ישראל, ואמר המתכפר "זו תחת זו" - תמורתו תמורה, ולוקה: דכיון שהופרש לצורכו - קרינא ביה </text:span><text:span text:style-name="T56">קרבנו</text:span><text:span text:style-name="T52">: דבתר המתכפר אזלינן, ותיפשוט מהא</text:span><text:span text:style-name="T25">)</text:span> והתורם משלו <text:span text:style-name="T25">(</text:span><text:span text:style-name="T52">מתבואה שלו</text:span><text:span text:style-name="T25">)</text:span> </text:p>
      <text:p text:style-name="Standard"/>
      <text:p text:style-name="Standard">(תמורה ג,א)</text:p>
      <text:p text:style-name="Standard"><text:soft-page-break/>על <text:span text:style-name="T25">(</text:span><text:span text:style-name="T52">טבלין</text:span><text:span text:style-name="T25">)</text:span> של חבירו <text:span text:style-name="T25">(</text:span><text:span text:style-name="T52">לפוטרו מן המעשרות</text:span><text:span text:style-name="T25">)</text:span> - טובת הנאה שלו <text:span text:style-name="T25">(</text:span><text:span text:style-name="T52">של תורם: שיכול ליתנו לכל כהן שירצה; ואם אמר לו ישראל "הילך סלע זה ותנה לבן בתי כהן" - הוי אותו סלע של תורם, ולא של נתרם בשבילו, ולא מצי טעין הלה 'כיון שנתרמה על טבל שלו נמצא דנותן סלע על של עצמו'</text:span><text:span text:style-name="T25">)</text:span>' <text:span text:style-name="T25">(</text:span><text:span text:style-name="T52">הך מילתא דרבי אבהו תלת מילי נינהו</text:span><text:span text:style-name="T25">)</text:span>. </text:p>
      <text:p text:style-name="Standard">אמר ליה: התם הוא, דקאתי מכח ישראל <text:span text:style-name="T25">(</text:span><text:span text:style-name="T52">שהרי הפרישו ישראל</text:span><text:span text:style-name="T25">)</text:span>, משום הכי אזלינן בתר מתכפר <text:span text:style-name="T25">(</text:span><text:span text:style-name="T52">ואהכי אזלינן בתר מתכפר</text:span><text:span text:style-name="T25">)</text:span>, דהוה ליה תחילתו וסופו ביד ישראל <text:span text:style-name="T25">(</text:span><text:span text:style-name="T52">דאיתיה בכלל עונשין</text:span><text:span text:style-name="T25">)</text:span>, אבל הכא - הכי קא מיבעיא ליה: מי בעינן מתחילה ועד סוף דתיקו ברשות מאן דעביד תמורה <text:span text:style-name="T25">(</text:span><text:span text:style-name="T52">כלומר: אבל הכא: בהקדיש עובד כוכבים להתכפר ישראל - מי בעינן מתחילת הקדש ועד סופו שתעמוד ברשות האדם הראוי לעשות תמורה, כגון ישראל, והך בהמה - כיון דתחילת קדושתה הויא מכח עובד כוכבים, אף על גב דהוי המתכפר ישראל - אינו עושה תמורה? או דילמא כיון דלבסוף אתיא ביד מתכפר וחזי למיעבד תמורה - תפסה בה קדושת תמורה</text:span><text:span text:style-name="T25">)</text:span>?</text:p>
      <text:p text:style-name="Standard">תיקו.</text:p>
      <text:p text:style-name="Standard"/>
      <text:p text:style-name="Standard">אמר מר: '<text:span text:style-name="T74">קדשי עובדי כוכבים לא נהנין ולא מועלין</text:span>': לא נהנין מדרבנן, ולא מועלין מדאורייתא; מאי טעמא? דכתיב <text:span text:style-name="T53">(ויקרא ה,טו)</text:span><text:span text:style-name="T45"> נפש כי תמעול מעל וחטאה בשגגה </text:span><text:span text:style-name="T47">[מקדשי ה' והביא את אשמו לה' איל תמים מן הצאן בערכך כסף שקלים בשקל הקדש לאשם]</text:span>, וילפינן חטא חטא מתרומה, ובתרומה כתיב '<text:span text:style-name="T45">בני ישראל</text:span>'* - ולא עובדי כוכבים;</text:p>
      <text:p text:style-name="Standard">*<text:span text:style-name="T47">[</text:span><text:span text:style-name="T53">במדבר יח,יא:</text:span><text:span text:style-name="T47"> וזה לך תרומת מתנם לכל תנופת </text:span><text:span text:style-name="T11">בני ישראל</text:span><text:span text:style-name="T47"> לך נתתים ולבניך ולבנתיך אתך לחק עולם כל טהור בביתך יאכל אתו </text:span><text:span text:style-name="T53">פסוק יב:</text:span><text:span text:style-name="T47"> כל חלב יצהר וכל חלב תירוש ודגן ראשיתם אשר יתנו לה' לך נתתים]</text:span></text:p>
      <text:p text:style-name="Standard"/>
      <text:p text:style-name="Standard">'<text:span text:style-name="T74">ואין חייבין עליהם משום פיגול נותר וטמא</text:span>' - דכתיב בה בטומאה <text:span text:style-name="T53">(ויקרא כב,ב)</text:span><text:span text:style-name="T45"> דבר אל אהרן ואל בניו וינזרו מקדשי בני ישראל ולא יחללו את שם </text:span><text:span text:style-name="T47">[קדשי אשר הם מקדשים לי אני ה']</text:span>, ויליף נותר חילול חילול מטומאה <text:span text:style-name="T25">(</text:span><text:span text:style-name="T52">דבקדשי עובדי כוכבים אין בהן משום נותר</text:span><text:span text:style-name="T25">)</text:span>, דכתיב גבי טומאה <text:span text:style-name="T53">(ויקרא כב,ב)</text:span><text:span text:style-name="T45"> </text:span><text:span text:style-name="T47">[דבר אל אהרן ואל בניו וינזרו מקדשי]</text:span><text:span text:style-name="T45"> בני ישראל ולא יחללו </text:span><text:span text:style-name="T47">[את שם קדשי אשר הם מקדשים לי אני ה']</text:span>, וכתיב גבי נותר <text:span text:style-name="T53">(ויקרא יט,ח)</text:span><text:span text:style-name="T45"> ואוכליו עונו ישא כי את קדש ה' חלל </text:span><text:span text:style-name="T47">[ונכרתה הנפש ההוא מעמיה]</text:span> <text:span text:style-name="T25">(</text:span><text:span text:style-name="T52">מה חילול האמור גבי טומאה ישראל ולא עובדי כוכבים - אף חילול האמור כאן: ישראל ולא עובדי כוכבים</text:span><text:span text:style-name="T25">)</text:span>, ויליף פיגול 'עון' 'עון' מנותר, דכתיב גבי פיגול <text:span text:style-name="T53">(ויקרא ז,יח)</text:span><text:span text:style-name="T45"> </text:span><text:span text:style-name="T47">[ואם האכל יאכל מבשר זבח שלמיו ביום השלישי לא ירצה המקריב אתו לא יחשב לו </text:span><text:span text:style-name="T11">פגול</text:span><text:span text:style-name="T47"> יהיה]</text:span><text:span text:style-name="T45"> והנפש האוכלת ממנו </text:span><text:span text:style-name="T10">עונה תשא</text:span>, וכתיב גבי נותר <text:span text:style-name="T53">(ויקרא יט,יח)</text:span><text:span text:style-name="T45"> ואוכליו </text:span><text:span text:style-name="T10">עונו ישא</text:span><text:span text:style-name="T45"> כי את קדש ה' חלל </text:span><text:span text:style-name="T47">[ונכרתה הנפש ההוא מעמיה]</text:span>; וכולהו בני ישראל ולא עובדי כוכבים;</text:p>
      <text:p text:style-name="Standard"><text:span text:style-name="T25">(</text:span><text:span text:style-name="T52">השתא קא מפרשינן לכולה ברייתא, וקתני</text:span><text:span text:style-name="T25">)</text:span> '<text:span text:style-name="T74">ואין עושין תמורה</text:span>' <text:span text:style-name="T25">(</text:span><text:span text:style-name="T52">ומאי טעמא אין עושין תמורה?</text:span><text:span text:style-name="T25">)</text:span> - דכתיב <text:span text:style-name="T53">(ויקרא כז,י)</text:span><text:span text:style-name="T45"> לא יחליפנו ולא ימיר </text:span><text:span text:style-name="T34">[אתו טוב ברע או רע בטוב ואם המר ימיר בהמה בבהמה והיה הוא ותמורתו יהיה קדש]</text:span><text:span text:style-name="T32">, </text:span>וכתיב בריש ענין <text:span text:style-name="T53">(ויקרא כז,ב)</text:span><text:span text:style-name="T45"> דבר אל בני ישראל ואמרת אליהם איש כי יפליא נדר בערכך </text:span><text:span text:style-name="T47">[נפשת לה']</text:span>;</text:p>
      <text:p text:style-name="Standard">לישנא אחרינא: ואין עושין תמורה מאי טעמא? - דאיתקשא תמורת בהמה למעשר בהמה <text:span text:style-name="T25">(</text:span><text:span text:style-name="T52">כדאמרינן לקמן בשילהי פירקין </text:span><text:span text:style-name="T53">(דף יג.)</text:span><text:span text:style-name="T52">: '</text:span><text:span text:style-name="T65">והלא מעשר בכלל שאר הקדשים</text:span><text:span text:style-name="T52"> וכו' למה יצא? להקיש אליו ולומר לך דמה מעשר קרבן יחיד ועושה תמורה אף כל קרבן יחיד ועושה תמורה לאפוקי קרבנות צבור</text:span><text:span text:style-name="T25">)</text:span> ומעשר בהמה למעשר דגן <text:span text:style-name="T25">(</text:span><text:span text:style-name="T52">כדאמרינן בבכורות </text:span><text:span text:style-name="T53">(דף נג:)</text:span><text:span text:style-name="T52"> '</text:span><text:span text:style-name="T64">עשר תעשר</text:span><text:span text:style-name="T65"> </text:span><text:span text:style-name="T53">[דברים יד,כב]</text:span><text:span text:style-name="T52"> </text:span><text:span text:style-name="T65">- בשתי מעשרות הכתוב מדבר: אחד מעשר בהמה ואחד מעשר דגן</text:span><text:span text:style-name="T52">'</text:span><text:span text:style-name="T25">)</text:span>, וגבי מעשר דגן כתיב <text:span text:style-name="T53">(במדבר יח,כד)</text:span><text:span text:style-name="T45"> כי את מעשר בני ישראל אשר ירימו לה' </text:span><text:span text:style-name="T47">[תרומה נתתי ללוים לנחלה על כן אמרתי להם בתוך בני ישראל לא ינחלו נחלה]</text:span> <text:span text:style-name="T25">(</text:span><text:span text:style-name="T52">דמשמע:</text:span><text:span text:style-name="T25">)</text:span> בני ישראל ולא עובדי כוכבים <text:span text:style-name="T25">(</text:span><text:span text:style-name="T52">הכי נמי גבי מעשר בהמה: ישראל ולא עובדי כוכבים, וכי היכי דאמרינן גבי מעשר בהמה 'ישראל ולא עובדי כוכבים' הכי נמי נימא גבי תמורת בהמה, שהרי הוקשו כולן זה לזה, ומהכא נפקא דקדשי עובדי כוכבים אין עושין תמורה</text:span><text:span text:style-name="T25">)</text:span>.</text:p>
      <text:p text:style-name="Standard"/>
      <text:p text:style-name="Standard">'<text:span text:style-name="T74">ואין מביא נסכים, אבל קרבנו טעון נסכים - דברי רבי שמעון</text:span>';</text:p>
      <text:p text:style-name="Standard">מנא הני מילי? </text:p>
      <text:p text:style-name="Standard">דתנו רבנן <text:span text:style-name="T53">[ספרי שלח קז]</text:span>: <text:span text:style-name="T53">(במדבר טו,יג)</text:span> '<text:span text:style-name="T47">[כל ה]</text:span><text:span text:style-name="T75">אזרח </text:span><text:span text:style-name="T47">[יעשה </text:span><text:span text:style-name="T11">ככה</text:span><text:span text:style-name="T47"> את אלה להקריב אשה ריח ניחח לה']</text:span> <text:span text:style-name="T74">- אזרח </text:span><text:span text:style-name="T25">(</text:span><text:span text:style-name="T52">זהו ישראל</text:span><text:span text:style-name="T25">)</text:span><text:span text:style-name="T74"> מביא נסכים ואין העובד כוכבים מביא נסכים </text:span><text:span text:style-name="T25">(</text:span><text:span text:style-name="T52">כלל</text:span><text:span text:style-name="T25">)</text:span><text:span text:style-name="T74">;</text:span></text:p>
      <text:p text:style-name="Standard"><text:span text:style-name="T74">יכול לא תהא עולתו טעונה נסכים </text:span><text:span text:style-name="T25">(</text:span><text:span text:style-name="T52">אפילו משל צבור</text:span><text:span text:style-name="T25">)</text:span><text:span text:style-name="T74">?</text:span></text:p>
      <text:p text:style-name="Standard"><text:span text:style-name="T74">תלמוד לומר: '</text:span><text:span text:style-name="T75">ככה</text:span><text:span text:style-name="T74">'</text:span> <text:span text:style-name="T25">(</text:span><text:span text:style-name="T52">ד</text:span><text:span text:style-name="T56">ככה</text:span><text:span text:style-name="T52"> - עיכובא הוא, דודאי טעונין נסכים ומשל צבור, ומשמע הכי: אזרח כגון ישראל מביא נסכים אפילו בפני עצמן, ואין העובד כוכבים מביא נסכים בפני עצמן; יכול לא תהא עולתו טעונה נסכים? תלמוד לומר: </text:span><text:span text:style-name="T56">ככה</text:span><text:span text:style-name="T52"> - והוי עיכובא: דודאי קרבנו טעון נסכים אפילו משלו: דמקבלים מיניה דמי נסכים</text:span><text:span text:style-name="T25">)</text:span><text:span text:style-name="T74">;</text:span> </text:p>
      <text:p text:style-name="Standard"/>
      <text:p text:style-name="Standard"><text:soft-page-break/>'<text:span text:style-name="T74">אמר רבי יוסי: רואה אני בכולן להחמיר</text:span>' </text:p>
      <text:p text:style-name="Standard">מאי טעמא? – '<text:span text:style-name="T45">לה'</text:span>' כתיב בהו. <text:span text:style-name="T25">(</text:span><text:span text:style-name="T52">ולא גרסינן '</text:span><text:span text:style-name="T56">קדש לה'</text:span><text:span text:style-name="T52">'; והכי מצאתי בזבחים בפרק 'בית שמאי' </text:span><text:span text:style-name="T53">(דף מה.)</text:span><text:span text:style-name="T52"> מאי טעמא: </text:span><text:span text:style-name="T56">לה'</text:span><text:span text:style-name="T52"> כתיב בהו </text:span><text:span text:style-name="T37">[בגירסתנו: שנאמר בהן לה']</text:span><text:span text:style-name="T52"> - בקדשי עובדי כוכבים, דכתיב </text:span><text:span text:style-name="T53">[ויקרא כב,יח]</text:span><text:span text:style-name="T52"> </text:span><text:span text:style-name="T56">איש איש מבית ישראל </text:span><text:span text:style-name="T57">[ומן הגר בישראל]</text:span><text:span text:style-name="T56"> אשר יקריב קרבנו</text:span><text:span text:style-name="T52"> </text:span><text:span text:style-name="T57">[לכל נדריהם ולכל נדבותם אשר יקריבו לה' לעלה]</text:span><text:span text:style-name="T52"> והאי קרא מוקמינן בעובדי כוכבים שנודרים נדרים ונדבות כישראל, וכתיב בסיפיה דקרא </text:span><text:span text:style-name="T56">לה'</text:span><text:span text:style-name="T52"> שנאמר </text:span><text:span text:style-name="T56">אשר יקריבו לה'</text:span><text:span text:style-name="T52">, לומר לך דדיינין להו בתורת שאר קדשים דמועלין בהן וחייבין עליהן משום פגול כו'</text:span><text:span text:style-name="T25">)</text:span> </text:p>
      <text:p text:style-name="Standard"/>
      <text:p text:style-name="Standard">'<text:span text:style-name="T74">במה דברים אמורים? בקדשי מזבח, אבל בקדשי בדק הבית מועלין בהן</text:span>' </text:p>
      <text:p text:style-name="Standard">מאי טעמא?</text:p>
      <text:p text:style-name="Standard">דכי גמרינן מעילה חטא חטא מתרומה <text:span text:style-name="T25">(</text:span><text:span text:style-name="T37">[במעילה כתיב </text:span><text:span text:style-name="T53">[ויקרא ה,טו] </text:span><text:span text:style-name="T57">נפש כי תמעל מעל וחטאה בשגגה</text:span><text:span text:style-name="T37">, ובתרומה כתיב </text:span><text:span text:style-name="T53">[במדבר פרק יח,לב] </text:span><text:span text:style-name="T57">ולא תשאו עליו חטא בהרימכם את חלבו ממנו ואת קדשי בני ישראל לא תחללו ולא תמותו</text:span><text:span text:style-name="T54">]</text:span><text:span text:style-name="T52">: מה תרומה אין מיתה נוהגת אלא בתרומת ישראל, דבהדיא כתיב </text:span><text:span text:style-name="T82">(ויקרא כב,טו)</text:span><text:span text:style-name="T83"> </text:span><text:span text:style-name="T84">ולא יחללו את קדשי בני ישראל</text:span><text:span text:style-name="T52"> </text:span><text:span text:style-name="T37">[צ"ל אותו הפסוק, </text:span><text:span text:style-name="T53">במדבר פרק יח,לב</text:span><text:span text:style-name="T37">: </text:span><text:span text:style-name="T57">ואת קדשי </text:span><text:span text:style-name="T63">בני ישראל</text:span><text:span text:style-name="T57"> לא תחללו ולא תמותו</text:span><text:span text:style-name="T37">]</text:span><text:span text:style-name="T52"> - אף מעילה אינה נוהגת אלא בקדשי ישראל</text:span><text:span text:style-name="T25">)</text:span> - דומיא דתרומה, דקדוש קדושת הגוף, אבל בקדושת בדק הבית- דקדושת דמים – לא.</text:p>
      <text:p text:style-name="Standard">אמר רב יהודה אמר רב: כל לא תעשה בתורה, עשה בה מעשה - חייב, לא עשה בה מעשה – פטור.</text:p>
      <text:p text:style-name="Standard">וכללא הוא דלאו שאין בו מעשה פטור? והרי מימר - דלאו שאין בו מעשה הוא <text:span text:style-name="T25">(</text:span><text:span text:style-name="T52">דבדיבורא תליא מילתא</text:span><text:span text:style-name="T25">)</text:span> – ולקי, דתנן '<text:span text:style-name="T74">לא שהוא רשאי להמיר אלא שאם המיר מומר וסופג את הארבעים</text:span>'?</text:p>
      <text:p text:style-name="Standard">אמר לך רב: הא מני? - רבי יהודה היא <text:span text:style-name="T25">(</text:span><text:span text:style-name="T52">דקא משתעי לקמן בהא מילתא</text:span><text:span text:style-name="T25">)</text:span>, דאמר: לאו שאין בו מעשה לוקין עליו.</text:p>
      <text:p text:style-name="Standard">ומי מצית מוקמת למתניתין כרבי יהודה? והא אוקימתא לרישא דלא כרבי יהודה, דקתני '<text:span text:style-name="T74">הכל ממירין</text:span>' – 'הכל' לאיתויי מאי? - לאיתויי יורש, ודלא כרבי יהודה'?<text:span text:style-name="T52"> </text:span></text:p>
      <text:p text:style-name="Standard">האי תנא סבר לה כוותיה בחדא: דלאו שאין בו מעשה לוקין עליו, ופליג עליה בחדא: דאילו רבי יהודה סבר 'יורש אינו סומך, יורש אינו ממיר', ותנא דידן סבר 'יורש סומך יורש ממיר'.</text:p>
      <text:p text:style-name="Standard"/>
      <text:p text:style-name="Standard">אמר רב אידי בר אבין אמר רב עמרם אמר רבי יצחק אמר רבי יוחנן משום רבי יוסי הגלילי: '<text:span text:style-name="T79">כל לא תעשה שבתורה, עשה בו מעשה – לוקה, לא עשה בו מעשה – פטור, חוץ מנשבע ומימר ומקלל חבירו בשם </text:span><text:span text:style-name="T25">(</text:span><text:span text:style-name="T52">בשמו של הקב"ה</text:span><text:span text:style-name="T25">)</text:span><text:span text:style-name="T79">: אף על פי שלא עשה מעשה – חייב </text:span><text:span text:style-name="T25">(</text:span><text:span text:style-name="T52">לוקה, כדמפרש להו לקמן</text:span><text:span text:style-name="T25">)</text:span><text:span text:style-name="T79">; משום רבי יוסי ברבי חנינא אמרו: אף המקדים תרומה לביכורים</text:span>'; </text:p>
      <text:p text:style-name="Standard">'<text:span text:style-name="T74">נשבע</text:span>' מנלן <text:span text:style-name="T25">(</text:span><text:span text:style-name="T52">דלוקה</text:span><text:span text:style-name="T25">)</text:span>?</text:p>
      <text:p text:style-name="Standard">אמר רבי יוחנן משום רבי מאיר: אמר קרא <text:span text:style-name="T53">(שמות כ,ז)</text:span><text:span text:style-name="T45"> </text:span><text:span text:style-name="T47">[לא תשא את שם ה' אלקיך לשוא]</text:span><text:span text:style-name="T45"> כי לא ינקה ה' את אשר ישא את שמו לשוא</text:span>: בית דין של מעלה</text:p>
      <text:p text:style-name="Standard"/>
      <text:p text:style-name="Standard">(תמורה ג,ב)</text:p>
      <text:p text:style-name="Standard">אין מנקין אותו <text:span text:style-name="T25">(</text:span><text:span text:style-name="T52">דכתיב </text:span><text:span text:style-name="T56">כי לא ינקה ה'</text:span><text:span text:style-name="T25">)</text:span>, אבל בית דין של מטה מלקין אותו ומנקין אותו.</text:p>
      <text:p text:style-name="Standard">אמר ליה רב פפא לאביי: ואימא לא תיהוי ליה נקיות כלל <text:span text:style-name="T25">(</text:span><text:span text:style-name="T52">דאין מלקין אותו בית דין שלמטה</text:span><text:span text:style-name="T25">)</text:span>?</text:p>
      <text:p text:style-name="Standard">אמר ליה: אם כן לכתוב קרא 'לא ינקה' ולישתוק, '<text:span text:style-name="T45">ה'</text:span>' למה לי? - בית דין של מעלה - הוא דאין מנקין אותו, אבל בית דין של מטה מלקין ומנקין אותו.</text:p>
      <text:p text:style-name="Standard">אשכחן שבועת שוא <text:span text:style-name="T25">(</text:span><text:span text:style-name="T52">דכתיב </text:span><text:span text:style-name="T53">(שמות כ,ז)</text:span><text:span text:style-name="T52"> </text:span><text:span text:style-name="T56">אשר ישא את שמו לשוא</text:span><text:span text:style-name="T52">, והיינו שבועת שוא, כגון נשבע לשנות את הידוע לאדם</text:span><text:span text:style-name="T25">)</text:span>, שבועת שקר <text:span text:style-name="T25">(</text:span><text:span text:style-name="T52">מפרש לקמן היכי דמי</text:span><text:span text:style-name="T25">)</text:span> מנלן <text:span text:style-name="T25">(</text:span><text:span text:style-name="T52">דלקי עלה</text:span><text:span text:style-name="T25">)</text:span>?</text:p>
      <text:p text:style-name="Standard">רבי יוחנן דידיה אמר: לשוא לשוא <text:span text:style-name="T47">[</text:span><text:span text:style-name="T53">שמות כ,ז:</text:span><text:span text:style-name="T47"> לא תשא את שם ה' אלקיך </text:span><text:span text:style-name="T11">לשוא</text:span><text:span text:style-name="T47"> כי לא ינקה ה' את אשר ישא את שמו </text:span><text:span text:style-name="T11">לשוא</text:span><text:span text:style-name="T47">]</text:span> שני פעמים: אם אינו ענין לשבועת שוא - תניהו ענין לשבועת שקר, דלוקה.</text:p>
      <text:p text:style-name="Standard">מתקיף לה רבי אבהו: שבועת שקר היכי דמי? אי נימא דאמר "שלא אוכל" ואכל, התם הוא: מעשה עבד <text:span text:style-name="T25">(</text:span><text:span text:style-name="T52">ובדין הוא דלילקי שהרי אכל ועשה מעשה</text:span><text:span text:style-name="T25">)</text:span>; ואלא דאמר "שאוכל" ולא אכל <text:span text:style-name="T25">(</text:span><text:span text:style-name="T52">דלאו היינו מעשה</text:span><text:span text:style-name="T25">)</text:span>, ההוא <text:span text:style-name="T25">(</text:span><text:span text:style-name="T52">גירסת רש"י: וכי האי גוונא</text:span><text:span text:style-name="T25">)</text:span> מי לקי <text:span text:style-name="T25">(</text:span><text:span text:style-name="T52">בתמיה</text:span><text:span text:style-name="T25">)</text:span>? והאיתמר: "שבועה שאוכל ככר זה היום" ועבר היום ולא אכל, רבי יוחנן ורבי שמעון בן לקיש אמרי אינו לוקה: רבי יוחנן אומר: אינו לוקה דלאו שאין בו מעשה הוא, וכל לאו שאין בו מעשה אין לוקין עליו, וריש לקיש אמר: אינו לוקה משום דהוה ליה התראת ספק <text:span text:style-name="T25">(</text:span><text:span text:style-name="T52">דאי אתרו ביה "הזהר בך שתאכל הככר </text:span><text:soft-page-break/><text:span text:style-name="T52">שנשבעת עליה", יכול לומר "אין לי בית מיחוש בהתראה זו, דאכתי יש לי שהות" - וכן כל היום כולו, ואפילו כי עבר היום - יכול לומר: "שוכח הייתי ולא נזכרתי לא בשבועה ולא בהתראה" ואינו לוקה</text:span><text:span text:style-name="T25">)</text:span>, וכל התראת ספק אין לוקין עליו!</text:p>
      <text:p text:style-name="Standard">אלא אמר רבי אבהו: תהא "באכלתי" ו"לא אכלתי" <text:span text:style-name="T25">(</text:span><text:span text:style-name="T52">כלומר: תהא שבועת שקר בנשבע שלא אכל ואכל, או שאכל ולא אכל: דהכא ליכא שום מעשה, דהא לשעבר נשבע</text:span><text:span text:style-name="T25">)</text:span>.</text:p>
      <text:p text:style-name="Standard">ומאי שנא דקא מרבה "אכלתי" ו"לא אכלתי" מ"אוכל" ולא אכל <text:span text:style-name="T25">(</text:span><text:span text:style-name="T52">כלומר: מאי איריא דקא ממעט "אוכל" ולא אכל ממלקות טפי מ"אכלתי" ו"לא אכלתי"? הא בתרוייהו ליכא שום מעשה</text:span><text:span text:style-name="T25">)</text:span>?</text:p>
      <text:p text:style-name="Standard">אמר רבא: בפירוש ריבתה תורה שקר דומה לשוא <text:span text:style-name="T25">(</text:span><text:span text:style-name="T52">כדמפקא לעיל </text:span><text:span text:style-name="T56">לשוא</text:span><text:span text:style-name="T52"> </text:span><text:span text:style-name="T56">לשוא</text:span><text:span text:style-name="T52"> שתי פעמים</text:span><text:span text:style-name="T25">)</text:span>: מה שוא לשעבר <text:span text:style-name="T25">(</text:span><text:span text:style-name="T52">דכי נשבע על עמוד של אבן שהוא של כסף, היינו 'לשעבר', דלשעבר קודם שנשבע הויא אבן כמו שהיא עכשיו; ומה שוא לוקה עליה, כדאמרינן לעיל: בבית דין שלמטה מלקין ומנקין אותו</text:span><text:span text:style-name="T25">)</text:span> - אף שקר לשעבר <text:span text:style-name="T25">(</text:span><text:span text:style-name="T52">דהיינו "אכלתי" ו"לא אכלתי", לאפוקי "אוכל" ולא אכל - שהוא להבא</text:span><text:span text:style-name="T25">)</text:span>. </text:p>
      <text:p text:style-name="Standard">איתיביה רבי ירמיה לרבי אבהו <text:span text:style-name="T53">[שבועות פ"ג מ"ז]</text:span>: '<text:span text:style-name="T79">"שבועה שלא אוכל ככר זו", "שבועה שלא אוכלנה": "שבועה שלא אוכלנה" </text:span><text:span text:style-name="T25">(</text:span><text:span text:style-name="T52">דהא נשבע תלת זימני שלא יאכל אותו ככר</text:span><text:span text:style-name="T25">)</text:span><text:span text:style-name="T79"> ואכלה - אינו חייב אלא אחת </text:span><text:span text:style-name="T25">(</text:span><text:span text:style-name="T52">כדאמרינן בשבועות: דאין שבועה חלה על שבועה</text:span><text:span text:style-name="T25">)</text:span><text:span text:style-name="T79">, וזוהי שבועת ביטוי </text:span><text:span text:style-name="T25">(</text:span><text:span text:style-name="T52">דקאמר קרא </text:span><text:span text:style-name="T53">[ויקרא ה,ד]</text:span><text:span text:style-name="T52"> </text:span><text:span text:style-name="T56">לבטא בשפתים להרע או להיטיב</text:span><text:span text:style-name="T52"> וגו'; וזו היא 'שבועת ביטוי': שמוציא בשפתיו שלא יאכל אותו ככר; אבל לא גזיל מידי לחבריה</text:span><text:span text:style-name="T25">)</text:span><text:span text:style-name="T79"> שחייבין על זדונה מכות ועל שגגתה קרבן עולה ויורד</text:span>' <text:span text:style-name="T25">(</text:span><text:span text:style-name="T52">אבל שבועת העדות ושבועת הפקדון - מביא על הזדון כשגגה אשם</text:span><text:span text:style-name="T25">)</text:span>; '<text:span text:style-name="T74">זוהי</text:span>' - למעוטי מאי <text:span text:style-name="T25">(</text:span><text:span text:style-name="T52">דאין חייבין על זדונה מכות</text:span><text:span text:style-name="T25">)</text:span>? לאו למעוטי "אכלתי" ו"לא אכלתי" <text:span text:style-name="T25">(</text:span><text:span text:style-name="T52">דאף על גב דהויא שבועת ביטוי</text:span><text:span text:style-name="T25">)</text:span> דלא לקי <text:span text:style-name="T25">(</text:span><text:span text:style-name="T52">משום ד</text:span><text:span text:style-name="T56">להרע או להיטיב</text:span><text:span text:style-name="T52"> כתיב, דמשמע להבא, פרט לשעבר, כגון "אכלתי" ו"לא אכלתי"; ואכתי שבועת שקר היכי דמי</text:span><text:span text:style-name="T25">)</text:span>?</text:p>
      <text:p text:style-name="Standard">לא! 'זו היא' דעל שגגתה מייתי קרבן, אבל "אכלתי" ו"לא אכלתי" לא מייתי קרבן <text:span text:style-name="T25">(</text:span><text:span text:style-name="T52">משום ד</text:span><text:span text:style-name="T56">להרע או להיטיב</text:span><text:span text:style-name="T52"> - גבי קרבן קאי, אבל ממה נפשך חייב עליה מלקות דומיא דשבועת שוא</text:span><text:span text:style-name="T25">)</text:span>.</text:p>
      <text:p text:style-name="Standard">ומני? - רבי ישמעאל היא, דאמר <text:span text:style-name="T53">(במסכת שבועות דף כה.)</text:span>: אינו חייב אלא על העתיד לבא, אבל מילקא לקי. </text:p>
      <text:p text:style-name="Standard">אימא סיפא <text:span text:style-name="T25">(</text:span><text:span text:style-name="T52">דההיא משנה דלעיל </text:span><text:span text:style-name="T53">[שבועות פ"ג מ"ז]</text:span><text:span text:style-name="T25">)</text:span>: '<text:span text:style-name="T74">זוהי שבועת שוא שחייבין על זדונה מכות ועל שגגתה פטור</text:span>'; '<text:span text:style-name="T74">זוהי</text:span>' למעוטי מאי? לאו למעוטי "אכלתי" ו"לא אכלתי", דלא לקי? </text:p>
      <text:p text:style-name="Standard">לא! זוהי דעל שגגתה פטור מקרבן, אבל "אכלתי" ו"לא אכלתי" מייתי קרבן, ומני? - רבי עקיבא היא, דאמר: מביאין קרבן לשעבר.</text:p>
      <text:p text:style-name="Standard">והא אמרת רישא רבי ישמעאל? אלא מדסיפא רבי עקיבא רישא נמי רבי עקיבא, ורישא לאו למעוטי "אכלתי" ו"לא אכלתי" <text:span text:style-name="T25">(</text:span><text:span text:style-name="T52">ד"אכלתי" ו"לא אכלתי" ודאי חייב על שגגתה קרבן</text:span><text:span text:style-name="T25">)</text:span>, אלא למעוטי "אוכל" - ולא אכל.</text:p>
      <text:p text:style-name="Standard">ומאי שנא <text:span text:style-name="T25">(</text:span><text:span text:style-name="T52">דממעט "אוכל" ולא אכל מקרבן, וקא מרבי "אכלתי" ו"לא אכלתי" מסיפא דחייב קרבן</text:span><text:span text:style-name="T25">)</text:span>? <text:span text:style-name="T25">(</text:span><text:span text:style-name="T52">ומשני: מסתברא רישא למעוטי "אוכל" ולא אכל</text:span><text:span text:style-name="T25">)</text:span> משום דקאי בלהבא <text:span text:style-name="T25">(</text:span><text:span text:style-name="T52">דקתני '"</text:span><text:span text:style-name="T65">שבועה שלא אוכלנה"</text:span><text:span text:style-name="T52">'</text:span><text:span text:style-name="T25">)</text:span> ממעט להבא <text:span text:style-name="T25">(</text:span><text:span text:style-name="T52">כגון "אוכל" ולא אכל</text:span><text:span text:style-name="T25">)</text:span>, <text:span text:style-name="T25">(</text:span><text:span text:style-name="T52">אבל</text:span><text:span text:style-name="T25">)</text:span> קאי בלהבא ממעט לשעבר <text:span text:style-name="T25">(</text:span><text:span text:style-name="T52">כגון "אכלתי" ו"לא אכלתי" - בתמיה</text:span><text:span text:style-name="T25">)</text:span>?<text:span text:style-name="T52"> </text:span></text:p>
      <text:p text:style-name="Standard"/>
      <text:p text:style-name="Standard">'<text:span text:style-name="T74">ומימר</text:span>' - אמר ליה רבי יוחנן לתנא: לא תתני 'ומימר' <text:span text:style-name="T25">(</text:span><text:span text:style-name="T52">בכלל שאר לאוין שאין בהן מעשה</text:span><text:span text:style-name="T25">)</text:span>, משום דבדיבורו עשה מעשה <text:span text:style-name="T25">(</text:span><text:span text:style-name="T52">שעושה מחולין קדשים</text:span><text:span text:style-name="T25">)</text:span>.<text:span text:style-name="T52"> </text:span></text:p>
      <text:p text:style-name="Standard"/>
      <text:p text:style-name="Standard">'<text:span text:style-name="T74">ומקלל את חבירו בשם</text:span>' – מנלן?</text:p>
      <text:p text:style-name="Standard">אמר רבי אלעזר אמר רבי אושעיא: אמר קרא <text:span text:style-name="T53">(דברים כח,נח)</text:span><text:span text:style-name="T45"> אם לא תשמר </text:span><text:span text:style-name="T47">[לעשות את כל דברי התורה הזאת הכתובים בספר הזה ליראה את השם הנכבד והנורא הזה את ה' אלקיך]</text:span> <text:span text:style-name="T25">(</text:span><text:span text:style-name="T56">ליראה את השם</text:span><text:span text:style-name="T52"> - שיתיירא שלא להוציא את השם לבטלה, וכן מקלל את חבירו בשם - מוציאו לבטלה</text:span><text:span text:style-name="T25">)</text:span>, וכתיב <text:span text:style-name="T53">(דברים כח,נט)</text:span><text:span text:style-name="T45"> והפלא ה' את מכותך </text:span><text:span text:style-name="T47">[ואת מכות זרעך מכות גדלת ונאמנות וחלים רעים ונאמנים]</text:span>; הפלאה זו איני יודע מהו; כשהוא אומר <text:span text:style-name="T53">(דברים כה,ב)</text:span><text:span text:style-name="T45"> </text:span><text:span text:style-name="T47">[והיה אם בן הכות הרשע]</text:span><text:span text:style-name="T45"> והפילו השופט והכהו לפניו </text:span><text:span text:style-name="T47">[כדי רשעתו במספר]</text:span> <text:span text:style-name="T25">(</text:span><text:span text:style-name="T52">שיטול מכות, והיינו מלקות</text:span><text:span text:style-name="T25">)</text:span> - הוי אומר הפלאה זו מלקות.</text:p>
      <text:p text:style-name="Standard">אימר אפילו שבועת אמת <text:span text:style-name="T25">(</text:span><text:span text:style-name="T52">דקא מזהר קרא דאפילו שבועת אמת לא ליעבד בשם שמים, ואי עביד - </text:span><text:span text:style-name="T56">והפלא ה' את מכותך</text:span><text:span text:style-name="T52">: שיטול מלקות</text:span><text:span text:style-name="T25">)</text:span>? </text:p>
      <text:p text:style-name="Standard">בהדיא כתיב <text:span text:style-name="T25">(</text:span><text:span text:style-name="T52">דשרי למיעבד</text:span><text:span text:style-name="T25">)</text:span>: <text:span text:style-name="T53">(שמות כב,י)</text:span><text:span text:style-name="T45"> שבועת ה' תהיה בין שניהם </text:span><text:span text:style-name="T47">[אם לא שלח ידו במלאכת רעהו ולקח בעליו ולא ישלם]</text:span>.</text:p>
      <text:p text:style-name="Standard">אימר הני מילי לפייס את חבירו <text:span text:style-name="T25">(</text:span><text:span text:style-name="T52">שלא יהא תובעו ממון</text:span><text:span text:style-name="T25">)</text:span>, אבל מילקא לילקי <text:span text:style-name="T25">(</text:span><text:span text:style-name="T52">הואיל ומביא עצמו לידי שבועה</text:span><text:span text:style-name="T25">)</text:span>?</text:p>
      <text:p text:style-name="Standard"><text:soft-page-break/>לא מצית אמרת, דהכתיב <text:span text:style-name="T53">(דברים ו,יג)</text:span><text:span text:style-name="T45"> </text:span><text:span text:style-name="T47">[את ה' אלקיך תירא ואתו תעבד]</text:span><text:span text:style-name="T45"> ובשמו תשבע</text:span> <text:span text:style-name="T25">(</text:span><text:span text:style-name="T52">דשבועת אמת שריא למעבד</text:span><text:span text:style-name="T25">)</text:span>.</text:p>
      <text:p text:style-name="Standard">ההוא מיבעי ליה לכדרב, דאמר רב גידל אמר רב: מנין שנשבעין לקיים את המצות <text:span text:style-name="T25">(</text:span><text:span text:style-name="T52">כדי שלא יוכל לחזור בו</text:span><text:span text:style-name="T25">)</text:span>? שנאמר <text:span text:style-name="T53">(תהלים קיט,קו)</text:span><text:span text:style-name="T45"> נשבעתי ואקיימה לשמור משפטי צדקך</text:span> <text:span text:style-name="T25">(</text:span><text:span text:style-name="T52">ואהכי איצטריך האי קרא </text:span><text:span text:style-name="T56">ובשמו תשבע</text:span><text:span text:style-name="T52">: לאשמועינן דנשבע לקיים את המצוה מותר</text:span><text:span text:style-name="T25">)</text:span>. </text:p>
      <text:p text:style-name="Standard">הכתיב <text:span text:style-name="T38">[אולי צ"ל הא - כתיב]</text:span> קרא אחרינא <text:span text:style-name="T53">(דברים י,כ)</text:span><text:span text:style-name="T45"> </text:span><text:span text:style-name="T47">[את ה' אלקיך תירא אתו תעבד]</text:span><text:span text:style-name="T45"> ובו תדבק ובשמו תשבע</text:span> <text:span text:style-name="T25">(</text:span><text:span text:style-name="T52">דתרי קראי כתיבי </text:span><text:span text:style-name="T56">ובשמו תשבע</text:span><text:span text:style-name="T52"> חד ב'ואתחנן' </text:span><text:span text:style-name="T53">(דברים ו,יג)</text:span><text:span text:style-name="T52"> וחד ב'והיה עקב'; חד מיבעי ליה דנשבע לקיים את המצוה, ואידך - לשבועת אמת</text:span><text:span text:style-name="T25">)</text:span>.</text:p>
      <text:p text:style-name="Standard">ואימא למוציא שם שמים לבטלה <text:span text:style-name="T25">(</text:span><text:span text:style-name="T52">אבל מקלל את חבירו בשם לא לקי</text:span><text:span text:style-name="T25">)</text:span>? </text:p>
      <text:p text:style-name="Standard"><text:span text:style-name="T25">(</text:span><text:span text:style-name="T52">ומהדר ליה:</text:span><text:span text:style-name="T25">)</text:span> מי גרע מקלל את חבירו בשם ממוציא שם שמים לבטלה <text:span text:style-name="T25">(</text:span><text:span text:style-name="T52">לאו כל דכן הוא</text:span><text:span text:style-name="T25">)</text:span>?</text:p>
      <text:p text:style-name="Standard">אנן - הכי קא קשיא לן: אימא מוציא שם שמים לבטלה תיסגי ליה במלקות, אבל מקלל חבירו בשם - כיון דקעביד תרתי <text:span text:style-name="T25">(</text:span><text:span text:style-name="T52">תרי איסורי</text:span><text:span text:style-name="T25">)</text:span>: דקא מפיק שם שמים לבטלה וקמצער ליה לחבריה - לא תיסגי ליה במלקות <text:span text:style-name="T25">(</text:span><text:span text:style-name="T52">ואף על גב דלקה - אפילו הכי לא נתכפר עדיין במלקות לחודיה</text:span><text:span text:style-name="T25">)</text:span>?</text:p>
      <text:p text:style-name="Standard"/>
      <text:p text:style-name="Standard">(תמורה ד,א)</text:p>
      <text:p text:style-name="Standard">לא מצית אמרת, דכתיב <text:span text:style-name="T53">(ויקרא יט,יד)</text:span><text:span text:style-name="T45"> לא תקלל חרש </text:span><text:span text:style-name="T47">[ולפני עור לא תתן מכשל ויראת מאלקיך אני ה']</text:span> <text:span text:style-name="T25">(</text:span><text:span text:style-name="T52">דמשמע בין קללה סתם בין קללה שבשם דקאי לאו עלה, וקאתא קרא </text:span><text:span text:style-name="T56">ליראה את השם</text:span><text:span text:style-name="T52"> לאשמועינן דלוקה, שנאמר </text:span><text:span text:style-name="T56">והפלא ה' את מכותך; </text:span><text:span text:style-name="T52">ענין אחר: 'לא מצית אמרת דלא יתכפר במלקות גרידתא' דודאי מתכפר במלקות לחודיה, דהא כתיב </text:span><text:span text:style-name="T56">לא תקלל חרש</text:span><text:span text:style-name="T52">, וילפינן בסנהדרין בפרק 'ארבע מיתות' </text:span><text:span text:style-name="T53">(דף סו.)</text:span><text:span text:style-name="T52"> גזירה שוה מהאי לאו דכתיב גבי אומללין, כגון </text:span><text:span text:style-name="T56">לא תקלל חרש</text:span><text:span text:style-name="T52"> שהוא גרוע שבכולן, וכתיב גבי נשיא </text:span><text:span text:style-name="T56">ונשיא בעמך לא תאור</text:span><text:span text:style-name="T52">; וכי היכי דהתם ליכא אלא מלקות גרידתא - הכי נמי באומללין סגי ליה במלקות גרידתא, ומוקמי ליה התם במקלל בשם, דקא גמר ממקלל אביו דכתיב ביה </text:span><text:span text:style-name="T56">בנקבו שם</text:span><text:span text:style-name="T52">; הלכך לא מצית אמרת דלא תיסגי ליה במלקות; ולא מפי מורי אלא מפי רבי יצחק ברבי מנחם ז"ל</text:span><text:span text:style-name="T25">)</text:span>. </text:p>
      <text:p text:style-name="Standard">ואי בעית אימא <text:span text:style-name="T25">(</text:span><text:span text:style-name="T52">כלומר: דמהאי קרא </text:span><text:span text:style-name="T56">ליראה את השם</text:span><text:span text:style-name="T52"> - למקלל חבירו בשם הוא דאתא, שהרי לא מצינו שענש אלא אם כן הזהיר</text:span><text:span text:style-name="T25">)</text:span>, <text:span text:style-name="T52">(ו)</text:span>בשלמא <text:span text:style-name="T25">(</text:span><text:span text:style-name="T52">אי אמרת דההוא קרא-</text:span><text:span text:style-name="T25">)</text:span> למקלל את חבירו <text:span text:style-name="T25">(</text:span><text:span text:style-name="T52">בשם</text:span><text:span text:style-name="T25">)</text:span> - אזהרתיה מהכא, דכתיב '<text:span text:style-name="T45">לא תקלל חרש</text:span>' <text:span text:style-name="T25">(</text:span><text:span text:style-name="T52">ומיתוקמא במקלל את חבירו בשם, כדפרישית לעיל - הלכך כתיב הכא </text:span><text:span text:style-name="T56">אם לא תשמור לעשות</text:span><text:span text:style-name="T52"> וגו', כלומר: שתקלל את חבירך בשם שהוזהרת עליו - </text:span><text:span text:style-name="T56">והפלא ה'</text:span><text:span text:style-name="T52"> וגו': דחייב מלקות</text:span><text:span text:style-name="T25">)</text:span>, אלא אי אמרת מוציא שם שמים לבטלה - אזהרתיה מהיכא <text:span text:style-name="T25">(</text:span><text:span text:style-name="T52">כלומר: אשכחן עונש: </text:span><text:span text:style-name="T56">והפלא ה'</text:span><text:span text:style-name="T52"> וגו', אזהרה מנין: שהזהיר הכתוב שלא להוציא שם שמים לבטלה</text:span><text:span text:style-name="T25">)</text:span>?</text:p>
      <text:p text:style-name="Standard">אלמה לא <text:span text:style-name="T25">(</text:span><text:span text:style-name="T52">בתמיה</text:span><text:span text:style-name="T25">)</text:span>!?: <text:span text:style-name="T25">(</text:span><text:span text:style-name="T52">הלא מצינו שהזהיר שלא להוציא שמו לבטלה</text:span><text:span text:style-name="T25">)</text:span> והכתיב <text:span text:style-name="T53">(דברים ו,יג)</text:span><text:span text:style-name="T45"> את ה' אלהיך תירא ואותו תעבוד </text:span><text:span text:style-name="T47">[ובשמו תשבע]</text:span> <text:span text:style-name="T25">(</text:span><text:span text:style-name="T52">והכא הזהיר, והתם ענש: </text:span><text:span text:style-name="T56">והפלא ה'</text:span><text:span text:style-name="T52"> וגו', ואזהרה כתיב </text:span><text:span text:style-name="T56">אם לא תשמור לעשות</text:span><text:span text:style-name="T52"> וגו', ואכתי מיתוקם במוציא שם שמים לבטלה</text:span><text:span text:style-name="T25">)</text:span>!</text:p>
      <text:p text:style-name="Standard">ההוא - אזהרת עשה הוא <text:span text:style-name="T25">(</text:span><text:span text:style-name="T52">ולאו שמה אזהרה; והלכך: מיתוקם </text:span><text:span text:style-name="T56">ליראה את השם הנכבד</text:span><text:span text:style-name="T52"> במקלל את חבירו בשם, שמצינו לו אזהרת לאו ד</text:span><text:span text:style-name="T56">לא תקלל חרש</text:span><text:span text:style-name="T52">, ולא מיתוקמא במוציא שם שמים לבטלה, שלא מצינו לו אזהרת לאו</text:span><text:span text:style-name="T25">)</text:span>.</text:p>
      <text:p text:style-name="Standard"><text:s/></text:p>
      <text:p text:style-name="Standard"><text:span text:style-name="T45">[</text:span><text:span text:style-name="T25">אמר רב אידי בר אבין אמר רב עמרם אמר רבי יצחק אמר רבי יוחנן משום רבי יוסי הגלילי: 'כל לא תעשה שבתורה, עשה בו מעשה – לוקה, לא עשה בו מעשה – פטור, חוץ מנשבע ומימר ומקלל חבירו בשם: אף על פי שלא עשה מעשה – חייב</text:span><text:span text:style-name="T45">] </text:span>'משום רבי יוסי ברבי חנינא אמרו: אף המקדים תרומה לביכורים': <text:span text:style-name="T25">(</text:span><text:span text:style-name="T52">לעיל קא מהדר, דקאמר רבי יוסי אף המקדים תרומה לביכורים לוקה</text:span><text:span text:style-name="T25">)</text:span>;</text:p>
      <text:p text:style-name="Standard">מאי טעמא דרבי יוסי ברבי חנינא?</text:p>
      <text:p text:style-name="Standard">אמר קרא: <text:span text:style-name="T53">(שמות כב,כח)</text:span><text:span text:style-name="T45"> מלאתך ודמעך לא תאחר </text:span><text:span text:style-name="T47">[בכור בניך תתן לי]</text:span>: 'מלאה' - אלו ביכורים <text:span text:style-name="T25">(</text:span><text:span text:style-name="T52">ולהכי קרי לביכורים 'מלאה': משום דלאחר שנתמלאה התבואה ונגמרה מלאכתה - הוקבעה לביכורים</text:span><text:span text:style-name="T25">)</text:span>, ו'דמעך' - אלו תרומה <text:span text:style-name="T25">(</text:span><text:span text:style-name="T52">ולפי שהיא מדמעת ועולה באחד ומאה מפיק לה קרא בלשון 'דימוע', וקאמר רחמנא </text:span><text:span text:style-name="T56">לא תאחר</text:span><text:span text:style-name="T52"> מלאה לדימוע: דמעיקרא איבעי ליה לאיתויי 'מלאה', דהיינו ביכורים</text:span><text:span text:style-name="T25">)</text:span>, ואמרה '<text:span text:style-name="T45">לא תאחר</text:span>' <text:span text:style-name="T25">(</text:span><text:span text:style-name="T52">וכי מאחר - לוקה</text:span><text:span text:style-name="T25">)</text:span>;</text:p>
      <text:p text:style-name="Body_20_Text_20_2">איתמר: הקדים תרומה לביכורים: רבי אלעזר ורבי יוסי ברבי חנינא: חד אמר לוקה, וחד אמר אינו לוקה; תסתיים דרבי יוסי ברבי חנינא <text:span text:style-name="T5">הוא</text:span> דאמר לוקה,מדאמר רבי יוסי ברבי חנינא 'אף המקדים תרומה לביכורים'; </text:p>
      <text:p text:style-name="Standard">אדרבה: תסתיים דרבי אלעזר <text:span text:style-name="T5">הוא</text:span> דאמר לוקה, דתנן <text:span text:style-name="T53">[דמאי פ"ז מ"ו]</text:span>: '<text:span text:style-name="T79">היו לפניו שתי כלכלות של טבל, ואמר "מעשר של זו בזו </text:span><text:span text:style-name="T25">(</text:span><text:span text:style-name="T52">מעשר שאני חייב להפריש מכלכלה זו תהא בכלכלה זו: שנוטל אני תרומה מזו לזו </text:span><text:span text:style-name="T25">)</text:span><text:span text:style-name="T79">" - הראשונה מעושרת; </text:span><text:span text:style-name="T25">(</text:span><text:span text:style-name="T52">או שאמר</text:span><text:span text:style-name="T25">)</text:span><text:span text:style-name="T79"> "של זו בזו ושל זו בזו </text:span><text:span text:style-name="T25">(</text:span><text:span text:style-name="T52">שאפריש מכלכלה זו על </text:span><text:soft-page-break/><text:span text:style-name="T52">אידך כלכלה, ומאידך כלכלה אפריש על כלכלה זו</text:span><text:span text:style-name="T25">)</text:span><text:span text:style-name="T79">" - הראשונה מעושרת </text:span><text:span text:style-name="T25">(</text:span><text:span text:style-name="T52">אף על גב דלא הפריש לאלתר, וכדאמרינן גבי '</text:span><text:span text:style-name="T65">"חבית יין שאני עתיד להפריש </text:span><text:span text:style-name="T52">[ממנו שני לוגין?]</text:span><text:span text:style-name="T65"> כו'"</text:span><text:span text:style-name="T52"> - מיחל ושותה מיד אף על גב דלא הפריש לאלתר מן החבית, וכל שכן הכא דמיחל ואוכל מיד, הואיל ושני כלים נינהו</text:span><text:span text:style-name="T25">)</text:span><text:span text:style-name="T79"> והשניה אינה מעושרת </text:span><text:span text:style-name="T25">(</text:span><text:span text:style-name="T52">אבל השניה אינה מעושרת ואפילו כי אמר "משל זו בזו ושל זו לזו", משום דלאלתר דאמר 'של זו בזו' - ראשונה תהא מעשר על השניה לאלתר - איפטרה לה שניה לגמרי, וכי הדר אמר 'של זו' = של שניה 'תהא מעשר על הראשונה' - אין בדבריו כלום, משום דכבר איפטרה לה שניה בכלכלה ראשונה, ואין תורמין מן הפטור על החיוב</text:span><text:span text:style-name="T25">)</text:span><text:span text:style-name="T79">; </text:span><text:span text:style-name="T25">(</text:span><text:span text:style-name="T52">אם אמר</text:span><text:span text:style-name="T25">)</text:span><text:span text:style-name="T79"> "מעשרותיהם מעשר כלכלה בחבירתה" </text:span><text:span text:style-name="T25">(</text:span><text:span text:style-name="T52">כלומר: אלו שתי המעשרות שאני עתיד להפריש מאלו שתי הכלכלות, תהא מעשרותיהם של כל אחת ואחת מעשר הכלכלה בחבירתה, כלומר: שתיפטר הכלכלה בכלכלה דחבירתה, דהיינו 'של זו בזו ושל זו בזו'</text:span><text:span text:style-name="T25">)</text:span><text:span text:style-name="T79"> - קרא </text:span><text:span text:style-name="T85">את</text:span><text:span text:style-name="T79"> </text:span><text:span text:style-name="T85">ה</text:span><text:span text:style-name="T79">שם </text:span><text:span text:style-name="T25">(</text:span><text:span text:style-name="T52">שמיחל ואוכל מיד משתיהן, אף על גב דאכתי לא הפריש כלל וכלל; והכא ליכא למימר 'מן הפטור על החיוב', משום דתרוייהו מיתקני בבת אחת, ובחדא דיבורא, והוי מן החיוב על החיוב</text:span><text:span text:style-name="T25">)</text:span>', </text:p>
      <text:p text:style-name="P18">תוספות ד"ה מעשרותיהם מעשר כלכלה בחבירתה קרא השם. שהרי מתוקנין הן יחד זה בזה;</text:p>
      <text:p text:style-name="P18">ואע"ג דקי"ל 'כל שאינו בזה אחר זה אפילו בבת אחת אינו', הכא - כיון דדעתיה לתקוני תרוייהו - הוי כאומר "מעשר של ראשונה תהא בשניה חוץ מעשירית שישארו טבל בראשונה לתקן השניה",</text:p>
      <text:p text:style-name="P18">וחל המעשר של זו בזו ושל זו בזו.</text:p>
      <text:p text:style-name="Standard">ואתמר: רבי אלעזר אמר 'לוקה', מפני שהקדים מעשר שני שבה למעשר ראשון שבחבירתה <text:span text:style-name="T25">(</text:span><text:span text:style-name="T52">דמעיקרא מקמי דאמר 'של זו בזו' קיימא להפריש ממנה מעשר ראשון ומעשר שני, והשתא - כי מפריש ממנה מעשר ראשון ומעשר שני בשביל אידך כלכלה - נמצא מעשר שני של כלכלה זו קודם למעשר ראשון שהיה עומד להפריש מאידך כלכלה קודם לכן, וכן נמי כי אמר 'של זו בזו ושל זו בזו': שמקדים מעשר שני שבה למעשר ראשון שבחבירתה כי האי גוונא נמי, ואהכי לוקה: משום דמעשר ראשון ומעשר שני חייב אדם להפריש כסדר הזה, דכתיב </text:span><text:span text:style-name="T56">מלאתך ודמעך לא תאחר</text:span><text:span text:style-name="T52">: דכי היכי דמוזהר שלא לעכב מלאה לדימוע - הכי נמי מוזהר שלא לעכב מעשר ראשון למעשר שני, דכתיב </text:span><text:span text:style-name="T56">ודמעך לא תאחר</text:span><text:span text:style-name="T52">: דכל שישנו בכלל דימוע הרי הוא ב'בל תאחר', כלומר: שישנו עליו תורת תרומה הוי ב'בל תאחר': שמפריש מעשר ראשון והדר מעשר שני, ואם הקדים מעשר שני למעשר ראשון - עובר ב'בל תאחר';</text:span></text:p>
      <text:p text:style-name="Standard"><text:span text:style-name="T52">לישנא אחרינא דרשינן במכילתא </text:span><text:span text:style-name="T53">[משפטים מסכת דכספא פרשה יט]</text:span><text:span text:style-name="T52">: דיוקדמו ביכורים לתרומה, משום דביכורים חמירי: דאית להו ארבע שמות: ראשית, ומלאה, ותרומה, וביכורים, ותרומה אין לה אלא שלשה שמות: ראשית, ודמעה, ותרומה, ויוקדם תרומה למעשר ראשון שאין לו אלא שני שמות, כגון 'מעשר' ו'תרומת מעשר', ויוקדם נמי מעשר ראשון דאית ליה שני שמות למעשר שני דאין לו אלא שם אחד, כגון מעשר שני - תלמוד לומר </text:span><text:span text:style-name="T56">מלאתך ודמעך</text:span><text:span text:style-name="T52"> דאכולהו קא משתעי, דחמור שבהן לא יאחר, אלא מקדים החמור לקל, וכי היכי דאמר רבי אלעזר 'לוקה' במקדים מעשר שני למעשר ראשון - הכי נמי קאמר במקדים תרומה לבכורים</text:span><text:span text:style-name="T25">)</text:span>!</text:p>
      <text:p text:style-name="Standard">תסתיים.</text:p>
      <text:p text:style-name="Standard">אלא רבי יוסי ברבי חנינא דאמר, 'אינו לוקה', לימא קשיא דרבי יוסי ברבי חנינא אדרבי יוסי ברבי חנינא <text:span text:style-name="T38">[שמצוטט לעיל, על דברי רבי יוסי הגלילי:</text:span><text:span text:style-name="T25"> אף על פי שלא עשה מעשה – חייב,</text:span><text:span text:style-name="T38"> נאמר: </text:span><text:span text:style-name="T25">משום רבי יוסי ברבי חנינא אמרו: אף המקדים תרומה לביכורים]</text:span>?</text:p>
      <text:p text:style-name="Standard"><text:span text:style-name="T25">(</text:span><text:span text:style-name="T52">ומשני:</text:span><text:span text:style-name="T25">)</text:span> לא! רבי יוסי ברבי חנינא -</text:p>
      <text:p text:style-name="Standard"/>
      <text:p text:style-name="Standard">(תמורה ד,ב)</text:p>
      <text:p text:style-name="Standard">אפטורא קאי <text:span text:style-name="T25">(</text:span><text:span text:style-name="T52">ולא קשיא דרבי יוסי ברבי חנינא אדרבי יוסי ברבי חנינא</text:span><text:span text:style-name="T25">)</text:span>, והכי קאמר: <text:span text:style-name="T25">(</text:span><text:span text:style-name="T52">דתנא קמא סבירא ליה</text:span><text:span text:style-name="T25">)</text:span> לאו שאין בו מעשה אין לוקין עליו; משום רבי יוסי ברבי חנינא אמרו: אף המקדים תרומה לביכורים <text:span text:style-name="T25">(</text:span><text:span text:style-name="T52">וקאתי רבי יוסי ברבי חנינא למימר: אף המקדים לקרות שם לתרומה קודם לביכורים הוי 'לא תעשה שאין בו מעשה', </text:span><text:span text:style-name="T61">ואינו לוקה</text:span><text:span text:style-name="T25">)</text:span>'.</text:p>
      <text:p text:style-name="Standard">ומאי שנא מימר דלקי <text:span text:style-name="T25">(</text:span><text:span text:style-name="T52">כדקאמרת לעיל '</text:span><text:span text:style-name="T65">חוץ מנשבע ומימר</text:span><text:span text:style-name="T52">'</text:span><text:span text:style-name="T25">)</text:span>? <text:span text:style-name="T25">(</text:span><text:span text:style-name="T52">אילימא</text:span><text:span text:style-name="T25">)</text:span> משום דבדיבורו <text:span text:style-name="T25">(</text:span><text:span text:style-name="T52">דקאמר "זו תחת זו"</text:span><text:span text:style-name="T25">)</text:span> עשה מעשה <text:span text:style-name="T25">(</text:span><text:span text:style-name="T52">דמעיקרא חולין והשתא קדש</text:span><text:span text:style-name="T25">)</text:span>, מקדים תרומה לביכורים נמי לילקי משום דבדיבורו עשה מעשה <text:span text:style-name="T25">(</text:span><text:span text:style-name="T52">שקורא עליה שם ומביאה לקדושת תרומה</text:span><text:span text:style-name="T25">)</text:span>!?</text:p>
      <text:p text:style-name="Standard">אמר רבי אבין: שאני התם, דלאו שניתק לעשה הוא, דכתיב <text:span text:style-name="T53">(במדבר יח,כט)</text:span> <text:span text:style-name="T45">מכל מתנתיכם תרימו </text:span><text:span text:style-name="T47">[את כל תרומת ה' מכל חלבו את מקדשו ממנו]</text:span> <text:span text:style-name="T25">(</text:span><text:span text:style-name="T52">לאו - דכתיב </text:span><text:span text:style-name="T53">(שמות כב,כח)</text:span><text:span text:style-name="T52"> </text:span><text:span text:style-name="T56">מלאתך ודמעך לא תאחר</text:span><text:span text:style-name="T52">, ועשה - דכתיב </text:span><text:span text:style-name="T56">מכל</text:span><text:span text:style-name="T52"> </text:span><text:span text:style-name="T56">מתנותיכם תרימו</text:span><text:span text:style-name="T52">, ודרשי ליה בעלמא ובהך שמעתא דלקמן </text:span><text:span text:style-name="T53">(דף ה:)</text:span><text:span text:style-name="T52"> למעשר שהקדימו בכרי: דעבר על לאו ד</text:span><text:span text:style-name="T56">לא תאחר</text:span><text:span text:style-name="T52">: שהקדים מעשר לתרומה, ונתקיה ללאוי ממלקות והעמידו בחוזר ומפריש, ואף על גב דלא סמכי אהדדי - חשיב ליה לאו שניתק לעשה, ואהכי לא לקה</text:span><text:span text:style-name="T25">)</text:span>.</text:p>
      <text:p text:style-name="Standard"><text:span text:style-name="T38">[## כל המימרא הזה מתחילתו הוא של רבי אבין: </text:span><text:span text:style-name="T25">אמר רב אידי בר אבין אמר רב עמרם אמר רבי יצחק אמר רבי יוחנן משום רבי יוסי הגלילי: 'כל לא תעשה שבתורה, עשה בו מעשה – לוקה, לא עשה בו מעשה – פטור, חוץ מנשבע ומימר ומקלל חבירו בשם: אף על פי שלא עשה מעשה – חייב; משום רבי יוסי ברבי חנינא אמרו: אף המקדים תרומה לביכורים</text:span><text:span text:style-name="T38">; בדבריו קשה לשעת אם רבי יוסי ברבי חנינא חולק על רבי יוסי הגלילי – ואז מדובר ברבי יוסי בר חנינא התנא, או שרבי </text:span><text:soft-page-break/><text:span text:style-name="T38">אבין מוסר לנו שרבי יוסי ברבי חנינא חולק על רבי יוחנן – בתחית הסוגיא, או מסכים אתו לפי הפירוש בסוף הסוגיא!]</text:span></text:p>
      <text:p text:style-name="Standard">יתיב רב דימי וקאמר לה להא שמעתא; אמר ליה אביי: וכל לאו שניתק לעשה לא לקי? והא מימר, דלאו שניתק לעשה הוא <text:span text:style-name="T25">(</text:span><text:span text:style-name="T52">לאו - דכתיב </text:span><text:span text:style-name="T56">לא יחליפנו</text:span><text:span text:style-name="T52">; עשה - </text:span><text:span text:style-name="T56">ואם המר ימיר </text:span><text:span text:style-name="T53">[ויקרא כז,י]</text:span><text:span text:style-name="T25">)</text:span>, ולקי, דתנן '<text:span text:style-name="T74">לא שאדם רשאי להמיר אלא שאם המיר מומר וסופג את הארבעים</text:span>'.</text:p>
      <text:p text:style-name="Standard">הוי להו תרי לאוי <text:span text:style-name="T25">(</text:span><text:span text:style-name="T56">לא יחליפנו</text:span><text:span text:style-name="T52">, </text:span><text:span text:style-name="T56">ולא ימיר</text:span><text:span text:style-name="T25">)</text:span> וחד עשה <text:span text:style-name="T25">(</text:span><text:span text:style-name="T52">ואהכי סופג את הארבעים</text:span><text:span text:style-name="T25">)</text:span>.</text:p>
      <text:p text:style-name="Standard">ולא אתי חד עשה ועקר תרי לאוי? והרי אונס <text:span text:style-name="T25">(</text:span><text:span text:style-name="T52">מאנס בתולה</text:span><text:span text:style-name="T25">)</text:span> - דחד לאו <text:span text:style-name="T25">(</text:span><text:span text:style-name="T52">דהכי כתיב בעניינא </text:span><text:span text:style-name="T53">(דברים כב,יט)</text:span><text:span text:style-name="T52"> </text:span><text:span text:style-name="T56">לא יוכל לשלחה</text:span><text:span text:style-name="T25">)</text:span> וחד עשה <text:span text:style-name="T25">(</text:span><text:span text:style-name="T52">דכתיב </text:span><text:span text:style-name="T53">(שם)</text:span><text:span text:style-name="T52"> </text:span><text:span text:style-name="T56">ולו תהיה לאשה</text:span><text:span text:style-name="T25">)</text:span>, ולא אתי חד עשה ועקר לאו, דתניא: '<text:span text:style-name="T74">אונס שגירש: אם ישראל הוא - מחזיר ואינו לוקה, ואם כהן הוא - לוקה ואינו מחזיר</text:span>' <text:span text:style-name="T25">(</text:span><text:span text:style-name="T52">אם ישראל הוא מחזיר משום דבעמוד והחזר קאי, ואפשר ליה לקיומי תרווייהו: עשה ולא תעשה: דאפשר בחזרה; אבל כהן - דלאו בעמוד והחזר קאי, משום דאינו נושא גרושתו - ודאי לוקה משום </text:span><text:span text:style-name="T56">לא יוכל לשלחה כל ימיו</text:span><text:span text:style-name="T52"> </text:span><text:span text:style-name="T61">דלא אתי עשה ועקר לא תעשה</text:span><text:span text:style-name="T52"> לומר שאין לוקין, דודאי לוקין, וקשיא למאן דאמר דלאו שניתק לעשה אין לוקין</text:span><text:span text:style-name="T25">)</text:span>!</text:p>
      <text:p text:style-name="Standard">כהנים קאמרת? כהנים - טעמא אחרינא הוא: דרבי רחמנא קדושה יתירא <text:span text:style-name="T25">(</text:span><text:span text:style-name="T52">דכתיב </text:span><text:span text:style-name="T53">[ויקרא כא,א]</text:span><text:span text:style-name="T52"> </text:span><text:span text:style-name="T56">אמור אל הכהנים ... לנפש לא יטמא</text:span><text:span text:style-name="T52"> וכיון דחמיר קדושתייהו - החמיר עלייהו טפי מישראל: דלילקי אפילו אלאו שניתק לעשה, אף על גב דישראל לא לקי</text:span><text:span text:style-name="T25">)</text:span>!</text:p>
      <text:p text:style-name="Standard"><text:span text:style-name="T52">לישנא אחרינא: משני: כי פריך 'והרי מימר' - </text:span><text:span text:style-name="T71">שאני התם, דאהכי לוקה משום דהוי מימר לאו ששוה בכל</text:span><text:span text:style-name="T52">: דכולי עלמא אסירי להמיר;</text:span></text:p>
      <text:p text:style-name="Standard"><text:span text:style-name="T52">ופריך: </text:span><text:span text:style-name="T71">והרי אונס כו'</text:span><text:span text:style-name="T52"> - דהשתא לא הוי לאו דידיה ד</text:span><text:span text:style-name="T56">לא יוכל לשלחה</text:span><text:span text:style-name="T52"> שוה בכל, אלא בישראל: שאם ישראל גרשה, והדר מצי לקיומי ללאו, אבל כהן שגירש - אינו מחזיר, ולא אפשר לקיומי ללאו - ואפילו הכי לקי כהן, דקתני 'לוקה ואינו מחזיר'; ואמאי? נימא: כיון דריע לאו דידיה: דלא שוה בכל - לא לילקי הך כהן: דליעקריה הך עשה דאלים כולי האי דשוה בכל!</text:span></text:p>
      <text:p text:style-name="Standard"><text:span text:style-name="T52">ומשני: </text:span><text:span text:style-name="T71">כהנים - טעמא אחרינא</text:span><text:span text:style-name="T52"> נינהו, ואהכי נחמיר בהן דלילקי אף על גב דלא הוי לאו ששוה בכל; אבל גבי ישראל - דלאו ועשה שוה בכל, כלומר: בכולהו ישראל: דכולן קיימי בעמוד והחזר, הלכך לא לקי, דהוי לאו שניתק לעשה</text:span></text:p>
      <text:p text:style-name="Standard">כתנאי: <text:span text:style-name="T53">(שמות יב,י)</text:span><text:span text:style-name="T45"> </text:span><text:span text:style-name="T46">ולא תותירו ממנו עד בקר </text:span><text:span text:style-name="T47">[והנתר ממנו עד בקר באש תשרפו]</text:span><text:span text:style-name="T79"> - בא הכתוב ליתן עשה </text:span><text:span text:style-name="T25">(</text:span><text:span text:style-name="T56">והנותר ממנו באש תשרפו</text:span><text:span text:style-name="T25">)</text:span><text:span text:style-name="T79"> אחר לא תעשה </text:span><text:span text:style-name="T25">(</text:span><text:span text:style-name="T52">והוי לאו שניתק לעשה</text:span><text:span text:style-name="T25">)</text:span><text:span text:style-name="T79">, לומר שאין לוקין עליו - דברי רבי יהודה; רבי יעקב אומר: לא מן השם הוא זה, אלא משום דהוה 'לאו שאין בו מעשה' </text:span><text:span text:style-name="T25">(</text:span><text:span text:style-name="T52">דכשהוא מותירו לא קעביד שום מעשה</text:span><text:span text:style-name="T25">)</text:span><text:span text:style-name="T79">, וכל לאו שאין בו מעשה אין לוקין עליו</text:span>' - מכלל דרבי יהודה סבר לוקין עליו.</text:p>
      <text:p text:style-name="Standard">ורבי יעקב <text:span text:style-name="T25">(</text:span><text:span text:style-name="T52">דאמר '</text:span><text:span text:style-name="T65">לא מן השם הוא זה</text:span><text:span text:style-name="T52"> כו'</text:span><text:span text:style-name="T25">)</text:span> האי '<text:span text:style-name="T45">והנותר ממנו עד בקר באש תשרופו</text:span>' למאי אתא <text:span text:style-name="T25">(</text:span><text:span text:style-name="T52">הואיל ולא איבעי ליה לדידיה ללאו הניתק לעשה</text:span><text:span text:style-name="T25">)</text:span>?</text:p>
      <text:p text:style-name="Standard">מיבעי ליה לכדתנן <text:span text:style-name="T18">(</text:span><text:span text:style-name="T53">במסכת פסחים בפרק 'כיצד צולין' [פ"ז מ"י] (דף פג.)</text:span><text:span text:style-name="T18">)</text:span>: '<text:span text:style-name="T74">העצמות והגידין והנותר ישרפו בששה עשר </text:span><text:span text:style-name="T25">(</text:span><text:span text:style-name="T52">ולא בט"ו, דיום טוב הוי</text:span><text:span text:style-name="T25">)</text:span><text:span text:style-name="T74">; חל ששה עשר להיות בשבת - ישרפו בשבעה עשר, לפי שאין דוחין לא את השבת ולא את יום טוב </text:span><text:span text:style-name="T25">(</text:span><text:span text:style-name="T52">ואין שורפין קדשים ביום טוב</text:span><text:span text:style-name="T25">)</text:span>', ואמר חזקיה - וכן תנא דבי חזקיה: מאי טעמא? - אמר קרא '<text:span text:style-name="T45">והנותר ממנו עד בקר באש תשרופו</text:span>': בא הכתוב ליתן בוקר שני <text:span text:style-name="T25">(</text:span><text:span text:style-name="T52">דהיינו ט"ז</text:span><text:span text:style-name="T25">)</text:span> לשריפתו <text:span text:style-name="T25">(</text:span><text:span text:style-name="T52">דהכי משמע קרא: </text:span><text:span text:style-name="T56">ולא תותירו ממנו עד בקר</text:span><text:span text:style-name="T52"> - דהיינו עד בקר של ט"ו, </text:span><text:span text:style-name="T56">ו</text:span><text:span text:style-name="T52">אי </text:span><text:span text:style-name="T56">נותר ממנו עד</text:span><text:span text:style-name="T52"> אידך </text:span><text:span text:style-name="T56">בקר באש תשרופו</text:span><text:span text:style-name="T52"> - דהיינו יום ט"ז, שהוא חולו של מועד</text:span><text:span text:style-name="T25">)</text:span>.</text:p>
      <text:p text:style-name="Standard"/>
      <text:p text:style-name="Standard">אמר אביי: כל מילתא דאמר רחמנא 'לא תעביד' <text:span text:style-name="T25">(</text:span><text:span text:style-name="T52">לא תעשה</text:span><text:span text:style-name="T25">)</text:span>, אם עביד מהני <text:span text:style-name="T25">(</text:span><text:span text:style-name="T52">דמה שעשה עשוי</text:span><text:span text:style-name="T25">)</text:span>: דאי סלקא דעתך לא מהני - אמאי לקי?</text:p>
      <text:p text:style-name="Standard">רבא אמר: לא מהני מידי <text:span text:style-name="T25">(</text:span><text:span text:style-name="T52">כדמפרש לקמן</text:span><text:span text:style-name="T25">)</text:span>, והאי דלקי - משום דעבר אמימרא דרחמנא הוא<office:annotation><dc:creator>Yeshayahu Hollander</dc:creator><dc:date>2012-02-03T11:44:00</dc:date><text:p><text:span text:style-name="T102">ועיין קידושין נ,ב בסופו:</text:span><text:span text:style-name="T103"> </text:span><text:span text:style-name="T93">אמר ליה רבא: אי הכי </text:span><text:span text:style-name="T95">(דקרא בבת אחת כתיב)</text:span><text:span text:style-name="T93"> היינו דכתיב </text:span><text:span text:style-name="T94">[ויקרא יח,כט:</text:span><text:span text:style-name="T97"> כי כל אשר יעשה מכל התועבת האלה]</text:span><text:span text:style-name="T104"> ונכרתו הנפשות העושות מקרב עמם</text:span><text:span text:style-name="T93">: אי קידושין לא תפסי בה - כרת מי מחייב </text:span><text:span text:style-name="T95">(היכי מיחייב כרת אם בא עליהן? הרי אין כאן איסור אחות אשה</text:span><text:span text:style-name="T95">)</text:span><text:span text:style-name="T93">?</text:span></text:p><text:p><text:span text:style-name="T105">לכאורה רבא בקידושין כאביי כאן בתמורה</text:span><text:span text:style-name="T105">!?</text:span></text:p><text:p/><text:p/><text:p/></office:annotation>.</text:p>
      <text:p text:style-name="Standard"/>
      <text:p text:style-name="Standard">(תמורה ה,א)</text:p>
      <text:p text:style-name="Standard">מיתיבי: '<text:span text:style-name="T74">אונס שגירש: אם ישראל הוא - מחזיר ואינו לוקה</text:span>', ואי אמרת כיון דעבר אמימרא דרחמנא לקי - הא נמי לילקי, תיובתא דרבא!? <text:span text:style-name="T25">(</text:span><text:span text:style-name="T52">כלומר: תינח לאביי, דאמר דהיכא דמהני – לילקי, להכי קתני הכא דאינו לוקה: דהא לא מהני מאי דעבד: שצריך להחזירה; אלא לרבא, דאמר דלא מהני והאי דלקי משום דעבר אמימרא דרחמנא, הכא אף על גב דלא מהני לילקי נמי, משום דעבר אמימרא דרחמנא</text:span><text:span text:style-name="T25">)</text:span>!</text:p>
      <text:p text:style-name="Standard">אמר לך: שאני התם, דאמר קרא <text:span text:style-name="T53">(דברים כב,ל)</text:span><text:span text:style-name="T45"> </text:span><text:span text:style-name="T47">[תחת אשר ענה]</text:span><text:span text:style-name="T45"> לא יוכל שלחה כל ימיו</text:span>: <text:span text:style-name="T25">(</text:span><text:span text:style-name="T52">דמשמע דכל ימיו לא יוכל לשלחה: דאם גירש – יחזיר: ד</text:span><text:span text:style-name="T25">)</text:span>כל ימיו בעמוד והחזיר <text:span text:style-name="T25">(</text:span><text:span text:style-name="T52">והילכך לא עבר אמימרא דרחמנא, אבל בעלמא – אף על גב דלא מהני - ודאי לוקה משום דעבר אמימרא דרחמנא</text:span><text:span text:style-name="T25">)</text:span>;</text:p>
      <text:p text:style-name="Standard">ולאביי <text:span text:style-name="T25">(</text:span><text:span text:style-name="T52">דאמר דהיכא דמהני לקי אבל אי לא מהני לא לקי, לדידיה למאי איצטריך למיכתב </text:span><text:span text:style-name="T56">כל ימיו</text:span><text:span text:style-name="T52">?</text:span><text:span text:style-name="T56"> </text:span><text:span text:style-name="T52">לאשמועינן דקאי בעמוד והחזיר, ואהכי לא לקי: משום דהוי קום עשה? אפילו לא כתיב </text:span><text:span text:style-name="T56">כל ימיו</text:span><text:span text:style-name="T52"> שמעינן לדידיה דלא לקי, כיון דלא מהני: דצריך להחזירה</text:span><text:span text:style-name="T25">)</text:span>?</text:p>
      <text:p text:style-name="Standard"><text:soft-page-break/>אי לאו דאמר רחמנא '<text:span text:style-name="T45">כל ימיו</text:span>' הוה אמינא: איסורא הוא דעבד ליה <text:span text:style-name="T25">(</text:span><text:span text:style-name="T52">שגירשה, אבל מילקא לא לקי, והרשות בידו:</text:span><text:span text:style-name="T25">)</text:span> אי בעי ליהדר ואי בעי לא ליהדר - קא משמע לן <text:span text:style-name="T25">(</text:span><text:span text:style-name="T56">כל ימיו</text:span><text:span text:style-name="T52"> ולימד לך הכתוב דחובה בידו להחזירה, והשתא כל ימיו בעמוד והחזיר קאי, והלכך לא לקי, ולאו משום דהוי קום עשה</text:span><text:span text:style-name="T25">)</text:span>.</text:p>
      <text:p text:style-name="P18">תוספות ד"ה מיתיבי אונס שגירש אם ישראל הוא מחזיר ואינו לוקה. </text:p>
      <text:p text:style-name="P18">וס"ד דהשתא הא דאינו לוקה - לאו מטעם ניתוק הוא, אלא משום דלא מהניא גירושין, דהא צריך להחזירה; ואי אמרת כיון דעבר אמימרא דרחמנא לקי - הא נמי לילקי ותיובתא דרבא! בשלמא לאביי ניחא: דמשום הכי לא לקי: דלא מהני מעשיו!</text:p>
      <text:p text:style-name="P5"><text:span text:style-name="T52">ואי תימא: כיון דלא מהני גירושין - ליחייב הבא עליה משום אשת איש אפילו קודם חזרה!? וכהן נמי אמאי לוקה ואינו מחזיר? הוה לן למימר דלא חל הגט כלל </text:span><text:span text:style-name="T38">[וכן משמע הלשון: </text:span><text:span text:style-name="T34">לא יוכל לשלחה</text:span><text:span text:style-name="T38">: הגט אינו תופס!]</text:span><text:span text:style-name="T52">!? </text:span></text:p>
      <text:p text:style-name="P18">וי"ל דאיתקש גירושין למיתה, כדאמר פרק קמא דקידושין: איתקש מיתה לגירושין - הכי נמי איתקש גירושין למיתה: מה מיתה מוציאה מרשות הבעל - אף גירושין כו';</text:p>
      <text:p text:style-name="P5"><text:span text:style-name="T52">ומיהו להכי לא מהני: שאין שילוח זה לכל ימיו, שהרי הוא צריך להחזירה; ולא אסיק אדעתיה עתה ד</text:span><text:span text:style-name="T56">כל ימיו</text:span><text:span text:style-name="T52"> הוי ניתוק, משום דהוי לאו שקדמו עשה, ומשום הכי פריך לרבא 'כיון דלא מהני לילקי'.</text:span></text:p>
      <text:p text:style-name="Standard">לישנא אחרינא: מיתיבי '<text:span text:style-name="T74">אונס שגירש אם ישראל הוא מחזיר ואינו לוקה ואם כהן הוא לוקה ואינו מחזיר</text:span>'; קתני '<text:span text:style-name="T74">אם ישראל הוא מחזיר</text:span>' תיובתא דאביי <text:span text:style-name="T25">(</text:span><text:span text:style-name="T52">דאמר לעיל דמהני: דהא חזינא הכא ב</text:span><text:span text:style-name="T56">לא יוכל לשלחה</text:span><text:span text:style-name="T52"> דלא מהני: דצריך להחזירה, וקשיא לאביי, אבל לרבא, דאמר לעיל 'לא מהני' ודאי ניחא: דהכי קתני הכא: דצריך להחזירה, דלא מהני</text:span><text:span text:style-name="T25">)</text:span>!?</text:p>
      <text:p text:style-name="Standard"><text:span text:style-name="T25">(</text:span><text:span text:style-name="T52">אמר לך אביי</text:span><text:span text:style-name="T25">)</text:span> שאני התם, דרחמנא אמר '<text:span text:style-name="T45">כל ימיו</text:span>': כל ימיו בעמוד והחזיר <text:span text:style-name="T25">(</text:span><text:span text:style-name="T52">כלומר: בעלמא מהני, והכא - באונס שגירש, להכי מחזיר: משום דכתיב </text:span><text:span text:style-name="T56">כל ימיו</text:span><text:span text:style-name="T52">: דכל ימיו בעמוד והחזיר קאי</text:span><text:span text:style-name="T25">)</text:span>. </text:p>
      <text:p text:style-name="Standard">ורבא <text:span text:style-name="T25">(</text:span><text:span text:style-name="T52">כלומר: לרבא, דאמר דכל לא תעשה שבתורה לא מהני לדידיה, למאי הלכתא איצטריך למיכתב </text:span><text:span text:style-name="T56">כל ימיו</text:span><text:span text:style-name="T52">? לאשמועינן דקאי בעמוד והחזיר? פשיטא: דבכל דוכתא נמי שהוא לא תעשה לא מהני</text:span><text:span text:style-name="T25">)</text:span>?</text:p>
      <text:p text:style-name="Standard">אמר לך <text:span text:style-name="T25">(</text:span><text:span text:style-name="T52">ומשני</text:span><text:span text:style-name="T25">)</text:span>: אי לא כתב רחמנא '<text:span text:style-name="T45">כל ימיו</text:span>' הוה אמינא לילקי <text:span text:style-name="T25">(</text:span><text:span text:style-name="T52">משום דעבר אמימרא דרחמנא</text:span><text:span text:style-name="T25">)</text:span> וליהדר <text:span text:style-name="T25">(</text:span><text:span text:style-name="T52">שיהא מחזירה לאחר שילקה</text:span><text:span text:style-name="T25">)</text:span>, דהוה ליה לאו גרידא <text:span text:style-name="T25">(</text:span><text:span text:style-name="T52">כלומר: להכי תיסק אדעתין דלילקי</text:span><text:span text:style-name="T25">)</text:span>, דכתיב '<text:span text:style-name="T45">לא יוכל לשלחה</text:span>' <text:span text:style-name="T25">(</text:span><text:span text:style-name="T52">דהוי אונס דעבר אלאו ד</text:span><text:span text:style-name="T56">לא יוכל לשלחה</text:span><text:span text:style-name="T52"> וליכא אלא לאו גרידתא, להכי כתיב </text:span><text:span text:style-name="T56">כל ימיו</text:span><text:span text:style-name="T52">: דכל ימיו בעמוד והחזיר קאי: דלא הוי לאו גרידתא, דהא אית ביה קום עשה, ולא לקי</text:span><text:span text:style-name="T25">)</text:span> - אהכי כתב קרא '<text:span text:style-name="T45">כל ימיו</text:span>': לשווייה לאונס ללא תעשה שניתק לעשה דאין לוקין עליו. <text:span text:style-name="T25">(</text:span><text:span text:style-name="T52">ולהך לישנא הויא הכי כולה מסקנא דשמעתא.</text:span><text:span text:style-name="T25">)</text:span> </text:p>
      <text:p text:style-name="Standard"/>
      <text:p text:style-name="Standard">והרי תורם מן הרעה על היפה, דרחמנא אמר <text:span text:style-name="T53">(במדבר יח,כט)</text:span><text:span text:style-name="T45"> </text:span><text:span text:style-name="T47">[מכל מתנתיכם תרימו את כל תרומת ה']</text:span><text:span text:style-name="T45"> מכל חלבו </text:span><text:span text:style-name="T47">[את מקדשו ממנו]</text:span>; 'חלבו' – אִין <text:span text:style-name="T25">(</text:span><text:span text:style-name="T52">שיהא תורם מן היפה על היפה</text:span><text:span text:style-name="T25">)</text:span>, גירועין לא <text:span text:style-name="T25">(</text:span><text:span text:style-name="T52">מן הגרוע, כגון מן הרע על היפה - הוא דאינו תורם, והיינו מילתא דקאמר רחמנא לא ליעביד, ולאו משום דהוי לאו ממש, אלא לאו הבא מכלל עשה הוא</text:span><text:span text:style-name="T25">)</text:span>, ותנן <text:span text:style-name="T53">[תרומות פ"ב מ"ו]</text:span>: '<text:span text:style-name="T74">אין תורמין מן הרעה על היפה… ואם תרם תרומתו תרומה</text:span>' אלמא מהני, תיובתא דרבא <text:span text:style-name="T25">(</text:span><text:span text:style-name="T52">דאמר לא מהני</text:span><text:span text:style-name="T25">)</text:span>!</text:p>
      <text:p text:style-name="Standard">אמר לך רבא: שאני התם - כרבי אילעא, דאמר רבי אילעא: מנין לתורם מן הרעה על היפה שתרומתו תרומה? - שנאמר <text:span text:style-name="T53">(במדבר יח,לב)</text:span><text:span text:style-name="T45"> ולא תשאו עליו חטא בהרימכם את חלבו ממנו </text:span><text:span text:style-name="T47">[ואת קדשי בני ישראל לא תחללו ולא תמותו]</text:span>;<text:span text:style-name="T45"> </text:span>אם אינו קדוש, נשיאות חטא למה? מיכן לתורם מן הרעה על היפה שתרומתו תרומה. </text:p>
      <text:p text:style-name="Standard">ולאביי <text:span text:style-name="T25">(</text:span><text:span text:style-name="T52">דאמר דכל מילתא דאמר רחמנא לא תעביד מהני, הכא בתורם מן הרעה על היפה - למאי הלכתא איצטריך למכתב </text:span><text:span text:style-name="T56">ולא תשאו עליו חטא</text:span><text:span text:style-name="T52">, דמשמע דמהני</text:span><text:span text:style-name="T25">)</text:span>?</text:p>
      <text:p text:style-name="Standard">אי לאו דאמר רחמנא '<text:span text:style-name="T45">ולא תשאו עליו חטא</text:span>' הוה אמינא: 'הכי אמר רחמנא: עביד מצוה מן המובחר <text:span text:style-name="T25">(</text:span><text:span text:style-name="T52">תורם מן היפה</text:span><text:span text:style-name="T25">)</text:span>, ואי לא עביד – 'חוטא' לא מיקרי <text:span text:style-name="T25">(</text:span><text:span text:style-name="T52">דליכא אלא איסורא בעלמא</text:span><text:span text:style-name="T25">)</text:span>' קא משמע לן <text:span text:style-name="T25">(</text:span><text:span text:style-name="T56">ולא תשאו עליו חטא</text:span><text:span text:style-name="T52"> דאפילו 'חוטא' מיקרי</text:span><text:span text:style-name="T25">)</text:span>.<text:span text:style-name="T52"> </text:span></text:p>
      <text:p text:style-name="Standard"/>
      <text:p text:style-name="Standard">והרי ממין על שאינו מינו, דאמר רחמנא <text:span text:style-name="T53">(במדבר יח,יב)</text:span><text:span text:style-name="T45"> כל חֵלב יצהר </text:span><text:span text:style-name="T47">[וכל </text:span><text:span text:style-name="T11">חלב</text:span><text:span text:style-name="T47"> תירוש ודגן </text:span><text:span text:style-name="T11">ראשיתם</text:span><text:span text:style-name="T47"> אשר יתנו לה' לך נתתים]</text:span> - ליתן חלב לזה וחלב לזה <text:span text:style-name="T25">(</text:span><text:span text:style-name="T52">דלהכי כתיב </text:span><text:span text:style-name="T56">חלב</text:span><text:span text:style-name="T52"> </text:span><text:span text:style-name="T56">חלב</text:span><text:span text:style-name="T52"> תרי זימני, חד בתירוש וחד ביצהר: לאשמועינן דיתן 'חלב לזה': שיפריש בפני עצמו מן המובחר של זה, כגון ממין על מינו, דהיינו יצהר על יצהר, 'וחלב לזה': מתירוש על תירוש, ולא ממין על שאינו מינו, כגון מיצהר על תירוש ומתירוש על יצהר</text:span><text:span text:style-name="T25">)</text:span>, ותנן <text:span text:style-name="T53">[תרומות פ"ב מ"ד]</text:span>: '<text:span text:style-name="T74">אין תורמין ממין על שאינו מינו, ואם תרם - אין תרומתו תרומה</text:span>' אלמא לא מהני, תיובתא דאביי <text:span text:style-name="T25">(</text:span><text:span text:style-name="T52">דאמר מהני</text:span><text:span text:style-name="T25">)</text:span>!</text:p>
      <text:p text:style-name="Standard">אמר לך אביי: שאני התם, דאמר קרא '<text:span text:style-name="T45">ראשיתם</text:span>' - ראשית לזה וראשית לזה <text:span text:style-name="T25">(</text:span><text:span text:style-name="T52">כלומר: דשנה עליו הכתוב לעכב: דלא יתרום ממין על שאינו מינו, ואהכי אם תרם - לא מהני</text:span><text:span text:style-name="T25">)</text:span>, וכן אמר רבי אילעא <text:span text:style-name="T25">(</text:span><text:span text:style-name="T52">דלהכי לא מהני</text:span><text:span text:style-name="T25">)</text:span>: <text:span text:style-name="T25">(</text:span><text:span text:style-name="T52">משום ד</text:span><text:span text:style-name="T25">)</text:span>'<text:span text:style-name="T45">ראשיתם</text:span>' <text:span text:style-name="T25">(</text:span><text:span text:style-name="T52">כתיב: דשנה עליו הכתוב לעכב</text:span><text:span text:style-name="T25">)</text:span>!</text:p>
      <text:p text:style-name="Standard"><text:soft-page-break/>ולרבא <text:span text:style-name="T25">(</text:span><text:span text:style-name="T52">דאמר לא מהני, לדידיה אמאי איצטריך למכתב </text:span><text:span text:style-name="T56">ראשיתם</text:span><text:span text:style-name="T52">? משום דלא מהני</text:span><text:span text:style-name="T25">)</text:span>? </text:p>
      <text:p text:style-name="Standard"><text:span text:style-name="T25">(</text:span><text:span text:style-name="T52">אמר לך רבא: איצטריך למכתב </text:span><text:span text:style-name="T56">ראשיתם</text:span><text:span text:style-name="T52">:</text:span><text:span text:style-name="T25">)</text:span> אי לאו דאמר רחמנא '<text:span text:style-name="T45">ראשית</text:span><text:span text:style-name="T47">[ם]</text:span>', הוה אמינא: 'תירוש ויצהר, דכתיב בהו '<text:span text:style-name="T45">חלב</text:span>' '<text:span text:style-name="T45">חלב</text:span>' - דאין תורמין מזה על זה, אבל תירוש ודגן, דגן ודגן - דחד '<text:span text:style-name="T45">חלב</text:span>' כתיב בהו <text:span text:style-name="T25">(</text:span><text:span text:style-name="T52">כלומר: דבין תירוש ודגן לא כתיב אלא חד '</text:span><text:span text:style-name="T56">חלב</text:span><text:span text:style-name="T52">' דכתיב '</text:span><text:span text:style-name="T56">וכל חלב תירוש ודגן</text:span><text:span text:style-name="T52">'</text:span><text:span text:style-name="T25">)</text:span>, כי תרים מהאי אהאי <text:span text:style-name="T25">(</text:span><text:span text:style-name="T52">מדגן על תירוש ומתירוש על דגן, ודגן על דגן - דכולהו מיני דגנים, מזה על זה, כגון: חטה על שעורה</text:span><text:span text:style-name="T25">)</text:span> לא לקי - <text:span text:style-name="T25">(</text:span><text:span text:style-name="T52">להכי הדר</text:span><text:span text:style-name="T25">)</text:span> כתב רחמנא '<text:span text:style-name="T45">ראשיתם</text:span>': ליתן חלב לזה וחלב לזה.</text:p>
      <text:p text:style-name="Standard">לישנא אחרינא: הא תירוש ודגן, דחד '<text:span text:style-name="T45">חלב</text:span>' כתיב בהו - תרים מהאי אהאי? - כתב רחמנא '<text:span text:style-name="T45">ראשיתם</text:span>'.</text:p>
      <text:p text:style-name="Standard"/>
      <text:p text:style-name="Standard">והרי חרמים, דאמר רחמנא <text:span text:style-name="T53">(ויקרא כז,כח)</text:span><text:span text:style-name="T45"> </text:span><text:span text:style-name="T47">[אך כל חרם אשר יחרם איש לה' מכל אשר לו מאדם ובהמה ומשדה אחזתו]</text:span><text:span text:style-name="T45"> לא ימכר ולא יגאל </text:span><text:span text:style-name="T47">[כל חרם </text:span><text:span text:style-name="T11">קדש קדשים הוא</text:span><text:span text:style-name="T47"> לה']</text:span>, ותנן <text:span text:style-name="T53">[ערכין פ"ח מ"ו]</text:span>:<text:span text:style-name="T74"> חרמי כהנים </text:span><text:span text:style-name="T25">(</text:span><text:span text:style-name="T52">חרמי ישראל הניתנים לכהנים</text:span><text:span text:style-name="T25">)</text:span><text:span text:style-name="T74"> אין להם פדיון אלא נותנין לכהן</text:span>' - אלמא לא מהני <text:span text:style-name="T25">(</text:span><text:span text:style-name="T52">דאם פדאן לא עשה ולא כלום, כדקתני '</text:span><text:span text:style-name="T65">אין להם פדיון</text:span><text:span text:style-name="T52">'</text:span><text:span text:style-name="T25">)</text:span>, תיובתא דאביי!</text:p>
      <text:p text:style-name="Standard">אמר לך: שאני התם דאמר רחמנא: '<text:span text:style-name="T45">קודש קדשים הוא</text:span>' - בהווייתו יהא <text:span text:style-name="T25">(</text:span><text:span text:style-name="T52">שאינו יוצא לחולין על ידי פדיון</text:span><text:span text:style-name="T25">)</text:span>.</text:p>
      <text:p text:style-name="Standard"/>
      <text:p text:style-name="Standard">(תמורה ה,ב)</text:p>
      <text:p text:style-name="Standard">ולרבא?</text:p>
      <text:p text:style-name="Standard">האי '<text:span text:style-name="T45">הוא</text:span>' - למעוטי בכור, דתניא <text:span text:style-name="T53">[ספרא בחוקותי פרשתא ה פרק יג משנה ד; תוספתא מנחות פ"יב מ"א]</text:span>: <text:span text:style-name="T74">בבכור נאמר </text:span><text:span text:style-name="T53">(במדבר יח,יז)</text:span><text:span text:style-name="T75"> </text:span><text:span text:style-name="T47">[אך בכור שור או בכור כשב או בכור עז]</text:span><text:span text:style-name="T75"> לא תפדה </text:span><text:span text:style-name="T47">[קדש הם את דמם תזרק על המזבח ואת חלבם תקטיר אשה לריח ניחח לה']</text:span> <text:span text:style-name="T25">(</text:span><text:span text:style-name="T52">שאין הבעלים יכולין לפדותו ולנהוג בו מנהג חולין, כגון: גיזה ועבודה</text:span><text:span text:style-name="T25">)</text:span><text:span text:style-name="T74"> ונמכר הוא </text:span><text:span text:style-name="T25">(</text:span><text:span text:style-name="T52">שאם נפל בו מום - יכול למוכרו לכהן בתורת בכור, דלהכי כתיב </text:span><text:span text:style-name="T56">לא תפדה</text:span><text:span text:style-name="T52">: לאשמועינן דבמכירה שרי</text:span><text:span text:style-name="T25">)</text:span><text:span text:style-name="T74">, במעשר נאמר </text:span><text:span text:style-name="T53">(ויקרא כז,לג)</text:span><text:span text:style-name="T75"> </text:span><text:span text:style-name="T47">[לא יבקר בין טוב לרע ולא ימירנו ואם המר ימירנו והיה הוא ותמורתו יהיה קדש]</text:span><text:span text:style-name="T75"> לא יגאל</text:span><text:span text:style-name="T74">, ואינו נמכר לא חי ולא שחוט ולא תם ולא בעל מום'</text:span> <text:span text:style-name="T25">(</text:span><text:span text:style-name="T52">כדאמרינן בבכורות </text:span><text:span text:style-name="T53">(דף לב.)</text:span><text:span text:style-name="T52"> דנאמר כאן במעשר בהמה </text:span><text:span text:style-name="T56">לא יגאל</text:span><text:span text:style-name="T52">, ונאמר להלן גבי חרמין </text:span><text:span text:style-name="T56">לא ימכר ולא יגאל</text:span><text:span text:style-name="T52">; מה להלן מכירה עמו - אף כאן מכירה עמו: דאינו נמכר והואיל ואיתקוש אהדדי מעשר ובכור - כדלקמן - תיסק אדעתין דבכור אינו נמכר דומיא דמעשר בהמה - להכי כתיב </text:span><text:span text:style-name="T56">הוא</text:span><text:span text:style-name="T52"> דחרמין: למעוטי בכור, דיכול למוכרו</text:span><text:span text:style-name="T25">)</text:span>.</text:p>
      <text:p text:style-name="Standard"/>
      <text:p text:style-name="Standard">והרי תמורה, דאמר רחמנא <text:span text:style-name="T53">(ויקרא כז,י)</text:span><text:span text:style-name="T45"> לא יחליפנו ולא ימיר אותו </text:span><text:span text:style-name="T53">[</text:span><text:span text:style-name="T34">טוב ברע או רע בטוב ואם המר ימיר בהמה בבהמה </text:span><text:span text:style-name="T41">והיה הוא ותמורתו יהיה קדש</text:span><text:span text:style-name="T34">]</text:span><text:span text:style-name="T45"> </text:span>, ותנן: '<text:span text:style-name="T74">לא שאדם רשאי להמיר אלא שאם המיר מומר וסופג את הארבעים</text:span>' אלמא מהני, תיובתא דרבא!?</text:p>
      <text:p text:style-name="Standard">אמר לך: שאני התם, דאמר קרא '<text:span text:style-name="T45">והיה הוא ותמורתו יהיה קודש</text:span>'.</text:p>
      <text:p text:style-name="Standard">ולאביי <text:span text:style-name="T25">(</text:span><text:span text:style-name="T52">האי </text:span><text:span text:style-name="T56">יהיה קדש</text:span><text:span text:style-name="T52"> - לאו לאשמועינן דקדשה, דהא בעלמא נמי מהני</text:span><text:span text:style-name="T25">)</text:span> - <text:span text:style-name="T25">(</text:span><text:span text:style-name="T52">אלא</text:span><text:span text:style-name="T25">)</text:span> אי לאו דאמר רחמנא '<text:span text:style-name="T45">והיה הוא ותמורתו</text:span>' הוה אמינא: תצא זו <text:span text:style-name="T25">(</text:span><text:span text:style-name="T52">ראשונה לחולין</text:span><text:span text:style-name="T25">)</text:span> ותכנס זו <text:span text:style-name="T25">(</text:span><text:span text:style-name="T52">דיוצאה מקדושתה ונכנסת התמורה במקומה [דתרווייהו לא מקדיש קדשי?]</text:span><text:span text:style-name="T25">)</text:span> - קמשמע לן <text:span text:style-name="T25">(</text:span><text:span text:style-name="T52">דתרווייהו קדישי</text:span><text:span text:style-name="T25">)</text:span>.</text:p>
      <text:p text:style-name="P9">[## וכיצד לומד רבא שגם התמורה קדושה?]</text:p>
      <text:p text:style-name="Standard"/>
      <text:p text:style-name="Standard">והרי בכור, דאמר רחמנא <text:span text:style-name="T53">(במדבר יח,יז)</text:span><text:span text:style-name="T75"> </text:span><text:span text:style-name="T47">[אך בכור שור או בכור כשב או בכור עז]</text:span><text:span text:style-name="T45"> לא תפדה</text:span><text:span text:style-name="T75"> </text:span><text:span text:style-name="T45">קדש הם </text:span><text:span text:style-name="T47">[את דמם תזרק על המזבח ואת חלבם תקטיר אשה לריח ניחח לה']</text:span>, ותנן <text:span text:style-name="T25">(</text:span><text:span text:style-name="T52">בפרק 'אלו קדשים' </text:span><text:span text:style-name="T53">(תמורה פ"ג מ"ה, לקמן דף כא.)</text:span><text:span text:style-name="T52">: '</text:span><text:span text:style-name="T65">מה בין בכור ומעשר לשאר כל הקדשים? כל פסולי המוקדשין נשחטין באיטליז ובשוק ונמכרין באיטליז ונשקלין בליטרא</text:span><text:span text:style-name="T52">' לימכר כשאר חולין, ולא חיישינן לבזיון קדשים לפי שהנאתו להקדש, כדאמרינן בבכורות בפרק 'כל פסולי המוקדשין' </text:span><text:span text:style-name="T53">(דף לא:)</text:span><text:span text:style-name="T52">: דאי שרינן ליה לאדם הפודה את פסולי קדשים למכרן בשוק - יקפצו עליהן לוקחין, ויפדה ביוקר; אבל בכור ומעשר - הנאתן לבעלים, הנאת בכור לכהן והנאת מעשר לבעלים, ומשום הרווחה דידהו לא מזלזלינן בקדשים</text:span><text:span text:style-name="T25">)</text:span>: '<text:span text:style-name="T74">יש להן פדיון </text:span><text:span text:style-name="T25">(</text:span><text:span text:style-name="T52">לשאר קדשים שנפל בהו מום, ופדאם - תופסין פדיונן בקדושתן, והן יוצאין לחולין, וכן תמורותיהם שנפל בהו מום</text:span><text:span text:style-name="T25">)</text:span><text:span text:style-name="T74"> ולתמורותיהן פדיון חוץ מן הבכור ומן המעשר </text:span><text:span text:style-name="T25">(</text:span><text:span text:style-name="T52">אבל בכור בעל מום אינו תופס פדיונו בקדושה</text:span><text:span text:style-name="T25">)</text:span>', אלמא לא מהני, תיובתא דאביי!</text:p>
      <text:p text:style-name="Standard">אמר לך: שאני התם דאמר קרא <text:span text:style-name="T25">(</text:span><text:span text:style-name="T52">בבכור</text:span><text:span text:style-name="T25">)</text:span>: '<text:span text:style-name="T47">[</text:span><text:span text:style-name="T56">קדש</text:span><text:span text:style-name="T47">] </text:span><text:span text:style-name="T45">הם</text:span>' - בהווייתן יהו <text:span text:style-name="T25">(</text:span><text:span text:style-name="T52">שלא יצא מקדושתו על ידי פדיון</text:span><text:span text:style-name="T25">)</text:span>. </text:p>
      <text:p text:style-name="Standard"><text:span text:style-name="T25">(</text:span><text:span text:style-name="T52">וממעשר לא מתרץ השתא מידי, דלא אותביה אלא מבכור; ולקמן מותיב ליה ממעשר ומהדר ליה ממעשר.</text:span><text:span text:style-name="T25">)</text:span> </text:p>
      <text:p text:style-name="Standard">ולרבא, האי '<text:span text:style-name="T45">הם</text:span>' למה ליה?</text:p>
      <text:p text:style-name="Standard">הן קריבין ואין תמורתן קריבין. </text:p>
      <text:p text:style-name="Standard">ולאביי, האי סברא מנא ליה?</text:p>
      <text:p text:style-name="Standard"><text:soft-page-break/><text:span text:style-name="T53">(ויקרא כז,ג)</text:span><text:span text:style-name="T45"> </text:span><text:span text:style-name="T47">[אך בכור אשר יבכר לה' בבהמה לא יקדיש איש אתו]</text:span><text:span text:style-name="T45"> אם שור אם שה לה' הוא</text:span>: לה' – קריב, ואין תמורתו קריבה! </text:p>
      <text:p text:style-name="Standard">ורבא? </text:p>
      <text:p text:style-name="Standard">אין הכי נמי דמההוא קרא, אלא '<text:span text:style-name="T45">הם</text:span>' למה לי? - לימד על בכור ומעשר שנתערב דמן בכל העולין <text:span text:style-name="T25">(</text:span><text:span text:style-name="T52">באחד מדמי שאר הקרבנות העולין למזבח</text:span><text:span text:style-name="T25">)</text:span> שקריבין לגבי מזבח <text:span text:style-name="T25">(</text:span><text:span text:style-name="T52">ומשתריא בשר בההיא זריקה, דאין עולין מבטלין זה את זה, ומינה ילפינן לשאר עולין, והכי משמע '</text:span><text:span text:style-name="T64">הם</text:span><text:span text:style-name="T65"> בהוייתן יהו</text:span><text:span text:style-name="T52">' - אפילו נתערבו</text:span><text:span text:style-name="T25">)</text:span>.</text:p>
      <text:p text:style-name="Standard">ואביי האי סברא מנא ליה?</text:p>
      <text:p text:style-name="Standard">מ-<text:span text:style-name="T45">ולקח מדם הפר ומדם השעיר </text:span><text:span text:style-name="T47">[ויצא אל המזבח אשר לפני ה' וכפר עליו </text:span><text:span text:style-name="T11">ולקח מדם הפר ומדם השעיר</text:span><text:span text:style-name="T47"> ונתן על קרנות המזבח סביב]</text:span> <text:span text:style-name="T53">(ויקרא טז,יח)</text:span> <text:span text:style-name="T25">(</text:span><text:span text:style-name="T52">וקסבר דמערב פר ושעיר של יום הכיפורים ביחד כמזה על קרנות מזבח הפנימי</text:span><text:span text:style-name="T25">)</text:span>: והלא דם הפר מרובה משל שעיר <text:span text:style-name="T25">(</text:span><text:span text:style-name="T52">הדבר ידוע שדם הפר מרובה מדם השעיר ואפילו הכי מיקרי '</text:span><text:span text:style-name="T56">דם השעיר</text:span><text:span text:style-name="T52">', ומהניא זריקתו</text:span><text:span text:style-name="T25">)</text:span>!? מיכן לעולין שאין מבטלין זה את זה, דתניא: '<text:span text:style-name="T75">ולקח מדם הפר ומדם השעיר</text:span><text:span text:style-name="T74"> - שיהו מעורבין, דברי רבי יאשיה</text:span>.' </text:p>
      <text:p text:style-name="Standard">ורבא? </text:p>
      <text:p text:style-name="Standard">התם <text:span text:style-name="T25">(</text:span><text:span text:style-name="T52">מהתם לא נפקא דלא מערב להו, אלא</text:span><text:span text:style-name="T25">)</text:span> מזה בפני עצמו ומזה בפני עצמו, וסבר לה כרבי יונתן <text:span text:style-name="T25">(</text:span><text:span text:style-name="T52">דאמר במסכת יומא בפרק 'הוציאו לו' </text:span><text:span text:style-name="T53">(דף נז:)</text:span><text:span text:style-name="T52">: אין מערבין דם פר ושעיר לקרנות מזבח הפנימי, אלא נותן זה בעצמו וזה בעצמו</text:span><text:span text:style-name="T25">)</text:span>.<text:span text:style-name="T52"> </text:span></text:p>
      <text:p text:style-name="Standard"/>
      <text:p text:style-name="Standard">והרי מעשר, דאמר רחמנא <text:span text:style-name="T53">(ויקרא כז,לג)</text:span><text:span text:style-name="T75"> </text:span><text:span text:style-name="T47">[לא יבקר בין טוב לרע ולא ימירנו ואם המר ימירנו והיה הוא ותמורתו יהיה קדש]</text:span><text:span text:style-name="T45"> לא יגאל</text:span>, ותנן <text:span text:style-name="T53">[תמורה פ"ג מ"ה]</text:span>: '<text:span text:style-name="T74">יש להן פדיון ולתמורותיהן חוץ מן הבכור ומן המעשר</text:span>', אלמא לא מהני, תיובתא דאביי!?</text:p>
      <text:p text:style-name="Standard">אמר לך: שאני התם, דיליף 'עברה' 'עברה' מבכור <text:span text:style-name="T25">(</text:span><text:span text:style-name="T52">בבכור כתיב </text:span><text:span text:style-name="T53">(שמות יג,יב)</text:span><text:span text:style-name="T56"> והעברת כל פטר רחם</text:span><text:span text:style-name="T52"> ובמעשר כתיב </text:span><text:span text:style-name="T53">(ויקרא כז,לב)</text:span><text:span text:style-name="T52"> </text:span><text:span text:style-name="T56">כל אשר יעבור</text:span><text:span text:style-name="T25">)</text:span>.</text:p>
      <text:p text:style-name="Standard"/>
      <text:p text:style-name="Standard">הרי הקדימה תרומה לביכורים, דאמר רחמנא <text:span text:style-name="T53">(שמות כב,כח)</text:span><text:span text:style-name="T45"> מלאתך ודמעך לא תאחר </text:span><text:span text:style-name="T47">[בכור בניך תתן לי]</text:span> ותנן <text:span text:style-name="T53">[תרומות פ"ג מ"ו]</text:span>: '<text:span text:style-name="T74">המקדים... אף על פי שהוא בלא תעשה מה שעשה עשוי</text:span>' <text:s/><text:span text:style-name="T52">[תיובתא לרבא]</text:span><text:span text:style-name="T51">!?</text:span> </text:p>
      <text:p text:style-name="Body_20_Text_20_3">אמר לך רבא: שאני התם, דאמר קרא <text:span text:style-name="T53">(במדבר יח,כט)</text:span><text:span text:style-name="T45"> מכל מתנתיכם תרימו </text:span><text:span text:style-name="T47">[את כל תרומת ה' מכל חלבו את מקדשו ממנו]</text:span> <text:span text:style-name="T52">[שטמ"ק יג: </text:span><text:span text:style-name="T56">תרימו</text:span><text:span text:style-name="T52"> – להביא אף על גב דקא עשרת מעשר ראשון מקמיה דתשקול תרומה – מכל מקום תפריש תרומה]</text:span></text:p>
      <text:p text:style-name="Standard">ולאביי מיבעיא ליה כדאמר ליה רב פפא לאביי <text:span text:style-name="T25">(</text:span><text:span text:style-name="T52">במסכת ביצה (דף יג:), דאמרינן: מעשר ראשון שהקדימו לוי לכהן בשבלים קודם שהופרשה תרומה גדולה מן העמרים, ונמצא שהפסיד לוי לכהן תרי ממאה במעשר שהוא נוטל: דממעשר לא נטל כהן כלום - אפילו הכי פטור מתרומה גדולה, שנאמר '</text:span><text:span text:style-name="T56">מעשר מן המעשר</text:span><text:span text:style-name="T52"> </text:span><text:span text:style-name="T53">[במדבר יח,כו]</text:span><text:span text:style-name="T52"> אמרתי לך, ולא תרומה גדולה ותרומת מעשר מן המעשר' ואמר ליה רב פפא לאביי</text:span><text:span text:style-name="T25">)</text:span>: אלא מעתה אפילו הקדימו <text:span text:style-name="T25">(</text:span><text:span text:style-name="T52">לוי לכהן</text:span><text:span text:style-name="T25">)</text:span> בכרי <text:span text:style-name="T25">(</text:span><text:span text:style-name="T52">אחר שמרחן</text:span><text:span text:style-name="T25">)</text:span> נמי ניפטר <text:span text:style-name="T25">(</text:span><text:span text:style-name="T52">לוי, ואמאי נקט בשבלים</text:span><text:span text:style-name="T25">)</text:span>!?</text:p>
      <text:p text:style-name="Standard">אמר ליה: עליך אמר קרא '<text:span text:style-name="T45"> מכל מתנתיכם תרימו </text:span><text:span text:style-name="T47">[את כל תרומת ה' מכל חלבו את מקדשו ממנו]</text:span><text:span text:style-name="T56"> </text:span><text:span text:style-name="T53">(במדבר יח,כט)</text:span><text:span text:style-name="T47"> </text:span>' <text:span text:style-name="T25">(</text:span><text:span text:style-name="T52">ללוים קאמר רחמנא; </text:span><text:span text:style-name="T56">את תרומת ה'</text:span><text:span text:style-name="T52"> = תרומה גדולה</text:span><text:span text:style-name="T25">)</text:span>.</text:p>
      <text:p text:style-name="Standard">מה ראית לרבות את הכרי ולהוציא את השיבלין?</text:p>
      <text:p text:style-name="Standard">מרבה אני את הכרי שישנו בכלל דיגון, ומוציא אני את השיבלין שאין בכלל דיגון <text:span text:style-name="T25">(</text:span><text:span text:style-name="T52">כרי אידגן ואיקבע ליה לתרומה גדולה, דכתיב </text:span><text:span text:style-name="T56">ראשית דגנך</text:span><text:span text:style-name="T52"> </text:span><text:span text:style-name="T53">[במדבר יח,ד]</text:span><text:span text:style-name="T25">)</text:span>.<text:span text:style-name="T52"> </text:span></text:p>
      <text:p text:style-name="Standard"/>
      <text:p text:style-name="Standard">והרי אלמנה לכהן גדול, דרחמנא אמר <text:span text:style-name="T53">(ויקרא כא,יד)</text:span><text:span text:style-name="T45"> אלמנה וגרושה </text:span><text:span text:style-name="T47">[וחללה זנה את אלה]</text:span><text:span text:style-name="T45"> לא יקח </text:span><text:span text:style-name="T47">[כי אם בתולה מעמיו יקח אשה]</text:span>, ותנן <text:span text:style-name="T53">[קידושין פ"ג מ"יב]</text:span>: '<text:span text:style-name="T74">כל מקום שיש קדושין </text:span><text:span text:style-name="T25">(</text:span><text:span text:style-name="T52">שהקדושין תופסין</text:span><text:span text:style-name="T25">)</text:span><text:span text:style-name="T74"> ויש עבירה </text:span><text:span text:style-name="T25">(</text:span><text:span text:style-name="T52">באותן קדושין, ומפרש התם דהיינו אלמנה לכהן גדול</text:span><text:span text:style-name="T25">)</text:span><text:span text:style-name="T74"> הולד הולך אחר הפגום </text:span><text:span text:style-name="T25">(</text:span><text:span text:style-name="T52">דהוי חלל</text:span><text:span text:style-name="T25">)</text:span>' <text:span text:style-name="T25">(</text:span><text:span text:style-name="T52">אלמא מהני, מדקתני '</text:span><text:span text:style-name="T65">יש קדושין</text:span><text:span text:style-name="T52">' דאי לא מהני - לא תפסי קדושין</text:span><text:span text:style-name="T25">)</text:span>!?</text:p>
      <text:p text:style-name="Standard">שאני הכא, דאמר קרא '<text:span text:style-name="T53">(ויקרא כא,טו)</text:span><text:span text:style-name="T45"> </text:span><text:span text:style-name="T47">[ו]</text:span><text:span text:style-name="T45">לא יחלל זרעו </text:span><text:span text:style-name="T47">[בעמיו כי אני ה' מקדשו]</text:span> <text:span text:style-name="T25">(</text:span><text:span text:style-name="T52">דמשמע: חללים הוא עושה, ואינו עושה ממזרין</text:span><text:span text:style-name="T25">)</text:span>' <text:span text:style-name="T25">(</text:span><text:span text:style-name="T52">אלמא תפסי קדושין</text:span><text:span text:style-name="T25">)</text:span> </text:p>
      <text:p text:style-name="Standard">ולאביי?</text:p>
      <text:p text:style-name="Standard"><text:span text:style-name="T25">(</text:span><text:span text:style-name="T52">אי להכי הוא דאתא -</text:span><text:span text:style-name="T25">)</text:span> נימא קרא 'לא יחל' <text:span text:style-name="T25">(</text:span><text:span text:style-name="T52">דמשמע דאולד לחודיה קאי</text:span><text:span text:style-name="T25">)</text:span>; מאי '<text:span text:style-name="T45">לא יחלל</text:span>'? - <text:span text:style-name="T25">(</text:span><text:span text:style-name="T52">שמע מינה לדרשא אחרינא אתא:</text:span><text:span text:style-name="T25">)</text:span> אחד לו <text:span text:style-name="T25">(</text:span><text:span text:style-name="T52">לולד</text:span><text:span text:style-name="T25">)</text:span> ואחד לה <text:span text:style-name="T25">(</text:span><text:span text:style-name="T52">שהיא עצמה מתחללת ונעשית 'זונה', ואסורה בתרומה דבי נשא אם בת כהן היא, ומשום דידה איצטריך קרא, ולאו משום דאמרת 'אי עביד מהני', דלהכי לא צריך קרא, דלכל מילתא אמרינן 'אי עביד מהני'</text:span><text:span text:style-name="T25">)</text:span>. </text:p>
      <text:p text:style-name="Standard"/>
      <text:p text:style-name="Standard"><text:soft-page-break/>והרי הקדיש בעלי מומין למזבח, דרחמנא אמר <text:span text:style-name="T53">(ויקרא כב,כ)</text:span><text:span text:style-name="T45"> כל אשר בו מום לא תקריבו </text:span><text:span text:style-name="T47">[</text:span><text:span text:style-name="T11">כי לא לרצון</text:span><text:span text:style-name="T47"> יהיה לכם]</text:span> <text:span text:style-name="T25">(</text:span><text:span text:style-name="T52">ואמרינן לקמן </text:span><text:span text:style-name="T53">(דף ו:)</text:span><text:span text:style-name="T52"> דהאי </text:span><text:span text:style-name="T56">לא תקריבו</text:span><text:span text:style-name="T52"> – 'לא תקדישו' הוא</text:span><text:span text:style-name="T25">)</text:span>, ותניא: '<text:span text:style-name="T74">המקדיש בעלי מומין לגבי מזבח - אף על פי שהוא בלא תעשה, מה שעשה עשוי</text:span>' <text:span text:style-name="T25">(</text:span><text:span text:style-name="T52">וקדשי לדמיהן</text:span><text:span text:style-name="T25">)</text:span> - תיובתא דרבא!</text:p>
      <text:p text:style-name="Standard">אמר לך רבא: שאני התם דאמר קרא <text:span text:style-name="T25">(</text:span><text:span text:style-name="T52">בההוא קרא</text:span><text:span text:style-name="T25">)</text:span> '<text:span text:style-name="T45">כי לא לרצון</text:span>': רצוי הוא דלא מרצה, הא מיקדש קדשי.</text:p>
      <text:p text:style-name="Standard">ולאביי?</text:p>
      <text:p text:style-name="Standard">אי דלא אמר רחמנא '<text:span text:style-name="T45">כי לא לרצון</text:span>' הוה אמינא 'כעובר מצוה וכשר <text:span text:style-name="T25">(</text:span><text:span text:style-name="T52">אפילו להקריב</text:span><text:span text:style-name="T25">)</text:span>' - קמשמע לן. </text:p>
      <text:p text:style-name="Standard"/>
      <text:p text:style-name="Standard">והרי מקדיש תמימין לבדק הבית, דאמר רחמנא</text:p>
      <text:p text:style-name="Standard"/>
      <text:p text:style-name="Standard">(תמורה ו,א)</text:p>
      <text:p text:style-name="Standard"><text:span text:style-name="T53">(ויקרא כב,כג)</text:span><text:span text:style-name="T45"> </text:span><text:span text:style-name="T47">[ושור ושה שרוע וקלוט]</text:span><text:span text:style-name="T45"> נדבה תעשה אותו </text:span><text:span text:style-name="T47">[ולנדר לא ירצה]</text:span> <text:span text:style-name="T25">(</text:span><text:span text:style-name="T52">ואמרינן לקמן </text:span><text:span text:style-name="T53">(דף ז:)</text:span><text:span text:style-name="T25">)</text:span> זה קדשי בדק הבית <text:span text:style-name="T25">(</text:span><text:span text:style-name="T52">ואיכא למשמע: אותו אתה מתפיס לבדק הבית, ואי אתה מתפיס תמימין לבדק הבית</text:span><text:span text:style-name="T25">)</text:span>, ותנן <text:span text:style-name="T53">[עיין שטמ"ק ב]</text:span>: '<text:span text:style-name="T74">המקדיש תמימין לבדק הבית, אף על פי שהוא בלא תעשה</text:span> <text:span text:style-name="T25">(</text:span><text:span text:style-name="T52">כדדרשינן לקמן: </text:span><text:span text:style-name="T56">וידבר ה' אל משה </text:span><text:span text:style-name="T62">לאמר</text:span><text:span text:style-name="T52"> = 'לא אמור'</text:span><text:span text:style-name="T25">)</text:span><text:span text:style-name="T74"> - מה שעשה עשוי</text:span>' - תיובתא דרבא!?</text:p>
      <text:p text:style-name="Standard">אמר לך רבא: ממקום שנתרבו בעלי מומין לגבי מזבח <text:span text:style-name="T25">(</text:span><text:span text:style-name="T52">דקדשי בדיעבד</text:span><text:span text:style-name="T25">)</text:span> - נתרבו תמימין לבדק הבית <text:span text:style-name="T25">(</text:span><text:span text:style-name="T52">דהא בההוא קרא כתיב </text:span><text:span text:style-name="T56">ולנדר לא ירצה</text:span><text:span text:style-name="T52">, ואמרינן לקמן </text:span><text:span text:style-name="T53">(שם)</text:span><text:span text:style-name="T52"> 'אלו קדשי מזבח', וכתיב </text:span><text:span text:style-name="T56">לא ירצה</text:span><text:span text:style-name="T52"> דמשמע רצויי לא מרצו, הא מקדש קדשי, ואיתקוש תמימין לבדק הבית לבעלי מומין למזבח, דהא מחד קרא נפקי לאיסורא דלא מקדיש, הלכך איתקוש נמי לענין מה שעשה עשוי</text:span><text:span text:style-name="T25">)</text:span>.</text:p>
      <text:p text:style-name="Standard"/>
      <text:p text:style-name="Standard">והרי גזל, דרחמנא אמר <text:span text:style-name="T53">(ויקרא יט,יג)</text:span><text:span text:style-name="T45"> </text:span><text:span text:style-name="T47">[לא תעשק את רעך ו]</text:span><text:span text:style-name="T45">לא תגזול </text:span><text:span text:style-name="T47">[לא תלין פעלת שכיר אתך עד בקר]</text:span>, ותנן <text:span text:style-name="T53">[בבא קמא פ"ט מ"א] [עיין שטמ"ק ד]</text:span>: '<text:span text:style-name="T74">הגוזל עצים ועשאן כלים, צמר ועשאן בגדים - משלם כשעת הגזילה</text:span> <text:span text:style-name="T25">(</text:span><text:span text:style-name="T52">צמר ועצים בעלמא</text:span><text:span text:style-name="T25">)</text:span>' <text:span text:style-name="T25">(</text:span><text:span text:style-name="T52">אבל הכלים והבגדים קנה בשינוי, אלמא מהני</text:span><text:span text:style-name="T25">)</text:span> - תיובתא דרבא! </text:p>
      <text:p text:style-name="Standard">אמר לך רבא: שאני התם, דאמר קרא <text:span text:style-name="T53">(ויקרא ה,כג)</text:span><text:span text:style-name="T45"> </text:span><text:span text:style-name="T47">[והיה כי יחטא ואשם והשיב את הגזלה]</text:span><text:span text:style-name="T45"> אשר גזל </text:span><text:span text:style-name="T47">[או את העשק אשר עשק או את הפקדון אשר הפקד אתו או את האבדה אשר מצא]</text:span> - <text:span text:style-name="T25">(</text:span><text:span text:style-name="T52">יחזיר</text:span><text:span text:style-name="T25">)</text:span> כמה שגזל.</text:p>
      <text:p text:style-name="Standard">ולאביי <text:span text:style-name="T25">(</text:span><text:span text:style-name="T52">להכי לא איצטריך: דאנא ידענא דמהני, אלא להך דרשא:</text:span><text:span text:style-name="T25">)</text:span> האי '<text:span text:style-name="T45">אשר גזל</text:span>' <text:span text:style-name="T25">(</text:span><text:span text:style-name="T52">כתיב גבי שבועה שנשבע לשקר, וכתיב </text:span><text:span text:style-name="T53">(ויקרא ה,כד)</text:span><text:span text:style-name="T52"> יוסיף חומש</text:span><text:span text:style-name="T25">)</text:span> מיבעי ליה 'על גזילו שלו מוסיף חומש <text:span text:style-name="T25">(</text:span><text:span text:style-name="T52">וקא משמע לן דעל גזילו מוסיף חומש אם נשבע לשקר והודה</text:span><text:span text:style-name="T25">)</text:span> על גזילו של אביו אינו מוסיף חומש <text:span text:style-name="T25">(</text:span><text:span text:style-name="T52">אפילו נשבע עליו לשקר</text:span><text:span text:style-name="T25">)</text:span>'.</text:p>
      <text:p text:style-name="Standard"/>
      <text:p text:style-name="Standard">והרי משכון, דרחמנא אמר <text:span text:style-name="T53">(דברים כד,י)</text:span><text:span text:style-name="T45"> </text:span><text:span text:style-name="T47">[כי תשה ברעך משאת מאומה]</text:span><text:span text:style-name="T45"> לא תבא אל ביתו לעבוט עבוטו</text:span>, ותנן <text:span text:style-name="T53">[בבא מציעא פ"ט מ"ג]</text:span>: '<text:span text:style-name="T74">מחזיר את הכר בלילה ואת המחרישה ביום</text:span>' <text:span text:style-name="T25">(</text:span><text:span text:style-name="T52">גבי ממשכנין בעל כרחו קתני לה בבבא מציעא בפרק 'המקבל' </text:span><text:span text:style-name="T53">(דף קיג.)</text:span><text:span text:style-name="T52">; אלמא מהני וקני למשכון יום, דהיינו מחרישה קני בלילה, וכסות לילה קני מלוה ביום</text:span><text:span text:style-name="T25">)</text:span>, <text:span text:style-name="T25">(</text:span><text:span text:style-name="T52">אלמא מהני -</text:span><text:span text:style-name="T25">)</text:span> תיובתא דרבא!</text:p>
      <text:p text:style-name="Standard">אמר לך רבא: שאני התם, דאמר קרא <text:span text:style-name="T53">(דברים כד,יג)</text:span><text:span text:style-name="T45"> השב תשיב </text:span><text:span text:style-name="T47">[לו את העבוט כבוא השמש ושכב בשלמתו וברכך ולך תהיה צדקה לפני ה' אלקיך]</text:span> <text:span text:style-name="T25">(</text:span><text:span text:style-name="T52">מריבויא דקרא נפקא לן דמחזיר כמה פעמים, ולא משכחת לה אלא הכי: דמחזיר כלי יום ביום וכלי לילה בלילה, ומהכא נפקא דקני</text:span><text:span text:style-name="T25">)</text:span>.</text:p>
      <text:p text:style-name="Standard">ולאביי <text:span text:style-name="T25">(</text:span><text:span text:style-name="T52">ריבויא דקרא לא משמע ליה, ו</text:span><text:span text:style-name="T56">השב תשיב</text:span><text:span text:style-name="T52"> איצטריך:</text:span><text:span text:style-name="T25">)</text:span> אי לאו דאמר רחמנא '<text:span text:style-name="T45">השב תשיב</text:span>' הוה אמינא: איסורא עבד, אי בעי ניהדר ואי בעי לא נהדר - קא משמע לן.</text:p>
      <text:p text:style-name="Standard"/>
      <text:p text:style-name="Standard">לישנא אחרינא <text:span text:style-name="T25">[חסר בגמרא, ויש זכר ברש"י: </text:span><text:span text:style-name="T52">הכי גרסינן: </text:span><text:span text:style-name="T71">לישנא אחרינא: אמר לך רבא שאני התם</text:span><text:span text:style-name="T52">. דכתיב </text:span><text:span text:style-name="T53">[שמות כב,כה]</text:span><text:span text:style-name="T52"> </text:span><text:span text:style-name="T56">עד בא השמש תשיבנו</text:span><text:span text:style-name="T52"> ודרשינן ליה ב'המקבל' הכי: כל היום עד שיבא השמש תשיבנו ללוה, ובבוא השמש תקחנו ממנו - מכאן לכסות יום שניתנה ליחבל בלילה; וכתיב קרא אחרינא </text:span><text:span text:style-name="T56">השב תשיבנו כבוא השמש</text:span><text:span text:style-name="T52"> </text:span><text:span text:style-name="T54">[צריך להיות </text:span><text:span text:style-name="T53">[דברים כד,יג]</text:span><text:span text:style-name="T54"> </text:span><text:span text:style-name="T57">השב תשיב לו את העבוט כבוא השמש ושכב בשלמתו וברכך ולך תהיה צדקה לפני ה' אלקיך</text:span><text:span text:style-name="T54">]</text:span><text:span text:style-name="T52"> מכאן לכסות לילה שניתנה ליחבל ביום, ומהכא נפקא לן דמהני;</text:span></text:p>
      <text:p text:style-name="Standard"><text:span text:style-name="T52">ואביי אמר לך: לאו לאשמועינן דמהני, אלא חד לכסות יום שיחזירנו ביום, וחד לכסות לילה שחייב להחזירו בלילה, וצריכי! והאי וצריכי לא איתפרש לן, ונראה לי דהכי הוא: דאי אשמעינן לכסות יום - כגון מחרישה, משום דחיותיה הוא, אבל כסות לילה אימא לא; ואי כתיב כסות לילה - משום דמצטער, אבל כסות יום אימא לא.</text:span>] </text:p>
      <text:p text:style-name="Standard"/>
      <text:p text:style-name="Standard">והרי פאה, דרחמנא אמר <text:span text:style-name="T53">(ויקרא כג,כב)</text:span><text:span text:style-name="T45"> </text:span><text:span text:style-name="T47">[ובקצרכם את קציר ארצכם]</text:span><text:span text:style-name="T45"> לא תכלה פאת שדך בקצרך </text:span><text:span text:style-name="T47">[ולקט קצירך לא תלקט לעני ולגר תעזב אתם אני ה' אלקיכם]</text:span>, ותניא <text:span text:style-name="T53">[דומה לתוספתא מנחות פ"י מ"ז]</text:span>: '<text:span text:style-name="T79">מצות </text:span><text:soft-page-break/><text:span text:style-name="T79">פאה להפריש מן הקמה; לא הפריש מן הקמה - יפריש מן העמרים; לא הפריש מן העמרים - יפריש מן הכרי עד שלא מירחו </text:span><text:span text:style-name="T25">(</text:span><text:span text:style-name="T52">דאיקבע למעשר ולתרומה</text:span><text:span text:style-name="T25">)</text:span><text:span text:style-name="T79">; מירחו - מעשרו ונותן לו </text:span><text:span text:style-name="T25">(</text:span><text:span text:style-name="T52">מעשר תחילה ואחר כך נותן פאה</text:span><text:span text:style-name="T25">)</text:span><text:span text:style-name="T79">; משום רבי ישמעאל אמרו: אף מפריש מן העיסה</text:span>' - תיובתא דאביי <text:span text:style-name="T25">(</text:span><text:span text:style-name="T52">דאמר מהני, דהא הכא לא מהני</text:span><text:span text:style-name="T25">)</text:span>!?</text:p>
      <text:p text:style-name="Standard">אמר לך אביי: שאני התם דאמר קרא '<text:span text:style-name="T45">תעזוב</text:span>' '<text:span text:style-name="T45">תעזוב</text:span>' יתירא <text:span text:style-name="T25">(</text:span><text:span text:style-name="T56">תעזוב תעזוב</text:span><text:span text:style-name="T52"> תרי זימני כתיב </text:span><text:span text:style-name="T56">לעני ולגר תעזוב אותם</text:span><text:span text:style-name="T52"> חד ב'קדושים תהיו' </text:span><text:span text:style-name="T49">[</text:span><text:span text:style-name="T53">ויקרא יט,י:</text:span><text:span text:style-name="T49"> וכרמך לא תעולל ופרט כרמך לא תלקט לעני ולגר תעזב אתם אני ה' אלקיכם]</text:span><text:span text:style-name="T52"> וחד ב'אמור אל הכהנים' </text:span><text:span text:style-name="T49">[</text:span><text:span text:style-name="T53">ויקרא כג,כב:</text:span><text:span text:style-name="T57"> ובקצרכם את קציר ארצכם לא תכלה פאת שדך בקצרך ולקט קצירך לא תלקט לעני ולגר תעזב אתם אני ה' אלקיכם</text:span><text:span text:style-name="T47">]</text:span><text:span text:style-name="T52">, לאשמועינן מקרא דתעזוב יתירא דאף על גב דאישתני בידו - לא קנייה</text:span><text:span text:style-name="T25">)</text:span>.</text:p>
      <text:p text:style-name="Standard">ורבא אמר לך: יש לך עזיבה אחרת שכזו, ואיזו זה? - המפקיר כרמו, דתניא: '<text:span text:style-name="T79">המפקיר כרמו והשכים לשחר ובצרו - חייב בפרט ועוללות בשכחה ובפאה </text:span><text:span text:style-name="T25">(</text:span><text:span text:style-name="T52">ואף על גב דהפקר פטור מכל אלו, הפקר כי האי – חייב, דנפקא לן מ</text:span><text:span text:style-name="T56">תעזוב</text:span><text:span text:style-name="T52"> יתירא דבכולהו כתיב </text:span><text:span text:style-name="T56">תעזוב</text:span><text:span text:style-name="T52"> יתירא</text:span><text:span text:style-name="T25">)</text:span><text:span text:style-name="T79">, ופטור מן המעשר </text:span><text:span text:style-name="T25">(</text:span><text:span text:style-name="T52">דבמעשר לא כתיב 'תעזוב' יתירא, ולרבויי האי הפקר אתא </text:span><text:span text:style-name="T56">תעזוב</text:span><text:span text:style-name="T52">, </text:span><text:span text:style-name="T61">ולא לרבויי שינוי</text:span><text:span text:style-name="T52">, דהא בעלמא נמי לא מהני</text:span><text:span text:style-name="T25">)</text:span>'.<text:span text:style-name="T52"> </text:span></text:p>
      <text:p text:style-name="Standard"/>
      <text:p text:style-name="Standard">אמר ליה רב אחא בריה דרבא לרב אשי: והשתא דשנינן כל הני שינויי דאביי ורבא <text:span text:style-name="T25">(</text:span><text:span text:style-name="T52">דאיכא דמהני ואיכא דלא מהני, ובכולהו מודו אביי ורבא</text:span><text:span text:style-name="T25">)</text:span> במאי פליגי?</text:p>
      <text:p text:style-name="Standard">ברבית קצוצה קמיפלגי, וכדרבי אלעזר, דאמר רבי אלעזר: רבית קצוצה יוצאה בדיינין</text:p>
      <text:p text:style-name="Standard"/>
      <text:p text:style-name="Standard">(תמורה ו,ב)</text:p>
      <text:p text:style-name="Standard">אבק רבית אינה יוצאה בדיינין <text:span text:style-name="T25">(</text:span><text:span text:style-name="T52">אבק רבית הבא על ידי מכר, כגון: המוכר שדהו ואמר "אם מעכשיו אתה נותן לי הרי היא לך באלף זוז, ואם לגורן - בי"ב מנה", וברבית קצוצה קמיפלגי: אביי דאמר מהני, כרבי יוחנן, ורבא כרבי אלעזר, דהכא ליכא קרא לא הכי ולא הכי אלא בסברא פליגי</text:span><text:span text:style-name="T25">)</text:span>, ורבי יוחנן אמר: אפילו רבית קצוצה אינה יוצאה בדיינין.</text:p>
      <text:p text:style-name="Standard">אמר ליה <text:span text:style-name="T25">(</text:span><text:span text:style-name="T52">ופריך</text:span><text:span text:style-name="T25">)</text:span>: התם בסברא פליגי? <text:span text:style-name="T25">(</text:span><text:span text:style-name="T52">ודלמא</text:span><text:span text:style-name="T25">)</text:span> התם בקראי פליגי, דאמר רבי יצחק: מאי טעמא דרבי יוחנן? - אמר קרא <text:span text:style-name="T53">(יחזקאל יח,יג)</text:span><text:span text:style-name="T45"> בנשך נתן ותרבית לקח וחי לא יחיה </text:span><text:span text:style-name="T47">[את כל התועבות האלה עשה מות יומת דמיו בו יהיה]</text:span> - לחיים ניתן <text:span text:style-name="T25">(</text:span><text:span text:style-name="T52">כלומר: שלא יחיה</text:span><text:span text:style-name="T25">)</text:span>, ולא להישבון <text:span text:style-name="T25">(</text:span><text:span text:style-name="T52">ואפילו לרבא מהני, דהא כתיב קרא</text:span><text:span text:style-name="T25">)</text:span>.</text:p>
      <text:p text:style-name="Standard">רב אחא בר אדא אמר מהכא: <text:span text:style-name="T53">(ויקרא כה,לו)</text:span><text:span text:style-name="T45"> </text:span><text:span text:style-name="T47">[אל תקח מאתו נשך ותרבית]</text:span><text:span text:style-name="T45"> ויראת מאלהיך </text:span><text:span text:style-name="T47">[וחי אחיך עמך]</text:span><text:span text:style-name="T45"> </text:span><text:span text:style-name="T86">אני ה'</text:span> - למורא נתתיו ולא להישבון.</text:p>
      <text:p text:style-name="Standard">רבא אמר מהכא: '<text:span text:style-name="T45">התועבות האל עשה מות יומת דמיו בו יהיה</text:span> <text:span text:style-name="T53">פסוק י:</text:span><text:span text:style-name="T45"> והוליד בן פריץ שופך דם </text:span><text:span text:style-name="T47">[ועשה אח מאחד מאלה]</text:span> - הוקשו מלוי רבית לשופכי דמים: מה שופכי דמים לא ניתנו להישבון - אף מלוי רבית לא ניתנו להישבון.</text:p>
      <text:p text:style-name="Standard">ואמר רב נחמן בר יצחק: מאי טעמא דרבי אלעזר? - דאמר קרא: <text:span text:style-name="T53">(ויקרא כה,לו)</text:span><text:span text:style-name="T47"> [אל תקח מאתו נשך ותרבית ויראת מאלהיך]</text:span><text:span text:style-name="T45"> וחי אחיך עמך</text:span>: אהדר ליה כי היכי דניחי עמך; ואלא במאי קמיפלגי אביי ורבא? - בשינוי קונה <text:span text:style-name="T25">(</text:span><text:span text:style-name="T52">דאביי סבר שינוי ששינה ועבר על דעת המקום קונה, בר מהיכא דכתיבי קראי; ולרבא לא קני אלא היכא דכתיבי קראי. ולא איתפרש לן דליהוי מידי בינייהו אלא תירוצי דהני תיובתא, דמר אית ליה דמשום דמהני ולא מהני הוא, ומר אית ליה משום טעמא דקראי.</text:span></text:p>
      <text:p text:style-name="Standard"><text:span text:style-name="T52">ונראה בעיני דמצינו למימר </text:span><text:span text:style-name="T71">בשינוי קונה</text:span><text:span text:style-name="T52"> כגון '</text:span><text:span text:style-name="T65">גוזל עצים ועשאן כלים, צמר ועשאן בגדים</text:span><text:span text:style-name="T52">' דלאביי קנה ואינו משלם אלא עצים וצמר, ולרבא לא קנה ומשלם הבגדים והכלים, וכי פרכינן לעיל לרבא מהא דקתני </text:span><text:span text:style-name="T53">[בבא קמא פ"ט מ"א]</text:span><text:span text:style-name="T52"> '</text:span><text:span text:style-name="T65">הגוזל עצים ועשאן כלים</text:span><text:span text:style-name="T52"> כו' - לא תימא 'שאני התם דכתיב </text:span><text:span text:style-name="T53">(ויקרא ה,כג)</text:span><text:span text:style-name="T52"> </text:span><text:span text:style-name="T56">אשר גזל</text:span><text:span text:style-name="T52">, אלא הכי תימא: אנא דאמרי כמאן דאמר שינוי לא קני, דפלוגתא היא בבבא קמא בפרק 'מרובה' </text:span><text:span text:style-name="T53">(דף סו.)</text:span><text:span text:style-name="T52"> וב'הגוזל קמא' </text:span><text:span text:style-name="T53">(שם צד.)</text:span><text:span text:style-name="T52"> דאיכא למאן דאמר שינוי קונה, ומפיק טעמא מ</text:span><text:span text:style-name="T56">אשר גזל</text:span><text:span text:style-name="T52"> = כעין שגזל, ואיכא למאן דאמר שינוי לא קני, ויליף מ</text:span><text:span text:style-name="T56">והשיב את הגזילה</text:span><text:span text:style-name="T52"> </text:span><text:span text:style-name="T53">(ויקרא ה,כג)</text:span><text:span text:style-name="T52"> מכל מקום, אם כן מה תלמוד לומר </text:span><text:span text:style-name="T56">אשר גזל</text:span><text:span text:style-name="T52">? לומר שאינו מוסיף חומש על גזל אביו</text:span><text:span text:style-name="T25">)</text:span>. </text:p>
      <text:p text:style-name="Standard">לישנא אחרינא: בהני שינויי דשנינן ברבית קצוצה: לאביי לא מהדר רבית, לרבא מהדר רבית. </text:p>
      <text:p text:style-name="Standard">והא אביי נמי סבר מפקינן ריבית קצוצה בדיינין, דאמר אביי: הדין דמסיק בחבריה ארבע זוזי בריביתא, ויהביה ליה למלוה בחנותיה גלימא דשוי חמשא בארבעה, כי מפקינן מיניה - ארבעה מפקינן מיניה, והאי זוזא - במתנה הוא דיהב ליה; ורבא אמר: חמשא מפקינן מיניה; מאי טעמא? - כולה בתורת ריביתא קאתי לידיה!</text:p>
      <text:p text:style-name="Standard">אלא כי קא מיפלגי אביי ורבא - בשינוי קונה.</text:p>
      <text:p text:style-name="Standard"><text:span text:style-name="T25">(</text:span><text:span text:style-name="T52">ובין האי לישנא ללישנא דשמיע לי בשינוי קונה ליכא מידי אלא זה ירושלמי וזה בבלי.</text:span><text:span text:style-name="T25">)</text:span> </text:p>
      <text:p text:style-name="Standard"/>
      <text:p text:style-name="Standard"><text:soft-page-break/>תנו רבנן <text:span text:style-name="T53">[ספרא אמור פרשתא ז משניות ד-ה]</text:span>: '<text:span text:style-name="T53">(ויקרא כב,כ)</text:span><text:span text:style-name="T45"> </text:span><text:span text:style-name="T46">כל אשר בו מום </text:span><text:span text:style-name="T12">לא תקריבו</text:span><text:span text:style-name="T46"> </text:span><text:span text:style-name="T47">[כי לא לרצון יהיה לכם]</text:span><text:span text:style-name="T79"> מה תלמוד לומר? אם בלא תשחטו - הרי כבר אמור למטה </text:span><text:span text:style-name="T25">(</text:span><text:span text:style-name="T52">שלא ישחטו בעל מום למזבח ולקמן מפרש לה והקטרה נמי וזריקת דמו לקמן מפרש</text:span><text:span text:style-name="T25">)</text:span><text:span text:style-name="T79">! אלא מה תלמוד לומר בל תקריבו? = בל תקדישו;</text:span> <text:span text:style-name="T53">[משנה ה]</text:span><text:span text:style-name="T79"> מכאן אמרו: המקדיש בעלי מומין לגבי מזבח </text:span><text:span text:style-name="T25">(</text:span><text:span text:style-name="T52">והקטירן כולן לעולה</text:span><text:span text:style-name="T25">)</text:span><text:span text:style-name="T79"> עובר משום חמשה שמות: משום בל תקריבו, בל תקדישו, בל תשחטו, ומשום בל תזרקו, ומשום בל תקטירו כולו ומשום בל תקטירו מקצתו </text:span><text:span text:style-name="T25">(</text:span><text:span text:style-name="T52">לקמן יליף להו</text:span><text:span text:style-name="T25">)</text:span><text:span text:style-name="T79">! משום רבי יוסי ברבי יהודה אמרו: אף קבלת הדם</text:span>'.</text:p>
      <text:p text:style-name="Standard">אמר מר: '<text:span text:style-name="T74">אם בל תשחטו הרי אמור למטה</text:span>' - היכן אמור?</text:p>
      <text:p text:style-name="Standard">דתניא <text:span text:style-name="T53">[ספרא אמור פרשתא ז פרק ז משנה א]</text:span>: '<text:span text:style-name="T53">(ויקרא כב,כב)</text:span><text:span text:style-name="T75"> עורת או שבור או חרוץ או יבלת לא תקריבו </text:span><text:span text:style-name="T47">[אלה לה' ואשה לא תתנו מהם על המזבח לה']</text:span><text:span text:style-name="T79"> מה תלמוד לומר? אם בל תקדישו - הרי כבר אמור למעלה! אלא מה תלמוד לומר בל תקריבו = בל תשחטו</text:span>'</text:p>
      <text:p text:style-name="Standard"/>
      <text:p text:style-name="Standard"><text:span text:style-name="T53">[ספרא אמור פרשתא ז פרק ז משנה ד]</text:span><text:span text:style-name="T51"> </text:span>'<text:span text:style-name="T53">(ויקרא כב,כב)</text:span><text:span text:style-name="T45"> </text:span><text:span text:style-name="T47">[עורת או שבור או חרוץ או יבלת לא תקריבו אלה לה'] </text:span><text:span text:style-name="T45">ואשה לא תתנו מהם </text:span><text:span text:style-name="T47">[על המזבח לה']</text:span>'<text:span text:style-name="T79"> אלו אשים </text:span><text:span text:style-name="T25">(</text:span><text:span text:style-name="T52">הקטרת אימורין</text:span><text:span text:style-name="T25">)</text:span><text:span text:style-name="T79">; </text:span></text:p>
      <text:p text:style-name="P13">אין לי אלא כולן, מקצתן מנין?</text:p>
      <text:p text:style-name="Standard"><text:span text:style-name="T79">תלמוד לומר '</text:span><text:span text:style-name="T46">מהם</text:span><text:span text:style-name="T79">';</text:span></text:p>
      <text:p text:style-name="P13">זריקת דמים מנין?</text:p>
      <text:p text:style-name="Standard"><text:span text:style-name="T79">תלמוד לומר: '</text:span><text:span text:style-name="T46">על המזבח</text:span><text:span text:style-name="T79">'</text:span><text:span text:style-name="T46">;</text:span></text:p>
      <text:p text:style-name="Standard"><text:span text:style-name="T79">'</text:span><text:span text:style-name="T46">'לה'</text:span><text:span text:style-name="T79">' - לרבות שעיר המשתלח </text:span><text:span text:style-name="T25">(</text:span><text:span text:style-name="T52">שהמקדישו בעל מום - לוקה משום </text:span><text:span text:style-name="T56">לא תקדישו</text:span><text:span text:style-name="T25">)</text:span>'.<text:span text:style-name="T52"> </text:span></text:p>
      <text:p text:style-name="P9">[שעיר המשתלח הרי הוא אחד משני שעירים דומים מאד שהוקדשו, ןמהם מבדילים בגורל אחד לחטאת, וכיצד הוקדש בעל מום – וכי שניהם בעלי מומין? אלא לפי הדעה שאם אבד אין צריך להגריל מחדש אלא לוקחים שעיר ללא גורל להיות שעיר משתלח, והוא בעל מום.]</text:p>
      <text:p text:style-name="Standard">ו'<text:span text:style-name="T45">לה'</text:span>' - לרבות הוא? והתניא <text:span text:style-name="T53">[ספרא אחרי מות פרשתא ו משנה ה]</text:span> <text:span text:style-name="T25">(</text:span><text:span text:style-name="T52">בשחוטי חוץ כתיב: </text:span><text:span text:style-name="T53">ויקרא יז,ד:</text:span><text:span text:style-name="T47"> ואל פתח אהל מועד לא הביאו להקריב </text:span><text:span text:style-name="T11">קרבן</text:span><text:span text:style-name="T47"> לה' לפני משכן ה' דם יחשב לאיש ההוא דם שפך ונכרת האיש ההוא מקרב </text:span><text:span text:style-name="T56">עמו</text:span><text:span text:style-name="T52"> ומהדר אדלעיל בתורת כהנים, דקתני לעיל </text:span><text:span text:style-name="T53">[ספרא אחרי מות פרשתא ו משנה ה]</text:span><text:span text:style-name="T52">: '</text:span><text:span text:style-name="T65">יכול השוחט חולין בפנים יהא חייב? - תלמוד לומר: </text:span><text:span text:style-name="T64">קרבן</text:span><text:span text:style-name="T65">: על הקרבן הוא חייב ואינו חייב על החולין</text:span><text:span text:style-name="T52">'</text:span><text:span text:style-name="T25">)</text:span><text:span text:style-name="T79"> אי '</text:span><text:span text:style-name="T46">קרבן</text:span><text:span text:style-name="T79">', שומע אני אף קדשי בדק הבית שנקראו 'קרבן', כענין שנאמר </text:span><text:span text:style-name="T53">(במדבר לא,נ)</text:span><text:span text:style-name="T46"> ונקרב את קרבן ה' </text:span><text:span text:style-name="T47">[איש אשר מצא כלי זהב אצעדה וצמיד טבעת עגיל וכומז לכפר על נפשתינו לפני ה']</text:span><text:span text:style-name="T79"> - תלמוד לומר: '</text:span><text:span text:style-name="T46">ואל פתח אהל מועד </text:span><text:span text:style-name="T47">[לא הביאו להקריב...]</text:span><text:span text:style-name="T79">' </text:span><text:span text:style-name="T25">(</text:span><text:span text:style-name="T52">כלומר: אי </text:span><text:span text:style-name="T56">קרבן</text:span><text:span text:style-name="T52"> קא דרשת, שומע אני אפילו השוחט בדק הבית בחוץ יהא חייב כרת, שהרי הם נקראו 'קרבן', כענין שנאמר </text:span><text:span text:style-name="T56">ונקרב את קרבן ה'</text:span><text:span text:style-name="T52"> וגו' </text:span><text:span text:style-name="T56">כלי זהב אצעדה וצמיד</text:span><text:span text:style-name="T52"> דהיינו למלאכת המשכן</text:span><text:span text:style-name="T25">)</text:span><text:span text:style-name="T79">: הראוי לפתח אהל מועד חייבין עליו משום שוחטי חוץ, שאין ראוי לפתח אהל מועד </text:span><text:span text:style-name="T25">(</text:span><text:span text:style-name="T52">כגון קדשי בדק הבית, שאינם ראויין לבא לפתח אהל מועד, שהרי בעלי מומין הן, דאמרן לעיל 'המתפיס תמימין לבדק הבית עובר בלא תעשה'</text:span><text:span text:style-name="T25">)</text:span><text:span text:style-name="T79"> אין חייבין עליו משום שוחטי חוץ; </text:span></text:p>
      <text:p text:style-name="Standard"><text:span text:style-name="T79">אוציא אני את אלו ולא אוציא פרת חטאת </text:span><text:span text:style-name="T25">(</text:span><text:span text:style-name="T52">פרה אדומה: שאם שחטה בחוץ שלא כמצוותה: שלא על גבי מערכתה - שיתחייב כרת</text:span><text:span text:style-name="T25">)</text:span><text:span text:style-name="T79"> ושעיר המשתלח </text:span><text:span text:style-name="T25">(</text:span><text:span text:style-name="T52">וכן שעיר המשתלח אם שחטו בחוץ יתחייב כרת</text:span><text:span text:style-name="T25">)</text:span><text:span text:style-name="T79">, שהן ראויין לפתח אהל מועד </text:span><text:span text:style-name="T25">(</text:span><text:span text:style-name="T52">שהרי תמימין הן: דבפרה כתיב </text:span><text:span text:style-name="T53">(במדבר יט,ב)</text:span><text:span text:style-name="T52"> </text:span><text:span text:style-name="T56">אשר אין בה מום</text:span><text:span text:style-name="T52">, ושעיר מרבינן לעיל שלא יהא בו מום</text:span><text:span text:style-name="T25">)</text:span><text:span text:style-name="T79">?</text:span></text:p>
      <text:p text:style-name="Standard"><text:span text:style-name="T79">תלמוד לומר '</text:span><text:span text:style-name="T46">לה'</text:span><text:span text:style-name="T79">': מי שמיוחדין לה', יצאו אלו שאין מיוחדין לה'</text:span>' <text:span text:style-name="T25">(</text:span><text:span text:style-name="T52">אלמא </text:span><text:span text:style-name="T56">לה'</text:span><text:span text:style-name="T52"> -להוציא שעיר הוא</text:span><text:span text:style-name="T25">)</text:span><text:span text:style-name="T51">!</text:span></text:p>
      <text:p text:style-name="Standard">אמר רבא: התם מעניינא דקרא: '<text:span text:style-name="T45">ואל פתח</text:span>' לרבות <text:span text:style-name="T25">(</text:span><text:span text:style-name="T52">מרבה כל התמימין הקדושין להתחייב עליהן בחוץ</text:span><text:span text:style-name="T25">)</text:span> - '<text:span text:style-name="T45">לה'</text:span>' להוציא <text:span text:style-name="T25">(</text:span><text:span text:style-name="T56">לה'</text:span><text:span text:style-name="T52"> תו למה לי? ודאי להוציא הוא</text:span><text:span text:style-name="T25">)</text:span>; הכא, ד'<text:span text:style-name="T45">אשה</text:span>' להוציא <text:span text:style-name="T25">(</text:span><text:span text:style-name="T52">גבי בעלי מומין כתיב </text:span><text:span text:style-name="T53">(ויקרא כב,כב)</text:span><text:span text:style-name="T52"> </text:span><text:span text:style-name="T56">ואשה לא תתנו מהם</text:span><text:span text:style-name="T52"> וגו', ומשמע: העולה לאישים חייב עליו מקדישו בעל מום משום </text:span><text:span text:style-name="T56">לא תקדישו</text:span><text:span text:style-name="T52">, אבל שאינו עולה לאשים – לא, ואימעיט ליה שעיר</text:span><text:span text:style-name="T25">)</text:span> – <text:span text:style-name="T25">(</text:span><text:span text:style-name="T52">הילכך </text:span><text:span text:style-name="T56">לה'</text:span><text:span text:style-name="T52"> להוציא למה לי? הא מיעטיה מ</text:span><text:span text:style-name="T56">ואשה</text:span><text:span text:style-name="T52">!? אלא ודאי</text:span><text:span text:style-name="T25">)</text:span> '<text:span text:style-name="T45">לה'</text:span>' לרבות <text:span text:style-name="T25">(</text:span><text:span text:style-name="T52">דאסור לאקדושיה</text:span><text:span text:style-name="T25">)</text:span>. </text:p>
      <text:p text:style-name="Standard"><text:span text:style-name="T38">[ומקשה הגמרא:]</text:span> טעמא דכתב קרא '<text:span text:style-name="T45">לה'</text:span>' - הוא דלא מייתי שעיר המשתלח, הא לא רבי קרא '<text:span text:style-name="T45">לה'</text:span>' הוה אמינא שעיר המשתלח בעל מום שפיר דמי <text:span text:style-name="T25">(</text:span><text:span text:style-name="T52">לאקדושיה</text:span><text:span text:style-name="T25">)</text:span>? מכדי 'אין הגורל <text:span text:style-name="T25">(</text:span><text:span text:style-name="T52">של שֵׁם</text:span><text:span text:style-name="T25">)</text:span> קובע אלא בדבר הראוי <text:span text:style-name="T25">(</text:span><text:span text:style-name="T52">הראוי לשם: דכי מייתי ומגריל לא ידע אהי מינייהו סליק גורל של שם</text:span><text:span text:style-name="T25">)</text:span>' <text:span text:style-name="T25">(</text:span><text:span text:style-name="T52">הלכך בעל כרחיך תרוייהו בעינן תמימין, וקרא למה לי</text:span><text:span text:style-name="T25">)</text:span>?</text:p>
      <text:p text:style-name="Standard">אמר רב יוסף: הא מני? - חנן המצרי היא, דאמר: אפילו דם בכוס מביא חבירו ומזווג ליה.</text:p>
      <text:p text:style-name="Standard">נהי דשמעת ליה לחנן המצרי דלא הוי דיחוי, דלא צריך הגרלה מי שמעת ליה? דילמא מייתי ומגריל?</text:p>
      <text:p text:style-name="Standard"><text:soft-page-break/>אלא אמר רב יוסף: הא מני? - רבי שמעון היא, דתניא: '<text:span text:style-name="T74">מת אחד מהן - מביא חבירו בלא הגרלה, דברי רבי שמעון</text:span>'.</text:p>
      <text:p text:style-name="Standard"/>
      <text:p text:style-name="Standard"><text:span text:style-name="T52">לישנא אחרינא ברש"י: </text:span><text:span text:style-name="T71">והא אין הגורל קובע </text:span><text:span text:style-name="T52">כו' </text:span><text:span text:style-name="T71">אמר רב יוסף הא מני חנן המצרי היא</text:span><text:span text:style-name="T52"> דלא בעי הגרלה, דתניא: '</text:span><text:span text:style-name="T65">חנן המצרי אומר: אפילו דמו</text:span><text:span text:style-name="T52"> - של שעיר הנעשה בפנים - </text:span><text:span text:style-name="T56">בכוס</text:span><text:span text:style-name="T52"> – ומת, כלומר: שכבר נשחט ומת שעיר המשתלח </text:span><text:span text:style-name="T71">מביא חבירו</text:span><text:span text:style-name="T52">: מביא שעיר אחר מן השוק ומזווג לו ומעמידו אצל הדם להראות שחבירו הוא, ואחר כך משלחו - אלמא לא בעי הגרלה, וליכא למפרך הא דפרכינן הלכך איצטריך קרא! </text:span></text:p>
      <text:p text:style-name="Standard"/>
      <text:p text:style-name="Standard"><text:span text:style-name="T52">וקפריך: אימור דשמעת ליה לחנן דלית ליה דחויין: דלא יביא שנים אחרים ויגריל וישחוט האחד לַשֵּׁם והאחר לעזאזל, והראשון שכבר נשחט ידחה וישפך דמו לאיבוד, </text:span><text:span text:style-name="T71">דלית ליה הגרלה מי שמעת ליה</text:span><text:span text:style-name="T52"> דלמא לעולם יביא שנים מן השוק ויגריל, ואותו שיפול עליו הגורל לעזאזל - יעמד עם דם שבכוס, וישלחנו, והדם שבכוס מזה ממנו כמשפטו, ואותו שנפל עליו הגורל לשם ירעה עד שיסתאב? </text:span></text:p>
      <text:p text:style-name="Standard"/>
      <text:p text:style-name="Standard"><text:span text:style-name="T71">הא מני</text:span><text:span text:style-name="T52"> דמצריך קרא לרבות שעיר דלא ליהוי בעל מום? - </text:span><text:span text:style-name="T71">רבי שמעון הוא</text:span><text:span text:style-name="T52"> דלית ליה הגרלה.</text:span></text:p>
      <text:p text:style-name="Standard"><text:span text:style-name="T52">והכי הוי מסקנא, ותו לא פריך מידי; והגירסא </text:span><text:span text:style-name="T71">אימור דשמעת ליה לרבי שמעון</text:span><text:span text:style-name="T52"> כו' - שבשתא היא, דהא במסכת יומא </text:span><text:span text:style-name="T53">(דף סג:)</text:span><text:span text:style-name="T52"> תנינן לה לכולה סוגיא, ולא פרכינן התם מידי - בפרק 'שני שעירי'!</text:span></text:p>
      <text:p text:style-name="Standard">רבא אמר: לא! נצרכא כגון שהומם <text:span text:style-name="T25">(</text:span><text:span text:style-name="T52">לאחר הגרלה</text:span><text:span text:style-name="T25">)</text:span> בו ביום וחיללו על חבירו <text:span text:style-name="T25">(</text:span><text:span text:style-name="T52">והוא בעל מום נמי, וקא משמע לן דהאי שחיללו לקי משום דהקדיש בעל מום; ולהכי נקט 'חיללו': דאי לאו דחיללו על בעל מום - ליכא מלקות ד</text:span><text:span text:style-name="T56">לא תקדישו</text:span><text:span text:style-name="T52"> על השני</text:span><text:span text:style-name="T25">)</text:span>:</text:p>
      <text:p text:style-name="Standard"><text:s/></text:p>
      <text:p text:style-name="Standard">(תמורה ז,א)</text:p>
      <text:p text:style-name="Standard">סלקא דעתא אמינא בשלמא מעיקרא <text:span text:style-name="T25">(</text:span><text:span text:style-name="T52">בעינן תמימין משום ד</text:span><text:span text:style-name="T25">)</text:span>לא ידענא אי האי מיקבע לַשֵּׁם <text:span text:style-name="T25">(</text:span><text:span text:style-name="T37">[או]</text:span><text:span text:style-name="T52"> אי האי מיקבע לשם</text:span><text:span text:style-name="T25">)</text:span>, אבל הכא - כיון דאינכר שם לא לקי - קא משמע לן.</text:p>
      <text:p text:style-name="Standard"><text:span text:style-name="T60">(</text:span><text:span text:style-name="T71">רבא אמר כגון שהומם</text:span><text:span text:style-name="T52"> כו'. - כדפרישית לעיל, נראה ברור דכך היה הגירסא לפני רש"י: </text:span><text:span text:style-name="T71">דכרעיה דראשון הוא</text:span><text:span text:style-name="T52">; ותירוצא דמתרץ 'כגון שהיה לו [חולה] בתוך ביתו כו' - לא גרסינן ליה, ושבשתא הוא: דלא איירי הכא במחוסר זמן כלל; אבל במסכת יומא (שם) תנינן לה בההיא סוגיא [רומייא] דמחוסר זמן היא, והא ליכא למימר 'אם אינו עניין לבעל מום תנהו עניין למחוסר זמן' דהא נפקא לן מחוסר זמן בשעיר המשתלח מ</text:span><text:span text:style-name="T56">לה'</text:span><text:span text:style-name="T52"> דאידך קרא: </text:span><text:span text:style-name="T56">ומיום השמיני והלאה</text:span><text:span text:style-name="T52"> וגו' - מהכא נפקא במסכת יומא.</text:span><text:span text:style-name="T60">)</text:span><text:span text:style-name="T52"> </text:span></text:p>
      <text:p text:style-name="Standard"/>
      <text:p text:style-name="Standard">אמר מר: '<text:span text:style-name="T74">משום רבי יוסי ברבי יהודה אף קבלת הדם</text:span>' - מאי טעמא דרבי יוסי ברבי יהודה?</text:p>
      <text:p text:style-name="Standard">אמר קרא: <text:span text:style-name="T53">(ויקרא כב,כד)</text:span><text:span text:style-name="T45"> ומעוך וכתות ונתוק וכרות </text:span><text:span text:style-name="T47">[</text:span><text:span text:style-name="T11">לא תקריבו</text:span><text:span text:style-name="T47"> לה' ובארצכם לא תעשו]</text:span> - זו קבלת הדם שאמר רבי יוסי ברבי יהודה.</text:p>
      <text:p text:style-name="Standard">ולתנא קמא, האי '<text:span text:style-name="T45">לא תקריבו</text:span>' למה לי?</text:p>
      <text:p text:style-name="Standard">מיבעי ליה לזריקת דמים.</text:p>
      <text:p text:style-name="Standard">והא נפקא ליה מ'<text:span text:style-name="T45">על המזבח</text:span>' <text:span text:style-name="T45">[</text:span><text:span text:style-name="T53">(ויקרא כב,כב)</text:span><text:span text:style-name="T45"> </text:span><text:span text:style-name="T47">[עורת או שבור או חרוץ או יבלת לא תקריבו אלה לה' ואשה לא תתנו מהם </text:span><text:span text:style-name="T11">על המזבח</text:span><text:span text:style-name="T47"> לה']</text:span>?</text:p>
      <text:p text:style-name="Standard">אורחיה דקרא דמשתעי הכי.</text:p>
      <text:p text:style-name="Standard">ורבי יוסי ברבי יהודה, נמי אורחיה דקרא הוא?</text:p>
      <text:p text:style-name="Standard">אין הכי נמי, אלא קבלת הדם מנא ליה? - נפקא ליה מהא <text:span text:style-name="T53">(ויקרא כב,כה)</text:span><text:span text:style-name="T45"> ומיד בן נכר לא תקריבו </text:span><text:span text:style-name="T47">[את לחם אלקיכם מכל אלה כי משחתם בהם מום בם לא ירצו לכם]</text:span> - זו היא קבלת הדם שאמר רבי יוסי ברבי יהודה.</text:p>
      <text:p text:style-name="Standard">ולתנא קמא, האי '<text:span text:style-name="T45">לא תקריבו</text:span>' למה לי? </text:p>
      <text:p text:style-name="Standard">מיבעי ליה להאי: סלקא דעתא אמינא 'הואיל ולא נצטוו בני נח אלא על מחוסר אברים' <text:span text:style-name="T25">(</text:span><text:span text:style-name="T52">בני נח נצטוו מלהקריב מחוסרי אברים, כדאמרינן בפרק קמא דעבודה זרה </text:span><text:span text:style-name="T53">(דף ה:)</text:span><text:span text:style-name="T52">, אבל על מום אחר לא נצטוו במזבח דידהו, ואי לא כתיב </text:span><text:span text:style-name="T56">לא תקריבו</text:span><text:span text:style-name="T52"> מאת בן נכר את כל אלה </text:span><text:span text:style-name="T37">[אולי צ"ל </text:span><text:span text:style-name="T53">(ויקרא כב,כה)</text:span><text:span text:style-name="T47"> ומיד בן נכר לא תקריבו ... מכל אלה</text:span><text:span text:style-name="T37">]</text:span><text:span text:style-name="T52"> דמשמע </text:span><text:span text:style-name="T61">בעל מום</text:span><text:span text:style-name="T52"> לא יקבלו מן העובד כוכבים להקריב</text:span><text:span text:style-name="T25">)</text:span> לא שנא במזבח דידהו ולא שנא במזבח דידן - קא משמע לן.</text:p>
      <text:p text:style-name="Standard"/>
      <text:p text:style-name="Standard">לישנא אחרינא: '<text:span text:style-name="T74">רבי יוסי ברבי יהודה אומר: אף על קבלת הדם</text:span>' - מאי טעמא?</text:p>
      <text:p text:style-name="Standard">דכתיב <text:span text:style-name="T53">(ויקרא כב,כד)</text:span><text:span text:style-name="T45"> ומעוך וכתות </text:span><text:span text:style-name="T47">[ונתוק וכרות]</text:span><text:span text:style-name="T45"> לא תקריבו </text:span><text:span text:style-name="T47">[לה' ובארצכם לא תעשו]</text:span> - זו קבלת הדם, וזריקה נפקא ליה מ'<text:span text:style-name="T45">על המזבח</text:span>' <text:span text:style-name="T47">[</text:span><text:span text:style-name="T53">(ויקרא כב,כב)</text:span><text:span text:style-name="T45"> </text:span><text:span text:style-name="T47">[עורת או שבור או חרוץ או יבלת לא תקריבו אלה לה' ואשה לא תתנו מהם </text:span><text:span text:style-name="T11">על המזבח</text:span><text:span text:style-name="T47"> לה']</text:span>.</text:p>
      <text:p text:style-name="Standard"><text:s/>ולרבנן נמי תיפוק להו זריקה מן '<text:span text:style-name="T45">על המזבח</text:span>'?</text:p>
      <text:p text:style-name="Standard">הכי נמי, ואלא '<text:span text:style-name="T45">לא תקריבו</text:span>' ד'<text:span text:style-name="T45">מעוך</text:span>' למאי אתא? - מפקינן לבמת יחיד.</text:p>
      <text:p text:style-name="Standard"><text:soft-page-break/>ולרבי יוסי ברבי יהודה, האי מיבעי ליה לבמת יחיד?</text:p>
      <text:p text:style-name="Standard">אין הכי נמי.</text:p>
      <text:p text:style-name="Standard">אלא '<text:span text:style-name="T45">תקריבו</text:span>' דקבלה מנא ליה?</text:p>
      <text:p text:style-name="Standard">'<text:span text:style-name="T45">מיד בן נכר לא תקריבו</text:span>' - זו קבלת הדם. </text:p>
      <text:p text:style-name="Standard">ורבנן?</text:p>
      <text:p text:style-name="Standard">אצטריך: סלקא דעתא אמינא 'הואיל ובני נח אין מצווין אלא על מחוסר אבר בבמה דלהון <text:span text:style-name="T25">(</text:span><text:span text:style-name="T52">בבמת יחיד שעשה העובד כוכבים לשמים</text:span><text:span text:style-name="T25">)</text:span>, דלמא אנן נמי נקביל מינהון' - קא משמע לן '<text:span text:style-name="T45">מכל אלה</text:span>' דלא מקבלינן <text:span text:style-name="T25">(</text:span><text:span text:style-name="T52">כלומר: להכי לא מקבלינן: דהא כתיב בההוא קרא </text:span><text:span text:style-name="T56">מכל אלה</text:span><text:span text:style-name="T52">, דמשמע: לא תקבל בעל מום - הכי נמי לדידהו במזבח המיוחד להם</text:span><text:span text:style-name="T25">)</text:span>.<text:span text:style-name="T52"> </text:span></text:p>
      <text:p text:style-name="Standard">מתקיף לה ריש לקיש <text:span text:style-name="T25">(</text:span><text:span text:style-name="T52">לעיל קא מהדר דקתני דעובר בחמשה שמות</text:span><text:span text:style-name="T25">)</text:span>: שמא לא שנינו <text:span text:style-name="T25">(</text:span><text:span text:style-name="T52">דילקה משום 'לא תקדישו'</text:span><text:span text:style-name="T25">)</text:span> אלא בתם שנעשה בעל מום ועובר <text:span text:style-name="T25">(</text:span><text:span text:style-name="T52">משום דאיכא למימר 'הואיל ומעיקרא תם הוה, סבר אף על פי שנפל בו מום אקדישנו ואקריבנו', וכיון דמצינו לאסוקי אדעתיה דלהקרבה אקדשיה - לקי</text:span><text:span text:style-name="T25">)</text:span>, דאי בעל מום מעיקרא <text:span text:style-name="T25">(</text:span><text:span text:style-name="T52">ממעי אמו</text:span><text:span text:style-name="T25">)</text:span> - דיקלא בעלמא הוא <text:span text:style-name="T25">(</text:span><text:span text:style-name="T52">דאיכא למימר דלא אסיק אדעתיה דחזי לאקרוביה, אלא לדמי אקדשיה ולא לקי</text:span><text:span text:style-name="T25">)</text:span>!</text:p>
      <text:p text:style-name="P5"><text:span text:style-name="T52">תוספות ד"ה אלא בתם ונעשה בעל מום. דאיכא למימר 'הואיל מעיקרא תם הוה סבר אף על פי שנפל בו מום אקדישנו ואקריבנו' וכיון דלהקרבה מצינו [למימר] דאסוקי אדעתיה דאקדשינהו – לילקי, אבל בבעל מום מעיקרו ממעי אמו - </text:span><text:span text:style-name="T71">דיקלא בעלמא</text:span><text:span text:style-name="T52"> הוא ואיכא למימר דלא אסיק אדעתיה דחזי לאקרובי - לשון רש"י;</text:span></text:p>
      <text:p text:style-name="P18">וקשה להר"ר מר: היכי מצינו למימר דלא אסיק אדעתיה לאקרובי? והלא התרו בו 'לא תקריב בעל מום למזבח', והא קבל עליו התראה ואמר 'על מנת כן אני עושה' - דבלאו הכי לא לקי!?</text:p>
      <text:p text:style-name="P5"><text:span text:style-name="T52">לכ"נ להר"ם לפרש: דלא קאי ר"ש בן לקיש א'בל תקדישו' אלא א'בל תקטירו' וא'בל תזרקו', והכי פירושו: לא שנו דעובר א'בל תקטירו' וא'בל תזרקו' אלא כשהקדישו תם ונעשה בעל מום, דכיון דחלה עליו קדושת מזבח קודם שהומם - אסיק אדעתיה דחזי להקרבה, אבל בעל מום מעיקרו קודם קדושה - </text:span><text:span text:style-name="T71">דיקלא בעלמא</text:span><text:span text:style-name="T52"> הוא, דלא מסיק אדעתיה דחזי להקרבה - ולא לקי.</text:span></text:p>
      <text:p text:style-name="P5"/>
      <text:p text:style-name="Standard">אמר ליה רבי חייא בר יוסף: <text:span text:style-name="T53">(ויקרא כב,כג)</text:span><text:span text:style-name="T45"> </text:span><text:span text:style-name="T47">[ושור ושה]</text:span><text:span text:style-name="T45"> שרוע וקלוט </text:span><text:span text:style-name="T47">[נדבה תעשה אתו ולנדר לא ירצה]</text:span> <text:span text:style-name="T25">(</text:span><text:span text:style-name="T52">שרוע = שנשתברה אחד מאבריו; קלוט = שפרסותיו קלוטים</text:span><text:span text:style-name="T25">)</text:span> כתיב בפרשה <text:span text:style-name="T25">(</text:span><text:span text:style-name="T52">ועלייהו כתיב לא תקריבו בוי"ו דדרשינן 'לא תקדישו'</text:span><text:span text:style-name="T25">)</text:span>, והני בעלי מומין מעיקרא נינהו!</text:p>
      <text:p text:style-name="Standard">אמר ליה: שמא לא שנינו <text:span text:style-name="T25">(</text:span><text:span text:style-name="T52">שיהא חייב משום הקדשה</text:span><text:span text:style-name="T25">)</text:span> אלא בתמורה, דתנן <text:span text:style-name="T53">[תמורה פ"ב מ"ג]</text:span>: '<text:span text:style-name="T74">חומר בתמורה מבזבח </text:span><text:span text:style-name="T38">[במשנה: 'מבקדשים']</text:span><text:span text:style-name="T74"> שכן קדושה חלה על בעל מום קבוע</text:span>' <text:span text:style-name="T25">(</text:span><text:span text:style-name="T52">לפי שהתמורה חלה על בעל מום קבוע, וקדוש קדושה גמורה, שאינה יוצאה לחולין ליגזז וליעבד אפילו על ידי פדיון, אלא הויא כשאר קדשים שקדם הקדשן את מומן; והך משנה - לקמן בפרק שני </text:span><text:span text:style-name="T53">(דף טז:)</text:span><text:span text:style-name="T52"> כדכתיב </text:span><text:span text:style-name="T54">[</text:span><text:span text:style-name="T53">ויקרא כז,י:</text:span><text:span text:style-name="T57"> </text:span><text:span text:style-name="T35">לא יחליפנו ולא ימיר אתו]</text:span><text:span text:style-name="T34"> טוב ברע או רע בטוב ואם המר ימיר </text:span><text:span text:style-name="T35">[בהמה בבהמה והיה הוא ותמורתו יהיה קדש]</text:span><text:span text:style-name="T52"> והואיל וקדושה גמורה היא - לוקה עליה אם המיר והביא בעלת מום שהתפיסה בתמורת בהמת קודש תמימה, אבל הקדיש בעל מום מעיקרא לא אמינא דלילקי דדיקלא בעלמא הוא אלא אם כן הקריבו</text:span><text:span text:style-name="T25">)</text:span>?</text:p>
      <text:p text:style-name="Standard">אמר ליה רבי יוחנן: לא שמיע לך הא דאמר רבי ינאי: בחבורה נמנו וגמרו <text:span text:style-name="T25">(</text:span><text:span text:style-name="T52">משמע שדקדקו ולא מצאו יותר</text:span><text:span text:style-name="T25">)</text:span>: המקדיש בעל מום לגבי מזבח - עובר משום חמשה שמות; ואי בתמורה נמי <text:span text:style-name="T25">(</text:span><text:span text:style-name="T52">ואם איתא דעל ידי תמורה מישתעי</text:span><text:span text:style-name="T25">)</text:span> - ששה הוויין: דאיכא נמי לאו דתמורה <text:span text:style-name="T25">(</text:span><text:span text:style-name="T52">לאו ד</text:span><text:span text:style-name="T56">לא ימיר</text:span><text:span text:style-name="T25">)</text:span>! </text:p>
      <text:p text:style-name="Standard">אלא מאי - בבעל מום מעיקרו <text:span text:style-name="T25">(</text:span><text:span text:style-name="T52">ועל ידי הקדש</text:span><text:span text:style-name="T25">)</text:span>? אמאי לקי <text:span text:style-name="T25">(</text:span><text:span text:style-name="T52">הא לא חיילא עליה קדושת מזבח כלל</text:span><text:span text:style-name="T25">)</text:span>? דיקלא בעלמא הוא <text:span text:style-name="T25">(</text:span><text:span text:style-name="T52">ולא אקדשיה אלא לדמי</text:span><text:span text:style-name="T25">)</text:span>!</text:p>
      <text:p text:style-name="Standard">אמר ליה: דיקלא לאו זילא מילתא, מין עצים הוא <text:span text:style-name="T38">[וראי לקרבן עצים]</text:span>; בעל מום מעיקרא זילא מילתא, כיון דשביק תמים ואקדיש בעלי מומין – מיחייב.</text:p>
      <text:p text:style-name="Standard">לישנא אחרינא: אמר ליה: אפילו הכי - בזיא מילתא: דדקל ליכא במינו <text:span text:style-name="T25">(</text:span><text:span text:style-name="T52">הראוי למזבח </text:span><text:span text:style-name="T37">[-קרבן ממש]</text:span><text:span text:style-name="T25">)</text:span> - לא לקי, לאפוקי בעל מום: כיון דאיכא במינו <text:span text:style-name="T25">(</text:span><text:span text:style-name="T52">ראוי למזבח, וכיון דאיכא במינו ראוי - איכא בזיון: כיון דשבק מידי דחזי ואקדיש מידי דלא חזי</text:span><text:span text:style-name="T25">)</text:span> – לקי.</text:p>
      <text:p text:style-name="Standard">אמר רבא: השתא דאמור טעמא דבעל מום דלקי משום דבזיא מילתייהו, אפילו למקדיש ליה לדמי נסכים <text:span text:style-name="T25">(</text:span><text:span text:style-name="T52">דהשתא ליכא בזיון כל כך: שאין במינו ראוי לנסכים, ועוד: דהא לדמי אקדשיה</text:span><text:span text:style-name="T25">)</text:span> נמי <text:span text:style-name="T25">(</text:span><text:span text:style-name="T52">אפילו הכי</text:span><text:span text:style-name="T25">)</text:span> לקי!</text:p>
      <text:p text:style-name="P18">תוספות ד"ה אפילו אקדיש לדמי נסכים לקי. וה"ה מקדיש לדמי עולה;</text:p>
      <text:p text:style-name="P18">והא דאמר לקמן [דף יח:] 'המקדיש נקבה לעולה ימכר ויפלו דמיו לעולה' - צ"ל דלקי, וכן הא דתנן פרק 'כיצד מערימין' [לקמן כז:] 'אמר על בהמה טמאה ועל בעלת מום "הרי אלו עולה" - לא אמר כלום; הרי אלו לעולה ימכרו ויביא בדמיהם עולה' - צריך לומר דלקי!</text:p>
      <text:p text:style-name="P5"/>
      <text:p text:style-name="Standard">הא דרבא – תנאי היא, דתניא <text:span text:style-name="T53">[ספרא אמור פרשתא ז פרק ז משנה ו]</text:span>:</text:p>
      <text:p text:style-name="Standard"/>
      <text:p text:style-name="Standard"><text:soft-page-break/>(תמורה ז,ב)</text:p>
      <text:p text:style-name="Standard">'<text:span text:style-name="T47">[</text:span><text:span text:style-name="T53">ויקרא כב,כג:</text:span><text:span text:style-name="T47"> ושור ושה שרוע וקלוט]</text:span><text:span text:style-name="T46"> נדבה תעשה אותו </text:span><text:span text:style-name="T47">[</text:span><text:span text:style-name="T11">ולנדר</text:span><text:span text:style-name="T47"> </text:span><text:span text:style-name="T11">לא ירצה</text:span><text:span text:style-name="T47">]</text:span><text:span text:style-name="T79"> </text:span><text:span text:style-name="T25">(</text:span><text:span text:style-name="T52">לבעל מום</text:span><text:span text:style-name="T25">)</text:span><text:span text:style-name="T79"> - זה קדשי בדק הבית </text:span><text:span text:style-name="T25">(</text:span><text:span text:style-name="T52">לדמי קדשי בדק הבית, דלמזבח לא אפשר לאקרוביה, דהא כתיב </text:span><text:span text:style-name="T53">(ויקרא כב,כב)</text:span><text:span text:style-name="T52"> </text:span><text:span text:style-name="T56">לא תתנו מהם</text:span><text:span text:style-name="T52"> </text:span><text:span text:style-name="T57">[על המזבח לה']</text:span><text:span text:style-name="T25">)</text:span><text:span text:style-name="T79">; </text:span></text:p>
      <text:p text:style-name="Standard"><text:span text:style-name="T79">ואין לי </text:span><text:span text:style-name="T25">(</text:span><text:span text:style-name="T52">רבוי להתפיס בעל מום לבדק הבית</text:span><text:span text:style-name="T25">)</text:span><text:span text:style-name="T79"> אלא נדבה </text:span><text:span text:style-name="T25">(</text:span><text:span text:style-name="T52">אלא על ידי נדבה, כגון "הרי זו לבדק הבית"</text:span><text:span text:style-name="T25">)</text:span><text:span text:style-name="T79">, נדר </text:span><text:span text:style-name="T25">(</text:span><text:span text:style-name="T52">שאם אמר "הרי עלי בהמה לדמי בדק הבית"</text:span><text:span text:style-name="T25">)</text:span><text:span text:style-name="T79"> מנין </text:span><text:span text:style-name="T25">(</text:span><text:span text:style-name="T52">שמצוה להפריש בעל מום</text:span><text:span text:style-name="T25">)</text:span><text:span text:style-name="T79">? </text:span></text:p>
      <text:p text:style-name="Standard"><text:span text:style-name="T79">תלמוד לומר: '</text:span><text:span text:style-name="T46">ולנדר</text:span><text:span text:style-name="T79">' </text:span><text:span text:style-name="T25">(</text:span><text:span text:style-name="T52">והכי נמי דריש: </text:span><text:span text:style-name="T56">נדבה תעשה אותו </text:span><text:span text:style-name="T62">ולנדר</text:span><text:span text:style-name="T52">, כלומר: וכן לנדר</text:span><text:span text:style-name="T25">)</text:span><text:span text:style-name="T79">;</text:span></text:p>
      <text:p text:style-name="P13">יכול אפילו קדשי מזבח?</text:p>
      <text:p text:style-name="Standard"><text:span text:style-name="T79">תלמוד לומר '</text:span><text:span text:style-name="T46">ולנדר לא ירצה</text:span><text:span text:style-name="T79">' - זה קדשי מזבח </text:span><text:span text:style-name="T25">(</text:span><text:span text:style-name="T52">דשייכא בהו הרצאה</text:span><text:span text:style-name="T25">)</text:span><text:span text:style-name="T79">;</text:span></text:p>
      <text:p text:style-name="Standard"><text:span text:style-name="T79">ואין לי אלא נדר </text:span><text:span text:style-name="T25">(</text:span><text:span text:style-name="T52">ד</text:span><text:span text:style-name="T56">נדר</text:span><text:span text:style-name="T52"> סמוך ל</text:span><text:span text:style-name="T56">לא ירצה</text:span><text:span text:style-name="T52">, ומשמע דאם נדר "הרי עלי עולה" - לא יביא בעלת מום</text:span><text:span text:style-name="T25">)</text:span><text:span text:style-name="T79">, נדבה מנין </text:span><text:span text:style-name="T25">(</text:span><text:span text:style-name="T52">שאין רשאי לומר על בעלת מום "הרי זו למזבח"</text:span><text:span text:style-name="T25">)</text:span><text:span text:style-name="T79">?</text:span></text:p>
      <text:p text:style-name="Standard"><text:span text:style-name="T79">תלמוד לומר '</text:span><text:span text:style-name="T46">נדבה... </text:span><text:span text:style-name="T25">(</text:span><text:span text:style-name="T56">ולנדר לא ירצה</text:span><text:span text:style-name="T25">)</text:span><text:span text:style-name="T79">' </text:span><text:span text:style-name="T25">(</text:span><text:span text:style-name="T52">והכי מידריש: </text:span><text:span text:style-name="T56">נדבה</text:span><text:span text:style-name="T52"> אשר </text:span><text:span text:style-name="T56">תעשה אותו</text:span><text:span text:style-name="T52"> או </text:span><text:span text:style-name="T56">נדר לא ירצה</text:span><text:span text:style-name="T25">)</text:span><text:span text:style-name="T79">;</text:span></text:p>
      <text:p text:style-name="Standard"><text:span text:style-name="T79">רבי אומר: '</text:span><text:span text:style-name="T46">לא ירצה</text:span><text:span text:style-name="T79">' - בהרצאת גופו הכתוב מדבר</text:span> <text:span text:style-name="T25">(</text:span><text:span text:style-name="T52">שלא יקריבנו</text:span><text:span text:style-name="T25">)</text:span>'.</text:p>
      <text:p text:style-name="Standard">היינו <text:span text:style-name="T25">(</text:span><text:span text:style-name="T52">נמי קדשי מזבח, כ</text:span><text:span text:style-name="T25">)</text:span>תנא קמא?</text:p>
      <text:p text:style-name="Standard">מאי לאו בהא קמיפלגי: דתנא קמא סבר אפילו אקדשיה לדמי נסכים נמי לקי, ורבי סבר בהרצאת גופו לקי, אבל בדמי נסכים לא לקי? </text:p>
      <text:p text:style-name="Standard">שמע מינה.</text:p>
      <text:p text:style-name="Standard"><text:span text:style-name="T25">(</text:span><text:span text:style-name="T52">וקבעי:</text:span><text:span text:style-name="T25">)</text:span> ואלא '<text:span text:style-name="T45">אותו</text:span>' <text:span text:style-name="T25">(</text:span><text:span text:style-name="T52">כלומר: תינח כוליה קרא מוקמת לדרשא, דקא דרשת האי </text:span><text:span text:style-name="T56">נדבה</text:span><text:span text:style-name="T52"> </text:span><text:span text:style-name="T56">ונדר</text:span><text:span text:style-name="T52">, אלא </text:span><text:span text:style-name="T56">אותו</text:span><text:span text:style-name="T52"> דכתיב </text:span><text:span text:style-name="T56">נדבה תעשה אותו</text:span><text:span text:style-name="T25">)</text:span> למה לי?</text:p>
      <text:p text:style-name="Standard">לכדתניא <text:span text:style-name="T53">[ספרא אמור פרשתא ז פרק ז משנה ז]</text:span>: '<text:span text:style-name="T47">[</text:span><text:span text:style-name="T53">ויקרא כב,כג:</text:span><text:span text:style-name="T47"> ושור ושה שרוע וקלוט]</text:span><text:span text:style-name="T46"> נדבה תעשה אותו </text:span><text:span text:style-name="T47">[ולנדר לא ירצה]</text:span><text:span text:style-name="T79"> - אותו </text:span><text:span text:style-name="T25">(</text:span><text:span text:style-name="T52">בעל מום</text:span><text:span text:style-name="T25">)</text:span><text:span text:style-name="T79"> תעשה נדבה </text:span><text:span text:style-name="T25">(</text:span><text:span text:style-name="T52">אתה מקדיש לבדק הבית</text:span><text:span text:style-name="T25">)</text:span><text:span text:style-name="T79">, ואי אתה עושה תמים נדבה לבדק הבית; </text:span><text:span text:style-name="T53">[ספרא אמור פרשתא ז פרק ז משנה ח]</text:span><text:span text:style-name="T79"> מיכן אמרו: המקדיש תמימים לבדק הבית - עובר בעשה </text:span><text:span text:style-name="T25">(</text:span><text:span text:style-name="T52">אהאי עשה דאמרינן, ואי אתה מקדיש תמימים - דהיינו לאו הבא מכלל עשה, ועשה הוא</text:span><text:span text:style-name="T25">)</text:span><text:span text:style-name="T79">; ומנין אף בלא תעשה? שנאמר </text:span><text:span text:style-name="T53">(ויקרא כב,יז)</text:span><text:span text:style-name="T46"> וידבר ה' אל משה לאמר</text:span><text:span text:style-name="T79">: לימד על הפרשה שהיא בלאו, דברי רבי יהודה</text:span>'.</text:p>
      <text:p text:style-name="Standard">אמר ליה רבי לבר קפרא: מאי משמע?</text:p>
      <text:p text:style-name="Standard">אמר ליה: דכתיב '<text:span text:style-name="T45">לאמר</text:span>': 'לא!' נאמר בַּדְבָרִים <text:span text:style-name="T25">(</text:span><text:span text:style-name="T52">כלומר בההיא פרשה</text:span><text:span text:style-name="T25">)</text:span> </text:p>
      <text:p text:style-name="Standard">בי רבי אמרי: 'לא' אמור <text:span text:style-name="T25">(</text:span><text:span text:style-name="T52">כלומר: הכי אמר הקב"ה: 'לאו אמור להם לישראל' דלאו איכא הכא, דאי עברי אהך פרשה - עוברין בלאו</text:span><text:span text:style-name="T25">)</text:span>.</text:p>
      <text:p text:style-name="Standard"/>
      <text:p text:style-name="Standard">איתמר: המעלה אברי בעלי מומין <text:span text:style-name="T25">(</text:span><text:span text:style-name="T52">הנתחים</text:span><text:span text:style-name="T25">)</text:span> לגבי מזבח <text:span text:style-name="T25">(</text:span><text:span text:style-name="T52">כמשפט עולה</text:span><text:span text:style-name="T25">)</text:span>: אמר רבא: עובר משום בל תקטירו כולו ומשום בל תקטירו מקצתו;</text:p>
      <text:p text:style-name="Standard">אביי אמר: אין לוקין על לאו שבכללות <text:span text:style-name="T25">(</text:span><text:span text:style-name="T52">דהקטרת כולו ומקצתו - מחד לאו נפקי: </text:span><text:span text:style-name="T56">ואשה לא תתנו מהם</text:span><text:span text:style-name="T52"> </text:span><text:span text:style-name="T53">[ויקרא כב,כב]</text:span><text:span text:style-name="T52"> , כדפרישית לעיל</text:span><text:span text:style-name="T25">)</text:span>. <text:span text:style-name="T25">(</text:span><text:span text:style-name="T52">אבל לכולהו איכא לאו לכל חד וחד, דהקדש נפיק מ</text:span><text:span text:style-name="T56">כל אשר בו מום לא תקריבו</text:span><text:span text:style-name="T52"> ודרשינן ליה לעיל </text:span><text:span text:style-name="T53">(דף ו:)</text:span><text:span text:style-name="T52"> '</text:span><text:span text:style-name="T65">לא תקדישו</text:span><text:span text:style-name="T52">', ושחיטה - מ</text:span><text:span text:style-name="T56">לא תקריבו אלה לה'</text:span><text:span text:style-name="T52"> דגבי </text:span><text:span text:style-name="T56">עורת או שבור</text:span><text:span text:style-name="T52">, וזריקה - מ</text:span><text:span text:style-name="T56">לא תקריבו</text:span><text:span text:style-name="T52"> דגבי </text:span><text:span text:style-name="T56">מעוך וכתות</text:span><text:span text:style-name="T52"> </text:span><text:span text:style-name="T53">(ויקרא כב,כב)</text:span><text:span text:style-name="T52">, והאי 'אין לוקין' דאמר אביי - אין לוקין תרתי קאמר, אבל חדא איכא, ואליבא למאן דאמר 'חדא מיהא לקי' אלאו שבכללות, בשילהי פרק שני דפסחים </text:span><text:span text:style-name="T53">(מא:).</text:span><text:span text:style-name="T25">)</text:span> </text:p>
      <text:p text:style-name="Standard">מיתיבי <text:span text:style-name="T53">[ספרא אמור פרשתא ז משנה ה]</text:span>: '<text:span text:style-name="T74">המקדיש בעלי מומין לגבי מזבח עובר משום חמשה שמות</text:span>' <text:span text:style-name="T25">(</text:span><text:span text:style-name="T52">וחשיב להו להני תרי - בתרי</text:span><text:span text:style-name="T25">)</text:span> תיובתא דאביי!</text:p>
      <text:p text:style-name="Standard">אמר אביי: בגברי קתני <text:span text:style-name="T25">(</text:span><text:span text:style-name="T52">דלאו בהכי עסקינן: דאי עבדינהו לתרוייהו לילקי תרי, אלא מילי מילי קתני: שאם הקטיר כולו - עובר משום בל תקטירו כולו, או אם אדם אחד מקטיר מקצתו - לוקה משום מקצתו, אבל אי מקטיר חד לכולהו לא לקי אלא משום כולו</text:span><text:span text:style-name="T25">)</text:span>.</text:p>
      <text:p text:style-name="Standard">אי בגברי, 'עובר'? עוברין מיבעי ליה! אלא פשיטא בחד גברא, ותיובתא דאביי!</text:p>
      <text:p text:style-name="Standard">אמר אביי: אפיק הקטרת מקצתו <text:span text:style-name="T25">(</text:span><text:span text:style-name="T52">אפיק חדא מינייהו, או כולו או מקצתו</text:span><text:span text:style-name="T25">)</text:span> ועייל קבלת הדם <text:span text:style-name="T25">(</text:span><text:span text:style-name="T52">דנפקא מ</text:span><text:span text:style-name="T56">לא תקריבו</text:span><text:span text:style-name="T52"> ד</text:span><text:span text:style-name="T56">מיד בן נכר</text:span><text:span text:style-name="T25">)</text:span>.</text:p>
      <text:p text:style-name="Standard"><text:span text:style-name="T25">(</text:span><text:span text:style-name="T52">וקפריך:</text:span><text:span text:style-name="T25">)</text:span> קבלת דם לרבי יוסי ברבי יהודה אית ליה, לתנא קמא לית ליה <text:span text:style-name="T25">(</text:span><text:span text:style-name="T52">וקחשיב חמשה</text:span><text:span text:style-name="T25">)</text:span>! </text:p>
      <text:p text:style-name="Standard">קשיא. </text:p>
      <text:p text:style-name="Standard">לישנא אחרינא: והא מדסיפא רבי יוסי ברבי יהודה היא, רישא רבנן <text:span text:style-name="T25">(</text:span><text:span text:style-name="T52">דלא מחייבי אקבלת הדם, ואפילו הכי קא חשיב חמשה</text:span><text:span text:style-name="T25">)</text:span>!</text:p>
      <text:p text:style-name="Standard">תיובתא דאביי תיובתא.<text:span text:style-name="T52"> </text:span></text:p>
      <text:p text:style-name="Standard"/>
      <text:p text:style-name="Standard"><text:soft-page-break/></text:p>
      <text:p text:style-name="Standard">משנה:</text:p>
      <text:p text:style-name="Standard">הכהנים ממירין בשלהן <text:span text:style-name="T25">(</text:span><text:span text:style-name="T52">קרבנות שהפריש הכהן לעצמו, אם המיר בהן - נתפסים בתמורה</text:span><text:span text:style-name="T25">)</text:span> וישראל ממירין בשלהן;</text:p>
      <text:p text:style-name="Standard">אין הכהנים ממירין לא בחטאת ולא באשם <text:span text:style-name="T25">(</text:span><text:span text:style-name="T52">שנתן לו ישראל שיקריבנו לו, אם המיר בו הכהן - אינו עושה תמורה על ידו, דהא אין לו חלק בו אלא משעת הקטרת אימורין ואילך וזכה בבשר, ואמר בברייתא בהאי פירקא 'אין אדם מתפיס בדבר שאינו שלו'</text:span><text:span text:style-name="T25">)</text:span> ולא בבכור <text:span text:style-name="T25">(</text:span><text:span text:style-name="T52">שנתן לו ישראל, וטעמא מפרש הכא במשנה גופה</text:span><text:span text:style-name="T25">)</text:span>;</text:p>
      <text:p text:style-name="Standard">אמר רבי יוחנן בן נורי: מפני מה אין <text:span text:style-name="T25">(</text:span><text:span text:style-name="T52">הכהנים</text:span><text:span text:style-name="T25">)</text:span> ממירין בבכור <text:span text:style-name="T25">(</text:span><text:span text:style-name="T52">והלא כולו שלהן הוא, ומחיים הוא נותנו לו, ואין הישראל מתכפר בו</text:span><text:span text:style-name="T25">)</text:span>?</text:p>
      <text:p text:style-name="Standard">אמר לו רבי עקיבא: חטאת ואשם מתנה לכהן, ובכור מתנה לכהן; מה חטאת ואשם אין ממירין בו <text:span text:style-name="T25">(</text:span><text:span text:style-name="T52">כשם שאין הכהנים ממירין בחטאת ואשם, דהא ודאי פשיטא לן דאינו זוכה בהן אלא מהקטרת אימורין ואילך</text:span><text:span text:style-name="T25">)</text:span> - אף בכור אין ממירין בו.</text:p>
      <text:p text:style-name="Standard">אמר רבי יוחנן בן נורי: מה לו, אם אינו ממיר בחטאת ואשם <text:span text:style-name="T25">(</text:span><text:span text:style-name="T52">כלומר: דין הוא שאין כהנים ממירין בחטאת ואשם</text:span><text:span text:style-name="T25">)</text:span> - שאין זכין בהן בחייהן, תאמר בבכור שזכין בו בחייו!?</text:p>
      <text:p text:style-name="Standard">אמר לו רבי עקיבא: והלא כבר נאמר <text:span text:style-name="T56">[</text:span><text:span text:style-name="T53">ויקרא כז,י:</text:span><text:span text:style-name="T56"> </text:span><text:span text:style-name="T34">לא יחליפנו ולא ימיר אתו טוב ברע או רע בטוב ואם המר ימיר בהמה בבהמה]</text:span><text:span text:style-name="T33"> </text:span><text:span text:style-name="T45">והיה הוא ותמורתו יהיה קודש</text:span> <text:span text:style-name="T25">(</text:span><text:span text:style-name="T56">הוא ותמורתו</text:span><text:span text:style-name="T52"> - מקיש התמורה להקדש עצמו</text:span><text:span text:style-name="T25">)</text:span>: היכן קדושה חלה עליו <text:span text:style-name="T25">(</text:span><text:span text:style-name="T52">על ההקדש</text:span><text:span text:style-name="T25">)</text:span>? - בבית הבעלים, אף תמורה <text:span text:style-name="T25">(</text:span><text:span text:style-name="T52">לא תחול אלא</text:span><text:span text:style-name="T25">)</text:span> בבית הבעלים <text:span text:style-name="T25">(</text:span><text:span text:style-name="T52">אבל בבית כהן לא חיילא לגמרי, הלכך אין כהן ממיר בבכור, אבל ישראל - אם המיר בו - נתפס בקדושה, שהרי ברשותו חלה קדושה על הבכור</text:span><text:span text:style-name="T25">)</text:span>.</text:p>
      <text:p text:style-name="Standard"/>
      <text:p text:style-name="Standard">גמרא:</text:p>
      <text:p text:style-name="Standard">תנן התם <text:span text:style-name="T53">[מעשר שני פ"א מ"ב]</text:span>: '<text:span text:style-name="T74">בכור מוכרין אותו תם חי, ובעל מום חי ושחוט </text:span><text:span text:style-name="T25">(</text:span><text:span text:style-name="T52">השתא משמע בין בזמן המקדש בין בזמן הזה, והכי משמע: אם בית המקדש קיים מוכרין אותו כהן לכהן חי, ואותו כהן יקריבנו, אבל שחוט – לא: דבזיון קדשים הוא, דלאו אורח ארעא לעשות סחורה בדבר שקרב ממנו למזבח; ואי בזמן הזה הוא - מוכרין אותו תמים חי בין כהן לכהן בין כהן לישראל, והלוקח ימתין עד שיפול בו מום ויאכלנו, דבכור בזמן הזה - משנפל בו מום - אין בו אלא איסור גזל: שגזל את הכהן, ואם מכרו כהן או נתנו לו - מותר לאוכלו, וכדאמרינן בבכורות </text:span><text:span text:style-name="T53">[בפרק 'כל פסולי המוקדשין'] (דף לב:)</text:span><text:span text:style-name="T52"> גבי בכור בעל מום: בית הלל מתירין ואפילו עובד כוכבים מותר לאכול הימנו; אבל בתם שחוט בזמן הזה - ליכא</text:span><text:span text:style-name="T25">)</text:span><text:span text:style-name="T74">, ומקדשין בו האשה </text:span><text:span text:style-name="T25">(</text:span><text:span text:style-name="T52">ומקדש בו כהן את האשה, דממוניה הוא</text:span><text:span text:style-name="T25">)</text:span>.'</text:p>
      <text:p text:style-name="Standard">אמר רב נחמן אמר רבה בר אבוה: לא שנו <text:span text:style-name="T25">(</text:span><text:span text:style-name="T52">דכהן יכול למוכרו חי</text:span><text:span text:style-name="T25">)</text:span> אלא בזמן הזה <text:span text:style-name="T25">(</text:span><text:span text:style-name="T52">דלא קאי להקרבה</text:span><text:span text:style-name="T25">)</text:span>, הואיל ואית ליה לכהן זכייה בגוויה <text:span text:style-name="T25">(</text:span><text:span text:style-name="T52">מחיים, דבזמן הזה נמי הוו הבכורות לכהנים</text:span><text:span text:style-name="T25">)</text:span>, אבל בזמן שבית המקדש קיים - כיון דתם להקרבה הוא דקאי - אין מוכרין אותו תמים חי <text:span text:style-name="T25">(</text:span><text:span text:style-name="T52">דלית לכהן זכייה בגויה אלא מהקטרת אימורין ואילך</text:span><text:span text:style-name="T25">)</text:span>.</text:p>
      <text:p text:style-name="Standard">איתיביה רבא לרב נחמן: '<text:span text:style-name="T74">מוכרין אותו תמים חי</text:span>' - חי אִין, שחוט לא!: אימת?: אילימא בזמן הזה - מי איכא תם שחוט <text:span text:style-name="T25">(</text:span><text:span text:style-name="T52">הא הוי קדשים בחוץ</text:span><text:span text:style-name="T25">)</text:span>? אלא פשיטא בזמן שבית המקדש קיים, וקתני נמי '<text:span text:style-name="T74">מוכרין אותו תמים חי</text:span>'!</text:p>
      <text:p text:style-name="Standard">לא! לעולם בזמן הזה; מי קתני 'מוכרין אותו תמים חי אין שחוט לא' <text:span text:style-name="T25">(</text:span><text:span text:style-name="T52">דמשמע מינה דלאו בזמן הזה, דבזמן הזה ליכא תם שחוט</text:span><text:span text:style-name="T25">)</text:span>? הא גופא אתא לאשמועינן דבזמן הזה נמי מוכרין אותו תמים חי <text:span text:style-name="T25">(</text:span><text:span text:style-name="T52">כלומר: מאי דקתני בברייתא - גופה איצטריך לאשמועינן דמוכרין אותו תמים חי, דסלקא דעתא דלית בהו זכייה עד שיפול בו מום, ולאו משום דתידוק מינה 'שחוט לא', דהא בזמן הזה קמיירי, ובזמן הזה ליכא תם שחוט</text:span><text:span text:style-name="T25">)</text:span>.</text:p>
      <text:p text:style-name="Standard"/>
      <text:p text:style-name="Standard">(תמורה ח,א)</text:p>
      <text:p text:style-name="Standard">איתיביה <text:span text:style-name="T53">[ספרא בחוקותי פרשתא ה פרק יג משנה ד; תוספתא מנחות פ"יב מ"א]</text:span>: '<text:span text:style-name="T74">בבכור נאמר </text:span><text:span text:style-name="T53">(במדבר יח,יז)</text:span><text:span text:style-name="T75"> </text:span><text:span text:style-name="T47">[אך בכור שור או בכור כשב או בכור עז]</text:span><text:span text:style-name="T75"> לא תפדה </text:span><text:span text:style-name="T47">[קדש הם את דמם תזרק על המזבח ואת חלבם תקטיר אשה לריח ניחח לה']</text:span> <text:span text:style-name="T25">(</text:span><text:span text:style-name="T52">פדיון אין לו שיכנס הפדיון בקדושה והוא יצא לחולין</text:span><text:span text:style-name="T25">)</text:span><text:span text:style-name="T74"> ונמכר הוא</text:span> <text:span text:style-name="T25">(</text:span><text:span text:style-name="T52">ונאכל בקדושה; וזו היא 'קדושה': שלא ישחטנו באיטליז ולא ישקלנו בליטרא</text:span><text:span text:style-name="T25">)</text:span>' - במאי עסקינן?: אילימא בזמן הזה - אימא סיפא <text:span text:style-name="T25">(</text:span><text:span text:style-name="T52">דקרא ד</text:span><text:span text:style-name="T56">לא תפדה</text:span><text:span text:style-name="T25">)</text:span>: '<text:span text:style-name="T81">ו</text:span><text:span text:style-name="T45">את דמם תזרוק על המזבח</text:span>' - בזמן הזה מי איכא מזבח? אלא פשיטא בזמן שבית המקדש קיים, ובמאי?: אילימא בבעל מום - אימא סיפא '<text:span text:style-name="T81">ו</text:span><text:span text:style-name="T45">את דמם תזרוק על המזבח ואת חלבם תקטיר</text:span>' מי חזי להקרבה? אלא לאו בתם, וקתני '<text:span text:style-name="T74">נמכר הוא</text:span>'! </text:p>
      <text:p text:style-name="Standard">מידי איריא? רישא <text:span text:style-name="T25">(</text:span><text:span text:style-name="T52">דקרא</text:span><text:span text:style-name="T25">)</text:span> בבעל מום <text:span text:style-name="T25">(</text:span><text:span text:style-name="T52">להכי דייקינן '</text:span><text:span text:style-name="T65">ונמכר הוא</text:span><text:span text:style-name="T52">'</text:span><text:span text:style-name="T25">)</text:span>, סיפא <text:span text:style-name="T25">(</text:span><text:span text:style-name="T52">דכתיב </text:span><text:span text:style-name="T83">ו</text:span><text:span text:style-name="T56">את דמם תזרוק</text:span><text:span text:style-name="T25">)</text:span> בתם. <text:s/></text:p>
      <text:p text:style-name="Standard">מתיב רב משרשיא <text:span text:style-name="T53">[יבמות פ"יא מ"ה, תוך קיצור]</text:span>: '<text:span text:style-name="T79">כהנת שנתערבה ולדה בולד שפחתה </text:span><text:span text:style-name="T25">(</text:span><text:span text:style-name="T52">ואין יודע אי זה כהן ואי זה עבד</text:span><text:span text:style-name="T25">)</text:span><text:span text:style-name="T79">, הגדילו התערובות משחררין זה את זה </text:span><text:span text:style-name="T25">(</text:span><text:span text:style-name="T52">כל אחד ואחד כותב אם "אני הרב ואתה העבד </text:span><text:soft-page-break/><text:span text:style-name="T52">- הרי אתה בן חורין" ויהיו מותרים שניהן בבת ישראל</text:span><text:span text:style-name="T25">)</text:span><text:span text:style-name="T79">, ושניהם אוכלין בתרומה </text:span><text:span text:style-name="T25">(</text:span><text:span text:style-name="T52">כל זמן שלא שחררו זה את זה, דעבד כהן נמי אכיל בתרומה</text:span><text:span text:style-name="T25">)</text:span><text:span text:style-name="T79">, וחולקין חלק אחד על הגורן </text:span><text:span text:style-name="T25">(</text:span><text:span text:style-name="T52">כלומר: כששניהן ביחד נותנין להן תרומה בבית הגרנות, אבל לאחד מהן אין חולקין עד שיבוא חבירו: דשמא זה הוא העבד; וסבירא ליה להאי תנא דאין חולקין תרומה לעבד אלא אם כן רבו עמו, דילמא אתי לאסוקיה ליוחסין</text:span><text:span text:style-name="T25">)</text:span><text:span text:style-name="T79">; בכורן </text:span><text:span text:style-name="T25">(</text:span><text:span text:style-name="T52">של הני תערובות, אם נולד בכור בהמה בעדרן</text:span><text:span text:style-name="T25">)</text:span><text:span text:style-name="T79"> ירעו עד שיסתאבו ויאכלו במומן </text:span><text:span text:style-name="T25">(</text:span><text:span text:style-name="T52">כדמפרש</text:span><text:span text:style-name="T25">)</text:span>': במאי עסקינן?: אילימא בזמן הזה - מאי שנא דידן ומאי שנא דידהו?: דידן נמי מומין בעינן<text:span text:style-name="T25"> (</text:span><text:span text:style-name="T52">דידן נמי אין לו תקנה עד שיומם *</text:span><text:span text:style-name="T25">)</text:span>! אלא לאו בזמן שבית המקדש קיים <text:span text:style-name="T25">(</text:span><text:span text:style-name="T52">ודידן הוה יהבינן לכהן לאקרוביה, ואילו דידהו זכי להו - אף על גב דכהן נמי חייבת בהמתו בבכורה, כדאמרינן בבכורות בפרק שני, במשנה </text:span><text:span text:style-name="T53">(דף יג.)</text:span><text:span text:style-name="T52">: 'לא נפטרו אלא מפדיון הבן ופטר חמור', הני ירעו, משום דבשאר בכורות כהן אינו מפסיד כלום: שמקריב הוא עצמו את אימורי בכור, ואוכלו, אבל הני (ג) דאי לחד דזדאי הוי יהבינן בכורם לאקרוביה תו לא אכלי מיניה, דבכור תם בזמן המקדש אינו נאכל לזרים, כדאמרינן באיזהו מקומן </text:span><text:span text:style-name="T53">(זבחים דף נו:)</text:span><text:span text:style-name="T52"> '</text:span><text:span text:style-name="T65">הבכור נאכל לכהנים</text:span><text:span text:style-name="T52">', הלכך ירעה, ולכשיסתאב - יאכלנו במומו, דכל חד וחד אמר לכהן "אני כהן ובכור - אני אוכלנו" דכיון דנפל בו מום - אין בו אלא איסור גזל, והכא איסור גזל נמי ליכא: דשמא זה כהן וזכה בו, והמוציא מחבירו עליו הראייה</text:span><text:span text:style-name="T25">)</text:span>; אי אמרת בשלמא אית להו לכהן זכייה בגוויה – שפיר <text:span text:style-name="T25">(</text:span><text:span text:style-name="T52">משום הכי יש בידו כח לשהותו ולומר "שמא כהן אני וזכיתי בו תחילה ולא אתננו לכהן ואמתין עד שאוכל לאוכלו"</text:span><text:span text:style-name="T25">)</text:span>, אלא אי אמרת 'לית ליה <text:span text:style-name="T25">(</text:span><text:span text:style-name="T52">לכהן זכייה בבכור מחיים</text:span><text:span text:style-name="T25">)</text:span>', <text:span text:style-name="T25">(</text:span><text:span text:style-name="T52">אמאי שבקינן ליה לאפקועיה ממזבח?</text:span><text:span text:style-name="T25">)</text:span> ליתי גזבר ולישקלא <text:span text:style-name="T25">(</text:span><text:span text:style-name="T52">וליתביה לכהן מעליא, דהא אין בו זכייה אלא ממזבח ואילך!</text:span><text:span text:style-name="T25">) (</text:span><text:span text:style-name="T52">אלא ודאי אית ליה זכייה מחיים בבכור תם, דהא ודאי בתם קמיירי, דקתני '</text:span><text:span text:style-name="T65">ירעו עד שיסתאבו</text:span><text:span text:style-name="T52">'</text:span><text:span text:style-name="T25">)</text:span>?</text:p>
      <text:p text:style-name="Standard">*<text:span text:style-name="T45">[</text:span><text:span text:style-name="T52"> והשתא מאן דקא מותיב לא אסיק אדעתיה סיפא, דקתני '</text:span><text:span text:style-name="T65">יאכל במומו לבעלים</text:span><text:span text:style-name="T52">' ואילו דידן הוה יהבינן ליה לכהן במומו, ורב נחמן משני לה הכי במסקנא דמילתא:</text:span><text:span text:style-name="T45">]</text:span></text:p>
      <text:p text:style-name="Standard">לעולם בזמן הזה <text:span text:style-name="T25">(</text:span><text:span text:style-name="T52">ומשום הכי ירעה: דלא חזי להקרבה, וזכה בו מחיים</text:span><text:span text:style-name="T25">)</text:span>, ודקא קשיא לך 'מאי שנא דידן ומאי שנא דידהו', אנן יהבינן ליה לכהן במומייהו <text:span text:style-name="T25">(</text:span><text:span text:style-name="T52">דאף על גב דהומם ומותר לזרים, מיהו איסור גזל איכא</text:span><text:span text:style-name="T25">)</text:span>, אינהו <text:span text:style-name="T25">(</text:span><text:span text:style-name="T52">אבל הנך תערובות</text:span><text:span text:style-name="T25">)</text:span> - כיון דאיכא בהו מקצת כהן - מפקע ליה לכהנים <text:span text:style-name="T25">(</text:span><text:span text:style-name="T52">ליכא איסור גזל, דכל חד אומר "אני כהן, וזוכה אני בו" וממון המוטל בספק הוא, והמוציא מחבירו עליו הראיה</text:span><text:span text:style-name="T25">)</text:span>.</text:p>
      <text:p text:style-name="Standard">לישנא אחרינא: בזמן הזה? מאי איריא בכורות דהלין ספיקות? אפילו דידן נמי ירעו! אלא פשיטא בזמן שבית המקדש קיים, ואי בבעל מום 'ירעו עד שיסתאבו'? הא מסואבין וקיימין! אלא פשיטא בתמין, והני הוא דלא מזבני, ודאי מזבני <text:span text:style-name="T38">[כהן ודאי יכול למכור בכור תם לכהן אחר לפני שנשחט, כדאמרן לעיל]</text:span>.</text:p>
      <text:p text:style-name="Standard">לעולם בזמן הזה; מאי קשיא לך? 'אפילו דילן נמי ירעו'? אנן לא מצינו מדחית ליה לכהן, דלא אית כאן ספק כהונה; הני ספיקות מדחו לכהן: כל חד וחד אמר ליה לכהן דאנא כהן ואנא כהן.</text:p>
      <text:p text:style-name="Standard"/>
      <text:p text:style-name="Standard">מיתיבי <text:span text:style-name="T53">[תוספתא סנהדרין פ"יד מ"ב]</text:span>: '<text:span text:style-name="T74">רבי שמעון אומר: </text:span><text:span text:style-name="T25">(</text:span><text:span text:style-name="T52">גבי עיר הנדחת כתיב: </text:span><text:span text:style-name="T53">(דברים יג,טז)</text:span> <text:span text:style-name="T47">הכה תכה את ישבי העיר ההוא לפי חרב החרם אתה ואת כל אשר בה ואת </text:span><text:span text:style-name="T11">בהמתה</text:span><text:span text:style-name="T47"> לפי חרב; </text:span><text:span text:style-name="T53">פסוק יז:</text:span><text:span text:style-name="T47"> ואת כל שללה תקבץ אל תוך רחבה ושרפת באש את העיר ואת כל שללה כליל לה' אלקיך והיתה תל עולם לא תבנה עוד</text:span><text:span text:style-name="T25">)</text:span> <text:span text:style-name="T74">'</text:span><text:span text:style-name="T75">בהמתה</text:span><text:span text:style-name="T74">' - פרט לבהמת בכור ומעשר שבה </text:span><text:span text:style-name="T25">(</text:span><text:span text:style-name="T56">בהמתה</text:span><text:span text:style-name="T52"> משמע בהמה דידה שאין לגבוה חלק בה</text:span><text:span text:style-name="T25">)</text:span><text:span text:style-name="T74">; '</text:span><text:span text:style-name="T75">שללה</text:span><text:span text:style-name="T74">' - פרט לכסף מעשר שני שבה </text:span><text:span text:style-name="T25">(</text:span><text:span text:style-name="T52">ואליבא דמאן דאמר 'מעשר שני ממון גבוה הוא'</text:span><text:span text:style-name="T25">)</text:span>'; במאי עסקינן?: אילימא בזמן הזה - מי איכא עיר הנדחת? והתנן <text:span text:style-name="T53">[סנהדרין פ"א מ"ה]</text:span>: '<text:span text:style-name="T74">אין עושין עיר הנדחת אלא בבית דין של שבעים ואחד</text:span>' <text:span text:style-name="T25">(</text:span><text:span text:style-name="T52">בפרק קמא דסנהדרין מפרש טעמא</text:span><text:span text:style-name="T25">)</text:span>? אלא פשיטא בזמן שבית המקדש קיים, ובמאי?: אי נימא בבעל מום - היינו '<text:span text:style-name="T45">בהמתה</text:span>' <text:span text:style-name="T25">(</text:span><text:span text:style-name="T52">דכהן אוכל את הבכור, וישראל את המעשר, ואין לגבוה חלק בהן</text:span><text:span text:style-name="T25">)</text:span>! אלא פשיטא בתם; ואי אמרת בשלמא אית ליה זכייה בגוויה – שפיר <text:span text:style-name="T25">(</text:span><text:span text:style-name="T52">משום הכי איצטריך קרא למעוטיה, דלא נפיק מ'</text:span><text:span text:style-name="T64">שללה</text:span><text:span text:style-name="T65"> ולא שלל שמים</text:span><text:span text:style-name="T52">': דהאי - לאו 'שלל שמים' הוא, דזכה כהן בגוויה!*</text:span><text:span text:style-name="T25">)</text:span>, אלא אי אמרת לית ליה - למה לי מ'<text:span text:style-name="T45">בהמתה</text:span>'? תיפוק ליה מ'<text:span text:style-name="T75">שללה</text:span><text:span text:style-name="T74"> - ולא שלל שמים</text:span>' <text:span text:style-name="T53">[ספרי ראה פסקה צה]</text:span>?</text:p>
      <text:p text:style-name="Standard"><text:span text:style-name="T60">(</text:span><text:span text:style-name="T52">* לישנא אחרינא: אלא פשיטא בתם, והא ממעט לה מתורת בהמתה, אלמא ממונא דכהן הוא;</text:span></text:p>
      <text:p text:style-name="Standard"><text:span text:style-name="T52">ומיפרשא נמי כלישנא קמא; דמדאיצטריך למכתב </text:span><text:span text:style-name="T56">בהמתה</text:span><text:span text:style-name="T52"> ולא נפקא ליה מ</text:span><text:span text:style-name="T56">שללה</text:span><text:span text:style-name="T52"> - שמע מינה אית ליה לכהן זכייה בגויה מחיים.</text:span><text:span text:style-name="T60">)</text:span><text:span text:style-name="T52"> </text:span></text:p>
      <text:p text:style-name="Standard">לעולם בבעל מום, ודקא קשיא לך 'היינו <text:span text:style-name="T45">בהמתה</text:span>' - מי שנאכל בתורת בהמתה, יצאו בכור ומעשר שאינו בכלל '<text:span text:style-name="T45">בהמתה</text:span>', דתנן <text:span text:style-name="T53">[בכורות פ"ג מ"ו]</text:span>: '<text:span text:style-name="T74">כל פסולי המוקדשין נמכרין באיטליז ונשחטין באיטליז ונשקלין בליטרא חוץ מן הבכור ומן המעשר שהנאתן לבעלים</text:span>'.</text:p>
      <text:p text:style-name="Standard"/>
      <text:p text:style-name="Standard">מיתיבי <text:span text:style-name="T53">[ספרא ויקרא דבורא דחובה פרשתא יב פרק כב משנה ג]</text:span>: '<text:span text:style-name="T53">(ויקרא ה,כא)</text:span><text:span text:style-name="T45"> </text:span><text:span text:style-name="T47">[נפש כי תחטא]</text:span><text:span text:style-name="T46"> ומעלה מעל בה'</text:span><text:span text:style-name="T79"> </text:span><text:span text:style-name="T47">[וכחש בעמיתו בפקדון או בתשומת יד או בגזל או עשק את עמיתו]</text:span><text:span text:style-name="T79"> - לרבות קדשים קלים שהן ממון בעלים </text:span><text:span text:style-name="T25">(</text:span><text:span text:style-name="T52">שאם הפקיד שלמים או בכור או מעשר אצל חבירו, וכפר ונשבע והודה - משלם קרן וחומש וקרבן שבועת הפקדון, </text:span><text:soft-page-break/><text:span text:style-name="T52">לפי שהם ממונו, וקרינא ביה </text:span><text:span text:style-name="T56">וכחש בעמיתו</text:span><text:span text:style-name="T25">)</text:span><text:span text:style-name="T79"> - דברי רבי יוסי הגלילי; בן עזאי אומר: לרבות שלמים </text:span><text:span text:style-name="T25">(</text:span><text:span text:style-name="T52">לרבות שלמים קאתי, דודאי הן ממונו, אבל מעשר – לא: דאיהו לאו ממונו הוא, ולא יכול למוכרו חי ולא שחוט לא תם ולא בעל מום; והכי מפרש בפרק 'ארבעה אבות נזיקין'</text:span><text:span text:style-name="T25">)</text:span><text:span text:style-name="T79">; אבא יוסי בן דוסאי אומר: לא אמר בן עזאי אלא בבכור בלבד </text:span><text:span text:style-name="T25">(</text:span><text:span text:style-name="T52">שהפקיד כהן בכורו אצל אחר, וכפר ונשבע; אבל שלמים לא היה ממונו, הואיל וחיילא עלייהו קדושה: שטעונין סמיכה ונסכים ותנופת חזה ושוק; ומעשר נמי לא, הואיל ואינו יכול למוכרו; והכי מפרש בפרק קמא דנזיקין </text:span><text:span text:style-name="T53">(בבא קמא דף יב:)</text:span><text:span text:style-name="T25">)</text:span>'; במאי עסקינן?: אילימא בזמן הזה - הא דומיא דשלמים קתני <text:span text:style-name="T25">(</text:span><text:span text:style-name="T52">ושלמים בזמן הזה ליכא</text:span><text:span text:style-name="T25">)</text:span>, אלא פשיטא בזמן שבית המקדש קיים, ובמאי עסקינן?: אילימא בבעל מום - הא דומיא דשלמים קתני <text:span text:style-name="T25">(</text:span><text:span text:style-name="T52">ושלמים ודאי שלמים תמימים קא מרבי - דממונן הוא - דאין בהן מעילה מחיים; דבשלמא בבכור גבי כהן איכא לפלוגי בין תם לבעל מום, משום דתם איכא למימר לא זכי ביה כהן אלא משלחן גבוה, והיינו מהקטרת אימורים, ובעל מום - דלית ביה הקרבה - זכי ליה רחמנא מיד, אבל גבי שלמים דליכא למימר 'ישראל משלחן גבוה זכי' - הלכך לא שנא תמין לא שנא בעלי מומין - מחיים זכי בהו</text:span><text:span text:style-name="T25">)</text:span>, אלא לאו – בתם <text:span text:style-name="T25">(</text:span><text:span text:style-name="T52">וקא מיחייב לכופר קרבן שבועה, אלמא ממונא דכהן הוא</text:span><text:span text:style-name="T25">)</text:span>, ושמע מינה אית ליה לכהן זכייה בגוויה!</text:p>
      <text:p text:style-name="Standard"/>
      <text:p text:style-name="Standard">(תמורה ח,ב)</text:p>
      <text:p text:style-name="Standard">אמר אביי: לא! <text:span text:style-name="T25">[נ"א: אמר רבינא </text:span><text:span text:style-name="T38">– לפי ההמשך</text:span><text:span text:style-name="T25">]</text:span> לעולם בתם <text:span text:style-name="T25">(</text:span><text:span text:style-name="T52">ולא קשיא לרב נחמן, דהאי דזכי ביה כהן מחיים</text:span><text:span text:style-name="T25">)</text:span>, ובבכור בחוצה לארץ <text:span text:style-name="T25">(</text:span><text:span text:style-name="T52">בבכור בחוצה לארץ עסקינן, דסתמיה לאו להקרבה קאי אפילו בזמן בית המקדש, ודומיא דשלמים הוא: דאי מייתי ליה - מצי לאקרוביה, אבל סתמיה לאו להקרבה קאי</text:span><text:span text:style-name="T25">)</text:span>, ורבי שמעון היא, דאמר <text:span text:style-name="T25">(</text:span><text:span text:style-name="T52">לקמן בפרק 'אלו קדשים' </text:span><text:span text:style-name="T53">(דף כא.)</text:span><text:span text:style-name="T25">)</text:span> '<text:span text:style-name="T74">אם באו תמימין </text:span><text:span text:style-name="T25">(</text:span><text:span text:style-name="T52">בכורות תמימים מחוצה לארץ</text:span><text:span text:style-name="T25">)</text:span><text:span text:style-name="T74"> יקרבו</text:span>' <text:span text:style-name="T25">(</text:span><text:span text:style-name="T61">אם</text:span><text:span text:style-name="T52"> באו – אִין, לכתחילה - לא</text:span><text:span text:style-name="T25">)</text:span>.</text:p>
      <text:p text:style-name="Standard">מיתיבי: '<text:span text:style-name="T74">אמר לו רבי יוחנן בן נורי: מה לי אם אינו מימר בחטאת ואשם, שהרי אין זכין בהן בחייהן - תאמר בבכור שזכין בחייו</text:span>' במאי עסקינן?: אילימא בבעל מום - הא דומיא דחטאת ואשם קאמר <text:span text:style-name="T25">(</text:span><text:span text:style-name="T52">והאי חטאת ואשם - בתמימים קמיירי, דקתני 'אין זוכין בהן הכהנים בחייהן' - אבל לאחר שחיטה זוכין, אלמא בבני הקרבה עסקינן</text:span><text:span text:style-name="T25">)</text:span>, אלא לאו בתם, וקתני 'זכין בו בחייו'!?</text:p>
      <text:p text:style-name="Standard">אמר רבינא: הא נמי בבכור בחוצה לארץ ורבי שמעון היא, דאמר '<text:span text:style-name="T74">אם באו תמימים יקרבו</text:span>'.</text:p>
      <text:p text:style-name="Standard"/>
      <text:p text:style-name="Standard">לימא כתנאי <text:span text:style-name="T25">(</text:span><text:span text:style-name="T52">אי זכי כהן בבכור תם מחיים בזמן בית המקדש, אי לא</text:span><text:span text:style-name="T25">)</text:span>: '<text:span text:style-name="T74">בכור בבית הבעלים עושה תמורה, בבית הכהן אין עושין תמורה; רבי שמעון בן אלעזר אומר: כיון שבא לידי כהן - אינו עושין תמורה</text:span>' - היינו תנא קמא? מאי? לאו הכי קאמר <text:span text:style-name="T25">(</text:span><text:span text:style-name="T52">תנא קמא</text:span><text:span text:style-name="T25">)</text:span>: 'בבית כהן – כהן הוא עושה תמורה, ואין בעל עושה תמורה <text:span text:style-name="T25">(</text:span><text:span text:style-name="T52">בבית כהן אינו עושה תמורה על ידי בעלים אלא על ידי כהן אבל כהן ממיר בו</text:span><text:span text:style-name="T25">)</text:span>' - אלמא אית ליה לכהן זכייה בגוויה <text:span text:style-name="T52">[ואתא רשב"א למימר: כהן לא עביד תמורה, דלית ליה זכיה בגויה </text:span><text:span text:style-name="T53">–שטמ"ק אות כג</text:span><text:span text:style-name="T52">]</text:span>?</text:p>
      <text:p text:style-name="Standard">לא, בפלוגתא דרבי יוחנן בן נורי ורבי עקיבא <text:span text:style-name="T25">(</text:span><text:span text:style-name="T52">דמתניתין</text:span><text:span text:style-name="T25">)</text:span> קא פליגי <text:span text:style-name="T25">(</text:span><text:span text:style-name="T52">וההיא - הא אוקימנא בבכור בחוצה לארץ, </text:span><text:span text:style-name="T61">וקאמר תנא קמא</text:span><text:span text:style-name="T52"> 'כהן עושה בו תמורה משבא לידו', דהא זכי ביה מחיים: דסתמיה לאו להקרבה קאי, כרבי יוחנן בן נורי; ורבי שמעון </text:span><text:span text:style-name="T54">[בן אלעזר]</text:span><text:span text:style-name="T52"> - כרבי עקיבא: דאף על גב דאית ליה זכייה בגוויה - אינו עושה תמורה על ידו, דנפקא ליה מהקישא, כדמפרש במתניתין: היכן קדושה חלה עליו כו'</text:span><text:span text:style-name="T25">)</text:span>.</text:p>
      <text:p text:style-name="Standard"/>
      <text:p text:style-name="Standard"><text:span text:style-name="T52">ענין אחר: '</text:span><text:span text:style-name="T72">[בכור בבית הבעלים]</text:span><text:span text:style-name="T71"> עושה </text:span><text:span text:style-name="T72">[תמורה]</text:span><text:span text:style-name="T52">' דרישא - בבית בעלים, תמורה דישראל, ו</text:span><text:span text:style-name="T69">'</text:span><text:span text:style-name="T70">[בבית]</text:span><text:span text:style-name="T69"> הכהן אינו עושה תמורה</text:span><text:span text:style-name="T52">' דסיפא – בבית כהן, לא זה ולא זה; </text:span><text:span text:style-name="T71">רבי שמעון בן אלעזר</text:span><text:span text:style-name="T52"> כו': זה וזה - כהן וישראל; מאי לאו דרב נחמן איכא בינייהו: דהאי דקאמר תנא קמא 'אצל כהן אינו עושה תמורה, ואצל ישראל – דהיינו אצל בעלים - עושים [תמורה], דאית ליה זכייה בגויה' - לא כרב נחמן, ורבי שמעון אית ליה דרב נחמן? </text:span></text:p>
      <text:p text:style-name="P7">לא! דכולי עלמא אית להו דרב נחמן בבכור מעליא, והכא - בפלוגתא דרבי יוחנן בן נורי ורבי עקיבא פליגי, ובבכור בחוצה לארץ, ולהכי אמר תנא קמא דכהן אין עושה בו תמורה, ורבי שמעון כרבי עקיבא [נ"א: כרבי יוחנן בן נורי].</text:p>
      <text:p text:style-name="Standard"/>
      <text:p text:style-name="Standard"><text:span text:style-name="T52">לישנא אחרינא: </text:span><text:span text:style-name="T71">לימא כתנאי</text:span><text:span text:style-name="T52"> בכור אצל כהן אינו עושה תמורה, לא ישראל ולא כהן, ואמרי הכי: מימר הוא דלא מימר, הא זבוני מזבין ליה; רבי שמעון בר אלעזר אומר [הגר"א: בא לפרש דברי תנא קמא]: כיון שבא ליד כהן - זה וזה אינו עושה תמורה, כלומר: דאפילו זבוני לא מצי מזבין ליה; דכל תנא בתרא לטפויי מילתא קאתי; מאי לאו דרב נחמן איכא בינייהו: דתנא קמא לית ליה דרב נחמן ורבי [שמעון בן] אלעזר לית איה דרב נחמן. </text:span></text:p>
      <text:p text:style-name="Standard"/>
      <text:p text:style-name="Standard">אמר רב חסדא: לא שנו אלא כהן לכהן <text:span text:style-name="T25">(</text:span><text:span text:style-name="T52">יכול למוכרו תמים</text:span><text:span text:style-name="T25">)</text:span>, אבל כהן לישראל – אסור; מאי טעמא? - דלמא אזיל ישראל ושדי ביה מומא וממטי לחכם, ואומר לו "בכור זה נתן לי כהן במומו" <text:span text:style-name="T25">(</text:span><text:span text:style-name="T52">אבל כהן לכהן ליכא למימר הכי, דכהן המביא בכור להראותו לחכם - צריך להביא עדים שנפל בו אותו </text:span><text:soft-page-break/><text:span text:style-name="T52">מום מאליו, דאמרינן בבכורות בפרק 'כל פסולי המוקדשין' </text:span><text:span text:style-name="T53">(דף לה.)</text:span><text:span text:style-name="T52">: 'כל מומין הראוין לבא בידי אדם רועי ישראל נאמנים רועי כהנים אינם נאמנים', דנחשדו כהנים על הבכורות</text:span><text:span text:style-name="T25">)</text:span>.</text:p>
      <text:p text:style-name="Standard"><text:span text:style-name="T25">(</text:span><text:span text:style-name="T52">אפילו הוי מום קבוע -</text:span><text:span text:style-name="T25">)</text:span> ומי שרי חכם <text:span text:style-name="T25">(</text:span><text:span text:style-name="T52">את הבכור לישראל</text:span><text:span text:style-name="T25">)</text:span> הכי <text:span text:style-name="T25">(</text:span><text:span text:style-name="T52">בלא כהן עמו</text:span><text:span text:style-name="T25">)</text:span>? והא אמר רב 'אין רואין בכור לישראל אלא אם כן כהן עמו <text:span text:style-name="T25">(</text:span><text:span text:style-name="T52">דשמא כשידע זה שמום קבוע הוא = דלא הוי קדשים בחוץ - אכיל ליה, ולא חייש לגזילה דכהן, הלכך בעינן כהן בהדיה, ולא מצי למימר "בכור זה נתן לי כהן במומו" דאמרינן ליה: 'אייתי לי ההוא כהן דיהביה לך': דכל כמה דלא אייתי ליה - לא שרינן ליה הבכור, אלא אם כן מייתי ליה כהן</text:span><text:span text:style-name="T25">)</text:span>'?</text:p>
      <text:p text:style-name="Standard">אמר רב הונא בריה דרב יהושע: היינו טעמא דישראל אסור <text:span text:style-name="T25">(</text:span><text:span text:style-name="T52">לקנות בכור תם מן הכהן</text:span><text:span text:style-name="T25">)</text:span>: מפני שנראה ככהן המסייע בבית הגרנות <text:span text:style-name="T25">(</text:span><text:span text:style-name="T52">משום דסתם בכור תם בזמן הזה נמכר בזול, דבעי לוקח לשהוייה עד שיומם; הילכך הוה האי כהן דמוזיל גבי ישראל נראה 'ככהן המסייע בבית הגרנות' לזרות ולעמר כדי שיתנו לו התרומות, והוי חילול השם: דמחזי כמאן דשקיל לתרומה בתורת שכירות; והאי כהן נמי מיחזי דמשום הכי מוזיל לישראל כי היכי דליתיב ליה בכורות שיוולדו לו בעדרו</text:span><text:span text:style-name="T25">)</text:span>. </text:p>
      <text:p text:style-name="Standard"/>
      <text:p text:style-name="Standard">מר זוטרא איקלע לבי רב אשי; אמרו ליה: לטעום מר מידי! אייתו לקמיה בישרא, אמרו ליה: ליכול מר, דמיברי, משום דבוכרא הוא <text:span text:style-name="T25">(</text:span><text:span text:style-name="T52">שבשר בכור בריאה לאכול משאר הבשר</text:span><text:span text:style-name="T25">)</text:span>!</text:p>
      <text:p text:style-name="Standard">מנא לכו הא <text:span text:style-name="T25">(</text:span><text:span text:style-name="T52">מי נתנו לכם, הא אינכם כהנים</text:span><text:span text:style-name="T25">)</text:span>? </text:p>
      <text:p text:style-name="Standard">אמרו ליה: דזבן לן פלוני כהן.</text:p>
      <text:p text:style-name="Standard">אמר להו: לא סבירא לכו הא דאמר רב הונא בריה דרב יהושע <text:span text:style-name="T25">(</text:span><text:span text:style-name="T52">דאסור לקנות בשר בכור מכהן דלמא מוזיל גבייכו</text:span><text:span text:style-name="T25">)</text:span> 'מפני שנראה ככהן המסייע בבית הגרנות'?</text:p>
      <text:p text:style-name="Standard">אמרו ליה: לא סבירא לן, דאנן מיזבן קא זבנינן <text:span text:style-name="T25">(</text:span><text:span text:style-name="T52">וליכא למיחש למסייע, דהא לא יהיב לן במתנה</text:span><text:span text:style-name="T25">)</text:span>.</text:p>
      <text:p text:style-name="Standard">אמר להו: ולא סבירא לכו הדתנן <text:span text:style-name="T53">[בכורות פ"ד מ"א]</text:span>: '<text:span text:style-name="T79"> עד כמה ישראל חייב ליטפל בבכור </text:span><text:span text:style-name="T25">(</text:span><text:span text:style-name="T52">לטרוח בו לגדלו קודם שיתננו לכהן</text:span><text:span text:style-name="T25">)</text:span><text:span text:style-name="T79">? - בדקה שלשים ובגסה חמשים יום, ואם אמר לו "תנהו לי בתוך זמנו" הרי זה לא יתננו לו</text:span>', ואמר רב ששת: מה טעם? - מפני שנראה ככהן המסייע בבית הגרנות <text:span text:style-name="T25">(</text:span><text:span text:style-name="T52">דהשתא הוי סיוע שמצילו מלטרוח בו ובלבד שיתננו לו</text:span><text:span text:style-name="T25">)</text:span>?</text:p>
      <text:p text:style-name="Standard">אמרו ליה: התם מוכחא מילתא <text:span text:style-name="T25">(</text:span><text:span text:style-name="T52">דהא מסייע הוא: שהרי מיד מצילו מן הטורח והמזונות</text:span><text:span text:style-name="T25">)</text:span>, הכא מזבן קא זבנינן.</text:p>
      <text:p text:style-name="Standard"/>
      <text:p text:style-name="Standard">לשון אחר: אמרו ליה: הכא לא יהיב דמי, הכא קא יהיב דמי; מאי אמרת: '<text:span text:style-name="T25">(</text:span><text:span text:style-name="T52">דלמא</text:span><text:span text:style-name="T25">)</text:span> מוזיל כהן גביה, דסבר כהן דכי הוי ליה בכור אחרינא יהיב ניהלי <text:span text:style-name="T25">(</text:span><text:span text:style-name="T52">כי היכי דניתיב ליה בכורות דידן ולא לכהן אחר</text:span><text:span text:style-name="T25">)</text:span>' - לא <text:span text:style-name="T25">(</text:span><text:span text:style-name="T52">עביד הכי</text:span><text:span text:style-name="T25">)</text:span>, דמסיק אדעתיה:</text:p>
      <text:p text:style-name="Standard"/>
      <text:p text:style-name="Standard">(תמורה ט,א)</text:p>
      <text:p text:style-name="Standard">בוצינא <text:span text:style-name="T25">(</text:span><text:span text:style-name="T52">דהשתא</text:span><text:span text:style-name="T25">)</text:span> טב מקרא <text:span text:style-name="T25">(</text:span><text:span text:style-name="T52">דלמחר; </text:span><text:span text:style-name="T71">בוצינא</text:span><text:span text:style-name="T52"> = דלעת קטנה; </text:span><text:span text:style-name="T71">קרא</text:span><text:span text:style-name="T52"> = דלעת גדולה; כלומר: מוטב שאמכרנו בשויו דשמא אם אני מניח להם מן הדמים לא יועילו לי כלום, ולא יתנו לי בכורות שלהן</text:span><text:span text:style-name="T25">)</text:span>.</text:p>
      <text:p text:style-name="Standard"/>
      <text:p text:style-name="Standard"/>
      <text:p text:style-name="Standard">משנה:</text:p>
      <text:p text:style-name="Standard">ממירין מן הצאן על הבקר, ומן הבקר על הצאן, ומן הכבשים על העזים, ומן העזים על הכבשים, מן הזכרים על הנקבות, ומן הנקבות על הזכרים, מן התמימים על בעלי מומין, מן בעלי מומין על התמימים שנאמר: <text:span text:style-name="T53">(ויקרא כז,י)</text:span><text:span text:style-name="T45"> לא יחליפנו ולא ימיר אותו </text:span><text:span text:style-name="T33">טוב ברע </text:span><text:span text:style-name="T25">(</text:span><text:span text:style-name="T52">תמים של חולין לא יתפיס ברע של קדש</text:span><text:span text:style-name="T25">)</text:span><text:span text:style-name="T33"> או רע בטוב </text:span><text:span text:style-name="T34">[ואם המר ימיר בהמה בבהמה והיה הוא ותמורתו יהיה קדש]</text:span> <text:span text:style-name="T25">(</text:span><text:span text:style-name="T52">אלמא בעלי מומין עבדי תמורה, ואבעל מום חיילא תמורה, דכתיב </text:span><text:span text:style-name="T56">או רע בטוב</text:span><text:span text:style-name="T52">, דמשמע בעל מום דחולין בתם דהקדש</text:span><text:span text:style-name="T25">)</text:span>; ואיזהו '<text:span text:style-name="T45">טוב ברע</text:span>' <text:span text:style-name="T25">(</text:span><text:span text:style-name="T52">כלומר: איזהו רע דקדש דעביד תמורה</text:span><text:span text:style-name="T25">)</text:span>? - בעלי מומין שקדם הקדישן את מומן. <text:span text:style-name="T25">(</text:span><text:span text:style-name="T52">אבל קדם מומו את הקדשו - לא עביד תמורה; ובגמרא מפרש מאי תלמודא.</text:span><text:span text:style-name="T25">)</text:span></text:p>
      <text:p text:style-name="Standard"/>
      <text:p text:style-name="Standard">גמרא:</text:p>
      <text:p text:style-name="Standard">מנא הני מילי?</text:p>
      <text:p text:style-name="Standard">דתנו רבנן: '<text:span text:style-name="T53">(ויקרא כז,י)</text:span><text:span text:style-name="T47"> [לא יחליפנו ולא ימיר אותו </text:span><text:span text:style-name="T34">טוב ברע או רע בטוב ואם המר ימיר]</text:span><text:span text:style-name="T43"> בהמה בבהמה </text:span><text:span text:style-name="T34">[והיה הוא ותמורתו יהיה קדש]</text:span><text:span text:style-name="T74"> - מכאן שממירין מן הצאן על הבקר ומן הבקר על הצאן, מן הכבשים על העזים ומן העזים על הכבשים, ומן הזכרים על הנקבות ומן הנקבות על הזכרים, ומן בעלי מומין על התמימים ומן התמימים על בעלי מומין;</text:span></text:p>
      <text:p text:style-name="P14">יכול אפילו קדם מום להקדישן?</text:p>
      <text:p text:style-name="Standard"><text:soft-page-break/><text:span text:style-name="T74">תלמוד לומר: '</text:span><text:span text:style-name="T75">לא יחליפנו ולא ימיר אותו טוב ברע או רע בטוב</text:span><text:span text:style-name="T74">', ואיזהו '</text:span><text:span text:style-name="T75">טוב ברע</text:span><text:span text:style-name="T74">' - בעלי מומין שקדם הקדישן את מומן</text:span>'.</text:p>
      <text:p text:style-name="Standard">מאי תלמודא?</text:p>
      <text:p text:style-name="Standard">אמר אביי: נימא קרא '<text:span text:style-name="T45">לא יחליפנו ולא ימיר אותו טוב ברע או רע</text:span> <text:span text:style-name="T5">בו</text:span>' <text:span text:style-name="T25">(</text:span><text:span text:style-name="T52">והוי משמע: או רע לא ימיר, לא בטוב ולא ברע</text:span><text:span text:style-name="T25">)</text:span>, '<text:span text:style-name="T45">בטוב</text:span>' אחרינא למה לי? - שמע מינה טוב מעיקרו עושה תמורה, רע מעיקרו אין עושה תמורה.</text:p>
      <text:p text:style-name="Standard">רבא אמר: תרווייהו טוב ייתורי מייתרי: אם כן נכתוב קרא '<text:span text:style-name="T45">לא יחליפנו ולא ימיר אותו</text:span><text:span text:style-name="T5"> ברע</text:span> <text:span text:style-name="T25">(</text:span><text:span text:style-name="T52">והוי משמע דאיהו הוי טוב</text:span><text:span text:style-name="T25">)</text:span> או '<text:span text:style-name="T45">רע</text:span> <text:span text:style-name="T5">בו</text:span>' <text:span text:style-name="T25">(</text:span><text:span text:style-name="T52">משמע: או רע של חולין לא ימיר בטוב</text:span><text:span text:style-name="T25">)</text:span>; למה לי למכתב תרוייהו '<text:span text:style-name="T45">טוב</text:span>'? חד - טוב אפילו בטוב נמי כי ממיר לקי, ואידך <text:span text:style-name="T25">(</text:span><text:span text:style-name="T56">טוב</text:span><text:span text:style-name="T52"> בתרא למה לי</text:span><text:span text:style-name="T25">)</text:span> - טוב מעיקרו <text:span text:style-name="T25">(</text:span><text:span text:style-name="T52">שבשעה שהוקדש היה תמים ושוב נפל בו מום</text:span><text:span text:style-name="T25">)</text:span> עושה תמורה, רע מעיקרו אין עושה תמורה.<text:span text:style-name="T52"> </text:span></text:p>
      <text:p text:style-name="Standard">ואביי אמר: קל וחומר הוא: ומה טוב ברע <text:span text:style-name="T25">(</text:span><text:span text:style-name="T52">טוב של חולין ברע של קדש</text:span><text:span text:style-name="T25">)</text:span> - דעלויי קא מעלי ליה <text:span text:style-name="T25">(</text:span><text:span text:style-name="T52">להקדש</text:span><text:span text:style-name="T25">)</text:span> – לקי, טוב בטוב - דכי הדדי נינהו - לא כל שכן דלקי!?</text:p>
      <text:p text:style-name="Standard">ורבא?</text:p>
      <text:p text:style-name="Standard">אין עונשין מן הדין <text:span text:style-name="T25">(</text:span><text:span text:style-name="T52">ולהכי איצטריך קרא: דמשום דין קל וחומר לא מלקינן ליה כי מימר טוב בטוב</text:span><text:span text:style-name="T25">)</text:span>.</text:p>
      <text:p text:style-name="Standard">ואביי אמר לך: הא - לאו 'דינא' הוא <text:span text:style-name="T25">(</text:span><text:span text:style-name="T52">האי - לאו 'עונשין מן הדין' הוא, אלא אגלויי מילתא בעלמא היא: דכי היכי דגלי קרא דלקי אטוב דחולין כי מימר ליה ברע דקדש - גלי נמי דאי מימר ליה בטוב דקדש לקי</text:span><text:span text:style-name="T25">)</text:span>: מי גרע טוב מרע <text:span text:style-name="T25">(</text:span><text:span text:style-name="T52">כלומר: מי גרע טוב דקדש מרע דקדש? כי היכי דרע דקדש, כי מחליף ליה לקי - הוא הדין לטוב דקדש, דרחמנא לא קפיד אלא דלא יחליף מידי דקדש</text:span><text:span text:style-name="T25">)</text:span>? </text:p>
      <text:p text:style-name="Standard"/>
      <text:p text:style-name="Standard">תנו רבנן: <text:span text:style-name="T53">(ויקרא כז,י)</text:span><text:span text:style-name="T47"> [לא יחליפנו ולא ימיר אותו </text:span><text:span text:style-name="T34">טוב ברע או רע בטוב ואם המר ימיר בהמה בבהמה והיה הוא ותמורתו יהיה קדש]</text:span> '<text:span text:style-name="T75">לא יחליפנו</text:span><text:span text:style-name="T74">' בשל אחרים, '</text:span><text:span text:style-name="T75">ולא ימיר אותו</text:span><text:span text:style-name="T74">' בשל עצמו</text:span>'; </text:p>
      <text:p text:style-name="Standard">ולכתוב '<text:span text:style-name="T45">לא יחליפנו</text:span>', ולא בעי '<text:span text:style-name="T45">לא ימיר אותו</text:span>' <text:span text:style-name="T25">(</text:span><text:span text:style-name="T52">חילוף משמע על ידי שני אנשים, ולא בעי </text:span><text:span text:style-name="T56">ולא ימיר</text:span><text:span text:style-name="T52">, דמי גרע של עצמו משל אחרים</text:span><text:span text:style-name="T25">)</text:span>?</text:p>
      <text:p text:style-name="P9">[## אולי לתוספת ביאור: החלפה היא פעולה של שני אנשים, ואין איש אחד שעשה פעולה שלמה, ואף על פי כן לוקים עליו, קו"ח להמרה, שכל הפעולה נעשית על ידי אדם אחד.]</text:p>
      <text:p text:style-name="Standard">אי כתב הכי, הוה אמינא '<text:span text:style-name="T25">(</text:span><text:span text:style-name="T52">חילוף:</text:span><text:span text:style-name="T25">)</text:span> תצא זו ותכנס זו <text:span text:style-name="T25">(</text:span><text:span text:style-name="T52">והתם, אף על גב דלא אהני מידי: דהקדש תם אינו יוצא לחולין</text:span><text:span text:style-name="T25">)</text:span> - הוא דתילקי <text:span text:style-name="T25">(</text:span><text:span text:style-name="T52">אפילו הכי לילקי, הואיל ונתכוין להוציא הקדש לחולין</text:span><text:span text:style-name="T25">)</text:span>, אבל ממיר - דתרווייהו קא מקדיש להו - אימא לא לקי' - קא משמע לן.</text:p>
      <text:p text:style-name="Standard">האי '<text:span text:style-name="T74">בשל אחרים</text:span>' היכי דמי?: אי נימא בהמה דהקדש דידיה, וחולין דעלמא - מי מצי מקדיש? <text:span text:style-name="T53">(ויקרא כז,יד)</text:span><text:span text:style-name="T45"> איש כי יקדיש את ביתו קדש לה' </text:span><text:span text:style-name="T47">[והעריכו הכהן בין טוב ובין רע כאשר יעריך אתו הכהן כן יקום]</text:span> אמר רחמנא: מה ביתו ברשותו אף כל ברשותו! ואלא בהמה דהקדש דעלמא, וחולין דידיה? מי מתפיס בדבר שאינו שלו?</text:p>
      <text:p text:style-name="Standard">לעולם בבהמה דהקדש דעלמא וחולין דידיה, כגון דאמר מריה דבהמה דהקדש: "כל הרוצה להמיר בבהמתו יבא וימיר".</text:p>
      <text:p text:style-name="Standard"/>
      <text:p text:style-name="Standard"/>
      <text:p text:style-name="Standard">משנה:</text:p>
      <text:p text:style-name="Standard">ממירין אחד <text:span text:style-name="T25">(</text:span><text:span text:style-name="T52">של חולין</text:span><text:span text:style-name="T25">)</text:span> בשנים <text:span text:style-name="T25">(</text:span><text:span text:style-name="T52">דקדש, ואומר "הרי זו תחת אלו"</text:span><text:span text:style-name="T25">)</text:span>, ושנים <text:span text:style-name="T25">(</text:span><text:span text:style-name="T52">דחולין</text:span><text:span text:style-name="T25">)</text:span> באחד <text:span text:style-name="T25">(</text:span><text:span text:style-name="T52">דקדש "הרי אלו תחת זו"</text:span><text:span text:style-name="T25">)</text:span>; אחד במאה ומאה באחד;</text:p>
      <text:p text:style-name="Standard">רבי שמעון אומר: אין ממירין אלא אחד באחד, שנאמר <text:span text:style-name="T53">(ויקרא כז,י)</text:span><text:span text:style-name="T45"> </text:span><text:span text:style-name="T53">[</text:span><text:span text:style-name="T34">לא יחליפנו ולא ימיר אתו טוב ברע או רע בטוב ואם המר ימיר בהמה בבהמה]</text:span><text:span text:style-name="T33"> והיה הוא ותמורתו יהיה קדש</text:span>: מה הוא מיוחד <text:span text:style-name="T25">(</text:span><text:span text:style-name="T52">דכתיב </text:span><text:span text:style-name="T56">הוא</text:span><text:span text:style-name="T25">)</text:span> - אף היא מיוחדת.<text:span text:style-name="T52"> </text:span></text:p>
      <text:p text:style-name="Standard"/>
      <text:p text:style-name="Standard">גמרא:</text:p>
      <text:p text:style-name="Standard">מנא הני מילי?</text:p>
      <text:p text:style-name="Standard">דתנו רבנן <text:span text:style-name="T53">[ספרא בחוקותי פרשתא ג פרק ט משנה ו]</text:span>: <text:span text:style-name="T53">(ויקרא כז,י)</text:span><text:span text:style-name="T45"> </text:span><text:span text:style-name="T53">[</text:span><text:span text:style-name="T34">לא יחליפנו ולא ימיר אתו טוב ברע או רע בטוב ואם המר ימיר]</text:span><text:span text:style-name="T43"> בהמה בבהמה </text:span><text:span text:style-name="T34">[והיה הוא ותמורתו יהיה קדש]</text:span><text:span text:style-name="T74"> - מכאן שממירין אחד בשנים ושנים באחד, אחד במאה ומאה באחד; רבי שמעון אומר: אין ממירין אלא אחד באחד, שנאמר '</text:span><text:span text:style-name="T75">בהמה בבהמה</text:span><text:span text:style-name="T74">' ולא בהמה בבהמות, ולא בהמות בבהמה; אמרו לו: מצינו בהמות שקרויה 'בהמה' שנאמר </text:span><text:span text:style-name="T53">(יונה ד,יא)</text:span><text:span text:style-name="T45"> </text:span><text:span text:style-name="T47">[ואני לא אחוס על נינוה העיר הגדולה אשר יש בה הרבה משתים עשרה רבו אדם אשר לא ידע בין ימינו לשמאלו]</text:span><text:span text:style-name="T75"> ובהמה רבה</text:span>'.</text:p>
      <text:p text:style-name="Standard"><text:soft-page-break/>ורבי שמעון?</text:p>
      <text:p text:style-name="Standard">'<text:span text:style-name="T45">בהמה רבה</text:span>' איקרי, 'בהמה' סתם לא איקרי.</text:p>
      <text:p text:style-name="Standard"/>
      <text:p text:style-name="Standard">וטעמא דרבי שמעון משום '<text:span text:style-name="T45">בהמה </text:span><text:span text:style-name="T47">[בבהמה]</text:span>' הוא? והא טעמא דרבי שמעון <text:span text:style-name="T25">(</text:span><text:span text:style-name="T52">במתניתין</text:span><text:span text:style-name="T25">)</text:span> משום '<text:span text:style-name="T56">[והיה]</text:span><text:span text:style-name="T55"> הוא </text:span><text:span text:style-name="T56">[ותמורתו]</text:span>': מה הוא מיוחד - אף תמורה מיוחדת!?</text:p>
      <text:p text:style-name="Standard">מעיקרא אמר להן רבי שמעון מן '<text:span text:style-name="T45">והיה הוא ותמורתו</text:span>', וכי חזא דדרשי רבנן מ'<text:span text:style-name="T45">בהמה בבהמה</text:span>' - אמר להם: איהו מהתם נמי מצינן למילף טעמא דידי.</text:p>
      <text:p text:style-name="Standard"><text:span text:style-name="T25">(</text:span><text:span text:style-name="T52">ומשנינן:</text:span><text:span text:style-name="T25">)</text:span> אמר ריש לקיש: מודה רבי שמעון שממירין וחוזרין וממירין <text:span text:style-name="T25">(</text:span><text:span text:style-name="T52">בהמה אחרת באותה בהמה ראשונה דהקדיש, ואפילו עד מאה</text:span><text:span text:style-name="T25">)</text:span>; מאי טעמא - קדושה ראשונה דהקדש <text:span text:style-name="T25">(</text:span><text:span text:style-name="T52">ראשון</text:span><text:span text:style-name="T25">)</text:span> להיכן הלכה <text:span text:style-name="T25">(</text:span><text:span text:style-name="T52">שלא יתפיס עוד אחרת בקדושתו עד אלף</text:span><text:span text:style-name="T25">)</text:span>? </text:p>
      <text:p text:style-name="Standard"><text:span text:style-name="T25">(</text:span><text:span text:style-name="T52">לשון אחר אמר רבי: דגרסינן </text:span><text:span text:style-name="T71">מעיקרא אמר להן רבי שמעון מן </text:span><text:span text:style-name="T73">והיה הוא ותמורתו</text:span><text:span text:style-name="T52">, וכי חזא דדרשי רבנן מ</text:span><text:span text:style-name="T56">בהמה בבהמה</text:span><text:span text:style-name="T52"> - אמר להן: איהו מהתם נמי מצינא למילף טעמא דידי; </text:span><text:span text:style-name="T61">ורבי שמעון בן לקיש - מימרא דנפשיה קאמר, ולא לתרוצי הך פירכא אתא</text:span><text:span text:style-name="T52">.</text:span><text:span text:style-name="T25">)</text:span> </text:p>
      <text:p text:style-name="Standard">ורבי יוחנן אמר: <text:span text:style-name="T38">[לשיטת רבי שמעון,]</text:span> כשם שאין ממירין שנים באחד - כן אין ממירין וחוזרין וממירין.</text:p>
      <text:p text:style-name="Standard">תניא כוותיה דרבי יוחנן, תניא כוותיה דריש לקיש;</text:p>
      <text:p text:style-name="Standard">תניא כוותיה דרבי יוחנן: '<text:span text:style-name="T74">כשם שאין ממירין שנים באחד - כך אין ממירין וחוזרין וממירין</text:span>';</text:p>
      <text:p text:style-name="Standard">תניא כוותיה דריש לקיש: '<text:span text:style-name="T74">יכול כשם שאמר רבי שמעון שאין ממירין שנים באחד - כך אין ממירין וחוזרין וממירין? תלמוד לומר: </text:span><text:span text:style-name="T75">והיה הוא ותמורתו</text:span><text:span text:style-name="T74">: אפילו במאה</text:span>'.</text:p>
      <text:p text:style-name="Standard"/>
      <text:p text:style-name="Standard">בעי רבי אבין: לדברי האומר 'אין ממירין וחוזרין וממירין' <text:span text:style-name="T38">[רבי יוחנן אליבא דרבי שמעון]</text:span>, הפריש אשם להתכפר בו והמיר בו</text:p>
      <text:p text:style-name="Standard"/>
      <text:p text:style-name="Standard">(תמורה ט,ב)</text:p>
      <text:p text:style-name="Standard">והומם <text:span text:style-name="T25">(</text:span><text:span text:style-name="T52">הראשון</text:span><text:span text:style-name="T25">)</text:span>, וחללו על אחר ונתכפר באשם אחר <text:span text:style-name="T25">(</text:span><text:span text:style-name="T52">שאבד אשם שני זה שחילל הראשון עליו, ונתכפר באחר, ואחר כך נמצא זה</text:span><text:span text:style-name="T25">)</text:span>, וניתק לעולה <text:span text:style-name="T25">(</text:span><text:span text:style-name="T52">דאשם שכיפרו בעליו באחר -סתמיה לשם עולת נדבת צבור קאי, דהיינו 'מן המותרות' דמדרש יהוידע הכהן בפרק 'ולד חטאת' </text:span><text:span text:style-name="T53">(לקמן דף כג:) [שקלים פ"ז מ"ו]</text:span><text:span text:style-name="T25">)</text:span> - מהו שימיר בו <text:span text:style-name="T25">(</text:span><text:span text:style-name="T52">מי אמרינן: כיון דמכח קמא אתא אין ממירין בו, דהא המיר בראשון? או דלמא כיון דגופא אחרינא הוא, וקדושה אחריתי היא: דכי המיר בקמא הוה אשם, והאי הוה עולה - הלכך ממירין</text:span><text:span text:style-name="T25">)</text:span>?</text:p>
      <text:p text:style-name="Standard">אמר אביי: מאי קא מיבעיא ליה? אי שני גופים וקדושה אחת <text:span text:style-name="T25">(</text:span><text:span text:style-name="T52">דמי אמרינן: כיון דגופא אחרינא הוה – מימר? או דלמא כיון דקדושה אחת היא - לא מימר?</text:span><text:span text:style-name="T25">)</text:span> - תיבעי ליה בלא מתכפר <text:span text:style-name="T25">(</text:span><text:span text:style-name="T52">דהכי איבעי ליה למימר: 'הפריש אשם להתכפר בו והמיר בו והומם הראשון וחיללו על אחר מהו שימיר בזה האחר?: כיון דגופא אחרינא הוא מימר? או דלמא כיון דמכח קמא אתא, וחדא קדושה דקמא הוה אשם והאי נמי אשם - לא מימר ולמה לי למימר '</text:span><text:span text:style-name="T65">נתכפר באחר</text:span><text:span text:style-name="T52">'</text:span><text:span text:style-name="T25">)</text:span>! אי שתי קדושות וגוף אחד <text:span text:style-name="T25">(</text:span><text:span text:style-name="T52">קא מיבעיא ליה</text:span><text:span text:style-name="T25">)</text:span> - תיבעי ליה בלא הומם <text:span text:style-name="T25">(</text:span><text:span text:style-name="T52">וחיללו, והכי ליתני 'הפריש אשם והמיר בו ואבד הראשון ונתכפר באשם אחר שהפריש מעדרו, ונמצא הראשון וניתק לעולה' - דהוה ליה גוף אחד ושתי קדושות – מהו? מי אמר כיון דחד גופא הוא אינו יכול לחזור ולהמיר בו? או דלמא כיון דקדושא אחריתי הוא: דמעיקרא אשם והשתא עולה – חוזר וממיר, דסלקא דעתא </text:span><text:span text:style-name="T37">[של אביי]</text:span><text:span text:style-name="T52"> דרבי אבין חדא בעיא הוא דמספקא ליה, ולהכי קא מתמה אמאי קתני תרתי</text:span><text:span text:style-name="T25">)</text:span>?</text:p>
      <text:p text:style-name="Standard">ורבי אבין - חדא מגו חדא קמיבעיא ליה: <text:span text:style-name="T25">(</text:span><text:span text:style-name="T52">כלומר: אם תמצא לומר קאמר, וחדא בעיא היא, והכי קאמר: הפריש אשם והמיר בו והומם וחיללו, דהוה ליה האי האי שני גופים וקדושה אחת מהו?</text:span><text:span text:style-name="T25">)</text:span> ואם תימצי לומר <text:span text:style-name="T25">(</text:span><text:span text:style-name="T52">הכא</text:span><text:span text:style-name="T25">)</text:span> שני גופין וקדושה אחת <text:span text:style-name="T25">(</text:span><text:span text:style-name="T52">כיון דקדושה אחת היא</text:span><text:span text:style-name="T25">)</text:span> – לא <text:span text:style-name="T25">(</text:span><text:span text:style-name="T52">אינו מימר</text:span><text:span text:style-name="T25">),</text:span> משום דבההיא קדושה הא איתמר בה חדא זימנא <text:span text:style-name="T25">(</text:span><text:span text:style-name="T52">הומר בה פעם אחת אינו מימר בה פעם אחרת</text:span><text:span text:style-name="T25">)</text:span> - שני גופין ושתי קדושות מהו <text:span text:style-name="T25">(</text:span><text:span text:style-name="T52">כגון אם אבד שֵׁנִי זה ומתכפר באחר, ושֵׁנִי ניתק לעולה כשנמצא, מהו?: כיון דהשתא שֵׁנִי הוא, וקדושה אחרת היא – מימר? או דלמא סוף סוף מכח קמא אתא, ואינו מימר</text:span><text:span text:style-name="T25">)</text:span>?</text:p>
      <text:p text:style-name="Standard">- תיקו.<text:span text:style-name="T52"> </text:span></text:p>
      <text:p text:style-name="Standard">לישנא אחרינא <text:span text:style-name="T25">(</text:span><text:span text:style-name="T52">ירושלמי</text:span><text:span text:style-name="T25">)</text:span>: </text:p>
      <text:p text:style-name="Standard">בעי רבי אבין <text:span text:style-name="T25">(</text:span><text:span text:style-name="T52">ותרתי קבעי</text:span><text:span text:style-name="T25">)</text:span>: לרבי יוחנן, דאמר 'אין ממירין וחוזרין וממירין', <text:span text:style-name="T51">1) </text:span>הפריש אשם להתכפר בו והמיר בו, והומם <text:span text:style-name="T38">[הראשון]</text:span> וחללו על אחר - מהו שיחזור וימיר <text:span text:style-name="T38">[בשני] </text:span><text:span text:style-name="T40">(</text:span><text:span text:style-name="T52">דהוי ליה שני גופין וקדושה אחת? ומספקא ליה כדפרישית בלישנא דלעיל</text:span><text:span text:style-name="T40">)</text:span>? <text:span text:style-name="T51">2)</text:span><text:span text:style-name="T25"> (</text:span><text:span text:style-name="T52">או <text:s/>שלא הומם אלא</text:span><text:span text:style-name="T25">)</text:span> נתכפר באשם אחר, וניתק זה לעולה <text:span text:style-name="T25">(</text:span><text:span text:style-name="T52">כשנמצא, והוה ליה שתי קדושות וגוף אחד</text:span><text:span text:style-name="T25">)</text:span> - מהו שיחזיר וימיר? <text:span text:style-name="T25">(</text:span><text:span text:style-name="T52">ופירושא כדפרישית.</text:span><text:span text:style-name="T25">)</text:span> </text:p>
      <text:p text:style-name="Standard"><text:soft-page-break/>אמר אביי: הי קא מיבעיא ליה <text:span text:style-name="T25">(</text:span><text:span text:style-name="T52">אי זו מהן הויא עיקר שאלתו</text:span><text:span text:style-name="T25">)</text:span>? קדושה אחרת באותו הגוף <text:span text:style-name="T25">(</text:span><text:span text:style-name="T52">כדפרישית: בלא חילול, דהיינו גוף אחד ושתי קדושות</text:span><text:span text:style-name="T25">)</text:span>? - לא ניבעי 'הומם וחללו באחר' <text:span text:style-name="T38">[אלא די היה לשאול: הפריש אשם, והמירו, ואבד הראשון, ונתכפר באחר, והראשון נמצא ונעשה עולהוהשאלה של רבי אבין הוא: האפשר להמיר שוב מאותו אשם שהפך לעולה, היות ויש בו קדושה חדשה]</text:span>! אי גוף אחר באותה קדושה <text:span text:style-name="T38">[כגון שהפריש אשם, המירו, הומם, והפריש אחר תחתיו – האם ניתן להמיר את השני]</text:span>? - לא ניבעי 'נתכפר באשם אחר'!?</text:p>
      <text:p text:style-name="Standard">ורבי אבין - חדא מגו חדא קא מיבעיא ליה <text:span text:style-name="T25">(</text:span><text:span text:style-name="T52">ואם תימצי לומר קאמר</text:span><text:span text:style-name="T25">)</text:span>: הומם וחללו על אחר - מהו שיחזור וימיר?: מי אמרינן באשם ראשון הוא דאין חוזר וממיר, אבל בגוף אחר - אף על גב דקדיש אותה קדושה - חוזר וממיר? או דלמא כל באותה קדושה אין חוזר וממיר? ואם תימצא לומר הדין גוף אחר, כיון דבאותה קדושה קאים אין חוזר וממיר, אלא נתכפר באשם אחר וניתק זה ראשון לעולה - מהו שיחזיר וימיר בו?: מי אמרינן: כי אין ממיר וחוזר וממיר - הני מילי אותו הגוף באותה קדושה, אבל אותו הגוף בקדושה אחרת חוזר וממיר? או דלמא אף על קדושה אחרת, כיון דאותו הגוף הוא אין חוזר וממיר? </text:p>
      <text:p text:style-name="Standard"><text:span text:style-name="T25">(</text:span><text:span text:style-name="T52">והשתא להאי לישנא לא בעי מידי משני גופים ושתי קדושות, אלא הכי קאמר: אם תימצי לומר גוף אחד באותה קדושה כו'; ולהאי לישנא חשיב שני גופין וקדושה אחת חדא </text:span><text:span text:style-name="T37">[כדבר אחד]</text:span><text:span text:style-name="T52"> - טפי משתי קדושות וגוף אחד.</text:span><text:span text:style-name="T25">)</text:span> </text:p>
      <text:p text:style-name="Standard">תיקו. </text:p>
      <text:p text:style-name="P9">[ללישנא ירושלמי, העיקר היא הקדושה: שבקדושה אחת סביר יותר שאינו חוזר וממיר, אפילו בשני גופים, אף על פי שבשתי קדושות וגוף אחד סביר שיכול להמיר; ולפי זה ממשיכה הגמרא בהבאת דברי רבי יהושע בן לוי, ששוב רואים בזה שהעיקר היא הקדושה האחת, ולא הגוף האחד:]</text:p>
      <text:p text:style-name="Standard">אמר רבי יהושע בן לוי: הקדש ראשון מוסיף חומש ואין הקדש שני מוסיף חומש <text:span text:style-name="T25">(</text:span><text:span text:style-name="T52">והיינו 'הקדש שני': כגון שהומם הראשון, וחיללו על אחֵר, והוי האי אחר 'הקדש שני', ואם הומם וחיללו - אינו מוסיף עליו חומש; ותמורה נמי הויא 'הקדש שני'</text:span><text:span text:style-name="T25">)</text:span>.</text:p>
      <text:p text:style-name="Standard">אמר רב פפא: מאי טעמא דרבי יהושע בן לוי? אמר קרא <text:span text:style-name="T53">(ויקרא כז,טו)</text:span><text:span text:style-name="T45"> ואם המקדיש יגאל את ביתו ויסף חמישית </text:span><text:span text:style-name="T47">[כסף ערכך עליו והיה לו]</text:span> - מקדיש ולא המתפיס. </text:p>
      <text:p text:style-name="Standard"/>
      <text:p text:style-name="Standard">בעי רבי אבין: הפריש אשם להתכפר בו, והומם וחיללו על אחר והוסיף עליו חומש, ונתכפר באשם אחר, וניתק זה לעולה - מהו שיוסיף עליו חומש <text:span text:style-name="T25">(</text:span><text:span text:style-name="T52">כדלעיל: דהוו להו שני גופים ושתי קדושות - מהו</text:span><text:span text:style-name="T25">)</text:span>? </text:p>
      <text:p text:style-name="Standard">אמר אביי: מאי קא מיבעיא ליה <text:span text:style-name="T25">(</text:span><text:span text:style-name="T52">לרבי אבין דסלקא אדעתין דבעיא דרבי אבין לאו שני גופין ושתי קדושות בעי, אלא בתרי מילי פליג מילתיה: דקמייתא הוו שני גופין וקדושה אחת, ואידך נתכפר באשם אחר, כלומר: שלא הומם הראשון אלא שאבד ונתכפר באחר, ונמצא זה וניתק לעולה, דהוו להו שתי קדושות וגוף אחד – מהו? הלכך פריך אביי: הי מינייהו עיקר בעיא דרבי אבין? ליבעי להדיא, ולישמע אידך מינה</text:span><text:span text:style-name="T25">)</text:span>?: אי שני גופין וקדושה אחת קא מיבעיא ליה - תיבעי ליה בלא נתכפר <text:span text:style-name="T25">(</text:span><text:span text:style-name="T52">בלא נתכפר </text:span><text:span text:style-name="T61">באחר</text:span><text:span text:style-name="T52">, אלא הומם הראשון, וחיללו, והוסיף עליו חומש [דחומש לא שייך בקדשי מזבח בלא מום, דהא תם לא נפיק לחולין], והומם האי שני – מהו? כלומר: מי אמרינן 'כיון דקדושה אחת היא - אינו מוסיף בה חומש אחרינא'? או דילמא כיון דשני גופין נינהו - מוסיף בה חומש? וכי אמר רבי יהושע [בן לוי] 'הקדש שני אינו מוסיף ביה חומש' - כגון מתפיס בעל מום לבדק הבית, וחיללו בבעל מום אחר, דהאי לא מחדש בה מידי, אבל הכא - דמתפיס תם בבעל מום, דהאי חזי למזבח – 'הקדש שני' קרינן ביה, דההוא קמא לא חזי אלא לדמי והאי חזי למזבח, וקדושה חדשה היא</text:span><text:span text:style-name="T25">)</text:span>; אי שתי קדושות וגוף אחד קא מיבעיא ליה - תיבעי בלא הומם <text:span text:style-name="T25">(</text:span><text:span text:style-name="T52">בלא הומם קודם שאבד, אלא אבד, והפריש אחרת, ונתכפר בו, ונמצא הראשון, וניתק לעולה: מהו? מי אמרינן 'הקדש שני הוא', שהרי נתכפר באחר, וזה טפל לו, ואם הומם ובא לחללו - לא יוסיף עליו חומש</text:span><text:span text:style-name="T25">)</text:span>!?</text:p>
      <text:p text:style-name="Standard">ורבי אבין - חדא מגו חדא קמיבעיא ליה <text:span text:style-name="T25">(</text:span><text:span text:style-name="T52">כלומר: סיפא דבעייא דרבי אבין - ארישא דמילתא קאי, ולאו מילתא אחריתי היא, אלא שני גופין ושתי קדושות בעי</text:span><text:span text:style-name="T25">)</text:span>: אם תימצא לומר <text:span text:style-name="T25">(</text:span><text:span text:style-name="T52">'אם תמצא לומר' היינו 'חדא מגו חדא'</text:span><text:span text:style-name="T25">)</text:span> שני גופין וקדושה אחת – לא, משום דבההיא קדושה איתוסף בה חדא זימנא חומש, שני גופין ושתי קדושות מאי <text:span text:style-name="T25">(</text:span><text:span text:style-name="T52">מי אמרינן כיון דשני גופין ושתי קדושות נינהו לא מיקרי 'הקדש שני', ומוסיף חומש: דהא בהא קדושה והאי גופא לא אתוסף חומשו? או דלמא סוף סוף מכח קמא קא אתא, ו'הקדש שני' הוא לגבי חומש</text:span><text:span text:style-name="T25">)</text:span>?</text:p>
      <text:p text:style-name="Standard">תיקו.</text:p>
      <text:p text:style-name="Standard">לישנא אחרינא <text:span text:style-name="T25">(</text:span><text:span text:style-name="T52">ירושלמי, וכלישנא בתרא דלעיל דבעיא דרבי אבין גבי תמורה גרסינן לה נמי הכא, והכי ופירושי מפרש</text:span><text:span text:style-name="T25">)</text:span>: בעי רבי אבין: הפריש אשם להתכפר בו והומם וחללו על אחר והוסיף חומש, והומם - מהו שיחזור ויוסיף חומש? [אי נמי] נתכפרו באשם אחר, וניתק זה לעולה - מהו שיוסיף עליו חומש?</text:p>
      <text:p text:style-name="Standard"><text:soft-page-break/>אמר אביי: הדין קא מיבעיא ליה? אי קדושה אחרת באותו הגוף קא מיבעיא ליה, לא ניבעי 'הומם וחללו על אחר'!? אי גוף אחר באותה קדושה, <text:span text:style-name="T32">לא ניבעי 'ונתכפרו באשם אחר'!?</text:span></text:p>
      <text:p text:style-name="Standard">ורבי אבין, חדא מגו חדא קא מיבעי ליה: הומם וחיללו על אחר: מהו שיוסיף עליו חומש?: מי אמרינן באשם קמא <text:span text:style-name="T5">הוא</text:span> דאינו מוסיף חומש, אבל בגוף אחר, אף על גב דקאים באותה קדושה - מוסיף חומש?</text:p>
      <text:p text:style-name="Standard"/>
      <text:p text:style-name="Standard">(תמורה י,א)</text:p>
      <text:p text:style-name="Standard">או דילמא כל אותה קדושה אינו מוסיף חומש? ואם תימצא לומר הדין גוף אחר, כיון דבאותה קדושה קאי – אינו מוסיף חומש, אלא נתכפר באחר וניתק זה לעולה מהו? כי אינו מוסיף חומש - באותו הגוף באותה קדושה, אבל בקדושה אחרת לא <text:span text:style-name="T38">[אלא מוסיף חומש]</text:span>? או דילמא כיון דאותו הגוף הוא <text:span text:style-name="T25">(</text:span><text:span text:style-name="T52">כיון דשתי קדושות נינהו הוה ליה 'הקדש ראשון' לענין עולה, ו</text:span><text:span text:style-name="T25">)</text:span><text:span text:style-name="T38">[אינו]</text:span><text:span text:style-name="T25"> </text:span>מוסיף חומש?</text:p>
      <text:p text:style-name="Standard">תיקו.</text:p>
      <text:p text:style-name="Standard"/>
      <text:p text:style-name="Standard">בעי רמי בר חמא: מקדיש מוסיף חומש או מתכפר מוסיף חומש? <text:span text:style-name="T25">(</text:span><text:span text:style-name="T52">דקיימא לן </text:span><text:span text:style-name="T53">(בבא מציעא דף נג:)</text:span><text:span text:style-name="T52">: הבעלים מוסיפין חומש אם פודין את הקדשן, ואם אחרים פודין - אין מוסיפין חומש; הלכך: הפריש זה קרבן לכפרת חבירו, והומם - מאן הוו בעלים דידיה, דאי פריק ליה לוסיף חומש?: מקדיש הוי בעלים, אבל מתכפר כאחר דמי, ואינו מוסיף? או מתכפר הוו בעלים דידיה?</text:span><text:span text:style-name="T25">)</text:span></text:p>
      <text:p text:style-name="Standard">אמר רבא: אמר קרא: <text:span text:style-name="T53">(ויקרא כז,טו)</text:span><text:span text:style-name="T45"> ואם המקדיש יגאל את ביתו </text:span><text:span text:style-name="T47">[ויסף חמישית כסף ערכך עליו והיה לו]</text:span> - מקדיש ולא מתכפר. </text:p>
      <text:p text:style-name="Standard">בעי רמי בר חמא: מקדיש עושה תמורה או מתכפר עושה תמורה?</text:p>
      <text:p text:style-name="Standard">אמר רבא: פשיטא שדמתכפר עושה תמורה, דאי המקדיש עושה תמורה, אם כן <text:span text:style-name="T25">(</text:span><text:span text:style-name="T52">דמקדיש עושה תמורה</text:span><text:span text:style-name="T25">)</text:span> מצינו ציבור ושותפין עושין תמורה, <text:span text:style-name="T51">והיכי דמי? -</text:span> כגון דשוו <text:span text:style-name="T25">(</text:span><text:span text:style-name="T52">צבור או שותפין</text:span><text:span text:style-name="T25">)</text:span> שליח לאקדושי <text:span text:style-name="T25">(</text:span><text:span text:style-name="T52">לאקדושי קרבן עלייהו: דהשתא הוי מקדיש יחיד וקרינא ביה 'קרבן יחיד' אי בתר דידיה אזלינן, ואנן תנן בשילהי מתניתין 'הציבור והשותפין אין עושין תמורה'! אלא בתר מתכפר אזלינן, הלכך אין קרבנו עושה תמורה הואיל ורבים מתכפרין בו, ולא קרינא ביה 'קרבן יחיד', ואנן גמרינן לקמן ממעשר דקרבן יחיד עושה תמורה ולא דציבור ושותפין</text:span><text:span text:style-name="T25">)</text:span>. </text:p>
      <text:p text:style-name="Standard">ועוד: דאמר רב נחמן אמר רב הונא: תנא <text:span text:style-name="T53">(במדבר ו,כא)</text:span><text:span text:style-name="T45"> </text:span><text:span text:style-name="T47">[זאת תורת הנזיר אשר ידר]</text:span><text:span text:style-name="T45"> </text:span><text:span text:style-name="T10">קרבנו</text:span><text:span text:style-name="T45"> לה' על נזרו מלבד אשר תשיג ידו </text:span><text:span text:style-name="T47">[כפי נדרו אשר ידר כן יעשה על תורת נזרו]</text:span> - וכי נזיר נידון בהשג יד <text:span text:style-name="T25">(</text:span><text:span text:style-name="T52">היינו קרבן עולה ויורד והלא קרבן נזיר קבוע הוא בין עשיר בין עני</text:span><text:span text:style-name="T25">)</text:span>? הא כיצד? - <text:span text:style-name="T25">(</text:span><text:span text:style-name="T52">הכי קאמר קרא:</text:span><text:span text:style-name="T25">)</text:span> '<text:span text:style-name="T45">קרבנו לה' על נזרו</text:span>' - <text:span text:style-name="T25">(</text:span><text:span text:style-name="T56">קרבנו</text:span><text:span text:style-name="T25">)</text:span> שהפריש <text:span text:style-name="T25">(</text:span><text:span text:style-name="T52">הוא</text:span><text:span text:style-name="T25">)</text:span> משלו <text:span text:style-name="T25">(</text:span><text:span text:style-name="T52">יביא </text:span><text:span text:style-name="T56">על נזרו</text:span><text:span text:style-name="T25">)</text:span>; '<text:span text:style-name="T45">מלבד אשר תשיג ידו</text:span>' - שהפרישו לו אחרים <text:span text:style-name="T25">(</text:span><text:span text:style-name="T56">מלבד</text:span><text:span text:style-name="T52"> אייתר להיכא שאינו יכול להפריש משלו: שעני הוא, ו</text:span><text:span text:style-name="T56">תשיג ידו</text:span><text:span text:style-name="T52"> לאחר זמן: שאחרים יתנו לו - יביאנו נמי, ויצא</text:span><text:span text:style-name="T25">)</text:span>.</text:p>
      <text:p text:style-name="Standard">למאי הילכתא?: אילימא לענין כפרה <text:span text:style-name="T25">(</text:span><text:span text:style-name="T52">לאשמעינן דיכול להתכפר בבהמה שהפריש אחר לצרכו</text:span><text:span text:style-name="T25">)</text:span> - פשיטא דמכפר ליה: מתנה קא יהיב ליה; אלא לענין תמורה, והכי קאמר: מה הפריש משלו עושה תמורה<text:span text:style-name="T25"> (</text:span><text:span text:style-name="T52">מה כשהפריש הוא משלו - הוא עושה בו תמורה ולא אחר</text:span><text:span text:style-name="T25">)</text:span>, אף כשהפרישו לו אחרים <text:span text:style-name="T25">(</text:span><text:span text:style-name="T52">הוא</text:span><text:span text:style-name="T25">)</text:span> עושה <text:span text:style-name="T25">(</text:span><text:span text:style-name="T52">בו</text:span><text:span text:style-name="T25">)</text:span> תמורה <text:span text:style-name="T25">(</text:span><text:span text:style-name="T52">ולא אחר</text:span><text:span text:style-name="T25">)</text:span>, שמע מינה בתר מתכפר אזלינן!</text:p>
      <text:p text:style-name="Standard">לא, לעולם לענין כפרה, ודקא קשיא לך 'מתנה קא יהיב ליה', אי לאו דרבי רחמנא '<text:span text:style-name="T45">מלבד אשר תשיג ידו</text:span>' - הוה אמינא גזירת הכתוב הוא, <text:span text:style-name="T25">(</text:span><text:span text:style-name="T52">דכתיב</text:span><text:span text:style-name="T25">)</text:span> '<text:span text:style-name="T45">קרבנו</text:span>': מדידיה הוא דמכפר, מדאחרים לא - קא משמע לן <text:span text:style-name="T38">[שמתכפר מאחרים]</text:span>.</text:p>
      <text:p text:style-name="Standard">מאי הוי עלה?</text:p>
      <text:p text:style-name="Standard">תא שמע: דאמר רבי אבהו אמר רבי יוחנן: מקדיש מוסיף חומש ומתכפר עושה תמורה; תורם משלו על של אחרים - טובת הנאה <text:span text:style-name="T25">(</text:span><text:span text:style-name="T52">'טובת הנאה' = דבר מועט מקבל מישראל על מנת שיתן כל תרומותיו לבן בתו כהן</text:span><text:span text:style-name="T25">)</text:span> שלו <text:span text:style-name="T25">(</text:span><text:span text:style-name="T52">של תורם הוי טובת הנאה, שבידו ליתנו לאיזה כהן שירצה, ולא למי שתרם עליו</text:span><text:span text:style-name="T25">)</text:span>; מאי טעמא? - אמר קרא <text:span text:style-name="T53">(דברים כו,יב)</text:span><text:span text:style-name="T45"> </text:span><text:span text:style-name="T47">[כי תכלה לעשר]</text:span><text:span text:style-name="T45"> את כל מעשר תבואתך </text:span><text:span text:style-name="T47">[בשנה השלישת שנת המעשר]</text:span><text:span text:style-name="T45"> ונתתה </text:span><text:span text:style-name="T47">[ללוי לגר ליתום ולאלמנה ואכלו בשעריך ושבעו]</text:span> <text:span text:style-name="T25">(</text:span><text:span text:style-name="T56">כי תכלה לעשר</text:span><text:span text:style-name="T52"> וגו' משמע: מי שנוטל המעשר מתבואה שבידו - </text:span><text:span text:style-name="T37">[בידו]</text:span><text:span text:style-name="T52"> ליתנו למי שירצה, ולא ביד חבירו שנתרם עליו</text:span><text:span text:style-name="T25">)</text:span>.</text:p>
      <text:p text:style-name="Standard"/>
      <text:p text:style-name="Standard"/>
      <text:p text:style-name="Standard">משנה:</text:p>
      <text:p text:style-name="Standard">אין ממירין לא אברין <text:span text:style-name="T25">(</text:span><text:span text:style-name="T52">דחולין</text:span><text:span text:style-name="T25">)</text:span> בעוברין <text:span text:style-name="T25">(</text:span><text:span text:style-name="T52">דהקדש, שאם אמר "תהא רגל בהמה זו תמורת עובר הקדש שבמעי בהמה זו" - אין הקדושה חלה על האבר</text:span><text:span text:style-name="T25">)</text:span>, ולא עוברין באברים <text:span text:style-name="T25">(</text:span><text:span text:style-name="T52">שאם אמר "הרי עובר שבמעי בהמת חולין זו </text:span><text:soft-page-break/><text:span text:style-name="T52">תמורת רגל בהמת קדש זו" - אין העובר קודש</text:span><text:span text:style-name="T25">)</text:span>, ולא עוברין ואברים <text:span text:style-name="T25">(</text:span><text:span text:style-name="T52">דחולין</text:span><text:span text:style-name="T25">)</text:span> בשלימים <text:span text:style-name="T25">(</text:span><text:span text:style-name="T52">דקדש</text:span><text:span text:style-name="T25">)</text:span>, ולא שלימים <text:span text:style-name="T25">(</text:span><text:span text:style-name="T52">דחולין</text:span><text:span text:style-name="T25">)</text:span> בהן <text:span text:style-name="T25">(</text:span><text:span text:style-name="T52">באברין ועוברין דקדש</text:span><text:span text:style-name="T25">)</text:span>;</text:p>
      <text:p text:style-name="Standard">רבי יוסי אומר: ממירין אברים בשלימים <text:span text:style-name="T25">(</text:span><text:span text:style-name="T52">אמר "הרי רגל בהמת חולין זו תמורה תחת בהמת קודש זו" - חלה תמורה על האבר, ופשטה לה בכל הבהמה, והויא תמורה כולה, וקרבה</text:span><text:span text:style-name="T25">)</text:span>, אבל לא שלימים בהן <text:span text:style-name="T25">(</text:span><text:span text:style-name="T52">דאין כח באבר אחד של בהמת קדש לעשות תמורה</text:span><text:span text:style-name="T25">)</text:span>;</text:p>
      <text:p text:style-name="Standard">אמר רבי יוסי: והלא במוקדשין <text:span text:style-name="T25">(</text:span><text:span text:style-name="T52">כלומר: בתחילת ההקדש, כשמקדישו</text:span><text:span text:style-name="T25">)</text:span> האומר "רגלה של זו עולה" - כולה עולה <text:span text:style-name="T25">(</text:span><text:span text:style-name="T52">כדמפרש טעמא לקמן בגמרא</text:span><text:span text:style-name="T25">)</text:span>, אף כשיאמר "רגלה של זו תחת זו" - תהא כולה תמורה תחתיה.<text:span text:style-name="T52"> </text:span></text:p>
      <text:p text:style-name="Standard"/>
      <text:p text:style-name="Standard">גמרא:</text:p>
      <text:p text:style-name="Standard">אתמר: בר פדא אמר: אין קדושה חלה על עוברין <text:span text:style-name="T25">(</text:span><text:span text:style-name="T52">אם הקדיש עובר במעי בהמה - אינו קדוש ליקרב, ואם מקריב ליה כשנולד ולא אקדשיה משנולד - מייתי חולין לעזרה, ואם הפריש חטאת מעוברת - לא הוו כשתי חטאות לאחריות, דעובר מכח אמיה הוא דקדיש ולא מכח עצמו, והוי כולד חטאת, ולמיתה אזיל, וכן לכל דבריו הרי הוא כולד קדשים ולא כתחילת הקדש</text:span><text:span text:style-name="T25">)</text:span>, </text:p>
      <text:p text:style-name="Standard">ורבי יוחנן אמר: קדושה חלה על עוברין;</text:p>
      <text:p text:style-name="Standard">ואזדא רבי יוחנן לטעמיה, דאמר רבי יוחנן: הקדיש חטאת מעוברת ויָלדה, רצה בה מתכפר רצה בוולדה מתכפר <text:span text:style-name="T25">(</text:span><text:span text:style-name="T52">דכי אמרינן 'וולד חטאת למיתה אזיל', היינו היכא דמפריש חטאתו ונתעברה וילדה, דהלכה למשה מסיני נינהו חמש חטאות מתות, והכי גמירי לה: דמתה; אבל אי אפרשה מעוברת - חשוב עובר כבהמה אחרת, וחיילא עליה קדושה באנפי נפשיה, והויא ליה כמפריש שתי חטאות לאחריות: דמתכפר באיזה שירצה, והשניה תרעה; אלמא קדושה חלה על העוברין</text:span><text:span text:style-name="T25">)</text:span>;</text:p>
      <text:p text:style-name="Standard">וצריכא: דאי אשמעינן בהך קמייתא <text:span text:style-name="T45">[</text:span><text:span text:style-name="T25">קדושה חלה על עוברין</text:span><text:span text:style-name="T45">]</text:span>, התם הוא, דאקדשיה</text:p>
      <text:p text:style-name="Standard"/>
      <text:p text:style-name="Standard">(תמורה י,ב)</text:p>
      <text:p text:style-name="Standard">לעוברה גופיה <text:span text:style-name="T25">(</text:span><text:span text:style-name="T52">בפני עצמו, הלכך חיילא קדושה עליה</text:span><text:span text:style-name="T25">)</text:span>, אבל הכא <text:span text:style-name="T45">[</text:span><text:span text:style-name="T25">הקדיש חטאת מעוברת</text:span><text:span text:style-name="T45">]</text:span>, דאקדשיה לאימיה - הא בכלל אימיה לא קדוש; ואי אשמעינן בתרייתא, התם הוא: דאקדיש לה וכל דאית בה, אבל הכא: דאקדשיה ליה - כיון דליתיה אבראי לא קדיש – צריכא.</text:p>
      <text:p text:style-name="Standard">לישנא אחרינא: מאי קא משמע לן <text:span text:style-name="T25">(</text:span><text:span text:style-name="T52">רבי יוחנן</text:span><text:span text:style-name="T25">)</text:span>? אם שיירו משוייר ועובר לאו ירך אמו הוא <text:span text:style-name="T25">(</text:span><text:span text:style-name="T52">דמדחשיב ליה רבי יוחנן באנפי נפשיה ולא כולד חטאת דאזיל למיתה - שמע מינה דאי הוה בעי לשיוריה לעובר לקדושה אחרת – משוייר, כגון: אם אמר "זו תהא חטאת ועוברה עולה" - דבריו קיימין, דעובר לאו ירך אמו הוא; או אם שיירו לומר "היא חטאת וולדה חולין" – הוי חולין; ולבר פדא לא חשיב עובר למהוי באנפי נפשיה, והיכא דאקדשיה לאימיה ושיירו לולד לקדושה אחרת - אינו קדוש, והוה ליה 'ולד חטאת' ואזיל למיתה, ואם אמר "ולדה חולין" לא אמר כלום; ולמאן דאמר ד'ולדי קדשים במעי אמן הן קדושין' - קדיש לאלתר, ולמאן דאמר 'בהוייתן הן קדושין' - קדוש לכשיוולד</text:span><text:span text:style-name="T25">)</text:span>.</text:p>
      <text:p text:style-name="Standard">ותרתי למה לי <text:span text:style-name="T25">(</text:span><text:span text:style-name="T52">הא שמעינן ליה מקמייתא, דאמר '</text:span><text:span text:style-name="T65">קדושה חלה על העוברין</text:span><text:span text:style-name="T52">' מכלל דבהמה באנפי נפשה חשובה, והולד באפי נפשיה</text:span><text:span text:style-name="T25">)</text:span>?</text:p>
      <text:p text:style-name="Standard">צריכא: דאי אתמר בהא - משום דאימיה חזיא לגופיה <text:span text:style-name="T25">(</text:span><text:span text:style-name="T52">שהאם קדושה קדושת הגוף ליקרב</text:span><text:span text:style-name="T25">)</text:span>; מגו דנחתא קדושה לה - נחתא נמי לולד, אבל אידך לא? - קא משמע לן הדא; ואי אתמר בהא - משום דקא מפרש קדושה על הולד, אבל ההיא לא? – צריכא.</text:p>
      <text:p text:style-name="Standard">יתיב רבי זירא וקאמר להא שמעתא; איתיביה רבי ירמיה לרבי זירא <text:span text:style-name="T53">[תמורה פ"ה מ"א]</text:span>: '<text:span text:style-name="T74">כיצד מערימין על הבכור </text:span><text:span text:style-name="T25">(</text:span><text:span text:style-name="T52">להפקיעו מכהן וליהנות הוא בו</text:span><text:span text:style-name="T25">)</text:span><text:span text:style-name="T74">? - המבכרת שהיתה מעוברת, אומר "מה שבמעיה של זו עולה"; ילדה זכר - הרי זו עולה </text:span><text:span text:style-name="T25">(</text:span><text:span text:style-name="T52">ומקריבו לחובתו, ויצא אם היה מחויב עולה, משום דקדושת עולה קדמה חיילא עליה, דבבכורה לא קדיש עד שתקדישנו רחם, ותו לא אתייא בכורה ומפקעא לקדושת עולה</text:span><text:span text:style-name="T25">)</text:span>' אלמא קדוש עובר <text:span text:style-name="T25">(</text:span><text:span text:style-name="T52">וקשיא לבר פדא</text:span><text:span text:style-name="T25">)</text:span>!</text:p>
      <text:p text:style-name="Standard">אמר ליה: כי מתניא ההיא - בקדושת דמים <text:span text:style-name="T25">(</text:span><text:span text:style-name="T52">שימכרנו ויביא בדמיו עולה, אבל הוא גופיה לא קדיש קדושת הגוף, אלא נמכר בלא מום</text:span><text:span text:style-name="T25">)</text:span>.</text:p>
      <text:p text:style-name="Standard">מי אלימא קדושת דמים דקא מפקעא ליה מן הבכורה?</text:p>
      <text:p text:style-name="Standard">אמר ליה: אִין! והתנן <text:span text:style-name="T25">(</text:span><text:span text:style-name="T52">בניחותא</text:span><text:span text:style-name="T25">)</text:span> <text:span text:style-name="T53">[חולין פ"י מ"ב; בכורות פ"ב מ"ב]</text:span>: '<text:span text:style-name="T74">כל קדשים שקדם מום קבוע להקדישן ונפדו - חייבין בבכורה </text:span><text:span text:style-name="T25">(</text:span><text:span text:style-name="T52">אם נקבות הן, ולאחר פדיונן ביכרו</text:span><text:span text:style-name="T25">)</text:span><text:span text:style-name="T74"> ובמתנות</text:span>'; טעמא דלאחר שנפדו <text:span text:style-name="T38">[ביכרו]</text:span> דחייבין, אבל קודם שנפדו <text:span text:style-name="T38">[אם ביכרו]</text:span> – פטורין, אלמא דאלימא קדושת דמים דמפקע ליה מבכורה <text:span text:style-name="T25">(</text:span><text:span text:style-name="T52">דכיון דקדם מום קבוע להקדש - לא קדיש מעיקרא אלא לדמי</text:span><text:span text:style-name="T25">)</text:span>!<text:span text:style-name="T52"> </text:span></text:p>
      <text:p text:style-name="Standard"><text:soft-page-break/>איתיביה <text:span text:style-name="T53">[תוספתא תמורה פ"ג מ"א]</text:span>: '<text:span text:style-name="T74">האומר "מה שבמעיה של זו עולה" - מותרת </text:span><text:span text:style-name="T25">(</text:span><text:span text:style-name="T52">האם</text:span><text:span text:style-name="T25">)</text:span><text:span text:style-name="T74"> בגיזה </text:span><text:span text:style-name="T25">(</text:span><text:span text:style-name="T52">דהא לא אקדיש גופה</text:span><text:span text:style-name="T25">)</text:span><text:span text:style-name="T74">, ואסורה בעבודה משום כחוש עובר שבה </text:span><text:span text:style-name="T25">(</text:span><text:span text:style-name="T52">דעבודת האם מכחשא ליה לעובר</text:span><text:span text:style-name="T25">)</text:span>' <text:span text:style-name="T25">(</text:span><text:span text:style-name="T52">אלמא קדיש עובר</text:span><text:span text:style-name="T25">)</text:span>!?</text:p>
      <text:p text:style-name="Standard">אמר ליה: הא נמי קדושת דמים.</text:p>
      <text:p text:style-name="Standard">ומי אלימא קדושת דמים דאסירא ליה בעבודה?</text:p>
      <text:p text:style-name="Standard">אמר ליה: אִין, והתנן <text:span text:style-name="T25">(</text:span><text:span text:style-name="T52">בניחותא</text:span><text:span text:style-name="T25">)</text:span> <text:span text:style-name="T25">(</text:span><text:span text:style-name="T52">סיפא דהך מתניתין דאמרת לעיל היא </text:span><text:span text:style-name="T53">[חולין פ"י מ"ג; בכורות פ"ב מ,ב]</text:span><text:span text:style-name="T52">: '</text:span><text:span text:style-name="T65">כל הקדשים שקדם</text:span><text:span text:style-name="T52"> כו', וקתני סיפא</text:span><text:span text:style-name="T25">)</text:span>: '<text:span text:style-name="T74">יוצאין לחולין</text:span> <text:span text:style-name="T25">(</text:span><text:span text:style-name="T52">כשנפדין</text:span><text:span text:style-name="T25">)</text:span><text:span text:style-name="T74"> ליגזז וליעבד</text:span>' <text:span text:style-name="T25">(</text:span><text:span text:style-name="T52">שמותרין בגיזה ועבודה לאחר פדיונן הואיל וקדם מום קבוע להקדשן, דלא [קדשה] קדושת הגוף </text:span><text:span text:style-name="T53">[בפ"ב דבכורות (דף יד.)]</text:span><text:span text:style-name="T25">)</text:span>; טעמא משום דנפדו, הא קודם שנפדו - אסורין בעבודה, אלמא קדושת דמים אסורין ליה בעבודה.</text:p>
      <text:p text:style-name="Standard">איתיביה <text:span text:style-name="T25">(</text:span><text:span text:style-name="T52">רבי ירמיה לרבי זירא</text:span><text:span text:style-name="T25">)</text:span>: '<text:span text:style-name="T74">אין ממירין לא אברין בעוברין ולא עוברין באברין</text:span>' <text:span text:style-name="T25">(</text:span><text:span text:style-name="T52">מתניתין היא, וקתני '</text:span><text:span text:style-name="T65">לא שלימין בהן</text:span><text:span text:style-name="T52">'</text:span><text:span text:style-name="T25">)</text:span> - אימורי הוא דלא מימר <text:span text:style-name="T25">(</text:span><text:span text:style-name="T52">משום דבתמורה כתיב </text:span><text:span text:style-name="T56">בהמה בבהמה</text:span><text:span text:style-name="T52">, ועובר - לאו בהמה הוא</text:span><text:span text:style-name="T25">)</text:span>, הא מיקדש קדשי <text:span text:style-name="T25">(</text:span><text:span text:style-name="T52">עוברין, דאי לא קדשו - פשיטא דאין ממירין שלימין, דחולין בהן</text:span><text:span text:style-name="T25">)</text:span>!</text:p>
      <text:p text:style-name="Standard">אמר ליה: בולדי קדשים הוא, דקדישי וקיימי.</text:p>
      <text:p text:style-name="Standard">אי ולד קדשים, במעי אמן <text:span text:style-name="T5">הוא</text:span> דלא עבדין, הא אבראי – עבדין, והא תנן <text:span text:style-name="T53">[להלן יב,א]</text:span>: '<text:span text:style-name="T74">אין הולד עושה תמורה</text:span>' <text:span text:style-name="T25">(</text:span><text:span text:style-name="T52">אלא ודאי במקדיש ולד עסקינן, דחשוב הקדש ראשון</text:span><text:span text:style-name="T25">)</text:span>?</text:p>
      <text:p text:style-name="Standard">הא מני? - רבי יהודה היא, דאמר <text:span text:style-name="T25">(</text:span><text:span text:style-name="T52">במתניתין </text:span><text:span text:style-name="T53">[תמורה פ"א מ"ה]</text:span><text:span text:style-name="T25">)</text:span> '<text:span text:style-name="T74">הולד עושה תמורה</text:span>'.</text:p>
      <text:p text:style-name="Standard">אי רבי יהודה, תמורה הוא דלא עבדי, הא מקדש קדשי <text:span text:style-name="T25">(</text:span><text:span text:style-name="T52">אי רבי יהודה - רישא היכי מתוקמא, דקתני 'אין ממירין אברין דחולין בשלימין דהקדש', דמשמע: תמורה הוא דלא עבדי אברין לבהמת חולין, לחוּל קדושת תמורה על גוף הבהמה משום אבר דידה שהמירו בשלם דקדש, </text:span><text:span text:style-name="T71">הא מקדש קדשי</text:span><text:span text:style-name="T52"> אברין בתחילת הקדש: אם הקדיש אבר אחד - פשטה קדושה בכולה, דהאי תנא - הא סברא אית ליה, מדקמהדר ליה רבי יוסי '</text:span><text:span text:style-name="T65">והלא במוקדשין האומר רגלה של זו עולה כולה עולה</text:span><text:span text:style-name="T52">' - מכלל דמודה תנא קמא בתחילת הקדש שאם הקדיש אבר אחד - פשטה קדושה בכולה, ורבי שמעון - דהוי בר זוגיה דרבי יוסי לקמן בברייתא, דאמר 'בתחילת הקדש כולה עולה', ואשמועינן גבי תמורה דלא, אי משום דדריש </text:span><text:span text:style-name="T56">בהמה בבהמה</text:span><text:span text:style-name="T52">, אי משום דמקיש תמורה למעשר </text:span><text:span text:style-name="T53">[בסיפא דפירקין (דף יג.)]</text:span><text:span text:style-name="T52">: '</text:span><text:span text:style-name="T65">מה מעשר קרבן יחיד</text:span><text:span text:style-name="T52"> כו'; ומההוא הקישא גופיה יליף ד'מה מעשר אינו נוהג באברין - אף תמורה אינה נוהגת באברין', והכי אמרינן בפרק 'בהמה המקשה' </text:span><text:span text:style-name="T53">(חולין דף סט:)</text:span><text:span text:style-name="T25">)</text:span>! האמר רבי יהודה <text:span text:style-name="T25">(</text:span><text:span text:style-name="T52">לקמן בברייתא</text:span><text:span text:style-name="T25">)</text:span> אברין לא קדשי <text:span text:style-name="T25">(</text:span><text:span text:style-name="T52">דלא פשטה קדושה בכולה</text:span><text:span text:style-name="T25">)</text:span>!? </text:p>
      <text:p text:style-name="Standard">הכא במאי עסקינן <text:span text:style-name="T25">(</text:span><text:span text:style-name="T52">דדייקינן 'הא שלא על ידי תמורה קדשה כל הבהמה על ידי אבר אחד</text:span><text:span text:style-name="T25">)</text:span>? - באבר שהנשמה תלויה בו <text:span text:style-name="T25">(</text:span><text:span text:style-name="T52">כגון שהקדיש אבר שהנשמה תלוייה בו, דאמר לקמן 'מודה רבי יהודה בדבר שעושה אותו טרפה', כגון אם הקדיש רגליה מן הארכובה ומלמעלה - הרי כולה עולה, ובתמורה לא, דדרשינן </text:span><text:span text:style-name="T56">בהמה בבהמה</text:span><text:span text:style-name="T25">)</text:span>.</text:p>
      <text:p text:style-name="Standard">איתיביה: <text:span text:style-name="T25">(</text:span><text:span text:style-name="T53">[לקמן היא פרק שני [משנה ג] (דף טז:)]</text:span><text:span text:style-name="T52"> '</text:span><text:span text:style-name="T65">חומר בקדשים מבתמורה</text:span><text:span text:style-name="T52">', וקחשיב חומרי, וקתני להך הכי:</text:span><text:span text:style-name="T25">)</text:span> '<text:span text:style-name="T74">מקדישין אברין ועוברין אבל לא ממירין</text:span>'!?</text:p>
      <text:p text:style-name="Standard">הכא נמי בולדי קדשים.</text:p>
      <text:p text:style-name="Standard">אי בולדי קדשים - מאי 'מקדישין'? הא קדישי וקיימי!?</text:p>
      <text:p text:style-name="Standard"/>
      <text:p text:style-name="Standard">(תמורה יא,א)</text:p>
      <text:p text:style-name="Standard">הכי קאמר: 'מקדישין איברין וממירין בהן, אבל לא ממירין [אברים] בהן <text:span text:style-name="T25">(</text:span><text:span text:style-name="T52">כלומר: מקדישין אבר אחד, וממירין אחרי כן באותה בהמה, ואשמעינן האי '</text:span><text:span text:style-name="T65">וממירין בהן</text:span><text:span text:style-name="T52">' דהאי דקאמר '</text:span><text:span text:style-name="T65">מקדישין אברין</text:span><text:span text:style-name="T52">' - לאו למקדיש אבר לחודיה, אלא למיפשט קדושה בכולה בהמה! דאי אאבר לחודיה - לא מצי למימר '</text:span><text:span text:style-name="T65">וממירין בהן</text:span><text:span text:style-name="T52">', דהא אפילו רבי יוסי - דאמר 'ממירין אברין בשלמים' - מודה דאין ממירין שלמין בהן, וכל שכן אברין באברין; ודקתני סיפא דהך מתניתין בפרק שני '</text:span><text:span text:style-name="T65">אבל לא ממירין</text:span><text:span text:style-name="T52">' - אשמעינן דאין ממירין בשלמים: דאם אמר "אבר בהמה זו תמורה" - לא אקדשיה, והיינו 'חומר בתחילת הקדש מבתמורה': דתחילת הקדש, כי אקדיש חד אבר - פשט בכולה, ובתמורה - כי אמר "אבר זה תמורה תחת שלימה זו" - לא קדשה</text:span><text:span text:style-name="T25">)</text:span>, ועוברים שקדשו במעי אִמָן <text:span text:style-name="T25">(</text:span><text:span text:style-name="T52">כגון ולד קדשים, אף על פי שהן קדושין</text:span><text:span text:style-name="T25">)</text:span> - אין ממירין בהן <text:span text:style-name="T25">(</text:span><text:span text:style-name="T52">אין ממירין בהמה בהן כל זמן שהן במעי אמן; והא - לאו משום חומר בקדשים מבתמורה קתני, אלא משום דתנא 'וממירין בהן' - בבהמה שקדשה על ידי אבר - תנא בעוברין '</text:span><text:span text:style-name="T65">אין ממירין בהן</text:span><text:span text:style-name="T52">'</text:span><text:span text:style-name="T25">)</text:span>'; בולדי קדשים במעי אמן <text:span text:style-name="T5">הוא</text:span> דלא עבדין תמורה, הא אבראי – עבדי; והא תנן 'אין הוולדות עושין תמורה'!? הא מני? - רבי יהודה היא <text:span text:style-name="T25">(</text:span><text:span text:style-name="T52">דאמר 'ולד עושה תמורה', דאי רבנן - אבראי נמי לא עביד תמורה</text:span><text:span text:style-name="T25">)</text:span>.</text:p>
      <text:p text:style-name="Standard">אי רבי יהודה, אברין מי קדשי? הא לרבי יהודה לית ליה 'האומר רגלה של זו עולה כולה עולה'?</text:p>
      <text:p text:style-name="Standard">אמר ליה: הכא במאי עסקינן? - בדבר העושה אותה טרפה.</text:p>
      <text:p text:style-name="Standard"/>
      <text:p text:style-name="Standard">לימא כתנאי: '<text:span text:style-name="T74">השוחט את החטאת ומצא בה בן ארבע חי</text:span>' קתני חדא '<text:span text:style-name="T74">אינה נאכלת אלא לזכרי כהונה</text:span> <text:span text:style-name="T25">(</text:span><text:span text:style-name="T52">כדין חטאת</text:span><text:span text:style-name="T25">)</text:span><text:span text:style-name="T74">, ואינה נאכלת אלא לפנים מן הקלעים, ואינה נאכלת אלא ליום אחד</text:span>' <text:span text:style-name="T25">(</text:span><text:span text:style-name="T52">קא סלקא דעתך דבמפריש בהמה מעוברת עסקינן, דאי במפריש ריקנית ונתעברה: דכולי עלמא, הואיל ומכח </text:span><text:soft-page-break/><text:span text:style-name="T52">אימיה הוא דקדיש - חולין הוא: ד'וולדי קדשים בהווייתן הן קדושים': כשהן נולדין, ולא במעי אמן</text:span><text:span text:style-name="T25">)</text:span>, ותניא אידך '<text:span text:style-name="T74">נאכלת לכל אדם ונאכלין בכל מקום ואינן נאכלין בעזרה</text:span>' <text:span text:style-name="T53">[השווה לתוספתא חולין פ"ד מ"ג]</text:span>; מאי לאו תנאי היא: דמר סבר: קדושה חלה על עוברין, ומר סבר: אין קדושה חלה על עוברין? <text:span text:style-name="T25">(</text:span><text:span text:style-name="T52">דלתנא קמא קדושה חלה על האברין מכח עצמן, כשהיא מעוברת, בשעת הקדש - קדיש לאלתר, דלא כוולדי קדשים הוא, ולתנא בתרא אין קדושה חלה עליו אלא מכח אמו, וכשאר ולדי קדשים הוא, דבהווייתן הוא דקדישי; ולהכי נקט 'חי': רבותא קא משמע לן: דלא אמרינן הואיל וחי הוא – 'הווייתו' חשיב ליה, ואפילו לתנא בתרא ליקדש מכח אמו כשאר ולדי קדשים - קא משמע לן דהואיל ולא כלו חדשיו - לאו 'הווייתו' הוא.</text:span><text:span text:style-name="T25">)</text:span></text:p>
      <text:p text:style-name="Standard">לא <text:span text:style-name="T25">(</text:span><text:span text:style-name="T52">במפריש בהמה מעוברת לא איירי הכא כלל, אלא בבהמת קדשים שנתעברה</text:span><text:span text:style-name="T25">)</text:span>! הני תנאי בהא קא מיפלגי, דמר סבר: ולדות קדשים בהוייתן הן קדושים <text:span text:style-name="T25">(</text:span><text:span text:style-name="T52">כשהן נולדין הן קדושין ולא במעי אמן</text:span><text:span text:style-name="T25">)</text:span>, ומר סבר: ולדי קדשים במעי אמן הן קדושים. <text:span text:style-name="T25">(</text:span><text:span text:style-name="T52">'בהווייתן' - לישנא דקרא נקט, דאיתרבו ולדות מיניה, דכתיב </text:span><text:span text:style-name="T53">(דברים יב,כו)</text:span><text:span text:style-name="T52"> </text:span><text:span text:style-name="T56">רק קדשיך אשר יהיו לך</text:span><text:span text:style-name="T52"> וגו' ואמר מר: </text:span><text:span text:style-name="T56">אשר יהיו לך</text:span><text:span text:style-name="T52"> אלו הוולדות </text:span><text:span text:style-name="T53">[בפרק שני דבכורות (דף יד:)].</text:span><text:span text:style-name="T25">)</text:span> </text:p>
      <text:p text:style-name="Standard">ואיבעית אימא: חד תנא הוא <text:span text:style-name="T25">(</text:span><text:span text:style-name="T52">הנך תרתי מתנייתא ודכולי עלמא קדושה חלה על העוברין לאלתר כרבי יוחנן</text:span><text:span text:style-name="T25">)</text:span>: חדא מהלין מתנייתא <text:span text:style-name="T25">(</text:span><text:span text:style-name="T52">והך דקתני דלא קדיש עובר</text:span><text:span text:style-name="T25">)</text:span> - במקדיש בהמה ואחר כך נתעברה <text:span text:style-name="T25">(</text:span><text:span text:style-name="T52">דוולדות קדשים בהווייתן הן קדושין</text:span><text:span text:style-name="T25">)</text:span>, וחדא מנהון <text:span text:style-name="T25">(</text:span><text:span text:style-name="T52">והאי דקתני דקדיש ולד לאלתר ולא הוי כשאר ולדי קדשים, דעובר לאו ירך אמו</text:span><text:span text:style-name="T25">)</text:span> - שהקדישה מעוברת. </text:p>
      <text:p text:style-name="Standard"/>
      <text:p text:style-name="Standard">תניא <text:span text:style-name="T53">[תופסתא תמורה פ"א מ"ה]</text:span>: '<text:span text:style-name="T74">רבי אליעזר אומר: כלאים וטרפה ויוצא דופן טומטום ואנדרוגינוס - לא קדושין ולא מקדישין</text:span>', </text:p>
      <text:p text:style-name="P5">ואמר שמואל: '<text:span text:style-name="T74">לא קדושין</text:span>' – בתמורה <text:span text:style-name="T25">(</text:span><text:span text:style-name="T52">שאם הן חולין והמירן בבהמת קדשים - אינם נתפסין, ואפילו תמורה שחלה על בעלי מומין קבועין אינה חלה עליהן, וכל שכן אם הקדישם ממש אינן קדושין</text:span><text:span text:style-name="T25">)</text:span>, '<text:span text:style-name="T74">ולא מקדישין</text:span>' - לעשות תמורה <text:span text:style-name="T25">(</text:span><text:span text:style-name="T52">ואין מקדישין אחר לעשותו תמורה אם הן קדושין והמיר בהמת חולין בהן</text:span><text:span text:style-name="T25">)</text:span>;</text:p>
      <text:p text:style-name="Standard">ותניא: '<text:span text:style-name="T74">אמר רבי מאיר </text:span><text:span text:style-name="T25">(</text:span><text:span text:style-name="T52">ורבי מאיר מפרש היכי משכחת לה דליהוי קדושין: מאחר שהן אינן קדושין בשום קדושת הגוף - מהיכן יהו הן מקדישין ועושין תמורה? והא עץ בעלמא נינהו?</text:span><text:span text:style-name="T25">)</text:span>: מאחר שאינן קדושין - היאך מקדישין? אי אתה מוצא <text:span text:style-name="T25">(</text:span><text:span text:style-name="T52">שיהו הן קדושים דלאיצטריך למיתני '</text:span><text:span text:style-name="T65">לא מקדישין</text:span><text:span text:style-name="T52">'</text:span><text:span text:style-name="T25">)</text:span> אלא במקדיש בהמה ואחר כך נטרפה <text:span text:style-name="T25">(</text:span><text:span text:style-name="T52">זו, והאי - קדושה היא: דקדם הקדשה את מומה</text:span><text:span text:style-name="T25">)</text:span>, במקדיש ולד <text:span text:style-name="T25">(</text:span><text:span text:style-name="T52">דחיילה עליה קדושה מיד</text:span><text:span text:style-name="T25">)</text:span>, <text:span text:style-name="T25">(</text:span><text:span text:style-name="T52">והדר</text:span><text:span text:style-name="T25">)</text:span> ויצא דרך דופן' <text:span text:style-name="T25">(</text:span><text:span text:style-name="T52">הני איצטריך למימר דאין מקדישין, וסיפא דמילתא מפרש בפרק 'יש בקרבנות' </text:span><text:span text:style-name="T53">(לקמן דף יז.)</text:span><text:span text:style-name="T25">)</text:span> - אלמא קדיש ולד!?<text:span text:style-name="T52"> </text:span></text:p>
      <text:p text:style-name="Standard">אמרי: בתם במעי תמימה - אפילו בר פדא נמי מודי דקדיש; לא נחלקו אלא בתם במעי בעלת מום: בר פדא סבר: כיון דאימיה לא מקדישין קדושת הגוף - הוא נמי לא קדיש, ורבי יוחנן סבר: הני - כשתי בהמות נינהו: אימיה - <text:span text:style-name="T5">היא</text:span> דלא מיקדשא, אבל הוא קדוש.</text:p>
      <text:p text:style-name="Standard"/>
      <text:p text:style-name="Standard">לישנא אחרינא: 'אבל כלאים וטומטום ואנדרוגינוס אי אתה מוצא אלא בולדי קדשים <text:span text:style-name="T25">(</text:span><text:span text:style-name="T52">שנתעברה מהן בהמת קדשים לאחר הקדשה</text:span><text:span text:style-name="T25">)</text:span>' <text:span text:style-name="T25">(</text:span><text:span text:style-name="T52">אלמא קדיש עובר, מדקתני במקדיש עובר ויוצא דרך דופן, דהאי הוא דלא קדיש לגופיה למעבד תמורה, הא לא יצא דרך דופן - קדיש בקדושה קמייתא קדושת הגוף ועביד תמורה וליכא לתרוצי קדושת דמים דאי קדושת דמים לא הוה עביד תמורה אפילו יצא דרך רחם</text:span><text:span text:style-name="T25">)</text:span>, וכרבי יהודה, שהיה אומר 'הולד עושה תמורה': הלין <text:span text:style-name="T5">הוא</text:span> דלא קדשי גופייהו, אבל עוברין אחרים קדושין.</text:p>
      <text:p text:style-name="Standard">אמר אביי: תם במעי תמימה - דברי הכל קדיש גופיה, אלא כי פליגי במעי בעלת מום, דבר פדא סבר: כיון דאימיה נמי לא קדיש גופה - איהו נמי לא קדיש אלא לדמי; רבי יוחנן סבר: עובר לאו ירך אמו הוא, ואף על גב דאימיה לא קדשה לגופה - ולד מיהא קדיש לגופיה. </text:p>
      <text:p text:style-name="Standard"/>
      <text:p text:style-name="Standard">א"ר יוסי והלא במוקדשין האומר רגלה של זו <text:span text:style-name="T47">[</text:span><text:span text:style-name="T25">כולה עולה, אף כשיאמר "רגלה של זו תחת זו" - תהא כולה תמורה תחתיה</text:span><text:span text:style-name="T47">]</text:span><text:span text:style-name="T45">:</text:span></text:p>
      <text:p text:style-name="Standard"/>
      <text:p text:style-name="Standard">(תמורה יא,ב)</text:p>
      <text:p text:style-name="Standard">תנו רבנן <text:span text:style-name="T53">[ספרא בחוקותי פרשתא ג פ"ט מ"א]</text:span>: '<text:span text:style-name="T79">יכול האומר "רגלה של זו עולה" תהא כולה עולה? - תלמוד לומר: </text:span><text:span text:style-name="T53">(ויקרא כז,ט)</text:span><text:span text:style-name="T46"> </text:span><text:span text:style-name="T47">[ואם בהמה אשר יקריבו ממנה קרבן לה']</text:span><text:span text:style-name="T46"> כל אשר יתן ממנו לה' יהיה קדש</text:span><text:span text:style-name="T79">; '</text:span><text:span text:style-name="T46">ממנו לה'</text:span><text:span text:style-name="T79">' ולא כולו לה';</text:span></text:p>
      <text:p text:style-name="P13">יכול תצא לחולין?</text:p>
      <text:p text:style-name="Standard"><text:span text:style-name="T79">תלמוד לומר: '</text:span><text:span text:style-name="T46">יהיה קדש</text:span><text:span text:style-name="T79">' </text:span><text:span text:style-name="T25">(</text:span><text:span text:style-name="T56">יהיה קדש</text:span><text:span text:style-name="T52"> ההוא אבר; וכיון דההוא אבר הוי קדוש - תו לא מצי למשחט ההיא בהמה לשם חולין</text:span><text:span text:style-name="T25">)</text:span><text:span text:style-name="T79">!</text:span></text:p>
      <text:p text:style-name="P13">הא כיצד?</text:p>
      <text:p text:style-name="Standard"><text:soft-page-break/><text:span text:style-name="T79">תמכר לצרכי עולות ודמיה חולין חוץ מדמי אבר שבה </text:span><text:span text:style-name="T25">(</text:span><text:span text:style-name="T52">דדמי אותו אבר לא יטול, שהרי הקדישו ואינו יכול למוכרו</text:span><text:span text:style-name="T25">)</text:span><text:span text:style-name="T79">, דברי רבי מאיר ורבי יהודה; </text:span></text:p>
      <text:p text:style-name="Standard"><text:span text:style-name="T79">רבי יוסי ורבי שמעון אומרים: מנין לאומר "רגלה של זו עולה" שכולה עולה? שנאמר '</text:span><text:span text:style-name="T46">כל אשר יתן ממנו לה'</text:span><text:span text:style-name="T79">'; כשהוא אומר '</text:span><text:span text:style-name="T46">יהיה קדש</text:span><text:span text:style-name="T79">' - לרבות את כולה.</text:span>'</text:p>
      <text:p text:style-name="Standard"/>
      <text:p text:style-name="Standard">אמר מר '<text:span text:style-name="T74">תמכר לצרכי עולות</text:span>' והא קמייתי בהמה מחוסרת אבר <text:span text:style-name="T25">(</text:span><text:span text:style-name="T52">שהרי אותו האבר אינו שלו, אלא לחובת המוכר הוא קרב, נמצא שלוקח זה לא הקריב עולה שלימה, והוא נדר להקריב כל הבהמה לחובתו</text:span><text:span text:style-name="T25">)</text:span>!?</text:p>
      <text:p text:style-name="Standard">אמר רבא*: באומר "הרי עלי עולה בחייה" <text:span text:style-name="T25">(</text:span><text:span text:style-name="T52">"הרי עלי להקריב כל האברין שהבהמה חיה ממנה" והרי כן עשה: דהמוכר לא הקדיש אלא אבר שאינה חיה ממנו, כגון רגל מן הארכובה ולמטה; שאם היה מקדיש דבר שהנשמה תלויה בו - הוה פשטה קדושה בכולה, כדאמר </text:span><text:span text:style-name="T37">[רב חסדא להלן]</text:span><text:span text:style-name="T52">: 'מודה רבי יהודה בדבר שעושה אותה טריפה': שאם הקדיש אבר שממנו נטרפת אם היה ניטל - פשטה קדושה בכולה אפילו לרבי יהודה </text:span></text:p>
      <text:p text:style-name="Standard"><text:span text:style-name="T52">לישנא אחרינא ירושלמי: 'והא מייתי בהמה דמקדיש גופה כי ליתיה כולה לדידיה', כלומר: האי לוקח, הא מייתי בהמה שאין כל הגוף שלו!? ומשני: אמר רבא*: כגון דאמר 'כזוזא מן הדא בהמה לעולה', כלומר: שוה זוז מבהמה זו לעולה, והרי קנה זוז, הלכך יצא: דהא לא נדר עולה שלימה</text:span><text:span text:style-name="T25">)</text:span>.</text:p>
      <text:p text:style-name="Standard">אמר רב חסדא: מודה רבי יהודה <text:span text:style-name="T25">(</text:span><text:span text:style-name="T52">דפשטה קדושה בכולה</text:span><text:span text:style-name="T25">)</text:span> בדבר שעושה אותה טרפה;</text:p>
      <text:p text:style-name="Standard">רבא* אמר: בדבר שעושה אותה נבילה <text:span text:style-name="T25">(</text:span><text:span text:style-name="T52">כגון הירך וחלל שלה, אבל בדבר העושה אותה טרפה, כמו רגלה מן הארכובה ולמעלה, - לא מודה, וטעמא מפרש לקמיה</text:span><text:span text:style-name="T25">)</text:span>;</text:p>
      <text:p text:style-name="Standard">ורב ששת אמר: בדבר שהיא מתה.</text:p>
      <text:p text:style-name="Standard">*<text:span text:style-name="T38">[נ"ל צ"ל רבה, שהיה בן דורם של רב חסדא ושל רב ששת; וכן בהמשךגירסת הדפוס: בעי מיניה מרבא, אבל בשיטה המקובהצת: בעי מיניה אביי מרבה, ושם נראה מוכרח, כי שם יש סדרה של שאלות: אביי שואל את רבה – רבו המובהק הראשון - ואחרכך את הרב המובהק השני שלו – את רב יוסף.]</text:span></text:p>
      <text:p text:style-name="Standard">מאי איכא בין רב חסדא לרבא*?</text:p>
      <text:p text:style-name="Standard">איכא בינייהו טרפה חיה: רב חסדא סבר לה כמאן דאמר 'טרפה אינה חיה' <text:span text:style-name="T25">(</text:span><text:span text:style-name="T52">פלוגתא היא ב'אלו טרפות' </text:span><text:span text:style-name="T53">(חולין דף מב.)</text:span><text:span text:style-name="T52">; הלכך, כיון דאינה חיה - הרי הקדיש דבר שהנשמה תלויה בו, הלכך מודי</text:span><text:span text:style-name="T25">)</text:span>, ורבא* סבר לה כמאן דאמר 'טרפה חיה' <text:span text:style-name="T25">(</text:span><text:span text:style-name="T52">ואינו דבר שהנשמה תלויה בו</text:span><text:span text:style-name="T25">)</text:span>;</text:p>
      <text:p text:style-name="Standard">ומאי איכא בין רבא* לרב ששת?</text:p>
      <text:p text:style-name="Standard">איכא בינייהו דרבי אלעזר, דאמר רבי אלעזר: 'ניטלה ירך וחלל שלה ניכר <text:span text:style-name="T25">(</text:span><text:span text:style-name="T52">בפרק קמא דחולין </text:span><text:span text:style-name="T53">(דף כא.)</text:span><text:span text:style-name="T52"> מפרש 'היכי דמי 'חלל שלה'? - כל שרבוצה ונראית חסרה'</text:span><text:span text:style-name="T25">)</text:span> – נבילה' <text:span text:style-name="T25">(</text:span><text:span text:style-name="T52">אף על פי שהיא עדיין חיה - מטמאה כנבלה, דכמֵתָה היא, ולא כחיה</text:span><text:span text:style-name="T25">)</text:span>': רבא* סבר לה כרבי אלעזר <text:span text:style-name="T25">(</text:span><text:span text:style-name="T52">הילכך אקדיש ירך וחלל שלה הוי דבר שהנשמה תלויה בו</text:span><text:span text:style-name="T25">)</text:span>, רב ששת לא סבר לה כרבי אלעזר. </text:p>
      <text:p text:style-name="Standard"/>
      <text:p text:style-name="Standard">מיתיבי <text:span text:style-name="T53">[תופסתא תמורה פ"א מ"ה]</text:span>: '<text:span text:style-name="T25">[אמר: רגלה של זו עולה" - אין כולה עולה אלא אותה הרגל בלבד; מה יעשה לה? - תמכר לחייבי עולות חוץ מרגלה, ודמיה חולין - דברי רבי מאיר; רבי יהודה ורבי יוסי ורבי שמעון אומרים: אין כולה עולה </text:span><text:span text:style-name="T39">[אך לפי הגירסא כאן, וכן לפי הגר"א כאן יש לגרוס: </text:span><text:span text:style-name="T80">דברי רבי מאיר ורבי יהודה; רבי יוסי ורבי שמעון אומרים</text:span><text:span text:style-name="T39"> שרבי יהודה מסכים לדברי רבי מאיר, ורבי יוסי ורבי שמעון חולקים]</text:span><text:span text:style-name="T25">]</text:span><text:span text:style-name="T74"> אמר רבי: נראין דברי רבי יהודה בדבר שאין הנשמה תלויה בו, ודברי רבי יוסי בדבר שהנשמה תלויה בו</text:span>' לאו מכלל דפליג עליה דרבי יהודה?: בשלמא '<text:span text:style-name="T74">נראין דברי רבי יהודה בדבר שאין הנשמה תלויה בו</text:span>' - מכלל דפליג עליה דרבי יוסי, אלא '<text:span text:style-name="T74">נראין דברי רבי יוסי בדבר שהנשמה תלויה בו</text:span>' - לאו מכלל דפליג עליה דרבי יהודה, ותיובתא דכולהו <text:span text:style-name="T38">[רב חסדא, רבא [או רבה], רב ששת]</text:span>?</text:p>
      <text:p text:style-name="Standard">לא, חסורי מיחסרא והכי קתני: '<text:span text:style-name="T74">נראין דברי רבי יוסי</text:span> לרבי יהודה <text:span text:style-name="T74">בדבר שהנשמה תלויה בו</text:span>: שאף רבי יהודה לא נחלק עליו אלא בדבר שאין הנשמה תלויה בו, אבל בדבר שהנשמה תלויה בו מודי ליה.</text:p>
      <text:p text:style-name="P7"><text:s/></text:p>
      <text:p text:style-name="Standard">בעי רבא: בעוף מהו <text:span text:style-name="T25">(</text:span><text:span text:style-name="T52">לרבי יוסי קא בעי לה: הקדיש רגל עוף דתור או בן יונה, מי פשטה קדושה בכוליה או לא</text:span><text:span text:style-name="T25">)</text:span>? '<text:span text:style-name="T45">בהמה</text:span>' אמר רחמנא, והא לאו בהמה היא? או דלמא '<text:span text:style-name="T45">קרבן</text:span>' אמר רחמנא, והאי נמי קרבן הוא? <text:span text:style-name="T25">(</text:span><text:span text:style-name="T52">בהאי קרא מ</text:span><text:span text:style-name="T56">כל אשר יתן ממנו</text:span><text:span text:style-name="T52"> כתיב </text:span><text:span text:style-name="T56">בהמה</text:span><text:span text:style-name="T52"> ו</text:span><text:span text:style-name="T56">קרבן: </text:span><text:span text:style-name="T53">(ויקרא כז,ט)</text:span><text:span text:style-name="T56"> </text:span><text:span text:style-name="T49">ואם </text:span><text:span text:style-name="T13">בהמה</text:span><text:span text:style-name="T49"> אשר יקריבו ממנה </text:span><text:span text:style-name="T13">קרבן</text:span><text:span text:style-name="T49"> לה' כל אשר יתן ממנו לה' יהיה קדש]</text:span><text:span text:style-name="T25">)</text:span></text:p>
      <text:p text:style-name="Standard">תיקו.</text:p>
      <text:p text:style-name="Standard"/>
      <text:p text:style-name="Standard">בעי רבא: הקדיש אבר לדמיו - מהו דתיחות ליה קדושת הגוף <text:span text:style-name="T25">(</text:span><text:span text:style-name="T52">לכל הבהמה ותיקרב עולה</text:span><text:span text:style-name="T25">)</text:span>? מי אמר כיון דנחתא ליה קדושת דמים נחתא ליה נמי קדושת הגוף, ומדאקדשיה לחד אבר <text:soft-page-break/>אקדשיה לכולה <text:span text:style-name="T25">(</text:span><text:span text:style-name="T52">מי אמר לרבי יוסי: מדאקדיש חד אבר לדמיו - פשטה קדושה לכולה בהמה לדמיה, ומיגו דנחתא לה קדושת דמים לכולה בהמה - נחתא לה קדושת הגוף, הואיל והיא גופא חזיא לעולה - למה לי למוכרה ולהביא בדמיה עולה? הלכך בעל כרחיה קדשי קדושת הגוף</text:span><text:span text:style-name="T25">)</text:span>? או דלמא חד מגו אמר, תרי מגו <text:span text:style-name="T25">(</text:span><text:span text:style-name="T52">חד: דהוא לא אקדיש אלא אבר, ולדמיו, ואנן צריכין לומר: 1) מגו דחייל אאבר חייל אכולה בהמה לדמיה, 2) ומגו דנחית כולה לדמיה נחית נמי כולה לקדושת הגוף</text:span><text:span text:style-name="T25">)</text:span> לא אמר?</text:p>
      <text:p text:style-name="Standard">תפשוט ליה מדידיה <text:span text:style-name="T25">(</text:span><text:span text:style-name="T52">דודאי נחתא לה קדושת הגוף</text:span><text:span text:style-name="T25">)</text:span>, דהאמר רבא: 'הקדיש זכר <text:span text:style-name="T25">(</text:span><text:span text:style-name="T52">איל זכר; ולהכי נקט רבא 'זכר': דבעולה איירי רבא, ונקבה לא חזיא לעולה, וליכא למימר קדושת הגוף</text:span><text:span text:style-name="T25">)</text:span> לדמיו <text:span text:style-name="T25">(</text:span><text:span text:style-name="T52">להביא בדמיו עולה</text:span><text:span text:style-name="T25">)</text:span> - קדוש קדושת הגוף <text:span text:style-name="T25">(</text:span><text:span text:style-name="T52">ואינו יכול למכרו, הואיל והוא גופיה חזיא לעולה, והוא עצמו יקרב לעולה</text:span><text:span text:style-name="T25">)</text:span>' <text:span text:style-name="T25">(</text:span><text:span text:style-name="T52">והכא נמי: הואיל ולרבי יוסי נחתא קדושה לכולה על ידי האבר - קדשה נמי לגופה</text:span><text:span text:style-name="T25">)</text:span>! </text:p>
      <text:p text:style-name="Standard">התם דאקדשיה לכוליה <text:span text:style-name="T25">(</text:span><text:span text:style-name="T52">וליכא אלא חד מיגו</text:span><text:span text:style-name="T25">)</text:span>, הכא דאקדשיה חד אבר.</text:p>
      <text:p text:style-name="Standard">מאי?</text:p>
      <text:p text:style-name="Standard">תיקו. </text:p>
      <text:p text:style-name="Standard"/>
      <text:p text:style-name="Standard">בעי מיניה אביי מרבה: הקדיש חד אבר - מהו בגיזה? <text:span text:style-name="T25">(</text:span><text:span text:style-name="T52">'בעבודה' לא תיבעי לך דאסור, דהא מכחיש לה.</text:span><text:span text:style-name="T25">)</text:span> </text:p>
      <text:p text:style-name="Standard">תפשוט לך מהא, דתניא <text:span text:style-name="T53">[ספרי ראה פסקה קכד]</text:span>: <text:span text:style-name="T53">(דברים טו,יט)</text:span><text:span text:style-name="T45"> </text:span><text:span text:style-name="T47">[כל הבכור אשר יולד בבקרך ובצאנך הזכר תקדיש לה' אלקיך לא תעבד בבכר שורך </text:span><text:span text:style-name="T76">ו]</text:span><text:span text:style-name="T75">לא תגוז בכור צאנך</text:span><text:span text:style-name="T74"> - אבל אתה גוזז בשלך ושל אחרים</text:span> <text:span text:style-name="T25">(</text:span><text:span text:style-name="T52">עובד כוכבים: אם יש לך בכור בשותפות עם העובד כוכבים - מותר לגוזזו</text:span><text:span text:style-name="T25">)</text:span>' <text:span text:style-name="T25">(</text:span><text:span text:style-name="T52">הכא נמי: הואיל והחולין והקדש שותפין בו - מותר</text:span><text:span text:style-name="T25">)</text:span>!</text:p>
      <text:p text:style-name="Standard">התם <text:span text:style-name="T25">(</text:span><text:span text:style-name="T52">גבי בכור</text:span><text:span text:style-name="T25">)</text:span> לא נחתא ליה קדושה כלל <text:span text:style-name="T25">(</text:span><text:span text:style-name="T52">ואפילו לחלקו של ישראל: דשותפות עובד כוכבים פוטרת מן הבכורה</text:span><text:span text:style-name="T25">)</text:span>, הכא נחתא ליה קדושה <text:span text:style-name="T25">(</text:span><text:span text:style-name="T52">להך אבר</text:span><text:span text:style-name="T25">)</text:span>.</text:p>
      <text:p text:style-name="Standard">לישנא אחרינא: התם אין בידו להקדישו <text:span text:style-name="T25">(</text:span><text:span text:style-name="T52">הואיל ויש לעובד כוכבים שותפות בו</text:span><text:span text:style-name="T25">)</text:span>, הכא בידו להקדישו.<text:span text:style-name="T52"> </text:span></text:p>
      <text:p text:style-name="Standard"/>
      <text:p text:style-name="Standard">בעא מיניה אביי מרבה: הקדיש עורה <text:span text:style-name="T25">(</text:span><text:span text:style-name="T52">של בהמה</text:span><text:span text:style-name="T25">)</text:span> - מהו בעבודה? <text:span text:style-name="T25">(</text:span><text:span text:style-name="T52">בגיזה לא תיבעי לך, דלא מכחיש ליה לעור, אבל עבודה מכחשא ליה לעור.</text:span><text:span text:style-name="T25">)</text:span> </text:p>
      <text:p text:style-name="Standard">תא שמע <text:span text:style-name="T53">[תוספתא תמורה פ"ג מ"א]</text:span>: '<text:span text:style-name="T74">האומר "מה שבמעיה של זו - עולה" מותרת בגיזה ואסורה בעבודה מפני כחוש עובר שבה</text:span>' <text:span text:style-name="T25">(</text:span><text:span text:style-name="T52">והכא נמי איכא כחוש עור</text:span><text:span text:style-name="T25">)</text:span>! </text:p>
      <text:p text:style-name="Standard">אמר ליה: כי קתני '<text:span text:style-name="T74">אסורה בעבודה</text:span>' – מדרבנן. <text:span text:style-name="T25">(</text:span><text:span text:style-name="T52">וכי מיבעיא ליה מדאורייתא, ולמילקי עליה.</text:span><text:span text:style-name="T25">)</text:span></text:p>
      <text:p text:style-name="Standard">אי הכי אפילו בגיזה נמי תיתסר?</text:p>
      <text:p text:style-name="Standard">אמר ליה: עבודה, דמיכחשא - גזרי בה רבנן; גיזה לא גזרי בה רבנן.<text:span text:style-name="T52"> </text:span></text:p>
      <text:p text:style-name="Standard"/>
      <text:p text:style-name="Standard">בעא מיניה אביי מרב יוסף: "היא שלמים וולדה חולין" <text:span text:style-name="T25">(</text:span><text:span text:style-name="T52">הקדיש בהמה מעוברת חוץ מעוברה, דלדברי הכל אין העובר קדוש, </text:span><text:span text:style-name="T38">[או] </text:span><text:span text:style-name="T83">כלומר:</text:span><text:span text:style-name="T52"> אדם שהקדיש בהמה ואחר כך נתעברה</text:span><text:span text:style-name="T25">)</text:span>, ושחטה <text:span text:style-name="T25">(</text:span><text:span text:style-name="T52">לאם</text:span><text:span text:style-name="T25">)</text:span> בפנים <text:span text:style-name="T25">(</text:span><text:span text:style-name="T52">בעזרה</text:span><text:span text:style-name="T25">)</text:span> מהו <text:span text:style-name="T25">(</text:span><text:span text:style-name="T52">ומיבעיא לי אליבא</text:span><text:span text:style-name="T25">)</text:span> למאן דאמר 'ולדי קדשים בהוייתן הן קדושין' <text:span text:style-name="T25">(</text:span><text:span text:style-name="T52">והשתא מיהא לא קדיש עובר</text:span><text:span text:style-name="T25">)</text:span>?: מי הוי <text:span text:style-name="T25">(</text:span><text:span text:style-name="T52">ולד</text:span><text:span text:style-name="T25">)</text:span> חולין בעזרה <text:span text:style-name="T25">(</text:span><text:span text:style-name="T52">ומחייב: דהא לא הקדיש עובר</text:span><text:span text:style-name="T25">)</text:span> או לא?</text:p>
      <text:p text:style-name="Standard"/>
      <text:p text:style-name="Standard">(תמורה יב,א)</text:p>
      <text:p text:style-name="Standard">אמר ליה <text:span text:style-name="T25">(</text:span><text:span text:style-name="T52">לא מיחייב</text:span><text:span text:style-name="T25">)</text:span>: מי קרינא ביה <text:span text:style-name="T53">(דברים יב,כא)</text:span><text:span text:style-name="T45"> כי ירחק ממך המקום </text:span><text:span text:style-name="T47">[אשר יבחר ה' אלקיך לשום שמו שם]</text:span><text:span text:style-name="T45"> וזבחת </text:span><text:span text:style-name="T47">[מבקרך ומצאנך אשר נתן ה' לך כאשר צויתך ואכלת בשעריך בכל אות נפשך]</text:span> <text:span text:style-name="T25">(</text:span><text:span text:style-name="T52">דמהתם נפקא לן דאסור לשחוט חולין בעזרה, דדרשינן: 'בריחוק מקום אתה זובח ואי אתה זובח בקירוב מקום [= בעזרה]' </text:span><text:span text:style-name="T53">[בפרק שני דקדושין (דף נז:)]</text:span><text:span text:style-name="T52">, והכא: מי קרינא ביה הכי? הא אינו יכול לשחוט בהמה זו אלא בעזרה, שהרי שלמים היא</text:span><text:span text:style-name="T25">)</text:span>! </text:p>
      <text:p text:style-name="Standard"/>
      <text:p text:style-name="Standard">בעי מיניה אביי מרב יוסף: היא חולין וולדה שלמים <text:span text:style-name="T25">(</text:span><text:span text:style-name="T52">ואליבא דמאן דאמר 'קדושה חלה על העוברין'</text:span><text:span text:style-name="T25">)</text:span>, ושחטה <text:span text:style-name="T25">(</text:span><text:span text:style-name="T52">לאם</text:span><text:span text:style-name="T25">)</text:span> בחוץ – מהו?: מי מחייב <text:span text:style-name="T25">(</text:span><text:span text:style-name="T52">כרת</text:span><text:span text:style-name="T25">)</text:span> עליה <text:span text:style-name="T25">(</text:span><text:span text:style-name="T52">אעובר</text:span><text:span text:style-name="T25">)</text:span> משום שחוטי חוץ? או לא?</text:p>
      <text:p text:style-name="Standard">אמר ליה: מי קרינא ביה <text:span text:style-name="T25">(</text:span><text:span text:style-name="T52">גבי שחוטי חוץ כתיב</text:span><text:span text:style-name="T25">)</text:span>: <text:span text:style-name="T53">(ויקרא יז,ה)</text:span><text:span text:style-name="T45"> </text:span><text:span text:style-name="T47">[למען אשר יביאו בני ישראל את זבחיהם אשר הם זבחים על פני השדה]</text:span><text:span text:style-name="T45"> והביאום לה' </text:span><text:span text:style-name="T47">[אל פתח אהל מועד אל הכהן וזבחו זבחי שלמים לה' אותם]</text:span> <text:span text:style-name="T25">(</text:span><text:span text:style-name="T52">דלא מחייב משום שחוטי חוץ אלא באותן דראויין לקרבן</text:span><text:span text:style-name="T25">)</text:span>? <text:span text:style-name="T25">(</text:span><text:span text:style-name="T52">, והאי עובר לא חזי השתא לקרבן</text:span><text:span text:style-name="T25">)</text:span>!</text:p>
      <text:p text:style-name="Standard">לישנא אחרינא: אמר ליה: ראוי לפתח אהל מועד חייבין עליו בחוץ.<text:span text:style-name="T52"> </text:span></text:p>
      <text:p text:style-name="Standard"/>
      <text:p text:style-name="Standard"/>
      <text:p text:style-name="Standard">משנה:</text:p>
      <text:p text:style-name="Standard"><text:soft-page-break/>אין המדומע מדמע אלא לפי חשבון <text:span text:style-name="T25">(</text:span><text:span text:style-name="T52">מפרש בגמרא</text:span><text:span text:style-name="T25">)</text:span>, </text:p>
      <text:p text:style-name="Standard">ואין המחומץ מחמץ אלא לפי חשבון <text:span text:style-name="T25">(</text:span><text:span text:style-name="T52">עיסה של חולין שנתחמצה בשאור של תרומה - הרי כולה אסורה, ואם נפל מאותה עיסה לתוך עיסה אחרת של חולין וחימצתה - אינה אוסרתה אלא לפי חשבון שאור תרומה שמעורב בה, כלומר: אם נפל בעיסה אחרונה מן הראשונה שיעור גדול כל כך שיהא בו משאור של תרומה שנתחמצה ממנו כדי לחמץ את האחרונה - אסורה אף האחרונה, ואם בין הכל מה שנפל מן הראשונה לתוך האחרונה אין בו אלא כדי לחמץ אחרונה - מותרת האחרונה, שלא נפל בה </text:span><text:span text:style-name="T61">מן התרומה</text:span><text:span text:style-name="T52"> כדי לחמץ</text:span><text:span text:style-name="T25">)</text:span>,</text:p>
      <text:p text:style-name="Standard">ואין המים שאובין פוסלין את המקוה אלא לפי חשבון <text:span text:style-name="T25">(</text:span><text:span text:style-name="T52">מפרש בגמרא</text:span><text:span text:style-name="T25">)</text:span>,</text:p>
      <text:p text:style-name="Standard">ואין מי חטאת עושין <text:span text:style-name="T52">[גירסת רש"י: נעשין*, וכן להלן מצטטת הגמרא את המשנה]</text:span> מי חטאת אלא עם מתן אפר <text:span text:style-name="T25">(</text:span><text:span text:style-name="T52">בשעה שנותן את האפר נעשין מי חטאת, הלכך בעינן שיהו מים תחילה בכלי ואחר כך אפר, אבל נתן אפר תחילה ואחר כך מים – פסול: דהא עם מתן אפר לעשות מי חטאת לא הוי שָׁם מים, ותו לא עבדי מי חטאת</text:span><text:span text:style-name="T25">)</text:span>,</text:p>
      <text:p text:style-name="P7">* [הערת הגר"א: ול"נ דגירסת 'עושין' הוא שפיר, והכי פירושו: דאין מי חטאת – אם נתן ממנו למים אחרים עושין אותן מי חטאת אלא דוקא מתן אפר עושה מי חטאת.]</text:p>
      <text:p text:style-name="Standard">ואין בית הפרס <text:span text:style-name="T25">(</text:span><text:span text:style-name="T52">שדה שנחרש בה קבר, לשון דבר פרוסה</text:span><text:span text:style-name="T25">)</text:span> עושין בית הפרס <text:span text:style-name="T25">(</text:span><text:span text:style-name="T52">אם חזר וחרש בית הפרס ושדות שסביבותיו - לא מחזקינן לשאר שדות כבית הפרס דילמא שהמחרישה הוליכה העצמות לשדות שסביבותיה, דקבר אחד לא עביד בית הפרס אלא כפי שיעור דמפֹרש בגמרא</text:span><text:span text:style-name="T25">)</text:span>,</text:p>
      <text:p text:style-name="Standard">ואין תרומה אחר תרומה <text:span text:style-name="T25">(</text:span><text:span text:style-name="T52">שאם תרם וחזר ותרם - אין השניה תרומה</text:span><text:span text:style-name="T25">)</text:span>,</text:p>
      <text:p text:style-name="Standard">ואין תמורה עושה תמורה, ולא הולד עושה תמורה; </text:p>
      <text:p text:style-name="Standard">רבי יהודה אומר: הולד עושה תמורה;</text:p>
      <text:p text:style-name="Standard">אמרו לו: הקדש עושה תמורה ואין הולד עושה תמורה.</text:p>
      <text:p text:style-name="Standard"/>
      <text:p text:style-name="Standard">גמרא:</text:p>
      <text:p text:style-name="Standard">מאן תנא <text:span text:style-name="T25">(</text:span><text:span text:style-name="T52">דאין המדומע מדמע אלא לפי חשבון</text:span><text:span text:style-name="T25">)</text:span>?</text:p>
      <text:p text:style-name="Standard">אמר רבי חייא בר אבא אמר רבי יוחנן: דלא כרבי אליעזר, דתנן <text:span text:style-name="T54">[תרומות פ"ה מ"ה]</text:span>: '<text:span text:style-name="T74">סאה של תרומה שנפלה לפחות ממאה חולין, ונדמעו ונפל מן המדומע למקום אחר; רבי אליעזר אומר: מדמע כתרומה ודאי </text:span><text:span text:style-name="T25">(</text:span><text:span text:style-name="T52">שאם נפלה סאה מן הדימוע למקום אחר, ואין שם מאה סאין לבד סאה זו - כולן אסורין</text:span><text:span text:style-name="T25">)</text:span> &lt;<text:span text:style-name="T25">שאני אומר סאה שנפלה (</text:span><text:span text:style-name="T52">לתוך הדימוע</text:span><text:span text:style-name="T25">) היא שעלתה (</text:span><text:span text:style-name="T52">היא סאה שעלתה וחזרה ונפלה לתוך האחרים</text:span><text:span text:style-name="T25">) </text:span><text:span text:style-name="T53">[תרומות פ"ה מ"ב]</text:span>&gt;<text:span text:style-name="T74">; וחכמים אומרים: אינה מדמעת אלא לפי חשבון שבה </text:span><text:span text:style-name="T25">(</text:span><text:span text:style-name="T52">לפי מה שיש תרומה בסאה זו של דימוע בעינן מאה שיעורין מן החולין, אבל מאה סאין לא בעינן, כגון: אם נפלה תחילה סאה של תרומה לתוך עשרים וארבע סאין של חולין – נדמעו, ועכשיו כל סאה וסאה שיש שם הוי אחד מכ"ד שבו תרומה, והיינו לוג תרומה בכל סאה וסאה; אם חזרה ונפלה סאה מאותו דימוע לתוך חולין אחרים, אם יש שם שבעים ושבעה לוגין אחרים של חולין - מצטרפין עם עשרים וארבע לוגין חולין שבסאה זו ומבטלין את לוג התרומה</text:span><text:span text:style-name="T25">)</text:span>'. </text:p>
      <text:p text:style-name="Standard"/>
      <text:p text:style-name="Standard">ואין המחומץ מחמץ <text:span text:style-name="T25">[אלא לפי חשבון]</text:span>: </text:p>
      <text:p text:style-name="Standard">אמר רבי אבא אמר רבי יוחנן: מתניתין דלא כרבי אליעזר <text:span text:style-name="T25">(</text:span><text:span text:style-name="T52">דרבי אליעזר לא בעי שיהא שם מן האיסור כדי לחמץ, אלא האיסור וההיתר מצטרפין לאיסור</text:span><text:span text:style-name="T25">)</text:span>, דתנן <text:span text:style-name="T53">[ערלה פ"ב מ"יא]</text:span>: '<text:span text:style-name="T79">שאור של חולין ושל תרומה שנפלו לתוך העיסה, ולא בזה כדי להחמיץ ולא בזה כדי להחמיץ, ונצטרפו וחימצו: רבי אליעזר אומר: אחר אחרון אני בא </text:span><text:span text:style-name="T25">(</text:span><text:span text:style-name="T52">שהוא גורם את החימוץ, ואם נפל האיסור בסוף – אסורה, והאי דמתניתין נמי אף על גב דלא נפל מעיסה ראשונה לתוך האחרונה אלא כדי חימוץ, ונמצא שרוב החימוץ חולין היה </text:span><text:span text:style-name="T37">[ומתיר]</text:span><text:span text:style-name="T52"> - אפילו הכי קאסר ליה רבי אליעזר, דסבירא ליה 'זה וזה גורם אסור', ו'אחר אחרון' דקאמר רבי אליעזר - לאו דוקא: דאי נמי נפל האיסור תחילה ואחר כך ההיתר, אם לא קדם וסילק את האיסור אלא הניח וחימצוה בין שניהם – אסורה, ד'זה וזה גורם אסור' אית ליה לרבי אליעזר בפרק קמא דבכורות </text:span><text:span text:style-name="T53">(דף ז.)</text:span><text:span text:style-name="T52">, וכן בכל דוכתא; והכי שני לה אביי בפסחים בפרק 'כל שעה' </text:span><text:span text:style-name="T53">(דף כז.)</text:span><text:span text:style-name="T52">: '</text:span><text:span text:style-name="T65">לא שנו אלא שקדם וסילק את האיסור, אבל לא קדם וסילק - אסור</text:span><text:span text:style-name="T52">' ואף על גב דפרכינן לה התם בהא מילתא - סוף סוף מסקנא דשמעתא היא: דסבירא ליה לרבי אליעזר ד'זה וזה גורם אסור'</text:span><text:span text:style-name="T25">)</text:span><text:span text:style-name="T79">, וחכמים אומרים: בין שנפל איסור לכתחילה ובין שנפל איסור בסוף - לעולם אין אסור עד שיהא בו כדי להחמיץ.</text:span>'<text:span text:style-name="T52"> </text:span></text:p>
      <text:p text:style-name="Standard"/>
      <text:p text:style-name="Standard">ואין המים שאובין פוסלין את המקוה <text:span text:style-name="T25">[אלא לפי חשבון]</text:span>: </text:p>
      <text:p text:style-name="Standard">מאן תנא?</text:p>
      <text:p text:style-name="Standard">אמר רבי חייא בר אבא אמר רבי יוחנן: רבי אליעזר בן יעקב היא, דתניא: '<text:span text:style-name="T79">רבי אליעזר בן יעקב אומר: מקוה שיש בו עשרים ואחת סאה מי גשמים </text:span><text:span text:style-name="T25">(</text:span><text:span text:style-name="T52">מי גשמים כשרים לטבילה, דלא בעינן מים חיים אלא לזב בלבד</text:span><text:span text:style-name="T25">)</text:span><text:span text:style-name="T79">, ממלא בכתף תשע עשרה סאה, ופותקן למקוה </text:span><text:span text:style-name="T25">(</text:span><text:span text:style-name="T52">שלא יערה מן הדלי לתוך המקוה, דאפילו בשלשה לוגין מיפסיל למקוה בכי האי גוונא, אבל יעשה חריץ וגומא למרחוק, ויערה מן הדלי לתוך הגומא ויקלחו המים דרך החריץ לתוך המקוה, והיינו 'המשכה'</text:span><text:span text:style-name="T25">)</text:span>,</text:p>
      <text:p text:style-name="Standard"/>
      <text:p text:style-name="Standard"><text:soft-page-break/>(תמורה יב,ב)</text:p>
      <text:p text:style-name="Standard"><text:span text:style-name="T79">והן טהורין </text:span><text:span text:style-name="T25">(</text:span><text:span text:style-name="T52">כלומר: כשר לטבול בו</text:span><text:span text:style-name="T25">)</text:span><text:span text:style-name="T79">, שהשאיבה מִטַּהרת ברבייה ובהמשכה </text:span><text:span text:style-name="T25">(</text:span><text:span text:style-name="T52">כשהרוב ממי גשמים שנפלו מעצמן לתוכו' והמשיך מיעוט של שאיבה לתוכו דרך חריץ – מִטַּהרת השאיבה, והיינו 'לפי חשבון' דמתניתין: דאין השאובין פוסלין את המקוה דרך המשכה אלא אם כן היו שם עשרים סאין</text:span><text:span text:style-name="T25">)</text:span>';</text:p>
      <text:p text:style-name="Standard">מכלל דרבנן סברי דברבייה ובהמשכה לא <text:span text:style-name="T25">(</text:span><text:span text:style-name="T52">כלומר: מדקאמרת מתניתין רבי אליעזר בן יעקב היא, ולא רבנן, ומתניתין לקולא: דבלישנא דקולא נקיט לה, דקתני 'אין השאובין פוסלין אלא לפי חשבון' - מכלל דרבנן לחומרא פליגי</text:span><text:span text:style-name="T25">)</text:span>?</text:p>
      <text:p text:style-name="Standard">אלא הא: דכי אתא רבין אמר רבי יוחנן: שאובה שהמשיכוה כולה טהורה <text:span text:style-name="T25">(</text:span><text:span text:style-name="T52">שאפילו כל המקוה ממים שאובין - דרך המשכה כשר</text:span><text:span text:style-name="T25">)</text:span>.</text:p>
      <text:p text:style-name="Standard">מני? לא רבנן ולא רבי אליעזר!?</text:p>
      <text:p text:style-name="Standard">אלא אמר רבה <text:span text:style-name="T25">(</text:span><text:span text:style-name="T52">גירסת רש"י: רב פפא</text:span><text:span text:style-name="T25">)</text:span>: <text:span text:style-name="T25">(</text:span><text:span text:style-name="T52">רבנן לקולא פליגי, והא דכי אתא רבין - רבנן היא, ומתניתין לאו בהכי קמיירי דתימא רבי אליעזר היא ורבנן לחומרא פליגי; </text:span><text:span text:style-name="T37">[אלא]</text:span><text:span text:style-name="T25">)</text:span> לפי חשבון כלים, ויוסף בן חוני היא, דתניא: '<text:span text:style-name="T74">שלשת לוגין מים שאובין שנפלו למים </text:span><text:span text:style-name="T25">(</text:span><text:span text:style-name="T52">שנפלו למקוה מן הכלי לתוך המקוה בהמשכה</text:span><text:span text:style-name="T25">)</text:span><text:span text:style-name="T74"> בשנים ושלשה כלים, ואפילו בארבעה וחמשה כלים </text:span><text:span text:style-name="T25">(</text:span><text:span text:style-name="T52">שנפל לוג שלם מכל כלי</text:span><text:span text:style-name="T25">)</text:span><text:span text:style-name="T74"> - פוסלים את המקוה; יוסף בן חוני אומר: בשנים ושלשה כלים פוסל את המקוה, בארבעה וחמשה </text:span><text:span text:style-name="T25">(</text:span><text:span text:style-name="T52">דאין לוג שלם נופל כאחד</text:span><text:span text:style-name="T25">)</text:span><text:span text:style-name="T74"> אין פוסלין את המקוה</text:span>' <text:span text:style-name="T25">(</text:span><text:span text:style-name="T52">ו'לפי חשבון' דמתניתין - נמי הכי קאמר</text:span><text:span text:style-name="T25">)</text:span>.<text:span text:style-name="T52"> </text:span></text:p>
      <text:p text:style-name="Standard"/>
      <text:p text:style-name="Standard">ואין מי חטאת נעשה מי חטאת <text:span text:style-name="T25">[אלא עם מתן אפר (</text:span><text:span text:style-name="T52">בשעת מתן אפר נעשו מי חטאת; אלמא בעינן מים ברישא, דאי מים בסוף - לא הוו 'מי חטאת': דהא בשעת מתן אפר לא נעשו מי חטאת, דלא היו שם מים!</text:span><text:span text:style-name="T25">)]</text:span>: </text:p>
      <text:p text:style-name="Standard">מאן תנא?</text:p>
      <text:p text:style-name="Standard">אמר רבי חייא בר אבא אמר רבי יוחנן: דלא כרבי שמעון <text:span text:style-name="T25">(</text:span><text:span text:style-name="T52">דלרבי שמעון הקדים אפר למים - כשר</text:span><text:span text:style-name="T25">)</text:span>, דתניא <text:span text:style-name="T25">(</text:span><text:span text:style-name="T52">גבי סוטה</text:span><text:span text:style-name="T25">)</text:span>: '<text:span text:style-name="T74">הקדים עפר</text:span> <text:span text:style-name="T25">(</text:span><text:span text:style-name="T52">שבקרקע</text:span><text:span text:style-name="T25">)</text:span><text:span text:style-name="T74"> למים</text:span> <text:span text:style-name="T25">(</text:span><text:span text:style-name="T52">בכלי</text:span><text:span text:style-name="T25">)</text:span><text:span text:style-name="T74"> – פסול, ורבי שמעון מכשיר</text:span>';</text:p>
      <text:p text:style-name="Standard">מאי טעמא דרבי שמעון?</text:p>
      <text:p text:style-name="Standard">דכתיב <text:span text:style-name="T25">(</text:span><text:span text:style-name="T52">גבי מי חטאת</text:span><text:span text:style-name="T25">)</text:span>: <text:span text:style-name="T53">(במדבר יט,יז)</text:span><text:span text:style-name="T45"> ולקחו לטמא מעפר שרפת החטאת ונתן עליו מים חיים </text:span><text:span text:style-name="T47">[אל כלי]</text:span>, ותניא <text:span text:style-name="T53">[ספרי חוקת פסקה קכח; ספרי נשא פסקה י]</text:span>: '<text:span text:style-name="T79">רבי שמעון אומר: וכי עפר הוא? והלא אפר הוא? - שינה הכתוב ממשמעו לדון הימנו גזירה שוה: נאמר כאן </text:span><text:span text:style-name="T25">(</text:span><text:span text:style-name="T52">במי חטאת</text:span><text:span text:style-name="T25">)</text:span><text:span text:style-name="T79"> </text:span><text:span text:style-name="T25">'</text:span><text:span text:style-name="T47">[מ]</text:span><text:span text:style-name="T46">עפר</text:span><text:span text:style-name="T25">'</text:span><text:span text:style-name="T79"> ונאמר להלן </text:span><text:span text:style-name="T25">(</text:span><text:span text:style-name="T52">בסוטה</text:span><text:span text:style-name="T25">)</text:span><text:span text:style-name="T79"> </text:span><text:span text:style-name="T25">'</text:span><text:span text:style-name="T47">[ה]</text:span><text:span text:style-name="T46">עפר</text:span><text:span text:style-name="T25">'</text:span><text:span text:style-name="T79"> </text:span><text:span text:style-name="T25">(</text:span><text:span text:style-name="T52">על המים</text:span><text:span text:style-name="T25">)</text:span><text:span text:style-name="T79"> </text:span><text:span text:style-name="T47">[</text:span><text:span text:style-name="T53">במדבר ה,יז:</text:span><text:span text:style-name="T47"> ולקח הכהן מים קדשים בכלי חרש ומן ה</text:span><text:span text:style-name="T11">עפר</text:span><text:span text:style-name="T47"> אשר יהיה בקרקע המשכן יקח הכהן </text:span><text:span text:style-name="T11">ונתן אל</text:span><text:span text:style-name="T47"> המים]</text:span><text:span text:style-name="T79">: מה להלן עפר על גבי המים - אף כאן עפר על גבי המים </text:span><text:span text:style-name="T25">(</text:span><text:span text:style-name="T52">וזו היא הכשר מצוותה לכתחילה</text:span><text:span text:style-name="T25">)</text:span><text:span text:style-name="T79">, ומה כאן הקדים עפר למים כשר, אף כאן הקדים עפר למים כשר</text:span>.'</text:p>
      <text:p text:style-name="Standard">והכא <text:span text:style-name="T25">(</text:span><text:span text:style-name="T52">גבי מי חטאת</text:span><text:span text:style-name="T25">)</text:span> מנלן <text:span text:style-name="T25">(</text:span><text:span text:style-name="T52">סבירא ליה לרבי שמעון דמי חטאת הקדים עפר למים כשר</text:span><text:span text:style-name="T25">)</text:span>?</text:p>
      <text:p text:style-name="Standard">תרי קראי כתיבי: '<text:span text:style-name="T45">ונתן עליו</text:span>' - אלמא אפר ברישא, והדר כתיב '<text:span text:style-name="T45">מים חיים אל כלי</text:span>' <text:span text:style-name="T25">(</text:span><text:span text:style-name="T52">דמשמע דהמים יהיו נתונין אל כלי ולא אל העפר, ד</text:span><text:span text:style-name="T56">אל כלי</text:span><text:span text:style-name="T52"> משמע עפר ברישא פסול</text:span><text:span text:style-name="T25">)</text:span>! הא כיצד? - רצה עפר למטה רצה עפר למעלה;</text:p>
      <text:p text:style-name="P18">תוספות ד"ה הא כיצד רצה עפר למטה רצה עפר למעלה. וא"ת א"כ גזירה שוה למאי אתא?</text:p>
      <text:p text:style-name="P5"><text:span text:style-name="T52">וי"ל דלמצוה בעינן מים תחילה ואח"כ עפר, כדכתיב בסוטה </text:span><text:span text:style-name="T53">[במדבר ה,יז]</text:span><text:span text:style-name="T52"> </text:span><text:span text:style-name="T56">ומן העפר אשר יהיה בקרקע המשכן יקח הכהן ונתן אל המים</text:span><text:span text:style-name="T52">, ומש"ה אתיא גזירה שוה. </text:span></text:p>
      <text:p text:style-name="Standard">ותנא דידן - מאי טעמא?</text:p>
      <text:p text:style-name="Standard">אמר לך: סיפיה דקרא דוקא: '<text:span text:style-name="T45">ונתן עליו</text:span>' – לערבן <text:span text:style-name="T25">(</text:span><text:span text:style-name="T52">לאו למימרא דאם הקדים עפר כשר, אלא למימרא: להזהר שלאחר שיתן העפר למים - יערבם באצבעו יפה, ויחזיר המים שתחתיו עליו</text:span><text:span text:style-name="T25">)</text:span>.</text:p>
      <text:p text:style-name="Standard">מאי חזית דאמרת סיפיה דקרא דוקא? דלמא רישא דוקא <text:span text:style-name="T25">(</text:span><text:span text:style-name="T52">דאפר קודם למים כדכתיב </text:span><text:span text:style-name="T56">ונתן עליו מים</text:span><text:span text:style-name="T52">, ו</text:span><text:span text:style-name="T56">אל כלי</text:span><text:span text:style-name="T52"> - להכי אתא: שתהא חיותו בכלי: שלא ימלאם בכלי אחר ויערם לכלי זה אלא זה יתן לתוך המעיין ויקח המים לתוכו</text:span><text:span text:style-name="T25">)</text:span>?</text:p>
      <text:p text:style-name="Standard"><text:span text:style-name="T25">(</text:span><text:span text:style-name="T52">ומשני:</text:span><text:span text:style-name="T25">)</text:span> לא מצית אמרת: מה מצינו בכל מקום <text:span text:style-name="T25">(</text:span><text:span text:style-name="T52">כגון בסוטה</text:span><text:span text:style-name="T25">)</text:span> מכשיר למעלה <text:span text:style-name="T25">(</text:span><text:span text:style-name="T52">עפר למעלה שהוא המכשיר את המים לבדו, והוי למעלה, דכולי עלמא מודו דמצוה להקדים המים, כדכתיב </text:span><text:span text:style-name="T56">ומן העפר</text:span><text:span text:style-name="T52"> וגו'</text:span><text:span text:style-name="T25">)</text:span> - אף כאן מכשיר למעלה <text:span text:style-name="T25">(</text:span><text:span text:style-name="T52">הלכך בעל כרחך סיפיה דקרא לגופיה, ורישא לדרשא - לערבן</text:span><text:span text:style-name="T25">)</text:span>.</text:p>
      <text:p text:style-name="Standard"/>
      <text:p text:style-name="Standard">ואין בית הפרס עושה בית הפרס: </text:p>
      <text:p text:style-name="Standard">מתניתין דלא כרבי אליעזר, דתנן: '<text:span text:style-name="T74">רבי אליעזר אומר: בית הפרס עושה בית הפרס </text:span><text:span text:style-name="T25">(</text:span><text:span text:style-name="T52">כל ארבע השדות שסביב בית הפרס - בית הפרס הן אם נחרשו, דעפר בית הפרס מטמאן</text:span><text:span text:style-name="T25">)</text:span>';</text:p>
      <text:p text:style-name="Standard">ורבנן - עד כמה?</text:p>
      <text:p text:style-name="Standard">כי אתא רב דימי אמר ריש לקיש אמר רבי שמעון בר אבא:</text:p>
      <text:p text:style-name="Standard"><text:soft-page-break/></text:p>
      <text:p text:style-name="Standard">(תמורה יג,א)</text:p>
      <text:p text:style-name="Standard">שלש שדות ושתי מענות <text:span text:style-name="T25">(</text:span><text:span text:style-name="T52">אותה שדה שהיה בה הקבר, ושדה לכאן ושדה לכאן: אם דרך בני הבקעה לחרוש שדותיהן מזרח ומערב - עושה בית הפרס אותה שדה שבמזרח ואותה שבמערב, ואם צפון ודרום חורשין – עושה בית הפרס אותו של צפון ואותו של דרום, ששם גלגלה המחרישה את עפר בית הפרס והעצמות, אבל לא לארבע רוחות: שאין דרך לחרוש שתי וערב! ואותן שתי שדות גופייהו לא הוו כולהו בית הפרס, אלא שיעור שתי מענות: מענה לזו ומענה לזו, אבל אותה שדה שהקבר בה טמאה כולה: דלא ידעינן באיזה מקום ממנה היה הקבר! ומשום הכי עושה בית הפרס מלא מענה לכל צד: דשמא לאחד משני ראשיה היה הקבר, ומשם הלך לאותה שדה חבירתה מלא מענה: דזה הוא שיעור חרישת הקבר, דכך שיערו חכמים: דמלא מענה ראויות העצמות להתגלגל על ידי המחרישה</text:span><text:span text:style-name="T25">)</text:span>.</text:p>
      <text:p text:style-name="Standard">וכמה מלא 'מענה'?</text:p>
      <text:p text:style-name="Standard">מאה אמה, כדתנן <text:span text:style-name="T53">[משנה אהלות פ"יז מ"א; ודומה לתוספתא אהלות פ"יז מ"א]</text:span>: '<text:span text:style-name="T74">החורש את הקבר עושה בית הפרס מלא מענה מאה אמה</text:span>'. </text:p>
      <text:p text:style-name="Standard"/>
      <text:p text:style-name="Standard">ואין תרומה אחר תרומה: </text:p>
      <text:p text:style-name="Standard">מתניתין מני?</text:p>
      <text:p text:style-name="Standard">רבי עקיבא היא, דתנן <text:span text:style-name="T53">[תרומות פ"ג מ"ג]</text:span>: '<text:span text:style-name="T74">השותפין שתרמו זה אחר זה: רבי אליעזר אומר: תרומת שניהם תרומה </text:span><text:span text:style-name="T25">(</text:span><text:span text:style-name="T52">שהרי לשניהם חלק בו</text:span><text:span text:style-name="T25">)</text:span><text:span text:style-name="T74">; רבי עקיבא אומר: אין תרומת שניהם תרומה </text:span><text:span text:style-name="T25">(</text:span><text:span text:style-name="T52">ואפילו של ראשון: דכיון דחזר השני ותרם - גלי אדעתיה דלא ניחא ליה בתרומת הראשון, והוה ליה ראשון תורם שלא מדעת, וכן שני</text:span><text:span text:style-name="T25">)</text:span><text:span text:style-name="T74">; וחכמים אומרים: אם תרם הראשון כשיעור </text:span><text:span text:style-name="T25">(</text:span><text:span text:style-name="T52">אחד מחמשים</text:span><text:span text:style-name="T25">)</text:span><text:span text:style-name="T74"> - אין תרומת השני תרומה, ואם לא תרם כשיעור </text:span><text:span text:style-name="T25">(</text:span><text:span text:style-name="T52">כגון שתרם בעין רעה</text:span><text:span text:style-name="T25">)</text:span><text:span text:style-name="T74"> - תרומת השני תרומה</text:span>' <text:span text:style-name="T25">(</text:span><text:span text:style-name="T52">ולרבי עקיבא בין כך ובין כך לא הויא תרומה, ומתניתין נמי סתמא קאמר - הלכך רבי עקיבא היא</text:span><text:span text:style-name="T25">)</text:span><text:span text:style-name="T51">.</text:span></text:p>
      <text:p text:style-name="Standard"/>
      <text:p text:style-name="Standard">ואין תמורה עושה תמורה: </text:p>
      <text:p text:style-name="Standard">מאי טעמא?</text:p>
      <text:p text:style-name="Standard">אמר קרא <text:span text:style-name="T53">[ויקרא כז,י:</text:span><text:span text:style-name="T56"> </text:span><text:span text:style-name="T34">לא יחליפנו ולא ימיר אתו טוב ברע או רע בטוב ואם המר ימיר בהמה בבהמה והיה הוא </text:span><text:span text:style-name="T41">ותמורתו</text:span><text:span text:style-name="T34"> יהיה קדש]</text:span><text:span text:style-name="T32">; '</text:span><text:span text:style-name="T33">ותמורתו</text:span><text:span text:style-name="T32">' - </text:span>ולא תמורת תמורתו. </text:p>
      <text:p text:style-name="Standard"/>
      <text:p text:style-name="Standard">ואין הולד עושה תמורה: </text:p>
      <text:p text:style-name="Standard">דאמר קרא <text:span text:style-name="T53">[ויקרא כז,י:</text:span><text:span text:style-name="T56"> </text:span><text:span text:style-name="T34">לא יחליפנו ולא ימיר אתו טוב ברע או רע בטוב ואם המר ימיר בהמה בבהמה והיה </text:span><text:span text:style-name="T41">הוא</text:span><text:span text:style-name="T34"> ותמורתו יהיה קדש]</text:span>; 'הוא' - ולא ולד. </text:p>
      <text:p text:style-name="Standard"/>
      <text:p text:style-name="Standard">רבי יהודה אומר: הולד עושה תמורה <text:span text:style-name="T25">[אמרו לו: הקדש עושה תמורה ואין הולד עושה תמורה]</text:span>: </text:p>
      <text:p text:style-name="Standard">דאמר קרא <text:span text:style-name="T53">[ויקרא כז,י:</text:span><text:span text:style-name="T56"> </text:span><text:span text:style-name="T34">לא יחליפנו ולא ימיר אתו טוב ברע או רע בטוב ואם המר ימיר בהמה בבהמה והיה </text:span><text:span text:style-name="T41">הוא</text:span><text:span text:style-name="T34"> ותמורתו יהיה קדש]</text:span>; '<text:span text:style-name="T45">יהיה</text:span>' - לרבות את הולד;</text:p>
      <text:p text:style-name="Standard">ורבנן?</text:p>
      <text:p text:style-name="Standard">לרבות שוגג כמזיד <text:span text:style-name="T25">(</text:span><text:span text:style-name="T52">ולקמן בפרק שני </text:span><text:span text:style-name="T53">(דף יז.)</text:span><text:span text:style-name="T52"> מפרש לה: כסבור להמיר שחור והמיר לבן זו, דגבי קדשים לא קדיש, דהוי הקדש טעות, וגבי תמורה קדיש</text:span><text:span text:style-name="T25">)</text:span>.</text:p>
      <text:p text:style-name="Standard"/>
      <text:p text:style-name="Standard"/>
      <text:p text:style-name="Standard">משנה:</text:p>
      <text:p text:style-name="Standard">העופות והמנחות אין עושין תמורה, שלא נאמר אלא <text:span text:style-name="T47">[</text:span><text:span text:style-name="T53">ויקרא כז,י:</text:span><text:span text:style-name="T56"> </text:span><text:span text:style-name="T41">לא יחליפנו ולא ימיר</text:span><text:span text:style-name="T34"> אתו טוב ברע או רע בטוב ואם המר ימיר]</text:span><text:span text:style-name="T33"> בהמה </text:span><text:span text:style-name="T34">[בבהמה והיה הוא ותמורתו יהיה קדש</text:span><text:span text:style-name="T45">]</text:span>;</text:p>
      <text:p text:style-name="Standard">הציבור והשותפין אין עושין תמורה שנאמר '<text:span text:style-name="T45">לא יחליפנו ולא ימיר</text:span>': יחיד עושה תמורה ואין הצבור והשותפין עושין תמורה;</text:p>
      <text:p text:style-name="Standard">קדשי בדק הבית אין עושין תמורה <text:span text:style-name="T25">(</text:span><text:span text:style-name="T52">דגבי תמורה כתיב </text:span><text:span text:style-name="T56">קרבן</text:span><text:span text:style-name="T52">, וקדשי בדק הבית לא איקרו 'קרבן', כדמפרש בגמרא</text:span><text:span text:style-name="T25">)</text:span>;</text:p>
      <text:p text:style-name="Standard">אמר רבי שמעון <text:span text:style-name="T25">(</text:span><text:span text:style-name="T52">דסבירא ליה דקדשי בד"ה איקרי 'קרבן', הלכך לא נפקא לן דלא עבדי תמורה אלא מהכא:</text:span><text:span text:style-name="T25">)</text:span>: והרי מעשר <text:span text:style-name="T25">(</text:span><text:span text:style-name="T52">מעשר בהמה</text:span><text:span text:style-name="T25">)</text:span> בכלל היה <text:span text:style-name="T25">(</text:span><text:span text:style-name="T52">בכלל כל הקדשים היה דעבדי תמורה, כדכתיב </text:span><text:span text:style-name="T57">[</text:span><text:span text:style-name="T53">ויקרא כז,ט:</text:span><text:span text:style-name="T35"> ואם בהמה אשר יקריבו ממנה קרבן לה' כל אשר יתן ממנו לה' יהיה קדש </text:span><text:span text:style-name="T53">[ויקרא כז,י]</text:span><text:span text:style-name="T57"> </text:span><text:span text:style-name="T35">לא יחליפנו ולא ימיר אתו טוב ברע או רע בטוב ואם המר ימיר בהמה בבהמה והיה הוא ותמורתו יהיה קדש]</text:span><text:span text:style-name="T25">)</text:span>, ולמה יצא <text:span text:style-name="T25">(</text:span><text:span text:style-name="T52">דכתיב בדידיה דעביד תמורה: </text:span><text:span text:style-name="T56">אם המר ימיר</text:span><text:span text:style-name="T52"> </text:span><text:span text:style-name="T57">[</text:span><text:span text:style-name="T53">ויקרא כז,י:</text:span><text:span text:style-name="T57"> </text:span><text:span text:style-name="T35">לא יחליפנו ולא ימיר אתו טוב ברע או רע בטוב ו]</text:span><text:span text:style-name="T34">אם המר ימיר </text:span><text:span text:style-name="T35">[בהמה בבהמה והיה הוא ותמורתו יהיה קדש]</text:span><text:span text:style-name="T25">)</text:span>? - לומר לך: מה מעשר קרבן יחיד <text:span text:style-name="T25">(</text:span><text:span text:style-name="T52">הוא דעושה תמורה</text:span><text:span text:style-name="T25">)</text:span> - <text:span text:style-name="T25">(</text:span><text:span text:style-name="T52">אף כל קרבן יחיד עושה </text:span><text:soft-page-break/><text:span text:style-name="T52">תמורה,</text:span><text:span text:style-name="T25">)</text:span> יצאו קרבנות צבור <text:span text:style-name="T25">(</text:span><text:span text:style-name="T52">דמעשר ליתא בשותפות, כדאמרינן בפרק בתרא דבכורות </text:span><text:span text:style-name="T53">(דף נו:)</text:span><text:span text:style-name="T52">: '</text:span><text:span text:style-name="T64">יהיה לך</text:span><text:span text:style-name="T65"> </text:span><text:span text:style-name="T53">[שמות יג,יב]</text:span><text:span text:style-name="T65"> - ולא של שותפות</text:span><text:span text:style-name="T52">'</text:span><text:span text:style-name="T25">)</text:span>; ומה מעשר קרבן מזבח - יצאו קרבנות בדק הבית. </text:p>
      <text:p text:style-name="Standard"/>
      <text:p text:style-name="Standard">גמרא:</text:p>
      <text:p text:style-name="Standard">תנו רבנן <text:span text:style-name="T53">[ספרא בחוקותי פרשתא ג פרק ט משנה ב]</text:span>: '<text:span text:style-name="T79">יכול יהו קדשי בדק הבית עושין תמורה? תלמוד לומר: </text:span><text:span text:style-name="T56">[</text:span><text:span text:style-name="T53">ויקרא כז,ט:</text:span><text:span text:style-name="T34"> ואם בהמה אשר יקריבו ממנה]</text:span><text:span text:style-name="T36"> קרבן </text:span><text:span text:style-name="T34">[לה' כל אשר יתן ממנו לה' יהיה קדש]</text:span><text:span text:style-name="T79"> </text:span><text:span text:style-name="T25">(</text:span><text:span text:style-name="T52">וכתיב בתריה </text:span><text:span text:style-name="T56">לא יחליפנו </text:span><text:span text:style-name="T53">[ויקרא כז,י]</text:span><text:span text:style-name="T25">)</text:span><text:span text:style-name="T79">; מי שנקראו קרבן, יצאו קדשי בדק הבית שלא נקראו קרבן</text:span>'.</text:p>
      <text:p text:style-name="Standard">ולא? והתניא: '<text:span text:style-name="T74">אי '</text:span><text:span text:style-name="T75">קרבן</text:span><text:span text:style-name="T74">' </text:span><text:span text:style-name="T47">[</text:span><text:span text:style-name="T53">ויקרא יז,ג:</text:span><text:span text:style-name="T47"> ואל פתח אהל מועד לא הביאו להקריב </text:span><text:span text:style-name="T11">קרבן</text:span><text:span text:style-name="T47"> לה' לפני משכן ה' דם יחשב לאיש ההוא דם שפך ונכרת האיש ההוא מקרב עמו]</text:span><text:span text:style-name="T74"> שומע אני אפילו קדשי בדק הבית שנקראו קרבן, כענין שנאמר: </text:span><text:span text:style-name="T53">(במדבר לא,נ)</text:span><text:span text:style-name="T75"> ונקרב את קרבן ה' </text:span><text:span text:style-name="T47">[איש אשר מצא כלי זהב אצעדה וצמיד טבעת עגיל וכומז לכפר על נפשתינו לפני ה']</text:span><text:span text:style-name="T74">? - תלמוד לומר: </text:span><text:span text:style-name="T66">(ויקרא יז,ד)</text:span><text:span text:style-name="T75"> ואל פתח אהל מועד לא הביאו </text:span><text:span text:style-name="T47">[להקריב קרבן לה' לפני משכן ה' דם יחשב לאיש ההוא דם שפך ונכרת האיש ההוא מקרב עמו]</text:span><text:span text:style-name="T74"> - כל הבא אל פתח אהל מועד חייבין עליו משום שחוטי חוץ, וכל שאינו בא לפתח אהל מועד אין חייבין עליו משום שחוטי חוץ</text:span>' <text:span text:style-name="T25">(</text:span><text:span text:style-name="T52">גבי שחוטי חוץ קאי, והאי 'אי' - לישנא דתורת כהנים, הוא כדאמרינן בכמה דוכתי 'או אינו כו', גבי שחוטי חוץ דדריש לעיל מהא מילתא להאי קרבן לדרשא אחרינא, דקתני '</text:span><text:span text:style-name="T56">קרבן</text:span><text:span text:style-name="T52">': על הקרבן הוא חייב כרת בחוץ ואינו חייב כרת על חולין בפנים, ועלה תני 'אי </text:span><text:span text:style-name="T56">קרבן</text:span><text:span text:style-name="T52">', כלומר: אי דרשינן להאי </text:span><text:span text:style-name="T56">קרבן</text:span><text:span text:style-name="T52"> להכי - משמע אפילו קדשי בדד הבית כו'; ואית דאמרי או משום דכתיב התם </text:span><text:span text:style-name="T56">או אשר ישחט</text:span><text:span text:style-name="T52">, ולאו מילתא היא</text:span><text:span text:style-name="T25">)</text:span> - <text:span text:style-name="T25">(</text:span><text:span text:style-name="T52">קדשי בדק הבית סתמן בעלי מומין, ואינן ראויין לאהל מועד</text:span><text:span text:style-name="T25">)</text:span> אלמא <text:span text:style-name="T25">(</text:span><text:span text:style-name="T52">מכל מקום</text:span><text:span text:style-name="T25">)</text:span> איקרו 'קרבן'!</text:p>
      <text:p text:style-name="Standard">אמר רבי חנינא: לא קשיא: הא רבי שמעון, הא רבנן: לרבי שמעון <text:span text:style-name="T25">(</text:span><text:span text:style-name="T52">דמתניתין</text:span><text:span text:style-name="T25">)</text:span> איקרי 'קרבן' <text:span text:style-name="T25">(</text:span><text:span text:style-name="T52">ומש"ה ממעט להו איהו מהיקשא דמעשר בהמה ולא מ</text:span><text:span text:style-name="T56">קרבן</text:span><text:span text:style-name="T25">)</text:span>, לרבנן לא איקרי 'קרבן'.<text:span text:style-name="T52"> </text:span></text:p>
      <text:p text:style-name="Standard">ולא? והכתיב <text:span text:style-name="T53">(במדבר לא,נ)</text:span><text:span text:style-name="T45"> ונקרב את קרבן ה' </text:span><text:span text:style-name="T47">[איש אשר מצא כלי זהב אצעדה וצמיד טבעת עגיל וכומז לכפר על נפשתינו לפני ה']</text:span>!?</text:p>
      <text:p text:style-name="Standard">'<text:span text:style-name="T45">קרבן ה</text:span>'' איקרי, קרבן <text:span text:style-name="T9">ל</text:span>ה' לא איקרי <text:span text:style-name="T25">(</text:span><text:span text:style-name="T52">דההוא הוי משמע קרבן סתמא, אבל השתא לא משמע קרבן סתמא</text:span><text:span text:style-name="T25">)</text:span>.</text:p>
      <text:p text:style-name="P9">[* עיין כאן בעמוד ב' מובא לישנא אחרינא שברש"י]</text:p>
      <text:p text:style-name="Standard">תנו רבנן: '<text:span text:style-name="T53">(ויקרא כז,לג)</text:span><text:span text:style-name="T45"> </text:span><text:span text:style-name="T46">לא יבקר בין טוב לרע ולא ימירנו </text:span><text:span text:style-name="T56">[ואם המר ימירנו והיה הוא ותמורתו יהיה קדש לא יגאל]</text:span><text:span text:style-name="T79"> למה נאמר </text:span><text:span text:style-name="T25">(</text:span><text:span text:style-name="T52">האי קרא גבי מעשר </text:span><text:span text:style-name="T37">[דכתיב לפניו </text:span><text:span text:style-name="T53">[ויקרא כז,לב]</text:span><text:span text:style-name="T34"> </text:span><text:span text:style-name="T57">וכל מעשר בקר וצאן כל אשר יעבר תחת השבט העשירי יהיה קדש לה'</text:span><text:span text:style-name="T37">]</text:span><text:span text:style-name="T25">)</text:span><text:span text:style-name="T79">? והלא כבר נאמר </text:span><text:span text:style-name="T53">(ויקרא כז,י)</text:span><text:span text:style-name="T46"> לא יחליפנו ולא ימיר אותו טוב ברע </text:span><text:span text:style-name="T34">[או רע בטוב ואם המר ימיר בהמה בבהמה והיה הוא ותמורתו יהיה קדש]</text:span><text:span text:style-name="T79"> </text:span><text:span text:style-name="T25">(</text:span><text:span text:style-name="T52">דמשמע כל הקדשים עבדי תמורה ומעשר בכלל</text:span><text:span text:style-name="T25">)</text:span><text:span text:style-name="T79">?</text:span></text:p>
      <text:p text:style-name="Standard"><text:span text:style-name="T79">לפי שנאמר '</text:span><text:span text:style-name="T46">לא יחליפנו ולא ימיר אותו</text:span><text:span text:style-name="T79">' משמע קרבן יחיד ומשמע קרבן צבור וקרבן מזבח וקרבן בדק הבית ודבר שבא חובה - תלמוד לומר: '</text:span><text:span text:style-name="T46">לא יבקר</text:span><text:span text:style-name="T79">'; </text:span><text:span text:style-name="T38">[מאי משמע? </text:span><text:span text:style-name="T34">לא יחליפנו</text:span><text:span text:style-name="T38"> ניתנן לקרוא לא יחליפֻנו כלומר: לא יחליפו רבים אותו, אבל לא יבקר הוא לשון יחיד]</text:span></text:p>
      <text:p text:style-name="Standard"><text:span text:style-name="T79">אמר רבי שמעון: והרי מעשר בכלל היה, ולמה יצא? - לומר לך: מה מעשר קרבן יחיד וקרבן מזבח ודבר שבא בחובה </text:span><text:span text:style-name="T25">(</text:span><text:span text:style-name="T52">מפרשא לקמן למעוטי מאי</text:span><text:span text:style-name="T25">)</text:span><text:span text:style-name="T79"> ודבר שאינו בא בשותפות - אף כל קרבן יחיד וקרבן מזבח ודבר שבא בחובה</text:span></text:p>
      <text:p text:style-name="Standard"/>
      <text:p text:style-name="Standard">(תמורה יג,ב)</text:p>
      <text:p text:style-name="Standard"><text:span text:style-name="T79">ודבר שאינו בא בשותפות </text:span><text:span text:style-name="T25">(</text:span><text:span text:style-name="T52">כדפרישית לעיל: </text:span><text:span text:style-name="T56">יהיה לך</text:span><text:span text:style-name="T52"> </text:span><text:span text:style-name="T53">[שמות יג,יב]</text:span><text:span text:style-name="T52"> - ולא של שותפות</text:span><text:span text:style-name="T25">)</text:span><text:span text:style-name="T79">; </text:span></text:p>
      <text:p text:style-name="Standard"><text:span text:style-name="T79">רבי אומר: למה יצאת מעשר מעתה </text:span><text:span text:style-name="T25">(</text:span><text:span text:style-name="T52">דסבירא ליה לרבי דמשום כל הני לא איצטריך: דקרבן יחיד - מ</text:span><text:span text:style-name="T56">לא ימיר</text:span><text:span text:style-name="T52"> נפקא, דמשמע לשון יחיד; וקרבן מזבח - מ</text:span><text:span text:style-name="T56">קרבן</text:span><text:span text:style-name="T52"> נפקא</text:span><text:span text:style-name="T25">)</text:span><text:span text:style-name="T79">? - לידון בתמורת שמו ובתמורת גופו </text:span><text:span text:style-name="T25">(</text:span><text:span text:style-name="T52">דכתיב לעיל מיניה </text:span><text:span text:style-name="T56">וכל מעשר</text:span><text:span text:style-name="T52"> ומרבינן מ'</text:span><text:span text:style-name="T56">וכל</text:span><text:span text:style-name="T52">' לרבות שאם קרא לעשירי 'תשיעי' ולאחד עשר 'עשירי' - שניהם קדושין, והיינו 'תמורת שמו'; הלכך איצטריך למכתב נמי </text:span><text:span text:style-name="T56">אם המר ימירנו</text:span><text:span text:style-name="T52"> - לידון בתמורת גופו: שאם העמיד בהמת חולין אצל מעשר, ואמר "זו כזו" - נתפסת בתמורה; דאי לא כתביה הוה אמינא לא עביד תמורה, כדאמרינן לקמן: דבר שהיה בכלל ויצא לידון בדבר חדש, דהיינו חידוש תמורת שמו שאינה בכל הקדשים, והוי אמינא אין לך בו אלא חידושו: תמורת שמו אבל תמורת גופו לא , להכי אהדריה קרא ויצא לידון בתמורת שמו וגופו</text:span><text:span text:style-name="T25">)</text:span><text:span text:style-name="T79">, לומר לך: תמורת שמו קריבה </text:span><text:span text:style-name="T25">(</text:span><text:span text:style-name="T52">כדאמרינן בשילהי בכורות </text:span><text:span text:style-name="T53">(דף סא.)</text:span><text:span text:style-name="T52"> '</text:span><text:span text:style-name="T64">הבקר</text:span><text:span text:style-name="T65"> </text:span><text:span text:style-name="T53">(ויקרא ג,א)</text:span><text:span text:style-name="T65"> - לרבות אחד עשר </text:span><text:span text:style-name="T37">[אם קרא לו 'עשירי']</text:span><text:span text:style-name="T65"> לשלמים</text:span><text:span text:style-name="T52">'</text:span><text:span text:style-name="T25">)</text:span><text:span text:style-name="T79">, תמורת גופו אינה קריבה </text:span><text:span text:style-name="T25">(</text:span><text:span text:style-name="T52">כדאמרינן בפירקין לעיל </text:span><text:span text:style-name="T53">(דף ה:)</text:span><text:span text:style-name="T52"> 'גמר העברה העברה מבכור </text:span><text:span text:style-name="T54">[בבכור כתיב </text:span><text:span text:style-name="T53">(שמות יג,יב)</text:span><text:span text:style-name="T57"> והעברת כל פטר רחם</text:span><text:span text:style-name="T54"> ובמעשר כתיב </text:span><text:span text:style-name="T53">(ויקרא כז,לב)</text:span><text:span text:style-name="T54"> </text:span><text:span text:style-name="T57">כל אשר יעבור</text:span><text:span text:style-name="T54">]</text:span><text:span text:style-name="T52">, ובבכור כתיב </text:span><text:span text:style-name="T56">הם</text:span><text:span text:style-name="T52"> </text:span><text:span text:style-name="T49">[</text:span><text:span text:style-name="T53">במדבר יח,יז:</text:span><text:span text:style-name="T54"> </text:span><text:span text:style-name="T49">אך בכור שור או בכור כשב או בכור עז לא תפדה קדש </text:span><text:span text:style-name="T13">הם</text:span><text:span text:style-name="T49"> את דמם תזרק על המזבח ואת חלבם תקטיר אשה לריח ניחח לה']:</text:span><text:span text:style-name="T52"> </text:span><text:soft-page-break/><text:span text:style-name="T52">הם קריבין ואין תמורתן קריבין</text:span><text:span text:style-name="T25">)</text:span><text:span text:style-name="T79">; תמורת שמו נגאלת </text:span><text:span text:style-name="T25">(</text:span><text:span text:style-name="T52">דשלמים היא, ושלמים נגאלין כשנופל בהן מום</text:span><text:span text:style-name="T25">)</text:span><text:span text:style-name="T79">, תמורת גופו אינה נגאלת </text:span><text:span text:style-name="T25">(</text:span><text:span text:style-name="T52">דכתיב </text:span><text:span text:style-name="T56">הוא ותמורתו יהיה קדש לא יגאל</text:span><text:span text:style-name="T52"> </text:span><text:span text:style-name="T53">[ויקרא כז,לג]</text:span><text:span text:style-name="T25">)</text:span><text:span text:style-name="T79">; תמורת גופו חלה על דבר הראוי ועל דבר שאינו ראוי </text:span><text:span text:style-name="T25">(</text:span><text:span text:style-name="T52">כגון בעל מום; מאי טעמא? - כמעשר דחל על בעל מום; ונפקא מינה לאכלו בקדושת מעשר: שלא ישחט באיטליז ולא ישקל בליטרא</text:span><text:span text:style-name="T25">)</text:span><text:span text:style-name="T79">, ותמורת שמו אינה חלה אלא על דבר הראוי בלבד </text:span><text:span text:style-name="T25">(</text:span><text:span text:style-name="T52">ליקדש קדושה גמורה כשאר קדשים: שאינן חלים כשקדם מומן להקדשן</text:span><text:span text:style-name="T25">)</text:span>'</text:p>
      <text:p text:style-name="Standard"/>
      <text:p text:style-name="P5"><text:span text:style-name="T52">רש"י מעמוד א', ד"ה הכי גרסינן: ת"ר לא יבקר כו'. לישנא אחרינא גרסינן: הא רבי הא רבי שמעון: לרבי שמעון איקרו קרבן, לרבי לא איקרו קרבן; ולהאי לישנא פרשינן דבמתניתין ליכא פלוגתא, אלא כולה רבי שמעון, ודקתני 'קדשי בדק הבית אינן עושין תמורה' - לאו מ</text:span><text:span text:style-name="T56">קרבן</text:span><text:span text:style-name="T52"> נפקא, אלא רבי שמעון קאמר לה, והדר מפרש טעמא, הלכך ליכא למימר 'הא רבי שמעון הא רבנן' </text:span></text:p>
      <text:p text:style-name="P5"><text:span text:style-name="T52">הכי גרסינן להאי לישנא [אחרינא]. '</text:span><text:span text:style-name="T71">מאי רבי ומאי רבי שמעון</text:span><text:span text:style-name="T52">? – </text:span><text:span text:style-name="T71">דתניא: </text:span><text:span text:style-name="T56">לא יבקר בין טוב לרע</text:span><text:span text:style-name="T52"> וגו': </text:span></text:p>
      <text:p text:style-name="P5"/>
      <text:p text:style-name="P5"><text:span text:style-name="T52">'</text:span><text:span text:style-name="T71">וקרבן בדק הבית</text:span><text:span text:style-name="T52">' - והאי ברייתא - כולה רבי שמעון היא, דאית ליה 'קדשי בדק הבית איקרו קרבן', ורבי שמעון קא מפרש טעמא ואזיל; ואפילו ללישנא קמא, הא ודאי כולה רבי שמעון היא, דקתני 'תלמוד לומר: </text:span><text:span text:style-name="T56">לא יבקר</text:span><text:span text:style-name="T52"> וגו', כלומר: להכי הדר כתיב תמורה גבי מעשר: להקיש אליו שאר כל הקדשים, כדקאמר רבי שמעון: </text:span></text:p>
      <text:p text:style-name="P5"/>
      <text:p text:style-name="P5"><text:span text:style-name="T54">[הגהות הב"ח (ב): נראה ברור זהו פירוש לגירסה שניה דגרס רש"י: 'מאי רבי ורבי שמעון']</text:span><text:span text:style-name="T52"> אלמא אית ליה לרבי דקדשי בדק הבית לא איקרו קרבן; </text:span><text:span text:style-name="T61">ודבר שבחובה</text:span><text:span text:style-name="T52"> דקא ממעט רבי שמעון מיניה 'עולה הבא מן המותרות' - סבירא ליה לרבי מותרות לנדבת צבור אזלי, ומרישא דמתניתין נפקא לן: דאין תמורה בצבור; ושותפות נמי מ'</text:span><text:span text:style-name="T56">לא ימיר</text:span><text:span text:style-name="T52"> לשון יחיד'</text:span></text:p>
      <text:p text:style-name="Standard"/>
      <text:p text:style-name="Standard"><text:span text:style-name="T25">(</text:span><text:span text:style-name="T52">וקפריך:</text:span><text:span text:style-name="T25">)</text:span> אמרי: משום דרבי רחמנא <text:span text:style-name="T38">[במעשר בהמה]</text:span> דאית ביה תמורת שמו איגרועי איגרע <text:span text:style-name="T25">(</text:span><text:span text:style-name="T52">דלא חיילא על בעל מום? כל שכן דבעי למיזל ביה טפי לחומרא, הואיל וחמור כל כך דאיתיה בתמורת שמו</text:span><text:span text:style-name="T25">)</text:span>?</text:p>
      <text:p text:style-name="Standard"><text:span text:style-name="T25">(</text:span><text:span text:style-name="T52">ומשני:</text:span><text:span text:style-name="T25">)</text:span> אִין, דאמרינן: מאי דרבי רבי <text:span text:style-name="T25">(</text:span><text:span text:style-name="T52">וקרא לא רבי אלא מידי דחזי לשלמים, כדקתני '</text:span><text:span text:style-name="T56">הבקר</text:span><text:span text:style-name="T52"> - לרבות אחד עשר לשלמים'</text:span><text:span text:style-name="T25">)</text:span>, ומאי דלא רבי - לא רבי.</text:p>
      <text:p text:style-name="Standard">והא - מהיכא תיתי <text:span text:style-name="T25">(</text:span><text:span text:style-name="T52">דאמרינן הכי</text:span><text:span text:style-name="T25">)</text:span>?</text:p>
      <text:p text:style-name="Standard">אמר רב הונא בריה דרב יהושע: משום דהוה דבר הבא לידון בדבר החדש <text:span text:style-name="T25">(</text:span><text:span text:style-name="T52">תמורת שמו</text:span><text:span text:style-name="T25">)</text:span> ואין בו אלא חידושו בלבד.</text:p>
      <text:p text:style-name="P5"><text:span text:style-name="T52">לישנא אחרינא </text:span><text:span text:style-name="T71">דבר החדש</text:span><text:span text:style-name="T52">: נתפרש תמורת שמו שאינה חלה אלא על דבר הראוי, וסברא היא: משום דלא חמירא כשאר שלמים </text:span></text:p>
      <text:p text:style-name="P5"><text:span text:style-name="T52">ופריך: </text:span><text:span text:style-name="T71">איגרועי מיגרע</text:span><text:span text:style-name="T52"> תמורת גופו דאיצטריך קרא לרבויי? </text:span></text:p>
      <text:p text:style-name="P5"><text:span text:style-name="T52">ומשני: </text:span><text:span text:style-name="T71">אין! דאי לא כתב ביה בהדיא אמרינן למאי דרבי רבי</text:span><text:span text:style-name="T52"> כו'. והא </text:span><text:span text:style-name="T71">מהיכא תיתי</text:span><text:span text:style-name="T52"> דלימא הכי? דהא אינה מן המדות שהתורה נדרשת בהן, ואכתי למאי כתביה </text:span></text:p>
      <text:p text:style-name="P5"><text:span text:style-name="T71">לידון בדבר חדש: </text:span><text:span text:style-name="T52">בתמורת </text:span><text:span text:style-name="T83">שמו</text:span><text:span text:style-name="T52"> גופו: אין לך בו אלא חידושו, להכי איצטריך לרבויי, </text:span></text:p>
      <text:p text:style-name="P5"><text:span text:style-name="T52">והכי עיקר: דללישנא דלעיל איכא תרי פירכי, חדא: דמאי קאמר 'למאי דרבי רבי' לאו מילתא לאוקומה הכי, דהא תמורת שמו דקדשה איתרבי מ</text:span><text:span text:style-name="T56">וכל מעשר בקר וצאן</text:span><text:span text:style-name="T52">, ולא משמע אלא סתמא בין תם בין בעל מום, ומאי דרבי מ</text:span><text:span text:style-name="T56">הבקר</text:span><text:span text:style-name="T52"> לא רבי אלא להקרבה: דלא תימא דלדייניה בתמורת גופו; ועוד: דקא פריך ליה 'מהיכא תיתי' - ואין זה לשון הש"ס, הואיל ואוקים דודאי מיגרע גרעא: דלמאי דלא רבי לא רבי, הוה ליה למימר 'מנא לך הא דאמרינן הכי' אבל להאי לישנא מישתמע שפיר 'מהיכא תיתי', כלומר: מהיכא אתיא לי? דלימא הכי דאצרכה קרא לרבוייה</text:span></text:p>
      <text:p text:style-name="Standard"/>
      <text:p text:style-name="Standard">אמר ליה רב נחמן בר יצחק לרבא: לרבי שמעון, דאמר 'דבר הבא בחובה', עולת חובה היא דעבדה תמורה, הא עולת נדבה לא?</text:p>
      <text:p text:style-name="Standard">אמר ליה: עולת נדבה נמי: כיון דקבלה עליה <text:span text:style-name="T25">(</text:span><text:span text:style-name="T52">שיקריבנה, ואף על גב דאמר "הרי זו"</text:span><text:span text:style-name="T25">)</text:span> - עבדה תמורה, ולא נצרכה אלא לעולה הבאה מן המותרות <text:span text:style-name="T25">(</text:span><text:span text:style-name="T52">כגון אשם שניתק לרעייה, דדמיו קריבין עולה, וכגון הפריש מעות לחטאתו ואשמו, וניתותרו - מביא באותן דמים עולה, דזהו מדרש יהוידע הכהן: כל הבא ממותר חטאת וממותר אשם - ילקח בהן עולות: הבשר לשם והעורות לכהנים; בפרק 'ולד חטאת' </text:span><text:span text:style-name="T53">(לקמן דף כג:)</text:span><text:span text:style-name="T25">)</text:span>.</text:p>
      <text:p text:style-name="Standard">מאי קסבר? אי קסבר לה כמאן דאמר 'מותרות לנדבת צבור <text:span text:style-name="T25">(</text:span><text:span text:style-name="T52">לשופרות</text:span><text:span text:style-name="T25">)</text:span> אזלי', פשיטא דלא עבדה תמורה: הא אין תמורה בצבור! </text:p>
      <text:p text:style-name="Standard">אלא רבי שמעון סבירא ליה כמאן דאמר 'מותרות לנדבת יחיד אזלי' <text:span text:style-name="T25">(</text:span><text:span text:style-name="T52">הבעלים עצמן מביאין בדמים עולה, ואינה עולה להן לחובתן, אלא לשם דורון הוא</text:span><text:span text:style-name="T25">)</text:span>? מאן שמעת ליה האי סברא - רבי אליעזר <text:span text:style-name="T25">(</text:span><text:span text:style-name="T52">דאית ליה 'מותרות לנדבת יחיד אזלי', בפרק 'ואלו קדשים' </text:span><text:span text:style-name="T53">(לקמן דף כ:)</text:span><text:span text:style-name="T52">: '</text:span><text:span text:style-name="T65">תמורת אשם, ולד תמורה, ולדן ולד ולדן עד סוף העולם ירעו עד שיסתאבו וימכרו ויפלו דמיהן לנדבה</text:span><text:span text:style-name="T52">' - לשופרות; '</text:span><text:span text:style-name="T65">רבי אליעזר אומר: יביא בדמיו עולה</text:span><text:span text:style-name="T52">'</text:span><text:span text:style-name="T25">)</text:span>! הא <text:soft-page-break/>שמעינן ליה בהדיא דעבדה תמורה, דתניא '<text:span text:style-name="T74">עולה הבאה מן המותרות - עושה תמורה, דברי רבי אליעזר</text:span>'?</text:p>
      <text:p text:style-name="Standard">רבי שמעון סבר לה כותיה בחדא <text:span text:style-name="T25">(</text:span><text:span text:style-name="T52">דמותרות - לנדבת יחיד אזלי דלהכי אצטריך למעוטיה מתמורה</text:span><text:span text:style-name="T25">)</text:span> ופליג עליה בחדא: דרבי אליעזר סבר 'עולה הבאה מן המותרות עושה תמורה', ואיהו סבר אין עושה תמורה.</text:p>
      <text:p text:style-name="Standard">אי הכי <text:span text:style-name="T25">(</text:span><text:span text:style-name="T52">דלרבי שמעון עולת הבהמה מותרות לא עבדה תמורה, ואפילו לא אמיר בה מעיקרא לא מצי אמיר בה השתא, דעולה הבאה מן המותרות היא</text:span><text:span text:style-name="T25">)</text:span> - דבעיא רבי אבין: 'הפריש אשם להתכפר בו והמיר בו, <text:span text:style-name="T25">(</text:span><text:span text:style-name="T52">אי נמי</text:span><text:span text:style-name="T25">)</text:span> ונתכפר באשם אחר <text:span text:style-name="T25">(</text:span><text:span text:style-name="T52">כדפרישית לעיל בפירקין</text:span><text:span text:style-name="T25">)</text:span> וניתק זה לעולה - מהו שיחזור וימיר בו <text:span text:style-name="T25">(</text:span><text:span text:style-name="T52">דהיכא אמר רבי יוחנן אליבא דרבי שמעון 'אין ממירין וחוזרין וממירין'?: היכא דקאים בקדושתיה, אבל כגון קדושה אחרת לימא דמימר? או דילמא לא שנא?</text:span><text:span text:style-name="T25">)</text:span>' - אליבא דמאן? אילימא אליבא דרבי שמעון - הא אמרת 'רבי שמעון סבירא ליה עולה הבאה מן המותרות <text:span text:style-name="T5">אין</text:span> עושה תמורה' <text:span text:style-name="T25">(</text:span><text:span text:style-name="T52">גירסת רש"י: 'אי אליבא דרבי שמעון - ממעשר ילפינן', כלומר: הא דגמר רבי שמעון ממעשר 'דבר שבחובה', לאפוקי עולת מותר דלא עבדה תמורה</text:span><text:span text:style-name="T25">)</text:span>!?</text:p>
      <text:p text:style-name="Standard">רבי אבין הכי קמיבעיא ליה: אי משכחת תנא דקאי כרבי שמעון, דאמר 'אין ממירין וחוזרין וממירין', וסבירא ליה כרבי אליעזר, דאמר 'עולה הבאה מן המותרות עושה תמורה' <text:span text:style-name="T25">(</text:span><text:span text:style-name="T52">אי משכחת תנא דסבירא ליה כרבי אליעזר וכרבי יוחנן, דאמר לעיל אליבא דרבי שמעון 'אין ממירין וחוזרין וממירין כו':</text:span><text:span text:style-name="T25">)</text:span> - מהו שיחזור וימיר בו?: בשני גופין וקדושה אחת <text:span text:style-name="T25">(</text:span><text:span text:style-name="T52">דהיינו 'הפריש אשם להתכפר בו והמיר בו והומם וחיללו על אחר'</text:span><text:span text:style-name="T25">)</text:span> - מאי? ואם תימצא לומר קדושה אחת - אלא שתי קדושות וגוף אחד <text:span text:style-name="T25">(</text:span><text:span text:style-name="T52">דהיינו 'נתכפר באשם אחר ונמצא ראשון האבוד וניתק לעולה'</text:span><text:span text:style-name="T25">)</text:span> - מאי?</text:p>
      <text:p text:style-name="Standard">תיבעי. <text:span text:style-name="T25">(</text:span><text:span text:style-name="T52">לשון ירושלמי; כמו 'תיקו' בלשון בבלי</text:span><text:span text:style-name="T25">)</text:span> </text:p>
      <text:p text:style-name="P7"><text:s/></text:p>
      <text:p text:style-name="P2">הדרן עלך הכל ממירין</text:p>
      <text:p text:style-name="P2"/>
      <text:p text:style-name="P2">=-=-=-=-=-=-=-=-=-=-=-=-=-=-=-=-=-=-=-=-=-=-=</text:p>
      <text:p text:style-name="P2"/>
      <text:p text:style-name="P2"><text:bookmark text:name="__DdeLink__13950_1980852262"/>מסכת תמורה פרק שני יש בקרבנות</text:p>
      <text:p text:style-name="Standard"/>
      <text:p text:style-name="P10">מקרא:</text:p>
      <text:p text:style-name="P15">דברי הגמרא באותיות כאלה: 12 ROD; </text:p>
      <text:p text:style-name="Standard"><text:span text:style-name="T19">רש"י</text:span><text:span text:style-name="T20"> </text:span><text:span text:style-name="T21">בתוך הגמרא בסוגריים </text:span><text:span text:style-name="T20">()</text:span><text:span text:style-name="T21"> ובתוך הסוגריים - אותיות</text:span><text:span text:style-name="T20"> 10 MIRIAM ; </text:span><text:span text:style-name="T21">מראי מקומות גם 10</text:span><text:span text:style-name="T20"> </text:span><text:span text:style-name="T90">MIRIAM</text:span><text:span text:style-name="T20"> </text:span></text:p>
      <text:p text:style-name="Standard"><text:span text:style-name="T22">מובאות וציטטות בגופן - </text:span><text:span text:style-name="T24">NARKISIM; </text:span><text:span text:style-name="T23">השלמת פסוקי המקרא בסוגריים () ובאותיות 10 NARKISIM;</text:span></text:p>
      <text:p text:style-name="Standard"><text:span text:style-name="T20"><text:s/></text:span><text:span text:style-name="T37">הערות: בסוגריים [] באותיות 10</text:span><text:span text:style-name="T20"> </text:span><text:span text:style-name="T37">CourierNew; ההערות עם קידומת ## אינם פשט הגמרא אלא הערת העורך לבדיקת הלומד.</text:span></text:p>
      <text:p text:style-name="Standard"><text:span text:style-name="T37">תחילת עמוד - בתחילת שורה, אפילו באמצע משפט - כך: (</text:span><text:span text:style-name="T20">תענית ב,ב)</text:span></text:p>
      <text:p text:style-name="P11">הגירסא: לפי דפוס וילנא עם אחדים מההגהות שעל הדף – לפי הנראה לי כנחוץ לצורך הפשט הפשוט. </text:p>
      <text:p text:style-name="P12">מקרא: בתחתית הדף</text:p>
      <text:p text:style-name="P3"/>
      <text:p text:style-name="P19">This material is ©2005, 2012 by Julius Hollander 27 Bialik St., Petah Tikva, Israel 49351</text:p>
      <text:p text:style-name="P4"><text:span text:style-name="T91">Permission to distribute this material, with this notice, is granted - with request to notify of use <text:line-break/>at </text:span><text:a xlink:type="simple" xlink:href="mailto:yeshol@gmail.com"><text:span text:style-name="Internet_20_link"><text:span text:style-name="T92">yeshol@gmail.com</text:span></text:span></text:a></text:p>
      <text:p text:style-name="P2"/>
      <text:p text:style-name="Standard"/>
      <text:p text:style-name="Standard">(תמורה יד,א)</text:p>
      <text:p text:style-name="Standard">משנה:</text:p>
      <text:p text:style-name="Standard">יש בקרבנות יחיד שאין בקרבנות הציבור, ויש בקרבנות הציבור שאין בקרבנות היחיד:</text:p>
      <text:p text:style-name="Standard">שקרבנות היחיד עושין תמורה, ואין קרבנות הציבור עושין תמורה;</text:p>
      <text:p text:style-name="Standard">קרבנות היחיד נוהגות בין בזכרים בין בנקבות, וקרבנות הציבור אין נוהגין אלא בזכרים <text:span text:style-name="T25">(</text:span><text:span text:style-name="T52">דרובן עולות, ועולה - זכר הוא; ואין ציבור מביאין שלמים אלא כבשי עצרת - דזכרים הן! וחטאות שלהן שעירים, כדכתיב בכולהו </text:span><text:span text:style-name="T56">ושעיר חטאת אחד</text:span><text:span text:style-name="T25">)</text:span>;</text:p>
      <text:p text:style-name="Standard">קרבנות היחיד חייבין באחריותן ובאחריות נסכיהם <text:span text:style-name="T25">(</text:span><text:span text:style-name="T52">כלומר: יש מהן מאותן שקבוע להן זמן, שאפילו עבר זמנם - חייבין להקריבן, כגון: קרבן עולת יולדת, וקרבנות מצורע: אם עבר שמיני שלו יכול להקריבו לאחר זמן</text:span><text:span text:style-name="T25">)</text:span>, וקרבנות הציבור אין חייבין באחריותן <text:span text:style-name="T25">(</text:span><text:span text:style-name="T52">אבל קרבנות ציבור שיש להן זמן, אם עבר זמנם - בטל קרבנן, כדמפרש בגמרא</text:span><text:span text:style-name="T25">)</text:span> ולא באחריות נסכיהן, אבל חייבין באחריות נסכיהן משקרב הזבח <text:span text:style-name="T25">(</text:span><text:span text:style-name="T52">שאם קרב הזבח בזמנו ולא קרבו נסכים עמו - חייבין להקריבם אפילו מכאן ועד עשרה ימים, כדמפרש בגמרא</text:span><text:span text:style-name="T25">)</text:span>;</text:p>
      <text:p text:style-name="Standard">יש בקרבנות הציבור מה שאין בקרבנות יחיד:</text:p>
      <text:p text:style-name="Standard"><text:soft-page-break/>שקרבנות הציבור דוחין את השבת ואת הטומאה, וקרבנות יחיד אינן דוחות לא את השבת ולא את הטומאה.</text:p>
      <text:p text:style-name="Standard">אמר רבי מאיר: והלא חביתי כהן גדול ופר של יום הכפורים <text:span text:style-name="T25">(</text:span><text:span text:style-name="T52">פרו של אהרן</text:span><text:span text:style-name="T25">)</text:span> - קרבנות היחיד הן, ודוחין את השבת ואת הטומאה <text:span text:style-name="T25">(</text:span><text:span text:style-name="T52">חביתי כהן גדול דוחין שבת וטומאה דכתיב בה </text:span><text:span text:style-name="T56">מנחת תמיד</text:span><text:span text:style-name="T52"> - הרי היא לך כמנחת תמידין </text:span><text:span text:style-name="T53">[בשילהי 'התכלת' במנחות (דף נ:)]</text:span><text:span text:style-name="T25">)</text:span>! אלא שזמנו קבוע <text:span text:style-name="T25">(</text:span><text:span text:style-name="T52">כלומר: אין הטעם תלוי אלא בקביעות זמן: אותן שזמנן קבוע - שאם עבר הזמן אין להן תשלומין - דוחין שבת וטומאה אפילו דיחיד, וכל שאין להן זמן קבוע אינם דוחין שבת וטומאה ואפילו דציבור, כגון פר העלם דבר של ציבור ושעירי עבודת כוכבים</text:span><text:span text:style-name="T25">)</text:span>.</text:p>
      <text:p text:style-name="Standard"/>
      <text:p text:style-name="Standard">גמרא:<text:tab/></text:p>
      <text:p text:style-name="Standard">'<text:span text:style-name="T74">קרבן יחיד עושה תמורה</text:span>' - וכללא הוא? והרי עופות, דקרבן יחיד, ואין עושה תמורה!?</text:p>
      <text:p text:style-name="Standard">כי קתני - בבהמה קתני;</text:p>
      <text:p text:style-name="Standard">והרי ולד, דקרבן יחיד הוא, ואין עושה תמורה?</text:p>
      <text:p text:style-name="Standard">הא מני? - רבי יהודה היא, דאמר 'הולד עושה תמורה'.</text:p>
      <text:p text:style-name="Standard">והרי תמורה עצמה, דקרבן יחיד היא, ואין תמורה עושה תמורה!</text:p>
      <text:p text:style-name="Standard">כי קתני - בעיקר זיבחא <text:span text:style-name="T25">(</text:span><text:span text:style-name="T52">הקדש ראשון</text:span><text:span text:style-name="T25">)</text:span>.</text:p>
      <text:p text:style-name="Standard">קתני השתא דאתית להכי - אפילו תימא רבנן <text:span text:style-name="T25">(</text:span><text:span text:style-name="T52">דלית להו ולד עושה תמורה</text:span><text:span text:style-name="T25">)</text:span>: בעיקר זיבחא קתני.</text:p>
      <text:p text:style-name="Standard">'<text:span text:style-name="T74">קרבנות היחיד נוהגות בין בזכרים בין בנקבות</text:span>' <text:span text:style-name="T25">(</text:span><text:span text:style-name="T52">'</text:span><text:span text:style-name="T65">בין בזכרים בין בנקבות</text:span><text:span text:style-name="T52">' משמע: כל קרבן שחייב היחיד להביא בין זכר בין נקבה</text:span><text:span text:style-name="T25">)</text:span> <text:span text:style-name="T47">[</text:span><text:span text:style-name="T25">וקרבנות הציבור אין נוהגין אלא בזכרים</text:span><text:span text:style-name="T47">]</text:span>? וכללא הוא? והרי עולה, דקרבן יחיד - וזכר אתיא, נקבה לא אתיא!?</text:p>
      <text:p text:style-name="Standard">האיכא עולת העוף <text:span text:style-name="T25">(</text:span><text:span text:style-name="T52">תירוצא הוא</text:span><text:span text:style-name="T25">)</text:span>, דתניא <text:span text:style-name="T53">[ספרא אמור פרשתא ז משנה ב]</text:span>: '<text:span text:style-name="T74">תמות וזכרות בבהמה ואין תמות וזכרות בעופות</text:span>'. </text:p>
      <text:p text:style-name="Standard">והרי חטאת, דקרבן יחיד היא, ונקבה אתיא זכר לא אתיא!</text:p>
      <text:p text:style-name="Standard">האיכא שעיר נשיא, דמייתי זכר.</text:p>
      <text:p text:style-name="Standard">והאיכא אשם יחיד דזכר אתי נקבה לא אתי <text:span text:style-name="T25">(</text:span><text:span text:style-name="T52">אשם הוי זכר, דכבש או איל כתיב ביה, ולא כבשה</text:span><text:span text:style-name="T25">)</text:span>?</text:p>
      <text:p text:style-name="Standard">כי קאמרי רבנן - קרבן דשוי בין ביחיד בין בציבור, אשם ביחיד איתיה, בצבור ליתיה;</text:p>
      <text:p text:style-name="Standard">ואיבעית אימא: מי קתני 'כל קרבנות'? '<text:span text:style-name="T78">יש</text:span><text:span text:style-name="T74"> בקרבנות</text:span>' קתני, ומאי ניהו? - שלמים: ואי בעי נקבה מייתי ואי בעי זכר מייתי, לאפוקי שלמי צבור, דזכרים נינהו <text:span text:style-name="T25">(</text:span><text:span text:style-name="T52">אבל שלמי צבור - זכרים הם, דכתיב בהו </text:span><text:span text:style-name="T53">(ויקרא כג,יט)</text:span><text:span text:style-name="T52"> </text:span><text:span text:style-name="T56">ושני כבשים בני שנה לזבח שלמים</text:span><text:span text:style-name="T52">; זבחי שלמי צבור = כבשי עצרת</text:span><text:span text:style-name="T25">)</text:span> הוא דאתא <text:s/>[והוא הדין לעיל,גבי תמורה הוה מצי לשינויי הכי]. <text:s/></text:p>
      <text:p text:style-name="Standard"/>
      <text:p text:style-name="Standard">'קרבנות יחיד חייבין באחריותן <text:span text:style-name="T25">[ובאחריות נסכיהם וקרבנות הציבור אין חייבין באחריותן ולא באחריות נסכיהן, אבל חייבין באחריות נסכיהן משקרב הזבח]</text:span>' <text:s/></text:p>
      <text:p text:style-name="Standard">מנא הני מילי <text:span text:style-name="T25">(</text:span><text:span text:style-name="T52">דקרבנות צבור אין להן תשלומין</text:span><text:span text:style-name="T25">)</text:span>?</text:p>
      <text:p text:style-name="Standard">דתנו רבנן: <text:span text:style-name="T25">(</text:span><text:span text:style-name="T52">במוספי המועדים משתעי, בפרשת 'שור או כשב' דכתיב</text:span><text:span text:style-name="T25">)</text:span><text:span text:style-name="T79"> </text:span><text:span text:style-name="T53">(ויקרא כג,לז)</text:span><text:span text:style-name="T46"> </text:span><text:span text:style-name="T47">[אלה מועדי ה' אשר תקראו אתם מקראי קדש להקריב אשה לה' עלה ומנחה זבח ונסכים]</text:span><text:span text:style-name="T46"> דבר יום ביומו</text:span><text:span text:style-name="T79"> </text:span><text:span text:style-name="T25">(</text:span><text:span text:style-name="T56">להקריב אשה</text:span><text:span text:style-name="T52"> - ואיזה אשה מקריבין במועד יותר משאר ימים? - הוי אומר מוספין</text:span><text:span text:style-name="T25">)</text:span><text:span text:style-name="T79"> - מלמד שכל היום כשר למוספין </text:span><text:span text:style-name="T25">(</text:span><text:span text:style-name="T52">ובלבד שיקדמו מוספין לתמיד של בין הערבים, דאמר </text:span><text:span text:style-name="T53">(ביומא דף לג.)</text:span><text:span text:style-name="T52"> '</text:span><text:span text:style-name="T64">עליה</text:span><text:span text:style-name="T65"> השלם כל הקרבנות כולן</text:span><text:span text:style-name="T52">'</text:span><text:span text:style-name="T25">)</text:span><text:span text:style-name="T79">; '</text:span><text:span text:style-name="T46">ביומו</text:span><text:span text:style-name="T79">' מלמד שאם עבר היום ולא הביאן - אינו חייב באחריותן; יכול לא יהא חייב באחריות נסכיהם ואף על פי שקרב הזבח? </text:span></text:p>
      <text:p text:style-name="Standard"><text:span text:style-name="T79">תלמוד לומר: </text:span><text:span text:style-name="T53">(במדבר כט,כד)</text:span><text:span text:style-name="T46"> מנחתם ונסכיהם </text:span><text:span text:style-name="T47">[לפרים לאילם ולכבשים במספרם כמשפט]</text:span><text:span text:style-name="T79"> בלילה, </text:span><text:span text:style-name="T53">(במדבר כט,לז)</text:span><text:span text:style-name="T58"> </text:span><text:span text:style-name="T46">מנחתם ונסכיהם </text:span><text:span text:style-name="T47">[לפר לאיל ולכבשים במספרם כמשפט]</text:span><text:span text:style-name="T79"> למחר </text:span><text:span text:style-name="T25">(</text:span><text:span text:style-name="T52">אם קרב הקרבן בזמנו, ואפילו מכאן ועד עשרה ימים = ולעולם, ובלא נזדמנו לו קא מיירי</text:span><text:span text:style-name="T25">)</text:span>.</text:p>
      <text:p text:style-name="Standard">ריש לקיש אמר: מהכא: <text:span text:style-name="T53">(ויקרא כג,לח)</text:span><text:span text:style-name="T45"> מלבד שבתות ה' </text:span><text:span text:style-name="T47">[ה' ומלבד מתנותיכם ומלבד כל נדריכם ומלבד כל נדבתיכם אשר תתנו לה'] </text:span><text:s/><text:span text:style-name="T25">(</text:span><text:span text:style-name="T52">דהכי כתיב: </text:span><text:span text:style-name="T53">(ויקרא כג,לז)</text:span><text:span text:style-name="T52"> </text:span><text:span text:style-name="T56">זבח ונסכים דבר יום ביומו </text:span><text:span text:style-name="T53">(ויקרא כג,לח)</text:span><text:span text:style-name="T56"> מלבד שבתות ה'</text:span><text:span text:style-name="T52">, ומשום דדרשינן סמוכים: </text:span><text:span text:style-name="T56">דבר יום ביומו</text:span><text:span text:style-name="T52"> - הקרב נסכים, </text:span><text:span text:style-name="T56">מלבד</text:span><text:span text:style-name="T52"> אותן של </text:span><text:span text:style-name="T56">שבתות</text:span><text:span text:style-name="T52">: דאם יום טוב אחַר שבת הוא - הקרב נסכיו עם קרבנותיו, והקרב נסכים ששכחת אתמול ולא הקרבת</text:span><text:span text:style-name="T25">)</text:span>;</text:p>
      <text:p text:style-name="Standard">וצריכא: דאי כתב רחמנא '<text:span text:style-name="T45">מלבד שבתות ה'</text:span>' הוה אמינא 'ביום אִין, ובלילה לא <text:span text:style-name="T25">(</text:span><text:span text:style-name="T52">דהא </text:span><text:span text:style-name="T56">דבר יום </text:span><text:span text:style-name="T62">ביומו</text:span><text:span text:style-name="T52"> כתיב, וסמיך ליה </text:span><text:span text:style-name="T56">מלבד שבתות ה'</text:span><text:span text:style-name="T52">, כלומר: נסכי השבת תקריב </text:span><text:span text:style-name="T61">היום</text:span><text:span text:style-name="T52"> ביום טוב, אבל בלילה לא</text:span><text:span text:style-name="T25">)</text:span>' אמר קרא '<text:span text:style-name="T86">ו</text:span><text:span text:style-name="T45">מנחתם ונסכיהם</text:span>'; ואי כתב רחמנא '<text:span text:style-name="T45">מנחתם ונסכיהם</text:span>' ולא כתב '<text:span text:style-name="T45">מלבד שבתות ה'</text:span>' הוה אמינא 'בלילה אִין, ביממא לא <text:span text:style-name="T25">(</text:span><text:span text:style-name="T52">הוה אמינא ללמדך שתקריב נסכי היום בלילה הבא, אבל ביממא דלמחר לא</text:span><text:span text:style-name="T25">)</text:span>, ומאי שנא <text:span text:style-name="T25">(</text:span><text:span text:style-name="T52">כלומר: וכי תימא מאי שנא דלימא 'בלילה אין ביממא לא'? הא קרא סתמא הוה כתיב</text:span><text:span text:style-name="T25">)</text:span>? - <text:soft-page-break/>משום דבקדשים לילה הולך אחר היום <text:span text:style-name="T25">(</text:span><text:span text:style-name="T52">אחר היום שעבר, דכתיב </text:span><text:span text:style-name="T53">(ויקרא ז,טו)</text:span><text:span text:style-name="T52"> </text:span><text:span text:style-name="T56">ביום קרבנו יאכל לא תותירו ממנו עד בקר</text:span><text:span text:style-name="T25">)</text:span>' <text:span text:style-name="T25">(</text:span><text:span text:style-name="T52">אלמא כל הלילה קרי 'יום קרבנו', הלכך סלקא דעתך אמינא 'בלילה יקרב': דהנסכים הוי מיום שעבר, אבל ביממא דלמחר לא</text:span><text:span text:style-name="T25">)</text:span> – צריכי.<text:span text:style-name="T52"> </text:span></text:p>
      <text:p text:style-name="Standard">ונסכים, מי קרבי בלילה? והתניא <text:span text:style-name="T25">(</text:span><text:span text:style-name="T52">בתורת כהנים היא </text:span><text:span text:style-name="T53">[ספרא צו פרשתא א משנה יג]</text:span><text:span text:style-name="T52">, ואקרא קאי, דכתיב </text:span><text:span text:style-name="T53">[ויקרא ו,ב]</text:span><text:span text:style-name="T52"> </text:span><text:span text:style-name="T56">היא העולה על מוקדה על המזבח כל הלילה</text:span><text:span text:style-name="T52"> – '</text:span><text:span text:style-name="T65">שיהא נותנן מבוא השמש ומתעכלין כל הלילה</text:span><text:span text:style-name="T52">'</text:span><text:span text:style-name="T25">)</text:span>: '<text:span text:style-name="T79">אין לי אלא דברים שדרכן ליקרב בלילה, כגון: אברים </text:span><text:span text:style-name="T25">(</text:span><text:span text:style-name="T52">אברי דעולה</text:span><text:span text:style-name="T25">)</text:span><text:span text:style-name="T79"> ופדרים, שמקריבין מבוא השמש </text:span><text:span text:style-name="T25">(</text:span><text:span text:style-name="T52">כדרבי להו לעיל שיהא נותנן מבוא השמש, כלומר: לאחר שקיעת החמה נותנן על המערכה</text:span><text:span text:style-name="T25">)</text:span><text:span text:style-name="T79"> ומתעכלין והולכין כל הלילה כולו; דברים שדרכן ליקרב ביום </text:span><text:span text:style-name="T25">(</text:span><text:span text:style-name="T52">דאינן קריבין בלילה כלל, דכולהו קרבנות כתיב בהו </text:span><text:span text:style-name="T53">[ויקרא ז,לח]</text:span><text:span text:style-name="T52"> </text:span><text:span text:style-name="T56">ביום צוותו </text:span><text:span text:style-name="T57">[את בני ישראל להקריב את קרבניהם לה' במדבר סיני]</text:span><text:span text:style-name="T52">, דמשמע ביום ולא בלילה, אבל אברים ופדרים - הוא דאיתרבו הכא בלילה מהאי קרא: שמקריבין מבוא השמש, וקא מקטירן על המערכה, והם מתעכלין מאיליהן; דאם לא כן </text:span><text:span text:style-name="T56">היא העולה</text:span><text:span text:style-name="T52"> מאי ממעט?</text:span><text:span text:style-name="T25">)</text:span><text:span text:style-name="T79">, כגון: הקומץ הלבונה ומנחת נסכים שמעלן מבוא השמש' </text:span></text:p>
      <text:p text:style-name="Text_20_body_20_indent"><text:span text:style-name="T25">(</text:span><text:span text:style-name="T28">ופריך:</text:span><text:span text:style-name="T25">)</text:span><text:span text:style-name="T79"> '</text:span><text:span text:style-name="T74">מבוא השמש</text:span><text:span text:style-name="T79">'</text:span> סלקא דעתך? והאמרת <text:span text:style-name="T79">'</text:span><text:span text:style-name="T74">דברים שדרכן ליקרב ביום</text:span><text:span text:style-name="T79">' </text:span><text:span text:style-name="T85">נינהו</text:span><text:span text:style-name="T79">?</text:span></text:p>
      <text:p text:style-name="Standard"><text:span text:style-name="T79">אלא 'עם בא השמש </text:span><text:span text:style-name="T25">(</text:span><text:span text:style-name="T52">קודם שקיעה</text:span><text:span text:style-name="T25">)</text:span><text:span text:style-name="T79">, שמתעכלין והולכין כל הלילה, מנין?</text:span></text:p>
      <text:p text:style-name="Standard"><text:span text:style-name="T79">תלמוד לומר </text:span><text:span text:style-name="T53">(ויקרא ו,ב)</text:span><text:span text:style-name="T46"> </text:span><text:span text:style-name="T47">[צו את אהרן ואת בניו לאמר]</text:span><text:span text:style-name="T46"> זאת תורת העולה </text:span><text:span text:style-name="T47">[הוא העלה על מוקדה על המזבח כל הלילה עד הבקר ואש המזבח תוקד בו]</text:span><text:span text:style-name="T79"> </text:span><text:span text:style-name="T38">[בספרא שם הצטוט הוא </text:span><text:span text:style-name="T34">צו את אהרן</text:span><text:span text:style-name="T38">, ויש לומר דהיינו הך: שהספרא מזכיר תחילת הפסוק והכוונה להמשך]</text:span><text:span text:style-name="T79"> – ריבה</text:span>'; קתני מיהא נסכים ביום!<text:span text:style-name="T52"> </text:span></text:p>
      <text:p text:style-name="Standard">אמר רמי בר חמא: לא קשיא: כאן <text:span text:style-name="T25">(</text:span><text:span text:style-name="T52">בלילה</text:span><text:span text:style-name="T25">)</text:span> ליקדש <text:span text:style-name="T25">(</text:span><text:span text:style-name="T52">אם ניתנו בכלי שרת – קדשי, דתו לא נפקי לחולין</text:span><text:span text:style-name="T25">)</text:span>, כאן ליקרב <text:span text:style-name="T25">(</text:span><text:span text:style-name="T52">אבל מיקרב לא קרבי עד היום</text:span><text:span text:style-name="T25">)</text:span>.</text:p>
      <text:p text:style-name="Standard">אמר ליה רבא: אי מיקדש קדשי <text:span text:style-name="T25">(</text:span><text:span text:style-name="T52">בלילה</text:span><text:span text:style-name="T25">)</text:span> - קרובי <text:span text:style-name="T25">(</text:span><text:span text:style-name="T52">נמי</text:span><text:span text:style-name="T25">)</text:span> מיקרבי, והא תניא: '<text:span text:style-name="T74">זה הכלל: כל הקרב ביום - אין קדוש אלא ביום, וכל הקרב בלילה - קדוש בלילה; בין ביום בין בלילה - קדוש בין ביום בין בלילה</text:span>'?</text:p>
      <text:p text:style-name="Standard">אלא אמר רב יוסף: סמי '<text:span text:style-name="T74">מנחת נסכים</text:span>' מהא מתניתא <text:span text:style-name="T25">(</text:span><text:span text:style-name="T52">לא תימני להו עם דברים שדרכן ליקרב ביום</text:span><text:span text:style-name="T25">)</text:span>.</text:p>
      <text:p text:style-name="Standard">כי סליק רב דימי, אשכחיה לרב ירמיה דיתיב וקאמר משמיה דרבי יהושע בן לוי: מנין לנסכים הבאים עם הזבח <text:span text:style-name="T25">(</text:span><text:span text:style-name="T52">שמביאין עם הזבח וקידשן שחיטת הזבח, דהוי כי זבח גופיה, ואינן קריבין אלא ביום</text:span><text:span text:style-name="T25">)</text:span> שאין קריבין אלא ביום? - תלמוד לומר: <text:span text:style-name="T53">(במדבר כט,לט)</text:span><text:span text:style-name="T45"> </text:span><text:span text:style-name="T47">[אלה תעשו לה' במועדיכם לבד מנדריכם ונדבתיכם לעלתיכם ולמנחתיכם]</text:span><text:span text:style-name="T45"> ולנסכיכם ולשלמיכם</text:span>: מה שלמים ביום - אף נסכים ביום.</text:p>
      <text:p text:style-name="Standard">אמר: אי אשכחיה איניש <text:span text:style-name="T25">(</text:span><text:span text:style-name="T52">אם הייתי מוצא אדם</text:span><text:span text:style-name="T25">)</text:span> - הוה כתיב איגרתא, שלחי ליה לרב יוסף <text:span text:style-name="T25">(</text:span><text:span text:style-name="T52">הייתי כותב איגרתי והייתי שולח לרב יוסף לבבל</text:span><text:span text:style-name="T25">)</text:span>:</text:p>
      <text:p text:style-name="Standard"/>
      <text:p text:style-name="Standard">(תמורה יד,ב)</text:p>
      <text:p text:style-name="Standard">'ולא תיסמי מנחת נסכים ממתניתא <text:span text:style-name="T25">(</text:span><text:span text:style-name="T52">מההיא מתניתא דלעיל, ומצי לתרוצי</text:span><text:span text:style-name="T25">)</text:span>, ולא קשיא: כאן <text:span text:style-name="T25">(</text:span><text:span text:style-name="T52">דקתני 'נסכים' - בהדי דברים שדרכן ליקרב ביום, היינו</text:span><text:span text:style-name="T25">)</text:span> בנסכים הבאין עם הזבח, כאן בנסכים הבאין בפני עצמן <text:span text:style-name="T25">(</text:span><text:span text:style-name="T52">שלא קדשו בשחיטת הזבח - יכול להקריב בלילה</text:span><text:span text:style-name="T25">)</text:span>'.</text:p>
      <text:p text:style-name="Standard">ואי הוה ליה איגרתא מי אפשר למישלחא? והא אמר רבי אבא בריה דרבי חייא בר אבא אמר רבי יוחנן: 'כותבי הלכות כשורף התורה <text:span text:style-name="T25">(</text:span><text:span text:style-name="T52">שאין מצילין אותן בשבת בפני הדליקה; לישנא אחרינא: שאסור להשהותן כתובים, דתורה שבעל פה היא</text:span><text:span text:style-name="T25">)</text:span>, והלמד מהן <text:span text:style-name="T25">(</text:span><text:span text:style-name="T52">מתוך הספרים</text:span><text:span text:style-name="T25">)</text:span> אינו נוטל שכר'!?</text:p>
      <text:p text:style-name="Standard">דרש רבי יהודה בר נחמני, מתורגמניה דריש לקיש: כתוב אחד אומר <text:span text:style-name="T53">(שמות לד,כז)</text:span><text:span text:style-name="T45"> </text:span><text:span text:style-name="T47">[ויאמר ה' אל משה]</text:span><text:span text:style-name="T45"> כתוב לך את הדברים האלה </text:span><text:span text:style-name="T47">[</text:span><text:span text:style-name="T11">כי על פי הדברים האלה</text:span><text:span text:style-name="T47"> כרתי אתך ברית ואת ישראל]</text:span>, וכתוב אחד אומר '<text:span text:style-name="T45">כי על פי הדברים האלה</text:span>', לומר לך: 'דברים שעל פה אי אתה רשאי לאומרן בכתב, ושבכתב אי אתה רשאי לאומרן על פה', ותנא דבי רבי ישמעאל: '<text:span text:style-name="T74">כתוב לך את הדברים האלה - אלה אתה כותב, אבל אין אתה כותב הלכות מדרש ואגדה</text:span>'!</text:p>
      <text:p text:style-name="Standard">אמרי: דלמא מילתא חדתא שאני <text:span text:style-name="T25">(</text:span><text:span text:style-name="T52">חדתא = חדשה: שלא היו יודעין לתרץ הברייתות; לישנא אחרינא </text:span><text:span text:style-name="T71">חדתי</text:span><text:span text:style-name="T52">. לחדש דבר כגון זו, שחדשה היא</text:span><text:span text:style-name="T25">)</text:span>, דהא רבי יוחנן וריש לקיש מעייני בסיפרא דאגדתא בשבתא <text:span text:style-name="T25">(</text:span><text:span text:style-name="T52">שלא ישתכחו</text:span><text:span text:style-name="T25">)</text:span>, ודרשי הכי: <text:span text:style-name="T53">(תהלים קיט,קכו)</text:span><text:span text:style-name="T45"> עת לעשות לה' הפרו תורתך</text:span> <text:span text:style-name="T25">(</text:span><text:span text:style-name="T52">כשעושין הדבר לשם קדושת השם ראוי להפר תורתך</text:span><text:span text:style-name="T25">)</text:span> אמרי: מוטב תיעקר [אות אחת מן ה]תורה ואל תשתכח תורה מישראל. </text:p>
      <text:p text:style-name="P7"><text:s/></text:p>
      <text:p text:style-name="Standard"><text:soft-page-break/>אמר רב פפא: השתא דאמרת 'נסכים הבאין בפני עצמן קריבין אפילו בלילה', נזדמנו לו נסכים בלילה - מקדישן בלילה ומקריבן בלילה <text:span text:style-name="T25">(</text:span><text:span text:style-name="T52">יכול להקדישן ולהקריבן בלילה</text:span><text:span text:style-name="T25">)</text:span>!</text:p>
      <text:p text:style-name="Standard">אמר ליה רב יוסף בריה דרב שמעיה לרב פפא: תניא דמסייע לך: '<text:span text:style-name="T74">זה הכלל: כל הקרב ביום אינו קדוש אלא ביום, וכל הקרב בלילה קדוש בלילה</text:span>'. <text:span text:style-name="T38">[## ומה 'קרב בלילה'? הרי כל הקרבנות ביום? אלא רק נסכים שבאו שלא עם הקרבן, ומנחותיהם?]</text:span></text:p>
      <text:p text:style-name="Standard">אמר רב אדא בר אהבה: ועלות השחר פוסלת בהן כאברין <text:span text:style-name="T25">(</text:span><text:span text:style-name="T52">כלומר: הא דאמרינן 'נזדמנו לו נסכים בלילה מקדישן בלילה ומקריבן בלילה עד עלות השחר מצי לאקרבינהו, אבל מעלות השחר – לא,דעמוד השחר עושה בהם פסול לינה כאברים של תמיד, דכי אימרינן לעיל 'אפילו למחר' – הני מילי אי לא אקדשינהו לנסכים בלילה בכלי שרת, אבל אקדשינהו – לא יביאם למחר, דהא איפסלו בלינה, כדאמרן במסכת זבחים </text:span><text:span text:style-name="T53">(פז.)</text:span><text:span text:style-name="T25">)</text:span>.</text:p>
      <text:p text:style-name="Standard">כי אתא רב דימי אמר רבי יוחנן משום רבי שמעון בן יהוצדק: <text:span text:style-name="T53">(במדבר כט,לט) </text:span><text:span text:style-name="T56">[אלה תעשו לה' במועדיכם לבד מנדריכם ונדבתיכם לעלתיכם ולמנחתיכם ולנסכיכם ולשלמיכם]</text:span> </text:p>
      <text:p text:style-name="Standard">'<text:span text:style-name="T45">אלה תעשו לה' במועדיכם</text:span>' - אלו חובות הבאות חובה ברגל <text:span text:style-name="T25">(</text:span><text:span text:style-name="T52">חובות הבאות מחמת הרגל ברגל, כגון: עולת ראיה, וחגיגה, ומוספין</text:span><text:span text:style-name="T25">)</text:span>; </text:p>
      <text:p text:style-name="Standard">'<text:span text:style-name="T45">לבד מנדריכם ונדבותיכם</text:span>' - לימד על נדרים ונדבות שקרבין בחולו של מועד; </text:p>
      <text:p text:style-name="Standard">'<text:span text:style-name="T45">ולעולותיכם</text:span>' - במה הכתוב מדבר?: אי בעולת נדר - הרי כבר אמור '<text:span text:style-name="T45">נדריכם</text:span>', ואי בעולת נדבה - הרי כבר אמור '<text:span text:style-name="T45">ונדבותיכם</text:span>'!? הא אינו מדבר אלא בעולת יולדת ועולת מצורע; </text:p>
      <text:p text:style-name="Standard">'<text:span text:style-name="T45">ולמנחותיכם</text:span>' במה הכתוב מדבר?: אי במנחת נדר - הרי כבר אמור, אי במנחת נדבה הרי כבר אמור! הא אינו מדבר אלא במנחת סוטה ובמנחת קנאות; </text:p>
      <text:p text:style-name="Standard">'<text:span text:style-name="T45">ולנסכיכם ולשלמיכם</text:span>' - מקיש נסכים לשלמים: מה שלמים ביום אף נסכים ביום; </text:p>
      <text:p text:style-name="Standard">'<text:span text:style-name="T45">ולשלמיכם</text:span>' - לרבות שלמי נזיר <text:span text:style-name="T25">(</text:span><text:span text:style-name="T52">דאי שלמי נדבה - הרי כבר אמור </text:span><text:span text:style-name="T56">נדבותיכם</text:span><text:span text:style-name="T52">, ואי משום הקישא - לכתוב 'ולשלמים'</text:span><text:span text:style-name="T25">)</text:span> </text:p>
      <text:p text:style-name="Standard">אמר ליה אביי: ולימא מר 'שלמי פסח <text:span text:style-name="T52">(חגיגת י"ד: שכשהיתה חבורה מרובה נמנים על הפסח ואינו סיפק להן - היו מביאין עמו שלמים, ואם הפרישן לשם כך ולא הקריבום - יקריבום בחול המועד)</text:span>', דאי שלמי נזיר <text:span text:style-name="T52">(לא צריכי ריבוי לרבויי, דמנדריכם ונדבותיכם נפקא, דנזירות - על ידי נדר בא עליו)</text:span> - נידר ונידב הוא <text:span text:style-name="T52">(ונידר ונידב קרינא ביה, אבל שלמי פסח - חובה נינהו, כדמפרש בפסחים בפרק 'ואלו דברים' </text:span><text:span text:style-name="T53">(דף עא.)</text:span><text:span text:style-name="T52">)</text:span>, דהתניא <text:span text:style-name="T53">[תוספתא קרבנות יג מ"ה]</text:span>: '<text:span text:style-name="T74">זה הכלל: כל שהוא נידב ונידר קרב בבמת יחיד, ושאינו נידב ונידר אינו קרב בבמת יחיד [- דברי רבי מאיר]</text:span>', דהתניא: '<text:span text:style-name="T74">המנחות והנזירות קריבין בבמת יחיד - דברי רבי מאיר*</text:span>' <text:span text:style-name="T52">(אלמא 'נידר ונידב' חשיב ליה, דאי לאו הכי - לא הוה קרב בבמת יחיד)</text:span>!</text:p>
      <text:p text:style-name="P5"><text:span text:style-name="T25">*</text:span><text:span text:style-name="T38">[אבל בתוספתא קרבנות פ"יג מ"ה: בָּמַת יחיד אין טעון נסכים - דברי רבי מאיר; וחכמים אומרים: טעונה נסכים]</text:span></text:p>
      <text:p text:style-name="Standard">סמי מכאן '<text:span text:style-name="T74">נזירות</text:span>' <text:span text:style-name="T25">(</text:span><text:span text:style-name="T52">דאף על גב דנזירות באה עליו על ידי נדר - אין הקרבנות נקראין 'נידר ונידב', דהא לא נדר אלא מן היין, והקרבן מאיליו מוטל עליו חובה</text:span><text:span text:style-name="T25">)</text:span>.</text:p>
      <text:p text:style-name="Standard">מי איכא למאן דאמר דנזיר לאו נידר ונידב הוא? והכתיב <text:span text:style-name="T53">(שמואל ב טו,ז)</text:span><text:span text:style-name="T45"> מקץ ארבעים שנה ויאמר אבשלום אל המלך אלכה נא ואשלם את נדרי אשר נדרתי לה' בחברון </text:span><text:span text:style-name="T53">[פסוק ח]</text:span><text:span text:style-name="T45"> כי נדר נדר עבדך </text:span><text:span text:style-name="T47">[בשבתי בגשור בארם לאמר אם ישוב ('ישיב' </text:span><text:span text:style-name="T53">כתיב</text:span><text:span text:style-name="T47">) ישיבני ה' ירושלם ועבדתי את ה']</text:span> מאי לאו אקרבן <text:span text:style-name="T25">(</text:span><text:span text:style-name="T52">משמע בחברון אלך ואשלמה שם נדרי, וההוא נדר - נזירות היה, דאבשלום נזיר עולם היה, ומשלשים לשלשים יום היה מגלח ומביא קרבן; ומדהלך להקריב קרבנות נזירותיו בחברון - דהיא במת יחיד - שמע מינה נידר ונידב הוא</text:span><text:span text:style-name="T25">)</text:span>?</text:p>
      <text:p text:style-name="Standard">לא, אעיקר נדרו אמר <text:span text:style-name="T25">(</text:span><text:span text:style-name="T52">האי 'בחברון', והכי קאמר: אלכה נא לבמה גדולה אשר בגבעון, דהתם הוא מזבח שעשה משה, </text:span><text:span text:style-name="T56">ואשלם נדרי אשר נדרתי</text:span><text:span text:style-name="T52"> </text:span><text:span text:style-name="T56">בחברון</text:span><text:span text:style-name="T52">, אבל לא שיביא הקרבן בחברון, ו'עיקר נדרו' קרי </text:span><text:span text:style-name="T56">נדר אשר נדרתי בחברון</text:span><text:span text:style-name="T25">)</text:span>.</text:p>
      <text:p text:style-name="Standard">עיקר נדרו בחברון הוה? והלא בגשור הוה <text:span text:style-name="T25">(</text:span><text:span text:style-name="T52">דכתיב </text:span><text:span text:style-name="T53">[שם פסוק ח]</text:span><text:span text:style-name="T52"> </text:span><text:span text:style-name="T56">כי נדר נדר עבדך בשבתי בגשור</text:span><text:span text:style-name="T52"> וגו'</text:span><text:span text:style-name="T25">)</text:span>!?</text:p>
      <text:p text:style-name="Standard">אמר רב אחא - ואיתימא רבה בר רב חנן: לא הלך אבשלום אלא להביא כבשים מחברון <text:span text:style-name="T25">(</text:span><text:span text:style-name="T52">חברון - בו כבשים שמנים במסכת מנחות </text:span><text:span text:style-name="T53">(דף פז.)</text:span><text:span text:style-name="T52">; ולהקריבן שוב בבמה גדולה, והכי קאמר: </text:span><text:span text:style-name="T56">אשלם את נדרי</text:span><text:span text:style-name="T52">, כלומר: אשלמה את נזירותי ואגלח, ומחברון אביא הכבשים, ולהכי פריך להלן 'מחברון מיבעי ליה'?</text:span><text:span text:style-name="T25">)</text:span> </text:p>
      <text:p text:style-name="Standard">הכי נמי מסתברא, דאי תימא לאקרובי הוא, דאזיל שביק ירושלים ואזיל ומקריב בחברון? ואלא מאי? - להביא כבשים מחברון? האי '<text:span text:style-name="T45">אשר נדרתי לה' </text:span><text:span text:style-name="T50">ב</text:span><text:span text:style-name="T45">חברון</text:span>'? '<text:span text:style-name="T17">מ</text:span>חברון' מיבעי ליה!?</text:p>
      <text:p text:style-name="Standard">אלא לעולם לאקרובי <text:span text:style-name="T25">(</text:span><text:span text:style-name="T52">דנזירות בבמת יחיד</text:span><text:span text:style-name="T25">)</text:span>, ודקא קשיא לך 'אמאי שבק ירושלים ומקריב בחברון' - תיקשי לך גבעון <text:span text:style-name="T25">(</text:span><text:span text:style-name="T52">דשם מזבח שעשה משה</text:span><text:span text:style-name="T25">)</text:span>, דמקום קדוש הוא! אלא: כיון שהותרו הבמות - כל היכא דבעי מקריב.</text:p>
      <text:p text:style-name="Standard">'<text:span text:style-name="T45">ארבעים שנה</text:span>' למאן?</text:p>
      <text:p text:style-name="Standard"><text:soft-page-break/>תניא: '<text:span text:style-name="T74">רבי נהוראי אומר משום רבי יהושע: מקץ ארבעים שנה ששאלו להם מלך</text:span>', דתניא: '<text:span text:style-name="T74">אותה שנה ששאלו להם מלך - אותה שנה עשירית של שמואל היתה;</text:span></text:p>
      <text:p text:style-name="Standard"/>
      <text:p text:style-name="Standard">(תמורה טו,א)</text:p>
      <text:p text:style-name="P14">עשר שנים מלך שמואל בעצמו, שנה אחת שמלך שאול ושמואל, ושתים שמלך שאול בעצמו, ושלשים ושבע שמלך דוד'. </text:p>
      <text:p text:style-name="Standard"><text:span text:style-name="T25">(</text:span><text:span text:style-name="T71">עשר שנים מלך שמואל בעצמו</text:span><text:span text:style-name="T52"> - יחידי בלא שאול, הלכך שנה עשירית אינה נמנית באותן ארבעים שנה; ל"ז מלך דוד קודם למרדו של אבשלום - הא מילתא פירש רבי במקום אחר כן: שנה עשירית לשמואל היתה לגדולתו של שמואל, ולא נפקא לן מקרא בהדיא, אלא מדלא משכחת לה ארבעים שנה למניינא אחרינא, וצא וחשוב למיתתו של עלי, שהיא תחילת גדולתו של שמואל עד שנת מרדו של אבשלום - מ"ט שנה: י"ג לשמואל ושאול, ושלשים ושש לדוד; ועלי מת כשנשבה הארון, שנאמר </text:span><text:span text:style-name="T53">(שמואל א' ד,יח)</text:span><text:span text:style-name="T52"> ויהי כהזכירו </text:span><text:span text:style-name="T57">[את ארון האלקים ויפל מעל הכסא אחרנית בעד יד השער ותשבר מפרקתו וימת כי זקן האיש וכבד והוא שפט את ישראל ארבעים שנה]</text:span><text:span text:style-name="T52"> וכתיב </text:span><text:span text:style-name="T53">(שם ו,א)</text:span><text:span text:style-name="T52"> </text:span><text:span text:style-name="T56">ויהי ארון ה' בשדה פלשתים שבעה חדשים</text:span><text:span text:style-name="T52"> - הביאוהו פלשתים: </text:span><text:span text:style-name="T53">(שם ז,א)</text:span><text:span text:style-name="T52"> </text:span><text:span text:style-name="T56">ויבאו אנשי קרית יערים...</text:span><text:span text:style-name="T52"> </text:span><text:span text:style-name="T57">[</text:span><text:span text:style-name="T53">פסוק ב:</text:span><text:span text:style-name="T57"> ויהי מיום שבת הארון בקרית יערים וירבו הימים ויהיו עשרים שנה וינהו כל בית ישראל אחרי ה']</text:span><text:span text:style-name="T52">, וכשמלך דוד בירושלים על כל ישראל הביא משם את הארון, כדכתיב </text:span><text:span text:style-name="T53">(שם ב ו,א)</text:span><text:span text:style-name="T52"> </text:span><text:span text:style-name="T56">ויוסף עוד דוד ... [</text:span><text:span text:style-name="T53">שם פסוק ב:</text:span><text:span text:style-name="T57"> ויקם וילך דוד וכל העם אשר אתו מבעלי יהודה להעלות משם את ארון האלקים אשר נקרא שם שם ה' צבאות ישב הכרבים עליו]</text:span><text:span text:style-name="T52">, וכתיב </text:span><text:span text:style-name="T53">(שם א ז,ב)</text:span><text:span text:style-name="T56"> ויהי מיום שבת הארון בקרית יערים וירבו הימים ויהיו כ' שנה</text:span><text:span text:style-name="T52"> - צא מהן שבע שנים שמלך דוד בחברון </text:span><text:span text:style-name="T54">[הגר"א: אף על גב דדוד מלך שם עוד ששה חדשים, צא כנגדן שבעה חדשים שהיה הארון בשדה פלשתים]</text:span><text:span text:style-name="T52">, ומהן מלך שמואל בעצמו עשר שנים ושנה אחת שמלך שמואל עם שאול, ושתי שנים שמלך שאול בעצמו, כדכתיב </text:span><text:span text:style-name="T53">(שם יג,א)</text:span><text:span text:style-name="T52"> </text:span><text:span text:style-name="T56">ושתי שנים מלך</text:span><text:span text:style-name="T57"> [על ישראל]</text:span><text:span text:style-name="T52">, ושמואל לא מת קודם לשאול אלא ארבעה חדשים, שכך מפורש בספר שמואל: </text:span><text:span text:style-name="T53">(שם כה,א)</text:span><text:span text:style-name="T52"> </text:span><text:span text:style-name="T56">וימת שמואל </text:span><text:span text:style-name="T52">וגו' וכתיב בתריה </text:span><text:span text:style-name="T53">(שם כז,א)</text:span><text:span text:style-name="T52"> </text:span><text:span text:style-name="T56">ויאמר דוד </text:span><text:span text:style-name="T57">[אל לבו]</text:span><text:span text:style-name="T56"> עתה אספה יום אחד ביד שאול</text:span><text:span text:style-name="T52"> </text:span><text:span text:style-name="T57">[אין לי טוב כי המלט אמלט אל ארץ פלשתים ונואש ממני שאול לבקשני עוד בכל גבול ישראל ונמלטתי מידו]</text:span><text:span text:style-name="T52"> וברח לו אל אכיש עד שמת שאול, וכתיב </text:span><text:span text:style-name="T53">(שמואל א, כז,ז)</text:span><text:span text:style-name="T56"> ויהי מספר הימים אשר ישב דוד בשדה פלשתים ימים וארבעה חדשים</text:span><text:span text:style-name="T52">; מצינו י"ג שנים לשמואל ושאול משמת עלי עד שמלך דוד, ושלשים ושש לדוד כשמרד אבשלום - הרי ארבעים וכו;' צא מהן ט' שנים לשמואל קודם ששאלו להם מלך - הרי מ' שנים מששאלו המלוכה עד שנת מרדו של אבשלום ועד בכלל; והכי תניא בסדר עולם: 'היא שנת שלשים ושש למלכות דוד', והכי גרסינן: עשר שנים מלך שמואל בעצמו, ושנה אחת שמלך שאול בעצמו, ושלשים ושש לדוד, - ואני הוספתי משלי על זה; ועוד: צא וחשוב נמי מלידתו של שמואל, ותמצא כמו כן שי"ג שנה נהג שמואל שררה על ישראל, דאמר מר בסדר עולם '</text:span><text:span text:style-name="T56">ועלי הכהן יושב על הכסא</text:span><text:span text:style-name="T52"> </text:span><text:span text:style-name="T53">[שמואל א א,ט]</text:span><text:span text:style-name="T52"> ...</text:span><text:span text:style-name="T56">והיא מרת נפש</text:span><text:span text:style-name="T52"> </text:span><text:span text:style-name="T53">[שמואל א א,י]</text:span><text:span text:style-name="T52"> וגו', ובאותה שנה נתמנה עלי להיות שופט על ישראל, והוא שפט את ישראל ארבעים שנה; צא מהן שנה אחת לעיבורו - נמצא שמואל בן ל"ט שנה בשעה שנתנבא ועלה לגדולה: דמשעה שמת עלי זרחה שמשו של שמואל; י"ג שנה לשררותו, דכל שנותיו לא היו אלא נ"ב, כדנפקא לן בעלמא </text:span><text:span text:style-name="T53">(מועד קטן כח,א; ובתענית ה,ב מבואר יפה ברש"י ד"ה ימיו)</text:span><text:span text:style-name="T52"> מ'</text:span><text:span text:style-name="T56">עד הגמל הנער</text:span><text:span text:style-name="T52">', דהיינו כ"ד חדש כדי הנקת תינוק, והדר </text:span><text:span text:style-name="T56">וישב שם עד עולם</text:span><text:span text:style-name="T52"> - עולמו של יובל, דהיינו חמשים שנה, ובהללו י"ג שנה היו מובלעים השתי שנים שמלך שאול, שהרי שניהם מתו בשנה אחת, כדמפרש למעלה.</text:span><text:span text:style-name="T25">)</text:span> </text:p>
      <text:p text:style-name="Standard"/>
      <text:p text:style-name="Standard"/>
      <text:p text:style-name="Standard">משנה:</text:p>
      <text:p text:style-name="Standard">חטאת היחיד שכפרו בעליה <text:span text:style-name="T25">(</text:span><text:span text:style-name="T52">שאבדה ונתכפר באחרת ונמצאת הראשונה</text:span><text:span text:style-name="T25">)</text:span> – מתה;</text:p>
      <text:p text:style-name="Standard">ושל צבור <text:span text:style-name="T25">(</text:span><text:span text:style-name="T52">שכפרו באחרת</text:span><text:span text:style-name="T25">)</text:span> אינן מתות <text:span text:style-name="T25">(</text:span><text:span text:style-name="T52">דחטאות המתות הפנימיות - הלכה למשה מסיני, בהא מסכתא, וסבירא ליה לתנא קמא דשל יחיד גמירי, ולא של ציבור</text:span><text:span text:style-name="T25">)</text:span>;</text:p>
      <text:p text:style-name="Standard">רבי יהודה אומר: תמות <text:span text:style-name="T25">(</text:span><text:span text:style-name="T52">דבצבור נמי גמירי</text:span><text:span text:style-name="T25">)</text:span>.</text:p>
      <text:p text:style-name="Standard">אמר רבי שמעון: מה מצינו בולד חטאת ובתמורת חטאת ובחטאת שמתו בעליה: ביחיד דברים אמורים, ולא בצבור <text:span text:style-name="T25">(</text:span><text:span text:style-name="T52">כלומר: קיימא לן חמשה חטאות מתות: חטאת שמתו בעליה, ושכפרו בעליה, ושעיברה שנתה, ולד חטאת, ותמורת חטאת; וכי היכי דתלת מינייהו לאו בציבור גמירי, דהא לא משכחת להו בקרבנות צבור ולד חטאת: דאין נקבה בציבור, ותמורת חטאת נמי: אין קרבן ציבור עושה תמורה, ושמתו בעליה - אין הציבור מתים כדאמרינן לקמן בגמרא</text:span><text:span text:style-name="T25">)</text:span> - אף שכפרו בעליה ועיברה שנתה* <text:span text:style-name="T25">(</text:span><text:span text:style-name="T52">אף על גב דמצינן לאשכוחינהו בציבור - לא גמירי דמתות:</text:span><text:span text:style-name="T25">)</text:span> <text:s/>ביחיד דברים אמורים, ולא בציבור.</text:p>
      <text:p text:style-name="Standard">*<text:span text:style-name="T38">[הגר"א: צ"ל 'ועברה', וכן בכל הש"ס, בגמרא ורש"י]</text:span></text:p>
      <text:p text:style-name="Standard"/>
      <text:p text:style-name="Standard">גמרא:</text:p>
      <text:p text:style-name="Standard">תנו רבנן: '<text:span text:style-name="T79">מהו אומר </text:span><text:span text:style-name="T25">(</text:span><text:span text:style-name="T52">למה לי למיכתב</text:span><text:span text:style-name="T25">)</text:span><text:span text:style-name="T79">: </text:span><text:span text:style-name="T53">(ויקרא ד,לב)</text:span><text:span text:style-name="T79"> </text:span><text:span text:style-name="T47">[ואם כבש יביא קרבנו לחטאת נקבה תמימה יביאנה]</text:span><text:span text:style-name="T79"> </text:span><text:span text:style-name="T47">[ל]</text:span><text:span text:style-name="T46">חטאת</text:span><text:span text:style-name="T79"> </text:span><text:span text:style-name="T46">יביא</text:span><text:span text:style-name="T47">[נה]</text:span><text:span text:style-name="T79"> </text:span><text:span text:style-name="T25">(</text:span><text:span text:style-name="T52">לכתוב 'אם כבש קרבנו לחטאת'</text:span><text:span text:style-name="T25">)</text:span><text:span text:style-name="T79"> - מנין למקדיש חטאתו ואבדה והפריש אחרת תחתיה ונמצאת הראשונה, והרי שתיהן עומדות - מנין שאיזו מהן שירצה יביא?</text:span></text:p>
      <text:p text:style-name="P13">תלמוד לומר: חטאת </text:p>
      <text:p text:style-name="P13">יכול יביא שתיהן?</text:p>
      <text:p text:style-name="Standard"><text:span text:style-name="T79">תלמוד לומר: </text:span><text:span text:style-name="T25">(</text:span><text:span text:style-name="T52">סיפיה דקרא:</text:span><text:span text:style-name="T25">)</text:span><text:span text:style-name="T46"> </text:span><text:span text:style-name="T79">'</text:span><text:span text:style-name="T47">[</text:span><text:span text:style-name="T56">נקבה תמימה</text:span><text:span text:style-name="T47">]</text:span><text:span text:style-name="T46"> יביא</text:span><text:span text:style-name="T12">נה</text:span><text:span text:style-name="T79">': אחת ולא שתים</text:span>'. <text:span text:style-name="T52"><text:s/></text:span></text:p>
      <text:p text:style-name="Standard"><text:soft-page-break/></text:p>
      <text:p text:style-name="Standard">ואותה שניה מה תהא עליה?</text:p>
      <text:p text:style-name="Standard">אמר רב המנונא: תניא: '<text:span text:style-name="T74">רבי יהודה אומר: תרעה; רבי שמעון אומר: תמות </text:span><text:span text:style-name="T25">(</text:span><text:span text:style-name="T52">דחטאת יחיד שכיפרו בעליה היא</text:span><text:span text:style-name="T25">)</text:span>'.</text:p>
      <text:p text:style-name="Standard">ומי אמר רבי יהודה 'תרעה'? והא רבי יהודה – 'תמות' שמעינן ליה <text:span text:style-name="T25">(</text:span><text:span text:style-name="T52">דהכי שמעת ליה במתניתין אפילו גבי ציבור, וכל שכן יחיד</text:span><text:span text:style-name="T25">)</text:span>!</text:p>
      <text:p text:style-name="Standard">איפוך: רבי יהודה אומר 'תמות', רבי שמעון אומר 'תרעה'.</text:p>
      <text:p text:style-name="Standard">ומי אמר רבי שמעון 'תרעה' והא אמר רבי שמעון <text:span text:style-name="T25">(</text:span><text:span text:style-name="T52">במתניתין, גבי יחיד</text:span><text:span text:style-name="T25">)</text:span>: חמש חטאות מתות <text:span text:style-name="T25">(</text:span><text:span text:style-name="T52">וקחשיב להך חטאת שכפרו בעליה, וקתני ביחיד דברים אמורים</text:span><text:span text:style-name="T25">)</text:span>!</text:p>
      <text:p text:style-name="Standard">אלא לעולם לא תיפוך, ולא קשה: כאן באבודה בשעת הפרשה <text:span text:style-name="T25">(</text:span><text:span text:style-name="T52">שלא בשעת כפרה דנמצאת הראשונה קודם שנתכפר בשניה כדקתני בברייתא בההיא קאמר רבי יהודה דתרעה דלא גמירי דמתה לרבי יהודה אלא היכא דנמצאת לאחר שנתכפרו הבעלים ודקתני מתניתין תמות באבודה בשעת כפרה גרסינן דאף בשעת כפרתו בשניה היתה עדיין הראשונה אבודה</text:span><text:span text:style-name="T25">)</text:span>, כאן באבודה בשעת כפרה.</text:p>
      <text:p text:style-name="Standard">ואיבעית אימא: אידי ואידי בשעת הפרשה <text:span text:style-name="T25">(</text:span><text:span text:style-name="T52">שנמצאת קודם כפרת השניה; ומתניתין, דקאמר לרבי יהודה 'תמות' - רבי יהודה קאמר לה אליבא דרבי [?], דאמר לקמן בפרק 'ולד חטאת' </text:span><text:span text:style-name="T53">(דף כב:)</text:span><text:span text:style-name="T52"> במשנה: 'אבודה' בשעת הפרשה, אף על פי שנמצאת קודם כפרה – מתה; וברייתא, דקאמר רבי יהודה תרעה - אליבא דרבנן, דפליגי עליה דרבי קאמר לה, דאמרי: אין חטאת מתה אלא שנמצאת לאחר שנתכפרו הבעלים</text:span><text:span text:style-name="T25">)</text:span>, ולא קשה: הא רבי יהודה אליבא דרבי, הא רבי יהודה אליבא דרבנן.</text:p>
      <text:p text:style-name="Standard"/>
      <text:p text:style-name="Standard"><text:span text:style-name="T25">(</text:span><text:span text:style-name="T52">אמתניתין פריך:</text:span><text:span text:style-name="T25">)</text:span> ומי איכא למאן דאמר 'חטאת ציבור שכפרו בעלים מתה'?</text:p>
      <text:p text:style-name="Standard"/>
      <text:p text:style-name="Standard">(תמורה טו,ב)</text:p>
      <text:p text:style-name="Standard">והתניא <text:span text:style-name="T53">[תופסתא פרה פ"א מ"ב]</text:span>: '<text:span text:style-name="T79">כיוצא בו</text:span> <text:span text:style-name="T25">(</text:span><text:span text:style-name="T52">לא איתפרש היכא קאי</text:span><text:span text:style-name="T25">)</text:span><text:span text:style-name="T79"> אמר רבי יוסי: </text:span><text:span text:style-name="T53">(עזרא ח,לה)</text:span><text:span text:style-name="T79"> </text:span><text:span text:style-name="T46">והבאים מהשבי בני הגולה הקריבו עולות </text:span><text:span text:style-name="T47">[לאלקי ישראל]</text:span><text:span text:style-name="T46"> פרים שנים עשר </text:span><text:span text:style-name="T47">[על כל ישראל]</text:span><text:span text:style-name="T46"> אילים תשעים וששה כבשים שבעים ושבעה צפירי </text:span><text:span text:style-name="T12">חטאת</text:span><text:span text:style-name="T46"> שנים עשר הכל </text:span><text:span text:style-name="T12">עולה</text:span><text:span text:style-name="T46"> לה''</text:span> - וחטאת מי קרבה עולה* <text:span text:style-name="T25">(</text:span><text:span text:style-name="T52">דכתיב </text:span><text:span text:style-name="T56">וצפירי חטאת שנים עשר הכל עולה</text:span><text:span text:style-name="T25">)</text:span>? - אמר רבא: כי עולה*: '<text:span text:style-name="T74">מה עולה אינה נאכלת - אף </text:span><text:span text:style-name="T25">(</text:span><text:span text:style-name="T52">אותה</text:span><text:span text:style-name="T25">)</text:span><text:span text:style-name="T74"> חטאת אינה נאכלת, שהיה רבי יוסי אומר: על עבודה זרה הביאום</text:span>', ואמר רב יהודה אמר שמואל: על עבודה זרה שעשו בימי צדקיהו <text:span text:style-name="T25">(</text:span><text:span text:style-name="T52">כנגד שנים עשר שבטים שעבדו עבודה זרה בימי צדקיהו, וציבור מביאין פר ושעיר לחטאת, דכתיב ב'שלח לך אנשים' גבי עבודה זרה: </text:span><text:span text:style-name="T56">ועשו כל העדה פר לעולה</text:span><text:span text:style-name="T52"> וגו' </text:span><text:span text:style-name="T56">ושעיר עזים אחד לחטאת</text:span><text:span text:style-name="T52"> </text:span><text:span text:style-name="T53">[במדבר טו,כד]</text:span><text:span text:style-name="T52"> וגו', ואותן שעירין נשרפין הן מחוץ למחנה, כפר העלם דבר, הן 'שעירין הנשרפין' כדאמרינן ב'איזהו מקומן' </text:span><text:span text:style-name="T53">(זבחים דף מז:)</text:span><text:span text:style-name="T52"> ובמנחות ב'הקומץ רבה' </text:span><text:span text:style-name="T53">(דף כז.)</text:span><text:span text:style-name="T52"> נפקא לן מהאי קרא דכתיב גבי פר העלם דבר: </text:span><text:span text:style-name="T56">ועשה לפר כאשר עשה</text:span><text:span text:style-name="T52"> </text:span><text:span text:style-name="T57">[לפר החטאת</text:span><text:span text:style-name="T52">] וגו', והכי תניא: </text:span><text:span text:style-name="T56">ועשה ... כאשר עשה</text:span><text:span text:style-name="T52"> מה תלמוד לומר? - לכפול בהזיות כו' וסיפא דברייתא '</text:span><text:span text:style-name="T64">החטאת</text:span><text:span text:style-name="T65"> - לרבות שעירי עבודה זרה</text:span><text:span text:style-name="T52">' </text:span><text:span text:style-name="T53">[זבחים מא,א]</text:span><text:span text:style-name="T52"> לידון כפר העלם דבר</text:span><text:span text:style-name="T25">)</text:span>.</text:p>
      <text:p text:style-name="Standard"><text:span text:style-name="T51">*</text:span><text:span text:style-name="T52">[לשון התוספתא: </text:span><text:span text:style-name="T60">'אפשר חטאת עולה? – אלא מה עולה לא נאכלת אף חטאת לא נאכלת; וכן היה רבי יהודה אומר על עבודת כוכבים הביאום' </text:span><text:span text:style-name="T53">[וכן בהוריות ו,א- רבי יהודה]</text:span><text:span text:style-name="T52">]</text:span></text:p>
      <text:p text:style-name="Standard">קא סלקא דעתין למאן דאית ליה 'חטאת צבור שנתכפרו בעליה מתה' אית ליה נמי 'חטאת צבור שמתו בעליה מתה', והא הכא דאיכא דמתו בעליה וקא קרבה <text:span text:style-name="T25">(</text:span><text:span text:style-name="T52">אף על גב דמתו הבעלים באותן שבעים שנה שהיו בבבל</text:span><text:span text:style-name="T25">)</text:span>.</text:p>
      <text:p text:style-name="P7"><text:s/></text:p>
      <text:p text:style-name="Standard">אמר רב פפא: אפילו למאן דאמר חטאת צבור שכפרו בעליה מתה חטאת צבור שמתו בעליה אינה מתה לפי שאין הצבור מתים.</text:p>
      <text:p text:style-name="Standard">מנא ליה לרב פפא הא?: אי נימא משום דכתיב <text:span text:style-name="T53">(תהלים מה,יז)</text:span><text:span text:style-name="T45"> תחת אבותיך יהיו בניך </text:span><text:span text:style-name="T47">[תשיתמו לשרים בכל הארץ]</text:span> <text:span text:style-name="T25">(</text:span><text:span text:style-name="T52">כלומר: דבנים הוו במקומן, ומשום הכי קרבה חטאתן</text:span><text:span text:style-name="T25">)</text:span>, אי הכי אפילו יחיד נמי! אלא היינו טעמא שאין הציבור מתים <text:span text:style-name="T25">(</text:span><text:span text:style-name="T52">שאין דין חטאת שמתו בעליה בציבור</text:span><text:span text:style-name="T25">)</text:span>: משעירי רגלים וראשי חדשים <text:span text:style-name="T25">(</text:span><text:span text:style-name="T52">שעירי מוספי הרגלים וראשי חדשים חטאות נינהו</text:span><text:span text:style-name="T25">)</text:span>, דאמר רחמנא אייתינהו מתרומת הלשכה <text:span text:style-name="T25">(</text:span><text:span text:style-name="T52">משקלים הבאין באדר</text:span><text:span text:style-name="T25">)</text:span> - ו<text:span text:style-name="T25">(</text:span><text:span text:style-name="T52">אף על גב דאיכא למימר</text:span><text:span text:style-name="T25">)</text:span> דלמא מתו מרייהו דהני זוזי <text:span text:style-name="T25">(</text:span><text:span text:style-name="T52">קצת מאותן שהביאו השקלים מתו קודם הרגלים, ונמצא שמקריבין חטאת שמתו בעליה, שהרי יש להן חלק בהן</text:span><text:span text:style-name="T25">)</text:span>? אלא לאו שמע מינה אין הצבור מתים!</text:p>
      <text:p text:style-name="Standard">ואיבעית אימא: כי אקרובינהו להני חטאות <text:span text:style-name="T25">(</text:span><text:span text:style-name="T52">להנך שעירי עבודה זרה בימי עזרא</text:span><text:span text:style-name="T25">)</text:span> - אחיי אקרבינהו <text:span text:style-name="T25">(</text:span><text:span text:style-name="T52">על אותן שהיו עדיין חיין מן העובדים עבודה זרה בימי צדקיהו</text:span><text:span text:style-name="T25">)</text:span>, דכתיב <text:span text:style-name="T53">(עזרא ג,יב)</text:span><text:span text:style-name="T45"> ורבים מהכהנים הלוים וראשי האבות הזקנים אשר ראו את הבית הראשון ביסדו זה הבית בוכים בקול גדול </text:span><text:span text:style-name="T10">ורבים בתרועה </text:span><text:span text:style-name="T11">[בשמחה</text:span><text:span text:style-name="T47"> להרים קול]</text:span> <text:span text:style-name="T25">(</text:span><text:span text:style-name="T52">אותן שלא ראו את הבית הראשון היו עכשיו מריעין ושמחין</text:span><text:span text:style-name="T25">)</text:span>!</text:p>
      <text:p text:style-name="Standard"><text:soft-page-break/>ודילמא הנך <text:span text:style-name="T25">(</text:span><text:span text:style-name="T52">שחיין עדיין</text:span><text:span text:style-name="T25">)</text:span> מיעוטא <text:span text:style-name="T25">(</text:span><text:span text:style-name="T52">מיעוטא דישראל הוו, ואמיעוטא לא מקרבין כמרובין אלא כיחידים: כל אחד ואחד שעירה? ומדאקריב שנים עשר שעירים: שעיר לכל שבט – כמרובים, ודאי אקמאי דמתו סמיך, ושמע מינה דאין חטאת ציבור מתה</text:span><text:span text:style-name="T25">)</text:span>?</text:p>
      <text:p text:style-name="Standard">לא מצית אמרת, דכתיב <text:span text:style-name="T53">(עזרא ג,יג)</text:span><text:span text:style-name="T45"> ואין העם מכירים קול תרועת השמחה לקול בכי העם </text:span><text:span text:style-name="T47">[כי העם מריעים תרועה גדולה והקול נשמע עד למרחוק]</text:span> <text:span text:style-name="T25">(</text:span><text:span text:style-name="T56">לקול בכי העם</text:span><text:span text:style-name="T52"> - אלמא רבים היו הבוכים על המריעים, ובוכים היו מן הראשונים</text:span><text:span text:style-name="T25">)</text:span>!</text:p>
      <text:p text:style-name="Standard">והיכי מקרבי להו?: והרי מזידין הוו <text:span text:style-name="T25">(</text:span><text:span text:style-name="T52">בימי צדקיהו</text:span><text:span text:style-name="T25">)</text:span>?</text:p>
      <text:p text:style-name="Standard">אמר רבי יוחנן: הוראת שעה היתה.</text:p>
      <text:p text:style-name="Standard">הכי נמי מסתברא <text:span text:style-name="T25">(</text:span><text:span text:style-name="T52">דהוראת שעה היתה</text:span><text:span text:style-name="T25">)</text:span>, דאי לא תימא הכי, בשלמא פרים <text:span text:style-name="T25">(</text:span><text:span text:style-name="T52">שנים עשר לעולה</text:span><text:span text:style-name="T25">)</text:span> ושעירים <text:span text:style-name="T25">(</text:span><text:span text:style-name="T52">שנים עשר לחטאת</text:span><text:span text:style-name="T25">)</text:span> - כנגד שנים עשר שבטים <text:span text:style-name="T25">(</text:span><text:span text:style-name="T52">דזהו קרבן ציבור בעבודה זרה: פר לעולה ושעיר לחטאת; בפרשת 'שלח לך'</text:span><text:span text:style-name="T25">)</text:span>, אלא כבשים כנגד מי? אלא הוראת שעה היתה.</text:p>
      <text:p text:style-name="Standard"/>
      <text:p text:style-name="Standard">תנן התם <text:span text:style-name="T53">[בסוף מסכת סוטה – דף מז,ב; אך בספרי המשניות איננו]</text:span>: '<text:span text:style-name="T74">משמת יוסף בן יועזר איש צרידה ויוסף בן יוחנן איש ירושלים בטלו האשכולות</text:span>' </text:p>
      <text:p text:style-name="Standard">מאי אשכולות? </text:p>
      <text:p text:style-name="Standard">אמר רב יהודה: איש שהכל בו <text:span text:style-name="T25">(</text:span><text:span text:style-name="T52">תורה ויראת חטא וגמילות חסדים</text:span><text:span text:style-name="T25">)</text:span>.</text:p>
      <text:p text:style-name="Standard">ואמר רב יהודה אמר שמואל: כל אשכולות שעמדו להן לישראל מימות משה עד שמת יוסף בן יועזר היו למדין תורה כמשה רבינו; מכאן ואילך לא היו למדין תורה כמשה רבינו.</text:p>
      <text:p text:style-name="Standard">והאמר רב יהודה אמר שמואל: שלשת אלפים הלכות נשתכחו בימי אבלו של משה?</text:p>
      <text:p text:style-name="Standard">דאישתכח להו <text:span text:style-name="T25">(</text:span><text:span text:style-name="T52">אותן שנשתכחו</text:span><text:span text:style-name="T25">)</text:span> – אישתכח <text:span text:style-name="T25">(</text:span><text:span text:style-name="T52">שכחו</text:span><text:span text:style-name="T25">)</text:span>, ודגמירן להו <text:span text:style-name="T25">(</text:span><text:span text:style-name="T52">אותן שלא שכחו</text:span><text:span text:style-name="T25">)</text:span> הוו גמירי כמשה רבינו.</text:p>
      <text:p text:style-name="Standard">והא תניא '<text:span text:style-name="T74">משמת משה, אם רבו מטמאין – טמאו, אם רבו טהורין – טיהרו</text:span>'?</text:p>
      <text:p text:style-name="Standard">ליבא דאימעיט <text:span text:style-name="T25">(</text:span><text:span text:style-name="T52">הלב נתמעט, ולא היו יודעין להחזיר אותן ששכחו מתוך פלפול הלכה היאך, והיו חלוקין בהן והלכו אחר המרובין; לישנא אחרינא: וכשמעשה בא לפניהם לטהר או לטמא - לא היו יודעין ללמוד מתוך משנתם או לסבר בדדמי מילתא למילתא, ובסברא היו חולקים זה עם זה: זה מטמא וזה מטהר, אבל המשנה וההלכה היו יודעים כמשה רבנו על עיקריה</text:span><text:span text:style-name="T25">)</text:span>, מיגמר הוו גמירי להו <text:span text:style-name="T25">(</text:span><text:span text:style-name="T52">לאותן שלא נשתכחו</text:span><text:span text:style-name="T25">)</text:span> כמשה רבינו.</text:p>
      <text:p text:style-name="Standard">במתניתא תנא: '<text:span text:style-name="T79">כל אשכולות שעמדו לישראל מימות משה עד שמת יוסף בן יועזר איש צרידה - לא היה בהם שום דופי; מכאן ואילך היה בהן שום דופי' </text:span><text:span text:style-name="T25">(</text:span><text:span text:style-name="T52">קסלקא דעתא דופי של חטא לא היה באשכולות שעמדו פרנסים של ישראל</text:span><text:span text:style-name="T25">)</text:span><text:span text:style-name="T79">; והתניא: 'מעשה בחסיד אחד שהיה גונח </text:span><text:span text:style-name="T25">(</text:span><text:span text:style-name="T52">פלניי"ט בלע"ז: צועק מכאב לבו, כמו 'גנוחי גנח' באימיה דסיסרא </text:span><text:span text:style-name="T53">(שופטים ה,כח בתרגום בבבלי ראש השנה לג,ב)</text:span><text:span text:style-name="T25">)</text:span><text:span text:style-name="T79"> מלבו, ושאלו לרופאים, ואמרו: אין לו תקנה עד שיינק חלב רותח שחרית, והביאו עז, וקשרו לו בכרעי מיטתו, והיה יונק ממנה חלב; למחר נכנסו חביריו לבקרו; כיון שראו העז - אמרו 'ליסטים מזויין </text:span><text:span text:style-name="T25">(</text:span><text:span text:style-name="T52">בהמה דקה אין יכולים לשומרה והולכת ורועה בשדות אחרים</text:span><text:span text:style-name="T25">)</text:span><text:span text:style-name="T79"> בתוך ביתו ואנו נכנסים לבקרו'? ישבו ובדקו ולא מצאו בו עון אלא של אותה העז בלבד, ואף הוא בשעת מיתתו אמר: יודע אני בעצמי שאין בי עון אלא של אותה העז בלבד: שעברתי על דברי חבירי, שהרי אמרו חכמים 'אין מגדלין בהמה דקה בארץ ישראל</text:span>'; וקיימא לן כל היכא דאמר 'מעשה בחסיד אחד' - או רבי יהודה בן בבא או רבי יהודה בר אילעאי, ורבנן <text:span text:style-name="T25">(</text:span><text:span text:style-name="T52">והנך רבנן: רבי יהודה בר אילעאי ורבי יהודה בן בבא</text:span><text:span text:style-name="T25">)</text:span> בתר יוסף בן יועזר איש צרידה דרי דרי הוו <text:span text:style-name="T25">(</text:span><text:span text:style-name="T52">כלומר: אחר יוסף בן יועזר הוו אלו לאחר דורות הרבה, וקתני דלא מצאו בהן עון - אלמא לא היה בהן דופי</text:span><text:span text:style-name="T25">)</text:span>!?</text:p>
      <text:p text:style-name="Standard"/>
      <text:p text:style-name="Standard">(תמורה טז,א)</text:p>
      <text:p text:style-name="Standard">אמר רב יוסף: דופי של סמיכה קתני <text:span text:style-name="T25">(</text:span><text:span text:style-name="T52">דעד יוסף בן יועזר לא נחלקו בסמיכה ולא בשום דבר: שעדיין לא נתמעט הלב; ולהכי נקט סמיכה: דהיא היתה מחלוקת ראשונה שנחלקו בו חכמים מעולם, ומיוסף בן יועזר ואילך היה בהן 'דופי של סמיכה': שנחלקו בסמיכת שלמים ביום טוב, כדאמרינן בחגיגה </text:span><text:span text:style-name="T53">(דף טז.)</text:span><text:span text:style-name="T52">: '</text:span><text:span text:style-name="T65">שמאי אומר לסמוך והלל אומר שלא לסמוך</text:span><text:span text:style-name="T52">'</text:span><text:span text:style-name="T25">)</text:span>.</text:p>
      <text:p text:style-name="Standard">והא יוסף בן יועזר גופיה מיפליג פליג בסמיכה <text:span text:style-name="T25">(</text:span><text:span text:style-name="T52">במסכת חגיגה (שם)</text:span><text:span text:style-name="T25">)</text:span>?</text:p>
      <text:p text:style-name="Standard">כי איפליג בה - בסוף שניה, דבצר ליבא <text:span text:style-name="T25">(</text:span><text:span text:style-name="T52">שנתמעט הלב בסוף שנותיו</text:span><text:span text:style-name="T25">)</text:span>.</text:p>
      <text:p text:style-name="Standard"/>
      <text:p text:style-name="Standard">גופא אמר רב יהודה אמר שמואל: שלשת אלפים הלכות נשתכחו בימי אבלו של משה <text:span text:style-name="T25">(</text:span><text:span text:style-name="T52">אם מתה אם רועה - היא מאותם הלכות</text:span><text:span text:style-name="T25">)</text:span>; אמרו לו ליהושע: שאל!</text:p>
      <text:p text:style-name="Standard">אמר להם: <text:span text:style-name="T53">(דברים ל,יב)</text:span> <text:span text:style-name="T45">לא בשמים היא </text:span><text:span text:style-name="T47">[לאמר מי יעלה לנו השמימה ויקחה לנו וישמענו אתה ונעשנה]</text:span>.</text:p>
      <text:p text:style-name="Standard">אמרו לו לשמואל: שאל!</text:p>
      <text:p text:style-name="Standard"><text:soft-page-break/>אמר להם: <text:span text:style-name="T45">אלה המצות</text:span> <text:span text:style-name="T47">[</text:span><text:span text:style-name="T53">במדבר לו,יג:</text:span><text:span text:style-name="T47"> אלה המצות והמשפטים אשר צוה ה' ביד משה אל בני ישראל בערבת מואב על ירדן ירחו]</text:span> שאין הנביא רשאי לחדש דבר מעתה.</text:p>
      <text:p text:style-name="Body_20_Text_20_Indent_20_2">אמר רבי יצחק נפחא: אף חטאת שמתו בעליה נשתכחה בימי אבלו של משה.</text:p>
      <text:p text:style-name="Standard">אמרו לפנחס: שאל!</text:p>
      <text:p text:style-name="Standard">אמר להם: '<text:span text:style-name="T45">לא בשמים היא</text:span>'. </text:p>
      <text:p text:style-name="Standard">אמר לו לאלעזר: שאל!</text:p>
      <text:p text:style-name="Standard">אמר להם: '<text:span text:style-name="T45">אלה המצות</text:span>' - שאין נביא רשאי לחדש דבר מעתה.</text:p>
      <text:p text:style-name="Standard"><text:span text:style-name="T60">(</text:span><text:span text:style-name="T52">יהושע שאלו תחלה, ואחריו שמואל, ואחריו פנחס, ואחריו אלעזר: יזפ"ש = יהושע אלעזר פנחס שמואל; יפל"ל = יהושע פנחס אלעזר שמואל </text:span><text:span text:style-name="T37">[כנראה יש שתי גירסאות בסדר השאלות; ופלא שישאלו את פנחס לפני אלעזר אביו, שהיה כהן גדול אחרי אהרן]</text:span><text:span text:style-name="T60">)</text:span><text:span text:style-name="T52"> </text:span></text:p>
      <text:p text:style-name="Standard"/>
      <text:p text:style-name="Standard">אמר רב יהודה אמר רב: בשעה שנפטר משה רבינו לגן עדן, אמר לו ליהושע: שאל ממני כל ספיקות שיש לך!</text:p>
      <text:p text:style-name="Standard">אמר לו: רבי! כלום הנחתיך שעה אחת והלכתי למקום אחר? לא כך כתבת בי <text:span text:style-name="T53">(שמות לג,יא)</text:span><text:span text:style-name="T45"> </text:span><text:span text:style-name="T47">[ודבר ה' אל משה פנים אל פנים כאשר ידבר איש אל רעהו ושב אל המחנה]</text:span><text:span text:style-name="T45"> ומשרתו יהושע בן נון נער לא ימיש מתוך האהל</text:span>!</text:p>
      <text:p text:style-name="Standard">מיד תשש כחו של יהושע ונשתכחו ממנו <text:span text:style-name="T25">(</text:span><text:span text:style-name="T52">מיהושע</text:span><text:span text:style-name="T25">)</text:span> שלש מאות הלכות ונולדו לו שבע מאות ספיקות <text:span text:style-name="T25">(</text:span><text:span text:style-name="T52">בעון שגרם להחליש דעתו של משה: שנצטער משה על יהושע בעצמו שהיה גדול כמותו</text:span><text:span text:style-name="T25">)</text:span>, ועמדו כל ישראל להרגו <text:span text:style-name="T25">(</text:span><text:span text:style-name="T52">עד שיאמר להם</text:span><text:span text:style-name="T25">)</text:span>; אמר לו הקב"ה: לומר לך אי אפשר, לך וטורדן במלחמה, שנאמר <text:span text:style-name="T53">(יהושע א,א)</text:span><text:span text:style-name="T45"> ויהי אחרי מות משה עבד ה' ויאמר ה' </text:span><text:span text:style-name="T47">[אל יהושע בן נון משרת משה לאמר: </text:span><text:span text:style-name="T53">פסוק ב:</text:span><text:span text:style-name="T47"> משה עבדי מת ועתה קום עבר את הירדן הזה אתה וכל העם הזה אל הארץ אשר אנכי נתן להם לבני ישראל]</text:span>. </text:p>
      <text:p text:style-name="Standard">במתניתין תנא: אלף ושבע מאות קלין וחמורין <text:span text:style-name="T25">(</text:span><text:span text:style-name="T52">מדרשי קל וחומר</text:span><text:span text:style-name="T25">)</text:span> וגזירות שוות ודקדוקי סופרים נשתכחו בימי אבלו של משה. <text:span text:style-name="T25">(</text:span><text:span text:style-name="T52">'דקדוקי סופרים' מפרש בשקלים </text:span><text:span text:style-name="T53">(דף ח.)</text:span><text:span text:style-name="T52"> שעשו התורה ספירות ספירות, כגון ט"ו נשים פוטרות צרותיהן, י"ג דברים נאמרו בנבלת עוף טהור, חמשה לא יתרומו - שצירפו הדברים ומנאום יחד שלא ישתכחו, ומאותן דקדוקין שעדיין לא צירפום - נשתכחו בימי אבלו של משה.</text:span><text:span text:style-name="T25">)</text:span> <text:s/></text:p>
      <text:p text:style-name="Standard"/>
      <text:p text:style-name="Standard">אמר רבי אבהו: אף על פי כן החזירן עתניאל בן קנז מתוך פלפולו, שנאמר <text:span text:style-name="T53">(יהושע טו,יז)</text:span><text:span text:style-name="T45"> וילכדה עתניאל בן קנז אחי כלב ויתן לו את עכסה בתו לאשה</text:span> <text:span text:style-name="T25">(</text:span><text:span text:style-name="T56">וילכדה עתניאל</text:span><text:span text:style-name="T52"> - לקרית ספר, ומאי 'קרית ספר'? - הלכות</text:span><text:span text:style-name="T25">)</text:span>.</text:p>
      <text:p text:style-name="Standard">ולמה נקרא שמה 'עכסה'?</text:p>
      <text:p text:style-name="Standard">שכל הרואה אותה כועס על אשתו <text:span text:style-name="T25">(</text:span><text:span text:style-name="T52">מתוך יופיה</text:span><text:span text:style-name="T25">)</text:span>. </text:p>
      <text:p text:style-name="Standard"><text:span text:style-name="T53">(יהושע טו,יח)</text:span><text:span text:style-name="T45"> ויהי בבואה ותסיתהו לשאל מאת אביה שדה ותצנח מעל החמור </text:span><text:span text:style-name="T47">[ויאמר לה כלב מה לך]</text:span>;</text:p>
      <text:p text:style-name="Standard">מאי '<text:span text:style-name="T45">ותצנח</text:span>'?</text:p>
      <text:p text:style-name="Standard">אמר רבא אמר רבי יצחק: <text:span text:style-name="T25">(</text:span><text:span text:style-name="T52">ותצנח - לשון צווחה = צועקת:</text:span><text:span text:style-name="T25">)</text:span> אמרה לו: מה חמור זה, כיון שאין לו מאכל באבוסו מיד צועק - כך אשה: כיון שאין לה תבואה בתוך ביתה מיד צועקת.</text:p>
      <text:p text:style-name="Standard"><text:span text:style-name="T53">(יהושע טו,יט)</text:span><text:span text:style-name="T45"> ותאמר תנה לי ברכה כי ארץ הנגב נתתני</text:span> - בית שמנוגב מכל טובה <text:span text:style-name="T25">(</text:span><text:span text:style-name="T52">חרב ויבש מכל טוב</text:span><text:span text:style-name="T25">)</text:span> - <text:span text:style-name="T45">ונתתה לי גולות מים</text:span> <text:span text:style-name="T25">(</text:span><text:span text:style-name="T52">שהתורה נקראת מים, כלומר: אדם שהתורה גלויה לו</text:span><text:span text:style-name="T25">)</text:span> אדם שאין בו אלא תורה בלבד <text:span text:style-name="T25">(</text:span><text:span text:style-name="T52">ועתניאל לא היה עשיר אלא חכם</text:span><text:span text:style-name="T25">)</text:span> - <text:span text:style-name="T45">ויתן לה כלב את גולות עליות ואת גולות תחתיות</text:span> - אמר לה: מי שדר עליונים ותחתונים יבקש ממנו מזונות <text:span text:style-name="T25">(</text:span><text:span text:style-name="T52">דהאי ודאי לא יצטרך, דכתיב בה </text:span><text:span text:style-name="T53">(משלי לא,יד)</text:span><text:span text:style-name="T52"> </text:span><text:span text:style-name="T56">היתה כאניות סוחר</text:span><text:span text:style-name="T52"> וגו'</text:span><text:span text:style-name="T25">)</text:span>.</text:p>
      <text:p text:style-name="Standard"/>
      <text:p text:style-name="Standard">וכלב - בן קנז הוא <text:span text:style-name="T25">(</text:span><text:span text:style-name="T52">דכתיב לעיל </text:span><text:span text:style-name="T56">עתניאל בן קנז אחי כלב</text:span><text:span text:style-name="T52">, אלמא כלב - בן קנז היה</text:span><text:span text:style-name="T25">)</text:span>? והלא כלב בן יפונה הוא <text:span text:style-name="T25">(</text:span><text:span text:style-name="T52">דיקא נמי דכלב לאו בן קנז הוא, דכתיב בדוכתא אחריתי </text:span><text:span text:style-name="T53">(יהושע יד,ו)</text:span><text:span text:style-name="T52"> </text:span><text:span text:style-name="T56">כלב בן יפונה הקניזי</text:span><text:span text:style-name="T52"> ולא כתיב 'בן קנז', אלמא גידלו קנז ולא ילדו</text:span><text:span text:style-name="T25">)</text:span>?</text:p>
      <text:p text:style-name="Standard">מאי 'יפונה' - שפנה מעצת מרגלים. </text:p>
      <text:p text:style-name="Standard">ואכתי בן קנז הוא? בן חצרון הוא, דכתיב <text:span text:style-name="T53">(דברי הימים א ב,יח)</text:span><text:span text:style-name="T45"> וכלב בן חצרון הוליד את עזובה </text:span><text:span text:style-name="T47">[אשה ואת יריעות ואלה בניה ישר ושובב וארדון]</text:span>? <text:span text:style-name="T25">(</text:span><text:span text:style-name="T52">מפרש בפרק קמא דסוטה </text:span><text:span text:style-name="T53">(דף יב.)</text:span><text:span text:style-name="T52"> שנשא את מרים, שהיתה עזובה מחמת חולי, וכיון שנשאה לשם שמים - מעלה עליו הכתוב כאילו ילדה.</text:span><text:span text:style-name="T25">)</text:span> </text:p>
      <text:p text:style-name="Standard">אמר רבא: חורגיה דקנז הוא <text:span text:style-name="T25">(</text:span><text:span text:style-name="T52">ועתניאל אחיו מן האם</text:span><text:span text:style-name="T25">)</text:span>.</text:p>
      <text:p text:style-name="P7"><text:s/></text:p>
      <text:p text:style-name="Standard"><text:soft-page-break/>תנא: '<text:span text:style-name="T74">הוא 'עתניאל', הוא 'יעבץ'; ומה שמו? - יהודה אחי שמעון שמו; 'עתניאל' - שענאו אֵל; 'יעבץ' - שיעץ וריבץ תורה בישראל</text:span>';</text:p>
      <text:p text:style-name="Standard"><text:span text:style-name="T74">ומנלן שענאו אל? - דכתיב </text:span><text:span text:style-name="T53">(דברי הימים א ד,י)</text:span><text:span text:style-name="T45"> </text:span><text:span text:style-name="T75">ויקרא יעבץ לאלהי ישראל לאמור אם ברך תברכני והרבית את גבולי והיתה ידך עמי ועשית מרעה לבלתי עצבי ויבא אלהים את אשר שאל</text:span><text:span text:style-name="T74">: </text:span></text:p>
      <text:p text:style-name="Standard"><text:span text:style-name="T74">'</text:span><text:span text:style-name="T75">אם ברך תברכני</text:span><text:span text:style-name="T74">' – בתורה;</text:span></text:p>
      <text:p text:style-name="Standard"><text:span text:style-name="T74">'</text:span><text:span text:style-name="T75">והרבית את גבולי</text:span><text:span text:style-name="T74">' – בתלמידים; </text:span></text:p>
      <text:p text:style-name="Standard"><text:span text:style-name="T74">'</text:span><text:span text:style-name="T75">והיתה ידך עמדי</text:span><text:span text:style-name="T74">' - שלא ישתכח תלמודי מלבי </text:span></text:p>
      <text:p text:style-name="Standard"><text:span text:style-name="T74">'</text:span><text:span text:style-name="T75">ועשה מרעתי</text:span><text:span text:style-name="T74">' - שיזדמנו לי ריעים כמותי;</text:span></text:p>
      <text:p text:style-name="Standard"><text:span text:style-name="T74">'</text:span><text:span text:style-name="T75">לבלתי עצבי</text:span><text:span text:style-name="T74">' - שלא ישגבני יצר הרע מִלִּשׁנוֹת </text:span><text:span text:style-name="T25">(</text:span><text:span text:style-name="T52">שלא ישגבני יצר הרע לבטל מתלמוד תורה</text:span><text:span text:style-name="T25">)</text:span>; <text:span text:style-name="T25">(</text:span><text:span text:style-name="T56">עצבי</text:span><text:span text:style-name="T52"> - משמע לשון עצב, והכי אמר לפניו:</text:span><text:span text:style-name="T25">)</text:span><text:span text:style-name="T74"> אם אתה עושה כן – מוטב, ואם לאו - הריני הולך לנסיסי</text:span> = לַשְׁאוֹל <text:span text:style-name="T25">(</text:span><text:span text:style-name="T52">הריני מת בעצבוני, כדמתרגמינן </text:span><text:span text:style-name="T53">(בראשית לד,ד)</text:span><text:span text:style-name="T52"> </text:span><text:span text:style-name="T56">ויתעצבו =</text:span><text:span text:style-name="T52"> ואיתנסיסו</text:span><text:span text:style-name="T25">)</text:span>;</text:p>
      <text:p text:style-name="Standard"><text:span text:style-name="T74">מיד '</text:span><text:span text:style-name="T75">ויבא אלהים את אשר שאל</text:span><text:span text:style-name="T74">'.</text:span></text:p>
      <text:p text:style-name="Standard"><text:span text:style-name="T74">כיוצא בדבר אתה אומר </text:span><text:span text:style-name="T25">(</text:span><text:span text:style-name="T52">שכל המוסר עצמו לחזר אחר תורה ממלאין לו שאלותיו</text:span><text:span text:style-name="T25">)</text:span>: <text:span text:style-name="T53">(משלי כט,יג)</text:span><text:span text:style-name="T75"> רש ואיש תככים נפגשו מאיר עיני שניהם ה'</text:span><text:span text:style-name="T74"> </text:span><text:span text:style-name="T25">(</text:span><text:span text:style-name="T56">ואיש תככים</text:span><text:span text:style-name="T52"> = בינוני, שיודע שני סדרים או שלשה</text:span><text:span text:style-name="T25">)</text:span><text:span text:style-name="T74">: בשעה שהתלמיד הולך אצל רבו ואומר לו "למדני תורה", אם מלמדו - </text:span><text:span text:style-name="T75">מאיר עיני שניהם ה'</text:span><text:span text:style-name="T74"> </text:span><text:span text:style-name="T25">(</text:span><text:span text:style-name="T52">שאף הרב צריך עדיין לימוד, ומלמדו הקב"ה</text:span><text:span text:style-name="T25">)</text:span><text:span text:style-name="T74">, ואם לאו </text:span><text:span text:style-name="T53">(משלי כב,ב)</text:span><text:span text:style-name="T74"> </text:span><text:span text:style-name="T75">עשיר ורש נפגשו עושה כולם ה'</text:span><text:span text:style-name="T74"> </text:span><text:span text:style-name="T25">(</text:span><text:span text:style-name="T56">עושה כולם</text:span><text:span text:style-name="T52">: עכשיו הוא מתחיל לעשותם חדשים לזה חכם ולזה טיפש</text:span><text:span text:style-name="T25">)</text:span><text:span text:style-name="T74">: מי שעשאו חכם לזה עושה אותו טיפש, טיפש לזה - עושה אותו חכם; זו משנת רבי נתן; </text:span></text:p>
      <text:p text:style-name="P14">רבי יהודה הנשיא אומר: </text:p>
      <text:p text:style-name="Standard"><text:span text:style-name="T74">'</text:span><text:span text:style-name="T75">אם ברך תברכני</text:span><text:span text:style-name="T74">' - בפריה ורביה;</text:span></text:p>
      <text:p text:style-name="Standard"><text:span text:style-name="T74">'</text:span><text:span text:style-name="T75">והרבית את גבולי</text:span><text:span text:style-name="T74">' - בבנים ובבנות;</text:span></text:p>
      <text:p text:style-name="Standard"><text:span text:style-name="T74">'</text:span><text:span text:style-name="T75">והיתה ידך עמדי</text:span><text:span text:style-name="T74">' - במשא ובמתן;</text:span></text:p>
      <text:p text:style-name="Standard"><text:span text:style-name="T74">'</text:span><text:span text:style-name="T75">ועשית מרעתי</text:span><text:span text:style-name="T74">' - שלא יהא בי מיחוש ראש ומיחוש אזנים ומיחוש עינים;</text:span></text:p>
      <text:p text:style-name="Standard"><text:span text:style-name="T74">'</text:span><text:span text:style-name="T75">לבלתי עצבי</text:span><text:span text:style-name="T74">' - שלא ישגבני יצר הרע מלשנות; אם אתה עושה כן – מוטב, ואם לאו - הריני הולך בנסיסי</text:span> לשאול;</text:p>
      <text:p text:style-name="Standard"><text:span text:style-name="T74">'</text:span><text:span text:style-name="T75">ויבא לו אלהים את אשר שאל</text:span><text:span text:style-name="T74">'; </text:span></text:p>
      <text:p text:style-name="Standard"><text:span text:style-name="T74">כיוצא בדבר אתה אומר </text:span><text:span text:style-name="T25">(</text:span><text:span text:style-name="T52">שהמבקש על מזונותיו ועל צרכיו שנזקקין לו מן השמים למלא שאלותיו</text:span><text:span text:style-name="T25">)</text:span><text:span text:style-name="T74">: </text:span><text:span text:style-name="T53">(משלי כט,יג)</text:span><text:span text:style-name="T75"> רש ואיש תככים נפגשו מאיר עיני שניהם ה'</text:span><text:span text:style-name="T74">: בשעה שעני הולך אצל בעל הבית ואמר "פרנסני", אם מפרנסו – מוטב, ואם לאו – '</text:span><text:span text:style-name="T75">עשיר ורש נפגשו עושה כולם ה'</text:span><text:span text:style-name="T74">': מי שעשאו עשיר לזה - עושה אותו עני; עני לזה - עושה אותו עשיר</text:span>.<text:span text:style-name="T52"> </text:span></text:p>
      <text:p text:style-name="Standard"><text:s/></text:p>
      <text:p text:style-name="Standard">אמר רבי שמעון: מה מצינו <text:span text:style-name="T25">[בולד חטאת ובתמורת חטאת ובחטאת שמתו בעליה: ביחיד דברים אמורים, ולא בצבור - אף שכפרו בעליה ועיברה שנתה, ביחיד דברים אמורים, ולא בציבור]</text:span>: <text:s/></text:p>
      <text:p text:style-name="Standard">תנו רבנן: '<text:span text:style-name="T79">רבי שמעון אומר: חמש חטאות מתות: ולד חטאת, ותמורת חטאת, וחטאת שמתו בעליה, וחטאת שכפרו בעליה, וחטאת שעיברה שנתה; אי אתה יכול לומר ולד חטאת בציבור - לפי שאין חטאת נקבה בציבור! ואי אתה יכול לומר תמורת חטאת בציבור - לפי שאין ציבור עושין תמורה! ואי אתה יכול לומר חטאת שמתו בעליה בציבור - לפי שאין הציבור מתים! שכיפרו בעליה ושעיברה שנתה לא מצינו, יכול יהו נוהגות בין ביחיד בין בציבור? אמרת: ילמד סתום </text:span><text:span text:style-name="T25">(</text:span><text:span text:style-name="T52">שכיפרו בעליה ושעיברה שנתה</text:span><text:span text:style-name="T25">)</text:span><text:span text:style-name="T79"> ממפורש </text:span><text:span text:style-name="T25">(</text:span><text:span text:style-name="T52">ולד ותמורתו ושמתו בעליה, שמפורש לנו דאינן בצבור</text:span><text:span text:style-name="T25">)</text:span><text:span text:style-name="T79">: מה מפורש ביחיד ולא בצבור - אף בשכיפרו בעליה ושעיברה שנתה ביחיד דברים אמורים, ולא בציבור</text:span>'.</text:p>
      <text:p text:style-name="Standard"/>
      <text:p text:style-name="Standard">(תמורה טז,ב)</text:p>
      <text:p text:style-name="Standard">וכי דנין אפשר משאי אפשר? <text:span text:style-name="T25">(</text:span><text:span text:style-name="T52">הא דלא איתנהו להנך שלשה בצבור למיתה - משום דלא משכחת להו בצבור, לא לענין מיתה ולא לענין הקרבה, דהא לא מיתרמו בצבור לעולם.</text:span><text:span text:style-name="T25">)</text:span></text:p>
      <text:p text:style-name="Standard">&lt;ר' שמעון בחד מקום גמיר להו&gt; </text:p>
      <text:p text:style-name="Standard">אמר ריש לקיש: ארבעה נתנו להן, והעמידום על חמש <text:span text:style-name="T25">(</text:span><text:span text:style-name="T52">כלומר: ארבעה חטאות ניתנו להם מסיני דמתות, ולא חמש, ושכחו באיזו נאמר להו מתה, והחמישית נאמר להם 'רועה'; ובימי אבלו של משה שכחו איזו היתה רועה, והלכו לחומרא, ואמרו: כולן מתות</text:span><text:span text:style-name="T25">)</text:span>; ואי סלקא דעתא בצבור - הנך מי איתנהו בצבור <text:span text:style-name="T25">(</text:span><text:span text:style-name="T52">הלכך אי </text:span><text:soft-page-break/><text:span text:style-name="T52">סלקא דעתא בצבור נאמר להם - מי משכחת להו בצבור? הא לא מיתרמו בצבור אלא שתים מהם!</text:span><text:span text:style-name="T25">)</text:span>? אלא על כרחיך ילמד סתום ממפורש <text:span text:style-name="T25">(</text:span><text:span text:style-name="T52">אלא ודאי לא הוי אלא ביחיד</text:span><text:span text:style-name="T25">)</text:span>.</text:p>
      <text:p text:style-name="Standard">רבי נתן אומר: אחת נתנה להן <text:span text:style-name="T25">(</text:span><text:span text:style-name="T52">למיתה, וארבעה לרעייה</text:span><text:span text:style-name="T25">)</text:span>, והעמידוה על חמש <text:span text:style-name="T25">(</text:span><text:span text:style-name="T52">ששכחו איזו היא המתה</text:span><text:span text:style-name="T25">)</text:span>. </text:p>
      <text:p text:style-name="Standard"><text:span text:style-name="T25">(</text:span><text:span text:style-name="T52">ורבי נתן - לפרושי טעמיה דרבי שמעון דמתניתין אתא, אלא מקמי דמסיק למילתיה קפריך ליה הש"ס, ומתרץ לפירוכיה, והדר מסיק למילתיה:</text:span><text:span text:style-name="T25">)</text:span> <text:s/></text:p>
      <text:p text:style-name="Standard"><text:span text:style-name="T25">(</text:span><text:span text:style-name="T52">אמאי העמידוה על חמשה משום ספיקא דחדא?</text:span><text:span text:style-name="T25">)</text:span> וליחזי בהי סידרא גמירי להו <text:span text:style-name="T25">(</text:span><text:span text:style-name="T52">לההיא חדא</text:span><text:span text:style-name="T25">)</text:span>: אי ביחיד אי בצבור <text:span text:style-name="T25">(</text:span><text:span text:style-name="T52">אם היו זכורים שאותה המתה שנאמרה להם היתה יכולה להיות ביחיד ובצבור - לימרו דחטאת שכיפרו בעליה ושעברה שנתה מתה מספיקא, אבל הנך שלשה ליכא לספוקי: דליזלו למיתה,דלא הוו בצבור ולא דמו לההיא דגמיר דאזלי למיתה, ואם היו זכורים שאותה המתה לא היתה יכולה להיות אלא ביחיד - לימא דהנך שלשה מתות, אבל הני תרי ליכא לספוקא דהא לא דמי להו</text:span><text:span text:style-name="T25">)</text:span>?</text:p>
      <text:p text:style-name="Standard">שתי שכחיות שכחו, וקשיא להו: ואי סלקא דעתא בצבור - הנך מי איתנהו בצבור? אלא שמע מינה ילמד סתום ממפורש: מה מפורש ביחיד ולא בצבור - אף סתום ביחיד ולא בצבור.<text:span text:style-name="T52"> </text:span></text:p>
      <text:p text:style-name="Standard"/>
      <text:p text:style-name="Standard"><text:span text:style-name="T71">שתי שכחות שכחו</text:span><text:span text:style-name="T52">: מהי סדרא, ואי זו היא, והלכך - מדשכחו הכל - קשיא להו לאותן שבימי יהושע: אי סלקא דעתך דצבור הויא ההיא דמתה, ארבעה דרעייה היכי משכחת להו בצבור? הא לא מיתרמו לעולם! אלא ודאי מדאדכר חמשה - בין מיתה ורעייה ביחיד איתמר, דמשכחת להו כולהו ביה, והיינו טעמיה דרבי שמעון; ורבנן - אית להו 'ארבעה ניתנו להן' כל היכא דמשכחינן להו דאיתיה - ביחיד ובצבור איתיה, דליתיה בצבור - ליתיה. </text:span></text:p>
      <text:p text:style-name="Standard"><text:span text:style-name="T52">ובמקום אחר פירשה רבי: </text:span><text:span text:style-name="T71">הכי אמר רבי שמעון בן לקיש</text:span><text:span text:style-name="T52">: לאו דינא הויא, אלא גמרא הוא דארבעה ניתנו להן למיתה בחדא מימרא, וכיון דכי הדדי = בחדא גמרא אגמרינהו - ודאי בחדא דוכתא אגמרינהו לארבעה, ולא משכחת ארבעה אלא ביחיד, והעמידום על חמשה, וחמישית שניתנה להן לרעייה - גזרו עליה מיתה לחומרא מספק, ששכחו איזו היא, ובימי אבלו של משה נשתכחה, </text:span></text:p>
      <text:p text:style-name="P7">וקשיא להו כו' לאותן שבימי יהושע: אי סלקא דעתך בצבור אגמרן, מכדי בחדא דוכתא הואי [ס"א: כלומר: בחדא גזירה גזרינהו לה] ובציבור מי משכחת ארבעה? הלכך 'מתה' - ביחיד נאמר, ולא בצבור; וכל היכא דמיתרמא בצבור – רועה, דמתה דחטאות פשיטא לן דבצבור לא הוי;</text:p>
      <text:p text:style-name="P7">והאי דנקט 'ארבעה ניתנו להן כו' - משום דמעשה שהיה כך היה: דודאי הלכה זו נשתכחה בימי אבלו של משה, ולא משום תירוצא דרבי שמעון נקיט לה הכי, דכל שכן אי כולן ניתנו למיתה מיתרצא מילתיה דרבי שמעון שפיר טפי.</text:p>
      <text:p text:style-name="Standard"><text:span text:style-name="T71">רבי נתן אומר</text:span><text:span text:style-name="T52"> כו' לתרוצי נמי אהא 'אחת ניתנה להן למיתה וארבע לרעייה ושכחו איזו המתה והעמידום כולן למיתה': וכיון דארבעה דרעייה בחדא גמרא ובחדא זימנא גמור, ודאי בחדא דוכתא איגמור: אי כולהו ביחיד אי כולהו בין ביחיד בין בצבור, הלכך על כרחיך בחדא דוכתא לא משכחת לה אלא ביחיד, דגמרינן לה מדרעייה, ולאו 'משאי אפשר' הוא, דהא בהנהו ארבעה דרעייה - על כרחיך איכא חדא דמצי לאיתרמויי בציבור, ואפילו הכי ביחיד הוא דגמרוה: דהא בחדא מילתא איתמר! הלכך חמשה דמתה גמרינן מינה: מה זו אפשר להיות ביחיד, ובצבור לא נאמרה (מיתתה) אלא ביחיד - אף זו, אפילו היא מאותן שאפשר להיות בצבור - לא נאמרה מיתתה אלא ביחיד, הלכך אפשר משאי אפשר גמרינן, ומוקמינן מיתה ביחיד ולא בצבור;</text:span></text:p>
      <text:p text:style-name="P7">והיכי דמי 'אפשר משאי אפשר', דלא גמרינן? - כגון אי הוו גמירי תלתא בחדא גמרא לרעייה, ותרתי בחדא גמרא למיתה, ובעו למילף הני מהני: מה תלתא דרעייה לא נאמרו אלא ביחיד: דבצבור לא משתכחי שלשה - אף תרי דמיתה לא נאמרו אלא ביחיד; התם איכא למיפרך 'וכי דנין אפשר משאי אפשר': דלמא הנך שלשה דלא מתרמו בצבור אוקי לרעייה, והנך תרי דמיתרמו הכא והכא - אוקי למיתה כל היכא דמיתרמו, וכי נמי אתו לקמן מהנך שלשה דליתנהו אלא ביחיד - איכא לספוקי דלמא מיתה ביחיד נאמרה, ובתרי מהנך שלשה, והרעייה בשלשה האחרות: שהרי כולן מצויות ביחיד, וליחזי בהי סידרא גמירי - אמאי העמידום על חמשה בשביל אחת? ליחזי אותה אחת מאיזה סדר היתה: אם מסדר הנמצאות ביחיד ובצבור מהנהו תרתי חטאות שכיפרו בעליה ושעברה שנתה - איכא לספוקא, אבל ולד חטאת, ותמורה, ושמתו בעליה - ליכא לספוקא, דהא פשיטא לן דאותה של מיתה מאותן הראויות להמצא בצבור היתה: אם מהשלשה היתה שאינן נמצאות בצבור - אותן שלשה יעמידו כולן למיתה, אבל שכיפרו ושעיברה שנתה - אמאי העמידו? הא פשיטא להו שהמתה לא היתה יכולה להמצא בצבור!? </text:p>
      <text:p text:style-name="Standard"/>
      <text:p text:style-name="Standard"><text:span text:style-name="T52">לישנא אחרינא: </text:span><text:span text:style-name="T71">שתי שכחיות שכחו</text:span><text:span text:style-name="T52">. מאיזה סדר היתה, ואיזו היא; לפיכך העמידו כולן למיתה; </text:span><text:span text:style-name="T71">וקשה להו</text:span><text:span text:style-name="T52">: השתא הדר לתירוצא קמא, ומסיים רבי נתן למילתיה לתרוצי מילתיה דרבי שמעון; ועד השתא מפסקה הש"ס דפרכה למילתיה אמאי דאמר 'העמידום על חמשה'. </text:span></text:p>
      <text:p text:style-name="Standard"/>
      <text:p text:style-name="Standard"/>
      <text:p text:style-name="Standard">משנה:</text:p>
      <text:p text:style-name="Standard">חומר בקדשים מבתמורה וחומר בתמורה מבקדשים:</text:p>
      <text:p text:style-name="Standard">חומר בקדשים מבתמורה: שהקדשים עושין תמורה ואין תמורה עושה תמורה; הצבור והשותפין מקדישין אבל לא ממירין, ומקדישין עוברין ואברים אבל לא ממירין <text:span text:style-name="T25">(</text:span><text:span text:style-name="T52">רבי יהודה הוא, דדריש </text:span><text:span text:style-name="T56">בהמה בבהמה</text:span><text:span text:style-name="T52"> </text:span><text:span text:style-name="T53">[ויקרא כז,י]</text:span><text:span text:style-name="T52"> בפרק קמא </text:span><text:span text:style-name="T53">(לעיל דף י.)</text:span><text:span text:style-name="T25">)</text:span>;</text:p>
      <text:p text:style-name="Standard"><text:soft-page-break/>חומר בתמורה מבקדשים: שהקדושה חלה על בעלת מום קבוע <text:span text:style-name="T25">(</text:span><text:span text:style-name="T52">שאם המיר בעלת מום בתמימה של הקדש - חלה עליה קדושה חמורה כל כך שאם יפדה - לא תצא לחולין</text:span><text:span text:style-name="T25">)</text:span>, ואין יוצא לחולין</text:p>
      <text:p text:style-name="Standard"/>
      <text:p text:style-name="Standard">(תמורה יז,א)</text:p>
      <text:p text:style-name="Standard"><text:span text:style-name="T38">המשך המשנה</text:span><text:tab/></text:p>
      <text:p text:style-name="Standard">לגזוז וליעבד <text:span text:style-name="T25">(</text:span><text:span text:style-name="T52">אלא כדין קדשים שקדם הקדשן את מומן: שכשפודין אותן - אין בהן היתר גיזה ועבודה אלא היתר אכילה, כדאמרינן בפרק שני דבכורות </text:span><text:span text:style-name="T53">(דף יד.)</text:span><text:span text:style-name="T52">, משאינו כן בקדשים: שאם קדם מומן להקדשן - יוצאין לחולין על ידי פדיון ליגזז וליעבד, כדאמרינן התם בבכורות, אבל בתמורה גלי קרא </text:span><text:span text:style-name="T53">(ויקרא כז,י)</text:span><text:span text:style-name="T52"> </text:span><text:span text:style-name="T56">טוב ברע או רע בטוב</text:span><text:span text:style-name="T52">: לא הפריש בין תם לבעל מום</text:span><text:span text:style-name="T25">)</text:span>;</text:p>
      <text:p text:style-name="Standard">רבי יוסי ברבי יהודה אומר: עשה שוגג כמזיד בתמורה ולא עשה שוגג כמזיד במוקדשין; </text:p>
      <text:p text:style-name="Standard">רבי אליעזר* אומר: הכלאים והטרפה והיוצא דופן וטומטום ואנדרוגינוס - לא קדושין ולא מקדישין.</text:p>
      <text:p text:style-name="P9">*בכתב יד מינכן 'אליעזר', וכן הוא במשניות, וכן הוא לפנינו [לעיל יא,א], וכן כתבו תוספות יבמות פד,א: תוספות ד"ה רבי אליעזר: 'רבי אליעזר' גר' במשנתינו, וכן בההיא דאין מטמא בגדים. וההיא דלא קדושין ולא מקדישין - בבכורות [דף מב.] ובתמורה [דף יא.]:</text:p>
      <text:p text:style-name="P9">ועיין תוספות יו"ט ספ"ח [מ"ו] דיבמות: אנדרוגינוס נושא, אבל לא נשא. רבי אליעזר אומר, אנדרוגינוס חיבים עליו סקילה כזכר; </text:p>
      <text:p text:style-name="Standard"><text:span text:style-name="T38">תוי"ט ד"ה רבי אליעזר: כתבו התוספות דגרסינן 'רבי אליעזר'; ונ"ל שצ"ל 'ר' אלעזר', מדאמרינן עלה בגמרא [פ"ד א'] '</text:span><text:span text:style-name="T52">אמר רבי: כשהלכתי ללמוד תורה לפני ר' אלעזר בן שמוע וכו' ולא הניחוני ללמוד אלא דבר א' במשנתינו 'ר"א אומר אנדרוגינוס חייבין עליו סקילה כזכר</text:span><text:span text:style-name="T38">' - ש"מ דר"א בן שמוע הוא שאמר זה, ור' אלעזר שמו, כמ"ש רש"י בפרקין דף ע"ב וכ"כ הרמב"ם בפ"ו מעשרה פרקיו שהקדים לפי' המשניות [וכתב המגיה: ולעד"ן שהתוספות מוכחי מכאן גרסתם דהא ר"א בן שמוע למד לרבי 'ר' אליעזר אומר אנדרוגינוס וכו', ולא אמר "אני אומר אנדרוגינוס וכו' - הרי משמיה דזולתו אמר, והוא ר' אליעזר. וק"ל כן נ"ל]:</text:span></text:p>
      <text:p text:style-name="Standard"/>
      <text:p text:style-name="Standard"/>
      <text:p text:style-name="Standard">גמרא:</text:p>
      <text:p text:style-name="Standard">מאי טעמא דרבי יוסי ברבי יהודה? </text:p>
      <text:p text:style-name="Standard">אמר קרא:<text:span text:style-name="T45"> <text:s/></text:span><text:span text:style-name="T56">[</text:span><text:span text:style-name="T53">ויקרא כז,י:</text:span><text:span text:style-name="T56"> </text:span><text:span text:style-name="T34">לא יחליפנו ולא ימיר אתו טוב ברע או רע בטוב ואם המר ימיר בהמה בבהמה והיה </text:span><text:span text:style-name="T41">הוא</text:span><text:span text:style-name="T34"> ותמורתו]</text:span><text:span text:style-name="T45"> יהיה קודש</text:span> - לרבות שוגג כמזיד.</text:p>
      <text:p text:style-name="Standard"><text:span text:style-name="T38">סנהדרין דף ח,ב: </text:span><text:span text:style-name="T52">דתניא: רבי יוסי בר יהודה אומר: חבר אין צריך התראה לפי שלא ניתנה התראה אלא להבחין בין שוגג למזיד</text:span><text:span text:style-name="T38">. כלומר: אם יש ידיעה של הדין, הרי שוגג כמזיד, ונענש; אם כן מדוע צריך לזה גם כאן? משום שנקבעה הלכה כבית הלל שהקדש טעות אינה הקדש, והייתי אומר גם תמורת טעות אינה תמורה – צריך ללמוד שתמורת שוגג הוי תמורה. </text:span></text:p>
      <text:p text:style-name="Standard">היכי דמי 'שוגג כמזיד'?</text:p>
      <text:p text:style-name="Standard">אמר חזקיה: כסבור שהוא מותר להמיר: גבי תמורה לקי <text:span text:style-name="T25">(</text:span><text:span text:style-name="T52">דרבי ביה קרא </text:span><text:span text:style-name="T56">הוא</text:span><text:span text:style-name="T52"> - שוגג כמזיד</text:span><text:span text:style-name="T25">)</text:span> גבי קדשים לא לקי <text:span text:style-name="T25">(</text:span><text:span text:style-name="T52">דלא מצינו מלקות אלא במזיד ובהתראה</text:span><text:span text:style-name="T25">)</text:span>.</text:p>
      <text:p text:style-name="Standard">לישנא אחרינא: גבי תמורה קדיש, גבי קדשים לא קדיש. </text:p>
      <text:p text:style-name="Standard">ריש לקיש ורבי יוחנן אמרי: כסבור לומר "תמורת עולה" ואמר "תמורת שלמים".</text:p>
      <text:p text:style-name="Standard">לישנא אחרינא: גבי תמורת שלמים קדיש, גבי קדשים לא קדיש;</text:p>
      <text:p text:style-name="Standard">לישנא אחרינא: כסבור לומר "שחור" ואמר "לבן" <text:span text:style-name="T25">(</text:span><text:span text:style-name="T52">כסבור לומר "שור שחור שיצא מביתי תחלה יהא תמורה תחת זה" ויצא מפיו "שור לבן"</text:span><text:span text:style-name="T25">)</text:span>: גבי תמורה <text:span text:style-name="T25">(</text:span><text:span text:style-name="T52">קדיש ו</text:span><text:span text:style-name="T25">)</text:span>לקי <text:span text:style-name="T25">(</text:span><text:span text:style-name="T52">דגלי ביה קרא</text:span><text:span text:style-name="T25">)</text:span>, גבי קדשים <text:span text:style-name="T25">(</text:span><text:span text:style-name="T52">אם בעל מום הוא, למזבח</text:span><text:span text:style-name="T25">)</text:span> לא לקי <text:span text:style-name="T25">(</text:span><text:span text:style-name="T52">דהא לא קדיש: דהקדש טעות אינו הקדש</text:span><text:span text:style-name="T25">)</text:span>.</text:p>
      <text:p text:style-name="Standard">רבי יוחנן אמר: באומר "תצא זו ותיכנס זו", באומר 'קדשים שנולד בהם מום נאכלין בלא פדיון': גבי קדשים לא לקי, גבי תמורה לקי <text:span text:style-name="T25">(</text:span><text:span text:style-name="T52">"תצא זו ותיכנס זו" ואותה של הקדש תמימה היא, ולא נפקא לחולין, אלא תופסת זו בקדושתה, והויא תמורה, והוא <text:s/>סבור שתצא לחולין כבעל מום, ולא להמיר נתכוין - ואפילו הכי לקי; וגבי קדשים נמי דומיא דהאי: שהיה יודע שהקדשים אסורין לזרים, אבל סבר הוא דהיכא דנפל בהן מום - נאכלין בלא פדיון, והיינו דומיא דהאי: שהיה יודע שהתמורה אסורה, אבל בכי האי גוונא סבר דמותר</text:span><text:span text:style-name="T25">)</text:span>;</text:p>
      <text:p text:style-name="Standard">רב ששת אמר: באומר "אכנס לבית זה ואקדיש ואמיר מדעתי", ונכנס והמיר והקדיש שלא מדעתו <text:span text:style-name="T25">(</text:span><text:span text:style-name="T52">שבעל מחשבות הוא ולא היה יודע מה היה אומר</text:span><text:span text:style-name="T25">)</text:span>: גבי תמורה לקי <text:span text:style-name="T25">(</text:span><text:span text:style-name="T52">בתמורה קדשי ולקי, דגלי קרא שוגג כמזיד</text:span><text:span text:style-name="T25">)</text:span>, גבי קדשים לא לקי <text:span text:style-name="T25">(</text:span><text:span text:style-name="T52">בקדשים לא קדיש, ואי איכא בעל מום למזבח - לא לקי: דהא לא קדיש, דהקדש טעות הוא</text:span><text:span text:style-name="T25">)</text:span>. <text:s/></text:p>
      <text:p text:style-name="Standard"/>
      <text:p text:style-name="Standard"><text:soft-page-break/></text:p>
      <text:p text:style-name="Standard">ר"א אומר הכלאים והטרפה <text:span text:style-name="T45">[</text:span><text:span text:style-name="T25">והיוצא דופן וטומטום ואנדרוגינוס - </text:span><text:span text:style-name="T14">לא קדושין ולא מקדישין</text:span><text:span text:style-name="T45">]</text:span>: <text:s/></text:p>
      <text:p text:style-name="Standard">אמר שמואל: '<text:span text:style-name="T74">לא קדושין</text:span>' - בתמורה <text:span text:style-name="T25">(</text:span><text:span text:style-name="T52">אף על פי שהתמורה חלה קדושת הגוף על בעל מום קבוע - אינה חלה על אלו, וכל שכן שאין קדושת הגוף חלה עליהן בהקדש הפה, אלא קדושת דמים, כעצים ואבנים, ואינן צריכין מום לפדות</text:span><text:span text:style-name="T25">)</text:span>, '<text:span text:style-name="T74">ולא מקדישין</text:span>' - לעשות תמורה <text:span text:style-name="T25">(</text:span><text:span text:style-name="T52">ולא מקדישין אחרים בתמורה אם קדש הן</text:span><text:span text:style-name="T25">)</text:span>.</text:p>
      <text:p text:style-name="Standard">תניא: '<text:span text:style-name="T79">אמר רבי [מאיר] </text:span><text:span text:style-name="T25">(</text:span><text:span text:style-name="T52">מפרש היאך הן קדושין שצריך לומר שאין מקדישין</text:span><text:span text:style-name="T25">)</text:span><text:span text:style-name="T79">: ומאחר שאין קדושין - מהיכן מקדישין? אלא: אי אתה מוצא אלא במקדיש בהמה </text:span><text:span text:style-name="T25">(</text:span><text:span text:style-name="T52">דחיילא עלה קדושה</text:span><text:span text:style-name="T25">)</text:span><text:span text:style-name="T79"> ואחר כך נטרפה </text:span><text:span text:style-name="T25">(</text:span><text:span text:style-name="T52">בזו הוצרך לומר שאף על פי שקדושה היא - אינו עושה תמורה, אבל כלאים וטומטום ואנדרוגינוס - מתחילת ברייתן נתקלקלו, ואין אתה מוצא בהן קדושה</text:span><text:span text:style-name="T25">)</text:span><text:span text:style-name="T79">, במקדיש ולד ויצא דרך דופן</text:span>', אבל כלאים וטומטום ואנדרוגינוס - אי אתה מוצא אלא בולדי קדשים <text:span text:style-name="T25">(</text:span><text:span text:style-name="T52">שקדשה אמן קודם שנתעברה - דהשתא ממילא הן קדושים, דעובר ירך אמו הוא, ובהא הוצרך לומר דאינן עושין תמורה</text:span><text:span text:style-name="T25">)</text:span> ואליבא דרבי יהודה, דאמר <text:span text:style-name="T25">(</text:span><text:span text:style-name="T52">בשאר ולד קדשים</text:span><text:span text:style-name="T25">)</text:span> 'הולד עושה תמורה' <text:span text:style-name="T25">(</text:span><text:span text:style-name="T52">ואליבא דרבי יהודה איצטריך לאשמועינן בהני דלא עבדי תמורה, ולא נחתא להו קדושת הגוף אפילו על ידי תמורה</text:span><text:span text:style-name="T25">)</text:span>.<text:span text:style-name="T52"> </text:span><text:span text:style-name="T60">(</text:span><text:span text:style-name="T52">והני דאמרן - לאו 'רע מעיקרו נינהו': דהא אוקימנא במקדיש בהמה ואחר כך נטרפה, במקדיש ולד כו' - וטומטום ואנדרוגינוס קדשי אגב אמן קודם יצירתן.</text:span><text:span text:style-name="T60">)</text:span><text:span text:style-name="T52"> </text:span></text:p>
      <text:p text:style-name="Standard">אמר <text:span text:style-name="T88">רב פפא</text:span> רבא <text:span text:style-name="T53">[– שטמ"ק יז]</text:span>: מאי טעמא דרבי אליעזר? - כבהמה טמאה: מה בהמה טמאה לא קרבה ולא נחתא לה קדושת הגוף - אף הנך לא קרבי ולא נחתא להו קדושת הגוף.</text:p>
      <text:p text:style-name="Standard">אמר ליה רב פפא לרבא: והרי בעל מום דלא קריב ונחתא ליה קדושת הגוף <text:span text:style-name="T25">(</text:span><text:span text:style-name="T52">על ידי תמורה, כדקתני מתניתין שהתמורה חלה כו', ואי קדם הקדשו את מומו - עביד תמורה, כדכתיב </text:span><text:span text:style-name="T53">[ויקרא כז,י]</text:span><text:span text:style-name="T52"> </text:span><text:span text:style-name="T56">טוב ברע</text:span><text:span text:style-name="T52"> , והך בהמה נמי, שקדם הקדשה את טריפתה - תעביד תמורה, ואי נטרפה כשהיתה חולין - תתפוס בתמורה</text:span><text:span text:style-name="T25">)</text:span>!?</text:p>
      <text:p text:style-name="Standard">אמר ליה: בעל מום קרב במינו <text:span text:style-name="T25">(</text:span><text:span text:style-name="T52">שאר בהמות תמימות, אבל כל הני חמשה לא קרבי במינו; יוצא דופן לא חשיב ליה מין שאר בהמות, דתמיהו אנשי על יוצא דופן</text:span><text:span text:style-name="T25">)</text:span>.</text:p>
      <text:p text:style-name="Standard">אי הכי - טרפה נמי קא קרבה במינה!?</text:p>
      <text:p text:style-name="Standard">אלא אמר רבא: כבהמה טמאה: מה בהמה טמאה פסול הגוף - אף כל פסול הגוף <text:span text:style-name="T25">(</text:span><text:span text:style-name="T52">וכל הני - פסול הגוף הן, בלא חסרון כגון ניקב קרום של מוח וניקבה הקיבה</text:span><text:span text:style-name="T25">)</text:span>, לאפוקי בעל מום, דפסול חסרון נינהו.</text:p>
      <text:p text:style-name="Standard">אמר ליה רב אדא לרבא: והלא שרוע וקלוט כתיב בפרשה <text:span text:style-name="T25">(</text:span><text:span text:style-name="T52">גבי בעלי מומין</text:span><text:span text:style-name="T25">)</text:span> <text:span text:style-name="T47">[</text:span><text:span text:style-name="T52">ויקרא כב,כג:</text:span><text:span text:style-name="T47"> ושור ושה שרוע וקלוט נדבה תעשה אתו ולנדר לא ירצה]</text:span>, והא הני פסול הגוף נינהו <text:span text:style-name="T25">(</text:span><text:span text:style-name="T52">בלא חסרון, ואפילו הכי עביד תמורה, דכתיב </text:span><text:span text:style-name="T53">[ויקרא כז,י]</text:span><text:span text:style-name="T52"> </text:span><text:span text:style-name="T56">טוב ברע</text:span><text:span text:style-name="T52"> [הכי פירש רבי]</text:span><text:span text:style-name="T25">)</text:span>!?</text:p>
      <text:p text:style-name="Standard">אלא אמר רבא: כבהמה [טמאה]: מה בהמה טמאה דליכא במינה - אף כל דליכא במינה, לאפוקי בעל מום, דהא איכא במינה.</text:p>
      <text:p text:style-name="Standard">מאי אמרת? טרפה איכא <text:span text:style-name="T25">(</text:span><text:span text:style-name="T52">נמי</text:span><text:span text:style-name="T25">)</text:span> במינה!? </text:p>
      <text:p text:style-name="Standard">לא דמיא לבעל מום: בהמה טמאה אסורה באכילה וטרפה אסורה באכילה, לאפוקי בעל מום דמותר באכילה. <text:span text:style-name="T25">(</text:span><text:span text:style-name="T52">כלומר: אי לא מדמיא טרפה לטמאה להא מילתא דיש במינה קרב - דמיא לה במילתא אחריתי: דאסורה באכילה כמותה</text:span><text:span text:style-name="T25">)</text:span>.<text:span text:style-name="T52"> </text:span></text:p>
      <text:p text:style-name="Standard"/>
      <text:p text:style-name="Standard">אמר שמואל: המקדיש את הטריפה - צריכה מום קבוע לפדות עליו <text:span text:style-name="T25">(</text:span><text:span text:style-name="T52">דקסבר שמואל נחתא לה קדושת הגוף</text:span><text:span text:style-name="T25">)</text:span>;</text:p>
      <text:p text:style-name="Standard">שמע מינה פודין את הקדשים להאכילן לכלבים? <text:span text:style-name="T25">(</text:span><text:span text:style-name="T52">ואנן קיימא לן </text:span><text:span text:style-name="T53">(לקמן לא.)</text:span><text:span text:style-name="T52"> דאין פודין את הקדשים להאכילן לכלבים, אלא למיתה</text:span><text:span text:style-name="T25">)</text:span>!</text:p>
      <text:p text:style-name="Standard">אלא אימא 'עושה קדושה למות. כסבור מותר להקדיש בעלי מומין לגבי מזבח גבי תמורה קדיש גבי קדשים לא קדיש&gt; </text:p>
      <text:p text:style-name="Standard">ורבי אושעיא אומר: אינה אלא כמקדיש עצים ואבנים בלבד <text:span text:style-name="T25">(</text:span><text:span text:style-name="T52">ונפדים ליאכל לכלבים, דלאו 'קדשים' מקרייא</text:span><text:span text:style-name="T25">)</text:span>.</text:p>
      <text:p text:style-name="Standard"/>
      <text:p text:style-name="Standard">תנן <text:span text:style-name="T53">[תמורה פ"ו מ"ה]</text:span>: '<text:span text:style-name="T74">כל הקדשים שנעשו טרפה - אין פודין אותן, לפי שאין פודין הקדשים להאכילן לכלבים</text:span>'; טעמא '<text:span text:style-name="T74">שנעשו</text:span>', הא היו מעיקרא - פודין אותן!</text:p>
      <text:p text:style-name="Standard">דלמא האי תנא סבר כל היכא דלא חזי לגופה - לא נחתא לה קדושת הגוף.</text:p>
      <text:p text:style-name="Standard">תא שמע <text:span text:style-name="T25">(</text:span><text:span text:style-name="T52">הכי גרסינן: מיתיבי; הך גרסינן ברישא והדר הך '</text:span><text:span text:style-name="T65">כל הקדשים שנעשו טרפה</text:span><text:span text:style-name="T52">'</text:span><text:span text:style-name="T25">)</text:span>: '<text:span text:style-name="T74">רבי אליעזר אומר: הכלאים ויוצא דופן וטריפה וטומטום ואנדרוגינוס לא קדושין ולא מקדישין</text:span>' ואמר שמואל: 'לא קדושין בתמורה ולא מקדישין לעשות תמורה', ותניא '<text:span text:style-name="T74">אמר רבי מאיר: וכי מאחר שאין </text:span><text:soft-page-break/><text:span text:style-name="T74">קדושין - מהיכן מקדישין, אלא אי אתה מוצא אלא במקדיש בהמה ואחר כך נטרפה</text:span>' - הא היתה טרפה מעיקרא לא נחתא ליה קדושת הגוף!?<text:span text:style-name="T52"> </text:span></text:p>
      <text:p text:style-name="Standard"/>
      <text:p text:style-name="Standard"/>
      <text:p text:style-name="Standard">(תמורה יז,ב)</text:p>
      <text:p text:style-name="Standard">אמר לך שמואל: <text:span text:style-name="T25">(</text:span><text:span text:style-name="T52">קסבר רבי אליעזר כל היכא דלא חזיא כו', ואנא דאמרי כרבנן</text:span><text:span text:style-name="T25">)</text:span> דלמא הך תנא נמי סבר כל היכא דלא חזיא לגופה לא נחתא לה קדושת הגוף <text:span text:style-name="T25">(</text:span><text:span text:style-name="T52">דלמא הא מני דקתני 'הא הוו מעיקרא פודין' - רבי אליעזר היא</text:span><text:span text:style-name="T25">)</text:span>.</text:p>
      <text:p text:style-name="Standard"/>
      <text:p text:style-name="P8">הדרן עלך יש בקרבנות</text:p>
      <text:p text:style-name="P2"/>
      <text:p text:style-name="P2">=-=-=-=-=-=-=-=-=-=-=-=-=-=-=-=-=-=-=-=-=-=-=</text:p>
      <text:p text:style-name="P2"/>
      <text:p text:style-name="P2">תמורה פרק שלישי אלו קדשים</text:p>
      <text:p text:style-name="P2"/>
      <text:p text:style-name="P2"/>
      <text:p text:style-name="Standard">(תמורה יז,ב)</text:p>
      <text:p text:style-name="Standard">משנה:</text:p>
      <text:p text:style-name="Standard">אלו קדשים שוולדותיהן ותמורותיהן כיוצא בהן: ולד שלמים, ותמורתן, ולדן, וולד ולדן, עד סוף כל העולם - הרי הן שלמים וטעונין סמיכה, ונסכים, ותנופת חזה ושוק.</text:p>
      <text:p text:style-name="Standard"/>
      <text:p text:style-name="Standard">גמרא:</text:p>
      <text:p text:style-name="Standard">כיון דתנא '<text:span text:style-name="T74">ולדן וולד ולדן</text:span>' - '<text:span text:style-name="T74">עד סוף כל העולם</text:span>' למה לי?</text:p>
      <text:p text:style-name="Body_20_Text_20_3">תנא דידן, שמעיה לרבי אליעזר דאמר <text:span text:style-name="T25">(</text:span><text:span text:style-name="T52">במתניתין </text:span><text:span text:style-name="T53">[להלן יח,א]</text:span><text:span text:style-name="T25">)</text:span> '<text:span text:style-name="T74">ולד שלמים לא יקרב שלמים</text:span>' <text:span text:style-name="T25">(</text:span><text:span text:style-name="T52">אלא ימות</text:span><text:span text:style-name="T25">)</text:span>, ואמר ליה תנא דידן: לא מיבעיא בוולדן דלא מודינא, אלא אפילו עד סוף העולם לא מודינא לך.</text:p>
      <text:p text:style-name="Body_20_Text_20_3"/>
      <text:p text:style-name="Standard">מנא הני מילי?</text:p>
      <text:p text:style-name="Standard">דתנו רבנן <text:span text:style-name="T53">[ספרא ויקרא דבורא דנדבה פרשתא יג פרק טז משנה ח-ט]</text:span>: <text:span text:style-name="T25">(</text:span><text:span text:style-name="T52">גבי שלמים שנאמר</text:span> <text:span text:style-name="T53">(ויקרא ג,א)</text:span> <text:span text:style-name="T47">ואם זבח שלמים קרבנו אם מן הבקר הוא מקריב אם </text:span><text:span text:style-name="T11">זכר</text:span><text:span text:style-name="T47"> אם </text:span><text:span text:style-name="T11">נקבה</text:span><text:span text:style-name="T47"> תמים יקריבנו לפני </text:span><text:span text:style-name="T56">ה'</text:span><text:span text:style-name="T52"> והוה ליה למיכתב 'אם מן הבקר הוא מקריב תמים יקריבנו'1 '</text:span><text:span text:style-name="T56">אם זכר אם נקבה</text:span><text:span text:style-name="T52">' למה לי אי לאו לדרשה?</text:span><text:span text:style-name="T25">)</text:span> '<text:span text:style-name="T79">'</text:span><text:span text:style-name="T46">זכר</text:span><text:span text:style-name="T79">' - לרבות את הולד; והלא דין הוא: ומה תמורה - שאין גידולי הקדש – קריבה </text:span><text:span text:style-name="T25">(</text:span><text:span text:style-name="T52">כדמרבי בסמוך מ'</text:span><text:span text:style-name="T56">נקבה</text:span><text:span text:style-name="T52">'</text:span><text:span text:style-name="T25">)</text:span><text:span text:style-name="T79">, ולד - שגידולי הקדש - אינו דין שיקרב!?</text:span></text:p>
      <text:p text:style-name="Standard"><text:span text:style-name="T79">מה לתמורה שכן נוהגת בכל הקדשים </text:span><text:span text:style-name="T25">(</text:span><text:span text:style-name="T52">קדשי יחיד</text:span><text:span text:style-name="T25">)</text:span><text:span text:style-name="T79"> תאמר בולד שאינו נוהג בכל הקדשים </text:span><text:span text:style-name="T25">(</text:span><text:span text:style-name="T52">דהא עולה ואשם זכרים נינהו</text:span><text:span text:style-name="T25">)</text:span><text:span text:style-name="T79"> אינו קרב הואיל ואינו נוהג בכל הקדשים?</text:span></text:p>
      <text:p text:style-name="Standard"><text:span text:style-name="T79">תלמוד לומר: '</text:span><text:span text:style-name="T46">זכר</text:span><text:span text:style-name="T79">' - לרבות את הולד, '</text:span><text:span text:style-name="T46">נקבה</text:span><text:span text:style-name="T79">' - לרבות התמורה.</text:span></text:p>
      <text:p text:style-name="Standard"><text:span text:style-name="T79">אין לי אלא תמורת תמימין וולד תמימין </text:span><text:span text:style-name="T25">(</text:span><text:span text:style-name="T52">שהאם תמימה</text:span><text:span text:style-name="T25">)</text:span><text:span text:style-name="T79">; ולד בעלי מומין ותמורת בעלי מומין – מנין?</text:span></text:p>
      <text:p text:style-name="Body_20_Text_20_3"><text:span text:style-name="T79">תלמוד לומר: '</text:span><text:span text:style-name="T46">אם זכר</text:span><text:span text:style-name="T79">' - לרבות ולד בעלי מומין, '</text:span><text:span text:style-name="T46">אם נקבה</text:span><text:span text:style-name="T79">' - </text:span><text:span text:style-name="T25">(</text:span><text:span text:style-name="T52">'</text:span><text:span text:style-name="T56">אם</text:span><text:span text:style-name="T52">'</text:span><text:span text:style-name="T25">)</text:span><text:span text:style-name="T79"> לרבות תמורת בעלי מומין</text:span>'.</text:p>
      <text:p text:style-name="Standard">אמר ליה רב ספרא לאביי: ואיפוך אנא <text:span text:style-name="T25">(</text:span><text:span text:style-name="T56">אם זכר</text:span><text:span text:style-name="T52"> - לרבות תמורת בעלי מומין, </text:span><text:span text:style-name="T56">אם נקבה</text:span><text:span text:style-name="T52"> לרבות ולד בעלי מומין</text:span><text:span text:style-name="T25">)</text:span>?</text:p>
      <text:p text:style-name="Standard">מסתברא: ממקום שנתרבתה תמורת תמימין - נתרבתה תמורת בעלי מומין <text:span text:style-name="T25">(</text:span><text:span text:style-name="T52">מ'</text:span><text:span text:style-name="T56">נקבה</text:span><text:span text:style-name="T52">' איתרבאי תמורת תמימין הלכך מ'</text:span><text:span text:style-name="T56">אם</text:span><text:span text:style-name="T52">' דסמיך ליה איתרבאי תמורת בעלי מומין, ולא מ'</text:span><text:span text:style-name="T56">אם</text:span><text:span text:style-name="T52">' דסמוך ל'</text:span><text:span text:style-name="T56">זכר</text:span><text:span text:style-name="T52">'</text:span><text:span text:style-name="T25">)</text:span>!</text:p>
      <text:p text:style-name="Standard">אמר ליה: מי קאמינא לך ליפוך '<text:span text:style-name="T45">אם זכר</text:span>' '<text:span text:style-name="T45">אם נקבה</text:span>'? אנא - כוליה קרא קאמינא: אימא '<text:span text:style-name="T45">זכר</text:span>' לרבות את התמורה <text:span text:style-name="T25">(</text:span><text:span text:style-name="T52">ו'</text:span><text:span text:style-name="T56">אם</text:span><text:span text:style-name="T52">' דידיה לתמורת בעלי מומין</text:span><text:span text:style-name="T25">)</text:span>, '<text:span text:style-name="T45">נקבה</text:span>' - לרבות את הולד <text:span text:style-name="T25">(</text:span><text:span text:style-name="T52">ו'</text:span><text:span text:style-name="T56">אם</text:span><text:span text:style-name="T52">' דידיה לולד בעלי מומין</text:span><text:span text:style-name="T25">)</text:span>!</text:p>
      <text:p text:style-name="Standard">אמר ליה: 'ולד' לשון זכר משמע <text:span text:style-name="T25">(</text:span><text:span text:style-name="T52">הלכך מ'</text:span><text:span text:style-name="T56">זכר</text:span><text:span text:style-name="T52">' נפקא</text:span><text:span text:style-name="T25">)</text:span>, 'תמורה' לשון נקבה משמע.</text:p>
      <text:p text:style-name="Standard">למאי הלכתא <text:span text:style-name="T25">(</text:span><text:span text:style-name="T52">קדשי הנך וולדות של בעלי מומין, דהא אִמָּן לא חזיא ליקרב</text:span><text:span text:style-name="T25">)</text:span>?</text:p>
      <text:p text:style-name="Standard">אמר שמואל: ליקרב, ואליבא דרבי אליעזר <text:span text:style-name="T25">(</text:span><text:span text:style-name="T52">דאמר במתניתין </text:span><text:span text:style-name="T53">[לקמן יח:]</text:span><text:span text:style-name="T52"> '</text:span><text:span text:style-name="T65">הפריש נקבה לעולה וילדה - ולדה קרב עולה</text:span><text:span text:style-name="T52">', אף על גב דאימיה לא חזיא - הכא נמי קרבי, ואף על גב דאימיה לא חזיא, ואצטריך לאשמועינן הכי</text:span><text:span text:style-name="T25">)</text:span>; דמהו דתימא כי קאמר רבי אליעזר 'עולה' <text:span text:style-name="T25">(</text:span><text:span text:style-name="T52">התם הוא דאמר רבי אליעזר גבי עולה</text:span><text:span text:style-name="T25">)</text:span> - דאיכא <text:soft-page-break/>שם עולה על אמו <text:span text:style-name="T25">(</text:span><text:span text:style-name="T52">כלומר: דאף על גב דהיא עצמה לא קרבה - לא פקעה קדושה מינה, שהרי מצינו נקבה עולה, כגון עולת העוף: דאין תמות וזכרות בעופות</text:span><text:span text:style-name="T25">)</text:span>, אבל הני ולדות <text:span text:style-name="T25">(</text:span><text:span text:style-name="T52">אבל גבי וולדות שלמים של בעלי מומין, דאין שם 'שלמים' על אמן: דלא מצינו בעל מום קרב שלמים, דהא שלמים עוף ליכא - אימא</text:span><text:span text:style-name="T25">)</text:span> לא קרבי - קא משמע לן.<text:span text:style-name="T52"> </text:span></text:p>
      <text:p text:style-name="Standard">בר פדא אמר: לרעיה, ואליבא דדברי הכל <text:span text:style-name="T25">(</text:span><text:span text:style-name="T52">דאפילו רבנן מודו דקדשי מיהא לרעייה, ולא אמרינן חולין נינהו, דהא אמרינן נמי גבי עולת נקבה 'ולדה ירעה'</text:span><text:span text:style-name="T25">)</text:span>.</text:p>
      <text:p text:style-name="Standard"><text:span text:style-name="T25">[דאתמר]</text:span> רבא אמר: ליקרב ואליבא דרבי אליעזר, רב פפא אמר: לרעיה, ואליבא דדברי הכל.</text:p>
      <text:p text:style-name="Standard">והאי תנא מייתי לה מהכא: <text:span text:style-name="T53">(דברים יב,כו)</text:span> <text:span text:style-name="T47">[רק קדשיך אשר יהיו לך ונדריך תשא ובאת אל המקום אשר יבחר ה']</text:span> '<text:span text:style-name="T79">'</text:span><text:span text:style-name="T46">רק קדשיך</text:span><text:span text:style-name="T79">' - אלו תמורות; '</text:span><text:span text:style-name="T46">אשר יהיו לך</text:span><text:span text:style-name="T79">' - אלו הוולדות; '</text:span><text:span text:style-name="T46">תשא ובאת</text:span><text:span text:style-name="T79">' - יכול יכניסנו לבית הבחירה </text:span><text:span text:style-name="T25">(</text:span><text:span text:style-name="T52">דהא איקיים ליה </text:span><text:span text:style-name="T56">תשא ובאת</text:span><text:span text:style-name="T25">)</text:span><text:span text:style-name="T79">, וימנע מהם מים ומזון כדי שימותו? תלמוד לומר: </text:span><text:span text:style-name="T53">(דברים יב,כז)</text:span><text:span text:style-name="T25"> </text:span><text:span text:style-name="T46">ועשית עולותיך הבשר והדם </text:span><text:span text:style-name="T47">[על מזבח ה' אלקיך ודם זבחיך ישפך על מזבח ה' אלקיך והבשר תאכל]</text:span><text:span text:style-name="T74"> </text:span><text:span text:style-name="T25">(</text:span><text:span text:style-name="T52">והאי קרא סמיך ל</text:span><text:span text:style-name="T56">רק קדשיך</text:span><text:span text:style-name="T25">)</text:span><text:span text:style-name="T79">: כדרך שאתה נוהג בעולה אתה נוהג בתמורה, כדרך שאתה נוהג בשלמים אתה נוהג בוולדי שלמים ובתמורה;</text:span></text:p>
      <text:p text:style-name="Standard"><text:span text:style-name="T79">יכול כל קדשים כן </text:span><text:span text:style-name="T25">(</text:span><text:span text:style-name="T52">יהא נמי ולדו ותמורתו קרב</text:span><text:span text:style-name="T25">)</text:span><text:span text:style-name="T79">? </text:span></text:p>
      <text:p text:style-name="Standard"><text:span text:style-name="T79">תלמוד לומר: '</text:span><text:span text:style-name="T46">רק</text:span><text:span text:style-name="T79">' </text:span><text:span text:style-name="T25">(</text:span><text:span text:style-name="T52">ולקמיה מפרש הי ולד קא ממעט; כל אכין ורקין מיעוטין</text:span><text:span text:style-name="T25">)</text:span><text:span text:style-name="T79"> - דברי רבי ישמעאל; רבי עקיבא אומר: אינו צריך: הרי הוא אומר '</text:span><text:span text:style-name="T46">אשם הוא</text:span><text:span text:style-name="T79">' </text:span><text:span text:style-name="T47">[</text:span><text:span text:style-name="T53">ויקרא ה,יט:</text:span><text:span text:style-name="T47"> אשם הוא אשם אשם לה']</text:span><text:span text:style-name="T79"> - הוא קרב ואין תמורתו קריבה</text:span>.'</text:p>
      <text:p text:style-name="Standard">אמר מר: '<text:span text:style-name="T74">'</text:span><text:span text:style-name="T75">תשא ובאת</text:span><text:span text:style-name="T74">' - יכול יכניסנו לבית הבחירה</text:span>'; מנא תיתי הא <text:span text:style-name="T25">(</text:span><text:span text:style-name="T52">דתיסק אדעתיה דימותו דאצטריך </text:span><text:span text:style-name="T56">עולותיך</text:span><text:span text:style-name="T52"> וגו'</text:span><text:span text:style-name="T25">)</text:span>? <text:span text:style-name="T25">(</text:span><text:span text:style-name="T52">הא ודאי</text:span><text:span text:style-name="T25">)</text:span> כיון דגמרי חמש חטאות, הנך מקרב קרבי <text:span text:style-name="T25">(</text:span><text:span text:style-name="T52">כיון דגמרינן חמש חטאות מתות - תרי מינייהו: ולד חטאת ותמורת חטאת, מכלל דולד שלמים ותמורת שלמים לא מייתי, דהא לא גמירי אלא בחטאת</text:span><text:span text:style-name="T25">)</text:span>!?</text:p>
      <text:p text:style-name="Standard">מהו דתימא חמש חטאות מתות בכל מקום, והנך ימותו בבית הבחירה - קא משמע לן.</text:p>
      <text:p text:style-name="Standard">אמר מר '<text:span text:style-name="T74">יכול אף כל הקדשים כן? תלמוד לומר: </text:span><text:span text:style-name="T75">רק קדשיך</text:span>' - ולד דמאן? אי דעולה - זכר הוא, ולאו בר אולודי הוא!? ואי דחטאת - גמירי לה דלמיתה קיימי!?</text:p>
      <text:p text:style-name="Standard"/>
      <text:p text:style-name="Standard">(תמורה יח,א)</text:p>
      <text:p text:style-name="Standard">אי דאשם - גמירי לה דלרעייה אזלא: דכל שבחטאת מתה - באשם רועה <text:span text:style-name="T25">(</text:span><text:span text:style-name="T52">וכשיסתאב יפלו דמיו לנדבת צבור דהיינו עולה, ותמורת חטאת מתה</text:span><text:span text:style-name="T25">)</text:span>!?</text:p>
      <text:p text:style-name="Standard">לעולם בחטאת, והילכתא גמירי לה למיתה, וקרא - למעוטי להקרבה.</text:p>
      <text:p text:style-name="Standard"><text:span text:style-name="T25">(</text:span><text:span text:style-name="T52">תיובתא הוא דקא מותיב:</text:span><text:span text:style-name="T25">)</text:span> והא בהא תליא: כיון דלמיתה אזלא - ממילא לא קרבה!?</text:p>
      <text:p text:style-name="Standard">אלא הלכתא לחטאת, וקרא למעוטי תמורת אשם.</text:p>
      <text:p text:style-name="Standard">הא נמי הילכתא גמירי לה, דאמרי 'כל שבחטאת מתה - באשם רועה'!?</text:p>
      <text:p text:style-name="Standard">אלא קרא מיבעי ליה דאי עבר ומקריב - קאי בעשה <text:span text:style-name="T25">(</text:span><text:span text:style-name="T52">בין בחטאת ובין באשם [קאי] בעשה; דמשמע '</text:span><text:span text:style-name="T64">רק קדשיך </text:span><text:span text:style-name="T53">[דברים יב,כו]</text:span><text:span text:style-name="T65"> אלו תמורת</text:span><text:span text:style-name="T52">' </text:span><text:span text:style-name="T37">[גם]</text:span><text:span text:style-name="T52"> עולה ושלמים וולדן ותמורתן, דכתיב בתריה </text:span><text:span text:style-name="T53">[דברים יב,כז]</text:span><text:span text:style-name="T52"> </text:span><text:span text:style-name="T56">ועשית עולותיך</text:span><text:span text:style-name="T52"> </text:span><text:span text:style-name="T57">[הבשר והדם על מזבח ה' אלקיך ודם זבחיך ישפך על מזבח ה' אלקיך והבשר תאכל]</text:span><text:span text:style-name="T52"> ולא שאר קדשים, כגון חטאת ואשם, ולאו הבא מכלל עשה - עשה</text:span><text:span text:style-name="T25">)</text:span>.</text:p>
      <text:p text:style-name="Standard"/>
      <text:p text:style-name="Standard">ר"ע אומר: אינו צריך <text:span text:style-name="T45">[</text:span><text:span text:style-name="T25">הרי הוא אומר '</text:span><text:span text:style-name="T47">אשם הוא</text:span><text:span text:style-name="T25">' </text:span><text:span text:style-name="T47">[</text:span><text:span text:style-name="T53">ויקרא ה,יט:</text:span><text:span text:style-name="T47"> אשם הוא אשם אשם לה']</text:span><text:span text:style-name="T45">]</text:span> הוא קרב ואין תמורתו קריבה: <text:s/></text:p>
      <text:p text:style-name="Standard">למה לי קרא? והא הילכתא גמירי לה <text:span text:style-name="T25">(</text:span><text:span text:style-name="T52">דכל שבחטאת מתה - באשם רועה, ותמורת חטאת מתה</text:span><text:span text:style-name="T25">)</text:span>?</text:p>
      <text:p text:style-name="Standard">אִין הכי נמי, אלא קרא למה לי? - מיבעי ליה לכדרב הונא, דאמר רב הונא: 'אשם שניתק לרעייה <text:span text:style-name="T25">(</text:span><text:span text:style-name="T52">אם השלים [נראה לי צ"ל 'השליש'] לרועה</text:span><text:span text:style-name="T25">)</text:span> ושחטו סתם <text:span text:style-name="T25">(</text:span><text:span text:style-name="T52">וקדם ושחטו סתם עד שלא נסתאב</text:span><text:span text:style-name="T25">)</text:span> - כשר לשם עולה <text:span text:style-name="T25">(</text:span><text:span text:style-name="T52">דהא סתמיה לשם עולה קאי לדמים</text:span><text:span text:style-name="T25">)</text:span>'; ניתק אין לא ניתק לא <text:span text:style-name="T25">(</text:span><text:span text:style-name="T52">ואף על פי שכיפרו בעליו, הואיל ועדיין לא ניתק דינו לרעייה ושחטו סתם - פסול לגמרי</text:span><text:span text:style-name="T25">)</text:span>! מאי טעמא? <text:span text:style-name="T25">(</text:span><text:span text:style-name="T52">דאמר קרא</text:span> <text:span text:style-name="T47">[</text:span><text:span text:style-name="T53">ויקרא ה,יט:</text:span><text:span text:style-name="T47"> אשם הוא אשם אשם לה']</text:span><text:span text:style-name="T101">)</text:span>; '<text:span text:style-name="T45">הוא</text:span>' - בהווייתו יהא <text:span text:style-name="T25">(</text:span><text:span text:style-name="T52">ועדיין אשם הוא, ולא חזי לאקרוביה לאשם - הילכך פסול</text:span><text:span text:style-name="T25">)</text:span>. </text:p>
      <text:p text:style-name="Standard">ולהאי תנא דקא יליף מהני קראי, תיפוק לי מ'<text:span text:style-name="T45">זכר</text:span>' ו'<text:span text:style-name="T45">נקבה</text:span>' <text:span text:style-name="T47">[</text:span><text:span text:style-name="T53">(ויקרא ג,א)</text:span> <text:span text:style-name="T47">ואם זבח שלמים קרבנו אם מן הבקר הוא מקריב אם </text:span><text:span text:style-name="T11">זכר</text:span><text:span text:style-name="T47"> אם </text:span><text:span text:style-name="T11">נקבה</text:span><text:span text:style-name="T47"> תמים יקריבנו לפני </text:span><text:span text:style-name="T56">ה'</text:span><text:span text:style-name="T47">]</text:span>?</text:p>
      <text:p text:style-name="Standard">ההוא מיבעי ליה לולד בעלי מומין ולתמורת בעלי מומין.</text:p>
      <text:p text:style-name="Standard">ותיפוק לי כולהו מהאי קרא <text:span text:style-name="T25">(</text:span><text:span text:style-name="T52">דהא כולהו דרשינן להו לעיל מיניה</text:span><text:span text:style-name="T25">)</text:span>?</text:p>
      <text:p text:style-name="Standard">'<text:span text:style-name="T45">אם</text:span>' לא משמע ליה;</text:p>
      <text:p text:style-name="Standard"><text:soft-page-break/>ולהאי תנא דנפקא ליה מ'<text:span text:style-name="T45">אם זכר</text:span>' '<text:span text:style-name="T45">אם נקבה</text:span>', '<text:span text:style-name="T45">תשא ובאת</text:span>' מה עביד להו?</text:p>
      <text:p text:style-name="Standard">אפילו ממירעייהו <text:span text:style-name="T25">(</text:span><text:span text:style-name="T52">האי </text:span><text:span text:style-name="T56">תשא ובאת</text:span><text:span text:style-name="T52"> - לאו לולדות ותמורות אתא, אלא לקדשים עצמן: דקא מזהר לו לאיתויי הייא </text:span><text:span text:style-name="T37">[=מהר]</text:span><text:span text:style-name="T52">: אפילו הן במרעה באפר והגיע זמן הרגל לעלות - לא יאמר "איני טורח אחריהן לבקשן באגם ולהוליכן אבל אמתין לי עד פעם אחרת"</text:span><text:span text:style-name="T25">)</text:span>.</text:p>
      <text:p text:style-name="Standard">לישנא אחרינא: ממורגייהו <text:span text:style-name="T25">(</text:span><text:span text:style-name="T52">אפילו הן דשין את התבואה במוריגים, דאמרינן במנחות ב'הקומץ רבה' </text:span><text:span text:style-name="T53">(דף כב.)</text:span><text:span text:style-name="T52">: 'מאי מוריגי עיזי דקורקסא דדיישי דישתא' = נסר גדול מנוקב ויתידות קבועות בו, ונותנין אותן על התבואה, ומרהיטים עליו את הבהמות; ואתא קרא למימר דאם דשה הבהמה שאתה רוצה להקדיש ודרכך מוכן לעלות לרגל - לא תאמר "הואיל ודשה אמתין עד זמן אחֵר", אלא קחנה ולך לך</text:span><text:span text:style-name="T25">)</text:span>.</text:p>
      <text:p text:style-name="Standard"/>
      <text:p text:style-name="Standard"/>
      <text:p text:style-name="Standard">משנה:</text:p>
      <text:p text:style-name="Standard">רבי אליעזר* אומר: ולד שלמים לא יקרב שלמים <text:span text:style-name="T25">(</text:span><text:span text:style-name="T52">אלא כונסו לכיפה ומת, ומדרבנן, ומשום גזירה דלקמן, דודאי מסיני לא גמירי אלא חמש חטאות מתות</text:span><text:span text:style-name="T25">)</text:span>, וחכמים אומרים: יקרב.</text:p>
      <text:p text:style-name="Standard">אמר רבי שמעון: לא נחלקו על ולד ולד שלמים ועל ולד ולד תמורה שלא יקרבו <text:span text:style-name="T25">(</text:span><text:span text:style-name="T52">בגמרא מפרש לה</text:span><text:span text:style-name="T25">)</text:span>; על מה נחלקו? - על הולד: שרבי אליעזר* אומר: לא יקרב, וחכמים אומרים: יקרב.</text:p>
      <text:p text:style-name="Standard">*<text:span text:style-name="T38">[כן הוא במשניות, וכן הגיה הגר"א]</text:span></text:p>
      <text:p text:style-name="Standard">העיד רבי יהושע ורבי פפייס על ולד שלמים שיקרב שלמים.</text:p>
      <text:p text:style-name="Standard">אמר רבי פפייס: אני מעיד שהיתה לנו פרה של זבחי שלמים ואכלנוה בפסח ואכלנו ולדה שלמים בחג.</text:p>
      <text:p text:style-name="Standard"/>
      <text:p text:style-name="Standard">גמרא:</text:p>
      <text:p text:style-name="Standard">אמר רבי אמי אמר רבי יוחנן: מאי טעמא דרבי אליעזר? אמר קרא <text:span text:style-name="T53">(ויקרא ג,א)</text:span><text:span text:style-name="T45"> ואם זבח שלמים קרבנו </text:span><text:span text:style-name="T47">[אם מן הבקר הוא מקריב אם זכר אם נקבה תמים יקריבנו לפני </text:span><text:span text:style-name="T56">ה']</text:span>; '<text:span text:style-name="T45">ואם</text:span>' <text:span text:style-name="T25">(</text:span><text:span text:style-name="T52">ודריש להאי '</text:span><text:span text:style-name="T56">אִם</text:span><text:span text:style-name="T52">' כמו '</text:span><text:span text:style-name="T56">אֵם</text:span><text:span text:style-name="T52">' בצירי</text:span><text:span text:style-name="T25">)</text:span> - ולא ולד.</text:p>
      <text:p text:style-name="Standard">אמר ליה רבי חייא בר אבא לרבי אמי: אלא מעתה <text:span text:style-name="T53">(ויקרא ז,יב)</text:span><text:span text:style-name="T45"> אם על תודה יקריבנו </text:span><text:span text:style-name="T47">[והקריב על זבח התודה חלות מצות בלולת בשמן ורקיקי מצות משחים בשמן וסלת מרבכת חלת בלולת בשמן]</text:span> הכי נמי ד'<text:span text:style-name="T45">אם</text:span> - ולא ולד', וכי תימא הכי נמי – והתניא <text:span text:style-name="T53">[ספרא צו פרשתא ה פרק יא משנה ב]</text:span>: '<text:span text:style-name="T74">ולדה ותמורתה וחילופיה</text:span> <text:span text:style-name="T25">(</text:span><text:span text:style-name="T52">כגון אבדה והפריש אחרת תחתיה ונמצאת הראשונה והרי שתיהן עומדות</text:span><text:span text:style-name="T25">)</text:span><text:span text:style-name="T74"> מנין? תלמוד לומר: '</text:span><text:span text:style-name="T75">אם על תודה</text:span><text:span text:style-name="T74">' מכל מקום</text:span> <text:span text:style-name="T25">(</text:span><text:span text:style-name="T52">האי 'אם' מרבה לכולהו דקרב להו, ולא פליג רבי אליעזר</text:span><text:span text:style-name="T25">)</text:span>'!</text:p>
      <text:p text:style-name="Standard">אלא אמר רבי חייא בר אבא אמר רבי יוחנן: היינו טעמא דרבי אליעזר: גזירה שמא יגדל מהם עדרים עדרים <text:span text:style-name="T25">(</text:span><text:span text:style-name="T52">אי אמרת ולד שלמים יש לו תקנה - אתי לשהוייה לאֵם עד שתלד, ויגדל עדרים מן הולדות, ואתו בהו לידי גיזה ועבודה</text:span><text:span text:style-name="T25">)</text:span>. <text:span text:style-name="T25">(</text:span><text:span text:style-name="T52">ובתודה הכי טעמא דלא גזר: משום דתודה לא שכיחא כשלמים.</text:span><text:span text:style-name="T25">)</text:span> </text:p>
      <text:p text:style-name="Standard"/>
      <text:p text:style-name="Standard">אר"ש לא נחלקו <text:span text:style-name="T25">[על ולד ולד שלמים ועל ולד ולד תמורה שלא יקרבו; על מה נחלקו? - על הולד: ר"א אומר לא יקרב, וחכמים אומרים: יקרב]</text:span>: <text:s/></text:p>
      <text:p text:style-name="Standard">איבעיא להו: היכי תני <text:span text:style-name="T25">(</text:span><text:span text:style-name="T52">האי 'שלא יקרבו' דקאמר רבי שמעון</text:span><text:span text:style-name="T25">)</text:span>?: לא נחלקו שלא יקרבו, אלא יקרבו <text:span text:style-name="T25">(</text:span><text:span text:style-name="T52">ריש מילתיה היא, והכי קאמר: לא נחלקו שיאמר רבי אליעזר לא יקרבו, אלא ודאי יקרבו? מי מודה רבי אליעזר בהא דאישתכח לאינשי תרי – דהיינו ולד ולד: דאין אדם נזכר שמשלמים באו, ואין לגזור שמא יראו אחרים שזה מקריבן וישהו את שלמיהן לצורך ולדות לגדל מהן עדרים</text:span><text:span text:style-name="T25">)</text:span>? או דילמא <text:span text:style-name="T25">(</text:span><text:span text:style-name="T52">סוף מילתיה היא, והכי קאמר:</text:span><text:span text:style-name="T25">)</text:span> לא נחלקו שיקרבו, אלא <text:span text:style-name="T25">(</text:span><text:span text:style-name="T52">דודאי</text:span><text:span text:style-name="T25">)</text:span> לא יקרבו <text:span text:style-name="T25">(</text:span><text:span text:style-name="T52">אפילו לרבנן</text:span><text:span text:style-name="T25">)</text:span>? </text:p>
      <text:p text:style-name="Standard">אמר רבה: מסתברא לא נחלקו שלא יקרבו, אלא יקרבו; מאי טעמא? – עד כאן לא פליג רבי אליעזר עליה דרבנן אלא בולד, אבל ולד ולד - אקראי בעלמא הוא <text:span text:style-name="T25">(</text:span><text:span text:style-name="T52">ולא שכיח לשהותו כל כך</text:span><text:span text:style-name="T25">)</text:span>.</text:p>
      <text:p text:style-name="Standard">ורבי יהושע בן לוי אמר: לא נחלקו שיקרבו, אלא לא יקרבו; מאי טעמא? – עד כאן לא פליגי רבנן עליה דרבי אליעזר אלא בולד, אבל ולד ולד - מתוך מעשיה ניכרת מחשבתו: דלגדל קא בעי ליה.</text:p>
      <text:p text:style-name="Standard"/>
      <text:p text:style-name="Standard">(תמורה יח,ב)</text:p>
      <text:p text:style-name="Standard">תני רבי חייא לסיועי לרבי יהושע בן לוי: '<text:span text:style-name="T53">(ויקרא ג,ז)</text:span><text:span text:style-name="T46"> אם כשב הוא מקריב </text:span><text:span text:style-name="T47">[את קרבנו והקריב אתו לפני ה']</text:span><text:span text:style-name="T79">: </text:span><text:span text:style-name="T25">(</text:span><text:span text:style-name="T47">'אם כשב' </text:span><text:span text:style-name="T52">משמע ולד שלה </text:span><text:span text:style-name="T37">[כמו עם כשב]</text:span><text:span text:style-name="T25">)</text:span><text:span text:style-name="T79"> ולד ראשון קרב, ולד שני אינו קרב; הוא קרב </text:span><text:span text:style-name="T25">(</text:span><text:span text:style-name="T52">ולד שלמים, דהא קרא - בשלמים כתיב</text:span><text:span text:style-name="T25">)</text:span><text:span text:style-name="T79"> - ואין ולד כל הקדשים קרב</text:span>' <text:span text:style-name="T38">[כרבי יהושע בן לוי]</text:span>! </text:p>
      <text:p text:style-name="Standard"><text:soft-page-break/>ולד דמאי <text:span text:style-name="T25">(</text:span><text:span text:style-name="T52">קא ממעט, דאמרת '</text:span><text:span text:style-name="T65">ואין ולד כל הקדשים קריבין</text:span><text:span text:style-name="T52">'?</text:span><text:span text:style-name="T25">)</text:span> אי דעולה ואשם - זכרים הם, ולא בני ולד הם!? אי דחטאת - הילכתא גמירי לה דלמיתה אזלא!? </text:p>
      <text:p text:style-name="Standard">אמר רבינא: לאיתויי ולד המעושרת <text:span text:style-name="T25">(</text:span><text:span text:style-name="T52">מעשר בהמה: שיצאה נקבה בעשירי, ואחר כך ילדה: ולדה אינו קרב אלא ירעה ויאכל במומו לבעלים, כדין מעשר שנאכל במומו לבעלים</text:span><text:span text:style-name="T25">)</text:span>.</text:p>
      <text:p text:style-name="Standard">'ולד המעושרת'? למה לי קרא? עברה עברה מבכור קא גמר לה <text:span text:style-name="T38">[במעשר כתיב </text:span><text:span text:style-name="T53">[ויקרא כז,לב]</text:span><text:span text:style-name="T38"> </text:span><text:span text:style-name="T34">יעבר תחת השבט</text:span><text:span text:style-name="T38">, ובבכור כתיב </text:span><text:span text:style-name="T53">[שמות יג,יב]</text:span><text:span text:style-name="T38"> </text:span><text:span text:style-name="T34">והעברת כל פטר רחם</text:span><text:span text:style-name="T38">]</text:span> <text:span text:style-name="T25">(</text:span><text:span text:style-name="T52">ובבכור לא קרב ולד דידיה, דהא ליכא ולד בבכור, דהא זכר הוא</text:span><text:span text:style-name="T25">)</text:span>!?</text:p>
      <text:p text:style-name="Standard">אצטריך: סלקא דעתא אמינא 'אין דנין אפשר משאי אפשר' - קא משמע לן.</text:p>
      <text:p text:style-name="Standard"/>
      <text:p text:style-name="Standard">העיד ר"ש ור' פפייס <text:span text:style-name="T47">[</text:span><text:span text:style-name="T25">על ולד שלמים שיקרב שלמים. אמר רבי פפייס: אני מעיד שהיתה לנו פרה של זבחי שלמים ואכלנוה בפסח ואכלנו ולדה שלמים בחג</text:span><text:span text:style-name="T47">]</text:span>: <text:s/></text:p>
      <text:p text:style-name="Standard">ולרבא, דאמר: קדשים - כיון שעבר עליהם רגל אחד - כל יום ויום עובר עליהם בבל תאחר <text:span text:style-name="T25">(</text:span><text:span text:style-name="T52">גירסת רש"י: </text:span><text:span text:style-name="T71">בכל יום ויום עובר בעשה</text:span><text:span text:style-name="T52">: </text:span><text:span text:style-name="T53">[דברים יב, ה-ו]</text:span><text:span text:style-name="T52"> </text:span><text:span text:style-name="T56">ובאת שמה והבאתם שמה</text:span><text:span text:style-name="T52">, דמשמע ברגל ראשון שתבא שמה - הבא כל נדרים שעליך</text:span><text:span text:style-name="T25">)</text:span>, מעצרת בעי מיכליה <text:span text:style-name="T25">(</text:span><text:span text:style-name="T52">דבשלמא בפסח לא אקרביה, דאימור מחוסר זמן הוה: דנולד בפסח ועבר הרגל קודם שימלאו לו שבעה ימים</text:span><text:span text:style-name="T25">)</text:span>?</text:p>
      <text:p text:style-name="Standard">אמר רב זביד משמיה דרבא: כגון שהיה חולה בעצרת.</text:p>
      <text:p text:style-name="Standard">רב אשי אמר: מאי 'חג' נמי דקתני? = חג שבועות.</text:p>
      <text:p text:style-name="Standard">ואידך <text:span text:style-name="T25">(</text:span><text:span text:style-name="T52">רב זביד</text:span><text:span text:style-name="T25">)</text:span>?</text:p>
      <text:p text:style-name="Standard"><text:span text:style-name="T25">(</text:span><text:span text:style-name="T52">אמר לך:</text:span><text:span text:style-name="T25">)</text:span> כל היכי דקתני 'פסח' <text:span text:style-name="T25">(</text:span><text:span text:style-name="T52">ובעי לאדכורי מידי בעצרת</text:span><text:span text:style-name="T25">)</text:span> תני 'עצרת' <text:span text:style-name="T25">(</text:span><text:span text:style-name="T52">ולא קרי ליה 'חג', אבל אי הוה מדכר לפסח בלשון 'חג המצות' הוה תני לעצרת בלשון 'חג'</text:span><text:span text:style-name="T25">)</text:span>.</text:p>
      <text:p text:style-name="Standard">אי הכי <text:span text:style-name="T25">(</text:span><text:span text:style-name="T52">דהאי חג שבועות הוא; אי נמי דהוה חולה</text:span><text:span text:style-name="T25">)</text:span> - מאי אסהדותיה <text:span text:style-name="T25">(</text:span><text:span text:style-name="T52">דרבי פפייס - מאי אתא לאשמועינן? דבשלמא אי אמרת דהאי חג = סוכות, ובעצרת לא הוה חולה - אתא רבי פפייס לאפוקי מדרבא, אלא השתא מאי שמעינן מיניה</text:span><text:span text:style-name="T25">)</text:span>?</text:p>
      <text:p text:style-name="Standard">לאפוקי מדרבי אליעזר, דאמר: '<text:span text:style-name="T74">ולד שלמים לא יקרב שלמים</text:span>' - קמסהיד הוא דקרב.</text:p>
      <text:p text:style-name="Standard"/>
      <text:p text:style-name="Standard"/>
      <text:p text:style-name="Standard">משנה:</text:p>
      <text:p text:style-name="Standard">ולד תודה, ותמורתה, ולדן, ולד ולדן עד סוף כל הדורות - הרי אלו כתודה <text:span text:style-name="T25">(</text:span><text:span text:style-name="T52">וקריבין ונאכלין ליום ולילה</text:span><text:span text:style-name="T25">)</text:span>, ובלבד שאין טעונין לחם.</text:p>
      <text:p text:style-name="Standard"/>
      <text:p text:style-name="Standard">גמרא:</text:p>
      <text:p text:style-name="Standard">מנא הני מילי?</text:p>
      <text:p text:style-name="Standard">דתנו רבנן <text:span text:style-name="T53">[ספרא צו פרשתא ה פרק יא משנה א-ב]</text:span>: '<text:span text:style-name="T79">מהו אומר '</text:span><text:span text:style-name="T46">תודה יקריב</text:span><text:span text:style-name="T47">[נו]</text:span><text:span text:style-name="T79">' </text:span><text:span text:style-name="T56">[</text:span><text:span text:style-name="T53">ויקרא ז,יב:</text:span><text:span text:style-name="T56"> אם על </text:span><text:span text:style-name="T62">תודה יקריב</text:span><text:span text:style-name="T56">נו והקריב </text:span><text:span text:style-name="T62">על זבח התודה</text:span><text:span text:style-name="T56"> חלות מצות בלולת בשמן ורקיקי מצות משחים בשמן וסלת מרבכת חלת בלולת בשמן]</text:span><text:span text:style-name="T79"> </text:span><text:span text:style-name="T25">(</text:span><text:span text:style-name="T52">דהוה מצי למכתב 'והקריב על זבח התודה'</text:span><text:span text:style-name="T25">)</text:span><text:span text:style-name="T79">? </text:span></text:p>
      <text:p text:style-name="Standard"><text:span text:style-name="T79">מפריש תודה ואבדה והפריש אחרת תחתיה ונמצאת הראשונה והרי שתיהן עומדות, מנין שאיזו שירצה יקריב ולחמה עמה? - תלמוד לומר: </text:span><text:span text:style-name="T46">תודה יקריב</text:span><text:span text:style-name="T79"> </text:span><text:span text:style-name="T25">(</text:span><text:span text:style-name="T52">מכל מקום</text:span><text:span text:style-name="T25">)</text:span><text:span text:style-name="T79">; </text:span></text:p>
      <text:p text:style-name="Standard"><text:span text:style-name="T79">יכול תהא שניה טעונה לחם </text:span><text:span text:style-name="T25">(</text:span><text:span text:style-name="T52">אם יקריבנו לאחר שהקריב הראשונה</text:span><text:span text:style-name="T25">)</text:span><text:span text:style-name="T79">?</text:span></text:p>
      <text:p text:style-name="Standard"><text:span text:style-name="T79">תלמוד לומר: '</text:span><text:span text:style-name="T46">יקריבנו</text:span><text:span text:style-name="T79">': אחת ולא שתים </text:span><text:span text:style-name="T25">(</text:span><text:span text:style-name="T52">ומלחם הוא דקא ממעט, דאילו מהקרבה לא ממעט לה שניה, כדגמרינן להו מ-</text:span><text:span text:style-name="T56">אם על תודה</text:span><text:span text:style-name="T52">, דקרבה</text:span><text:span text:style-name="T25">)</text:span><text:span text:style-name="T79">;</text:span></text:p>
      <text:p text:style-name="Standard"><text:span text:style-name="T79">מנין לרבות </text:span><text:span text:style-name="T25">(</text:span><text:span text:style-name="T52">להקרבה</text:span><text:span text:style-name="T25">)</text:span><text:span text:style-name="T79"> ולדות, תמורות, וחליפות </text:span><text:span text:style-name="T25">(</text:span><text:span text:style-name="T52">כגון אבדה והפריש אחרת תחתיה</text:span><text:span text:style-name="T25">)</text:span><text:span text:style-name="T79">?</text:span></text:p>
      <text:p text:style-name="Standard"><text:span text:style-name="T79">תלמוד לומר: '</text:span><text:span text:style-name="T87">[ו]</text:span><text:span text:style-name="T46">אם על תודה</text:span><text:span text:style-name="T79">';</text:span></text:p>
      <text:p text:style-name="P13">יכול יהו כולן טעונות לחם?</text:p>
      <text:p text:style-name="Standard"><text:span text:style-name="T79">תלמוד לומר: '</text:span><text:span text:style-name="T46">על זבח התודה</text:span><text:span text:style-name="T79">': תודה טעונה לחם ולא ולדה ותמורתה וחליפתה טעונה לחם.</text:span>'</text:p>
      <text:p text:style-name="Standard"/>
      <text:p text:style-name="Standard"/>
      <text:p text:style-name="Standard">משנה:</text:p>
      <text:p text:style-name="Standard">תמורת עולה <text:span text:style-name="T25">(</text:span><text:span text:style-name="T52">כגון המיר זכר בעולה</text:span><text:span text:style-name="T25">)</text:span>, ולד תמורה <text:span text:style-name="T25">(</text:span><text:span text:style-name="T52">כגון: אם המיר נקבה בעולה, וילדה התמורה זכר</text:span><text:span text:style-name="T25">)</text:span>, ולד ולדה עד סוף כל העולם - הרי אלו כעולה, וטעונין הפשט וניתוח וכליל לאשים;</text:p>
      <text:p text:style-name="Standard">המפריש נקבה לעולה וילדה זכר - ירעה עד שיסתאב, וימכר, ויביא בדמיו עולה.</text:p>
      <text:p text:style-name="Standard">רבי אל[י]עזר אומר: הוא עצמו יקרב עולה.</text:p>
      <text:p text:style-name="Standard"><text:soft-page-break/></text:p>
      <text:p text:style-name="Standard">גמרא:</text:p>
      <text:p text:style-name="Standard">מאי שנא רישא <text:span text:style-name="T25">(</text:span><text:span text:style-name="T52">גבי ולד תמורת עולה</text:span><text:span text:style-name="T25">)</text:span> דלא פליגי <text:span text:style-name="T25">(</text:span><text:span text:style-name="T52">דלא פליגי רבנן דבדברי הכל קאמר 'הרי אלו כו' והויין כליל לאישים</text:span><text:span text:style-name="T25">)</text:span> ומאי שנא סיפא <text:span text:style-name="T25">(</text:span><text:span text:style-name="T52">גבי ולד עולה</text:span><text:span text:style-name="T25">)</text:span> דפליגי <text:span text:style-name="T25">(</text:span><text:span text:style-name="T52">פליגי רבנן דהוא עצמו לא יקריב אלא דמיו</text:span><text:span text:style-name="T25">)</text:span>?</text:p>
      <text:p text:style-name="Standard">אמר רבה בר בר חנה: במחלוקת שנויה <text:span text:style-name="T25">(</text:span><text:span text:style-name="T52">כשם שחולקין בסוף - כך חולקין בראשונה</text:span><text:span text:style-name="T25">)</text:span>, ורישא <text:span text:style-name="T25">(</text:span><text:span text:style-name="T52">דקתני '</text:span><text:span text:style-name="T65">הרי אלו כעולה</text:span><text:span text:style-name="T52">'</text:span><text:span text:style-name="T25">)</text:span> - רבי אל[י]עזר היא <text:span text:style-name="T25">(</text:span><text:span text:style-name="T52">דסבירא ליה גבי ולד תמורה קרבה</text:span><text:span text:style-name="T25">)</text:span>;</text:p>
      <text:p text:style-name="Standard">ורבא אמר: אפילו תימא רבנן: עד כאן לא פליגי עליה דרבי אל[י]עזר אלא גבי מפריש נקבה לעולה: דאימיה לא קריבה, אבל תמורה דאימיה נמי קריבה <text:s/>- אפילו רבנן מודו. <text:span text:style-name="T25">(</text:span><text:span text:style-name="T52">'אימיה נמי קריבה' -לאו אימיה ממש, אלא הקדש ראשון שבאו אלו כולן מכחו - הוא קרב, דזכר הוה; אבל גבי מפריש נקבה לעולה - היא היתה הקדש ראשון, ולא קרבה.</text:span><text:span text:style-name="T25">)</text:span></text:p>
      <text:p text:style-name="Standard"/>
      <text:p text:style-name="Standard">ומי אמר רבי אל[י]עזר 'יקרב עולה הוא עצמו'? ורמינהו: '<text:span text:style-name="T74">תמורת אשם, ולד תמורה, ולדן, ולד ולדן עד סוף כל העולם - ירעו עד שיסתאבו </text:span><text:span text:style-name="T25">(</text:span><text:span text:style-name="T52">דהלכה למשה מסיני הוא: כל שבחטאת מתה באשם רועה</text:span><text:span text:style-name="T25">)</text:span><text:span text:style-name="T74"> וימכר ויפלו דמיו לנדבה </text:span><text:span text:style-name="T25">(</text:span><text:span text:style-name="T52">לשופרות שקריבין מדמיהן נדבת צבור</text:span><text:span text:style-name="T25">)</text:span> <text:span text:style-name="T25">(</text:span><text:span text:style-name="T52">ותמורת חטאת מתה</text:span><text:span text:style-name="T25">)</text:span><text:span text:style-name="T74">; רבי אלעזר אומר: ימותו </text:span><text:span text:style-name="T25">(</text:span><text:span text:style-name="T52">דאית ליה </text:span><text:span text:style-name="T56">כחטאת כאשם</text:span><text:span text:style-name="T52"> </text:span><text:span text:style-name="T53">[ויקרא ז,ז]</text:span><text:span text:style-name="T52"> - בריש מסכת זבחים </text:span><text:span text:style-name="T53">(דף י:)</text:span><text:span text:style-name="T25">)</text:span>;<text:span text:style-name="T74"> ר"א אומר: יביא בדמיהן עולה </text:span><text:span text:style-name="T25">(</text:span><text:span text:style-name="T52">דמותרות - לנדבת יחיד אזלי</text:span><text:span text:style-name="T25">)</text:span>'; בדמים – אִין, הוא עצמו <text:span text:style-name="T25">(</text:span><text:span text:style-name="T52">ולד תמורה</text:span><text:span text:style-name="T25">)</text:span> לא <text:span text:style-name="T25">(</text:span><text:span text:style-name="T52">אלמא כיון דאימיה לא חזיא להקרבת עולה: דאין נקבה קריבה עולה, ועוד: דאפילו הואי זכר גמירי דתמורת אשם רועה - הילכך ולד נמי לא קרב, ובולד עולת נקבה אמאי קאמר דקרב</text:span><text:span text:style-name="T25">)</text:span>!?</text:p>
      <text:p text:style-name="Standard">אמר רב חסדא: ר"א - לדבריהם דרבנן קאמר להו: לדידי סבירא לי דאפילו ולד נמי קרבה עולה; לדידכו - דאמריתו רועה - אודו לי מיהת דמותרות לנדבת יחיד אזלי!? ואמרי ליה: מותרות - לנדבת ציבור אזלי.</text:p>
      <text:p text:style-name="Standard">רבא אמר: עד כאן לא קאמר רבי אל[י]עזר 'הוא עצמו יקרב עולה' אלא במפריש נקבה לעולה, דאיכא שֵׁם עולה על אמו <text:span text:style-name="T25">(</text:span><text:span text:style-name="T52">המפריש בהמה לעולה איכא עלה שם עולה, דהא לעולה אקדשה, ואי משום דנקבה היא - אפילו הכי שם עולה עלה, שהרי מצינו נקבה בעולת העוף, ועוד: דהא לכשתמכר - דמיה עולה, דהיינו לשם עולה</text:span><text:span text:style-name="T25">)</text:span>,</text:p>
      <text:p text:style-name="Standard"/>
      <text:p text:style-name="Standard">(תמורה יט,א)</text:p>
      <text:p text:style-name="Standard">אבל גבי תמורת אשם - דליכא שם עולה על אמו <text:span text:style-name="T25">(</text:span><text:span text:style-name="T52">דהקדש ראשון שכולן באו מכחו - לאשם הופרש, ולאשם הקריבו, ולא היה עולה הוא ולא דמיו</text:span><text:span text:style-name="T25">)</text:span> - מודי רבי אל[י]עזר דבדמיו – אִין, הוא עצמו לא קרב.</text:p>
      <text:p text:style-name="Standard"/>
      <text:p text:style-name="Standard"><text:span text:style-name="T52">לשון ירושלמי, ולריש שמעתין מהדר [הב"ח: כך היתה הגירסא </text:span><text:span text:style-name="T71">וכליל לאשים דברי הכל?</text:span><text:span text:style-name="T52"> בתמיה, כלומר: אמאי לא פליגי רבנן בולדי תמורה כבולדי עולה?</text:span></text:p>
      <text:p text:style-name="Standard"><text:span text:style-name="T71">ור"א היא</text:span><text:span text:style-name="T52">. אבל לרבנן ימכר כמו לולד תמורת עולה, ורישא - רבי אל[י]עזר היא: </text:span></text:p>
      <text:p text:style-name="Standard"><text:span text:style-name="T71">תמורת עולה</text:span><text:span text:style-name="T52">. [בתירוצו של רבא לעיל] שניה היא להך קדמייתא דאפריש, וקדמייתא דאפריש זכר הוה, וקרב; הילכך קרב נמי ולד תמורתו כו'. </text:span></text:p>
      <text:p text:style-name="Standard"><text:span text:style-name="T71">איכא שם עולה על אמו</text:span><text:span text:style-name="T52">. בעולת העוף; ועוד: דמיה לעולה קיימי, הילכך נחתא לה קדושה לגופה הואיל ודוגמתה מצינו בעוף, דקריבה - משום הכי קרב ולד; אבל ולד תמורת אשם ליכא שם עולה על הראשון שהיא אם לכולן: שמכחו בא, והוא קרב אשם, ולא מצינו תמורת אשם קריבה בעולה! הילכך לא נחתא קדושה על התמורה אלא לדמי, ומשום הכי לא יקרב הולד. </text:span></text:p>
      <text:p text:style-name="Standard"/>
      <text:p text:style-name="Standard">איתיביה אביי: וכי בעי רבי אל[י]עזר שם עולה על אמו? והא תניא <text:span text:style-name="T53">[הרישא דומה למשנה פסחים פ"ט מ"ו; תוספתא פסחים פ"ט מ"ט]</text:span>: '<text:span text:style-name="T79">המפריש נקבה לפסחו - תרעה עד שתסתאב, ותמכר, ויביא בדמיה פסח; ילדה </text:span><text:span text:style-name="T38">[בתוספתא: זכר]</text:span><text:span text:style-name="T79"> - ירעה עד שיסתאב, וימכר ויביא בדמיו פסח;</text:span></text:p>
      <text:p text:style-name="Standard"><text:span text:style-name="T79">נשתיירה אחר הפסח - תרעה עד שתסתאב, ויביא בדמיה שלמים; </text:span><text:span text:style-name="T25">(</text:span><text:span text:style-name="T52">דפסח בשאר ימות השנה - שלמים הוי, כדאמרינן במנחות בשילהי פרק 'התודה' </text:span><text:span text:style-name="T53">(דף פג:)</text:span><text:span text:style-name="T52">, והיא גופה לא קרבה שלמים ואף על גב דשלמים באין נקבה – הני, הואיל ומחמת קדושה דחוייה אתיין ולא חזו לפסח - אידחו נמי משלמים;</text:span><text:span text:style-name="T25">)</text:span></text:p>
      <text:p text:style-name="Standard"><text:span text:style-name="T79">ילדה </text:span><text:span text:style-name="T25">(</text:span><text:span text:style-name="T52">אחר הפסח</text:span><text:span text:style-name="T25">)</text:span><text:span text:style-name="T79"> - ירעה עד שיסתאב וימכר ויביא בדמיו שלמים;</text:span></text:p>
      <text:p text:style-name="Standard"><text:span text:style-name="T79">ר"א אומר: הוא עצמו יקרב בשלמים.</text:span>' והא הכא דליכא שם שלמים על אמו <text:span text:style-name="T25">(</text:span><text:span text:style-name="T52">דהא לשם פסח אקדשה</text:span><text:span text:style-name="T25">)</text:span> ואמר רבי אל[י]עזר יקרב שלמים!? </text:p>
      <text:p text:style-name="Standard">אמר ליה [רבא]: אחר הפסח קא אמרת? שאני אחר הפסח, דמותר פסח <text:span text:style-name="T25">(</text:span><text:span text:style-name="T52">כגון אם הפריש פסח ונתכפר באחר וניתותר זה</text:span><text:span text:style-name="T25">)</text:span> גופיה קרב שלמים <text:span text:style-name="T25">(</text:span><text:span text:style-name="T52">הילכך הך דניתותרה לאחר הפסח - שֵׁם שלמים עלה, ואזיל ליה שֵׁם פסח מינה, וחייל עליה שֵׁם שלמים אלא שאינה יכולה ליקרב נקבה, הואיל ומכח פסח אתא</text:span><text:span text:style-name="T25">)</text:span>. </text:p>
      <text:p text:style-name="Standard"><text:soft-page-break/>אי הכי <text:span text:style-name="T25">(</text:span><text:span text:style-name="T52">דטעמיה דר"א משום דאיכא שם שלמים על אמו</text:span><text:span text:style-name="T25">)</text:span> ניפלוג נמי ברישא <text:span text:style-name="T25">(</text:span><text:span text:style-name="T52">ילדה קודם הפסח ונימא רבי אל[י]עזר הוא עצמו יקרב: דהולד עצמו יקרב שלמים, דקודם פסח נמי, אי שחיט לפסח לשם שלמים – כשר: דפסח בשאר ימות השנה שלא בי"ד בניסן - שלמים הוא, והילכך שם שלמים על אמו</text:span><text:span text:style-name="T25">)</text:span>?</text:p>
      <text:p text:style-name="Standard">אמר ליה: אִין, הכי נמי, ופליגי.</text:p>
      <text:p text:style-name="Standard">אביי אמר: לא פליג מידי <text:span text:style-name="T25">(</text:span><text:span text:style-name="T52">דטעמיה דרבי אל[י]עזר לאו משום דאיכא שם שלמים על אמו, אלא טעמיה דרבי אל[י]עזר בכולהו</text:span><text:span text:style-name="T25">)</text:span>, <text:span text:style-name="T25">(</text:span><text:span text:style-name="T52">משום</text:span><text:span text:style-name="T25">)</text:span> דגמירי: <text:span text:style-name="T25">(</text:span><text:span text:style-name="T52">אם היה מפריש שתי בהמות לאחריות, או אבדה והפריש </text:span><text:span text:style-name="T37">[אחרת]</text:span><text:span text:style-name="T52">, ונתכפר באחרת, ונמצאת ראשונה</text:span><text:span text:style-name="T25">)</text:span> למקום שהמותר הולך - הולד הולך <text:span text:style-name="T25">(</text:span><text:span text:style-name="T52">הילכך גבי מפריש נקבה לעולה כי היכי דאם הפריש עולה ונתכפר באחרת - קריבה השניה עולה, דהא נדבה נינהו, ותרוייהו חזו - ולד דעולה נמי, אם הפריש נקבה לעולה – קרב עולה, דומיא דמותר; גבי אשם נמי, דמותר אשם רועה - ולד תמורת אשם נמי רועה</text:span><text:span text:style-name="T25">)</text:span>; <text:span text:style-name="T25">(</text:span><text:span text:style-name="T52">וגבי פסח נמי:</text:span><text:span text:style-name="T25">)</text:span> לאחר הפסח: דמוֹתר קרב שלמים <text:span text:style-name="T25">(</text:span><text:span text:style-name="T52">דמותר הפסח דינו ליקרב לכתחילה שלמים אם נתכפר באחר</text:span><text:span text:style-name="T25">)</text:span> - ולד נמי קרב שלמים, אבל לפני הפסח <text:span text:style-name="T25">(</text:span><text:span text:style-name="T52">דמוֹתר לא חזי למידי, כגון: אם הפריש שני פסחים לאחריות לא חזו לשלמים לכתחילה, דסתמייהו לפסח, וחד מינייהו דהוי מוֹתר לא חזי לפסח, דהא שני פסחים לא יקריב</text:span><text:span text:style-name="T25">)</text:span>, אימיה - למאי אקדשה? לדמי פסח! <text:span text:style-name="T25">(</text:span><text:span text:style-name="T52">הילכך</text:span><text:span text:style-name="T25">)</text:span> ולד נמי לדמי פסח <text:span text:style-name="T25">(</text:span><text:span text:style-name="T52">ולד פסח נמי לא חזי למידי אלא אזיל בתר אימיה, דקדושה לדמי פסח, והא נמי קדיש לדמי פסח</text:span><text:span text:style-name="T25">)</text:span>.</text:p>
      <text:p text:style-name="Standard">מתיב רב עוקבא בר חמא: ומי אמרינן מדאימיה לדמי - ולד נמי לדמי? והתניא <text:span text:style-name="T53">[דומה לתוספתא פסחים פ"ט מ"ט]</text:span>: '<text:span text:style-name="T74">המפריש נקבה לפסח - היא וולדותיה ירעו עד שיסתאבו וימכרו ויביא בדמיהם פסח; ר"א אומר: הוא עצמו יקרב פסח</text:span>'; והא הכא דאימיה לדמי, ואמר רבי אל[י]עזר '<text:span text:style-name="T74">הוא עצמו קרב פסח</text:span>' ולא מוקמינן ליה באימיה <text:span text:style-name="T38">[אין דינו של הולד כדין האֵם]</text:span>!?</text:p>
      <text:p text:style-name="Standard">אמר רבינא: במפריש בהמה מעוברת עסקינן: רבי אל[י]עזר סבר כרבי יוחנן, דאמר 'אם שיירו <text:span text:style-name="T25">(</text:span><text:span text:style-name="T52">המקדיש בהמה מעוברת ושייר עוברה לקדושה אחרת</text:span><text:span text:style-name="T25">)</text:span> - משוייר <text:span text:style-name="T25">(</text:span><text:span text:style-name="T52">אלמא תרי גופי נינהו</text:span><text:span text:style-name="T25">)</text:span>', דעוּבָר לאו ירך אמו הוא <text:span text:style-name="T25">(</text:span><text:span text:style-name="T52">והילכך כי לא שייריה - נמי לאו גופא דאם הוא, ולאו מכחה דאֵם אתי, ועליה דידיה חיילא קדושת פסח</text:span><text:span text:style-name="T25">)</text:span>, ואמו היא דלא קדשה קדושת הגוף, אבל הוא קדשי.</text:p>
      <text:p text:style-name="Standard">אמר ליה מר זוטרא בריה דרב מרי לרבינא: הכי נמי מסתברא דבבהמה מעוברת עסקינן, מדקתני '<text:span text:style-name="T74">היא וולדותיה'</text:span> <text:span text:style-name="T25">(</text:span><text:span text:style-name="T52">משמע: ששניהן היו בשעת הקדש, מדלא תני 'המפריש נקבה לפסחו תרעה, ילדה זכר ירעה' כדקתני לעיל</text:span><text:span text:style-name="T25">)</text:span>.</text:p>
      <text:p text:style-name="Standard">שמע מיניה.<text:span text:style-name="T52"> </text:span></text:p>
      <text:p text:style-name="Standard"/>
      <text:p text:style-name="Standard">(תמורה יט,ב)</text:p>
      <text:p text:style-name="Standard">אמר רבי יוסי ברבי חנינא: ומודה רבי אל[י]עזר במפריש נקבה לאשם, דאין בנה קרב אשם.</text:p>
      <text:p text:style-name="Standard">פשיטא!?: עד כאן לא קאמר רבי אל[י]עזר אלא במפריש נקבה לעולה, דאיכא שם עולה על אמו <text:span text:style-name="T25">(</text:span><text:span text:style-name="T52">בעולת העוף</text:span><text:span text:style-name="T25">)</text:span>; אבל גבי מפריש נקבה לאשם - דליכא שם אשם על אמו <text:span text:style-name="T25">(</text:span><text:span text:style-name="T52">דלא מצינו אשם נקבה הילכך לא חל עליה שם אשם</text:span><text:span text:style-name="T25">)</text:span> - אפילו רבי אל[י]עזר מודה דלא קרב אשם <text:span text:style-name="T38">[ואם כן מה חידש רבי יוסי ברבי חנינא]</text:span>?! </text:p>
      <text:p text:style-name="Standard">אי לאו דאשמעינן - הוה אמינא 'טעמא דרבי אל[י]עזר לאו משום דשם עולה על אמו, אלא משום דחזי ולד להקרבה, והאי נמי - הא חזי להקרבה <text:span text:style-name="T25">(</text:span><text:span text:style-name="T52">וליקרב אשם</text:span><text:span text:style-name="T25">)</text:span>' - קא משמע לן <text:span text:style-name="T25">(</text:span><text:span text:style-name="T52">דטעמיה דרבי אל[י]עזר משום דאיכא שם עולה על אמו, והא ליכא שם אשם על אמו</text:span><text:span text:style-name="T25">)</text:span>.</text:p>
      <text:p text:style-name="Standard">אי הכי <text:span text:style-name="T25">(</text:span><text:span text:style-name="T52">דטעמיה משום שם אמו הוא</text:span><text:span text:style-name="T25">)</text:span> אדמשמע לן דאין בנה קרב אשם - נישמעינן <text:span text:style-name="T25">(</text:span><text:span text:style-name="T52">רבי יוסי ברבי חנינא</text:span><text:span text:style-name="T25">)</text:span> דאין בנה קרב עולה <text:span text:style-name="T25">(</text:span><text:span text:style-name="T52">דליכא שם עולה על אמו, דאשם קרייה</text:span><text:span text:style-name="T25">)</text:span> והוא הדין לאשם <text:span text:style-name="T25">(</text:span><text:span text:style-name="T52">דידענא דלאשם לא קרב, דהשתא: ומה לעולה - דאימיה לדמי עולה אזלא אמרינן דלא קרב לעולה, לאשם - דאימיה דלא היא ולא דמיה אזלי לאשם, כל שכן דלא קרב</text:span><text:span text:style-name="T25">)</text:span>!?</text:p>
      <text:p text:style-name="Standard">אי אשמעינן עולה, הוה אמינא 'עולה הוא דלא קרבה, דלא אקדשה לאמה <text:span text:style-name="T38">[לאותה]</text:span> קדושה, אבל אשם – כיון דאקדשיה לאימיה לאשם, אימא ולד קרב אשם' - קא משמע לן.</text:p>
      <text:p text:style-name="Standard"/>
      <text:p text:style-name="Standard"/>
      <text:p text:style-name="Standard">משנה:</text:p>
      <text:p text:style-name="Standard">המפריש נקבה לאשם - תרעה עד שתסתאב, ותימכר, ויביא בדמיה אשם;</text:p>
      <text:p text:style-name="Standard">ואם קרב אשמו - יפלו דמיו לנדבה.</text:p>
      <text:p text:style-name="Standard">רבי שמעון אומר: תימכר שלא במום <text:span text:style-name="T25">(</text:span><text:span text:style-name="T52">דהואיל ולא חזיא למילתיה - מום גמור הוא זה, ולא קדשה קדושת הגוף, ותמכר מיד, ותביא בדמיה אשם; ואף על גב דגבי מפריש נקבה לעולה לא פליג רבי שמעון, דודאי בעיא מום - התם הוא: דאיכא שם עולה עלה בעוף, אבל אשם נקבה לא מצינו, והיינו מומא, ולא קדשה אלא לדמי</text:span><text:span text:style-name="T25">)</text:span>.</text:p>
      <text:p text:style-name="Standard"/>
      <text:p text:style-name="Standard"><text:soft-page-break/>גמרא:</text:p>
      <text:p text:style-name="Standard">ולמה לי תסתאב?: תימכר: כיון דלא חזיא למילתא - היינו מומא?</text:p>
      <text:p text:style-name="Standard">אמר רב יהודה אמר רב: היינו טעם, דאמרינן: מיגו דנחתא לה קדושת דמים - נחתא נמי קדושת הגוף <text:span text:style-name="T25">(</text:span><text:span text:style-name="T52">להא מילתא דבעיא מום</text:span><text:span text:style-name="T25">)</text:span>.</text:p>
      <text:p text:style-name="Standard">אמר רבא: <text:span text:style-name="T25">(</text:span><text:span text:style-name="T52">מדבעיא מום ואף על גב דלדמי מקדשה, אלמא קדשה קדושת הגוף, ומיהו האי דלא אקרבה משום דאין אשם בא נקבה</text:span><text:span text:style-name="T25">)</text:span> זאת אומרת: הקדיש זכר לדמיו <text:span text:style-name="T25">(</text:span><text:span text:style-name="T52">לדמי עולה או אשם, מיגו דנחתא ליה קדושת דמים</text:span><text:span text:style-name="T25">)</text:span> קדוש קדושת הגוף <text:span text:style-name="T25">(</text:span><text:span text:style-name="T52">נחתא ליה קדושת הגוף, וכיון דאיהו גופיה חזי להקרבה - קרב</text:span><text:span text:style-name="T25">)</text:span>.</text:p>
      <text:p text:style-name="Standard"><text:span text:style-name="T38">[הגמרא מקשה מרבא על רבא: והרי]</text:span> איתמר: הקדיש זכר לדמיו: רב כהנא אמר: קדוש קדושת הגוף; רבא אמר: אינו קדוש קדושת הגוף?</text:p>
      <text:p text:style-name="Standard"><text:span text:style-name="T81">ו</text:span>הדר ביה רבא לגבי דרב כהנא מדרב יהודה אמר רב <text:span text:style-name="T25">(</text:span><text:span text:style-name="T52">דמתרצה למתניתין דאמרינן מגו</text:span><text:span text:style-name="T25">)</text:span>.</text:p>
      <text:p text:style-name="Standard"/>
      <text:p text:style-name="Standard">רבי שמעון אומר תימכר שלא במום: <text:s/></text:p>
      <text:p text:style-name="Standard">אמר ליה רב חייא בר אבין לרבי יוחנן: מיגו דנחתא ליה קדושת דמים - תיחות ליה נמי קדושת הגוף?</text:p>
      <text:p text:style-name="Standard">אמר ליה: רבי שמעון לטעמיה, דאמר 'כל מידי דלא חזי ליה לגופיה - לא נחתא ליה קדושת הגוף', דתניא <text:span text:style-name="T53">[ההפך מתופסתא קרבנות פ"א מ"ב, דומה לתוספתא נזיר פ"ד מ"ז]</text:span>: '<text:span text:style-name="T79">אשם בן שנה </text:span><text:span text:style-name="T25">(</text:span><text:span text:style-name="T52">אשם נזיר ומצורע דכתיב בהו </text:span><text:span text:style-name="T56">כבש</text:span><text:span text:style-name="T52"> </text:span><text:span text:style-name="T53">(נזיר - במדבר ו,יד; מצורע - ויקרא יד,י) </text:span><text:span text:style-name="T37">[כלומר: בן שנה, ולא 'איל', מעל לבן שנה]</text:span><text:span text:style-name="T25">)</text:span><text:span text:style-name="T79"> והביאו בן שתים, בן שתים </text:span><text:span text:style-name="T25">(</text:span><text:span text:style-name="T52">אשם גזילות ומעילות ושפחה חרופה דכתיב בהו '</text:span><text:span text:style-name="T56">איל</text:span><text:span text:style-name="T52">' </text:span><text:span text:style-name="T53">[אשם גזילות – ויקרא ה,כה; ומעילות – ויקרא ה,טו; שפחה – ויקרא יט,כ]</text:span><text:span text:style-name="T25">)</text:span><text:span text:style-name="T79"> והביאו בן שנה – כשירה, ולא עלו לבעלים לשם חובה; רבי שמעון אומר: כל עצמן אינן קדושין </text:span><text:span text:style-name="T25">(</text:span><text:span text:style-name="T52">כל עיקר אינן קדושין</text:span><text:span text:style-name="T25">)</text:span>.'</text:p>
      <text:p text:style-name="Standard">והרי מחוסר זמן, דלא חזי, ואמר רבי שמעון דקדוש <text:span text:style-name="T25">(</text:span><text:span text:style-name="T52">כדאמרינן בשחיטת חולין בפרק 'אותו ואת בנו' </text:span><text:span text:style-name="T53">(דף פא.)</text:span><text:span text:style-name="T52">, דקתני '</text:span><text:span text:style-name="T65">שהיה רבי שמעון אומר: כל הראוי לבא לאחר זמן - השוחטו בחוץ עובר בלא תעשה</text:span><text:span text:style-name="T52">'</text:span><text:span text:style-name="T25">)</text:span>?</text:p>
      <text:p text:style-name="Standard">שאני מחוסר זמן, דחזי למחר .</text:p>
      <text:p text:style-name="Standard">אי הכי, אשם בן שתים והביאו בן שנה - הא חזי לשנה?</text:p>
      <text:p text:style-name="Standard">אלא היינו טעמא דרבי שמעון במחוסר זמן: דיליף ליה מבכור, כדתניא <text:span text:style-name="T53">[דומה לתוספתא בכורות פ"ז מ,ג]</text:span>: '<text:span text:style-name="T79">רבי שמעון בן יהודה אמר משום רבי שמעון: מחוסר זמן נכנס לדיר להתעשר, והרי הוא כבכור: מה בכור קדוש לפני זמנו </text:span><text:span text:style-name="T25">(</text:span><text:span text:style-name="T52">בכור קדוש ברחם, דהיינו לפני זמנו</text:span><text:span text:style-name="T25">)</text:span><text:span text:style-name="T79"> וקרב לאחר זמנו - אף מחוסר זמן קדוש לפני זמנו וקרב לאחר זמנו</text:span>'.</text:p>
      <text:p text:style-name="Standard"/>
      <text:p text:style-name="Standard">תנו רבנן: '<text:span text:style-name="T79">המקדיש נקבה לעולתו</text:span></text:p>
      <text:p text:style-name="Standard"/>
      <text:p text:style-name="Standard">(תמורה כ,א)</text:p>
      <text:p text:style-name="Standard"><text:span text:style-name="T79">ולפסחו ולאשמו </text:span><text:span text:style-name="T25">(</text:span><text:span text:style-name="T52">לא מצינו אשם ופסח נקבה</text:span><text:span text:style-name="T25">)</text:span><text:span text:style-name="T79"> - עושה תמורה </text:span><text:span text:style-name="T25">(</text:span><text:span text:style-name="T52">לעולתו עושה תמורה - דאיכא שם עולה עליה </text:span><text:span text:style-name="T37">[בתוך סוג הקרבן 'עולה' שבה הוא חייב]</text:span><text:span text:style-name="T52"> בעוף </text:span><text:span text:style-name="T37">[יש גם אפשרות של עולת העוף]</text:span><text:span text:style-name="T25">)</text:span><text:span text:style-name="T79">; רבי שמעון אומר: לעולתו עושה תמורה, לפסחו ולאשמו אין עושה תמורה: שאין לך דבר עושה תמורה אלא הרועה </text:span><text:span text:style-name="T25">[ס"א: הראוי]</text:span><text:span text:style-name="T79"> להסתאב </text:span><text:span text:style-name="T25">[וכל שכן דבר הראוי להקרבה]</text:span><text:span text:style-name="T79"> </text:span><text:span text:style-name="T25">(</text:span><text:span text:style-name="T52">כלומר: שאין לך דבר שעושה תמורה אלא ההוא דקדוש קדושת הגוף: שאם אינו ראוי להקריב - אינו נמכר בלא מום, אלא ירעה; הילכך רבי שמעון סבירא ליה באשם ופסח, הואיל ואין שמן חל עליהן בנקבה - דנמכר שלא במום, הילכך לא עביד תמורה! אבל בעולה - דאיכא שם עולה עלה בעוף - סבירא ליה דתרעה, ועבדא תמורה</text:span><text:span text:style-name="T25">)</text:span><text:span text:style-name="T79">; אמר רבי: אין אני רואה דבריו של רבי שמעון בפסח, הואיל ומותר הפסח קרב שלמים</text:span>' <text:span text:style-name="T25">(</text:span><text:span text:style-name="T52">הילכך, הואיל ושייכים שלמים בפסח ושלמים באין נקבה - ואף על גב דהך לא קרבה נקבה אפילו שלמים לאחר הפסח, כדאמרן לעיל </text:span><text:span text:style-name="T53">(דף יט.)</text:span><text:span text:style-name="T52">: '</text:span><text:span text:style-name="T65">נשתיירה לאחר הפסח תרעה</text:span><text:span text:style-name="T52">', מיהו שם שלמים עלה הואיל והיא נקבה ונחתא לה קדושת הגוף</text:span><text:span text:style-name="T25">)</text:span>. </text:p>
      <text:p text:style-name="Standard">ולימא 'אין אני רואה דבריו של רבי שמעון באשם הואיל ומותר אשם קרב עולה' <text:span text:style-name="T25">(</text:span><text:span text:style-name="T52">ואישתכח דהך נקבה דאשם - עולה היא, ותקדיש קדושת הגוף בעולה נקבה, דהא מצינו עולת נקבה בעוף</text:span><text:span text:style-name="T25">)</text:span>?</text:p>
      <text:p text:style-name="Standard">רבי סבר לה כרבנן, דאמרי 'מותרות - לנדבת ציבור אזלי' <text:span text:style-name="T25">(</text:span><text:span text:style-name="T52">ואי נמי הויא עולה, הואיל ולעולת צבור קיימא - לא עבדה תמורה:</text:span><text:span text:style-name="T25">)</text:span> ואין תמורה בצבור;</text:p>
      <text:p text:style-name="Standard">קסלקא דעתא היינו טעמא דרבי שמעון גבי מפריש נקבה לעולתו: משום הכי עושה תמורה, דהאיכא שם עולה עליה גבי <text:span text:style-name="T25">[עני ב]</text:span>עולת העוף.</text:p>
      <text:p text:style-name="Standard">אלא מעתה - בכהן גדול שהפריש פרה לפרו <text:span text:style-name="T25">(</text:span><text:span text:style-name="T52">פר יום הכפורים, דחטאת</text:span><text:span text:style-name="T25">)</text:span> – תיקדוש, דהאיכא פרת חטאת <text:span text:style-name="T25">(</text:span><text:span text:style-name="T52">דהא איכא שם חטאת עלה! דהא אשכחנא פרה אדומה דמיקריא 'חטאת' </text:span><text:span text:style-name="T53">(חולין דף יא.)</text:span><text:span text:style-name="T25">)</text:span>?</text:p>
      <text:p text:style-name="Standard"><text:soft-page-break/>קדשי בדק הבית הוא <text:span text:style-name="T25">(</text:span><text:span text:style-name="T52">ולא קרבה למזבח, ולהכי קרי ליה 'בדק הבית', כלומר: דדין בדק הבית אית לה</text:span><text:span text:style-name="T25">)</text:span>, וקדשי בדק הבית לא עבדי תמורה.</text:p>
      <text:p text:style-name="Standard">יחיד שהפריש שעיר לשעירתו – תיקדוש, דהאיכא שעיר נשיא, אי נמי נשיא שהפריש שעירה לשעירו תיקדוש, דהא יחיד מפריש שעירה?</text:p>
      <text:p text:style-name="Standard">הני <text:span text:style-name="T25">(</text:span><text:span text:style-name="T52">יחיד ונשיא</text:span><text:span text:style-name="T25">)</text:span> - תרי גופי נינהו <text:span text:style-name="T25">(</text:span><text:span text:style-name="T52">ומיהו בהאי גופא דיחיד לא משכחת שעיר לחטאת, ובהאי גופא דנשיא לא משכחת לה שעירה; אבל עולה נקבה - בהאי גופא משכחת לה, דאי בעי מפקר לנכסיה והוי עני וחזיא ליה עולת העוף</text:span><text:span text:style-name="T25">)</text:span>.</text:p>
      <text:p text:style-name="Standard">חטא עד שלא נתמנה <text:span text:style-name="T25">(</text:span><text:span text:style-name="T52">להיות נשיא, וחייב </text:span><text:span text:style-name="T37">[מקודם]</text:span><text:span text:style-name="T52"> שעירה</text:span><text:span text:style-name="T25">)</text:span>, כי מפריש שעיר לשעירתו – תיקדוש <text:span text:style-name="T25">(</text:span><text:span text:style-name="T52">שם חטאת עליה בהאי גופא</text:span><text:span text:style-name="T25">)</text:span>, דהא אילו חטא השתא [בתר דאתמני] - בר איתויי שעיר הוא!?</text:p>
      <text:p text:style-name="Standard">התם הא לא חטא - לא איחייב בשעיר.</text:p>
      <text:p text:style-name="Standard">אי הכי - הכא נמי: הא לאו עולת העוף קמייתי <text:span text:style-name="T25">(</text:span><text:span text:style-name="T52">אי הוה מחויב עולה - לא הוה מייתי עולת העוף, דעשיר הוא, ואי נמי עני הוא - עולת נדבה לא קרבה בדלות אי לא פריש בהדיא עוף</text:span><text:span text:style-name="T25">)</text:span>! </text:p>
      <text:p text:style-name="Standard">רבי שמעון סבר לה כרבי אלעזר בן עזריה <text:span text:style-name="T25">(</text:span><text:span text:style-name="T52">דאפילו גבי נדבה דעשיר סתם חזיא עולת העוף</text:span><text:span text:style-name="T25">)</text:span>, דתנן <text:span text:style-name="T53">[מנחות פ"יג מ"ו]</text:span>: '<text:span text:style-name="T74">"הרי עלי עולה" - יביא כבש; רבי אלעזר בן עזריה אומר: או תור או בן יונה</text:span>'.</text:p>
      <text:p text:style-name="Standard"/>
      <text:p text:style-name="Standard">תנן התם <text:span text:style-name="T53">[שקלים פ"ד מ"ז]</text:span>: '<text:span text:style-name="T74">המקדיש נכסיו, והיה בהן בהמה ראויה לגבי מזבח: זכרים ונקבות, רבי אליעזר אומר: זכרים ימכרו לצרכי עולות, ונקבות ימכרו לצרכי שלמים, ודמיהן יפלו עם שאר נכסים לבדק הבית </text:span><text:span text:style-name="T25">(</text:span><text:span text:style-name="T52">דסבר רבי אליעזר סתם הקדשות לבדק הבית, ואפילו בהמה, ומיהו מידי דחזי למזבח אינו יוצא מידי מזבח לעולם</text:span><text:span text:style-name="T25">)</text:span>; </text:p>
      <text:p text:style-name="Standard"><text:span text:style-name="T74">רבי יהושע אומר </text:span><text:span text:style-name="T25">(</text:span><text:span text:style-name="T52">ורבי יהושע סבר: לא שביק איניש קדושת מזבח ומקדיש לבדק הבית מידי דחזי למזבח; הילכך מסתמא למזבח אקדשינהו</text:span><text:span text:style-name="T25">)</text:span><text:span text:style-name="T74">: זכרים עצמן יקרבו עולות, ונקבות ימכרו לצרכי שלמים ויביא בדמיהן עולות </text:span><text:span text:style-name="T25">(</text:span><text:span text:style-name="T52">דסתמייהו לעולה אקדשינהו</text:span><text:span text:style-name="T25">)</text:span><text:span text:style-name="T74">, ושאר נכסים יפלו לבדק הבית</text:span>'. </text:p>
      <text:p text:style-name="Standard">אמר ליה רבי חייא בר אבא לרבי יוחנן: לרבי יהושע, דאמר '<text:span text:style-name="T74">זכרים עצמן יקרבו עולות</text:span>' - ונקבות היכי מקרבן שלמים? הא מכח קדושה דחוייה קאתיין <text:span text:style-name="T25">(</text:span><text:span text:style-name="T52">דכיון דזכרים קרבו עולות ודמי השלמים עולות - מכלל דסבירא ליה דסתמא לעולה אקדשינהו, והוה ליה מפריש נקבה לעולה, והיכי יקרב שלמים? הא בעי לרעות, כדקתני מתניתין </text:span><text:span text:style-name="T53">(לעיל יח:)</text:span><text:span text:style-name="T52"> '</text:span><text:span text:style-name="T65">המפריש נקבה לעולה תרעה</text:span><text:span text:style-name="T52">'</text:span><text:span text:style-name="T25">)</text:span>?</text:p>
      <text:p text:style-name="Standard">לישנא אחרינא: אמר ליה רבי חייא בר אבא לרבי יוחנן: מדקאמר רבי יהושע 'זכרים עצמן יקרבו עולות', למימרא דקדושת הגוף אקדשינהו?: אי הכי - נקבות אמאי ימכרו לצרכי שלמים?: בעיא רעייה?!</text:p>
      <text:p text:style-name="Standard">אמר ליה: רבי יהושע סבר לה כרבי שמעון, דאמר: כל מידי דלא חזי ליה לגופיה - לא נחתא ליה קדושת הגוף, דתנן: '<text:span text:style-name="T74">רבי שמעון אומר: תמכר שלא במום</text:span>', ואמרינן דטעמא דרבי שמעון כיון דלא חזיא נקבה לאשם - לא נחתא לה קדושת הגוף [הכי נמי כיון דלא חזיא נקבה לעולהלא נחתה לה קדושת הגוף]!</text:p>
      <text:p text:style-name="Standard">אימור דאמר רבי שמעון גבי נקבה לאשם,</text:p>
      <text:p text:style-name="Standard"/>
      <text:p text:style-name="Standard">(תמורה כ,ב)</text:p>
      <text:p text:style-name="Standard">דליכא שם אשם על אמו <text:span text:style-name="T25">(</text:span><text:span text:style-name="T52">דלא אשכחן נקבה</text:span><text:span text:style-name="T25">)</text:span>, אבל גבי נקבה לעולה - דאיכא שם עולה על אמו - אפילו רבי שמעון מודה? ועוד: הא שמעינן ליה לרבי שמעון דאמר לעולתו עושה תמורה <text:span text:style-name="T25">(</text:span><text:span text:style-name="T52">אלמא נחתא לה קדושת הגוף לרעות</text:span><text:span text:style-name="T25">)</text:span>!?</text:p>
      <text:p text:style-name="P5"><text:span text:style-name="T52">לשון ירושלמי: </text:span><text:span text:style-name="T71">נקבות היכי קרבי שלמים הא קדוש גופייהו לעולה</text:span><text:span text:style-name="T52"> כלומר: (נבעו רעייה, דהא אמרינן </text:span><text:span text:style-name="T53">(בבא קמא דף עח:)</text:span><text:span text:style-name="T52"> 'אי בעי פטר נפשיה בעולת העוף', כלומר: בעולת נקבה.</text:span></text:p>
      <text:p text:style-name="P5"><text:span text:style-name="T71">ועוד: הא אמר ר' שמעון דקדשה לגופה</text:span><text:span text:style-name="T52"> דהא אוקימנא לרבי שמעון לעיל דסבירא ליה כרבי אלעזר בן עזריה</text:span></text:p>
      <text:p text:style-name="Standard">אמר ליה: רבי יהושע סבר ליה כאידך תנא אליבא דרבי שמעון, דתניא: '<text:span text:style-name="T74">רבי שמעון בן יהודה אומר משום רבי שמעון: אף לעולתו אין עושה תמורה</text:span>'.<text:span text:style-name="T52"> </text:span></text:p>
      <text:p text:style-name="Standard"/>
      <text:p text:style-name="Standard"/>
      <text:p text:style-name="Standard">משנה:</text:p>
      <text:p text:style-name="Standard">תמורת אשם, ולד תמורה <text:span text:style-name="T25">(</text:span><text:span text:style-name="T52">כגון: אם המיר נקבה לאשמו וילדה</text:span><text:span text:style-name="T25">)</text:span>, ולדן, ולד ולדן עד סוף כל העולם - ירעו עד שיסתאבו <text:span text:style-name="T25">(</text:span><text:span text:style-name="T52">תמורת אשם בין זכר בין נקבה תרעה, דהילכתא גמירי לה </text:span><text:span text:style-name="T53">(לעיל דף יח.)</text:span><text:span text:style-name="T52"> 'כל שבחטאת מתה באשם תרעה'</text:span><text:span text:style-name="T25">)</text:span>, וימכרו, ויפלו דמיהם לנדבה;</text:p>
      <text:p text:style-name="Standard">רבי אליעזר אומר: ימותו; </text:p>
      <text:p text:style-name="Standard"><text:soft-page-break/>ורבי אלעזר אומר: יביא בדמיה עולות <text:span text:style-name="T25">(</text:span><text:span text:style-name="T52">דמותרות - לנדבת יחיד אזלי</text:span><text:span text:style-name="T25">)</text:span>.</text:p>
      <text:p text:style-name="Standard">אשם שמתו בעליו ושכיפרו בעליו - ירעו עד שיסתאבו וימכרו ויפלו דמיו לנדבה;</text:p>
      <text:p text:style-name="Standard">רבי אליעזר אומר ימותו;</text:p>
      <text:p text:style-name="Standard">רבי אלעזר אומר: יביא בדמיה עולה; </text:p>
      <text:p text:style-name="Standard">והלא <text:span text:style-name="T25">(</text:span><text:span text:style-name="T52">בניחותא, אלא פרושי מפרש ואזיל מאי בינייהו</text:span><text:span text:style-name="T25">)</text:span> אף נדבה עולה היא, ומה בין דברי רבי אלעזר לדברי חכמים? אלא בזמן שהיא באה עולה <text:span text:style-name="T25">(</text:span><text:span text:style-name="T52">גירסת רש"י: בזמן שהיא באה חובה: שהיא מוטלת על היחיד להקריבה</text:span><text:span text:style-name="T25">)</text:span> - סומך עליה ומביא נסכים, ונסכיה משלו, <text:span text:style-name="T25">(</text:span><text:span text:style-name="T52">ו</text:span><text:span text:style-name="T25">)</text:span>אם היה כהן <text:span text:style-name="T25">(</text:span><text:span text:style-name="T52">אותו שהפריש האשם וכפר באחר וניתק הראשון לרעייה</text:span><text:span text:style-name="T25">)</text:span> - עבודתה ועורה <text:span text:style-name="T25">(</text:span><text:span text:style-name="T52">של עולה הבאה מן המותר</text:span><text:span text:style-name="T25">)</text:span> שלו <text:span text:style-name="T25">(</text:span><text:span text:style-name="T52">שהוא [עצמו] מקריבה ונוטל את העור, ואפילו אינו מאותו משמר המשמרת באותה שבת, דהכי תניא: 'מנין לכהן שבא ומקריב קרבנותיו בכל עת ובכל שעה שירצה? תלמוד לומר: </text:span><text:span text:style-name="T53">[דברים יח,ו-ז]</text:span><text:span text:style-name="T52"> </text:span><text:span text:style-name="T56">ובא בכל אות נפשו ושרת</text:span><text:span text:style-name="T52"> </text:span><text:span text:style-name="T53">[בבבא קמא בשילהי 'הגוזל קמא' (דף קט:)]</text:span><text:span text:style-name="T25">)</text:span>; ובזמן שהיא נדבה - אינו סומך עליה <text:span text:style-name="T25">(</text:span><text:span text:style-name="T52">דקרבן צבור אין בו סמיכה חוץ מפר העלם דבר של צבור ושעיר המשתלח, דגמירי 'שתי סמיכות בצבור' </text:span><text:span text:style-name="T53">[במנחות בפרק שתי מדות (דף צב.)]</text:span><text:span text:style-name="T25">)</text:span>, ואינו מביא עליה נסכים, ונסכיה משל ציבור, אף על פי שהוא כהן <text:span text:style-name="T25">(</text:span><text:span text:style-name="T52">כלומר ואפילו הוא כהן</text:span><text:span text:style-name="T25">)</text:span> - עבודתה ועורה משל אנשי משמר <text:span text:style-name="T25">(</text:span><text:span text:style-name="T52">שהרי של צבור היא, ואין כהן של משמר אחר רשאי להקריב, דכתיב </text:span><text:span text:style-name="T53">[דברים יח,ח]</text:span><text:span text:style-name="T52"> </text:span><text:span text:style-name="T56">לבד ממכריו על האבות</text:span><text:span text:style-name="T52">: מה מסרו אבות זה לזה, אני בשַׁבַּתִי ואתם בשַׁבַּתכם</text:span><text:span text:style-name="T25">)</text:span>.<text:span text:style-name="T52"> </text:span></text:p>
      <text:p text:style-name="Standard"/>
      <text:p text:style-name="Standard">גמרא:</text:p>
      <text:p text:style-name="Standard">וצריכא <text:span text:style-name="T25">(</text:span><text:span text:style-name="T52">לאיפלוגי בתרתי רבי אליעזר ורבנן</text:span><text:span text:style-name="T25">)</text:span>: דאי אשמעינן אשם <text:span text:style-name="T25">(</text:span><text:span text:style-name="T52">שכיפרו בעליו</text:span><text:span text:style-name="T25">)</text:span> - בהא קאמר רבי אליעזר ימותו, משום דגזר לאחר כפרה אטו לפני כפרה <text:span text:style-name="T25">(</text:span><text:span text:style-name="T52">משום דגזר אחר כפרה שנתכפר בראשון אי אמרת יביא בדמי המותר עולה - אתי למימר נמי קודם כפרה אם נפל בו מום אתי לאתויי בדמיו עולה, וקעביד איסורא: דכל זמן שלא נתכפר - קיימי דמיה לאשם</text:span><text:span text:style-name="T25">)</text:span>, אבל גבי תמורת אשם <text:span text:style-name="T25">(</text:span><text:span text:style-name="T52">דליכא למימר הכי, דהא קודם כפרה נמי תמורת אשם לאו להקרבה קיימא, דהכי הוא דגמירי לה</text:span><text:span text:style-name="T25">)</text:span>, ולד תמורתה אימא מודי <text:span text:style-name="T25">(</text:span><text:span text:style-name="T52">רבי אליעזר</text:span><text:span text:style-name="T25">)</text:span> להו לרבנן <text:span text:style-name="T25">(</text:span><text:span text:style-name="T52">דרועה</text:span><text:span text:style-name="T25">)</text:span>? ואי אשמעינן התם - בהא קאמרי רבנן, אבל גבי אשם מודו ליה לרבי אליעזר? – צריכא.</text:p>
      <text:p text:style-name="P7"><text:s/></text:p>
      <text:p text:style-name="Standard"><text:span text:style-name="T52">ע"א ירושלמי: </text:span><text:span text:style-name="T71">דאי אשמעינן גבי תמורה בההיא קאמר רבי אליעזר תמות</text:span><text:span text:style-name="T52"> היא וולדותיה, משום דאתי לאיחלופי, הואיל ושתיהן עומדות - ההקדש והתמורה - אתי לטעות ולהחליף הראשון לרעייה והתמורה לאשם, הואיל וסוף סוף דמיה קרבי לא איכפת ליה אי לא מקריב לה, וקעבד תרי איסורי, חדא: דמקריב התמורה, ועוד: דמייתי בדמי האשם עולה, והוא לא נתכפר עדיין: דתמורה לא כיפרה לו, כדאמרינן לקמן: דאין דבר הבא בעבירה מכפר על חטא, ותמורה באה בעבירה: שעבר על </text:span><text:span text:style-name="T56">לא יחליפנו</text:span><text:span text:style-name="T52">; אבל אשם שכפרו בעליו - דלא אתי לאיחלופי, דהא אם נמצא ראשון קודם כפרת שני לא איכפת לן הי קריב והי רועה - </text:span><text:span text:style-name="T71">אימא מודה להו לרבנן</text:span><text:span text:style-name="T52"> כו': </text:span></text:p>
      <text:p text:style-name="Standard"/>
      <text:p text:style-name="Standard">אמר רב נחמן אמר רבה בר אבוה: מחלוקת לאחר כפרה, אבל לפני כפרה דברי הכל הוא עצמו <text:span text:style-name="T25">(</text:span><text:span text:style-name="T52">ולד התמורה</text:span><text:span text:style-name="T25">)</text:span> יקרב אשם <text:span text:style-name="T25">(</text:span><text:span text:style-name="T52">אם אבד הראשון</text:span><text:span text:style-name="T25">)</text:span>.</text:p>
      <text:p text:style-name="Standard"/>
      <text:p text:style-name="P7">בעבירה. ותמורה עבר על לא יחליפנו (ויקרא כז) ואע"ג דתמורת עולה ושלמים קרבה הנהו לאו לכפרה אתיין: </text:p>
      <text:p text:style-name="Standard">אמר רבא: שתי תשובות בדבר, חדא: דאין אדם מתכפר בדבר הבא בעבירה, ועוד: התני רב חנניא לסיועי לרבי יהושע בן לוי <text:span text:style-name="T25">(</text:span><text:span text:style-name="T52">לעיל בהאי פירקא </text:span><text:span text:style-name="T53">(דף יח:)</text:span><text:span text:style-name="T25">)</text:span>, דאמר 'ולד ראשון קרב ולד שני אינו קרב' <text:span text:style-name="T25">(</text:span><text:span text:style-name="T52">והאי - ולד שני הוא, דתמורה קרי 'וולד' הואיל ומכח אחר אתי</text:span><text:span text:style-name="T25">)</text:span>!? אלא אי איתמר - הכי איתמר:</text:p>
      <text:p text:style-name="Standard">אמר רב נחמן אמר רבה בר אבוה: מחלוקת <text:span text:style-name="T25">(</text:span><text:span text:style-name="T52">דולד תמורה</text:span><text:span text:style-name="T25">)</text:span> קודם כפרה <text:span text:style-name="T25">(</text:span><text:span text:style-name="T52">דהתם אמר רבי אליעזר ימות, דאי אמרת ירעה - כיון דדמיה קרבי - אתי לאיחלופי ולאקרוביה לאשם, ורבנן אמרי: כיון דאיהו גופיה לא אקריב עולה - לא אתי לאיחלופי</text:span><text:span text:style-name="T25">)</text:span>, אבל לאחר כפרה <text:span text:style-name="T25">(</text:span><text:span text:style-name="T52">דליכא למימר איחלופי</text:span><text:span text:style-name="T25">)</text:span> הוא <text:span text:style-name="T25">(</text:span><text:span text:style-name="T52">הולד</text:span><text:span text:style-name="T25">)</text:span> עצמו קרב עולה.</text:p>
      <text:p text:style-name="Standard">והתני רב חנניא לסיועי לרבי יהושע בן לוי? </text:p>
      <text:p text:style-name="Standard">קשיא.<text:span text:style-name="T52"> </text:span></text:p>
      <text:p text:style-name="Standard"/>
      <text:p text:style-name="Standard">בעא מיניה רבי אבין בר חייא מרבי אבין בר כהנא: הפריש נקבה לאשם, בנה מהו שיקרב לעולה?</text:p>
      <text:p text:style-name="Standard">ותיפשוט ליה מדרבי יוסי ברבי חנינא, דאמר 'מודה רבי אליעזר' <text:span text:style-name="T25">(</text:span><text:span text:style-name="T52">ושמעינן מינה דטעמיה דרבי אליעזר גבי ולד של מפריש נקבה לעולה, משום דאיכא שם עולה על אמו, אבל הכא - דליכא שם עולה על אמו - לא</text:span><text:span text:style-name="T25">)</text:span>?</text:p>
      <text:p text:style-name="Standard">לא שמיע ליה.</text:p>
      <text:p text:style-name="Standard"><text:soft-page-break/>מאי?</text:p>
      <text:p text:style-name="Standard">אמר ליה: בנה קרב עולה.</text:p>
      <text:p text:style-name="Standard">האי מאי? עד כאן לא קאמר רבי אליעזר אלא מפריש נקבה לעולה, דאיכא שם עולה על אמו, אבל גבי אשם - דליכא שם עולה על אמו - אפילו רבי אליעזר מודה!?</text:p>
      <text:p text:style-name="Standard">אמר ליה: טעמא דרבי אליעזר לאו משום דשם עולה על אמו אלא משום דחזי <text:span text:style-name="T25">(</text:span><text:span text:style-name="T52">הולד</text:span><text:span text:style-name="T25">)</text:span> להקרבה והא נמי חזי להקרבה </text:p>
      <text:p text:style-name="Standard">איתיביה: <text:span text:style-name="T25">(</text:span><text:span text:style-name="T52">מתניתין היא: '</text:span><text:span text:style-name="T65">תמורת אשם</text:span><text:span text:style-name="T52"> כו'</text:span><text:span text:style-name="T25">)</text:span><text:span text:style-name="T74"> ולדן, ולד ולדן עד סוף כל העולם יביא בדמיהן עולה</text:span>' <text:span text:style-name="T25">(</text:span><text:span text:style-name="T52">מילתיה דרבי אלעזר נקט</text:span><text:span text:style-name="T25">)</text:span>; 'בדמיהן' אִין,</text:p>
      <text:p text:style-name="Standard"/>
      <text:p text:style-name="Standard">(תמורה כא,א)</text:p>
      <text:p text:style-name="Standard">עצמו לא <text:span text:style-name="T25">(</text:span><text:span text:style-name="T52">ואף על גב דולד התמורה חזי להקרבה</text:span><text:span text:style-name="T25">)</text:span>!</text:p>
      <text:p text:style-name="Standard">הכא במאי עסקינן: - כגון שילדה נקבה.</text:p>
      <text:p text:style-name="Standard">'ועד סוף העולם' לא אוליד חד זכר?</text:p>
      <text:p text:style-name="Standard">אמר ליה: משנינא שינויי דחיקי בבלאי: כגון שילדה נקבות עד סוף העולם.</text:p>
      <text:p text:style-name="Standard"><text:span text:style-name="T38">[שטמ"ק:]</text:span> ואי לא משניליה שינויי דחיקי בבלאי, מאי הוי משני ליה <text:span text:style-name="T25">(</text:span><text:span text:style-name="T52">כלומר: מדקאמר משנינא לך שינויי דחיקי בבלאי - מכלל דהוה ידע שינויא אחרינא</text:span><text:span text:style-name="T25">)</text:span>?</text:p>
      <text:p text:style-name="Standard">זכר יקרב עולה, נקבה יפלו דמיה לנדבה.</text:p>
      <text:p text:style-name="Standard">ס"א: הוה משני ליה: אי לפני כפרה תניא זכר יפלו דמיו לנדבה, <text:s/>נקבה יביא בדמיה עולה; אי לאחר כפרה, תניא זכר יקריבעולה , נקבה יפלו דמיה לנדבה.</text:p>
      <text:p text:style-name="Standard"/>
      <text:p text:style-name="Standard"/>
      <text:p text:style-name="Standard">משנה:</text:p>
      <text:p text:style-name="Standard">תמורת הבכור והמעשר – ולדן, ולד ולדן עד סוף העולם - הרי אלו כבכור וכמעשר <text:span text:style-name="T25">(</text:span><text:span text:style-name="T52">לכל קדושת בכור ומעשר: שלא ימכרו באיטליז לאחר שנפל בהן מום ונפדו</text:span><text:span text:style-name="T25">)</text:span>, ויאכלו במומן לבעלים. <text:span text:style-name="T25">(</text:span><text:span text:style-name="T52">נפל בהן מום בבכור ומעשר אינו יכול להוציאן מקדושה, דבבכור כתיב </text:span><text:span text:style-name="T56">לא תפדה</text:span><text:span text:style-name="T52"> </text:span><text:span text:style-name="T53">[במדבר יח,יז]</text:span><text:span text:style-name="T52">, ובמעשר כתיב </text:span><text:span text:style-name="T53">[ויקרא כז,לג]</text:span><text:span text:style-name="T52"> </text:span><text:span text:style-name="T56">לא יגאל</text:span><text:span text:style-name="T52">.</text:span><text:span text:style-name="T25">)</text:span> </text:p>
      <text:p text:style-name="Standard">מה בין בכור ומעשר לבין כל הקדשים?</text:p>
      <text:p text:style-name="Standard">שכל הקדשים נמכרים באיטלז ונשחטין באיטלז ונשקלין בליטרא - חוץ מן הבכור והמעשר <text:span text:style-name="T25">(</text:span><text:span text:style-name="T52">מפני שאין הנאתן להקדש במכירתם: דדמי בכור לכהן, ודמי מעשר לבעלים, ומשום הנאה דידהו לא מזלזלינן בקדשים</text:span><text:span text:style-name="T25">)</text:span>;</text:p>
      <text:p text:style-name="Standard">ויש להן פדיון ולתמורותיהן פדיון - חוץ מן הבכור והמעשר;</text:p>
      <text:p text:style-name="Standard">ובאין מחוצה לארץ - חוץ מן הבכור והמעשר <text:span text:style-name="T25">(</text:span><text:span text:style-name="T52">שאין באין לכתחלה מחוצה לארץ כשאר כל הקדשים</text:span><text:span text:style-name="T25">)</text:span>: שאם באו תמימים – יקרבו, ואם בעלי מומין - יאכלו במומן לבעלים.</text:p>
      <text:p text:style-name="Standard">אמר רבי שמעון: מה טעם? שהבכור והמעשר יש להן פרנסה ממקומן <text:span text:style-name="T25">(</text:span><text:span text:style-name="T52">יש להן תקנה במקומן: שירעו עד שיסתאבו ויאכלו במומם לבעלים</text:span><text:span text:style-name="T25">)</text:span>, ושאר כל הקדשים - אף על פי שנולד בהם מום - הרי אלו בקדושתן <text:span text:style-name="T25">(</text:span><text:span text:style-name="T52">וצריך אתה לפדותן ולהעלות דמיהן ולהקריבן; והואיל וסופו להקריב דמיהן - יעלו הן עצמן ויקרבו</text:span><text:span text:style-name="T25">)</text:span>.</text:p>
      <text:p text:style-name="Standard"/>
      <text:p text:style-name="Standard">גמרא:</text:p>
      <text:p text:style-name="Standard">אמר רבא בר רב עזא: בען במערבא: המטיל מום בתמורת בכור ומעשר מהו?: מי אמרינן כיון דלא קריבן לא מיחייב <text:span text:style-name="T25">(</text:span><text:span text:style-name="T52">מלקות משום </text:span><text:span text:style-name="T53">[ויקרא כב,כא]</text:span><text:span text:style-name="T52"> </text:span><text:span text:style-name="T56">כל מום לא יהיה בו</text:span><text:span text:style-name="T25">)</text:span>? או דילמא כיון דקדשו מיחייב?</text:p>
      <text:p text:style-name="Standard">אמר ליה אביי: ותיבעי לך המטיל מום בתשיעי של מעשר <text:span text:style-name="T25">(</text:span><text:span text:style-name="T52">כגון קרא לתשיעי 'עשירי', דקדש ואינו קרב, כדאמרינן בשילהי בכורות </text:span><text:span text:style-name="T53">(דף ס.)</text:span><text:span text:style-name="T52">: התשיעי נאכל במומו</text:span><text:span text:style-name="T25">)</text:span>? אלא מאי שנא תשיעי דלא קמיבעיא לך? - דרחמנא מעטיה <text:span text:style-name="T53">(ויקרא כז,לב)</text:span><text:span text:style-name="T45"> </text:span><text:span text:style-name="T47">[וכל מעשר בקר וצאן כל אשר יעבר תחת השבט העשירי יהיה קדש לה']</text:span>'- '<text:span text:style-name="T47">[ה]</text:span><text:span text:style-name="T45">עשירי</text:span>' - להוציא התשיעי <text:span text:style-name="T25">(</text:span><text:span text:style-name="T52">שלא יקרב, וכיון דאינו קרב - פשיטא לן דלא מיחייב המטיל בו מום</text:span><text:span text:style-name="T25">)</text:span>? הכא נמי רחמנא מעטינהו <text:span text:style-name="T53">(במדבר יח,יז)</text:span><text:span text:style-name="T45"> </text:span><text:span text:style-name="T47">[אך בכור שור או בכור כשב או בכור עז]</text:span><text:span text:style-name="T45"> לא תפדה קדש הם </text:span><text:span text:style-name="T47">[את דמם תזרק על המזבח ואת חלבם תקטיר אשה לריח ניחח לה']</text:span><text:span text:style-name="T45"> </text:span>- הם קריבין ואין תמורתן קריבה.</text:p>
      <text:p text:style-name="Standard">רב נחמן בר יצחק מתני לה הכי: אמר רב אחא בריה דרב עזא: בען במערבא: המטיל מום בתשיעי של מעשר מהו?</text:p>
      <text:p text:style-name="Standard"><text:soft-page-break/>אמר ליה: ותיבעי לך המטיל מום בתמורת בכור ומעשר? אלא מאי שנא תמורת בכור ומעשר דלא מיבעיא לך, דרחמנא מעטינהו: '<text:span text:style-name="T45">קדש הם</text:span>' - הן קריבין ואין תמורתן קריבה? <text:s/>תשיעי של מעשר נמי רחמנא מעטיה: <text:span text:style-name="T45">העשירי</text:span> - להוציא את התשיעי.</text:p>
      <text:p text:style-name="Standard"/>
      <text:p text:style-name="Standard">ואם באו תמימין <text:span text:style-name="T25">[יקרבו, ואם בעלי מומין - יאכלו במומן לבעלים. אמר רבי שמעון: מה טעם? שהבכור והמעשר יש להן פרנסה ממקומן, ושאר כל הקדשים - אף על פי שנולד בהם מום - הרי אלו בקדושת]</text:span>: <text:s/></text:p>
      <text:p text:style-name="Standard">ורמינהו: '<text:span text:style-name="T74">בן אנטיגנוס העלה בכורות מבבל ולא קבלו ממנו</text:span>' <text:span text:style-name="T25">(</text:span><text:span text:style-name="T52">וקשיא אמתניתין, דקתני '</text:span><text:span text:style-name="T65">אם באו תמימים יקרבו</text:span><text:span text:style-name="T52">'</text:span><text:span text:style-name="T25">)</text:span>?</text:p>
      <text:p text:style-name="Standard">אמר רב חסדא: לא קשיא, הא רבי ישמעאל הא רבי עקיבא, דתניא: '<text:span text:style-name="T79">רבי יוסי אומר שלשה דברים משום שלשה זקנים </text:span><text:span text:style-name="T25">(</text:span><text:span text:style-name="T52">רבי ישמעאל ורבי עקיבא ובן עזאי</text:span><text:span text:style-name="T25">)</text:span><text:span text:style-name="T79">: </text:span></text:p>
      <text:p text:style-name="Standard"><text:span text:style-name="T79">רבי ישמעאל אומר: יכול יעלה אדם מעשר שני בזמן הזה ויאכלנו בירושלים? ודין הוא: בכור טעון הבאת מקום ומעשר טעון הבאת מקום </text:span><text:span text:style-name="T25">(</text:span><text:span text:style-name="T52">בכור ומעשר ובכורים דטעונין הבאת מקום, דכתיב </text:span><text:span text:style-name="T53">(דברים יב,ז)</text:span><text:span text:style-name="T56"> והבאתם שמה עולותיכם</text:span><text:span text:style-name="T52"> </text:span><text:span text:style-name="T57">[וזבחיכם ואת מעשרתיכם ואת </text:span><text:span text:style-name="T63">תרומת ידכם</text:span><text:span text:style-name="T57"> ונדריכם ונדבתיכם ו</text:span><text:span text:style-name="T63">בכרת</text:span><text:span text:style-name="T57"> בקרכם וצאנכם]</text:span><text:span text:style-name="T52">; ו'</text:span><text:span text:style-name="T56">תרומת ידכם</text:span><text:span text:style-name="T52">' - אלו בכורים</text:span><text:span text:style-name="T25">)</text:span><text:span text:style-name="T79">; מה בכור אינו נאכל אלא בפני הבית </text:span><text:span text:style-name="T25">(</text:span><text:span text:style-name="T52">כדמפרש לקמיה: דבעי מתן דמים ואימורין למזבח</text:span><text:span text:style-name="T25">)</text:span><text:span text:style-name="T79"> - אף מעשר אינו נאכל אלא בפני הבית.</text:span></text:p>
      <text:p text:style-name="P13">לא! אם אמרת בבכור שכן טעון מתן דמים ואימורים לגבי מזבח, תאמר במעשר, דלא?</text:p>
      <text:p text:style-name="Standard"><text:span text:style-name="T79">אמרת: ביכורים טעונין הבאת מקום ומעשר טעון הבאת מקום, מה ביכורים אין נאכלין אלא בפני הבית </text:span><text:span text:style-name="T25">(</text:span><text:span text:style-name="T52">דכתיב </text:span><text:span text:style-name="T53">(דברים כו,י)</text:span><text:span text:style-name="T52"> </text:span><text:span text:style-name="T56">והנחתו לפני ה' אלהיך</text:span><text:span text:style-name="T25">)</text:span><text:span text:style-name="T79"> - אף מעשר אין נאכל אלא בפני הבית!</text:span></text:p>
      <text:p text:style-name="Standard"><text:span text:style-name="T79">מה לביכורים שכן טעונין הנחה </text:span><text:span text:style-name="T25">(</text:span><text:span text:style-name="T52">לפני המזבח, דכתיב </text:span><text:span text:style-name="T53">(דברים כו,י)</text:span><text:span text:style-name="T52"> </text:span><text:span text:style-name="T56">והנחתו לפני ה' אלהיך</text:span><text:span text:style-name="T25">)</text:span><text:span text:style-name="T79"> תאמר במעשר, דלא?</text:span></text:p>
      <text:p text:style-name="Standard"><text:span text:style-name="T79">תלמוד לומר: </text:span><text:span text:style-name="T53">(דברים יד,כג)</text:span><text:span text:style-name="T46"> ואכלת לפני ה' אלהיך </text:span><text:span text:style-name="T47">[במקום אשר יבחר לשכן שמו שם]</text:span><text:span text:style-name="T46"> מעשר דגנך ותירושך ויצהרך ובכורות בקרך וצאנך</text:span><text:span text:style-name="T79"> </text:span><text:span text:style-name="T47">[למען תלמד ליראה את ה' אלקיך כל הימים]</text:span><text:span text:style-name="T79"> - הקיש מעשר לבכור: מה בכור אינו נאכל אלא בפני הבית - אף מעשר אין נאכל אלא בפני הבית.</text:span>'</text:p>
      <text:p text:style-name="P5"><text:span text:style-name="T25">(</text:span><text:span text:style-name="T52">למה לי קרא?</text:span><text:span text:style-name="T25">)</text:span> וליהדר דינא וליתי במה הצד <text:span text:style-name="T25">(</text:span><text:span text:style-name="T52">ולימא: בכור יוכיח, וחזר הדין; הצד השוה שבהן שטעונין הבאת מקום ואינן נאכלין אלא בפני הבית - אף אני אביא מעשר</text:span><text:span text:style-name="T25">)</text:span>?</text:p>
      <text:p text:style-name="P5">אמר רב אשי: משום דאיכא למימר 'מה להצד השוה שבהן שכן יש בהן צד מזבח';</text:p>
      <text:p text:style-name="P5">ומאי קסבר <text:span text:style-name="T25">(</text:span><text:span text:style-name="T37">[רבי ישמעאל] </text:span><text:span text:style-name="T52">דפשיטא ליה דבכור אינו נאכל, ומעשר שני מספקא ליה</text:span><text:span text:style-name="T25">)</text:span>? אי קסבר קדושה ראשונה קידשה לשעתה וקידשה לעתיד לבא - לא שנא בכור ולא שנא מעשר: בני הבאה נינהו <text:span text:style-name="T25">(</text:span><text:span text:style-name="T52">ויקריבום, הואיל והשתא נמי קדושה היא ירושלים להקריב</text:span><text:span text:style-name="T25">)</text:span>!? ואי קסבר קדושה ראשונה קידשה לשעתה ולא קידשה לעתיד לבא <text:span text:style-name="T25">(</text:span><text:span text:style-name="T52">ואפילו הכי מספקא ליה ממעשר</text:span><text:span text:style-name="T25">)</text:span> - אפילו בכור נמי תיבעי לך <text:span text:style-name="T25">(</text:span><text:span text:style-name="T52">ואמאי יליף מעשר שני מבכור</text:span><text:span text:style-name="T25">)</text:span>?</text:p>
      <text:p text:style-name="P5">לעולם קסבר קדושה ראשונה קידשה לשעתה ולא קידשה לעתיד לבא <text:span text:style-name="T25">(</text:span><text:span text:style-name="T52">ודקשיא 'מאי שנא בכור דפשיטא ליה'?</text:span><text:span text:style-name="T25">)</text:span> והכא במאי עסקינן? - <text:span text:style-name="T25">(</text:span><text:span text:style-name="T52">בכי האי בכור עסקינן</text:span><text:span text:style-name="T25">)</text:span> כגון שנזרק דמו של בכור בפני הבית, וחרב הבית, ועדיין בשרו קיים: כיון דאי איתיה לדם לא בר זריקה הוא אתי בשר יליף מדם <text:span text:style-name="T25">(</text:span><text:span text:style-name="T52">דכי היכי דאי הוה דם השתא לא היה נזרק - דלא קידשה לעתיד לבא - בשר נמי לא יאכל</text:span><text:span text:style-name="T25">)</text:span>,</text:p>
      <text:p text:style-name="Standard"/>
      <text:p text:style-name="Standard">(תמורה כא,ב)</text:p>
      <text:p text:style-name="P5">ואתי מעשר ויליף מבכור <text:span text:style-name="T25">(</text:span><text:span text:style-name="T52">בהקישא ד</text:span><text:span text:style-name="T56">ואכלת לפני ה'</text:span><text:span text:style-name="T52"> וגו' </text:span><text:span text:style-name="T49">[מעשר דגנך ותירושך ויצהרך ובכורות בקרך וצאנך]</text:span><text:span text:style-name="T52"> <text:s/></text:span><text:span text:style-name="T53">(דברים יד,כג)</text:span><text:span text:style-name="T52"> דמעשר שני איתקש לבכור, וכיון דאיכא בכור דפשיטא לו דלא מיתאכיל אלא בפני הבית כגון האי - גמרינן מעשר מיניה</text:span><text:span text:style-name="T25">)</text:span>.</text:p>
      <text:p text:style-name="P5">ומי ילפינן קדש מהדדי <text:span text:style-name="T25">(</text:span><text:span text:style-name="T52">כגון הכא דילפת בשר מדם ומעשר מבשר</text:span><text:span text:style-name="T25">)</text:span>? והאמר רבי יוחנן <text:span text:style-name="T25">(</text:span><text:span text:style-name="T52">ומפרש טעמא באיזהו מקומן </text:span><text:span text:style-name="T53">(זבחים דף מט:)</text:span><text:span text:style-name="T25">)</text:span>: כל התורה כולה למדין למד מן הלמד, חוץ מן הקדשים שאין למדין למד מן הלמד <text:span text:style-name="T25">(</text:span><text:span text:style-name="T52">כגון הכא: דמעשר למד מבשר, ובשר גופיה למד מדם</text:span><text:span text:style-name="T25">)</text:span>?</text:p>
      <text:p text:style-name="P5">מעשר - חולין הוא <text:span text:style-name="T25">(</text:span><text:span text:style-name="T52">ולמידין אותו</text:span><text:span text:style-name="T25">)</text:span>. </text:p>
      <text:p text:style-name="P5">הניחא למאן דאמר בתר למד אזלינן <text:span text:style-name="T25">(</text:span><text:span text:style-name="T52">דאם הוא חולין למידין אותו א) מהמלמד</text:span><text:span text:style-name="T25">)</text:span>, אלא למאן דאמר בתר מלמד <text:span text:style-name="T25">(</text:span><text:span text:style-name="T52">דם</text:span><text:span text:style-name="T25">)</text:span> אזלינן <text:span text:style-name="T25">(</text:span><text:span text:style-name="T52">המלמד בעי למיהוי חולין</text:span><text:span text:style-name="T25">)</text:span> מאי איכא למימר <text:span text:style-name="T25">(</text:span><text:span text:style-name="T52">הא הוי המלמד בכור</text:span><text:span text:style-name="T25">)</text:span>?<text:span text:style-name="T52"> </text:span></text:p>
      <text:p text:style-name="P5">בשר ודם חדא מילתא היא.</text:p>
      <text:p text:style-name="P5"><text:soft-page-break/><text:span text:style-name="T60">(</text:span><text:span text:style-name="T52">קשיא לי: כיון דלא קידשה לעתיד - אמאי מספקא ליה במעשר?</text:span></text:p>
      <text:p text:style-name="P5"><text:span text:style-name="T52">וכמדומה אני שלשון ירושלמי הכתוב בספרים עיקר, וכן קבלתי במסכת מכות </text:span><text:span text:style-name="T53">(דף יט.)</text:span><text:span text:style-name="T52">: </text:span></text:p>
      <text:p text:style-name="P18">אי קסבר קידשה לעתיד לבוא - בכור נמי ליבעי? ואי קסבר לא קידשה - מעשר נמי לא ליבעי? </text:p>
      <text:p text:style-name="P18">לעולם קסבר קידשה לעתיד לבוא, והכא דפשיטא ליה בבכור - כגון שנזרק דמו בפני הבית כו' </text:p>
      <text:p text:style-name="P5"><text:span text:style-name="T52">ולא גרסינן 'כיון דאם איתיה לדם לאו בר זריקה הוא כו', אלא הכי גרסינן: 'ואתי בשר ויליף מדם: מה דמו במזבח - אף בשרו במזבח', כלומר: מה דמו של זה נזרק בזמן מזבח - אף בשרו לא יאכל אלא בזמן מזבח, ואתא מעשר וגמר מהאי בשר.</text:span><text:span text:style-name="T60">)</text:span><text:span text:style-name="T52"> </text:span></text:p>
      <text:p text:style-name="Standard">'<text:span text:style-name="T79">רבי עקיבא אומר: יכול יעלה אדם בכור מחוצה לארץ לארץ בזמן שבית המקדש קיים ויקריבנו? תלמוד לומר: </text:span><text:span text:style-name="T53">(דברים יד,כג)</text:span><text:span text:style-name="T46"> ואכלת לפני ה' אלהיך </text:span><text:span text:style-name="T47">[במקום אשר יבחר לשכן שמו שם]</text:span><text:span text:style-name="T46"> מעשר דגנך ותירושך ויצהרך ובכורות בקרך וצאנך</text:span><text:span text:style-name="T79"> </text:span><text:span text:style-name="T47">[למען תלמד ליראה את ה' אלקיך כל הימים]</text:span><text:span text:style-name="T79"> ממקום שאתה מעלה מעשר דגן </text:span><text:span text:style-name="T25">(</text:span><text:span text:style-name="T52">מעשר דגן אינו בא אלא מן הארץ </text:span><text:span text:style-name="T53">[בפרק קמא דקדושין בסופו (דף לו:)]</text:span><text:span text:style-name="T25">)</text:span><text:span text:style-name="T79"> - אתה מעלה בכור, וממקום שאי אתה מעלה מעשר דגן - אי אתה מעלה בכור; </text:span><text:span text:style-name="T25">(</text:span><text:span text:style-name="T52">וברייתא ד'לא קיבלו מבית אנטיגנוס' - רבי עקיבא היא, ומתניתין - רבי ישמעאל היא, דלא מייתר ליה האי קרא להך דרשא</text:span><text:span text:style-name="T25">)</text:span><text:span text:style-name="T79"> </text:span></text:p>
      <text:p text:style-name="Standard"><text:span text:style-name="T79">בן עזאי אומר: יכול מעלה את מעשר שני ויאכלנו בכל הרואה </text:span><text:span text:style-name="T25">(</text:span><text:span text:style-name="T52">בכל מקום שיוכל לראותו העומד בירושלים</text:span><text:span text:style-name="T25">)</text:span><text:span text:style-name="T79">? ודין הוא </text:span><text:span text:style-name="T25">(</text:span><text:span text:style-name="T52">דאינו נאכל</text:span><text:span text:style-name="T25">)</text:span><text:span text:style-name="T79">: בכור טעון הבאת מקום ומעשר טעון הבאת מקום; מה בכור אינו נאכל אלא לפנים מן החומה </text:span><text:span text:style-name="T25">(</text:span><text:span text:style-name="T52">דקדשים נפסלין ביוצא</text:span><text:span text:style-name="T25">)</text:span><text:span text:style-name="T79"> - אף מעשר אינו נאכל אלא לפנים מן החומה.</text:span></text:p>
      <text:p text:style-name="Standard"><text:span text:style-name="T79">מה לבכור שכן</text:span> <text:span text:style-name="T38">[גירסת רש"י, ושטמ"ק אות ג:]</text:span><text:span text:style-name="T74"> </text:span><text:span text:style-name="T68">חילקת בזמן אכילתו ואוכליו</text:span><text:span text:style-name="T74"> </text:span><text:span text:style-name="T25">(</text:span><text:span text:style-name="T71">חילקת בזמן אכילתו</text:span><text:span text:style-name="T52"> דאינו נאכל אלא לשני ימים ולילה אחד, ומעשר שני לעולם; </text:span><text:span text:style-name="T71">וחילקת באוכליו</text:span><text:span text:style-name="T52"> שאינו נאכל אלא לכהנים, ומעשר שני לכל אדם</text:span><text:span text:style-name="T25">)</text:span> <text:span text:style-name="T38">[ורש"י אינו גורס:</text:span><text:span text:style-name="T26"> טעון מתן דמים ואימורין לגבי מזבח תאמר במעשר, דלא?</text:span><text:span text:style-name="T38">]</text:span><text:span text:style-name="T79"> </text:span></text:p>
      <text:p text:style-name="Standard"><text:span text:style-name="T79">תלמוד לומר: </text:span><text:span text:style-name="T53">(דברים יד,כג)</text:span><text:span text:style-name="T46"> ואכלת לפני ה' אלהיך </text:span><text:span text:style-name="T47">[במקום אשר יבחר לשכן שמו שם]</text:span><text:span text:style-name="T46"> מעשר דגנך ותירושך ויצהרך ובכורות בקרך וצאנך</text:span><text:span text:style-name="T79"> </text:span><text:span text:style-name="T47">[למען תלמד ליראה את ה' אלקיך כל הימים]</text:span><text:span text:style-name="T79">: מקיש מעשר לבכור: מה בכור אינו נאכל אלא לפנים מן החומה - אף מעשר אינו נאכל אלא לפנים מן החומה</text:span>'.</text:p>
      <text:p text:style-name="P5">מאי קשיא ליה <text:span text:style-name="T25">(</text:span><text:span text:style-name="T52">לבן עזאי</text:span><text:span text:style-name="T25">)</text:span>, דקאמר '<text:span text:style-name="T74">יכול</text:span> <text:span text:style-name="T45">[</text:span><text:span text:style-name="T25">מעלה את מעשר שני ויאכלנו בכל הרואה</text:span><text:span text:style-name="T45">]</text:span>' <text:span text:style-name="T25">(</text:span><text:span text:style-name="T52">ומנא תיתי לך האי דיאכל בכל הרואה, דאיצטריך קרא להכי</text:span><text:span text:style-name="T25">)</text:span>?</text:p>
      <text:p text:style-name="P5">אמרת: הואיל ותנן <text:span text:style-name="T53">[מגילה פ"ה מ"א]</text:span>: '<text:span text:style-name="T74">אין בין שילה לירושלים אלא שבשילה אוכלין קדשים קלים ומעשר שני בכל הרואה, ובירושלים לפנים מן החומה</text:span>' <text:span text:style-name="T88">[וכאן וכאן קדשי קדשים לפנים מן הקלעים]'</text:span> [<text:span text:style-name="T52">שטמ"ק ד, דומה לרש"י בגמרא שלנו:</text:span> וקא קשיא ליה: בשלמא קדשים קלים בעי למזרק דם, אלא מהו דתימא בירושלים ליתי מעשר שני ליתאכיל בכל הרואה? – תלמוד לומר: '<text:span text:style-name="T45">ואכלת</text:span>': מקש מעשר לבכור: מה בכור אינו נאכל וכו' אף מעשר אינו מאכל כו'] - קא משמע לן. <text:s/></text:p>
      <text:p text:style-name="Standard">'<text:span text:style-name="T79">אחרים אומרים: יכול יהא בכור שעברה שנתו כפסולי המוקדשין ויפסל </text:span><text:span text:style-name="T25">(</text:span><text:span text:style-name="T52">מהקרבה הואיל וכתיב </text:span><text:span text:style-name="T53">[דברים טו,כ]</text:span><text:span text:style-name="T52"> </text:span><text:span text:style-name="T56">שנה בשנה</text:span><text:span text:style-name="T25">)</text:span><text:span text:style-name="T79">? </text:span></text:p>
      <text:p text:style-name="Standard"><text:span text:style-name="T79">תלמוד לומר: </text:span><text:span text:style-name="T46">מעשר דגנך ותירושך ויצהרך</text:span><text:span text:style-name="T79"> - מקיש בכור למעשר: מה מעשר אינו נפסל משנה לחבירתה - אף בכור אינו נפסל משנה לחבירתה.</text:span>'</text:p>
      <text:p text:style-name="P5">ולרבנן, דמפקי להו לטעמא אחרינא - משנה לחבירתה מנא להו?</text:p>
      <text:p text:style-name="P5">נפקא להו <text:span text:style-name="T53">(דברים טו,כ)</text:span> מ'<text:span text:style-name="T45">לפני ה' אלהיך תאכלנו שנה בשנה </text:span><text:span text:style-name="T47">[במקום אשר יבחר ה' אתה וביתך]</text:span> - לימד על הבכור שאינו נפסל משנה לחברתה.</text:p>
      <text:p text:style-name="P5">ולאחרים, '<text:span text:style-name="T45">לפני ה' אלהיך תאכלנו שנה בשנה</text:span>' מאי דרשי ביה?</text:p>
      <text:p text:style-name="P5">מיבעי ליה לכדתניא: '<text:span text:style-name="T25">(</text:span><text:span text:style-name="T56">שנה בשנה</text:span><text:span text:style-name="T52"> שתי שנים במשמע</text:span><text:span text:style-name="T25">)</text:span><text:span text:style-name="T79"> יום אחד משנה זו ויום אחד משנה אחרת </text:span><text:span text:style-name="T25">(</text:span><text:span text:style-name="T52">ששחטו כמצותו בסוף שנתו, וקא משמע לן קרא דנאכל אותו יום, ויום המחרת, שהוא משנה האחרת</text:span><text:span text:style-name="T25">)</text:span><text:span text:style-name="T79">, לימד על הבכור שנאכל לשני ימים ולילה אחד</text:span>'</text:p>
      <text:p text:style-name="P5">ורבנן, דנאכל לשני ימים ולילה אחד - מנא להו?</text:p>
      <text:p text:style-name="P5">אמר קרא <text:span text:style-name="T53">(במדבר יח,יח)</text:span><text:span text:style-name="T45"> </text:span><text:span text:style-name="T47">[ובשרם]</text:span><text:span text:style-name="T45"> יהיה לך כחזה התנופה </text:span><text:span text:style-name="T47">[וכשוק הימין לך יהיה]</text:span> <text:span text:style-name="T25">(</text:span><text:span text:style-name="T52">דהיינו חזה ושוק של שלמים: נאכלין לשני ימים ולילה אחד, ואקשינן בבכורות </text:span><text:span text:style-name="T53">[כז,ב, ודומה לספרי קרח פסקא קיח]</text:span><text:span text:style-name="T52">: </text:span><text:span text:style-name="T56">ובשרם יהיה לך כחזה התנופה</text:span><text:span text:style-name="T52"> דמסתמא הוי אזלינן לחומרא ואמרינן </text:span><text:span text:style-name="T53">(זבחים דף נז.)</text:span><text:span text:style-name="T52"> כחזה ושוק של תודה, וכתיב </text:span><text:span text:style-name="T56">יהיה</text:span><text:span text:style-name="T52"> להוסיף עוד הוייה אחרת כיוצא בה, והיינו יום שני</text:span><text:span text:style-name="T25">)</text:span>.</text:p>
      <text:p text:style-name="Standard"/>
      <text:p text:style-name="Standard"/>
      <text:p text:style-name="P8">הדרן עלך אלו קדשים</text:p>
      <text:p text:style-name="Standard"/>
      <text:p text:style-name="P20"/>
      <text:p text:style-name="P2">=-=-=-=-=-=-=-=-=-=-=-=-=-=-=-=-=-=-=-=-=-=-=</text:p>
      <text:p text:style-name="P2"/>
      <text:p text:style-name="P16">תמורה פרק רביעי ולד חטאת</text:p>
      <text:p text:style-name="Standard"/>
      <text:p text:style-name="Standard">(תמורה כא,ב)</text:p>
      <text:p text:style-name="Standard">משנה:</text:p>
      <text:p text:style-name="Standard">ולד חטאת, ותמורת חטאת, וחטאת שמתו בעליה – ימותו; ושעיברה שנתה ושאבדה ונמצאת בעלת מום (קודם שנתכפר באחרת): אם משכפרו הבעלים (אם כיפרו הבעלים אחרי כן באחרת) תמות (ואפילו לרבנן דאמרי לקמן, ופליגי עליה דרבי דאין חטאת מתה אלא שנמצאת לאחר שכיפרו הבעלים - בהא מודו, הואיל ואיכא תרתי לריעותא: דאבדה ונמצאת בעלת מום; ולהכי נקט בעלת מום: דאי תמימה - הואיל ונמצאת קודם כפרה, אפילו כיפרו הבעלים שוב באחרת - רועה) ואינה עושה תמורה,</text:p>
      <text:p text:style-name="Standard"/>
      <text:p text:style-name="Standard">(תמורה כב,א)</text:p>
      <text:p text:style-name="Standard">המשך המשנה<text:tab/></text:p>
      <text:p text:style-name="Standard">לא נהנין (מדרבנן) ולא מועלין (דאם נהנו - פטורין מקרבן מעילה, דכיון דלא היא ולא דמיה קריבין - אזלא קדושתה),</text:p>
      <text:p text:style-name="Standard">(אתרוייהו קאי:) ואם עד שלא כיפרו הבעלים (כלומר כל זמן שלא כפרו הבעלים שלא רצה להתכפר באחרת) - תרעה עד שתסתאב, ותמכר, ויביא בדמיה אחרת (ואעיברה שנתה קאי, ולא אאותה שאבדה ונמצאת בעלת מום, דהא מסאבא וקיימא, ותימכר מיד ויביא בדמיה אחרת), ועושה תמורה (הואיל ודמים מתירין ליקרב, דהכי אמרינן בפרקין דלעיל (דף כ.), דדבר הרועה להסתאב עושה תמורה), ומועלין בה.</text:p>
      <text:p text:style-name="Standard"/>
      <text:p text:style-name="Standard">גמרא:</text:p>
      <text:p text:style-name="Standard">מאי טעמא לא תני להו גבי הדדי (אלא פליגי לה, כלומר: מאי שנא דתני לה בתרי בבי ולא תנא כולהו חמש חטאות ביחד, אלא מפסיק בין שלש קמאי ושני בתראי)?</text:p>
      <text:p text:style-name="Standard">רישא פסיקא ליה (דלעולם מתות ואפילו לא כיפרו הבעלים) וסיפא לא פסיקא ליה.</text:p>
      <text:p text:style-name="Standard">למה לי למיתנייה גבי מעילה, למה לי למיתנייה גבי תמורה (דכולה הך מתניתין תנינן גבי מעילה: שיש שם פרק אחד שמתחיל 'ולד חטאת ותמורת חטאת' וכולה מתניתין (דף יא:))?</text:p>
      <text:p text:style-name="Standard">תנא הכא תמורה, ואיידי דתנא תמורה תנא נמי מעילה, ואיידי דתנא גבי מעילה מעילה - תנא נמי תמורה.</text:p>
      <text:p text:style-name="Standard"/>
      <text:p text:style-name="Standard">אמר ריש לקיש: חטאת שעיברה שנתה - רואין אותה כאילו עומדת בבית הקברות (כלומר: כל מקום שהיא שם - רואין אותה כאילו היא עומדת בבית הקברות: שאין כהן יכול ליכנס אחריה ולשוחטה) ורועה (עד שתסתאב).</text:p>
      <text:p text:style-name="Standard">תנן 'שעיברה שנתה ואבדה ונמצאת בעלת מום אם אחר שכיפרו בעלים מתה' - תיובתא דריש לקיש (דפסיק ואמר 'רועה', ומשמע: אפילו כיפרו הבעלים)!? </text:p>
      <text:p text:style-name="Standard">אמר לך ריש לקיש: כי קתני רישא 'מתה' - אאבדה ונמצאת בעלת מום, אם אחר שכיפרו בעלים – תמות. (ולקמן פריך: אם כן, 'עברה שנתה' למאי הלכתא קתני לה בהדי הנך דמתות.) <text:s/></text:p>
      <text:p text:style-name="Standard">אי הכי, אימא סיפא 'אם עד שלא כיפרו הבעלים תרעה עד שתסתאב', ואי בעלת מום הא מסאבא וקיימא?</text:p>
      <text:p text:style-name="Standard">אמר רבה: הכי קאמר: (שעברה שנתה או) שאבדה ונמצאת בעלת מום עובר אם אחר שכפרו בעלים מתה (ואפילו כיפרו הבעלים אחרי כן: הואיל ואיכא תרתי לריעותא - מתה) אם קודם שכיפרו בעלים (כלומר: שלא רצו להתכפר באחרת) תרעה עד שתסתאב במום קבוע, ותימכר <text:soft-page-break/>(והשתא ליכא למיפרך 'הא מסאבא וקיימא', דאין בהמת קדשים נמכרת על מום עובר) (וא'עברה שנתה' לא קאי כלל). </text:p>
      <text:p text:style-name="Standard">אמר רבא: שתי תשובות בדבר, חדא: דאם כן (כלומר: הואיל וכבר נפל בה מום עובר) 'ישמור' מיבעי ליה למיתני (כלומר: ימתין אולי יעשה מום זה קבוע [תוספות: היינו 'תרעה'? לכן נראה לפרש: ישמור אותה אולי תתרפא וחזיא להקרבה]), ועוד: 'שעיברה שנתה' למאי הלכתא קתני (הואיל ולאו עלה איירי שום דינא)?</text:p>
      <text:p text:style-name="Standard">אלא אמר רבא: הכי קתני: עברה שנתה ואבדה (ונמצאת תמימה וכיפרו הבעלים באחרת), או אבדה ונמצאת בעלת מום (דאיכא נמי תרתי לריעותא): אחר שכיפרו הבעלים – מתה, קודם שכיפרו הבעלים (שאין רוצים להתכפר באחרת) - תרעה (הך דעברה שנתה ואבדה ונמצאת תמימה) עד שתסתאב ותימכר (וכי אמר רבי שמעון בן לקיש דאפילו כיפרו הבעלים אחרי כן רועה - בלא אבדה: דחדא הוא דאיכא לריעותא); וצריך למיתני 'אם אבדה' גבי בעלת מום וגבי עברה שנתה: דאי תנא גבי שעיברה שנתה, הוה אמינא 'התם הוא דמהניא לה אבידה (מועלת בה להביאה למיתה): משום דלא חזיא למילתה (אפילו קודם אבידה, דבת שנתה כתיב (במדבר טו,כז*) , וזו עברה שנתה, ופסול הגוף הוא), אבל בעלת מום - דאי לא מומא חזיא - אימא (פסול חסרון בעלמא, והואיל ונמצאת קודם כפרת השניה - תרעה ו)לא תהני ליה אבידה (למות)'; ואי תני גבי בעלת מום, [הוה אמינא:] 'התם הוא דמהניא לה אבידה: משום דלא חזיא להקרבה (בשום קרבן), אבל עיברה שנתה - דחזיא להקרבה (בשאר קרבנות) - אימא לא תהני לה אבידה' – צריכא.</text:p>
      <text:p text:style-name="Standard">[##*בת שנתה כתיב בבמדבר טו,כז, וכן <text:s/>במדבר ו,יד – בחטאת נזיר, וכן בויקרא יד,י בחטאת מצורע; ובבמדבר הפרשה נדרשת לחטאת עבודב זרה; אם כן הוו שלשה כתובים הבאים כאחד ואינם מלמדים לחטאת חלב!?]</text:p>
      <text:p text:style-name="Standard">(וכל הנך דבעיין תרתי לריעותא - היינו כי נמצאת קודם כפרת שניה, אבל נמצאת לאחר כפרה - אפילו אין שם ריעותא דאיבוד - מתה) </text:p>
      <text:p text:style-name="Standard">ומי אמר רבא הכי (דהיכא דנפסלה קודם לאיבוד מהני לה איבוד למות)? והאמר רבא 'אבידה דלילה לא שמה אבידה (אם אבדה בלילה והפריש אחרת תחתיה - לאו שמה אבודה ואפילו לרבידאמר אפילו נמצאת קודם כפרה מתה - האי אינה מתה: דהואיל ובלילה לא מצי לאקרובה והיא נמצאת ביום המחרת - לאו שמה 'אבודה', ורועה אם נתכפר בחברתה, והכי נמי הואיל ועברה שנתה לא חזיא לאקרובי - לא תיהני ביה אבודה)'.</text:p>
      <text:p text:style-name="Standard">לא דמי: אבידה דליליא לא חזיא לא לגופה ולא לדמי (שאין דמיה ראויין ליקרב בשעת אבידתה, דאין קרבן בלילה), אבל הא - נהי דלגופה לא חזיא, לדמי חזיא (קודם שאבדה).</text:p>
      <text:p text:style-name="Standard">תנן: (במסכת יומא (פ"ו מ"א, דף סב.) גבי שעירי יום הכפורים: מת - אותו של עזאזל - מביא שנים מן השוק, ומגריל, ומשלח האחד, ו)השני ירעה עד שיסתאב וימכר ויפלו דמיו לנדבה לפי שאין חטאת הציבור מתה' - הא דיחיד (כי האי גוונא) מתה, ואמר רבי יוחנן (במסכת יומא (דף סד.)): בעלי חיים נדחין (ונדחה שני שבזוג ראשון כשמת חבירו לעולם), וכשהוא מתכפר - בשני שבזוג שני מתכפר, ואידך קמא הוה ליה (דחוי כשמת חבירו) כי עיברה שנתה (כאילו עברה שנתו), וטעמא (דאינה מתה) דציבור (משום דחטאת צבור היא), הא דיחיד (ואף על גב דליכא שום אבידה) מתה (משום דיחוי דקמא: מאחר שנתכפר באחר, אלמא תרתי לריעותא לא בעינן, וקשיא לרבא) !?</text:p>
      <text:p text:style-name="Standard">אמר לך (רבא): (ודאי היכא דאיכא דיחוי ונתכפר באחר - מתה בלא שום אבידה, ולריש לקיש ודאי תיקשי, וכדתריצנא לעיל: עברה שנתה ואבדה - לריש לקיש תריצנא, ולדידי לא סבירא לי; ואי משום 'אבדה ונמצאת בעלת מום' קשיא לך אמאי נקט 'בעלת מום'? תמות משום אבדה לחודה, הואיל ושוב נתכפר באחרת? - לא קשיא) דחויין לחוד ואבודין לחוד (ואף על גב דאבדה - בעינן ריעותא אחריתי; כך שמעתי, לא יותר) מאי טעמא? אבודין דעתיה עליהון דילמא משתכחין, דחויין לא הדרי מתחזיין. </text:p>
      <text:p text:style-name="Standard"/>
      <text:p text:style-name="Standard">(תמורה כב,ב)</text:p>
      <text:p text:style-name="Standard"><text:soft-page-break/>גופא: אמר רבא: 'אבודה דלילה לא שמה אבודה' (קסלקא דעתא דלא היתה אבודה אלא בלילה, ובעלות השחר נמצאת, ולא משכחת לה דתיהוי אבודה בשעת כפרה: דהא בלילה לא קרבה חברתה) - אליבא דמאן?: אילימא אליבא דרבנן מאי איריא אבודה דלילה? אפילו אבודה דיום נמי (שנמצאת קודם כפרת חברתה), דאמרי רבנן (במתניתין) 'אבודה בשעת הפרשה (כלומר: בשעה שעדיין חברתה שהפריש תחתיה מופרשת ועומדת: שלא קרבה קודם מציאתה של זו) – רועה' (דקתני 'וחכמים אומרים: אין חטאת מתה אלא שנמצאת לאחר שנתכפרו הבעלים'), ואלא אליבא דרבי (דאמר תמות, וקא משמע לן רבא) עד כאן לא קאמר רבי אלא אבידה דיום, אבל אבידה דלילה אפילו רבי מודה דלרעייה אזלא (הואיל ואי נמי קיימא לקמן לא מצי לאקרובה בלילה - לאו אבודה היא)?</text:p>
      <text:p text:style-name="Standard">איבעית אימא: לעולם אליבא דרבנן, והכא במאי עסקינן? - באבדה בשעת כפרה (שאבדה בלילה ושוב לא נמצאת עד שנתכפר באחרת): עד כאן לא קאמרי רבנן אבדה בשעת כפרה מתה אלא היכא דעיקר אבידתה (תחילת אבידתה) ביום, אבל היכא דעיקר אבידתה בלילה – לא.</text:p>
      <text:p text:style-name="Standard">אמר אביי: נקטינן: אבודה (בשעת כפרה מתה) ולא גנובה (ואם החזירה לו לאחר כפרה – רועה, ויפלו דמיה לנדבה), אבידה ולא גזולה.</text:p>
      <text:p text:style-name="Standard"/>
      <text:p text:style-name="Standard">היכי דמי אבידה? </text:p>
      <text:p text:style-name="Standard">אמר רבי אושעיא: אפילו אחת בעדרו (שנתערבה לו בעדרו, אף על גב דקא חזי לכולהו, הואיל ואינו מכיר בה אלא לאחר כפרה - הויא 'אבודה') ואפילו אחת באחת (אחת של חטאת באחת של חולין);</text:p>
      <text:p text:style-name="Standard">ורבי יוחנן אמר: אחורי הדלת.</text:p>
      <text:p text:style-name="Standard">איבעיא להו: היכי קאמר: אחורי הדלת הוא, דליכא דקא חזי לה, אבל אבראי (שהלכה למדברות ונתערבה בבהמות של אחרים ואותן אחרים עצמן אינם מכירין בה, אפילו הכי, כיון) דאיכא דחזי לה (דאותן אחרים חזו לה, ואף על גב דאין מכירין אותה) (לישנא אחרינא: אבל בעדר, דקחזי לה, דהא חזי להו איהו לכולהו, אף על גב דאין מכיר בה? ופליגי – כלומר: שיפרישנו מהן לאחר זמן כשיכירנה)- לא הויא אבודה? או דילמא אחורי הדלת: דאי מהדר אפיה חזי לה הויא אבודה, וכל שכן אבראי דלא קחזי לה (איהו לגמרי) (לישנא אחרינא: וכל שכן בעדר, דלא קא ידע שאינו מכיר אי זו היא)? <text:s/></text:p>
      <text:p text:style-name="Standard">תיקו.</text:p>
      <text:p text:style-name="Standard"/>
      <text:p text:style-name="Standard">אמר רב פפא: גמרינן: אבודה ממנו ולא מרועה לא הויא אבודה, וכל שכן אבודה מרועה ולא אבודה ממנו; אבודה ממנו ומרועה ואחד בסוף העולם מכיר בה מאי? </text:p>
      <text:p text:style-name="Standard">תיקו. </text:p>
      <text:p text:style-name="Standard"/>
      <text:p text:style-name="Standard">בעי רב פפא: אבודה (בשעה שדם חברתה) בכוס (שאבדה והפריש אחרת, ושחטה, וקיבל דמה, ובעודו דם בכוס נמצאת זו) - מהו?</text:p>
      <text:p text:style-name="Standard">אליבא דמאן?: אילימא אליבא דרבי, האמר אבודה בשעת הפרשה (כלומר: שנמצאת בעוד שחברתה קיימא) מתה (וכל שכן הכא שנשחטה כבר, ואיכא למימר כל העומד ליזרק כזרוק דמי, וכאבודה בשעת כפרה דמיא)! אלא כי קמיבעיא ליה - אליבא דרבנן: מי אמרינן כי אמרי רבנן '(אבודה) בשעת הפרשה רועה (ואפילו נתכפרו הבעלים שוב באחרת)' - (הני מילי שנמצאת) קודם שיקבל דמה (של חברתה) בכוס, אבל הכא סבירא להו 'כל העומד ליזרק כזרוק דמי'? או דלמא כמה דלא אזדריק דם - כי אבדה בשעת הפרשה דמיא, ורעיא? </text:p>
      <text:p text:style-name="Standard">ואיכא דאמרי: לעולם אליבא דרבי (ולאו בשתי בהמות מיבעי ליה); כי קמיבעיא ליה (בבהמה אחת): כגון שקיבל דמה בשתי כוסות ואבד אחד מהן (בשעת זריקת חבירו); ואליבא דמאן דאמר (במסכת יומא, בפרק 'הוציאו לו') 'כוס עושה חבירו דחוי (דחטאת שקיבל דמה בארבע כוסות, ונתן מן האחת ארבע מתנות כדין חטאת - עשאן לאלו דחויין, ושיריו נשפכין ליסוד והן <text:soft-page-break/>נשפכין לאמה)' לא תיבעי לך (דודאי פסולה החטאת: דהתם דכולהו לקמן הוא דהוי הזבח כשר אף על גב דהשלש כוסות נשפכין לאמה, דהא איתכשר בארבע מתנות, אבל הכא דאבד האחד, כיון דאילו הוה קמן הוי דיחוי לישפך לאמה, השתא כי אבד הוי להו תרתי לריעותא, כחטאת שעברה שנתה ואבדה, והזבח גופיה פסול), כי תיבעי לך אליבא דמאן דאמר 'כוס עושה חבירו שיריים (שכולן נשפכים ליסוד)': הני מילי היכא דאיתנהו לתרוייהו, דכל היכא דבעי זריק, אבל הכא (דאבדה) הא ליכא (מהניא ליה אבודה למיהוי דיחוי, דלאו אדעתא דידיה זריק, והוה ליה דיחוי ואבוד, ופסול הזבח)? או דלמא לא שנא?</text:p>
      <text:p text:style-name="Standard">תיקו. </text:p>
      <text:p text:style-name="Standard"/>
      <text:p text:style-name="Standard"/>
      <text:p text:style-name="Standard">משנה [ב]:</text:p>
      <text:p text:style-name="Standard">המפריש חטאת ואבדה והקריב אחרת תחתיה, ואחר כך נמצאת הראשונה – תמות (ואפילו נמצאת תמימה, הואיל וכבר כיפרו הבעלים; דכי בעינן תרתי לריעותא - היכא דנמצאת ואחר כך כיפרו הבעלים);</text:p>
      <text:p text:style-name="Standard">המפריש מעות לחטאתו ואבדו והקריב חטאת תחתיהם ואחר כך נמצאו המעות - יוליכם לים המלח (כל היכא דאי הוה חטאת הוה מתה - מעות נמי אזיל לים המלח). </text:p>
      <text:p text:style-name="Standard"/>
      <text:p text:style-name="Standard">משנה [ג]: המפריש מעות לחטאת ואבדו והפריש מעות אחרות תחתיהן ולא הספיק ליקח חטאת מהן עד שנמצאות הראשונות - יביא מאלו ומאלו חטאת, והשאר יפלו לנדבה (יערבו יחד, דכיון דמתרוייהו מייתי - לא הוו 'חטאת שכיפרו בעליה באחרת'; אבל אי הוה מייתו מחד מינייהו - מידחו אחריני, דהוו להו דמי חטאת שכיפרו בעלים באחרת; אבל כי מייתי מאלו ומאלו - ליכא חטאת שכפרו בעלים, והוי כשאר מוֹתר חטאת, דאזיל לנדבה);</text:p>
      <text:p text:style-name="Standard">המפריש מעות לחטאתו ואבדו, והפריש חטאת תחתיהן: לא הספיק להקריבה עד שנמצאו המעות, והרי חטאת בעל מום - תמכר ויביא מאלו ומאלו חטאת, והשאר יפלו לנדבה (אבל אם היתה תמימה - תיקרב היא, והמעות ילכו לים המלח, הואיל וכיפרו הבעלים באחרת; וכל הנך אליבא דרבי (ה) כז]);</text:p>
      <text:p text:style-name="Standard">המפריש חטאת ואבדה, והפריש מעות תחתיה, ולא הספיק ליקח מהן חטאת עד שנמצא חטאתו והרי היא בעלת מום - תימכר ויביא מאלו ומאלו חטאת, והשאר יפלו לנדבה;</text:p>
      <text:p text:style-name="Standard">המפריש חטאתו ואבדה, והפריש אחרת תחתיה: לא הספיק להקריבה עד שנמצאת הראשונה, והרי שתיהן בעלת מום - ימכרו ויביא מאלו ומאלו חטאת, והשאר יפלו לנדבה;</text:p>
      <text:p text:style-name="Standard">המפריש חטאת ואבדה, והפריש אחרת תחתיה: לא הספיק להקריבה עד שנמצאת הראשונה, היו שתיהן תמימות - אחת מהן תיקרב חטאת והשניה תמות - דברי רבי; </text:p>
      <text:p text:style-name="Standard">וחכמים אומרים: אין חטאת מתה אלא שנמצאת מאחר שכיפרו הבעלים, ואין המעות הולכים לים המלח אלא שנמצאו מאחר שכיפרו הבעלים (ואפילו נתכפר באחת מן הצבורין לאחר שנמצא האבוד הואיל וקודם כפרה נמצא). </text:p>
      <text:p text:style-name="Standard">משנה [ד]: המפריש חטאת והרי היא בעלת מום - מוכרה ויביא בדמיה אחרת;</text:p>
      <text:p text:style-name="Standard">רבי אלעזר ברבי שמעון אומר: אם קרבה שניה עד שלא נשחטה (הראשונה בבית לוקח לאכילת חולין) – תמות (אף על פי שהיא חולין), שכבר כיפרו הבעלים (דחטאת שכיפרו הבעלים היא).</text:p>
      <text:p text:style-name="Standard"/>
      <text:p text:style-name="Standard">גמרא:</text:p>
      <text:p text:style-name="Standard">טעמא דהקריב אחרת תחתיה, הא לא הקריב אחרת תחתיה – רועה; מני?</text:p>
      <text:p text:style-name="Standard">רבנן היא, דאמרי 'אבודה בשעת הפרשה רועה';</text:p>
      <text:p text:style-name="Standard">אימא סיפא: 'המפריש מעות לחטאת ואבדו והפריש אחרים תחתיהם יביא מאלו ומאלו והשאר יפלו לנדבה' טעמא מאלו ומאלו (דליכא למימר דנתכפרו בעלים באחרת), הא הביא (חטאת) מאחד מהן (מאחת מן הציבורין) - השני יוליכו לים המלח (ואף על גב דנמצא קודם כפרה, ולא <text:soft-page-break/>היה אבוד אלא בשעת הפרשה), אתאן לרבי, דאמר אבודה בשעת הפרשה מתה (כגון הנך מעות דנמצאו קודם כפרה, ואזלו לים המלח אי לא מצי מייתי מאלו ומאלו: [ואין המעות הולכות לים המלח לרבנן, ואפילו נתכפר באחד מן הציבורין לאחר שנמצא האבוד, הואיל וקודם כפרה נמצא])! רישא רבנן וסיפא רבי?</text:p>
      <text:p text:style-name="Standard">הניחא לרב הונא (לקמן) דאמר רב הונא אמר רב:</text:p>
      <text:p text:style-name="Standard"/>
      <text:p text:style-name="Standard">(תמורה כג,א)</text:p>
      <text:p text:style-name="Standard">'הכל מודים שאם משך אחת והקריבה - שהשניה מתה' - משכחת לה כגון שמשך אחת מהן והקריב ודברי הכל (ואפילו לרבנן, דאמרי 'אבודה בשעת הפרשה רועה' - מודו שאם משך אחת מהן והקריבה מדעתו - דחה האחרת בידים, דגלי דעתיה דלא איכפת ליה מינה, ואפילו משך האבודה ונתכפר בה והנשארת היא שלא נאבדה מעולם – מתה; וכי פליגי רבנן - היינו בבא לימלך, דגלי דעתיה דניחא ליה בתקנתייהו - כגון שהפריש חטאת ואבדה והפריש אחרת ונמצאת הראשונה ובא לפנינו לימלך מה יעשה, אמרינן ליה: לך התכפר באבודה, ושאינה אבודה תרעה - הא נמי דקתני 'מאלו ומאלו' דמשמע דאם הביא מאחד מהן השני ילך לים המלח, ואפילו נתכפר באבודה משכחת לה, כגון שמשך מדעתו ולא נמלך: דהתם רבנן מודו, הלכך תנא הך תקנתא: יביא מאלו ומאלו, והך תקנתא ניחא ליה טפי מלומר יבוא ויטרח לבית דין וימלך ונאמר לו שיתכפר באבודין, ושאינן אבודין יפלו לנדבה); </text:p>
      <text:p text:style-name="Standard">אלא לרבי אבא אמר רב, דאמר: 'הכל מודים במתכפר בשאינה אבודה - שאבודה מתה', (אלא לרבי אבא, דאמר: אפילו משך מדעתו את האבודה ונתכפר בה אמרי רבנן דתרעה זאת שאינה אבודה, הואיל והיא לא נדחית ולא נאבדה מעולם, ואף על גב דלא נמלך) על מה נחלקו?</text:p>
      <text:p text:style-name="Standard">במתכפר באבודה, דרבי סבר: מפריש לאיבוד כאיבוד דמי (המפריש תחת קרבן אבוד דינו כאבוד, וכי היכי דאם נתכפר בשאינו אבוד מודיתו דמת האבוד הנשאר, הכי נמי: כי מתכפר באבוד - מת שאינו אבוד), ורבנן סברי לאו כאיבוד דמי (ועל כן הא דקתני 'מאלו ומאלו', דמשמע: הא אם התכפר באחד מהן ואפילו באבודין ילכו שאינן אבודין לים המלח - רבי היא, ולא רבנן).</text:p>
      <text:p text:style-name="Standard">רישא סתם לן כרבנן סיפא סתם לן כרבי?</text:p>
      <text:p text:style-name="Standard">אִין, רישא רבנן סיפא רבי. </text:p>
      <text:p text:style-name="Standard">ומאי קמשמע לן? דפליגי רבי ורבנן? בהדיא קתני לה מחלוקת רבי ורבנן בסיפא: 'המפריש חטאת ואבדה, והפריש אחרת תחתיה, ואחר כך נמצאת הראשונה, והרי שתיהן עומדות: אחת מהן תקרב ושניה תמות - דברי רבי, וחכמים אומרים: אין חטאת מתה אלא שנמצאת מאחר שכיפרו בעלים ואין מעות הולכות לים המלח אלא שנמצאו מאחר שכיפרו בעלים'?</text:p>
      <text:p text:style-name="Standard">הא קמשמע לן: דבר זה מחלוקת רבי ורבנן (הך סיפא, דקתני לפלוגתא בהדיא - הכי קאמר: דקאמר ליה דבר זה = הנך בבי דלעיל דפליגי אהדדי - חדא רבי וחדא רבנן).</text:p>
      <text:p text:style-name="Standard"/>
      <text:p text:style-name="Standard">לשון ירושלמי: הניחא לרב הונא דאמר 'הכל מודים שאם משך אחד מהן והקריב [שהשניה מתה] בין נתכפר באבוד בין נתכפר כו'; מאי 'הקריב' דקתני רישא 'והקריב אחרת תחתיה'? - הקריב לשחוט מדעתו, והכי קאמר: הקריב אחרת לשחיטה תחתיה, וסתם 'הקריב' מדעתו משמע, ואחר כך - שהקריב אחרת מדעתו לשחיטה - נמצאת הראשונה ועדיין לא נשחטה האחרת זו - תמות הנותרת, ואפילו הניח את זו ונתכפר באבודה, הואיל ולא נמלך, ורישא וסיפא דברי הכל: דהשתא ליכא למידק מרישא 'הא לא הקריב רועה', דהא בדלא הקריב עסקינן; וסיפא נמי: דקתני 'יביא מאלו ומאלו', אבל אי מייתי מחד מינייהו אזלי אינך לים המלח - דברי הכל: דמסתמא משמע שהקריב מדעתו בלא נמלך; </text:p>
      <text:p text:style-name="Standard"/>
      <text:p text:style-name="Standard">אלא לר' אבא כו' ורבנן סברי לאו כאבוד דמי ורועה אף על גב דמשך האבודה מדעתו ודחה את זו;</text:p>
      <text:p text:style-name="Standard"><text:soft-page-break/>השתא ליכא לתרוצי רישא 'מאי 'הקריב'? - לשחיטה מדעתו' דהא משום משיכה לא מהני מידי, אלא ודאי הקריב ממש, ואיכא למידק 'הא לא הקריב - רועה השניה' וכגון דנתכפר בשאינה אבודה, ורבנן היא, דמפריש לאבוד לאו כאבוד דמי; וגבי מעות נמי מפריש לאבוד לאו כאבוד דמי; וסיפא - דמשמע דאי מייתי מחד מינייהו ואפילו שאינן אבודין (חולין) דפיישין אזלי לים המלח - לאו כרבנן היא; רישא רבנן וסיפא רבי </text:p>
      <text:p text:style-name="Standard">ואי קשיא: לרבי אבא נמי תריץ מאי 'הקריב' – לשחיטה, וקודם שחיטה נמצאת הראשונה תמות, ורבי היא, דאמר 'אבודה בשעת הפרשה מתה', ורישא וסיפא רבי היא? </text:p>
      <text:p text:style-name="Standard">לאו פירכא היא, דאם כן, אמאי נקט 'הקריב' כלל? ליתני 'הפריש' סתמא: דבשלמא לרב הונא נקט 'הקריב' לאשמועינן מדעתו: דאם משך להקריב ולא נמלך - לא עשו לו תקנה. </text:p>
      <text:p text:style-name="Standard"/>
      <text:p text:style-name="Standard">גופא אמר רב הונא אמר רב: הכל מודים שאם משך אחת והקריבה, שהשניה מתה; לא נחלקו אלא בבא לימלך: דרבי סבר לא עשו תקנה בקדשים (דלא איכפת לן אי מייתא שניה), ואמרינן "לך התכפר בשאינה אבודה, ואבודה מתה", ורבנן סברי: עשו תקנה בקדשים, ואמרינן "לך התכפר באבודה ושאינה אבודה תרעה". (והכי משמע מתניתין: אחת מהן תקרב כדי שתמות השניה - שתקרב שאינה אבודה, ואבודה תמות - דברי רבי; וחכמים אומרים: אין חטאת מתה כי האי גוונא דבא לימלך, דאמרינן ליה "התכפר באבודה", אלא ההיא דנמצאת לאחר שכיפרו הבעלים - ההיא ודאי מתה: דליכא תקנתא בהמלכה, והוא הדין נמי אם נמצאת קודם ולא נמלך.)</text:p>
      <text:p text:style-name="Standard"/>
      <text:p text:style-name="Standard">מותיב רב משרשיא: ולא עשו תקנה בקדשים? והתניא (גבי שירי מנחה כתיב) (ויקרא ו,ט) [והנותרת ממנה יאכלו אהרן ובניו מצות תאכל במקום קדש בחצר אהל מועד יאכלוה] ''יאכלו' מה תלמוד לומר (וקא דריש יאכלוה קרא יתירא הוא)? (וקאמר 'יאכלו' בלא ה"א) מלמד שאם היתה אכילה מועטת אוכלין עמה חולין* ותרומה כדי שתהא נאכלת על השבע; 'יאכלוה' מה תלמוד לומר (ה"א דיאכלוה קדריש, דמשמע: יאכלוהָ לחודה)? שאם היתה אכילה מרובה (שיש להן שירי מנחות הרבה) - אין אוכלין עמה חולין ותרומה, כדי שלא תהא נאכלת על הגסה'; מאי? לאו אפילו רבי (ושמע מינה עשו תקנה בקדשים, דקתני 'לא יאכלו חולין עמה' כדי שלא תבוא לידי נותר ותיפסל) </text:p>
      <text:p text:style-name="Standard">*(ואי קשיא: הא אין מכניסין חולין לעזרה? - הא לא קשיא: יאכלום מבחוץ ואחר כך יכנסו ויאכלו המנחה כדי שתאכל עם השבע, אכילה הוגנת.) </text:p>
      <text:p text:style-name="Standard">לא, רבנן. </text:p>
      <text:p text:style-name="Standard">ורבי אבא אמר רב: הכל מודים במתכפר בשאינה אבודה שאבודה מתה; על מה נחלקו? - דמתכפר באבודה: דרבי סבר מפריש לאיבוד כאיבוד דמי, ורבנן סברי לאו כאיבוד דמי. </text:p>
      <text:p text:style-name="Standard"/>
      <text:p text:style-name="Standard">תנן ((יומא פ"ו מ"א, דף סב.) גבי שעירי יום הכפורים, והכי פרישית לה לעיל (דף כב:)): 'השני ירעה עד שיסתאב וימכר ויפלו דמיו לנדבה, שאין חטאת ציבור מתה' - הא דיחיד מתה, ואמר רב (במסכת יומא (דף סד.)): בעלי חיים אינן נידחין (ולא נדחה הראשון במיתת חבירו, והוא יקרב,): כשהוא מתכפר - בשני שבזוג ראשון מתכפר (ושני שבזוג שני ירעה), ואידך בתרא הוה ליה כמפריש לאיבוד (דמפני הראשון שמת הפרישו שנים האחרים), וטעמא – דציבור, הא דיחיד מתה;</text:p>
      <text:p text:style-name="Standard"/>
      <text:p text:style-name="Standard">(תמורה כג,ב)</text:p>
      <text:p text:style-name="Standard">מאי? לאו אפילו רבנן (ושמע מינה כאבודה דמי, דנתכפר בראשון, חבירו של אבוד, וזה שלא נאבד לא הוא ולא חבירו אזלי למיתה אי הוו דיחיד, אלמא טעמייהו דרבנן לאו משום הכי הוא)?</text:p>
      <text:p text:style-name="Standard">לא, רבי היא.</text:p>
      <text:p text:style-name="Standard"/>
      <text:p text:style-name="Standard"><text:soft-page-break/>תנן: 'המפריש חטאת ואבדה, והקריב אחרת תחתיה – תמות' טעמא דהקריבה, הא לא הקריבה תרעה, לא שנא מתכפר באבודה לא שנא מתכפר בשאינה אבודה, לא שנא משך ולא שנא לא משך, תיובתא דתרוייהו (דרב הונא ודרבי אבא)!?</text:p>
      <text:p text:style-name="Standard">מילתא דפסיקא ליה קתני, מילתא דלא פסיקא ליה לא קתני (כלומר: לא תימא 'הא לא הקריב רועה', דזימנין דרועה וזימנין דמתה, כגון: לרב הונא, משך ושוב הקריב אפילו האבודה - שאינה אבודה מתה, בא לימלך רועה; ולרבי אבא - בין משך בין נמלך, אם נתכפר בשאינה אבודה - אבודה מתה, ואם באבודה נתכפר - זו רועה; והאי דקתני הקריב קודם מציאת הראשונה - משום דהא פסיקא ליה דמתה, ואין חילוק בדבר, </text:p>
      <text:p text:style-name="Standard">ומשום הכי לא תנא 'נמצאת קודם כפרה מתה' ולוקמא לרב הונא בדלא נמלך ולרבי אבא בנתכפר בשאינה אבודה: משום דהיכא דנמצאת קודם כפרה - מילתא דלא פסיקא היא, דבעי לשוויי חילוק אי זו רועה ואי זו מתה).</text:p>
      <text:p text:style-name="Standard">(לישנא אחרינא: הא נמצאת מעיקרא - תרעה; הניחא דקריב האבודה כו' והיינו הך, אלא שלשון ירושלמי הוא.</text:p>
      <text:p text:style-name="Standard">וניתני נמצאת מעיקרא – כלומר: ניתני נמצא מעיקרא ואחר כך תמות, ונוקמה לדרב הונא בנמשך ולרבי אבא בנתכפר בשאינה אבודה? </text:p>
      <text:p text:style-name="Standard">ומשני: מילתא דפסיקא ליה קתני כו':)</text:p>
      <text:p text:style-name="Standard"/>
      <text:p text:style-name="Standard">תנן: 'המפריש מעות לחטאת ואבדו והפריש אחרים תחתיהם ואחר כך נמצאו המעות - יביא מאלו ומאלו חטאת, והשאר יפלו לנדבה' טעמא דמתכפר מאלו ומאלו, הא מאחד (מחד מינייהו) יוליכם (יוליך השני) לים המלח, לא שנא מתכפר באבודה ולא שנא מתכפר בשאינה אבודה, ולא שנא משך ולא שנא לא משך (וקסלקא דעתא דדברי הכל היא, אלמא טעמייהו דרבנן לאו בהכי הוא), תיובתא דתרוייהו?</text:p>
      <text:p text:style-name="Standard">הכא נמי: מילתא דפסיקא ליה קתני, ומילתא דלא פסיקא ליה לא קתני (כלומר: לא תימא הא מחד מינייהו ילכו לים המלח, דזימנין אזלי לים המלח וזימנין לנדבה, למר כדאית ליה ולמר כדאית ליה, והאי דתנא 'מאלו' ולא תנא 'יביא מאחד מהן' - משום דמילתא דפסיקא ליה קתני: דהאי ודאי תקנתא גמורה היא, בלא שום חילוק, אבל אי תנא 'יביא מאחד מהן' בעי לחלוקי בין משך ללא משך לרב הונא, ולרבי אבא בין אבודין לשאינן אבודין). </text:p>
      <text:p text:style-name="Standard"/>
      <text:p text:style-name="Standard">אמר רבי אמי: המפריש שני ציבורי מעות לאחריות (שאם יאבד אחד מהן יתכפר בחבירו) - מתכפר באחד מהן, ושני יפלו לנדבה.</text:p>
      <text:p text:style-name="Standard">אליבא דמאן?: אילימא אליבא דרבי - פשיטא דיפלו לנדבה: עד כאן לא קאמר רבי אלא במפריש לאבוד, אבל לאחריות - מודה! </text:p>
      <text:p text:style-name="Standard">ואלא אליבא דרבנן?: פשיטא ליה דיפלו לנדבה: קל וחומר: השתא מפריש לאיבוד אמור רבנן לאו כאיבוד דמי, לאחריות מיבעיא? </text:p>
      <text:p text:style-name="Standard">ואלא אליבא דרבי שמעון איצטריכא ליה (דאמר באידך פירקין דלעיל (דף טו.) 'חמש חטאות מתות' ולית ליה רועה לגמרי שיפלו דמים לנדבה ['ירעה עד שיסתאב ויפלו דמיו לנדבה']): מהו דתימא לית ליה לרבי שמעון נדבה (גבי חטאת, דכי היכי דלית ליה גבי בהמות - לית ליה נמי גבי מעות) - קא משמע לן דאית ליה נדבה.</text:p>
      <text:p text:style-name="Standard">[לישנא אחרינא שטמ"ק ח] אילימא אליבא דרבנן, השתא יש לומר אבודה בשעת הפרשה רועה, שני צבורי מעות לא כל שכן?</text:p>
      <text:p text:style-name="Standard">אלא לרבי: עד כאן לא קאמר רבי אלא אבודה בשעת הפרשה, אבל שני צבורי מעות - לא.]</text:p>
      <text:p text:style-name="Standard">ומי מצית אמרת דלית ליה נדבה לרבי שמעון? והתנן [שקלים פ"ו מ"ה]: 'שלשה עשר שופרות היו במקדש, והיה כתוב עליהן 'תיקלין חדתין' (מי שלא הביא שקלו באדר - מביאו כל השנה, ונותנו באותו שופר, וכשיגיע אחד מן השלשה פרקים שתורמין את הלשכה - נותנן בלשכה ונתרם עם שאר כסף שבלשכה), ו'עתיקין' (והשני כתוב בו 'עתיקין': מי שלא הביא שקלו אשתקד - מביאו לשנה הבאה ונותנו שם, והן עושין מהן חומת העיר ומגדלותיה וכל צרכי העיר, <text:soft-page-break/>שהרי ממוֹתר שירי הלשכה לבד נעשה, כאותה ששנינו (שקלים פ"ד מ"ב) 'מותר שירי הלשכה ממנה היו עושין חומות העיר כו', והאי - מוֹתר הוא: שאילו היה שם - היה נשאר), 'קינין' (מי שהיה מחוסר כפרה, כגון זב וזבה ויולדת ומצורע, שהן מביאין קן - מביא מעות ונותן שם, ואוכל בקדשים לערב בחזקת שהוקרבה כפרתו, שאין בית דין של כהנים עומדין משם עד שיכלו כל המעות שבאותו שופר כדי שלא יאכל מחוסר כפרה בקדשים), ו'גוזלי עולה' (ברביעי כתוב כן; והמתנדב בני יונה לנדבת עולת העוף - מביא מעות ונותן בו), 'עצים' (בחמישית כתוב 'עצים': שהמתנדב עצים למערכה - מביא מעות ונותן לתוכו), ו'לבונה' (בששי כתוב 'לבונה': שהמתנדב לבונה - מטיל מעות לתוכו), ו'זהב לכפרת' (המתנדב לכלי שרת - מביא ונותן בו; לישנא אחרינא וזהב לכפורת: המתנדב כלי שרת מביא ונותן; 'כפורת' היינו מזרק, ובספר עזרא [א,י] כתיב כפורי זהב [שלשים כפורי כסף משנים ארבע מאות ועשרה כלים אחרים אלף] ומשום הכי נראה לי שהוא עיקר, משום דקדשי בדק הבית לא היו באין למקדש אלא ליד הגזבר), וששה לנדבה (וששה שופרות היו לנדבת צבור הבאה מן המותרות דחטאות ואשמות, וכל הנך דאמרינן 'יפלו דמיו לנדבה'; ובפרק בתרא דמנחות (דף קז:) מפרש הני ששה כנגד מי)', ותני עלה: 'ששה לנדבה: לעולה הבאה מן המותרות, שאין עורה לכהנים (אלא חוזרין ומוכרין אותו ולוקחין בהמות לעולה לקיץ המזבח) - דברי רבי יהודה; אמר לו רבי נחמיה - ואמרי לה רבי שמעון: אם כן בטלה מדרשו של יהוידע הכהן!' דתניא: 'זה מדרש דרש יהוידע הכהן: (ויקרא ה,יט) אשם הוא [אשם אשם לה'] - כולו, להביא כל דבר הבא ממותר חטאות ואשמות ליקח בדמיו עולות; הבשר לשם ועורות לכהנים', אלמא אית ליה נדבה!</text:p>
      <text:p text:style-name="Standard">לרבי שמעון איצטריך: סלקא דעתך אמינא 'כי אית ליה נדבה לרבי שמעון - בחד סידרא (וכגון הפריש שתי ציבורי מעות לחטאתו, והוזלו הטלאים וניתותרו מן המעות)</text:p>
      <text:p text:style-name="Standard"/>
      <text:p text:style-name="Standard">(תמורה כד,א)</text:p>
      <text:p text:style-name="Standard">אבל בתרי סדרי לא (כגון הפריש שני צבורי מעות לאחריות ונתכפר באחד, דדחי להו לאינך, אימא לית ליה) - קא משמע לן (רבי אמי).</text:p>
      <text:p text:style-name="Standard"><text:s/></text:p>
      <text:p text:style-name="Standard">אמר רבי הושעיא: המפריש שתי חטאות לאחריות - מתכפר באחת מהן, וחבירתה רועה.</text:p>
      <text:p text:style-name="Standard">אליבא דמאן?: אילימא אליבא דרבנן, השתא המפריש לאיבוד אמרי רבנן לאו כאיבוד דמי, לאחריות מיבעיא? [לישנא אחרינא שטמ"ק ב] יש לומר: אבדה בשעת הפרשה רועה, שתי חטאות לאחריות לא כל שכן?]</text:p>
      <text:p text:style-name="Standard">אלא אליבא דרבי שמעון? האמר רבי שמעון: חמש חטאות מתות (בכל ענין שהן, והך - חדא מינייהו היא: 'שכיפרו בעליה')!? </text:p>
      <text:p text:style-name="Standard">אלא אליבא דרבי (גירסת רש"י: כרבי סבירא ליה דאמר אבודה בשעת הפרשה מתה משום 'כפרו בעליה באחרת', וכי מפריש שניה לאחריות - נמי יכפרו הבעלים באחרת, והיא מתה; לשון זה פשוט; לישנא אחרינא: כרבי סבירא ליה דמחמיר ואמר מפריש לאבוד כאבוד דמי, ושמע מינה דאפילו היכא דליכא אבוד, כגון הכא: דלא אבדה הראשונה אלא באחריות, שכשהוממה הראשונה הפריש אותה - ואפילו הכי מתה); כי אמר רבי – באיבוד, אבל אחריות - לא.</text:p>
      <text:p text:style-name="Standard"/>
      <text:p text:style-name="Standard">תנן: 'המפריש חטאת והרי היא בעלת מום מוכרה ומביא אחרת תחתיה; רבי אלעזר ברבי שמעון אומר: אם קרבה שניה קודם שנשחטה ראשונה – תמות, שכבר כיפרו בעליה'; קא סלקא דעתא דרבי אלעזר בן רבי שמעון כרבי סבירא ליה, ואפילו באחריות נמי לא </text:p>
      <text:p text:style-name="Standard">דלמא רבי אליעזר ברבי שמעון כאבוה סבירא ליה דאמר חמש חטאות מתות (בכל ענין שהן).</text:p>
      <text:p text:style-name="Standard"/>
      <text:p text:style-name="Standard">תנן [במסכת יומא (פ"ו מ"א, דף סב.) גבי שעירי יום הכפורים: מת - אותו של עזאזל - מביא שנים מן השוק, ומגריל, ומשלח האחד, ו)השני ירעה עד שיסתאב וימכר ויפלו דמיו לנדבה]: 'לפי שאין חטאת צבור מתה' (אשעירי יוה"כ קאי) - <text:s/>הא דיחיד מתה; אמר רב: בעלי חיין אינן <text:soft-page-break/>נידחין (ולא נדחה הראשון במיתת חבירו); כשהוא מתכפר (אם ירצה יתכפר) בשני שבזוג ראשון מתכפר, ואידך (בתרא) הוה ליה אחריות (כמפרישו לאחריות, כלומר: שלא הופרש תחת אבוד, שהרי לא מת מזוג ראשון אלא שעיר של עזאזל ולא של שֵׁם) - וקתני דיחיד מתה (וקשיא לרבי אושעיא)!?</text:p>
      <text:p text:style-name="Standard">רב לטעמיה (גירסת רש"י: רב סבר לה כרבי יוסי), דאמר מצוה בראשון (דקתני גבי פסחים [תוספתא פסחים פ"ט מ"ד] 'הפריש פסחו ואבד והפריש אחר תחתיו ונמצא הראשון - איזה שירצה יקריב; רבי יוסי אומר: מצוה בראשון'; ורב סבר לה כוותיה; וכיון דמצוה בראשון - הוה ליה מפריש לאיבוד: דתחלת הפרשתו של שני לא היתה לשם הקדש אלא כדי שיאבד וילך למיתה, הואיל דסבירא ליה מצוה בראשון; אבל גבי שתי חטאות לאחריות - כיון דאי הוה בעי מתכפר בהאי דשייר - ליכא למימר תחלת הפרשה לאיבוד).</text:p>
      <text:p text:style-name="Standard"/>
      <text:p text:style-name="Standard">תני רב שימי בר זירי קמיה דרב פפא: אבדה בשעת הפרשה: לרבי מתה, לרבנן תרעה; אבדה בשעת כפרה: לרבנן מתה, לרבי רועה.</text:p>
      <text:p text:style-name="Standard">[אמר ליה:] קל וחומר: ומה אבודה בשעת הפרשה, דאמרי רבנן 'רועה' אמר רבי 'מתה', אבודה בשעת כפרה, דלרבנן מתה, לרבי לא כל שכן!? </text:p>
      <text:p text:style-name="Standard">אלא תני הכי: אבודה בשעת הפרשה: לרבי מתה, לרבנן רועה; בשעת כפרה - דברי הכל מתה.</text:p>
      <text:p text:style-name="Standard"/>
      <text:p text:style-name="Standard">רבי אלעזר ברבי שמעון אומר [אם קרבה שניה עד שלא נשחטה – תמות, שכבר כיפרו הבעלים]: <text:s/></text:p>
      <text:p text:style-name="Standard">תנו רבנן: 'אין מרגילין (כדרך שמתחילין להפשיט העור דרך הרגלים, והופכו, ופושטו שלם לצורך נפחים או לצורך דבש; וכשאינו רוצה להפשיטו שלם - מפשיטו בסכין דרך בטנו מגרונו עד זנבו) ביום טוב; כיוצא בו אין מרגילין בבכור ולא בפסולי המוקדשין (שנפדו ושחטן)'; בשלמא ביום טוב - דקא טרח טירחא דלא חזי ליה, אלא 'בכור' מאן תנא? </text:p>
      <text:p text:style-name="Standard">אמר רב חסדא: בית שמאי היא, דאמר בכור בקדושתיה קאי, דתנן [בכורות פ"ה מ"ב]: 'בית שמאי אומרים: לא ימנה ישראל עם הכהן על הבכור (לאכול עם הכהן בשר בכור בעל מום ששחטו כהן)' (אלמא אף על גב דהומם - בקדושתיה קאי, הלכך אין מרגילין בו, דדמי כעבודה בקדשים וכעובדין דחולין).</text:p>
      <text:p text:style-name="Standard">'פסולי המוקדשין' מאן תנא? </text:p>
      <text:p text:style-name="Standard">אמר רב חסדא: רבי אלעזר ברבי שמעון היא, דתניא:</text:p>
      <text:p text:style-name="Standard">'היו לפניו שתי חטאות, אחת תמימה ואחת בעלת מום (שנעשה בעל מום קודם הפרשת השניה; והנך שתי חטאות - לשם חטא אחד הופרשו: שנפל מום בראשונה והפריש שניה תחתיה): תמימה תקרב, בעלת מום תפדה;</text:p>
      <text:p text:style-name="Standard">נשחטה בעלת מום (לאחר פדיונה): עד שלא נזרק דמה של תמימה – מותרת; משנזרק דמה של תמימה – אסורה (דהואי חטאת שכיפרו בעליה); </text:p>
      <text:p text:style-name="Standard">רבי אלעזר ברבי שמעון אמר: אפילו בשר בעלת מום בקדירה ונזרק דמה של תמימה - יוצא (בשר הבעלת מום) לבית השריפה' (אלמא אף על גב דאיפריק ואישתחיט - בקדושתה קיימא, ו'חטאת שכיפרו הבעלים' מיקרייא; הלכך גבי הרגלה נמי: אף על גב דאיפריק ואישתחיט - בקדושתה קיימא).</text:p>
      <text:p text:style-name="Standard">ורב חסדא - לוקמה אידי ואידי כבית שמאי (דודאי כי היכי דמחמרי בית שמאי בבכור - מחמרי נמי בשאר פסולי המוקדשין; מאי שנא דאוקים רישא כבית שמאי וסיפא כרבי אלעזר ברבי שמעון)?</text:p>
      <text:p text:style-name="Standard">דלמא כי אמרי בית שמאי בבכור, דקדושתיה מרחם, אבל פסולי המוקדשין לא;</text:p>
      <text:p text:style-name="Standard">ולוקמא אידי ואידי כרבי אלעזר ברבי שמעון?</text:p>
      <text:p text:style-name="Standard"><text:s/>דלמא כי אמר רבי אלעזר ברבי שמעון בפסולי מוקדשין, דאלימי למיתפס פדיונן, אבל בבכור – לא (בכור אין לו פדיון, דכתיב (במדבר יח,יז) לא תפדה, ואם פדאו - אינו תופס פדיונו בקדושתו).</text:p>
      <text:p text:style-name="Standard"><text:soft-page-break/></text:p>
      <text:p text:style-name="Standard">ורבי אלעזר ברבי שמעון - לית ליה הא דתנן [תמורה פ"ג מ"ה]: 'כל פסולי המוקדשין נשחטין באיטליז ונמכרין באיטליז ונשקלין בליטרא' אלמא (לאו בקדושתייהו קיימי: מכי איפריק ואישתחיט) כיון דשרית ליה (למוכרו באיטליז) - טָפי (ופריק ליה מיד הקדש ביוקר הואיל וסופו למוכרו יפה) וזבין' (- גבי הרגלה נמי לישתרי ליה להרגיל, דכיון דידע בשעת פדיון דפסולי המוקדשין דסופו להרגיל ולמכור העור בדמים יקרים - טָפי ופריק ליה מיד הקדש)!? </text:p>
      <text:p text:style-name="Standard">אמר רב מרי בריה דרב כהנא: מה שמשביח בעור - פוגם בבשר (מה שמשתכר בדמי העור - פוגם בדמי הבשר, ואין כאן ריוח, לפי שמתירא לחתוך העור וחותך הבשר, ושוב אינה יפה לימכר).</text:p>
      <text:p text:style-name="Standard">&lt;אמרי&gt; במערבא &lt;משמיה דרבי אבין&gt; [משמיה דרבינא אמרי] מפני שנראה כעובד עבודה בקדשים (שעושה מפוח על הבהמה [להפריד את העור מהבשר] בעודה מחובר; ועבודה ממש ודאי לא הוי: דאין עבודה לאחר מיתה, אבל נראה כעבודה).</text:p>
      <text:p text:style-name="Standard">רבי יוסי בר אבין אמר: גזירה שמא יגדל מהם (מפסולי המוקדשין) עדרים עדרים (דאי שרית ליה להרגיל - משהי להו ולא שחיט עד שיזדמנו לו נפחים, ואתי לגדל עדרים, ואתי לידי תקלת גיזה ועבודה, ופסולי המוקדשין אסורין בגיזה ועבודה אפילו לאחר פדיונן). </text:p>
      <text:p text:style-name="Standard"/>
      <text:p text:style-name="P2">הדרן עלך ולד חטאת</text:p>
      <text:p text:style-name="P2">=-=-=-=-=-=-=-=-=-=-=-=-=-=-=-=-=-=-=-=-=-=-=</text:p>
      <text:p text:style-name="P2"/>
      <text:p text:style-name="P2">תמורה פרק חמישי כיצד מערימין</text:p>
      <text:p text:style-name="Standard"/>
      <text:p text:style-name="Standard">(תמורה כד,ב)</text:p>
      <text:p text:style-name="Standard">משנה:</text:p>
      <text:p text:style-name="Standard">כיצד מערימין על הבכור (להפקיעו מכהן ולהפרישו לחובתו)?</text:p>
      <text:p text:style-name="Standard">מבכרת שהיתה מעוברת, אומר "מה שבמעיה של זו, אם זכר – עולה" ילדה זכר יקרב עולה (דבכור לא קדיש אלא ברחם, וכיון דמעיקרא אתפסיה בקדושה אחריתי - תו לא חיילא קדושת בכורה); (ואם אמר) "ואם (ילדה) נקבה (תהא) זבחי שלמים" - ילדה נקבה תקרב שלמים.</text:p>
      <text:p text:style-name="Standard">"אם זכר – עולה, ואם נקבה זבחי שלמים", ילדה זכר ונקבה - הזכר יקרב עולה והנקבה תקרב שלמים; ילדה שני זכרים - אחד מהם יקרב עולה (על שניהן חלה קדושת עולה, דהא קאמר "אם זכר יהא עולה", ומיהו לא נדר אלא חד! הלכך הוא יקריב האחד לנדרו), והשני ימכר לחייבי עולה, ודמיו חולין.</text:p>
      <text:p text:style-name="Standard">ילדה שתי נקבות - אחת מהם תקרב שלמים והשניה תימכר לחייבי שלמים, ודמיה חולין;</text:p>
      <text:p text:style-name="Standard">ילדה טומטום ואנדרוגינוס: רבן שמעון בן גמליאל אומר: אין קדושה חלה עליהן.</text:p>
      <text:p text:style-name="Standard"/>
      <text:p text:style-name="Standard">גמרא:</text:p>
      <text:p text:style-name="Standard">אמר רב יהודה: מוּתר להטיל מום בבכור קודם שיצא לאויר העולם.</text:p>
      <text:p text:style-name="Standard">תנן: 'אומר אדם "מה שבמעיה של זו עולה"...'; עולה – אִין (הואיל וכליל היא שרי לשנויי קדושת בכורה לקדושתה), (אבל) שלמים (דקדושה קלה היא) – לא (אסור לשנויי לכתחלה קדושת בכורה לקדושתייהו, וכל שכן שאסור להטיל בו מום דמפיק ליה מקדושתיה לגמרי); ואת אמרת דמצית מפקעת ליה מקדושתה?</text:p>
      <text:p text:style-name="Standard">אמר לך רב יהודה: הני מילי בזמן שבית המקדש קיים; כי קאמינא אנא - בזמן הזה, דלא חזי להקרבה.</text:p>
      <text:p text:style-name="Standard">אי בזמן הזה - מאי למימרא?</text:p>
      <text:p text:style-name="Standard">מהו דתימא נגזר דלמא נפיק רוב ראשו (וקדיש ליה רחם) וקשדי ביה מומא (והדר שדי ביה מומא, והוי מטיל מום בקדשים) - (קא משמע לן דלא גזרינן, דהוא יזהר להטיל בו המום משעה שיצא מעט קודם שיצא רוב ראשו, כדאמרינן בבכורות (דף לה.) 'גדייא באזניה': שהגדי יוצא דרך צדעיו ונראות האזנים תחלה, 'ואימרא בשפתיה' - שפי הטלה יוצא תחלה).</text:p>
      <text:p text:style-name="Standard"><text:soft-page-break/>ואימא הכי נמי? </text:p>
      <text:p text:style-name="Standard">אפילו הכי הא עדיפא מדאתי ביה לידי גיזה ועבודה (הא עדיפא למישרי להטיל בו מום הואיל ועדיין לא קדיש כדי שלא יצטרך הכהן לשהותו אלא ימהר לשוחטו, דאי לא שדינן ביה - בעי לשהויי עד שיפול בו מום, ואדהכי והכי אתי לידי גיזה ועבודה). </text:p>
      <text:p text:style-name="Standard">לישנא אחרינא: הא קא משמע לן: חסירה עדיפא (כלומר: שמחסר ממנו אבר קודם יציאת רובו, ויעשנו בעל מום) דלא ניתי ביה לידי תקלה דגיזה ועבודה.</text:p>
      <text:p text:style-name="Standard"/>
      <text:p text:style-name="Standard">אם נקבה זבחי שלמים: <text:s/></text:p>
      <text:p text:style-name="Standard">נקבה מי קא קדשה בבכורה (דבעי לאיערומי עלה, דקאמר 'כיצד מערימין' וקחשיב להך)?</text:p>
      <text:p text:style-name="Standard">סיפא אתיא לבהמה דהקדש (דאם חטאת היא, ונתעברה, ורוצה להערים שלא ילך למיתה - דולד חטאת למיתה אזיל - ישנהו לקדושה אחרת, וקא משמע לן דוולדות קדשים בהוייתן הן קדושים ולא במעי אמן, וכיון דעדיין לא קדיש בקדושת אמו - מצי לארכובי עליה קדושה אחריתי דלכי מתייליד לא הוי ולד חטאת).</text:p>
      <text:p text:style-name="Standard"/>
      <text:p text:style-name="Standard">לשון ירושלמי נקבה מי וכו'. (לשון התירוץ:) במבכרת דקדשים בבהמת הקדש, כדפרישית, והאי 'מבכרת' לאו דוקא, אלא איידי דתנא רישא במבכרת דחולין - נקט נמי הכא לשון מבכרת </text:p>
      <text:p text:style-name="Standard"/>
      <text:p text:style-name="Standard">ילדה שני זכרים [אחד מהם יקרב עולה, והשני ימכר לחייבי עולה, ודמיו חולין]: <text:s/></text:p>
      <text:p text:style-name="Standard">אמרי: אי בהמה דהקדש (אמאי השני ימכר לחייבי עולה?:) היאך דאקדיש עולה ליהדר עולה (האי קמא דנפיק ליהוי עולה וא), אידך (לכי מתייליד) נהוי בקדושתיה דאימיה?</text:p>
      <text:p text:style-name="Standard">סיפא (דילדה שני זכרים) אתאן לבהמת חולין (והוי רישא וסיפא בחולין ומציעתא בהקדש). <text:s/></text:p>
      <text:p text:style-name="Standard"/>
      <text:p text:style-name="Standard">ילדה טומטום ואנדרוגינוס [רבן שמעון בן גמליאל אומר: אין קדושה חלה עליהן]:</text:p>
      <text:p text:style-name="Standard"/>
      <text:p text:style-name="Standard">(תמורה כה,א)</text:p>
      <text:p text:style-name="Standard">אמאי אין קדושה חלה עליהן (ואפילו אמצעיתא נמי קאי, דהוי ולדות קדשים ואפילו קדושת אמן אינה חלה עליהן, דהא סתם אין קדושה קאמר)?</text:p>
      <text:p text:style-name="Standard">קסבר רבן שמעון בן גמליאל ולדות קדשים בהוייתן (כשהן נולדין) הן קדושין (והלכך אין שום קדושה חלה עליהן), דאי סלקא דעתא ממעי אמן הן קדושין - אמאי אין קדושה חלה עליהן? הא תפסתינהו קדושה דאימייהו (משעת התחלת יצירתה כל פורתא ופורתא קדיש)!? אלא שמע מינה ולדי קדשים בהוייתן הן קדושים (כולה מתניתין - רבי שמעון היא). </text:p>
      <text:p text:style-name="Standard">והאי תנא סבר ולדי קדשים ממעי אמן הן קדושים, דתנו רבנן:</text:p>
      <text:p text:style-name="Standard">(אהאי קרא קאי: (ויקרא כז,כו) אך בכור אשר יבכר לה' בבהמה לא יקדיש איש אתו אם שור אם שה לה' הוא]) 'אילו נאמר 'בכור (אשר יבוכר) <text:s/>לא יקדיש' (ולא כתיב איש אותו ולא כתיב בבהמה) הייתי אומר 'בכור לא יקדיש הקדישות' (הייתי אומר:בכור אדם לא יקדיש שום דבר להקדש) - תלמוד לומר: 'איש אותו' - (מדקאמר אותו משמע דאבכור בהמה נמי קאמר, והכי קאמר: אך בכור אדם אשר יבוכר בבכור בהמה לא יקדיש אותו) אותו אי אתה מקדיש (בכור אדם לא יקדיש בכור בהמה), אבל מקדיש אדם בכור הקדישות (אבל מקדיש הוא שאר קדשים; ואכתי לא איצטריך בבהמה, ולהך דרשא אתי), ועדיין אני אומר הוא לא יקדיש (דקאמרינן 'יכול לא יקדיש הוא - בכור אדם לא יקדיש - אותו = בכור בהמה), אבל יקדישוהו אחרים (שאר בני אדם שאינם בכורות יקדישו בכור בהמה לקדושה אחרת)?</text:p>
      <text:p text:style-name="Standard">תלמוד לומר: 'בבהמה' (דלא איצטריך ולמאי אתא?): (- לגלויי עליה, דקרא דלאו בבכור אדם מישתעי) בבהמה עסקתי (בבכור בהמה דברתי כאן, שלא יקדישנו שום אדם לקדושה אחרת, ולא דברתי כאן בבכור אדם כלום);</text:p>
      <text:p text:style-name="Standard">יכול לא יקדישנו בבטן (שאפילו בעודו בבטן לא יוכל להקדישו לקדושה אחרת)?</text:p>
      <text:p text:style-name="Standard">תלמוד לומר: 'אשר יבוכר לה'' משיבוכר לה' (משיקדש ברחם) אי אתה מקדיש, אבל אתה מקדיש בבטן (אבל בבטן חול הוא).</text:p>
      <text:p text:style-name="Standard"><text:soft-page-break/>יכול אף ולדי כל הקדשים כן (שיהא מותר לשנותו לקדושה אחרת בעודו בבטן)?</text:p>
      <text:p text:style-name="Standard">תלמוד לומר: 'אך [בכור]' – חלק (דבכור התרתי לך להקדיש קודם שיבוכר, אבל לא שאר קדשים בבטן: דכיון דאמו קדושה - כל פורתא ופורתא דמיתברי ביה מיתפיס בקדושה דהאם)'; </text:p>
      <text:p text:style-name="Standard">אלמא סבירא ליה ולדי קדשים ממעי אמן הן קדושין (ולית ליה כתנא דמתניתין)!</text:p>
      <text:p text:style-name="Standard"/>
      <text:p text:style-name="Standard">אמר ליה רב עמרם לרב ששת: אמר על הבכור (בעודו בבטן) "עם יציאת רובו (דבעיא למיחל עליה קדושת בכור ההיא שעתא) יהא עולה" (דתיחול עליה קדושת עולה ולא קודם: דהשתא הוו תרתין קדושות למיחל בהדדי, הי מינייהו חמורה וקדמא למיחל ודחי לחבירתה) - עולה הוי (שכן כליל) או בכור הוי (שכן קדושת בכור חלה על כל הבכורות דעלמא מרחם)?: עולה הוי - דכל פורתא ופורתא דקא נפיק הוא כליל? או בכור הוי: דכל פורתא ופורתא דקא נפיק במילתיה הוא?</text:p>
      <text:p text:style-name="Standard">לישנא אחרינא: שכן קדושה חיילא עליה? או דלמא בכור הוי, שכן קדושתו מרחם?</text:p>
      <text:p text:style-name="Standard">אמר ליה: מאי תיבעי לך? היינו דבעי אילפא: אמר על הלקט עם נשירת רובו (דבעי למהוי לקט) "יהא הפקר (אפילו לעשירים)", לקט הוי או הפקר הוי? (הי קדושה מינייהו חייל עליה? דודאי פשיטא לן אי אפקריה מקמי הכי לכל התבואה דלא מיחייב בלקט אלא כל שהוא אוכל ונשמר): לקט הוי שכן קדושתו בידי שמים? או דלמא הפקר הוי שכן זוכין בו עניים ועשירים? ואמר אביי: מאי תיבעי ליה? (ודאי הואיל ובהדי הדדי אתו למיחל) דברי הרב ודברי תלמיד דברי מי שומעים? (ודאי דברי הרב קודמין וקודשא בריך הוא עבדיה לקט) - הכי נמי דברי מי שומעים (דברי הרב קודמין, הלכך בכור הוא)! <text:s/></text:p>
      <text:p text:style-name="Standard"/>
      <text:p text:style-name="Standard"/>
      <text:p text:style-name="Standard">משנה:</text:p>
      <text:p text:style-name="Standard">האומר (על ולדה של בהמת חולין מעוברת): "ולדה של זו עולה והיא שלמים" - דבריו קיימים (שהרי קדושת הולד קדמה);</text:p>
      <text:p text:style-name="Standard">(אבל אם אמר) "היא שלמים וולדה עולה" - הרי זה ולד שלמים (אבל אם אמר "היא שלמים" ברישא, להאם ולכל דאית בה אקדיש, וחשיב ולד למקדיש באנפי נפשיה, והוי כמקדיש שתי בהמות לשלמים, וכי הדר אמר "ולדה עולה" הוי הולד שלמים*), דברי רבי מאיר;</text:p>
      <text:p text:style-name="Standard">(*והכא לא שייך למימר 'בהווייתן ולא במעי אמן', דכי אמרינן 'בהוייתן ולא במעי אמן' - הני מילי בהקדישה ולבסוף נתעברה, דאיהו לא אתפסיה לעובר שום קדושה אלא מקדושתא דאימיה קא קדיש, אבל במקדיש מעוברת - חשיב עובר לקבולי קדושה; ורבי מאיר אית ליה תפוס לשון ראשון, ואף על גב שמתחלה כשאמר "היא שלמים" לא נתכוין לולדה;) </text:p>
      <text:p text:style-name="Standard">אמר רבי יוסי: אם לכן נתכוין תחלה, הואיל ואי אפשר לקרות שני שמות כאחת (שאין הפה יכול לדבר שני דברים כאחד) - דבריו קיימין (דאף בגמר דבריו אדם נתפס, הואיל ומתחלה כשאמר "היא שלמים" לא נתכוין לולדה);</text:p>
      <text:p text:style-name="Standard">ואם משאמר "הרי זו שלמים" נמלך ואמר "ולדה עולה" - הרי זו ולד[ה] שלמים.</text:p>
      <text:p text:style-name="Standard"/>
      <text:p text:style-name="Standard">גמרא:</text:p>
      <text:p text:style-name="Standard">אמר רבי יוחנן: הפריש חטאת מעוברת וילדה, רצה בה מתכפר רצה בולדה מתכפר (דכי אמרינן 'ולד חטאת למיתה אזיל' - הני מילי בהקדישה ולבסוף נתעברה, אבל הקדישה מעוברת - חשיב עובר לקבולי קדושה באנפי נפשיה, ולא מכח אמו, והוי כמפריש שתי חטאות לאחריות: דמתכפר באיזו שירצה). </text:p>
      <text:p text:style-name="Standard">מאי טעמא?</text:p>
      <text:p text:style-name="Standard">קסבר רבי יוחנן 'אם שיירו (לולד שאמר "ולדה חולין והיא חטאת") – משוייר (והויא חולין)': (וכיון דאי בעי לא קדיש, אלמא) עובר לאו ירך אמו הוא (כי לא משייר ליה נמי לאו ירך אמו הוא, ומחמת עצמו קדוש, ולא מחמת אמו, ולא הוי כולד חטאת), דהוה ליה כמפריש שתי חטאות לאחריות: רצה מתכפר בה רצה מתכפר בחבירתה. </text:p>
      <text:p text:style-name="Standard"><text:soft-page-break/>מותיב רבי אלעזר: '"היא שלמים וולדה עולה" - הרי זה ולד שלמים', ואי סלקא דעתך 'שיירו משוייר', 'הרי זה ולד שלמים'? 'הרי זו שלמים' בעי מיתנא (אלמא - מדקרייה 'ולד שלמים' - דמכח אימיה נחתא ליה קדושה, ולא מחמת נפשיה; וגבי חטאת נמי – 'ולד חטאת' מיקרי, ואזיל למיתה; דאי סלקא דעתך 'אם שיירו משוייר', דחשיב כבהמה באנפי נפשה, וכי לא שיירו - מחמתיה הוא דקדיש, הרי 'הולד עצמו שלמים' איבעי למיתני)!? </text:p>
      <text:p text:style-name="Standard">אמר רב טבלא: בר מינה דההיא (מההיא לא תיקשי, דשבשתא היא): הא אמר רב לתנא: "תני 'הרי זו שלמים'".</text:p>
      <text:p text:style-name="Standard"/>
      <text:p text:style-name="Standard">מיתיבי: 'האומר לשפחתו "הרי את שפחה וולדך בן חורין", אם היתה עוברה - זכתה לו (ויצא הולד לחירות)'; אי אמרת בשלמא 'אם שיירו אינו משוייר', עובר ירך אמו - משום הכי זכתה לו, והוי ליה כמשחרר חצי עבדו, ומני? - רבי מאיר היא, כדתניא:</text:p>
      <text:p text:style-name="Standard"/>
      <text:p text:style-name="Standard">(תמורה כה,ב)</text:p>
      <text:p text:style-name="Standard">'המשחרר חצי עבדו (קנה לחציו) - יצא לחירות (והוי חציו בן חורין); (ואף על פי שלא שחררו כולו יש לו יד לקבל את גיטו, ד)גיטו וידו באין כאחת'; ואי אמרת שיירו (אם שחרר האם ושייר הולד) משוייר (משוייר הוא לעבודתו), (אלמא שני גופים נינהו -) עובר לאו ירך אמו הוא - אמאי זכתה לו? והא תניא 'נראין שהעבד זוכה לקבל גט שחרור של חברו מיד רבו שאינו שלו (דלגבי ההוא גברא יש לו יד לעבד זה שהוא שליח לקבל את הגט הואיל וזה אינו רבו) ולא מיד רבו שלו' (הוי כעבד המקבל גט שחרור לחבירו מיד רבו שלו, ששניהם עבדים לאיש אחד, ואין חבירו משוחרר: שהרי הרב לא השליך גט השחרור מידו, דהואיל ונתנו לעבדו - כמי שנתנו בתפוסתו דמי)? אלא שמע מינה אם שיירו אינו משוייר, ותיובתא דרבי יוחנן?</text:p>
      <text:p text:style-name="Standard">תיובתא.</text:p>
      <text:p text:style-name="Standard">לימא אם שיירו משוייר תנאי היא, דתניא: 'האומר לשפחתו "הרי את בת חורין וולדך עבד" - ולדה כמוה (משוחרר), דברי רבי יוסי הגלילי, וחכמים אומרים: דבריו קיימין (והולד עבד), משום שנאמר (שמות כא,ד) [אם אדניו יתן לו אשה וילדה לו בנים או בנות] האשה וילדיה תהיה לאדוניה [והוא יצא בגפו]'; קרא, מאי תלמודא לרבנן (קרא משמע טפי כרבי יוסי הגלילי דהולדות הולכין אחר האם)? </text:p>
      <text:p text:style-name="Standard">אמר רבא: קרא - לרבי יוסי הגלילי, דקתני 'ולדה כמוה, שנאמר 'האשה וילדיה תהיה לאדוניה': בזמן שהאשה לאדוניה - ולדה לאדוניה;</text:p>
      <text:p text:style-name="Standard">מאי לאו בהא קמיפלגי: דרבי יוסי סבר שיירו אינו משוייר (אלא ירך אמו הוא, ומשום הכי יצא לחירות כמוה), ורבנן סברי משוייר?</text:p>
      <text:p text:style-name="Standard">אמר לך רבי יוחנן: דכולי עלמא שיירו משוייר, והכא היינו טעמא (דרבי יוסי הגלילי): דאמר קרא: 'האשה וילדיה תהיה לאדוניה' (דבהדיא גלי בה קרא ולאו משום דירך אמו הוא אלא גזירת הכתוב הוא גבי שפחה). </text:p>
      <text:p text:style-name="Standard">אלא ודאי לימא כי הני תנאי, דתניא: 'השוחט את החטאת ומצא בה בן ארבעה חי:' (קסלקא דעתא שהקדישה מעוברת); תני חדא 'אין נאכלת אלא לזכרי כהונה, ואינה נאכלת אלא ליום אחד, ואינה נאכלת אלא לפנים מן הקלעים', ותניא אידך 'נאכלת לכל אדם, ונאכלת בכל מקום, ונאכלת לעולם'; מאי לאו תנאי: דתנא קמא (דמשוי ליה תורת חטאת) סבר שיירו משוייר (וכיון דחשיב כבהמה באנפי נפשה - כי לא שייריה נמי חיילא עליה קדושה בבטן), ומר (ותנא בתרא דמשוי ליה תורת חולין) סבר שיירו אינו משוייר (דלא חשיב כבהמה באנפי נפשה, אלא ירך אמו הוא, ומחמת אמו הוא דקדיש, כשאר ולדות קדשים; וההיא קדושה לא נחתא עליה עד שעת לידה, דסבירא לן 'ולדות קדשים - בהוייתן הן קדושין' ולא קודם)?</text:p>
      <text:p text:style-name="Standard">אמר לך רבי יוחנן: דכולי עלמא (אי בהקדישה מעוברת עסקינן) - אם שיירו משוייר (וכי לא שיירו - קדוש הולד כחטאת גמורה), והני תנאי בהא קמיפלגי (אבל בהקדישה ולבסוף נתעברה פליגי ובהא פליגי): דמר סבר ולדי קדשים בהוייתן הן קדושים, ומר סבר ולדי קדשים במעי אמן הן קדושים;</text:p>
      <text:p text:style-name="Standard"><text:soft-page-break/>ואיבעית אימא: לא קשיא: כאן בשהקדישה ולבסוף נתעברה, כאן בשנתעברה ולבסוף הקדישה (ודכולי עלמא בהוייתן הן קדושין, ולא במעי אמן, והך דקתני קדוש בחטאת - דנתעברה ולבסוף הקדישה; דכולי עלמא אם שיירו משוייר, וחשיב למיקדש באנפי נפשיה, והני תנאי לא פליגי מידי);</text:p>
      <text:p text:style-name="Standard">מתקיף לה רבא (אהא דמותבינן ליה לרבי יוחנן מ'אם היתה מעוברת זכתה לו' ומוקמינן ליה בתיובתא): ממאי דטעמא דרבי יוחנן אם שיירו משוייר (דתיהוי תיובתא)? דלמא היינו טעמא דרבי יוחנן: דאדם מתכפר בשבח הקדש (דאף על גב דמכח אימיה קדיש - לא אזיל למיתה: דאדם מתכפר בשבח הקדש, וכי אזיל ולד חטאת למיתה היכא דלא רצה להתכפר בו אלא באמו)?</text:p>
      <text:p text:style-name="Standard">אמר ליה רב המנונא: (לא מצית אמרת דטעמיה דרבי יוחנן לאו משום דאם שיירו משוייר, דודאי משום הכי הוא:) רבי אלעזר (דאותביה לרבי יוחנן לעיל מ'היא שלמים וולדה עולה הרי זה ולד שלמים') - תלמידיה דרבי יוחנן, ויתיב לקמיה דרבי יוחנן (ואותביה), ולא אהדר ליה האי שינויא (דלימא ליה 'אנא סבירא לי דמכח אימיה קדוש ולא מחמתיה דנפשיה, וטעמא דידי משום דאדם מתכפר בשבח הקדש') ואת אמרת 'טעמא דרבי יוחנן משום דאדם מתכפר בשבח הקדש'? <text:s/></text:p>
      <text:p text:style-name="Standard"/>
      <text:p text:style-name="Standard">אם משאמר הרי זו שלמים נמלך [ואמר "ולדה עולה" - הרי זו ולדה שלמים]: <text:s/></text:p>
      <text:p text:style-name="Standard">פשיטא ולדן שלמים!? אלא כל אימת דבעי מימלך?</text:p>
      <text:p text:style-name="Standard">אמר רב פפא: לא נצרכה אלא שאמר בתוך כדי דיבור (כדי שאלת שלום רב לתלמיד, ואמרי לה תלמיד לרב (בבא קמא עג:)): מהו דתימא תוך כדי דיבור כדיבור, והאי עייוני הוא דקמעיין - קא משמע לן.</text:p>
      <text:p text:style-name="Standard"/>
      <text:p text:style-name="Standard"/>
      <text:p text:style-name="Standard">משנה:</text:p>
      <text:p text:style-name="Standard">"הרי זו תמורת עולה תמורת שלמים" - הרי זו תמורת עולה, דברי רבי מאיר (דרבי מאיר אית ליה תפוס לשון ראשון).</text:p>
      <text:p text:style-name="Standard">אמר רבי יוסי: אם לכן נתכוין תחלה, הואיל ואי אפשר לקרות שני שמות כאחת - דבריו קיימים (וחציה תמורת עולה וחציה תמורת שלמים, ותרעה עד שתסתאב ותמכר ויביא בדמי חציה תמורת עולה ובדמי חציה תמורת שלמים; ובהכי עסקינן: שהיו לפניו עולה ושלמים כשהמיר את זו בהן), ואם משאמר "תמורת עולה" נמלך ואמר "תמורת שלמים" - הרי זו תמורת עולה.</text:p>
      <text:p text:style-name="Standard"/>
      <text:p text:style-name="Standard">(תמורה כו,א)</text:p>
      <text:p text:style-name="Standard">גמרא:</text:p>
      <text:p text:style-name="Standard">אמר רבי יצחק ברבי יוסי אמר רבי יוחנן: הכל מודים באומר "תחול זו ואחר כך תחול זו" - דברי הכל תפוס לשון ראשון; "לא תחול זו אלא אם כן חלתה זו" - תרווייהו קדשי; לא נחלקו אלא כגון משנתינו, דאמר "תמורת עולה תמורת שלמים (ולא גרסינן ותמורת שלמים)", דרבי מאיר סבר: מדהוה ליה למימר 'תמורת עולה ושלמים' ואמר "תמורת עולה תמורת שלמים" - הויא ליה כאומר "תחול זו ואחר כך תחול זו"; ורבי יוסי סבר (ורבי יוסי אמר לך: קסבר האי גברא): 'אי אמר "תמורת עולה ושלמים" הוה אמינא קדושה ואינה קריבה (אי אמינא האי לישנא 'תמורת עולה ושלמים' - תהוי קדושה ולא קריבה)' - קא משמע לן (וטעה בהכי, דסבר 'אימא תמורה אכל חד וחד, ותהוי קדושה גמורה ליקרב', הלכך - אף על גב דאמינא בהאי לישנא - לתרוייהו איכוין, הוה ליה כאומר "לא תחול זו אלא אם כן חלה זו"). <text:s/></text:p>
      <text:p text:style-name="Standard"/>
      <text:p text:style-name="Standard">לשון ירושלמי: דרבי מאיר סבר: האי גברא, דאמר 'תמורת עולה ותמורת שלמים' שמע מינה מיהדר קהדר בה, ורבי יוסי אמר: להכי אמר "תמורת עולה תמות שלמים": למימר דכולהו עולה כולהו שלמים, </text:p>
      <text:p text:style-name="Standard">והתניא בניחותא: דפלוגתייהו בהכי.</text:p>
      <text:p text:style-name="Standard"><text:soft-page-break/>תנו רבנן [תוספתא תמורה פ"ג מ"ג]: 'האומר "בהמה זו חציה תמורת עולה וחציה תמורת שלמים" כולה תקרב עולה (דתפוס לשון ראשון, וכיון דקדשה לפלגא קדושת עולה - קדשה כולה) - דברי רבי מאיר; (ואף על גב דגבי האומר 'רגלה של זו עולה' לא אמר רבי מאיר דתיחול קדושה בכולה, כדקתני בפרק קמא (דף יא.) - אפילו הכי בחציה מודה, כדאמרינן התם: 'הכל מודים בדבר שהנשמה תלויה בו')</text:p>
      <text:p text:style-name="Standard">וחכמים אומרים: תרעה עד שתסתאב ותימכר ויביא בדמי חציה תמורת עולה ובדמי חציה תמורת שלמים;</text:p>
      <text:p text:style-name="Standard">אמר רבי יוסי: אם לכך נתכוון מתחלה, הואיל ואי אפשר להוציא שני שמות כאחת - דבריו קיימין'.</text:p>
      <text:p text:style-name="Standard">תוספות ד"ה האומר בהמה: ...</text:p>
      <text:p text:style-name="Standard">וא"ת היכי קאמר ר"מ כולה תיקרב עולה? הא ר"מ - כר' יהודה סבירא ליה בפ"ק [לעיל יא:] דאם אמר "רגלה של זו עולה" אין כולה עולה! ואי משום דמודה ר' יהודה בדבר שהנשמה תלויה בו, וחציה היינו הנשמה תלויה בה היא - הא אמר בפ"ק [שם.] דהני מילי תחלת הקדש, אבל תמורה לא חיילא אפילו בדבר שהנשמה תלויה בו, דאין ממירין איברין בשלמים!?</text:p>
      <text:p text:style-name="Standard">וי"ל דר"מ סבר לה כוותיה בחדא ופליג עליה בחדא: סבר לה כוותיה דאם אמר "רגלה של זו עולה" אין כולה עולה, ופליג עליה: דכי היכי דבתחלת הקדש חיילא אכולה בדבר שהנשמה תלויה בו - הכי נמי כי אמר תמורה אאבר שהנשמה תלויה בו - חיילא אכולה, כר' יוסי, דמדמה תמורה לתחלת הקדש, כדתנן בפ"ק [שם במשנה י.]: 'א"ר יוסי: והלא במוקדשין האומר "רגלה של זו עולה" כולה עולה - אף כשאמר "רגלה של זו תחת זו" תהא כולה תמורה תחתיה' - ה"נ סבירא ליה לרבי מאיר: דכי היכי דחייל תחלת הקדש אכולה בדבר שהנשמה תלויה בו - הכי נמי תחול תמורה אכולה; ור' יהודה סבר דאין תמורה חלה אאבר כלל, אפילו באבר שהנשמה תלויה בו, אע"ג דבתחלת הקדש מודה בדבר שהנשמה תלויה בו; וטעם - כדפי' בפ"ק [דף יא.]: או משום דדריש בהמה בבהמה, או משום דמקיש תמורה למעשר: מה מעשר קרבן יחיד כו'; </text:p>
      <text:p text:style-name="Standard">אי נמי י"ל דכי אמר "חציה" - אפילו ר' יהודה מודה, דיש לחלק בין חציה לאבר שהנשמה תלויה בו, דהכי נמי אנו צריכין לחלק לרבי יוסי דאמר 'ולא שלימין בהן' - ובחציה מודה דמימר, כאשר אפרש בסמוך בעזרת השם. </text:p>
      <text:p text:style-name="Standard">רבי יוסי היינו רבנן (דהא ודאי כי אמרי רבנן נמי דחלו תרוייהו - לא אמרי אלא היכא דמתחלה נתכוין לכך, דבנמלך כולי עלמא מודו דאין דבריו האחרונים כלום, דודאי לא מצי לאימלוכי)?</text:p>
      <text:p text:style-name="Standard">כולה רבי יוסי קתני לה. </text:p>
      <text:p text:style-name="Standard">תניא אידך [תוספתא תמורה פ"ג מ"ד]: '"בהמה חציה עולה וחציה חטאת" תיקרב עולה, דברי רבי מאיר; רבי יוסי אומר: תמות (דאף בגמר דבריו אדם נתפס, ואיהו לא הוי מחוייב חטאת - הלכך תמות); ושוין באומר "חציה חטאת" (תחלה) (והדר) "וחציה עולה" שתמות';</text:p>
      <text:p text:style-name="Standard">תוספות ד"ה רבי יוסי אומר תמות. פירש"י דאף בגמר דבריו אדם נתפס, ואיהו אינו מחוייב חטאת - הלכך תמות;</text:p>
      <text:p text:style-name="Standard">וקשה: היכי חיילא קדושת חטאת עליה כלל? האמר בנדרים [דף ו.] דאפילו אמר על הבהמה "הרי זו חטאת", אם אינו מחוייב חטאת - לא אמר כלום!?</text:p>
      <text:p text:style-name="Standard">לפיכך פר"י דהכא מיירי דאמר "וחציה תמורת חטאת", והכי גרסינן בתוספתא [פ"ג ע"ש] '"בהמה זו, חציה זו תחת עולה, וחציה זו תחת חטאת" - תיקרב עולה; ר' יוסי אומר: תמות' וטעם דר' יוסי משום דשניהם חיילי וכיון דאיכא עליו תמורת חטאת - למיתה אזלא. </text:p>
      <text:p text:style-name="Standard">'שוין' מני? רבי מאיר? פשיטא (דעל כרחך הכי משמע, דאפילו רבי מאיר, דאמר ברישא 'תיקרב' - הא תמות; והא מילתא דפשיטא, דהא רבי מאיר - תפוס לשון ראשון אית ליה, וכיון דאמר "חציה חטאת" ברישא - כל שכן דתמות, הואיל ואינו מחוייב חטאת)!? </text:p>
      <text:p text:style-name="Standard">[## ואם הקדיש בהמה לחטאת חברו – שפיר הוי חטאת אליבא דרבי מאיר, ונראה דגם אליבא דרבי יוסי.]</text:p>
      <text:p text:style-name="Standard"><text:soft-page-break/>מהו דתימא אי לאו דאשמעינן הוה אמינא 'טעמא דרבי מאיר לאו משום תפוס לשון ראשון, אלא היינו טעמא: חטאת מעורבת (שנתערבו בה שתי קדושות) קריבה, ואפילו כי אמר "חציה חטאת" והדר אמר "חציה עולה" (ואף על גב דתרוייהו חיילי עלה) קריבה (הואיל ומערב בה מידי דחזי להקרבה)' - <text:s/>קא משמע לן דלא.</text:p>
      <text:p text:style-name="Standard">תניא אידך: 'אמר "בהמה זו חציה עולה וחציה שלמים" - קדושה ואינה קריבה [שטמ"ק: תימכר ויביא בדמחציה עולה ובדמי חציה שלמים], עושה תמורה ותמורתו כיוצא בו.' </text:p>
      <text:p text:style-name="Standard">[שטמ"ק: אמר מר 'קדושה ואינה קריבה' -] מני? </text:p>
      <text:p text:style-name="Standard">רבי יוסי היא.</text:p>
      <text:p text:style-name="Standard">פשיטא דקדושה ואינה קריבה!? </text:p>
      <text:p text:style-name="Standard">תמורתה איצטריך ליה (לאשמועינן דכיוצא בה היא ואינה קריבה אלא היא תימכר לאחר שתסתאב ויביא בדמי חציה עולה ובדמי חציה שלמים); דמהו דתימא 'נהי דהיא לא קרבה - תמורתה תקרב' - קא משמע לן: מאי שנא היא דלא קרבה דהויא לה קדושה דחויה? - תמורתה נמי מכח קדושה דחויה קאתיא!</text:p>
      <text:p text:style-name="Standard">תוספות ד"ה מהו דתימא נהי דהיא לא קרבה תמורתה תיקרב. <text:s/></text:p>
      <text:p text:style-name="Standard">וא"ת היכי ס"ד לומר כן, דחשיב תמורה טפי מההיא דאתא מחמתיה?</text:p>
      <text:p text:style-name="Standard">וי"ל דמהו דתימא דאין דעתיה שתהא התמורה חציה עולה וחציה שלמים, אלא אדעתא שתהא כולה תמורה: או תחת חציה של עולה או תחת חציה של שלמים והוי קריבה; ואע"ג <text:s/>דבפ"ק [לעיל <text:s/>י.] קאמר רבי <text:s/>יוסי דאין ממירין בהמה שלימה באברים, כדתנן 'ולא שלמים בהן' - בחציה מודה דאם אמר "בהמה זו <text:s/>של חולין תחת חציה של זו" – דחיילא; והיינו האי דפרישית לעיל: דצריך לחלק בין חציה לשאר איברים , ומהו <text:s/>דתימא דתקרב תמורתה אף על גב דהיא לא קריבה - קא משמע לן דלא קריבה, כיון דמכח קדושה דחויה קא אתייא.</text:p>
      <text:p text:style-name="Standard"/>
      <text:p text:style-name="Standard">אמר רבי יוחנן: בהמה של שני שותפים, הקדיש חציה שלו וחזר ולקח חציה אחרת והקדישה - קדושה ואינה קריבה (הואיל ומתחלה כשהקדיש חציה לא היתה ראויה ליקרב: דלא קדשה לחציה, וכיון דלא הואי דידיה - לא פשטה קדושה בההיא שעתא בכולה, דאין אדם מקדיש דבר שאינו שלו) ועושה תמורה, ותמורתה</text:p>
      <text:p text:style-name="Standard"/>
      <text:p text:style-name="Standard">(תמורה כו,ב)</text:p>
      <text:p text:style-name="Standard">כיוצא בה.</text:p>
      <text:p text:style-name="Standard">שמע מינה תלת: </text:p>
      <text:p text:style-name="Standard">שמע מינה: קדושת דמים נדחה (המקדיש בהמה לדמים בשעה שאינה ראויה לגופה, כגון הכא: דכי אקדשה לפלגא - לא אקדשה אלא לדמי, ומדחי לה ממזבח לעולם; סלקא דעתא דלא חייל דיחוי אלא אמידי דאקדשיה למזבח ונדחה);</text:p>
      <text:p text:style-name="Standard">ושמע מינה: בעלי חיים נדחין (ואף על גב דהדר מיחזו - אידחו לעולם משום דיחוי קמאי);</text:p>
      <text:p text:style-name="Standard">ושמע מינה: דיחוי מעיקרו (כגון זו שמתחלת הקדשה נדחית) הוי דיחוי (ופלוגתא היא: דאיכא למאן דאמר (סוכה לג.) 'נראה ונדחה שוב אינו חוזר ונראה', אבל דיחוי מעיקרא לא הוי דיחוי).</text:p>
      <text:p text:style-name="Standard">אמר אביי: הכל מודים היכא דאמר "חציה עולה וחציה מעשר" דברי הכל עולה קריבה (אפילו נתכוון מתחלה לכך, דלא חשיבא מילתא בתרייתא מידי: דאין מעשר קדוש כהאי גוונא, אלא דרך מנין והיה הוא עשירי; והוא הדין נמי אם אמר "חציה עולה וחציה תמורה" - לא חיילא תמורה לגבי עולה: דלא קאי שום בהמה גביה שהוא מימר בה); היכא דאמר "חציה תמורה וחציה מעשר" (ותרוייהו כי הדדי נינהו) – מאי (הי חיילא)?: תמורה קריבה שכן נוהגת בכל הקדשים (תמורה נוהגת בכל), או דלמא מעשר קרובה שכן מקדיש לפניו ולאחריו?</text:p>
      <text:p text:style-name="Standard">תיקו. </text:p>
      <text:p text:style-name="Standard">תוספות ד"ה אמר אביי הכל מודים דאי אמר חציה עולה וחציה מעשר דברי הכל עולה קריבה. </text:p>
      <text:p text:style-name="Standard"><text:soft-page-break/>פירש רש"י אפילו נתכוון תחלה לכך דלא חשיב מילתא בתרייתא מידי דאין מעשר קדוש כי האי גוונא אלא דרך מנין והוא היה עשירי וה"ה אם אמר חציה עולה וחציה תמורה לא חיילא תמורה גבי עולה הואיל ולא קיימא שם בהמה גביה שימיר בה, אלא חציה מעשר וחציה תמורה דתרוייהו כי הדדי נינהו היא חיילא עכ"ל </text:p>
      <text:p text:style-name="Standard">וקשיא: דאפילו אם כולה מעשר - אין בדבריו כלום! ועוד: מאי 'או דלמא מעשר קריבה כו'?: הא לא קריבה ולא קדשה אלא במנין!?</text:p>
      <text:p text:style-name="Standard">ופר"י דמיירי באדם המעביר צאנו תחת השבט, ואמר משתצא עשירי מן הדיר - תהא חציה עולה וחציה מעשר - דברי הכל עולה קריבה, דקדושת הפה שהקדישה לעולה עדיפא מקדושת מעשר, שאינו יכול לחול אלא על ידי מנין עשירית והעברת שבט: דדוקא בעולה ושלמים פליג רבי יוסי ואמר דחלו שניהן, דלא אלימא כולי האי קדושת זה מזה, אבל בעולה ומעשר: דאלים קדושת עולה ועדיפא מאד מקדושת מעשר – דברי הכל כוונתו לעולה;</text:p>
      <text:p text:style-name="Standard">וא"ת אמאי לא אמר 'דברי הרב ודברי התלמיד דברי מי שומעין', כדאמרינן לעיל בריש פירקין גבי בכור, ותחול מעשר ולא עולה?</text:p>
      <text:p text:style-name="Standard">וי"ל דהתם - כשאמר בבכור "עם יציאת רובו יהא עולה" אבל הכא מיירי שאמר "עם יציאת מיעוטו יהא עולה", ומעשר דלא חל עליה קדושת מעשר עד יציאת רובו. [## תירוץ דחוק?]</text:p>
      <text:p text:style-name="Standard"/>
      <text:p text:style-name="Standard"/>
      <text:p text:style-name="Standard">משנה:</text:p>
      <text:p text:style-name="Standard">"הרי זו תחת זו", "תמורת זו", "חליפת זו" (לשון תמורה נינהו) - הרי זו תמורה;</text:p>
      <text:p text:style-name="Standard">"זו מחוללת על זו" (לשון חילול הוא, ולא אמר כלום: שאין בהמת קדש תמימה יוצאה לחולין) - אין זו תמורה, </text:p>
      <text:p text:style-name="Standard">ואם היה הקדש בעל מום - יוצא לחולין, וצריך לעשות דמים (שתהא אותה של חולין שוה כאותה של הקדש שהוא מחלל עליה, ולא יתאנה ההקדש).</text:p>
      <text:p text:style-name="Standard"/>
      <text:p text:style-name="Standard">גמרא:</text:p>
      <text:p text:style-name="Standard">למימרא ד'תחת' לישנא דאתפוסי (בתמורה) הוא? ורמינהו: 'קדשי בדק הבית, אמר "חליפת זו", "תמורת זו" (אם העמיד בהמת חולין ואמר "זו תמורת זו" ו"חליפי זו") - לא אמר כלום (דלשון תמורה הוא, ואינן עושין תמורה, כדאמרינן בפרק קמא (לעיל יג.) 'יצאו קדשי בדק הבית כו'); "( זו) תחת זו", "מחוללת על זו" - דבריו קיימין (ויצא ההקדש לחולין וזה נכנס תחתיו, שקדשי בדק הבית נפדין אפילו תמימין)' (אלמא 'תחת' לישנא דאחולי הוא; לשון ירושלמי: מי תפסן פדיונן? כלומר: מי עבדי תמורה?), ואי סלקא דעתך לישנא דאיתפוסי היא - מאי שנא רישא ומאי שנא סיפא?</text:p>
      <text:p text:style-name="Standard">אמר אביי: 'תחת' משכחת לה לישנא דאיתפוסי ולישנא דאחולי: לישנא דאתפוסי - דכתיב:</text:p>
      <text:p text:style-name="Standard"/>
      <text:p text:style-name="Standard">(תמורה כז,א)</text:p>
      <text:p text:style-name="Standard">(ויקרא יג,כג) ואם תחתיה תעמוד הבהרת [לא פשתה צרבת השחין הוא וטהרו הכהן] ('תחתיה' = עמדה במקומה והיינו דומיא דאתפוסי: שההקדש עומד במקומו); דאחולי - דכתיב (ישעיהו ס,יז) תחת הנחושת אביא זהב [ותחת הברזל אביא כסף ותחת העצים נחשת ותחת האבנים ברזל ושמתי פקדתך שלום ונגשיך צדקה]; והלכך (הואיל ותרוייהו משמע): (לא מסרו הכתוב אלא לחכמים דידעי למימר היכא הוי 'תחת' אתפוסי והיכא הוי חילול:) גבי קדשי מזבח, דעבדין תמורה - לישנא דאתפוסי הוא; גבי קדשי בדק הבית, דלא עבדין תמורה - לישנא דאחולי הוא.</text:p>
      <text:p text:style-name="Standard">אמר רבא: אפילו בקדשי מזבח משכחת לה לישנא דאחולי הוא, כגון שהיה הקדש בעל מום [שהוקדש תמים והומם].</text:p>
      <text:p text:style-name="Standard">אמר רב אשי: אפילו בבעל מום נמי משכחת לה לישנא דאחולי ומשכחת לישנא דאתפוסי: ידו אקודש (הניח ידו אקודש [בעל המום] ואמר "זו תחת זו") - חול [חילול] הוי (אידך דחולין ודאי <text:soft-page-break/>לאחולי מתכוין, וחול הוא [ויצא לחולין]); ידו אחול (ואמר "זו תחת זו") - קודש הוה (אתפוסי [בתמורה] הוא: דקדש בעל מום עושה תמורה, דאי הוה בעי האי לאחולי - הוה מנח ידיה על ההיא דהקדש). </text:p>
      <text:p text:style-name="Standard"/>
      <text:p text:style-name="Standard">בעי אביי: היו לפניו שתי בהמות של קדש בעלות מום, ושתי בהמות של חולין תמימות, ואמר "הרי אלו תחת אלו" (ולא הניח ידו לא כאן ולא כאן) – מהו?: מי אמר לאתפוסי (מתכוין), ולקי? או דלמא (לאחולי מתכוין:) כל היכא דאיכא היתרא - לא שביק איניש היתרא ועביד איסורא (לא ימיר)? (והוא הדין נמי דמצי למיבעי בחדא, אלא איידי דבעי מיבעיא הך בעיא אחריתי בתרתי נקט נמי הכא בתרתי.)</text:p>
      <text:p text:style-name="Standard">ואם תימצי לומר כל היכא דאיכא היתרא לא שביק איניש ועביד איסורא, היו לפניו שתי בהמות של קודש ואחת מהן בעלת מום, ושתי בהמות של חולין ואחת מהן בעלת מום, ואמר "הרי אלו תחת אלו" – מהו?: מי אמר תמימה תחת תמימה – לאתפוסי (דהא ודאי אי אפשר דלא הויא חדא לאתפוסי הואיל וחדא תמימה דהקדש איכא, ו'תחת' בקדשי מזבח תמימים אמרינן לעיל דאתפוסי הוא), בעלת מום תחת בעלת מום לאחולי (דודאי אתפוסי ליכא למימר: ד'רע ברע' לא כתיב דליעביד תמורה)? או דלמא תמימה דחולין תחת בעלת מום דהקדש, בעלת מום דחולין תחת תמימה דהקדש, ותרוייהו לקי? (ואף על גב דפשיט לעיל דלא שביק היתירא ועביד איסורא, איכא למיבעי הכא: הואיל ואי אפשר דלא עביד איסורא בחדא - איכא למימר כי היכי דבהא עביד איסורא - בהא נמי לא איכפת ליה, ודאי אתפוסי הוא)*</text:p>
      <text:p text:style-name="Standard">ואם תמצי לומר כל היכא דאיכא היתירא לא עביד איסורא, ולאחולי הוא, ולא לקי - היו לפניו שלש בהמות של קדש ואחת מהן בעלת מום ושלשה בהמות של חולין תמימות, ואמר "הרי אלו תחת אלו" (דאף על גב דפשיטנא דלא שביק היתירא ועביד איסורא, איכא הכא למיבעי: דאיכא למימר 'זיל בתר רובא':) מי אמרינן מדתמימות תחת תמימות לאתפוסי, תמימות נמי תחת בעלת מום לאתפוסי (כיון דעל כרחך תרתי לאתפוסי: דהשתים דהקדש תמימות וליכא אחולי בהו - שלישית נמי אתפוסי הוא)? או דלמא הכא נמי כל היכא דאיכא היתירא לא עביד איסורא, וההיא בתרייתא לאחולי הוי? </text:p>
      <text:p text:style-name="Standard">ואם תימצי לומר הכא נמי: כיון דאכתי גברא לא איתחזק באיסורי (דבשלשה זימנין הויא חזקה, תרי זימני לא הוי חזקה), לא שביק התירא ועביד איסורא - בעי רב אשי: היו לפניו ארבע בהמות של קדש, ואחת מהן בעלת מום, וארבע בהמות של חולין, ואמר "הרי אלו תחת אלו" – מהו?: הכא ודאי, כיון דאיתחזק גברא באיסורי - לקי בארבע מלקיות? או דלמא אף על גב דאיתחזק באיסורא - לא שביק איניש היתירא ועביד איסורא, והוי בתרייתא לאחולי הוי?</text:p>
      <text:p text:style-name="Standard">תיקו.</text:p>
      <text:p text:style-name="Standard">לשון ירושלמי [אומר הב"ח בהמשך אות ג: 'לפי גירסת ירושלמי שאינו בנוסחא שלנו, וכן כולם בסמוך האו לפי גירסת ירושלמי'; לפי זה הדגשתי את המילים שחשבתי שהם ציטוט מילולי שציטט רש"י מהירושלמי ['דיבור מתחיל'], ובקו תחתון את המילים בדברי רש"י שהם פרפראזה של לשון הירושלמי]:</text:p>
      <text:p text:style-name="Standard">בעי אביי (כו') או דלמא תמימה תחת תמימה דאתפוסי דחזיא להקרבה, אבל תמימה תחת בעלת מום - דבעלת מום דהקדש לא חזיא להקרבה - לאחולי איכוון: כיון דבעא למימר חדא לאתפוסי כו', כלומר: דאילו הוה בדעתיה לאתפוסי חדא ולאחולי חדא, הוה קאמר בהדיא הך לאתפוסי והך לאחולי; כי הדדי, כלומר: שתיהן עשאן שוות הואיל ולא פירש [או?] על שתיהן הניח ידו, ושתיהן תמורה: דהא איבעי ליה לאתנוחי ידיה על בעלת מום דקדש אי הוה בדעתיה לאחוליה, </text:p>
      <text:p text:style-name="Standard">אלא אי הוה לפניו (כו'[שלשה בהמות?]) מדהני תרתי בהמות לאתפוסי: דודאי מתפיס הנך תרתי דחולין בההיא דקדש, דממירין שנים באחד: דהא כיון דתמימה דקדש ליכא למימר לאחולי אההיא בעלת מום - נמי לאתפוסי ולקי שלשה מלקיות? או דלמא ההיא בעלת מום דקדש לאחולי, והאי דלא אתנח ידיה על ההיא דבעלת מום [אלא] שהניח ידו על חולין, דכיון דלאחולי הוה בעי - הוה ליה לאנוחי אבעלת מום דקדש; </text:p>
      <text:p text:style-name="Standard"><text:soft-page-break/>הא דנקט כל ההיא דבעלת מום - קא משמע לן דאי הוה מנח ידיה על התמימה של קדש שעם הבעלת מום - הוה מהני נמי כאילו אנחה על בעלת מום גופה, והא אמרינן בההיא ד'בת אחולי היא דלאחולי איכוון, ובתמימה לאתפוסי: דאף על גב דאנח ידיה עליה, הואיל וליכא למימר אחולי בה - בדידה רמי רמויי, כגון דהויין שלשה בהמות של קדש ואחת בעלת מום, ושלשה בהמות של חולין תמימות, והעמידן בשתי שורות זו כנגד זו; והאי 'רמי' - כמו 'איתרמי': שכוונם זו מול זו; ואנח ידיה על הנך דחולין ואמר "אלו תחת אלו" מי אמרינן כיון דרמי חדא לקביל חדא? להכי פלגינהו: דלא בעי לשוויי לבעל מום כי הני, דהיינו לאתפוסי, אלא לאחולי? או דלמא בתר דבורא דידיה אזלינן, והרי הניח ידו על החול, ולאתפוסי איכוון?</text:p>
      <text:p text:style-name="Standard">לישנא אחרינא: או דלמא בתר רובא אזלינן וכיון דרובא לאתפוסי - איהו נמי לאתפוסי? </text:p>
      <text:p text:style-name="Standard"/>
      <text:p text:style-name="Standard">*תוספות ד"ה בעלת מום תחת בעלת מום לאחולי או דלמא תמימה דחולין תחת בעלת מום דהקדש ובעל מום דחולין תחת תמימה דהקדש תרוייהו לאתפוסי ואתרוייהו לקי. </text:p>
      <text:p text:style-name="Standard">תימה: למה האריך כל זה? הוה מצי למימר בקיצור 'בעלת מום תחת בעלת מום לאחולי או דלמא הא נמי לאתפוסי'?</text:p>
      <text:p text:style-name="Standard">ופירש"י דבעלת מום תחת בעלת מום לא תפיס: דאין רע עושה תמורה ברע, דדוקא טוב ברע או רע בטוב עושה תמורה, אבל רע ברע לא! </text:p>
      <text:p text:style-name="Standard">ולא נהירא: דזה לא מצינו! ועוד, דאדרבה: משמע לעיל בפ"ק [דף ט.] דרע ברע תפיס, דאמר לעיל 'א"כ נימא קרא טוב ברע או רע בו' משמע דרע ברע תפיס!</text:p>
      <text:p text:style-name="Standard">מיהו כל השיטה דהכא משמע כפירוש רש"י, דבבעיא דלעיל נמי נקט 'שתי בהמות של חולין תמימות' ולא נקט בעל מום;</text:p>
      <text:p text:style-name="Standard">ור"י פירש דרע ברע נמי חייל תמורה עליה, מיהו יש לנו לומר טפי לאחולי מלאתפוסי: דלמה יתפיס, מאחר דאינו מעלה אותה - דגם זאת אינה ראויה להקרבה!?</text:p>
      <text:p text:style-name="Standard"/>
      <text:p text:style-name="Standard">אם היתה הקדש בעל מום יצא לחולין [וצריך לעשות דמים]: <text:s/></text:p>
      <text:p text:style-name="Standard">אמר רבי יוחנן: 'יצא לחולין' - דבר תורה (דאמרינן בפרק 'המנחות והנסכים' (מנחות קא.): ואם כל בהמה טמאה [ויקרא כז,יא] - בבעלי מומין שנפדו הכתוב מדבר), 'וצריך לעשות דמים' – מדבריהם (דמהתורה אין אונאה להקדש, דכתיב (ויקרא כה,יד) אל תונו איש את אחיו - ולא הקדש);</text:p>
      <text:p text:style-name="Standard">וריש לקיש אמר: אף צריך לעשות דמים דבר תורה. (רב חסדא מפרש לה לקמן.) </text:p>
      <text:p text:style-name="Standard">במאי עסקינן?: אי נימא אאונאה (דלא נתאנה אלא שתות), בהא נימא ריש לקיש 'אף צריך לעשות דמים דבר תורה'? והא תנן [בבא מציעא פ"ד מ"ט]: 'אלו דברים שאין להם אונאה: העבדים והשטרות והקרקעות וההקדשות'!? אלא אבטול מקח (שנתאנה יותר משתות)? בהא נימא רבי יוחנן 'צריך לעשות דמים מדבריהם'?</text:p>
      <text:p text:style-name="Standard"/>
      <text:p text:style-name="Standard">(תמורה כז,ב)</text:p>
      <text:p text:style-name="Standard">והאמר רבי ירמיה אקרקעות דחולין, ורבי יונה אמר (משמיה דרבי יוחנן) אהקדשות, תרווייהו משמיה דרבי יוחנן אמרי 'אונאה אין להן, ביטול מקח יש להם' (שאם נתאנה יותר משתות - חוזר לרבי יונה, קשיא דרבי יוחנן אדרבי יוחנן)?</text:p>
      <text:p text:style-name="Standard">לעולם אביטול מקח, ואיפוך (רבי יוחנן אמר 'צריך לעשות דמים דבר תורה', ורבי שמעון בן לקיש אמר 'מדבריהם').</text:p>
      <text:p text:style-name="Standard">ומי מצית אמרת איפוך? הניחא למאן (לרבי יונה) דאמר 'אהקדשות (אהקדשות אמר רבי יוחנן דיש להן ביטול מקח ואף על גב דכתיב אחיו) וכל שכן אקרקעות', אלא למאן (לרבי ירמיה) דאמר אקרקעות אבל הקדשות אין להן ביטול מקח - היכי איפוך (אי אפכת לה - קשיא דרבי יוחנן אדרבי יוחנן)!?</text:p>
      <text:p text:style-name="Standard">להא אמר רבי ירמיה: לא תיפוך (דודאי הכי הוא, כדאמר ברישא ורבי יונה מתרץ לטעמיה, ומפיך לה).</text:p>
      <text:p text:style-name="Standard"><text:soft-page-break/>לימא בדשמואל קא מיפלגי, דאמר שמואל: הקדש שוה מנה שחיללו על שוה פרוטה – מחולל: דרבי יונה לית ליה דשמואל, ורבי ירמיה אית ליה דשמואל?</text:p>
      <text:p text:style-name="Standard">לא: בין דמר ובין דמר אית ליה דשמואל (ואי בדקמכוון לאחולי ודאי מיתחיל, כלומר: אם היה בדעתו לאנות ההקדש ולחלל בדמים פחותין - ודאי מיתחיל, אבל להכי אמר ריש לקיש 'צריך לעשות דמים דבר תורה': משום דאיהו לא מיכווין לחללו בדמים פחותין, אלא סבור שיהו החולין שוין את דמי ההקדש; ורבי יוחנן סבר: בכך מתכוין לחללו); דרבי יונה סבר: כי אמר שמואל – דיעבד, אבל לכתחלה לא אמר, ורבי ירמיה סבר אפילו לכתחלה;</text:p>
      <text:p text:style-name="Standard">ואיבעית אימא: לעולם (אפילו לרבי יונה) לא תיפוך (להא דרבי יוחנן וריש לקיש, ואאונאה קיימי ובביטול מקח לא איירו כלל), ודקא קשיא לך מתניתין (לריש לקיש) 'אלו דברים ... הקדשות' (לא קשיא, דההיא מתרץ לה ריש לקיש) כדרב חסדא, דאמר רב חסדא: 'אין להן אונאה' = אינן בתורת אונאה: דאפילו פחות מכדי אונאה חוזר (דאפילו פחות משתות חוזר, והכי קאמר קרא: איש את אחיו - הוא דבשיעור שתות משלם, פחות משתות לא משלם, הא הקדש - אפילו פחות מכדי אונאה חוזר, והיינו 'דבר תורה' דקאמר ריש לקיש לעיל, ורבי יוחנן מוקי ליה כמשמעותיה; אבל בביטול מקח לא איירי כלל רבי יוחנן, ולא תיקשי לא לרבי יוחנן ולא לרבי ירמיה).</text:p>
      <text:p text:style-name="Standard">אמר עולא: לא אמרו (דמשלם לו הדיוט להקדש כל האונאה) אלא בשמוי בתרי (אלא דשמוה בי תרי ברישא, וטעו, ותו הדרי תלתא ושיימוה להקדש טפי), אבל בשמוי בתלתא (מעיקרא) - ואף על גב דאתי במאה (אפילו הדור בי מאה ואמרי דקמא טעו) - לא הדר (לא הדרא שומא).</text:p>
      <text:p text:style-name="Standard">איני! והאמר רב ספרא: היכא אמר 'מאה כתרי ותרי כמאה'? -לענין עדות, אבל לענין אומדנא - בתר דעות אזלינן!? ותו: (ואפילו) תלתא ותלתא (כלומר: אפילו לא אתו אלא תלתא ואכחישו לתלתא קמאי) לא אזלינן בתר בתרא - דיד הקדש על העליונה!?</text:p>
      <text:p text:style-name="Standard">קסבר עולא: 'צריך לעשות דמים' – מדבריהם, וכל דרבנן אקילו בה רבנן.</text:p>
      <text:p text:style-name="Standard"/>
      <text:p text:style-name="Standard"/>
      <text:p text:style-name="Standard">משנה:</text:p>
      <text:p text:style-name="Standard">"הרי זו תחת עולה", "( זו) תחת חטאת" - לא אמר כלום;</text:p>
      <text:p text:style-name="Standard">"תחת חטאת זו" (שהיתה חטאת עומדת לפניו), ו"תחת עולה זו", "תחת חטאת ותחת עולה שיש לי בבית" [אם] היה לו - דבריו קיימים.</text:p>
      <text:p text:style-name="Standard">אמר על הבהמה טמאה ועל בעלת מום "הרי אלו עולה" לא אמר כלום; </text:p>
      <text:p text:style-name="Standard">"הרי אלו לעולה" - ימכרו ויביא בדמיהם עולה ('הרי אלו לעולה' משמע לדמי עולה: דאי אינהו גופייהו הוא בעי לאקרובי - הוה אמר "הרי אלו עולה").</text:p>
      <text:p text:style-name="Standard"/>
      <text:p text:style-name="Standard">גמרא:</text:p>
      <text:p text:style-name="Standard">אמר רב יהודה אמר רב: מתניתין (דקתני '"תחת חטאת תחת עולה" לא אמר כלום') דלא כרבי מאיר (דאמר 'נותן דמיו כמה שהוא ראוי לימכר בשוק': שאדם יודע שאין ערך לפחות מבן חדש, וגמר ואמר לשם דמים), דאי כרבי מאיר - הא אין אדם מוציא דבריו לבטלה. <text:s/></text:p>
      <text:p text:style-name="Standard"/>
      <text:p text:style-name="Standard">הרי אלו לעולה ימכרו ויביא בדמיו עולה: <text:s/></text:p>
      <text:p text:style-name="Standard">טעמא - דבהמה טמאה ובעלת מום, דלא חזיין, לא בעיין מומא (לא בעיין לרעות דהא מסאבי וקיימי), אבל מפריש נקבה לאשם או לעולה - בעיין מומא (הואיל וחזיא להקרבת שלמים).</text:p>
      <text:p text:style-name="Standard">אמר רב יהודה אמר רב: מתניתין דלא כרבי שמעון, דתנן (דאמר בפרק 'אלו קדשים' (לעיל דף יט:)) '(המפריש נקבה לאשם) רבי שמעון אומר: תימכר שלא במום'.</text:p>
      <text:p text:style-name="Standard">לישנא אחרינא: קדש גופא, דבעיא לרעות, דלא כרבי שמעון, דאמר בפרק 'אלו קדשים': אף לעולתו אינו עושה תמורה, אלמא לא קדיש לגופיה. </text:p>
      <text:p text:style-name="Standard"/>
      <text:p text:style-name="P2">הדרן עלך כיצד מערימין</text:p>
      <text:p text:style-name="P2">=-=-=-=-=-=-=-=-=-=-=-=-=-=-=-=-=-=-=-=-=-=-=</text:p>
      <text:p text:style-name="P2"><text:soft-page-break/></text:p>
      <text:p text:style-name="Standard"/>
      <text:p text:style-name="P2">תמורה פרק ששי כל האסורין</text:p>
      <text:p text:style-name="P2"/>
      <text:p text:style-name="P2"><text:bookmark text:name="_GoBack"/></text:p>
      <text:p text:style-name="Standard">(תמורה כח,א)</text:p>
      <text:p text:style-name="Standard">משנה:</text:p>
      <text:p text:style-name="Standard">כל האסורין לגבי מזבח אוסרין בכל שהן <text:span text:style-name="T25">(</text:span><text:span text:style-name="T52">אפילו נתערבו אחד באלף - כולן אסורין למזבח אם אינו ניכר, וכולהו משכחת להו דאינן ניכרין; אבל טרפה לא משכחת לה, אלא כדמוקים לה במסכת זבחים בפרק 'כל הזבחים שנתערבו' </text:span><text:span text:style-name="T53">(דף עד:)</text:span><text:span text:style-name="T52">, כגון שנתערבה דרוסת הזאב בנקיבת הקוץ, אי נמי בולד טרפה ואליבא דר"א, דאמר לא יקרב</text:span><text:span text:style-name="T25">)</text:span> – הרובע, והנרבע, והמוקצה, והנעבד, והאתנן, ומחיר, והכלאים, והטרפה, ויוצא דופן;</text:p>
      <text:p text:style-name="Standard">איזהו 'מוקצה'? - המוקצה לעבודת כוכבים; הוא אסור, ומה שעליו מותר;</text:p>
      <text:p text:style-name="Standard">ואיזהו 'הנעבד'? - כל שעובדין אותו הוא, ומה שעליו אסור; וזה וזה מותר באכילה.</text:p>
      <text:p text:style-name="Standard"/>
      <text:p text:style-name="Standard">גמרא:</text:p>
      <text:p text:style-name="Standard">אמר מר 'אוסרין בכל שהן' - דלא בטלי ברובא; תנינא <text:span text:style-name="T53">[זבחים פ"ח מ"א]</text:span>: '<text:span text:style-name="T74">כל הקדשים שנתערבו בחטאות מתות או בשור הנסקל - אפילו אחד ברבוא – ימותו</text:span>', וקשיא לן <text:span text:style-name="T25">(</text:span><text:span text:style-name="T52">התם</text:span><text:span text:style-name="T25">)</text:span>: מאי קאמר <text:span text:style-name="T25">(</text:span><text:span text:style-name="T52">מאי 'אפילו' דקאמר: דהא קתני '</text:span><text:span text:style-name="T65">כל הזבחים שנתערבו בחטאות המתות</text:span><text:span text:style-name="T52">' - דמשמע אחד מן הזבחים נתערב בהרבה חטאות המתות, ו'</text:span><text:span text:style-name="T65">אפילו אחד</text:span><text:span text:style-name="T52"> דהיתר </text:span><text:span text:style-name="T65">ברבוא</text:span><text:span text:style-name="T52"> דאיסור' - כולן ימותו, ומאי '</text:span><text:span text:style-name="T65">אפילו</text:span><text:span text:style-name="T52">' דקאמר? פשיטא לן דכל שכן: דכי הוי איסורא יותר טפי פשיטא דימותו, דהא איסור רובא</text:span><text:span text:style-name="T25">)</text:span>? <text:span text:style-name="T25">(</text:span><text:span text:style-name="T52">ומשנינן התם:</text:span><text:span text:style-name="T25">)</text:span> הכי קתני: 'נתערבו בהן מחטאות מתות או שור הנסקל - אפילו ברבוא ימותו' <text:span text:style-name="T25">(</text:span><text:span text:style-name="T52">'כל הזבחים שנתערב בהן אחד מחטאות המתות', דמשמע דחדא חטאת נתערבה בזבחים כשהיו הרבה, ואפילו אחת דאיסור ברבוא דהיתר - כולן ימותו, ולא בטיל חד בינייהו, ולמה לי למיהדר ולמיתני הכא</text:span><text:span text:style-name="T25">)</text:span>!?</text:p>
      <text:p text:style-name="Standard">איצטריך: סלקא דעתא אמינא: התם הוא <text:span text:style-name="T25">(</text:span><text:span text:style-name="T52">גבי חטאות המתות ושור הנסקל</text:span><text:span text:style-name="T25">)</text:span> דאיסורי הנאה <text:span text:style-name="T25">(</text:span><text:span text:style-name="T52">ומשום הכי חשיבי ולא בטלי</text:span><text:span text:style-name="T25">)</text:span>, אבל הכא <text:span text:style-name="T25">(</text:span><text:span text:style-name="T52">אבל הני דמתניתין: רובע ונרבע</text:span><text:span text:style-name="T25">)</text:span>, דלאו איסורי הנאה <text:span text:style-name="T25">(</text:span><text:span text:style-name="T52">דמותרין באכילה להדיוט - דבהכי עסקינן </text:span><text:span text:style-name="T37">[ושם מפורש במשנה]</text:span><text:span text:style-name="T52">: שרבע או נרבע '</text:span><text:span text:style-name="T65">על פי עד אחד</text:span><text:span text:style-name="T52">', דאינה נסקלת בכך, או שהבעלים הודו ומודה בקנס פטור</text:span><text:span text:style-name="T25">)</text:span> - אימא ליבטל ברובא? - <text:span text:style-name="T51">קא משמע לן </text:span><text:span text:style-name="T60">(</text:span><text:span text:style-name="T52">מתניתין</text:span><text:span text:style-name="T60">)</text:span>.<text:span text:style-name="T52"> </text:span></text:p>
      <text:p text:style-name="Standard">ורובע ונרבע נמי תנינא <text:span text:style-name="T53">[באותה משנה, זבחים פ"ח מ"א, דף עא,א-ב]</text:span>: '<text:span text:style-name="T74">נתערבו… רובע ונרבע … ירעו עד שיסתאבו וימכרו ויביא בדמי יפה שבהן מאותו המין</text:span>'!?</text:p>
      <text:p text:style-name="Standard"><text:span text:style-name="T25">(</text:span><text:span text:style-name="T52">תנינא התם בזבחים </text:span><text:span text:style-name="T53">[פ"ח מ"א, דף עא,א-ב]</text:span><text:span text:style-name="T52"> 'אחד מן הזבחים שנתערב ברובע ונרבע דחולין - </text:span><text:span text:style-name="T65">ירעו עד שיסתאבו וימכרו ויביא בדמי היפה שבהם קרבן מאותו המין</text:span><text:span text:style-name="T52">'; כלומר: ממין אותו קרבן שנתערב בהן: אם שלמים היו - יביא בדמי יפה שבהן שלמים, דיד הקדש על העליונה, ואם עולה היתה - יביא בדמי היפה עולה; אלמא שמעינן מהתם דלא בטלי ברובא; ובזבחים [גרסי'] תו </text:span><text:span text:style-name="T37">[כלומר: עוד נכתב בזבחים]</text:span><text:span text:style-name="T52"> ואי אשמועינן הא דתמורה, הוה אמינא: הכא הוא, דלגבוה מאיס, ומשום הכי לא בטלי, וירעו עד שיסתאבו ויאכלם ההדיוט, אבל מילתא דלהדיוט נמי אסורה - אימא ליבטל? קא משמע לן התם: ימותו, דאפילו לגבי הדיוט לא בטיל, דאי בטיל - לימא 'ירעו עד שיוממו, ויפדו, ויאכלם הדיוט'!</text:span><text:span text:style-name="T25">)</text:span> </text:p>
      <text:p text:style-name="Standard">אמר רב כהנא: אמריתה לשמעתא קמיה דרב שימי בר אשי, אמר לי: חדא בחולין <text:span text:style-name="T25">(</text:span><text:span text:style-name="T52">מתניתין דהכא מיירי בנתערבו כשהן חולין ואחר כך הקדישן</text:span><text:span text:style-name="T25">)</text:span> וחדא בקדשים <text:span text:style-name="T25">(</text:span><text:span text:style-name="T52">וההיא דזבחים מיירי דנתערבו כשהן קדושים, דהתם קתני '</text:span><text:span text:style-name="T65">כל הזבחים</text:span><text:span text:style-name="T52">'</text:span><text:span text:style-name="T25">)</text:span>, וצריכי: דאי אשמועינן גבי קדשים - משום דמאיסי, אבל <text:span text:style-name="T25">(</text:span><text:span text:style-name="T52">הכא</text:span><text:span text:style-name="T25">)</text:span> גבי חולין <text:span text:style-name="T25">(</text:span><text:span text:style-name="T52">דלא מאיסי בשעת תערובות: דלא שייך בהו חלק גבוה</text:span><text:span text:style-name="T25">)</text:span> אימא ליבטלי <text:span text:style-name="T25">(</text:span><text:span text:style-name="T52">וכי מקדיש להו - קדשי שפיר, דהא כבר איבטיל ליה איסור, וליקרבו - קא משמע לן</text:span><text:span text:style-name="T25">)</text:span>.</text:p>
      <text:p text:style-name="Standard"><text:span text:style-name="T60">(</text:span><text:span text:style-name="T52">ובזבחים </text:span><text:span text:style-name="T53">[עא,ב]</text:span><text:span text:style-name="T52"> קפריך: '</text:span><text:span text:style-name="T65">ניתני הא</text:span><text:span text:style-name="T52">' דתמורה '</text:span><text:span text:style-name="T65">ולא בעי הא</text:span><text:span text:style-name="T52">' דזבחים? ומשני: 'הכא </text:span><text:span text:style-name="T65">תקנתא איצטריכא ליה</text:span><text:span text:style-name="T52">': להכי הדר תנא לה הכא בזבחים, דהתם בתמורה תנא 'אוסרין בכל שהן', ולא תנא תקנתא' והכא תנא תקנתא: 'ימכרו ויביא בדמי יפה שבהן מאותו המין'</text:span><text:span text:style-name="T60">)</text:span><text:span text:style-name="T52"> </text:span></text:p>
      <text:p text:style-name="Standard"/>
      <text:p text:style-name="Standard">ובחולין נמי תנינא <text:span text:style-name="T25">(</text:span><text:span text:style-name="T52">דאפילו בחולין ממש לא בטלי ברובא בעלי חיים וכל הנך דחשיבי</text:span><text:span text:style-name="T25">)</text:span> <text:span text:style-name="T53">[עבודה זרה פ"ה מ"ט]</text:span>: '<text:span text:style-name="T74">ואלו אסורין ואוסרין בכל שהן: יין נסך, ועבודת כוכבים, וציפרי מצורע, ועורות לבובין </text:span><text:span text:style-name="T25">(</text:span><text:span text:style-name="T52">מפרש במסכת עבודה זרה </text:span><text:span text:style-name="T53">(דף לב.)</text:span><text:span text:style-name="T52"> שנוקבין כנגד הלב קרע עגול ודרך אותו נקב הוציאו האימורין והקטירום לעבודת כוכבים, ותקרובת עבודת כוכבים אסור בהנאה</text:span><text:span text:style-name="T25">)</text:span><text:span text:style-name="T74">, ושֵׂיער נזיר </text:span><text:span text:style-name="T25">(</text:span><text:span text:style-name="T52">אסור בהנאה, דבעי שילוח תחת הדוד</text:span><text:span text:style-name="T25">)</text:span><text:span text:style-name="T74">, ופטר חמור, ובשר בחלב</text:span> <text:span text:style-name="T25">(</text:span><text:span text:style-name="T52">חתיכת בשר שנתבשלה בחלב, ושוב נתערבה באלף חתיכות - כולן אסורות, ואליבא דמאן דאמר בשר בחלב אסור בהנאה </text:span><text:soft-page-break/><text:span text:style-name="T53">[בשחיטת חולין בפרק 'כל הבשר' (דף קיד:)]</text:span><text:span text:style-name="T25">)</text:span><text:span text:style-name="T74">, ושור הנסקל, ועגלה ערופה, וחולין שנשחטו בעזרה, ושעיר המשתלח - הרי אלו אסורין ואוסרין בכל שהן</text:span>'!?</text:p>
      <text:p text:style-name="Standard">צריכי: דאי אשמעינן התם, דאיסורי הנאה, דלא בטלי, אבל הכא ליבטלי? ואי אשמועינן הכא – דלגבוה, דמאיס, אבל להדיוט - אימא איסורי הנאה ליבטלו ברובא? - קא משמע לן.</text:p>
      <text:p text:style-name="P7"><text:s/></text:p>
      <text:p text:style-name="Standard"><text:span text:style-name="T52">מהרש"ק: גירסא אחרת היה לרש"י: </text:span><text:span text:style-name="T71">מאי שנא התם</text:span><text:span text:style-name="T52">, בקדשים, </text:span><text:span text:style-name="T71">דתני איסורי הנאה</text:span><text:span text:style-name="T52">, כגון חטאות המתות ושור הנסקל, </text:span><text:span text:style-name="T71">ואיסורי אכילה</text:span><text:span text:style-name="T52">, כגון טרפה בהדי הדדי, </text:span><text:span text:style-name="T44">אבל הכא</text:span><text:span text:style-name="T52"> כלומר: דגבי מסכת עבודת כוכבים הוי תערובת דחולין, איפסיק ותני איסורי הנאה לחוד, דקתני '</text:span><text:span text:style-name="T65">ואלו אסורין ואוסרין בכל שהן ואוסרין בהנאה:... יין נסך...</text:span><text:span text:style-name="T52">' והדר תני בשיטה אחריתי '</text:span><text:span text:style-name="T65">ואלו דברים שאינן אסורין איסור הנאה: חלב שחלבו עובד כוכבים ואין ישראל רואהו</text:span><text:span text:style-name="T52"> כו'; מיסתברא קאי גבי מסכת עבודת כוכבים, משום דבעי לפרושי איסורי דיין נסך, דדמיין ליה, דהם נמי אסורין בהנאה, </text:span><text:span text:style-name="T71">הכא נמי גבי זבחים</text:span><text:span text:style-name="T52">. דדמיין ליה, דכולהו אסורין לגבוה? </text:span></text:p>
      <text:p text:style-name="Standard"/>
      <text:p text:style-name="Standard">ורובע ונרבע מנלן דאסירי לגבוה?</text:p>
      <text:p text:style-name="Standard">דתנו רבנן <text:span text:style-name="T94">[ספרא ויקרא דבורא דנדבה פרשתא ב משנה ז-ח]</text:span><text:span text:style-name="T79">: </text:span><text:span text:style-name="T47">[</text:span><text:span text:style-name="T94">ויקרא א,ב: </text:span><text:span text:style-name="T97">דבר אל בני ישראל ואמרת אלהם אדם כי יקריב מכם קרבן לה' </text:span><text:span text:style-name="T15">מן הבהמה</text:span><text:span text:style-name="T97"> </text:span><text:span text:style-name="T15">מן הבקר</text:span><text:span text:style-name="T97"> </text:span><text:span text:style-name="T15">ומן הצאן</text:span><text:span text:style-name="T97"> תקריבו את קרבנכם</text:span><text:span text:style-name="T95">] <text:s/></text:span><text:span text:style-name="T96">'</text:span><text:span text:style-name="T98">מן הבהמה</text:span><text:span text:style-name="T95"> </text:span><text:span text:style-name="T99">(</text:span><text:span text:style-name="T52">משמע: ולא כל הבהמה</text:span><text:span text:style-name="T99">)</text:span><text:span text:style-name="T95"> -</text:span><text:span text:style-name="T79"> להוציא רובע ונרבע; </text:span></text:p>
      <text:p text:style-name="Standard"><text:span text:style-name="T79">והלא דין הוא </text:span><text:span text:style-name="T25">(</text:span><text:span text:style-name="T52">ולא צריך קרא</text:span><text:span text:style-name="T25">)</text:span><text:span text:style-name="T79">: ומה בעל מום שלא נתעבדה בה עבירה פסול לגבי מזבח רובע ונרבע שנעבדה בהן עבירה אינו דין שאסורין לגבי מזבח?</text:span></text:p>
      <text:p text:style-name="Standard"><text:span text:style-name="T79">חורש בשור וחמור יוכיח שנתעבדה בו עבירה ומותר לגבי מזבח </text:span><text:span text:style-name="T25">(</text:span><text:span text:style-name="T52">אם הקדישו אחרי כן</text:span><text:span text:style-name="T25">)</text:span><text:span text:style-name="T79">!</text:span></text:p>
      <text:p text:style-name="Standard"><text:span text:style-name="T53">[משנה ח]</text:span><text:span text:style-name="T79"> מה לחורש בשור וחמור שאין חייבין מיתה, תאמר ברובע ונרבע שחייבין מיתה? </text:span></text:p>
      <text:p text:style-name="Standard"><text:span text:style-name="T79">טול לך מה שהבאתה </text:span><text:span text:style-name="T25">(</text:span><text:span text:style-name="T52">דלאו פירכא היא מהאי טעמא</text:span><text:span text:style-name="T25">)</text:span><text:span text:style-name="T79">! הרי שנתעבדה בהן עבירה בשני עדים </text:span><text:span text:style-name="T25">(</text:span><text:span text:style-name="T52">כלומר: הרי יש לך להביא בדין זה אותו ששני עדים מעידין בו שרבע או שנרבע, דהוא ודאי חייב מיתה ואסור לגבוה</text:span><text:span text:style-name="T25">)</text:span><text:span text:style-name="T79">, נעבדה בהן עבירה על פי עד אחד או על פי הבעלים </text:span><text:span text:style-name="T25">(</text:span><text:span text:style-name="T52">דליכא מיתה</text:span><text:span text:style-name="T25">)</text:span><text:span text:style-name="T79"> מנין </text:span><text:span text:style-name="T25">(</text:span><text:span text:style-name="T52">שאסור לגבוה אי לאו קרא</text:span><text:span text:style-name="T25">)</text:span><text:span text:style-name="T79">?</text:span></text:p>
      <text:p text:style-name="Standard"><text:span text:style-name="T79">אמר רבי שמעון </text:span><text:span text:style-name="T25">[בספרא: ישמעאל]</text:span><text:span text:style-name="T79">: אני דן </text:span><text:span text:style-name="T25">(</text:span><text:span text:style-name="T52">ולא צריך קרא</text:span><text:span text:style-name="T25">)</text:span><text:span text:style-name="T79">: ומה בעל מום שאין התראת שני עדים פוסלתו מאכילה, הודאת עד אחד פוסלתו מהקרבה </text:span><text:span text:style-name="T25">(</text:span><text:span text:style-name="T52">דכיון דאמר חכם מום קבוע הוא - פסול מהקרבה</text:span><text:span text:style-name="T25">)</text:span><text:span text:style-name="T79">, ברובע ונרבע שהודאת שני עדים פוסלתו מאכילה, אינו דין שהודאת עד אחד פוסלתו מהקרבה </text:span><text:span text:style-name="T25">(</text:span><text:span text:style-name="T52">שהרי בסקילה הוא</text:span><text:span text:style-name="T25">)</text:span><text:span text:style-name="T79">? </text:span></text:p>
      <text:p text:style-name="Standard"><text:span text:style-name="T79">תלמוד לומר: '</text:span><text:span text:style-name="T46">מן הבהמה</text:span><text:span text:style-name="T79">' - להוציא רובע ונרבע</text:span>'. </text:p>
      <text:p text:style-name="P5">והא אתיא מדינא?<text:span text:style-name="T52"> </text:span></text:p>
      <text:p text:style-name="Standard"/>
      <text:p text:style-name="Standard">(תמורה כח,ב)</text:p>
      <text:p text:style-name="P5">אמר רב אשי: משום דאיכא למימר: מעיקרא דדינא פירכא: מה לבעל מום שכן מומו ניכר תאמר ברובע ונרבע שאין מומו ניכר, הואיל ואין מומו ניכר יהא כשר לגבי מזבח? - תלמוד לומר: '<text:span text:style-name="T45">מן הבהמה</text:span> - להוציא רובע ונרבע; </text:p>
      <text:p text:style-name="Standard"><text:span text:style-name="T94">[המשך ספרא ויקרא דבורא דנדבה פרשתא ב משנה ט]: </text:span><text:span text:style-name="T79">'</text:span><text:span text:style-name="T46">מן הבקר</text:span><text:span text:style-name="T79"> - להוציא את הנעבד; </text:span></text:p>
      <text:p text:style-name="Standard"><text:span text:style-name="T79">והלא דין הוא: ומה אתנן ומחיר, שציפויין מותרין </text:span><text:span text:style-name="T25">(</text:span><text:span text:style-name="T52">אם סיככה עליו שום דבר לאחר שנתנו לה - מותר הציפוי לבא לבית לעשות ריקועין למזבח, דהתורה לא אסרה אלא '</text:span><text:span text:style-name="T56">גם שניהן</text:span><text:span text:style-name="T52">' </text:span><text:span text:style-name="T57">[</text:span><text:span text:style-name="T53">דברים כג,יט:</text:span><text:span text:style-name="T57"> לא תביא אתנן זונה ומחיר כלב בית ה' אלקיך לכל נדר כי תועבת ה' אלקיך גם שניהם]</text:span><text:span text:style-name="T52"> ולא ציפוייהן</text:span><text:span text:style-name="T25">)</text:span><text:span text:style-name="T79">, הן אסורין, נעבד - שציפויו אסור </text:span><text:span text:style-name="T25">(</text:span><text:span text:style-name="T52">דכתיב </text:span><text:span text:style-name="T53">[דברים ז,כה]</text:span><text:span text:style-name="T52"> </text:span><text:span text:style-name="T57">[פסילי אלהיהם תשרפון באש]</text:span><text:span text:style-name="T56"> לא תחמוד כסף וזהב עליהם</text:span><text:span text:style-name="T52"> </text:span><text:span text:style-name="T57">[ולקחת לך פן תוקש בו כי תועבת ה' אלקיך הוא]</text:span><text:span text:style-name="T25">)</text:span><text:span text:style-name="T79"> </text:span><text:span text:style-name="T25">(</text:span><text:span text:style-name="T52">נעבד שעשאוהו עבודת כוכבים</text:span><text:span text:style-name="T25">)</text:span><text:span text:style-name="T79"> אינו דין שהוא אסור </text:span><text:span text:style-name="T25">(</text:span><text:span text:style-name="T52">לגבוה! נהי דלהדיוט לא מיתסר - דאין בעלי חיים אסורין, כדאמרן טעמא לקמן, אבל לגבוה מיהא אסור הואיל וציפויין אסור אפילו בהנאה להדיוט, וקרא למה לי</text:span><text:span text:style-name="T25">)</text:span><text:span text:style-name="T79">!</text:span></text:p>
      <text:p text:style-name="Standard"><text:span text:style-name="T79">או חילוף </text:span><text:span text:style-name="T25">(</text:span><text:span text:style-name="T52">אי לא כתיב קרא איכא לחלופי דינא</text:span><text:span text:style-name="T25">)</text:span><text:span text:style-name="T79">: ומה אתנן ומחיר, שהן אסורין ציפוייהן מותרין, נעבד שמותר </text:span><text:span text:style-name="T25">(</text:span><text:span text:style-name="T52">דלא אשכחן דאסור</text:span><text:span text:style-name="T25">)</text:span><text:span text:style-name="T79"> יהא ציפויו מותר?</text:span></text:p>
      <text:p text:style-name="Standard"><text:span text:style-name="T79">אם כן ביטלת </text:span><text:span text:style-name="T53">(דברים ז,כה)</text:span><text:span text:style-name="T46"> </text:span><text:span text:style-name="T47">[פסילי אלהיהם תשרפון באש]</text:span><text:span text:style-name="T46"> לא תחמוד כסף וזהב עליהם ולקחת לך </text:span><text:span text:style-name="T47">[פן תוקש בו כי תועבת ה' אלקיך הוא]</text:span><text:span text:style-name="T79"> </text:span><text:span text:style-name="T25">(</text:span><text:span text:style-name="T52">הלכך ליכא למימר 'או חילוף', הואיל ומדינא אתיא דאסור נעבד לגבוה - לא צריך קרא</text:span><text:span text:style-name="T25">)</text:span><text:span text:style-name="T79">! </text:span></text:p>
      <text:p text:style-name="Standard"><text:span text:style-name="T25">(</text:span><text:span text:style-name="T52">הדר קאמר:</text:span><text:span text:style-name="T25">)</text:span><text:span text:style-name="T79"> אני אקיימנו </text:span><text:span text:style-name="T25">(</text:span><text:span text:style-name="T52">הלכך איכא למימר 'או חילוף'</text:span><text:span text:style-name="T25">)</text:span><text:span text:style-name="T79">: '</text:span><text:span text:style-name="T46">לא תחמוד כסף וזהב</text:span><text:span text:style-name="T79">' - בדבר שאין בו רוח חיים, אבל בדבר שיש בו רוח חיים, הואיל והוא מותר </text:span><text:span text:style-name="T25">(</text:span><text:span text:style-name="T52">אפילו לגבוה</text:span><text:span text:style-name="T25">)</text:span><text:span text:style-name="T79"> יכול יהא ציפוי מותר? תלמוד </text:span><text:soft-page-break/><text:span text:style-name="T79">לומר: '</text:span><text:span text:style-name="T46">מן הבקר</text:span><text:span text:style-name="T79">' </text:span><text:span text:style-name="T25">(</text:span><text:span text:style-name="T52">ולא כל הבקר</text:span><text:span text:style-name="T25">)</text:span><text:span text:style-name="T79"> - להוציא את הנעבד </text:span><text:span text:style-name="T25">(</text:span><text:span text:style-name="T52">דאסור לגבוה, וכיון דאסור לגבוה - ציפויין אסור אף להדיוט, דקרינא ביה </text:span><text:span text:style-name="T53">[דברים ז,כה]</text:span><text:span text:style-name="T56"> לא תחמוד [כסף וזהב עליהם]</text:span><text:span text:style-name="T25">)</text:span>. </text:p>
      <text:p text:style-name="P5">מתקיף לה רב חנניא: טעמא דמעטיה קרא, הא לא מעטיה קרא ציפוי מותר? והכתיב <text:span text:style-name="T53">(דברים יב,ג)</text:span><text:span text:style-name="T45"> </text:span><text:span text:style-name="T47">[ונתצתם את מזבחתם ושברתם את מצבתם ואשריהם תשרפון באש ופסילי אלהיהם תגדעון]</text:span><text:span text:style-name="T45"> ואבדתם את שמם </text:span><text:span text:style-name="T47">[מן המקום ההוא]</text:span> - כל העשוי לשמם!?</text:p>
      <text:p text:style-name="P5">ההוא - לכנות להם שם הוא דאתא: ל'בית גליא' <text:span text:style-name="T25">(</text:span><text:span text:style-name="T52">לשון גובה</text:span><text:span text:style-name="T25">)</text:span> - קרינן אותו 'בית כריא' <text:span text:style-name="T25">(</text:span><text:span text:style-name="T52">בית כריא = בית הכסא, לשון </text:span><text:span text:style-name="T56">כרו שוחה</text:span><text:span text:style-name="T52"> </text:span><text:span text:style-name="T53">(ירמיהו יח,כא-כג)</text:span><text:span text:style-name="T52">; לישנא אחרינא: 'בית כלייא', כמו כלוא, כליון</text:span><text:span text:style-name="T25">)</text:span>; 'פני המולך' - 'פני כלב'; 'עין כל' – 'עין קוץ'. <text:span text:style-name="T53">[דומה לספרי ראה פסקה סא]</text:span> </text:p>
      <text:p text:style-name="P5">ואיפוך אנא: '<text:span text:style-name="T45">מן הבהמה</text:span>' להוציא את הנעבד, '<text:span text:style-name="T45">מן הבקר</text:span>' להוציא רובע ונרבע?</text:p>
      <text:p text:style-name="P5">התם מעניינא דקרא <text:span text:style-name="T25">(</text:span><text:span text:style-name="T52">דאשכחן דברובע - נסיב קרא 'בהמה' ובדבר עבודת כוכבים נסיב לשון 'בקר'</text:span><text:span text:style-name="T25">)</text:span>: כתיב גבי בהמה <text:span text:style-name="T53">(ויקרא כ,טו)</text:span><text:span text:style-name="T45"> ואיש כי יתן שכבתו בבהמה מות יומת </text:span><text:span text:style-name="T47">[ואת הבהמה תהרגו]</text:span>; גבי בקר כתיב <text:span text:style-name="T53">(תהלים קו,כ)</text:span><text:span text:style-name="T45"> וימירו את כבודם בתבנית שור אוכל עשב</text:span><text:span text:style-name="T51">.</text:span></text:p>
      <text:p text:style-name="P7"><text:s/></text:p>
      <text:p text:style-name="Standard"><text:span text:style-name="T94">[המשך ספרא ויקרא דבורא דנדבה פרשתא ב, משנה יא, בשנויי לשון]</text:span><text:span text:style-name="T93"> </text:span><text:span text:style-name="T100">'</text:span><text:span text:style-name="T46">מן הצאן</text:span><text:span text:style-name="T79">' - להוציא את המוקצה </text:span><text:span text:style-name="T25">(</text:span><text:span text:style-name="T52">שהקצוהו לצורך תקרובת עבודת כוכבים</text:span><text:span text:style-name="T25">)</text:span><text:span text:style-name="T79">; '</text:span><text:span text:style-name="T50">ו</text:span><text:span text:style-name="T46">מן הצאן</text:span><text:span text:style-name="T79">' - להוציא את הנוגח </text:span><text:span text:style-name="T25">(</text:span><text:span text:style-name="T52">שהמית את האדם בעד אחד, דלא מיסתקיל</text:span><text:span text:style-name="T25">)</text:span><text:span text:style-name="T79">;</text:span></text:p>
      <text:p text:style-name="Standard"><text:span text:style-name="T79">אמר רבי שמעון: אם נאמר רובע </text:span><text:span text:style-name="T25">(</text:span><text:span text:style-name="T52">דאסור להקרבה</text:span><text:span text:style-name="T25">)</text:span><text:span text:style-name="T79"> - למה נאמר נוגח, ואם נאמר נוגח למה נאמר רובע </text:span><text:span text:style-name="T25">(</text:span><text:span text:style-name="T52">והלא שניהם שוין דאם היו שני עדים בדבר שניהם נסקלין</text:span><text:span text:style-name="T25">)</text:span><text:span text:style-name="T79">? - לפי שישנו ברובע מה שאין כן בנוגח: יש ברובע שהרובע עושה אונס כרצון, מה שאין כן בנוגח </text:span><text:span text:style-name="T25">(</text:span><text:span text:style-name="T52">נוגח לא עשה בו אונס כרצון לענין סקילה, דתנן </text:span><text:span text:style-name="T53">(בבא קמא פ"ד מ"ד, דף לט.)</text:span><text:span text:style-name="T52"> '</text:span><text:span text:style-name="T65">שור האיצטדין אינו חייב סקילה, שנאמר</text:span><text:span text:style-name="T52"> </text:span><text:span text:style-name="T53">[שמות כא,כח]</text:span><text:span text:style-name="T65"> '</text:span><text:span text:style-name="T64">וכי יגח שור</text:span><text:span text:style-name="T65">' ולא שיגיחוהו אחרים</text:span><text:span text:style-name="T52">'</text:span><text:span text:style-name="T25">)</text:span><text:span text:style-name="T79">; יש בנוגח: שהנוגח משלם את הכופר </text:span><text:span text:style-name="T25">(</text:span><text:span text:style-name="T52">אף על פי שהשור נסקל</text:span><text:span text:style-name="T25">)</text:span><text:span text:style-name="T79">, מה שאין כן ברובע - הוצרך לומר רובע והוצרך לומר נוגח</text:span>'.</text:p>
      <text:p text:style-name="Standard"/>
      <text:p text:style-name="Standard">והאי תנא מייתי לה מהכא <text:span text:style-name="T25">(</text:span><text:span text:style-name="T52">דרובע ונרבע אסורין לגבוה</text:span><text:span text:style-name="T25">)</text:span>, דתניא: '<text:span text:style-name="T74">הרובע והנרבע וכו' הם כקדשים שקדם מום עובר להקדשן וצריכין מום קבוע לפדות עליהן, שנאמר </text:span><text:span text:style-name="T47">[</text:span><text:span text:style-name="T53">ויקרא כב,כה:</text:span><text:span text:style-name="T47"> ומיד בן נכר לא תקריבו את לחם אלקיכם מכל אלה]</text:span><text:span text:style-name="T75"> כי משחתם בהם מום בם </text:span><text:span text:style-name="T47">[לא ירצו לכם]</text:span>'.</text:p>
      <text:p text:style-name="Standard">מאי תלמודא?</text:p>
      <text:p text:style-name="Standard">חסורי מיחסרא והכי קתני: 'מנין שהן אסורין <text:span text:style-name="T25">(</text:span><text:span text:style-name="T52">להקרבה</text:span><text:span text:style-name="T25">)</text:span>? תלמוד לומר: '<text:span text:style-name="T45">כי משחתם בהם מום בם</text:span>'; ותנא דבי רבי ישמעאל: כל מקום שנאמר 'השחתה' - אינו אלא דבר ערוה ועבודת כוכבים: דבר ערוה - דכתיב <text:span text:style-name="T53">(בראשית ו,יב)</text:span><text:span text:style-name="T45"> </text:span><text:span text:style-name="T47">[וירא אלקים את הארץ והנה נשחתה]</text:span><text:span text:style-name="T45"> כי השחית כל בשר </text:span><text:span text:style-name="T47">[את דרכו על הארץ]</text:span>; עבודת כוכבים <text:span text:style-name="T79"><text:s/></text:span><text:s/>- דכתיב <text:span text:style-name="T53">(דברים ד,טז)</text:span><text:span text:style-name="T45"> פן תשחיתון ועשיתם לכם פסל תמונת כל סמל </text:span><text:span text:style-name="T47">[תבנית זכר או נקבה]</text:span>; כל שהמום פוסל בהן - דבר ערוה ועבודת כוכבים פוסלין בהן; <text:span text:style-name="T25">(</text:span><text:span text:style-name="T52">רובע ונרבע = דבר ערוה; מוקצה ונעבד = דבר עבודת כוכבים</text:span><text:span text:style-name="T25">)</text:span>. </text:p>
      <text:p text:style-name="Standard">ותנא דבי רבי ישמעאל, '<text:span text:style-name="T45">מן הבהמה מן הבקר ומן הצאן</text:span>' מאי דריש בהו?</text:p>
      <text:p text:style-name="Standard">מיבעי ליה: פרט לחולה זקן ומזוהם <text:span text:style-name="T25">(</text:span><text:span text:style-name="T52">שמוציא זיעה ומסריח</text:span><text:span text:style-name="T25">)</text:span>.</text:p>
      <text:p text:style-name="Standard">ותנא קמא, דאפקינהו להני קראי לרובע ונרבע - חולה זקן ומזוהם מנא ליה?</text:p>
      <text:p text:style-name="Standard">נפקא ליה מן <text:span text:style-name="T53">[ויקרא א,י]</text:span><text:span text:style-name="T45"> </text:span><text:span text:style-name="T47">[ואם]</text:span><text:span text:style-name="T45"> מן הצאן </text:span><text:span text:style-name="T47">[קרבנו]</text:span><text:span text:style-name="T45"> מן הכשבים או מן העזים </text:span><text:span text:style-name="T47">[לעלה זכר תמים יקריבנו]</text:span>.</text:p>
      <text:p text:style-name="Standard">ולתנא דבי רבי ישמעאל?</text:p>
      <text:p text:style-name="Standard">אורחיה דקרא לאישתעויי הכי. <text:s/></text:p>
      <text:p text:style-name="Standard"/>
      <text:p text:style-name="Standard">איזהו מוקצה - <text:span text:style-name="T25">[המוקצה]</text:span> לעבודת כוכבים <text:span text:style-name="T25">[הוא אסור, ומה שעליו מותר;</text:span></text:p>
      <text:p text:style-name="Standard"><text:span text:style-name="T25">ואיזהו 'הנעבד'? - כל שעובדין אותו הוא, ומה שעליו אסור; וזה וזה מותר באכילה]</text:span>: <text:s/></text:p>
      <text:p text:style-name="Standard">אמר ריש לקיש: אין אסור אלא מוקצה לשבע שנים <text:span text:style-name="T25">(</text:span><text:span text:style-name="T52">שהוקצה עד לשבע שנים, ובסוף שבע שנים יקריבוהו לעבודת כוכבים, דהכי הוי 'מוקצה'</text:span><text:span text:style-name="T25">)</text:span>, שנאמר <text:span text:style-name="T38">[בגדעון]</text:span> <text:span text:style-name="T53">(שופטים ו,כה)</text:span><text:span text:style-name="T45"> ויהי בלילה ההוא ויאמר לו ה' קח את פר השור אשר לאביך ופר השני שבע שנים </text:span><text:span text:style-name="T47">[והרסת את מזבח הבעל אשר לאביך </text:span><text:span text:style-name="T11">ואת האשרה אשר עליו תכרת</text:span><text:span text:style-name="T47">]</text:span> <text:span text:style-name="T25">(</text:span><text:span text:style-name="T56">ופר בן שבע שנים</text:span><text:span text:style-name="T52"> = שפיטמוהו שבע שנים; אלמא הכי אורחייהו למעבד; לישנא אחרינא: אין איסור מוקצה אלא </text:span><text:soft-page-break/><text:span text:style-name="T52">שבע שנים, ומשבע שנים ואילך לא הוי מוקצה, דתו לא מקרבי ליה, דכתיב </text:span><text:span text:style-name="T56">ופר שני שבע שנים</text:span><text:span text:style-name="T52"> - אלמא דמשום דחלפין עליה שבע שנים - אישתרי</text:span><text:span text:style-name="T25">)</text:span>.</text:p>
      <text:p text:style-name="Standard">והתם מוקצה בלחוד הוה? נעבד נמי הוה!? <text:span text:style-name="T25">(</text:span><text:span text:style-name="T52">לא ידענא מהיכן נפקא.</text:span><text:span text:style-name="T25">)</text:span></text:p>
      <text:p text:style-name="Standard">אמר רב אחא בר יעקב: מוקצה לעבוד, ולא עבדוהו.</text:p>
      <text:p text:style-name="Standard">רבא אמר: לעולם עבדוהו, וחידוש הוא <text:span text:style-name="T25">(</text:span><text:span text:style-name="T52">אלא מההוא לא גמרי מידי דחידוש הוא</text:span><text:span text:style-name="T25">)</text:span>, כדרבי אבא בר כהנא, דאמר רבי אבא בר כהנא: שמנה דברים התירו באותו לילה <text:span text:style-name="T38">[לגדעון]</text:span>: <text:span text:style-name="T25">(</text:span><text:span text:style-name="T52">שחוטי</text:span><text:span text:style-name="T25">)</text:span> חוץ, ולילה <text:span text:style-name="T25">(</text:span><text:span text:style-name="T52">ובלילה הקריב, דהכי כתיב </text:span><text:span text:style-name="T56">ויעש לילה</text:span><text:span text:style-name="T25">)</text:span>, וזרות,</text:p>
      <text:p text:style-name="Standard"/>
      <text:p text:style-name="Standard">(תמורה כט,א)</text:p>
      <text:p text:style-name="Standard">וכלי שרת <text:span text:style-name="T25">(</text:span><text:span text:style-name="T52">כלומר שלא הוצרך לכלי שרת</text:span><text:span text:style-name="T25">)</text:span>, וכלי אשירה <text:span text:style-name="T25">(</text:span><text:span text:style-name="T52">שהקריב בכלי אשירה באותו שהיה משמש לאשירה שימש לשם</text:span><text:span text:style-name="T25">)</text:span>, ועצי אשירה <text:span text:style-name="T25">(</text:span><text:span text:style-name="T52">ובעצי אשירה הקטירו דכתיב התם </text:span><text:span text:style-name="T56">ואת האשירה אשר עליה תכרות</text:span><text:span text:style-name="T25">)</text:span> ומוקצה ונעבד.</text:p>
      <text:p text:style-name="Standard"/>
      <text:p text:style-name="Standard">אמר רב טובי בר מתנה אמר רבי יאשיה: מנין למוקצה מן התורה?* - שנאמר <text:span text:style-name="T53">(במדבר כח,ב</text:span><text:span text:style-name="T59">)</text:span><text:span text:style-name="T45"> </text:span><text:span text:style-name="T47">[צו את בני ישראל ואמרת אלהם את קרבני לחמי לאשי ריח ניחח]</text:span><text:span text:style-name="T45"> תשמרו להקריב לי </text:span><text:span text:style-name="T47">[במועדו]</text:span>: כל שעושין לו שימור <text:span text:style-name="T25">(</text:span><text:span text:style-name="T52">לתורת גבוה</text:span><text:span text:style-name="T25">)</text:span>. </text:p>
      <text:p text:style-name="Standard"><text:span text:style-name="T25">(</text:span><text:span text:style-name="T52">קסלקא דעתא דהכי קאמר: מנין שחייב אדם להקצות קרבנו לשמים ולא יקריבנו מיד כשהקדישו.</text:span><text:span text:style-name="T25">)</text:span> </text:p>
      <text:p text:style-name="Standard">מתקיף לה אביי: אלא מעתה, אייתית אימרא דצומא ולא עביד ליה שימור <text:span text:style-name="T25">(</text:span><text:span text:style-name="T52">כבש רעב שלא נשמר מעולם ולא חששו</text:span><text:span text:style-name="T25">)</text:span> - הכי נמי דלא חזו להקרבה? </text:p>
      <text:p text:style-name="Standard">אמר ליה: אנא <text:span text:style-name="T25">(</text:span><text:span text:style-name="T52">למוקצה לעבודת כוכבים שאסור מן התורה מהכא</text:span><text:span text:style-name="T25">)</text:span> - '[<text:span text:style-name="T45">תשמרו] להקריב לי </text:span><text:span text:style-name="T47">[במועדו]</text:span>' קאמינא: '<text:span text:style-name="T10">לי</text:span>' ולא לאדון אחר, ואיזהו אחר שמקריבין לו? הוי אומר זו עבודת כוכבים.</text:p>
      <text:p text:style-name="Standard"/>
      <text:p text:style-name="Standard">אמר רבא בר רב אדא אמר רב יצחק: אין מוקצה אסור אלא עד שיעבדו בו <text:span text:style-name="T25">(</text:span><text:span text:style-name="T52">עד שיעבדו בו שום עבודה לצורך עבודת כוכבים: או משיכת קרון, או שום דבר שאסור, אבל מקמי הכי - לא מיתסר; לישנא אחרינא: אין מוקצה אסור אלא עד שיעבדו בו שום דבר: שיעשו בו שום עבודה </text:span><text:span text:style-name="T61">לצורך כומרי עבודת כוכבים</text:span><text:span text:style-name="T52">, אבל משיעבדו בו שום עבודה - לא מיתסר, דתו לא מקרבי ליה; ולשון זה נראה לי עיקר, מדתני 'אלא עד שיעבדו בו', ואי ללישנא קמא לא הוה ליה למיתני 'אלא', והכי איבעי ליה למיתני: 'אין מוקצה אסור עד שיעבדו' בו ולשון ראשון לא שנא </text:span><text:span text:style-name="T37">[? לא שפיר?]</text:span><text:span text:style-name="T25">)</text:span>.</text:p>
      <text:p text:style-name="Standard">עולא אמר רבי יוחנן: עד שימסרוהו לכומרי עבודת כוכבים <text:span text:style-name="T25">(</text:span><text:span text:style-name="T52">לאכילה, דתו לא מקרבי ליה</text:span><text:span text:style-name="T25">)</text:span>.<text:span text:style-name="T79"> </text:span><text:s/></text:p>
      <text:p text:style-name="Standard">בֵּהָא <text:span text:style-name="T53">[ב"ח: שם תלמיד חכם]</text:span> אמר רבי יוחנן: עד שיאכילוהו כרשיני עבודת כוכבים <text:span text:style-name="T25">(</text:span><text:span text:style-name="T52">שמפטמין אותו לצורך הכומרים ותו לא מקרבי ליה</text:span><text:span text:style-name="T25">)</text:span>.<text:span text:style-name="T79"> </text:span><text:s/></text:p>
      <text:p text:style-name="Standard">אמר ליה רבי אבא לבהא: מפלגיתו אתון אעולא?</text:p>
      <text:p text:style-name="Standard">אמר ליה: לא, עולא נמי כי קאמר הוא דשפי ליה כרשיני עבודת כוכבים.</text:p>
      <text:p text:style-name="Standard">אמר רבי אבא: ידע בהא לשנויי שמעתא, ואי לא דסליק התם - לא הוה ידע, דארץ ישראל גרמה ליה.</text:p>
      <text:p text:style-name="Standard">אמר ליה רב יצחק: בהא - מיכן ומיכן הוה <text:span text:style-name="T25">(</text:span><text:span text:style-name="T52">מבבל ומארץ ישראל</text:span><text:span text:style-name="T25">)</text:span>. </text:p>
      <text:p text:style-name="Standard"/>
      <text:p text:style-name="Standard">תני רב חנניא טריטאה קמיה דרבי יוחנן: אין מוקצה אסור אלא עד שיעשו בו מעשה; הוא תני לה, והדר אמר לה: מאי 'מעשה'? - עד שיגזז ויעבדו בו. <text:s/></text:p>
      <text:p text:style-name="Standard"/>
      <text:p text:style-name="Standard">איזהו נעבד <text:span text:style-name="T25">[כל שעובדין אותו הוא, ומה שעליו אסור; וזה וזה מותר באכילה]</text:span>: <text:s/></text:p>
      <text:p text:style-name="Standard">מנא הני מילי <text:span text:style-name="T25">(</text:span><text:span text:style-name="T52">דמותרין לאכילה להדיוט</text:span><text:span text:style-name="T25">)</text:span>?</text:p>
      <text:p text:style-name="Standard">אמר רב פפא: דאמר קרא <text:span text:style-name="T25">(</text:span><text:span text:style-name="T52">גבי קרבנות כתיב, במשכנא דיחזקאל</text:span><text:span text:style-name="T25">)</text:span> <text:span text:style-name="T53">(יחזקאל מה,טו)</text:span><text:span text:style-name="T45"> </text:span><text:span text:style-name="T47">[ושה אחת מן הצאן מן המאתים]</text:span><text:span text:style-name="T45"> ממשקה ישראל </text:span><text:span text:style-name="T47">[למנחה ולעולה ולשלמים לכפר עליהם נאם אד' ה']</text:span> <text:span text:style-name="T25">(- </text:span><text:span text:style-name="T52">משמע</text:span><text:span text:style-name="T25">)</text:span>: מן המותר לישראל <text:span text:style-name="T25">(</text:span><text:span text:style-name="T52">מן המותר לאכילת ישראל הבא קרבן</text:span><text:span text:style-name="T25">)</text:span>, ואי סלקא דעתא <text:span text:style-name="T25">(</text:span><text:span text:style-name="T52">דמוקצה ונעבד</text:span><text:span text:style-name="T25">)</text:span> אסירי להדיוט - למה לי קרא ממעטינהו מגבוה <text:span text:style-name="T25">(</text:span><text:span text:style-name="T52">למה לי הני קראי דלעיל: </text:span><text:span text:style-name="T56">מן הבקר</text:span><text:span text:style-name="T52"> - להוציא את הנעבד, </text:span><text:span text:style-name="T56">מן הצאן</text:span><text:span text:style-name="T52"> - להוציא את המוקצה? </text:span><text:span text:style-name="T56">ממשקה ישראל</text:span><text:span text:style-name="T52"> נפקא: דמשאסור להדיוט אסור לגבוה</text:span><text:span text:style-name="T25">)</text:span>!?</text:p>
      <text:p text:style-name="Standard">וכל היכא דאסירי להדיוט לא בעי קרא? והא טרפה, דאסירא להדיוט ומעטיה קרא מגבוה, דתניא: '<text:span text:style-name="T79">כשהוא אומר '</text:span><text:span text:style-name="T46">מן הבקר</text:span><text:span text:style-name="T79">' למטה </text:span><text:span text:style-name="T47">[</text:span><text:span text:style-name="T53">ויקרא א,ג:</text:span><text:span text:style-name="T47"> אם עלה קרבנו </text:span><text:span text:style-name="T11">מן הבקר</text:span><text:span text:style-name="T47"> זכר תמים יקריבנו אל פתח </text:span><text:soft-page-break/><text:span text:style-name="T47">אהל מועד יקריב אתו לרצנו לפני ה']</text:span><text:span text:style-name="T79"> - שאין תלמוד לומר </text:span><text:span text:style-name="T25">(</text:span><text:span text:style-name="T52">שאינו צריך לכלום, דהא כתיב 'מן הבקר' לעיל </text:span><text:span text:style-name="T57">[</text:span><text:span text:style-name="T53">ויקרא א,ב:</text:span><text:span text:style-name="T57"> דבר אל בני ישראל ואמרת אלהם אדם כי יקריב מכם קרבן לה' מן הבהמה </text:span><text:span text:style-name="T63">מן הבקר</text:span><text:span text:style-name="T57"> ומן הצאן תקריבו את קרבנכם]</text:span><text:span text:style-name="T25">)</text:span><text:span text:style-name="T79">, אלא </text:span><text:span text:style-name="T25">(</text:span><text:span text:style-name="T52">האי דלמטה, ודאי</text:span><text:span text:style-name="T25">)</text:span><text:span text:style-name="T79"> להוציא את הטרפה </text:span><text:span text:style-name="T25">(</text:span><text:span text:style-name="T52">וקמא – לנעבד, אלמא אתא קרא לטרפה</text:span><text:span text:style-name="T25">)</text:span>'!</text:p>
      <text:p text:style-name="Standard">איצטריך <text:span text:style-name="T25">(</text:span><text:span text:style-name="T52">תרי קראי</text:span><text:span text:style-name="T25">)</text:span>: <text:span text:style-name="T25">(</text:span><text:span text:style-name="T52">דאי ממשקה ישראל</text:span><text:span text:style-name="T25">)</text:span> סלקא דעתך אמינא 'הני מילי <text:span text:style-name="T25">(</text:span><text:span text:style-name="T52">למעוטי</text:span><text:span text:style-name="T25">)</text:span> דנטרפה ואחר כך נתקדשה, אבל נתקדשה ואחר כך נטרפה אימא תישרי לגבוה <text:span text:style-name="T25">(</text:span><text:span text:style-name="T52">להכי איצטריך מן הבקר, אבל גבי מוקצה ונעבד - תרי קראי למה לי? הא הקדישו ואח"כ הקצהו או עבדו לא מיתסר, דלאו דידיה הוא, ואין אדם אוסר דבר שאינו שלו! אלא מדאיצטריך למעוטי לגבוה - ודאי להדיוט מישרא שרי</text:span><text:span text:style-name="T25">)</text:span>.</text:p>
      <text:p text:style-name="Standard">והא - מהכא נפקא: <text:span text:style-name="T53">(ויקרא כז,לב)</text:span><text:span text:style-name="T45"> </text:span><text:span text:style-name="T47">[וכל מעשר בקר וצאן]</text:span><text:span text:style-name="T45"> כל אשר יעבר תחת השבט </text:span><text:span text:style-name="T47">[העשירי יהיה קדש לה']</text:span> - פרט לטרפה שאינה עוברת <text:span text:style-name="T25">(</text:span><text:span text:style-name="T52">כגון שנחתכו רגליה מן הארכובה ולמעלה, וכי הכא נפקא נטרפה ואחר כך הקדישה</text:span><text:span text:style-name="T25">)</text:span>!?</text:p>
      <text:p text:style-name="Standard">ההוא נמי איצטריך <text:span text:style-name="T25">(</text:span><text:span text:style-name="T52">איצטריכא שלשה קראי</text:span><text:span text:style-name="T25">)</text:span>: סלקא דעתך אמינא 'הני מילי היכא דלא היתה לה שעת הכושר: דנולדה טרפה ממעי אמה <text:span text:style-name="T25">(</text:span><text:span text:style-name="T52">דאי </text:span><text:span text:style-name="T56">ממשקה ישראל</text:span><text:span text:style-name="T52"> - הוה אמינא 'דוקא היכא דנולדה טרפה, דומיא דערלה וכלאי הכרם, דכתיב בההוא קרא, דכתיב ברישיה </text:span><text:span text:style-name="T56">מן המאתים</text:span><text:span text:style-name="T52">, ואמרינן בפסחים </text:span><text:span text:style-name="T53">(דף מח.)</text:span><text:span text:style-name="T52">: ממותר שתי מאות שנשתיירו בבור - מכאן לערלה וכלאי הכרם שבטלין במאתים, וכי היכי דערלה לא היתה לה שעת הכושר - טרפה נמי לא נפקא לן מינה אלא דנולדה טרפה'</text:span><text:span text:style-name="T25">)</text:span>, אבל היכא דהיתה לה שעת הכושר ויצאת לאויר העולם, ואחר כך נטרפה - אימא תשתרי לגבוה <text:span text:style-name="T25">(</text:span><text:span text:style-name="T52">ולהכי איצטריכא </text:span><text:span text:style-name="T56">כל אשר יעבור</text:span><text:span text:style-name="T52">: לנטרפה לאחר לידתה ואחר כך הקדישה</text:span><text:span text:style-name="T25">)</text:span>' - קא משמע לן <text:span text:style-name="T25">(</text:span><text:span text:style-name="T52">ו</text:span><text:span text:style-name="T56">מן הבקר</text:span><text:span text:style-name="T52"> אתא להקדישה ואחר כך נטרפה</text:span><text:span text:style-name="T25">)</text:span>.<text:span text:style-name="T52"> </text:span></text:p>
      <text:p text:style-name="Standard"/>
      <text:p text:style-name="Standard"/>
      <text:p text:style-name="Standard">משנה:</text:p>
      <text:p text:style-name="Standard">ואיזהו 'אתנן'? </text:p>
      <text:p text:style-name="Standard">האומר לזונה: "הוליך טלה זה בשכרך" - אפילו הן מאה - כולן אסורין;</text:p>
      <text:p text:style-name="Standard">וכן האומר לחבירו "הוליך טלה זה ותלין שפחתך אצל עבדי";</text:p>
      <text:p text:style-name="Standard">רבי [מאיר] אומר: אינו אתנן; </text:p>
      <text:p text:style-name="Standard">וחכמים אומרים אתנן. </text:p>
      <text:p text:style-name="Standard"><text:span text:style-name="T25">(</text:span><text:span text:style-name="T52">פלוגתא דרבי ורבנן מפרש בגמרא</text:span><text:span text:style-name="T25">)</text:span> </text:p>
      <text:p text:style-name="Standard"/>
      <text:p text:style-name="Standard">גמרא:</text:p>
      <text:p text:style-name="Standard">אמר מר: '<text:span text:style-name="T74">ואפילו הן מאה כולן אסורין</text:span>' היכי דמי? אילימא דשקלה אגרא מאה בהמות - פשיטא דכולהו אסירי? מה לי חד מה לי מאה? </text:p>
      <text:p text:style-name="Standard">לא, צריכא דשקלה אגרא חדא ויהיב לה מאה <text:span text:style-name="T25">(</text:span><text:span text:style-name="T52">גירסת רש"י: </text:span><text:span text:style-name="T71">דשקלה תרי</text:span><text:span text:style-name="T52">. והוא לא התנה לה אלא חד, ונתן לה שנים</text:span><text:span text:style-name="T25">)</text:span>, <text:span text:style-name="T25">(</text:span><text:span text:style-name="T52">וקא משמע לן</text:span><text:span text:style-name="T25">)</text:span> דכולהו מכח אתנן קאתי <text:span text:style-name="T25">(</text:span><text:span text:style-name="T52">דאתנן ריבה לה, וכולהו 'אתנן' נינהו, ולא מתנה חד: שמתפסת אותו שהתנה עמה</text:span><text:span text:style-name="T25">)</text:span>.</text:p>
      <text:p text:style-name="Standard">תנו רבנן: '<text:span text:style-name="T74">נתן לה ולא בא עליה, בא עליה ולא נתן לה - אתננה מותר</text:span>' <text:span text:style-name="T53">[נתן לה ולא בא עליה הרי אלו מותרין – תוספתא תמורה פ"ד מ"ב]</text:span></text:p>
      <text:p text:style-name="Standard">'נתן לה ולא בא עליה'? – 'אתננה' קרית ליה? ותו: 'בא עליה ולא נתן לה'? - מאי יהיב לה?</text:p>
      <text:p text:style-name="Standard">אלא הכי קתני: '<text:span text:style-name="T74">נתן לה ואחר כך בא עליה, בא עליה ואחר כך נתן לה - אתננה מותר</text:span>';</text:p>
      <text:p text:style-name="Standard">וליחול עליה אתנן למפרע <text:span text:style-name="T25">(</text:span><text:span text:style-name="T52">הואיל ובשעת ביאה עדיין הטלה קיים, וכיון שהוא בא עליה על שכר אותו טלה - כל היכא דאיתיה חייל עליה 'אתנן'</text:span><text:span text:style-name="T25">)</text:span>? <text:span text:style-name="T25">(</text:span><text:span text:style-name="T52">דבשלמא בא עליה ואחר כך נתן לה טלה איכא למימר כיון דלא ייחדו בשעת ביאה לא מיתסר, דמתנה בעלמא הוא.</text:span><text:span text:style-name="T25">)</text:span> </text:p>
      <text:p text:style-name="Standard">אמר רבי אלעזר:</text:p>
      <text:p text:style-name="Standard"/>
      <text:p text:style-name="Standard">(תמורה כט,ב)</text:p>
      <text:p text:style-name="Standard">שקדמה והקריבתו <text:span text:style-name="T25">(</text:span><text:span text:style-name="T52">קודם ביאה</text:span><text:span text:style-name="T25">)</text:span>.</text:p>
      <text:p text:style-name="Standard">היכי דמי?: אי נימא דאקניה ניהליה לאלתר - פשיטא דמותר, דעד כאן לא בא עליה! ואלא דאמר לה "לא ניקני ליך עד שעת ביאה" מי מציא מקרבה ליה? <text:span text:style-name="T53">(ויקרא כז,יד)</text:span><text:span text:style-name="T45"> </text:span><text:span text:style-name="T47">[ו]</text:span><text:span text:style-name="T45">איש כי יקדיש את </text:span><text:soft-page-break/><text:span text:style-name="T45">ביתו קדש לה' </text:span><text:span text:style-name="T47">[והעריכו הכהן בין טוב ובין רע כאשר יעריך אתו הכהן כן יקום]</text:span> אמר רחמנא: מה ביתו ברשותו אף כל ברשותו!?</text:p>
      <text:p text:style-name="Standard">לא, צריכא דאמר לה "לא מקניה לך עד שעת ביאה, ואי מצטריך לך - ניקני לך מעכשיו" <text:span text:style-name="T25">(</text:span><text:span text:style-name="T52">הלכך ברשותה הוא, ומציא לאקרוביה; וכיון דאמר לה "לא ליקני ליך עד שעת ביאה" - איצטריך לאשמועינן דמותר אם קדמה והקריבתו, דסלקא דעתא אמינא 'אתנן הוי'</text:span><text:span text:style-name="T25">)</text:span>.</text:p>
      <text:p text:style-name="Standard">בעי רב אושעיא: קדמה והקדישתו מאי? </text:p>
      <text:p text:style-name="Standard">תפשוט ליה מדרבי אלעזר, דאמר רבי אלעזר: 'קדמה והקריבתו': הקריבתו – היא, דהא ליתיה בשעת ביאה, אבל הקדישתו – אסור! </text:p>
      <text:p text:style-name="Standard">היא גופה קמיבעיא ליה <text:span text:style-name="T25">(</text:span><text:span text:style-name="T52">פירוש: פשיטא ליה לרבי אלעזר 'הקריבתו – אִין, הקדישתו - לא' או דלמא הקריבתו פשיטא ליה, הקדישתו מספקא ליה</text:span><text:span text:style-name="T25">)</text:span>: הקריבתו, והא ליתיה בשעת ביאה - מותר, אבל הקדישה בשעת ביאה אסור? או דלמא כיון דתנן <text:span text:style-name="T53">[קידושין פ"א מ"ו]</text:span> '<text:span text:style-name="T74">אמירתו לגבוה</text:span> <text:span text:style-name="T25">(</text:span><text:span text:style-name="T52">ולא מצי למיהדר</text:span><text:span text:style-name="T25">)</text:span><text:span text:style-name="T74"> כמסירתו להדיוט</text:span>' - הקדישתו מותר, וכל שכן הקריבתו? </text:p>
      <text:p text:style-name="Standard">תיקו.</text:p>
      <text:p text:style-name="Standard"/>
      <text:p text:style-name="Standard">בא עליה ואחר כך נתן לה אתננה מותר: <text:s/></text:p>
      <text:p text:style-name="Standard">והתניא: '<text:span text:style-name="T74">בא עליה ונתן לה - ואפילו עד שנים עשר חדש - אתננה אסור</text:span>' <text:span text:style-name="T53">[דומה לתוספתא תמורה פ"ד מ"ב, אך שם כתוב 'עד שלש שנים']</text:span></text:p>
      <text:p text:style-name="Body_20_Text_20_2">אמר רב חנן בר רב חסדא: לא קשיא: הא דאמר לה "הבעלי לי בטלה זה" <text:span text:style-name="T25">(</text:span><text:span text:style-name="T52">הואיל דיהביה בשעת ביאה - חייל עליה 'אתנן' מיד</text:span><text:span text:style-name="T25">)</text:span>, הא דאמר לה "הבעלי לי בטלה" סתם <text:span text:style-name="T25">(</text:span><text:span text:style-name="T52">דמשדר לה בתר הכי - מתנה בעלמא הוא, ואין 'אתנן' אלא המיוחד בשעת ביאה</text:span><text:span text:style-name="T25">)</text:span>.</text:p>
      <text:p text:style-name="Standard">'<text:span text:style-name="T74">טלה זה</text:span>'? והא מחוסר משיכה?</text:p>
      <text:p text:style-name="Standard">בזונה עובדת כוכבים, דלא קניא במשיכה;</text:p>
      <text:p text:style-name="Standard">ואיבעית אימא: אפילו בזונה ישראלית, כגון דקאי בחצרה.</text:p>
      <text:p text:style-name="Standard">הא יהבית לה מעיקרא <text:span text:style-name="T25">(</text:span><text:span text:style-name="T52">דהואיל וקאי בחצרה - קניא ליה בשעת ביאה מיד, ואמאי קרי ליה 'ואחר כך נתן'? ועוד: פשיטא דאסור</text:span><text:span text:style-name="T25">)</text:span>?</text:p>
      <text:p text:style-name="Standard">דשוויה לה אפותיקי, ואמר לה "אם עד יום פלוני יהיבנא לך זוזי – מוטב, ואם לאו - טלה באתננך" <text:span text:style-name="T25">(</text:span><text:span text:style-name="T52">גירסת רש"י: </text:span><text:span text:style-name="T71">עד יום פלוני משקלין לך כך וכך ואי לא שקלי ליה</text:span><text:span text:style-name="T52">; הלכך כי מטו ולא יהיב לה זוזי - איגלאי מילתא דדידה הואי בשעת ביאה, ומיהו אחר כך הוא, דהא לא הוי דידה עד דמטי יום פלוני, ואיצטריך לאשמועינן דאסור</text:span><text:span text:style-name="T25">)</text:span>.</text:p>
      <text:p text:style-name="Standard"/>
      <text:p text:style-name="Standard">אמר רב: אחד אתנן זכר <text:span text:style-name="T25">(</text:span><text:span text:style-name="T52">שבא על הזכר ונתן לו אתנן אסור להקרבה</text:span><text:span text:style-name="T25">)</text:span> ואחד אתנן כל עריות – אסור, חוץ מאתנן אשתו נדה; מאי טעמא? - זונה כתיב <text:span text:style-name="T53">(דברים כג,יט: </text:span><text:span text:style-name="T56">לא תביא אתנן זונה ומחיר כלב בית ה' אלקיך לכל נדר כי </text:span><text:span text:style-name="T62">תועבת</text:span><text:span text:style-name="T56"> ה' אלקיך גם שניהם</text:span><text:span text:style-name="T53">)</text:span>, והא לאו זונה היא.</text:p>
      <text:p text:style-name="Standard">ולוי אמר: אפילו אשתו נדה, מאי טעמא? - תועבה <text:span text:style-name="T25">(</text:span><text:span text:style-name="T56">כי תועבת ה' אלהיך גם שניהם</text:span><text:span text:style-name="T25">)</text:span> כתיב, והא תועבה היא <text:span text:style-name="T25">(</text:span><text:span text:style-name="T52">והאי נמי תועבה הוא: דנדה כתיבא גבי עריות, ואכולהי כתיב </text:span><text:span text:style-name="T56">את כל התועבות האלה</text:span><text:span text:style-name="T52"> </text:span><text:span text:style-name="T53">[ויקרא יח,כו]</text:span><text:span text:style-name="T25">)</text:span> </text:p>
      <text:p text:style-name="Standard">ולוי נמי, והכתיב '<text:span text:style-name="T45">זונה</text:span>'?</text:p>
      <text:p text:style-name="Standard">אמר לך: ההיא – '<text:span text:style-name="T45">זונָה</text:span> ולא זונֶה <text:span text:style-name="T25">(</text:span><text:span text:style-name="T52">דאם נתנה לו היא באתנן - מותר</text:span><text:span text:style-name="T25">)</text:span>'.<text:span text:style-name="T52"> </text:span></text:p>
      <text:p text:style-name="Standard">ורב, ההיא '<text:span text:style-name="T45">זונה</text:span> ולא זונה' - מנא ליה?</text:p>
      <text:p text:style-name="Standard">נפקא ליה מדרבי, דתניא: '<text:span text:style-name="T74">רבי אומר: אין אתנן אסור אלא כל אתנן הבאות לו בעבירה </text:span><text:span text:style-name="T25">(</text:span><text:span text:style-name="T52">שאין לך צד היתר בה, אבל אשתו נדה</text:span><text:span text:style-name="T25">)</text:span><text:span text:style-name="T74">, אבל אתנן אשתו נדה </text:span><text:span text:style-name="T25">(</text:span><text:span text:style-name="T52">דמותר בה לאחר זמן</text:span><text:span text:style-name="T25">)</text:span><text:span text:style-name="T74">, ושנתן לה שכר להפקעתה </text:span><text:span text:style-name="T25">(</text:span><text:span text:style-name="T52">או שנתן לה לזונה שכר פקיעתה: שכר מה שבטלה ממלאכתה ולא שכר ביאה</text:span><text:span text:style-name="T25">)</text:span><text:span text:style-name="T74">, ושנתנה לו באתננו – מותרין; אף על פי שאין ראיה לדבר </text:span><text:span text:style-name="T25">(</text:span><text:span text:style-name="T52">דלישתרי להקרבה</text:span><text:span text:style-name="T25">)</text:span><text:span text:style-name="T74"> - זֵכֶר לדבר: </text:span><text:span text:style-name="T53">(יחזקאל יז,לד)</text:span><text:span text:style-name="T45"> </text:span><text:span text:style-name="T47">[ויהי בך הפך מן הנשים בתזנותיך ואחריך לא זונה]</text:span><text:span text:style-name="T75"> ובתתך אתנן ואתנן לא ניתן לך ותהי להפך</text:span><text:span text:style-name="T74"> </text:span><text:span text:style-name="T25">(</text:span><text:span text:style-name="T52">זכר לדבר דלא הוי אתנן מה שהיא נותנת לו, מדכתיב </text:span><text:span text:style-name="T56">ותהי להפך</text:span><text:span text:style-name="T25">)</text:span>.</text:p>
      <text:p text:style-name="Standard">ורב, האי 'תועבה' <text:span text:style-name="T53">(דברים כג,יט: </text:span><text:span text:style-name="T56">לא תביא אתנן זונה ומחיר כלב בית ה' אלקיך לכל נדר כי </text:span><text:span text:style-name="T62">תועבת</text:span><text:span text:style-name="T56"> ה' אלקיך גם שניהם</text:span><text:span text:style-name="T53">)</text:span> מאי עביד ליה?</text:p>
      <text:p text:style-name="Standard">מיבעי ליה כדאביי, דאמר אביי: זונה עובדת כוכבים אתננה אסור -</text:p>
      <text:p text:style-name="P5"><text:soft-page-break/>מאי טעמא? - כתיב הכא תועבה, וכתיב התם <text:span text:style-name="T53">(ויקרא יח,כט)</text:span><text:span text:style-name="T45"> כי כל אשר יעשה מכל התועבות האל</text:span><text:span text:style-name="T47">[ה</text:span><text:span text:style-name="T25"> </text:span><text:span text:style-name="T47">ונכרתו הנפשות העשת מקרב עמם]</text:span>: מה להלן עריות שאין קדושין תופסין בה - הכי נמי אין קדושין תופסין בה;</text:p>
      <text:p text:style-name="Standard">וכהן שבא עליה אין לוקה עליה משום זונה -</text:p>
      <text:p text:style-name="Text_20_body_20_indent">מאי טעמא? - דאמר קרא <text:span text:style-name="T27">(ויקרא כא,טו)</text:span><text:span text:style-name="T45"> </text:span><text:span text:style-name="T47">[ו]</text:span><text:span text:style-name="T45">לא יחלל זרעו </text:span><text:span text:style-name="T47">[בעמיו כי אני ה' מקדשו]</text:span>: מי שזרעו מיוחס אחריו יצא עובדת כוכבים דאין זרעו מיוחס אחריו <text:span text:style-name="T25">(</text:span><text:span text:style-name="T28">דלא מיקרי 'זרעו' אלא 'בנה' כדאמרינן ביבמות </text:span><text:span text:style-name="T27">(דף כג.)</text:span><text:span text:style-name="T28"> '</text:span><text:span text:style-name="T77">בִּנךָ הבא מישראלית קרוי בנך, ואין בנך הבא מן העובדת כוכבים קרוי בנך אלא בנה</text:span><text:span text:style-name="T28">'</text:span><text:span text:style-name="T25">)</text:span>;</text:p>
      <text:p text:style-name="Standard">זונה ישראלית אתננה מותר - </text:p>
      <text:p text:style-name="P5">מה טעם? - דהא קדושין תופסין בה; </text:p>
      <text:p text:style-name="Standard">וכהן שבא עליה לוקה משום זונה <text:span text:style-name="T47">[</text:span><text:span text:style-name="T53">ויקרא כא,ז:</text:span><text:span text:style-name="T47"> אשה זנה וחללה לא יקחו ואשה גרושה מאישה לא יקחו כי קדש הוא לאלקיו]</text:span> -</text:p>
      <text:p text:style-name="P5">מאי טעמא? - דהא זרעו מיוחס אחריו. </text:p>
      <text:p text:style-name="Standard">ורבא אמר: אחד זה ואחד זה אתננה אסור, וכהן הבא עליה לוקה משום זונה - </text:p>
      <text:p text:style-name="P5">מאי טעמא? ילפי מהדדי <text:span text:style-name="T25">(</text:span><text:span text:style-name="T52">במה מצינו:</text:span><text:span text:style-name="T25">)</text:span> מה זונה ישראלית בלאו - אף זונה עובדת כוכבים בלאו, ומה אתנן זונה עובדת כוכבים אסור אף אתנן זונה ישראלית אסור.</text:p>
      <text:p text:style-name="Standard">מיתיבי: '<text:span text:style-name="T74">אחד זונה עובדת כוכבים ואחד זונה ישראלית - אתננה אסור</text:span>' - תיובתא דאביי!?</text:p>
      <text:p text:style-name="Standard">אמר לך אביי: הא מני <text:span text:style-name="T25">(</text:span><text:span text:style-name="T52">דקתני 'אלמנה לכהן גדול אתננה אסור'</text:span><text:span text:style-name="T25">)</text:span>? - רבי עקיבא היא, דאמר <text:span text:style-name="T25">(</text:span><text:span text:style-name="T52">בפרק 'החולץ'</text:span><text:span text:style-name="T25">)</text:span> 'אין קדושין תופסין בחייבי לאוין' <text:span text:style-name="T25">(</text:span><text:span text:style-name="T52">הלכך כעריות דכריתות דמיין</text:span><text:span text:style-name="T25">)</text:span>, והא קתני סיפא: '<text:span text:style-name="T74">כגון אלמנה לכהן גדול, גרושה וחלוצה לכהן הדיוט אתננה אסור</text:span>'? - הא קמשמע לן: דכל זונה לא תפסי בה קדושין, דומיא דאלמנה דלא תפסי בה קידושין.</text:p>
      <text:p text:style-name="Standard">ולרבא <text:span text:style-name="T25">(</text:span><text:span text:style-name="T52">דאמר כל זונה הוי אתנן</text:span><text:span text:style-name="T25">)</text:span> - מאי שנא דקתני סיפא 'כגון אלמנה לכהן גדול' <text:span text:style-name="T25">(</text:span><text:span text:style-name="T52">אפילו פנויה נמי, דהא רבא לא דריש להאי 'תועבה' כאביי</text:span><text:span text:style-name="T25">)</text:span>? דומיא דאלמנה: מה אלמנה לא לקי עד דמתרי בה - אף זונה, עד דאמר "הא לך" <text:span text:style-name="T25">(</text:span><text:span text:style-name="T52">אף זונה נמי לא מיתסר עד דאמר לה בהדיא "הילך אתנן", אבל בסתמא - מתנה בעלמא הוא, דלא הויא זונה בחדא בעילה בסתמא,</text:span><text:span text:style-name="T25">)</text:span>, לאפוקי מדרבי אלעזר, דאמר רבי אלעזר: פנוי הבא על הפנויה שלא לשם אישות - עשאה זונה, אבל היכא דזונה מעיקרא הכי נמי דאסור <text:span text:style-name="T25">(</text:span><text:span text:style-name="T52">נמי בסתמא אתנן הוא, ואפילו פנויה</text:span><text:span text:style-name="T25">)</text:span>.</text:p>
      <text:p text:style-name="Standard"/>
      <text:p text:style-name="Standard">לישנא אחרינא: <text:span text:style-name="T38">[אמר לך אביי]</text:span>: כי קתני הא - בעריות שאין קדושין תופסין בה;</text:p>
      <text:p text:style-name="Standard">והא קתני סיפא '<text:span text:style-name="T74">אלמנה לכהן גדול, גרושה וחלוצה לכהן הדיוט אתננה אסור</text:span>', והא הני קדושין 'תופסין בהן'?</text:p>
      <text:p text:style-name="Standard">הא מני? </text:p>
      <text:p text:style-name="Standard"/>
      <text:p text:style-name="Standard">(תמורה ל,א)</text:p>
      <text:p text:style-name="Standard">- רבי אלעזר היא, דאמר: '<text:span text:style-name="T74">פנוי הבא על הפנויה שלא לשום אישות - עשאה זונה</text:span>' <text:span text:style-name="T25">(</text:span><text:span text:style-name="T52">דלבעילת זנות קרי 'זונה', הלכך אתנן נמי אסור: ד'</text:span><text:span text:style-name="T56">אתנן זונה</text:span><text:span text:style-name="T52">' קרינא ביה, ואנא דאמרי כרבנן</text:span><text:span text:style-name="T25">)</text:span>. </text:p>
      <text:p text:style-name="Standard">אי רבי אלעזר, מאי איריא אלמנה? ניתני פנויה?</text:p>
      <text:p text:style-name="Standard">אלמנה איצטריך: סלקא דעתך אמינא <text:span text:style-name="T25">(</text:span><text:span text:style-name="T52">אי נקט פנויה, הוה אמינא: פנויה – אִין, דליכא איסורא</text:span><text:span text:style-name="T25">)</text:span><text:span text:style-name="T51">: </text:span>הואיל ובנין אב הוא, לא ניתסרו <text:span text:style-name="T25">(</text:span><text:span text:style-name="T52">אבל כל אתנן של אשה האסורה לו - לא ניתסר, דהא כתיב בקרא 'זונה', וסתם זונה היינו בפנוי ופנויה לרבי אלעזר, ללמד שאין אתנן אסור אלא בפנוי ופנויה, אבל מאלמנה דאסירא ליה לכהן גדול – לא</text:span><text:span text:style-name="T25">)</text:span> - קא משמע לן.</text:p>
      <text:p text:style-name="Standard"/>
      <text:p text:style-name="Standard">האומר לחבירו "הא לך טלה זה <text:span text:style-name="T25">[ותלין שפחתך אצל עבדי"; רבי אומר: אינו אתנן; וחכמים אומרים אתנן]</text:span>: <text:s/></text:p>
      <text:p text:style-name="Standard">והא שפחה לעבד מישרא שריא <text:span text:style-name="T25">(</text:span><text:span text:style-name="T52">ואמאי קאמרי רבנן דהוי אתנן? הא ליתא תנא דאסר אתנן המותרת אלא רבי אלעזר לחודיה</text:span><text:span text:style-name="T25">)</text:span>?</text:p>
      <text:p text:style-name="Standard">אמר רב הונא 'אצלו' קאמר <text:span text:style-name="T25">(</text:span><text:span text:style-name="T52">אצל הישראל עצמו, ולדידיה אסורה שפחה</text:span><text:span text:style-name="T25">)</text:span>.</text:p>
      <text:p text:style-name="Standard">והא דקתני 'עבד'?</text:p>
      <text:p text:style-name="Standard"><text:soft-page-break/>לישנא מעליא קאמר <text:span text:style-name="T25">(</text:span><text:span text:style-name="T52">ו'עבד' היינו אבר המשמש; כ"ש </text:span><text:span text:style-name="T37">[= כן שמעתי?]</text:span><text:span text:style-name="T25">)</text:span>.</text:p>
      <text:p text:style-name="Standard">אי הכי - מאי טעמא דרבי?</text:p>
      <text:p text:style-name="Standard">אמר שמואל בר רב יצחק: לעולם 'עבדי', וכי קתני - בעבד עברי.</text:p>
      <text:p text:style-name="Standard">אי הכי - מאי טעמא דרבנן? שפחה לעבד עברי מישרא שריא <text:span text:style-name="T25">(</text:span><text:span text:style-name="T52">דכתיב </text:span><text:span text:style-name="T53">[דברים טו,יח]</text:span><text:span text:style-name="T52"> </text:span><text:span text:style-name="T56">משנה שכר שכיר עבדך</text:span><text:span text:style-name="T52">: שעובד בין ביום ובין בלילה: שהוליד לרבו בנים משפחתו</text:span><text:span text:style-name="T25">)</text:span>?</text:p>
      <text:p text:style-name="Standard">הכא במאי עסקינן - כגון דלית ליה אשה ובנים, דתניא: '<text:span text:style-name="T74">אין לו אשה ובנים - אין רבו מוסר לו שפחה כנענית </text:span><text:span text:style-name="T25">(</text:span><text:span text:style-name="T52">דכתיב </text:span><text:span text:style-name="T53">[שמות כא,ג]</text:span><text:span text:style-name="T52"> </text:span><text:span text:style-name="T56">אם בגפו יבא בגפו יצא</text:span><text:span text:style-name="T25">)</text:span><text:span text:style-name="T74">; יש לו אשה ובנים - רבו מוסר לו שפחה כנענית </text:span><text:span text:style-name="T25">(</text:span><text:span text:style-name="T52">בעל כרחו של עבד, דגזירת הכתוב היא, דכתיב </text:span><text:span text:style-name="T53">(שמות כא,ג)</text:span><text:span text:style-name="T52"> </text:span><text:span text:style-name="T56">אם בעל אשה הוא</text:span><text:span text:style-name="T52"> וכתיב בתריה </text:span><text:span text:style-name="T53">[פסוק ד]</text:span><text:span text:style-name="T52"> </text:span><text:span text:style-name="T56">אם אדוניו יתן לו אשה</text:span><text:span text:style-name="T52"> וגו'</text:span><text:span text:style-name="T25">)</text:span>'. <text:span text:style-name="T25">(</text:span><text:span text:style-name="T52">ורבי [מאיר], דאמר </text:span><text:span text:style-name="T37">[במשנתנו]</text:span><text:span text:style-name="T52"> 'לא הוי אתנן' - לית ליה האי סברא, דודאי אפילו אין לו אשה ובנים - מוסר לו רבו שפחה כנענית.</text:span><text:span text:style-name="T25">)</text:span> </text:p>
      <text:p text:style-name="Standard"/>
      <text:p text:style-name="Standard"/>
      <text:p text:style-name="Standard">משנה:</text:p>
      <text:p text:style-name="Standard">ואיזהו 'מחיר כלב'?</text:p>
      <text:p text:style-name="Standard">האומר לחבירו "הוליך טלה זה תחת כלב";</text:p>
      <text:p text:style-name="Standard">וכן שני שותפין שחלקו, אחד נטל עשרה ואחד תשעה וכלב; שכנגד הכלב אסור <text:span text:style-name="T25">(</text:span><text:span text:style-name="T52">להקרבה: דמחיר כלב הן</text:span><text:span text:style-name="T25">)</text:span>, ושעם הכלב מותר.</text:p>
      <text:p text:style-name="Standard">אתנן הכלב <text:span text:style-name="T25">(</text:span><text:span text:style-name="T52">הילך טלה זה ותלין כלבתך אצלי</text:span><text:span text:style-name="T25">)</text:span> ומחיר זונה <text:span text:style-name="T25">(</text:span><text:span text:style-name="T52">שהחליף טלה בזונה, וקנאה לשפחתו באותה טלה</text:span><text:span text:style-name="T25">)</text:span> - הרי אלו מותרין, שנאמר 'שני<text:span text:style-name="T25">[ה]</text:span>ם' <text:span text:style-name="T53">(דברים כג,יט: </text:span><text:span text:style-name="T56">לא תביא אתנן זונה ומחיר כלב בית ה' אלקיך לכל נדר כי תועבת ה' אלקיך גם </text:span><text:span text:style-name="T62">שניהם</text:span><text:span text:style-name="T53">)</text:span> - ולא ארבעה; </text:p>
      <text:p text:style-name="Standard">ולדותיהן <text:span text:style-name="T25">(</text:span><text:span text:style-name="T52">דמחיר ואתנן</text:span><text:span text:style-name="T25">)</text:span> מותרין: <text:span text:style-name="T25">(</text:span><text:span text:style-name="T52">שנאמר</text:span><text:span text:style-name="T25">)</text:span> '<text:span text:style-name="T47">[שני]</text:span><text:span text:style-name="T45">הם</text:span>' - ולא ולדותיהן.</text:p>
      <text:p text:style-name="Standard"/>
      <text:p text:style-name="Standard">גמרא:</text:p>
      <text:p text:style-name="Standard">תנו רבנן <text:span text:style-name="T53">[תוספתא תמורה פ"ד מ"א]</text:span>: '<text:span text:style-name="T75">מחיר כלב</text:span><text:span text:style-name="T74"> - זהו חליפי כלב, וכן הוא אומר </text:span><text:span text:style-name="T53">(תהלים מד,יג)</text:span><text:span text:style-name="T75"> תמכר עמך בלא הון ולא רבית במחיריהם</text:span>' <text:span text:style-name="T25">(</text:span><text:span text:style-name="T52">אלמא 'מחיר' היינו דמים</text:span><text:span text:style-name="T25">)</text:span>.</text:p>
      <text:p text:style-name="Standard"><text:span text:style-name="T38">[הבאתי גירסת רש"י על פי הגר"א אות ב]</text:span> אימא '<text:span text:style-name="T45">אתנן</text:span>' = '<text:span text:style-name="T45">מחיר כלב</text:span>' <text:span text:style-name="T25">(</text:span><text:span text:style-name="T52">דהא מחיר כלב היינו 'אתנן'</text:span><text:span text:style-name="T25">)</text:span>, דהא '<text:span text:style-name="T16">ו</text:span><text:span text:style-name="T45">מחיר כלב</text:span>' כתיב <text:span text:style-name="T25">(</text:span><text:span text:style-name="T52">כלומר: מדכתיב וי"ו גבי '</text:span><text:span text:style-name="T73">ו</text:span><text:span text:style-name="T56">מחיר</text:span><text:span text:style-name="T52">' - מוסיף על ענין ראשון, ובין חליפיו ובין אתננו אסור</text:span><text:span text:style-name="T25">)</text:span>? </text:p>
      <text:p text:style-name="Standard"><text:span text:style-name="T25">(</text:span><text:span text:style-name="T52">ומשני:</text:span><text:span text:style-name="T25">)</text:span> שנים, ולא שלשה <text:span text:style-name="T25">(</text:span><text:span text:style-name="T52">היינו: אתנן זונה, ואתנן ומחיר כלב</text:span><text:span text:style-name="T25">)</text:span>. </text:p>
      <text:p text:style-name="P5"><text:span text:style-name="T25">&lt;</text:span><text:span text:style-name="T38">גירסת הדפוס:</text:span><text:span text:style-name="T25"> א"כ לא קרב הוו תלתא (דברים כג) גם שניהם ולא שלשה&gt;</text:span></text:p>
      <text:p text:style-name="Standard">אימא אתנן כלב - מי קאמרינן אנן 'אתנן ומחיר'? אתנן ולא מחיר קאמרינן! </text:p>
      <text:p text:style-name="Standard">אם כן נימא קרא 'לא תביא אתנן זונה וכלב'; מדכתיב '<text:span text:style-name="T45">אתנן זונה ומחיר כלב</text:span>' - שמע מינה. <text:s/></text:p>
      <text:p text:style-name="Standard"/>
      <text:p text:style-name="Standard">השותפין שחלקו אחד נטל <text:span text:style-name="T47">[</text:span><text:span text:style-name="T25">עשרה ואחד תשעה וכלב; שכנגד הכלב אסור, ושעם הכלב מותר</text:span><text:span text:style-name="T47">]</text:span>: <text:s/></text:p>
      <text:p text:style-name="Standard">ניפוק חדא להדי כלבא, והנך כולהו לישתרו?</text:p>
      <text:p text:style-name="Standard">הכא במאי עסקינן? - כגון דטפי דמי כלב מחד מינייהו, והאי טיפונא דכלב שדי בכולהו <text:span text:style-name="T25">(</text:span><text:span text:style-name="T52">שאין באותן שכנגדו שום טלה ששוה דמי הכלב, דהשתא דמי הכלב מעורבין בכולהו, כגון: שאותן שכנגדו שוה כל חד וחד דינר, דהוו עשרה דינרין, ואותן תשעה שעמו שוין כל חד דינר חסר מעה, דהיינו תשעה דינרין פחות תשעה מעות, והכלב שוה דינר ותשעה מעות - הרי עשרה דינרים; נמצא בתשעה מאותן שכנגדו מגיע מדמי הכלב, והעשירי כולו כנגדו</text:span><text:span text:style-name="T25">)</text:span>. <text:s/><text:span text:style-name="T25">(</text:span><text:span text:style-name="T52">לשון ירושלמי: כגון דשוי לכל חד וחד מאותן שכנגדו ארבע זוזי ופלגי חומשא דזוזא, דהוו להו בין כולהו ארבעים ואחד זוזא, ואותן שעמו לא שוו כל חד אלא ארבעה זוזי, דהוו שלשים ושש זוזי, וכלבא שוי חמשא - והוו ארבעים ואחד, נמצא בתשעה מעשרה שכנגדו בכל אחד חצי חומש מדמי הכלב, והעשירי כולו כנגדו.</text:span><text:span text:style-name="T25">)</text:span> </text:p>
      <text:p text:style-name="Standard"/>
      <text:p text:style-name="Standard">אתנן כלב ומחיר זונה מותר <text:span text:style-name="T47">[</text:span><text:span text:style-name="T25">שנאמר 'שנים' - ולא ארבעה</text:span><text:span text:style-name="T60">; </text:span><text:span text:style-name="T25">ולדותיהן מותרין: '</text:span><text:span text:style-name="T47">[שני]הם</text:span><text:span text:style-name="T25">' - ולא ולדותיהן</text:span><text:span text:style-name="T47">]</text:span>: <text:s/></text:p>
      <text:p text:style-name="Standard">אמר ליה רבא מפרזקיא לרב אשי:</text:p>
      <text:p text:style-name="Standard"/>
      <text:p text:style-name="Standard">(תמורה ל,ב)</text:p>
      <text:p text:style-name="Standard"><text:soft-page-break/>מנא הא מילתא דאמור רבנן 'אין זנות לבהמות' <text:span text:style-name="T25">(</text:span><text:span text:style-name="T52">דקתני מתניתין 'אתנן כלב מותר'</text:span><text:span text:style-name="T25">)</text:span>?</text:p>
      <text:p text:style-name="Standard">אמר ליה: לא נישמוט קרא לכתוב 'אתנן זונה וכלב'; </text:p>
      <text:p text:style-name="Standard">תנן נמי הכי <text:span text:style-name="T52">[מתניתין היא, אלא משום דתני בברייתא מנין לאתנן כו' ומפרשה בהדיא - להכי מייתי לה, וגמגום, ונ"ל דלא גרסינן לה]</text:span>: '<text:span text:style-name="T74">מנין לאתנן כלב ומחיר זונה שמותרין? - שנאמר שנים ולא ארבעה; ולדותיהן מותרין - שנאמר '</text:span><text:span text:style-name="T75">גם שניהם</text:span><text:span text:style-name="T74">': הם ולא ולדותיהן</text:span>'. <text:span text:style-name="T38">[עיין שטמ"ק אות ג]]</text:span></text:p>
      <text:p text:style-name="Standard"/>
      <text:p text:style-name="Standard">אמר רבא: ולד הנרבעת אסורה, היא וולדה נרבעו; ולד נוגחת אסורה - היא וולדה נגחו; ולד מוקצה ונעבד מותר; מאי טעמא? לאימיה אקציה, לאימיה פלחי לה <text:span text:style-name="T25">(</text:span><text:span text:style-name="T52">דלא אקצייה אלא לדידה ולא פלחא אלא לדידה</text:span><text:span text:style-name="T25">)</text:span>; </text:p>
      <text:p text:style-name="Standard">איכא דאמרי: ולד מוקצה ונעבד אסור, מאי טעמא? - דניחא ליה בניפחיה.</text:p>
      <text:p text:style-name="Standard"/>
      <text:p text:style-name="Standard">אמר רב אחדבוי בר אמי אמר רב: המקדש בפרש שור הנסקל – מקודשת; בפרש עגלי עבודה זרה אינה מקודשת; מאי טעמא? אי בעית אימא קרא ואי בעית אימא סברא:</text:p>
      <text:p text:style-name="Standard">אי בעית אימא סברא: ניחא ליה גבי עבודה זרה בניפחיה, גבי שור הנסקל לא ניחא ליה בניפחיה;</text:p>
      <text:p text:style-name="Standard">אי בעית אימא קרא: גבי עבודת כוכבים כתיב <text:span text:style-name="T53">(דברים ז,כו)</text:span><text:span text:style-name="T45"> </text:span><text:span text:style-name="T47">[ולא תביא תועבה אל ביתך]</text:span><text:span text:style-name="T45"> והיית חרם כמהו </text:span><text:span text:style-name="T47">[שקץ תשקצנו ותעב תתעבנו כי חרם הוא]</text:span>: כל שאתה מהיה ממנו - הרי הוא כמוהו; גבי שור הנסקל כתיב <text:span text:style-name="T53">(שמות כא,כח)</text:span><text:span text:style-name="T45"> </text:span><text:span text:style-name="T47">[וכי יגח שור את איש או את אשה ומת סקול יסקל השור ו]</text:span><text:span text:style-name="T45">לא יאכל את בשרו </text:span><text:span text:style-name="T47">[ובעל השור נקי]</text:span>: בשרו אסור, פרשו מותר.</text:p>
      <text:p text:style-name="Standard"/>
      <text:p text:style-name="Standard"/>
      <text:p text:style-name="Standard">משנה:</text:p>
      <text:p text:style-name="Standard">נתן לה מעות - הרי אלו מותרין;</text:p>
      <text:p text:style-name="Standard">יינות ושמנים וסלתות וכל דבר שכיוצא בו קרב על גבי המזבח – אסור;</text:p>
      <text:p text:style-name="Standard">נתן לה מוקדשין - הרי אלו מותרין <text:span text:style-name="T25">(</text:span><text:span text:style-name="T52">מוקדשין לא חייל עלייהו אתנן, כדמפרש בגמרא</text:span><text:span text:style-name="T25">)</text:span>;</text:p>
      <text:p text:style-name="Standard"><text:span text:style-name="T25">(</text:span><text:span text:style-name="T52">נתן לה</text:span><text:span text:style-name="T25">)</text:span> עופות <text:span text:style-name="T25">(</text:span><text:span text:style-name="T52">חולין</text:span><text:span text:style-name="T25">)</text:span> - הרי אלו אסורין <text:span text:style-name="T25">(</text:span><text:span text:style-name="T52">שוב להקרבה</text:span><text:span text:style-name="T25">)</text:span>; </text:p>
      <text:p text:style-name="Standard">שהיה בדין: מה אם המוקדשין, שהמום פוסל בהן, אין אתנן ומחיר חל עליהן – עוף, שאין המום פוסל בו, אינו דין שלא יהא אתנן ומחיר חל עליו!? תלמוד לומר <text:span text:style-name="T53">(דברים כג,יט)</text:span><text:span text:style-name="T45"> </text:span><text:span text:style-name="T47">[לא תביא אתנן זונה ומחיר כלב בית ה' אלקיך]</text:span><text:span text:style-name="T45"> לכל נדר </text:span><text:span text:style-name="T47">[כי תועבת ה' אלקיך גם שניהם]</text:span> - להביא את העוף; </text:p>
      <text:p text:style-name="Standard">כל האסורין לגבי מזבח - ולדותיהן מותרין.</text:p>
      <text:p text:style-name="Standard">רבי אליעזר אמר: ולד טרפה לא יקרב על גבי המזבח; <text:span text:style-name="T25">(</text:span><text:span text:style-name="T52">אבל להדיוט דברי הכל מותר, דלאו מגופה קא רבי.</text:span><text:span text:style-name="T25">)</text:span> </text:p>
      <text:p text:style-name="Standard">רבי חנינא בן אנטיגנוס אומר: כשירה שינקה מן הטרפה - פסולה מעל גבי המזבח.</text:p>
      <text:p text:style-name="Standard">כל הקדשים שנעשו טרפה - אין פודין אותן, שאין פודין את הקדשים להאכילן לכלבים.</text:p>
      <text:p text:style-name="Standard"/>
      <text:p text:style-name="Standard">גמרא:</text:p>
      <text:p text:style-name="Standard">תנו רבנן <text:span text:style-name="T53">[תוספתא תמורה פ"ד מ"ב]</text:span>: '<text:span text:style-name="T74">נתן לה חיטין ועשאתן סולת, זיתים ועשאתן שמן, ענבים ועשאתן יין</text:span>': תני חדא '<text:span text:style-name="T74">אסורים</text:span>' <text:span text:style-name="T53">[בתוספתא שם]</text:span> ותניא אידך '<text:span text:style-name="T74">מותרין</text:span>'?!</text:p>
      <text:p text:style-name="Standard">אמר רב יוסף: תני גוריון דמן אספורק <text:span text:style-name="T25">(</text:span><text:span text:style-name="T52">שם מקום</text:span><text:span text:style-name="T25">)</text:span>: בית שמאי אוסרין ובית הלל מתירין: בית הלל סברי: <text:span text:style-name="T47">[</text:span><text:span text:style-name="T53">דברים כג,יט:</text:span><text:span text:style-name="T47"> לא תביא אתנן זונה ומחיר כלב בית ה' אלקיך לכל נדר כי תועבת ה' אלקיך גם שני</text:span><text:span text:style-name="T11">הם</text:span><text:span text:style-name="T47">]</text:span>: '<text:span text:style-name="T45">הם</text:span>' ולא ולדותיהן, '<text:span text:style-name="T45">הם</text:span>' ולא שינוייהן; בית שמאי סברי '<text:span text:style-name="T45">הם</text:span>' ולא ולדותיהן, '<text:span text:style-name="T45">גם</text:span>' - לרבות שינוייהן. </text:p>
      <text:p text:style-name="Standard">ולבית הלל, הכתיב '<text:span text:style-name="T45">גם</text:span>'?</text:p>
      <text:p text:style-name="Standard">'<text:span text:style-name="T45">גם</text:span>' לבית הלל קשה.</text:p>
      <text:p text:style-name="Standard"/>
      <text:p text:style-name="Standard">תנו רבנן: '<text:span text:style-name="T53">(דברים כג,יט)</text:span><text:span text:style-name="T74"> </text:span><text:span text:style-name="T47">[לא תביא אתנן זונה ומחיר כלב]</text:span><text:span text:style-name="T45"> בית ה' אלקיך </text:span><text:span text:style-name="T47">[לכל נדר כי תועבת ה' אלקיך גם שניהם]</text:span><text:span text:style-name="T74"> - פרט לפרה </text:span><text:span text:style-name="T25">(</text:span><text:span text:style-name="T52">אדומה</text:span><text:span text:style-name="T25">)</text:span><text:span text:style-name="T74">, שאין באה לבית - דברי רבי אלעזר; וחכמים אומרים: לרבות את הריקועין </text:span><text:span text:style-name="T25">(</text:span><text:span text:style-name="T52">ציפוי למזבח, אם נתן לה זהב</text:span><text:span text:style-name="T25">)</text:span>'.</text:p>
      <text:p text:style-name="Standard"><text:soft-page-break/>מאן חכמים?</text:p>
      <text:p text:style-name="Standard">אמר רב חסדא: רבי יוסי ברבי יהודה היא, דתניא <text:span text:style-name="T53">[תוספתא תמורה פ"ד מ"ב]</text:span>: '<text:span text:style-name="T74">נתן לה זהב: רבי יוסי בר יהודה אומר: אין עושין ריקועין אפילו אחורי בית הכפרת</text:span>' <text:span text:style-name="T25">(</text:span><text:span text:style-name="T52">דאמרינן בפרק קמא דיומא </text:span><text:span text:style-name="T53">(דף כא.)</text:span><text:span text:style-name="T52"> 'אחד עשרה אמה היו נותרים בעזרה אחורי חומת בית הכפורת'; דאפילו התם - דקילא קדושתה - אסור האתנן אם יש בנין לעשות, והוא נתן לה אבנים באתננה</text:span><text:span text:style-name="T25">)</text:span>.</text:p>
      <text:p text:style-name="Standard"/>
      <text:p text:style-name="Standard">נתן לה מוקדשין הרי אלו מותרין <text:span text:style-name="T45">[</text:span><text:span text:style-name="T25">עופות - הרי אלו אסורין; שהיה בדין: מה אם המוקדשין, שהמום פוסל בהן, אין אתנן ומחיר חל עליהן – עוף, שאין המום פוסל בו, אינו דין שלא יהא אתנן ומחיר חל עליו!? תלמוד לומר </text:span><text:span text:style-name="T53">(דברים כג,יט)</text:span><text:span text:style-name="T47"> </text:span><text:span text:style-name="T49">[לא תביא אתנן זונה ומחיר כלב בית ה' אלקיך]</text:span><text:span text:style-name="T47"> לכל נדר </text:span><text:span text:style-name="T49">[כי תועבת ה' אלקיך גם שניהם]</text:span><text:span text:style-name="T25"> - להביא את העוף</text:span><text:span text:style-name="T45">]</text:span>: <text:s/></text:p>
      <text:p text:style-name="Standard"><text:span text:style-name="T79">ויהיו מוקדשין - אתנן ומחיר חל עליהן </text:span><text:span text:style-name="T25">(</text:span><text:span text:style-name="T52">כדרבינן במתניתין: <text:s/></text:span><text:span text:style-name="T56">לכל נדר</text:span><text:span text:style-name="T52"> - להביא את העוף</text:span><text:span text:style-name="T25">)</text:span><text:span text:style-name="T79"> מקל וחומר: ומה עופות שאין המום פוסל בהן, אתנן ומחיר חל עליהן – מוקדשים, שהמום פוסל בהן אינו דין שאתנן ומחיר חל עליהן!</text:span></text:p>
      <text:p text:style-name="Standard"><text:span text:style-name="T79">תלמוד לומר </text:span><text:span text:style-name="T53">(דברים כג,יט)</text:span><text:span text:style-name="T47"> [לא תביא אתנן זונה ומחיר כלב בית ה' אלקיך]</text:span><text:span text:style-name="T46"> לכל נדר </text:span><text:span text:style-name="T47">[כי תועבת ה' אלקיך גם שניהם]</text:span><text:span text:style-name="T79"> - להוציא את הנדור</text:span>'.<text:span text:style-name="T52"> </text:span></text:p>
      <text:p text:style-name="Standard">טעמא דמעטינהו קרא, הא לא מעטינהו קרא הוה אמינא 'כי יהיב לה מוקדשין - חל עליהן אתנן ומחיר'? והא לאו ממונא הוא!?</text:p>
      <text:p text:style-name="Standard">אמר רב הושעיא: בממנה על פסחו <text:span text:style-name="T25">(</text:span><text:span text:style-name="T52">הא דאיצטריך קרא למעוטיה - כגון שהפריש פסחו, ולאחר זמן אמר לזונה "הבעלי לי והימני על פסחי באתנניך"</text:span><text:span text:style-name="T25">)</text:span>, ורבי היא <text:span text:style-name="T25">(</text:span><text:span text:style-name="T52">וכיון דאמר רבי 'רשאי אדם למנות אחרים אם יצטרך למעות לשום דבר' - אלמא ממונו הוא, ואימא ליחול עליה 'אתנן'!? להכי איצטריך '</text:span><text:span text:style-name="T56">לכל נדר</text:span><text:span text:style-name="T52">': להוציא הנדור</text:span><text:span text:style-name="T25">)</text:span>, דתניא: '<text:span text:style-name="T53">(שמות יב,ד)</text:span><text:span text:style-name="T46"> ואם ימעט הבית מהיות משה </text:span><text:span text:style-name="T47">[ולקח הוא ושכנו הקרב אל ביתו במכסת נפשת איש לפי אכלו תכסו על השה]</text:span><text:span text:style-name="T79"> </text:span><text:span text:style-name="T25">(</text:span><text:span text:style-name="T52">'</text:span><text:span text:style-name="T56">ואם ימעט</text:span><text:span text:style-name="T52">' דריש הכי: שנתמעט ביתו: שאין לו מה שהוא צריך לקנות לצורך פסח, דהיינו '</text:span><text:span text:style-name="T56">מהיות משה</text:span><text:span text:style-name="T52">'</text:span><text:span text:style-name="T25">)</text:span><text:span text:style-name="T79"> - החייהו משֶׂה </text:span><text:span text:style-name="T25">(</text:span><text:span text:style-name="T52">שימנה אחרים עמו על פסחו, ויתנו לו מעות:</text:span><text:span text:style-name="T25">)</text:span><text:span text:style-name="T79"> מכדי אכילה </text:span><text:span text:style-name="T25">(</text:span><text:span text:style-name="T52">אם נתמעט הבית מכדי אכילה - יקבל חיותו ומזונו מן השה</text:span><text:span text:style-name="T25">)</text:span><text:span text:style-name="T79">, ולא מכדי מקח </text:span><text:span text:style-name="T25">(</text:span><text:span text:style-name="T52">שאם רוצה לעשות סחורה ונתמעט ביתו מכדי אותו מקח: שאין לו מה ליתן בו - אינו ממנה אחרים על פסחו בכך </text:span><text:span text:style-name="T37">[כאן הגירסא מאד משובשת, ונראה לי שהכוונה: החייהו משה </text:span><text:span text:style-name="T42">רק</text:span><text:span text:style-name="T37"> עבור מאכל [וכנראה יש אדם שיכול להקריב שה וחגיגה, ואף על פי כן אין לו מעות לקנות אוכל אחר], ואינו רשאי למנות אחרים על קרבנו בכדי שיוכל להתפרנס מזה ולעשות מקח וממכר; ועל חומרה זו חולק רבי:]</text:span><text:span text:style-name="T25">)</text:span><text:span text:style-name="T79">; רבי אומר: אף מכדי מקח: שאם אין לו - ממנה אחרים עמו על פסחו ועל חגיגתו, ומעותיו חולין, שעל מנת כן הקדישו ישראל פסחיהן</text:span>'. <text:s/></text:p>
      <text:p text:style-name="P7"><text:s/></text:p>
      <text:p text:style-name="Standard">כל האסורים לגבי מזבח <text:span text:style-name="T45">[</text:span><text:span text:style-name="T25">ולדותיהן מותרים</text:span><text:span text:style-name="T45">]</text:span>: <text:s/></text:p>
      <text:p text:style-name="Standard">אמר רב: כל האסורים לגבי מזבח - ולדותיהן מותרים; ותני עלה '<text:span text:style-name="T74">ורבי אליעזר אוסר</text:span>'; אמר רב הונא בר חיננא אמר רב נחמן: מחלוקת שעיברו ולבסוף נרבעו: דרבי אליעזר סבר עובר ירך אמו הוא <text:span text:style-name="T25">(</text:span><text:span text:style-name="T52">והוא עצמו נרבע</text:span><text:span text:style-name="T25">)</text:span>, ורבנן סברי: לאו ירך אמו הוא; אבל נרבעו ולבסוף עיברו - דברי הכל מותרין.</text:p>
      <text:p text:style-name="Standard">רבא אמר: מחלוקת כשנרבעו ולבסוף עיברו, דרבי אליעזר סבר: זה וזה גורם אסור <text:span text:style-name="T25">(</text:span><text:span text:style-name="T52">זה וזה גורם: הזכר שבא על בהמה זו והיא - גרמו לולד שיבא, והרי גרמוהו איסור והיתר: דאביו מותר ואמו אסורה</text:span><text:span text:style-name="T25">)</text:span>, ורבנן סברי: זה וזה גורם מותר, אבל עיברו ולבסוף נרבעו - דברי הכל אסורין.</text:p>
      <text:p text:style-name="Standard">ורבא לטעמיה, דאמר רבא 'ולד נרבעת אסורה - היא וולדה נרבעו' ולד נוגחת אסור - היא וולדה נגחו'.</text:p>
      <text:p text:style-name="Standard">לישנא אחרינא אמרי לה: אמר רב הונא בר חיננא אמר רב נחמן: מחלוקת שנרבעו כשהן מוקדשין: דרבי אליעזר סבר ביזוי מילתא, ורבנן סברי לא; אבל נרבעו כשהן חולין, הואיל ואשתנו - דברי הכל מותרין.</text:p>
      <text:p text:style-name="Standard">רבא אמר רב נחמן: מחלוקת כשנרבעו כשהן חולין: דרבי אליעזר סבר ביזוי מילתא, ורבנן סברי: הואיל ואשתנו – מותרין, אבל נרבעו כשהן מוקדשין - דברי הכל אסורין.</text:p>
      <text:p text:style-name="Standard"/>
      <text:p text:style-name="Standard">(תמורה לא,א)</text:p>
      <text:p text:style-name="Standard"><text:soft-page-break/><text:span text:style-name="T45">[</text:span><text:span text:style-name="T25">רבי אליעזר אמר:]</text:span> ולד טרפה <text:span text:style-name="T45">[</text:span><text:span text:style-name="T25">לא יקרב על גבי המזבח</text:span><text:span text:style-name="T45">]</text:span>: <text:s/></text:p>
      <text:p text:style-name="Standard">למאן דאמר טרפה טרפה יולדת <text:span text:style-name="T25">(</text:span><text:span text:style-name="T52">פלוגתא היא ב'אלו טרפות' </text:span><text:span text:style-name="T53">(חולין נז:)</text:span><text:span text:style-name="T52">; איכא למאן דאמר טרפה יולדת, ואיכא למאן דאמר אינה יולדת</text:span><text:span text:style-name="T25">)</text:span>, משכחת לה כגון שנטרפה ולבסוף עיברה, ובהא פליגי: דרבי אליעזר סבר זה וזה גורם אסור, ורבנן סברי זה וזה גורם מותר; למאן דאמר טריפה אינה יולדת - משכחת לה כגון שעיברה ולבסוף נטרפה, ובהא פליגי: דרבי אליעזר סבר עובר ירך אמו הוא, ורבנן סברי עובר לאו ירך אמו הוא. <text:span text:style-name="T25">(</text:span><text:span text:style-name="T52">וליכא לפלוגי בעובר ירך אמו הוא אלא אם כן עיברה ואחר כך נטרפה, דהתם - למאן דאמר ירך אמו הוא - אירע הטרפות בגופו, אבל היכא דנטרפה ולבסוף עיברה ליכא למימר ירך אמו הוא, שהרי יש בו צד היתר! אלא בזה וזה גורם פליגי.</text:span><text:span text:style-name="T25">)</text:span></text:p>
      <text:p text:style-name="Standard">אמר רב הונא: מודים חכמים לרבי אליעזר באפרוח ביצת טרפה <text:span text:style-name="T25">(</text:span><text:span text:style-name="T52">אפרוח שנולד מביצת יונה טרפה</text:span><text:span text:style-name="T25">)</text:span> שאסור <text:span text:style-name="T25">(</text:span><text:span text:style-name="T52">ליקרב</text:span><text:span text:style-name="T25">)</text:span>; מאי טעמא? – עד כאן לא פליגי עליה דרבי אליעזר אלא בולד בהמה, דמאוירא קא רביא, אבל ביצת טרפה - מגופה דתרנגולתא קא רביא <text:span text:style-name="T25">(</text:span><text:span text:style-name="T52">ולד במעי בהמה אינו אדוק בגופה, אלא תלוי באויר ומעצמו הוא נוצר וגדל והולך, אבל ביצה - כל זמן שאינה נגמרה - אדוקה באשכול וגדילה ונגמרה מגוף התרנגולת</text:span><text:span text:style-name="T25">)</text:span>, אפילו רבנן מודו. <text:span text:style-name="T25">(</text:span><text:span text:style-name="T52">לישנא אחרינא: </text:span><text:span text:style-name="T71">מאוירא קא רביא</text:span><text:span text:style-name="T52"> לאחר שנולד והולך וגדל, הילכך עיקר גידולו אינו מאמו, אבל ביצה - מגופה דתרנגולת רביא, והדבר מוכיח: שלאחר שיצאת אינה גדילה! משום הכי מודו רבנן.</text:span><text:span text:style-name="T25">)</text:span> </text:p>
      <text:p text:style-name="Standard"><text:span text:style-name="T25">(</text:span><text:span text:style-name="T52">לשון הירושלמי: </text:span><text:span text:style-name="T71">א"ל רבא לרב הונא כו' בין ללישנא קמא</text:span><text:span text:style-name="T52"> למאן דאמר טרפה יולדת, </text:span><text:span text:style-name="T71">בין ללישנא בתרא</text:span><text:span text:style-name="T52"> למאן דאמר טרפה אינה יולדת - </text:span><text:span text:style-name="T71">שיחלא קמא</text:span><text:span text:style-name="T52"> = שהיו כבר באשכול בשעה שנטרפה התרנגולת – </text:span><text:span text:style-name="T71">אסירא.</text:span><text:span text:style-name="T25">)</text:span> </text:p>
      <text:p text:style-name="Standard">אמר ליה רבא לרב הונא: תניא דמסייע לך <text:span text:style-name="T53">[השווה לאהלות פ"ב מ"ב]</text:span>: '<text:span text:style-name="T74">מלא תרוד </text:span><text:span text:style-name="T25">(</text:span><text:span text:style-name="T52">במסכת נזיר </text:span><text:span text:style-name="T53">(דף נ:)</text:span><text:span text:style-name="T52"> מפרש שיעורו</text:span><text:span text:style-name="T25">)</text:span><text:span text:style-name="T74"> רימה הבאה מאדם חי </text:span><text:span text:style-name="T25">(</text:span><text:span text:style-name="T52">ואחר כך מת</text:span><text:span text:style-name="T25">)</text:span><text:span text:style-name="T74">: רבי אליעזר מטמא </text:span><text:span text:style-name="T25">(</text:span><text:span text:style-name="T52">דגופיה הוא</text:span><text:span text:style-name="T25">)</text:span><text:span text:style-name="T74">, וחכמים מטהרין</text:span>' עד כאן לא פליגי רבנן עליה אלא ברימה - דפירשא בעלמא הוא, אבל ביצה - דמגופה דתרנגולת הוא - אפילו רבנן מודו. <text:span text:style-name="T25">(</text:span><text:span text:style-name="T52">ועד כאן לא פליגי רבנן עליה כו' לישנא אחרינא, ועיקר: דאפילו בחייו נמי מטמא רבי אליעזר, דאבר מן החי מטמא במגע ובמשא ובאהל כאבר מן המת [ב'העור והרוטב' </text:span><text:span text:style-name="T53">(חולין קכח:)</text:span><text:span text:style-name="T52">] אבל באפרוח אפילו רבי אליעזר מודה דיקרב, דהא גופא אחרינא הוא, וגוף זה לא היה במעי הטרפה.</text:span><text:span text:style-name="T25">)</text:span> </text:p>
      <text:p text:style-name="Standard">אמר ליה אביי: אדרבה, איפכא מסתברא: עד כאן לא פליג רבי אליעזר עלייהו דרבנן אלא ברימה, דאיקרי אדם מחיים רימה, דכתיב <text:span text:style-name="T53">(איוב כה,ו)</text:span> <text:span text:style-name="T45">ותקות אנוש רמה ובן אדם תולעה</text:span>, אבל גבי ביצה אימת גדלה לכי מסרחא, וכי אסרחא - עפרא בעלמא הוא <text:span text:style-name="T25">(</text:span><text:span text:style-name="T52">אחר שהסריחה הביצה יצא זה ממנה, וכשהסריחה - פקע איסורא, דהואי עפרא בעלמא, הלכך מותר זה שיצא ממנה אחרי כן</text:span><text:span text:style-name="T25">)</text:span>, אפילו רבי אליעזר מודה! ועוד תניא בהדיא: '<text:span text:style-name="T74">מודה רבי אליעזר לחכמים באפרוח ביצת טרפה שמותר</text:span>'! </text:p>
      <text:p text:style-name="Standard">אמר ליה: אי תניא - תניא.</text:p>
      <text:p text:style-name="Standard"/>
      <text:p text:style-name="Standard">רבי חנינא בן אנטיגנוס אומר: כשרה <text:span text:style-name="T45">[</text:span><text:span text:style-name="T25">שינקה מן הטרפה - פסולה מעל גבי המזבח</text:span><text:span text:style-name="T45">]</text:span>: <text:s/></text:p>
      <text:p text:style-name="Standard">מאי טעמא?: אילימא דמפטמא מינה, אלא מעתה האכילה כרשיני עבודה זרה, הכי נמי דאסירא <text:span text:style-name="T25">(</text:span><text:span text:style-name="T52">והא אמר לעיל </text:span><text:span text:style-name="T53">(דף כט)</text:span><text:span text:style-name="T52"> דמוקצה הוא ואסור באכילת כרשינין, אבל דלאו מוקצה לא</text:span><text:span text:style-name="T25">)</text:span>? </text:p>
      <text:p text:style-name="Standard">אלא: תני רבי חנינא טריטאה קמיה דרבי יוחנן: כגון שהניקה חלב רותח <text:span text:style-name="T25">(</text:span><text:span text:style-name="T52">כל ימיו</text:span><text:span text:style-name="T25">)</text:span> משחרית לשחרית, הואיל ויכולה לעמוד עליה <text:span text:style-name="T25">(</text:span><text:span text:style-name="T52">על אותו חלב של שחרית</text:span><text:span text:style-name="T25">)</text:span> מעת לעת <text:span text:style-name="T25">(</text:span><text:span text:style-name="T52">בלא שום אכילה אחרת, וכשהגיע מעת לעת - חזרה וינקה; הלכך כל גדילתה ממנה היא, ואפילו אכלה דברים אחרים בינתיים</text:span><text:span text:style-name="T25">)</text:span>.</text:p>
      <text:p text:style-name="Standard"/>
      <text:p text:style-name="Standard">כל הקדשים שנעשו טרפה אין פודין <text:span text:style-name="T45">[</text:span><text:span text:style-name="T25">אותן, שאין פודין את הקדשים להאכילן לכלבים</text:span><text:span text:style-name="T45">]</text:span>: <text:s/></text:p>
      <text:p text:style-name="Standard">מנא הני מילי?</text:p>
      <text:p text:style-name="Standard">דתנו רבנן: <text:span text:style-name="T47">[</text:span><text:span text:style-name="T53">דברים יב,טו:</text:span><text:span text:style-name="T47"> רק בכל אות נפשך </text:span><text:span text:style-name="T11">תזבח ואכלת בשר</text:span><text:span text:style-name="T47"> כברכת ה' אלקיך אשר נתן לך בכל שעריך הטמא והטהור יאכלנו כצבי וכאיל </text:span><text:span text:style-name="T25">(</text:span><text:span text:style-name="T52">בפסולי המוקדשין מוקמינן לה בסיפרי דבי רב </text:span><text:span text:style-name="T53">[ספרי ראה פסקה עא]</text:span><text:span text:style-name="T25">)</text:span><text:span text:style-name="T47">] </text:span><text:s/>'<text:span text:style-name="T74">'</text:span><text:span text:style-name="T75">תזבח</text:span><text:span text:style-name="T74">' - ולא גיזה; '</text:span><text:span text:style-name="T75">ואכלת</text:span><text:span text:style-name="T74">' ולא לכלביך; '</text:span><text:span text:style-name="T75">בשר</text:span><text:span text:style-name="T74">' - ולא חלב; מכאן שאין פודים את הקדשים להאכילן לכלבים</text:span>'.</text:p>
      <text:p text:style-name="Standard">איכא דאמרי: '<text:span text:style-name="T45">תזבח ואכלת [</text:span><text:span text:style-name="T56">בשר</text:span><text:span text:style-name="T45">]</text:span>'<text:span text:style-name="T74"> - אין לך בהן היתר אלא משעת זביחה ואילך</text:span> <text:span text:style-name="T25">(</text:span><text:span text:style-name="T52">לאפוקי חלב וגיזה דהנאה דמחיים היא</text:span><text:span text:style-name="T25">)</text:span>'; קסבר פודין את הקדשים להאכילן לכלבים. <text:span text:style-name="T25">(</text:span><text:span text:style-name="T52">ולא מייתר ליה ל'</text:span><text:span text:style-name="T56">ואכלת</text:span><text:span text:style-name="T52">' למדרש '</text:span><text:span text:style-name="T65">ולא לכלביך</text:span><text:span text:style-name="T52">', ומהך דרשא משמע דלכלביך שפיר דמי, דהכי משמע: אתה לא תאכל קודם זביחה, כלומר: לא תתהני מחיים, אבל כלביך - דלאחר מיתה הוא - אפילו בלא זביחה שפיר דמי; ו'פודין את הקדשים להאכילן לכלבים' - תרי תנאי נינהו, והכי מוקמינן בשחיטת חולין </text:span><text:span text:style-name="T53">[דף קב:]</text:span><text:span text:style-name="T25">)</text:span> </text:p>
      <text:p text:style-name="P2"><text:soft-page-break/></text:p>
      <text:p text:style-name="P8">הדרן עלך כל האסורין</text:p>
      <text:p text:style-name="P2">=-=-=-=-=-=-=-=-=-=-=-=-=-=-=-=-=-=-=-=-=-=-=</text:p>
      <text:p text:style-name="P2"/>
      <text:p text:style-name="Standard"/>
      <text:p text:style-name="P2">תמורה פרק שביעי יש בקדשי מזבח</text:p>
      <text:p text:style-name="Standard"/>
      <text:p text:style-name="P2"/>
      <text:p text:style-name="Standard">(תמורה לא,א)</text:p>
      <text:p text:style-name="Standard">משנה:</text:p>
      <text:p text:style-name="Standard">יש בקדשי מזבח שאין בקדשי בדק הבית ויש בקדשי בדק הבית שאין בקדשי מזבח: שקדשי מזבח עושין תמורה וקדשי בדק הבית אין עושין תמורה <text:span text:style-name="T25">(</text:span><text:span text:style-name="T52">קדשי בדק הבית ממעטינן להו בשילהי פרק קמא </text:span><text:span text:style-name="T53">(לעיל יג.)</text:span><text:span text:style-name="T52"> דלא עבדי תמורה</text:span><text:span text:style-name="T25">)</text:span>; קדשי מזבח חייבין עליו משום פיגול נותר וטמא <text:span text:style-name="T25">(</text:span><text:span text:style-name="T52">בפרק קמא דיבמות </text:span><text:span text:style-name="T53">(דף ז.)</text:span><text:span text:style-name="T52"> מפרש: '</text:span><text:span text:style-name="T65">שלמים בכלל כל הקדשים היו, ולמה יצאו? - להקיש אליהן, ולומר לך: מה שלמים מיוחדין קדשי מזבח - אף כל קדשי מזבח</text:span><text:span text:style-name="T52">'</text:span><text:span text:style-name="T25">)</text:span>,</text:p>
      <text:p text:style-name="Standard"/>
      <text:p text:style-name="Standard">(תמורה לא,ב)</text:p>
      <text:p text:style-name="Standard"><text:span text:style-name="T38">המשך המשנה</text:span><text:tab/></text:p>
      <text:p text:style-name="Standard">ולדן וחלבן אסור לאחר פדיונן <text:span text:style-name="T25">(</text:span><text:span text:style-name="T52">נפקא לן לעיל בסוף פרק <text:s/>'כל האסורין' '</text:span><text:span text:style-name="T56">בשר</text:span><text:span text:style-name="T52"> ולא חלב'; ולדן - מפרש בפרק שני דבכורות </text:span><text:span text:style-name="T53">(דף יד.)</text:span><text:span text:style-name="T52"> בדאיעבר לפני פדיונה ואתיליד לאחר פדיונה, דלית ליה תקנתא ליקרבינהו: מכח קדושה דחויה אתי; ליפרקינהו - לא אלימי למתפס פדיונן! אבל נתעבר לאחר פדיונה - ולד צבי ואיל נינהו, ומותרין; ובקדשי בדק הבית אפילו דאיעבור קודם פדיונם – שרו, דלא אקדשינהו אלא לדמי, ולא חמירא קדושתייהו כולי האי</text:span><text:span text:style-name="T25">)</text:span>, והשוחטן בחוץ חייב; אין נותנין מהן לאומנין בשכרן, מה שאין כן בקדשי בדק הבית;</text:p>
      <text:p text:style-name="Standard">יש בקדשי בדק הבית: </text:p>
      <text:p text:style-name="Standard">שסתם הקדשות לבדק הבית; </text:p>
      <text:p text:style-name="Standard">הקדש בדק הבית חל על הכל <text:span text:style-name="T25">(</text:span><text:span text:style-name="T52">אפילו על האבנים ועל העצים</text:span><text:span text:style-name="T25">)</text:span>;</text:p>
      <text:p text:style-name="Standard">ומועלין בגידוליהן <text:span text:style-name="T25">(</text:span><text:span text:style-name="T52">מפרש טעמא בגמרא</text:span><text:span text:style-name="T25">)</text:span>;</text:p>
      <text:p text:style-name="Standard">ואין בהן הנאה לבעלים.</text:p>
      <text:p text:style-name="Standard"/>
      <text:p text:style-name="Standard">גמרא:</text:p>
      <text:p text:style-name="Standard">וכללא הוא דכל קדשי מזבח עושין תמורה? והרי עופות - דקדשי מזבח הן - ותנן '<text:span text:style-name="T74">המנחות והעופות אין עושין תמורה</text:span>'?</text:p>
      <text:p text:style-name="Standard">כי קתני – אבהמה.</text:p>
      <text:p text:style-name="Standard">והרי ולד - קדשי מזבח הוא, ותנן '<text:span text:style-name="T74">אין הולד עושה תמורה</text:span>'?</text:p>
      <text:p text:style-name="Standard">הא מני? - רבי יהודה היא, דאמר ולד עושה תמורה;</text:p>
      <text:p text:style-name="Standard">והרי תמורה עצמה - דקדשי מזבח - ותנן '<text:span text:style-name="T74">אין תמורה עושה תמורה</text:span>'?</text:p>
      <text:p text:style-name="Standard">כי קתני - אעיקר זיבחא.</text:p>
      <text:p text:style-name="Standard">השתא דאתית להכי - אפילו תימא רבנן: כי קתני אעיקר זיבחא.</text:p>
      <text:p text:style-name="Standard"/>
      <text:p text:style-name="Standard">ואין נותנין מהן לאומנין <text:span text:style-name="T45">[</text:span><text:span text:style-name="T25">בשכרן, מה שאין כן בקדשי בדק הבית</text:span><text:span text:style-name="T45">]</text:span>: <text:s/></text:p>
      <text:p text:style-name="Standard">הא קדשי בדק הבית נותנין?</text:p>
      <text:p text:style-name="Standard">אמר רבי אבהו: דאמר קרא <text:span text:style-name="T53">(שמות כה,ח)</text:span><text:span text:style-name="T45"> </text:span><text:span text:style-name="T10">ועשו לי</text:span><text:span text:style-name="T45"> </text:span><text:span text:style-name="T47">[מקדש ושכנתי בתוכם]</text:span> - משלי.</text:p>
      <text:p text:style-name="Standard"/>
      <text:p text:style-name="Standard">יש בקדשי בדק הבית <text:span text:style-name="T47">[</text:span><text:span text:style-name="T25">שסתם הקדשות לבדק הבית; הקדש בדק הבית חל על הכל</text:span><text:span text:style-name="T47">]</text:span>: <text:s/></text:p>
      <text:p text:style-name="Standard">אמר מר '<text:span text:style-name="T74">סתם הקדשות לבדק הבית'</text:span> <text:span text:style-name="T25">(</text:span><text:span text:style-name="T52">ואפילו בהמה במשמע</text:span><text:span text:style-name="T25">)</text:span> - מאן תנא <text:span text:style-name="T25">(</text:span><text:span text:style-name="T52">דאפילו בהמות, אי אקדשינהו סתם - דלא אמר למזבח - אמרינן לבדק הבית אקדשינהו</text:span><text:span text:style-name="T25">)</text:span>?</text:p>
      <text:p text:style-name="Standard">אמר רבי חייא בר אבא אמר רבי יוחנן: דלא כרבי יהושע, דתנן <text:span text:style-name="T53">[שקלים פ"ד מ"ז]</text:span>: '<text:span text:style-name="T74">המקדיש נכסיו והיה בהן בהמה ראויה לגבי מזבח, זכרים ונקבות: רבי אליעזר אומר: זכרים ימכרו לצרכי </text:span><text:soft-page-break/><text:span text:style-name="T74">עולות, ונקבות ימכרו לצרכי שלמים, ודמיהן יפלו עם שאר נכסים לבדק הבית </text:span><text:span text:style-name="T25">(</text:span><text:span text:style-name="T52">קסבר רבי אליעזר סתם הקדשות לבדק הבית, ואפילו בהמה; ומיהו כל הראוי למזבח, כשהוא פודהו מיד הגזבר - אינו פודהו אלא למזבח: דאינו יוצא מיד מזבח לעולם, כדתניא לקמן בהאי פירקא '</text:span><text:span text:style-name="T65">המתפיס תמימים לבדק הבית, כשהן נפדין - אינן נפדין אלא למזבח</text:span><text:span text:style-name="T52">'</text:span><text:span text:style-name="T25">)</text:span><text:span text:style-name="T74">; רבי יהושע אומר: זכרים הן עצמן יקרבו עולות, ונקבות ימכרו לצרכי שלמים, ויביא בדמיהן עולות, ושאר נכסים לבדק הבית </text:span><text:span text:style-name="T25">(</text:span><text:span text:style-name="T52">אלמא מידי דחזי למזבח סתם קדושתיה למזבח</text:span><text:span text:style-name="T25">)</text:span>'.</text:p>
      <text:p text:style-name="Standard"><text:span text:style-name="T25">(</text:span><text:span text:style-name="T52">הא דאוקמיה מתניתין כרבי אליעזר</text:span><text:span text:style-name="T25">)</text:span> ופליגא דרב אדא בר אהבה, דאמר רב אדא בר אהבה אמר רב: בעדר שכולו זכרים - אפילו רבי אליעזר מודה <text:span text:style-name="T25">(</text:span><text:span text:style-name="T52">לרבי אליעזר נמי סתם מקדיש בהמה למזבח מקדיש לה</text:span><text:span text:style-name="T25">)</text:span>, דלא שביק איניש קדשי מזבח ומקדיש לבדק הבית; לא נחלקו אלא בעדר שיש בו מחצה זכרים ומחצה נקבות: <text:span text:style-name="T25">(</text:span><text:span text:style-name="T52">והכא היינו טעמא</text:span><text:span text:style-name="T25">)</text:span> ורבי אליעזר סבר: אין חולק את נדרו <text:span text:style-name="T25">(</text:span><text:span text:style-name="T52">משום דאין אדם חולק נדרו חציו לחדא קדושה וחציו לחדא קדושה: זכרים לעולה ונקבות לדמי עולה, דשלמים ליכא למימר דליקרבו בלא פדיון: דכיון דאיהו אכיל להו - אתי לידי מעילה: דמסתמא לא אמר "שלמים נינהו", וכיון דהקדיש הכל - אינו יכול ליהנות מהן</text:span><text:span text:style-name="T25">)</text:span>, ומדנקבות לאו עולות - זכרים נמי לאו עולות, ורבי יהושע סבר: חולק את נדרו.</text:p>
      <text:p text:style-name="Standard"/>
      <text:p text:style-name="Standard">לישנא אחרינא אמרי לה: אמר רב אדא בר אהבה אמר רב: בשלא הקדיש אלא בהמה <text:span text:style-name="T25">(</text:span><text:span text:style-name="T52">כל בהמותיו</text:span><text:span text:style-name="T25">)</text:span> - אפילו רבי אליעזר מודה דלא שביק איניש קדשי מזבח ומקדיש לבדק הבית <text:span text:style-name="T25">(</text:span><text:span text:style-name="T52">אפילו רבי אליעזר מודה דאף על גב דאיכא נקבות, הואיל וחזיין כל הבהמות למזבח - אמרינן סתמייהו למזבח, וזכרים יקרבו עולות ונקבות ימכרו לצרכי שלמים ודמיהן עולה, הואיל דאיכא למימר כל הנדר למזבח</text:span><text:span text:style-name="T25">)</text:span>; לא נחלקו אלא כשיש שאר נכסים עמהן, ורבי אליעזר סבר 'אין אדם חולק את נדרו': מדשאר נכסים לא לקדשי מזבח - בהמה נמי לא לקדשי מזבח, ורבי יהושע סבר אדם חולק את נדרו.</text:p>
      <text:p text:style-name="Standard"/>
      <text:p text:style-name="Standard">'<text:span text:style-name="T74">ודמיהן יפלו עם שאר נכסים לבדק הבית</text:span>': בשלמא ללישנא בתרא, היינו דקתני 'עם שאר נכסים לבדק הבית', אלא ללישנא קמא <text:span text:style-name="T25">(</text:span><text:span text:style-name="T52">דאמר רב אדא... </text:span><text:span text:style-name="T65">בעדר שהוא מחצה זכרים ומחצה נקבות אמר רבי אליעזר 'אין אדם חולק נדרו</text:span><text:span text:style-name="T52">' חציו להקרבת הגוף וחציו להקרבת דמים, ואפילו ליכא שאר נכסים, ואיכא למימר דכל הנדר למזבח פליג רבי אליעזר</text:span><text:span text:style-name="T25">)</text:span> - <text:span text:style-name="T25">(</text:span><text:span text:style-name="T52">אמאי תני '</text:span><text:span text:style-name="T65">דמיהן יפלו עם שאר נכסים לבדק הבית</text:span><text:span text:style-name="T52">'? הא זימנין דליכא שאר נכסים כלל?</text:span><text:span text:style-name="T25">)</text:span> ליתני 'יפלו לבדק הבית'!</text:p>
      <text:p text:style-name="Standard">תניא נמי הכי: 'ודמיהן יפלו לבדק הבית'. <text:s/></text:p>
      <text:p text:style-name="Standard"/>
      <text:p text:style-name="Standard">הקדש בדק הבית חל על הכל: <text:s/></text:p>
      <text:p text:style-name="Standard">לאיתויי מאי?</text:p>
      <text:p text:style-name="Standard">אמר רבינא: לאיתויי שפויי וניבא <text:span text:style-name="T25">(</text:span><text:span text:style-name="T52">שאם הקדיש אילן לבדק הבית - יש מעילה בשפאין אם שפאו, ויש מעילה בנבייתו: עליו שנושרין בימות החורף, והויין לו לזבל</text:span><text:span text:style-name="T25">)</text:span>. <text:s/></text:p>
      <text:p text:style-name="Standard"/>
      <text:p text:style-name="Standard">ומועלין בגידוליהן: <text:s/></text:p>
      <text:p text:style-name="Standard">לאתויי מאי?</text:p>
      <text:p text:style-name="Standard">אמר רב פפא: לאתויי חלב המוקדשין <text:span text:style-name="T25">(</text:span><text:span text:style-name="T52">חלב של מוקדשין</text:span><text:span text:style-name="T25">)</text:span> וביצי תורין, כדתניא: '<text:span text:style-name="T79">חלב המוקדשין וביצי תורין לא נהנין ולא מועלין; במה דברים אמורים? - בקדשי מזבח, אבל בקדשי בדק הבית, הקדיש תרנגולת - מועלין בביצתה </text:span><text:span text:style-name="T25">(</text:span><text:span text:style-name="T52">גבי קדשי מזבח נקיט 'תורין' דראוי לגבי מזבח, וגבי קדשי בדק הבית נקט 'תרנגולת' ולא תורין, דאורחא דמילתא נקט: דאין דרך להקדיש לבדק הבית דבר הראוי למזבח</text:span><text:span text:style-name="T25">)</text:span><text:span text:style-name="T79">; חמורה - מועלין בחלבה</text:span>' <text:span text:style-name="T25">(</text:span><text:span text:style-name="T52">'חמורה' - רבותא היא: דאף על גב דטמאה היא - חיילא עלה קדושת בדק הבית כדבר טהור</text:span><text:span text:style-name="T25">)</text:span>; ואפילו למאן דאמר מועלין בגידולי מזבח - הני מילי גידולין דחזו למזבח, אבל גידולין דלא חזו למזבח <text:span text:style-name="T25">(</text:span><text:span text:style-name="T52">כגון ולדות קדשים</text:span><text:span text:style-name="T25">)</text:span> - אין מועלין בהן.</text:p>
      <text:p text:style-name="Standard"/>
      <text:p text:style-name="Standard">(תמורה לב,א)</text:p>
      <text:p text:style-name="Standard">משנה:</text:p>
      <text:p text:style-name="Standard">אחד קדשי מזבח ואחד קדשי בדק הבית אין משנין אותן מקדושה לקדושה <text:span text:style-name="T25">(</text:span><text:span text:style-name="T52">דקדשי בדק הבית שהקדישם למזבח לא עשה כלום, ובקדשי מזבח אין משנין מקדושת עולה לשלמים ומשלמים לעולה</text:span><text:span text:style-name="T25">)</text:span>,</text:p>
      <text:p text:style-name="Standard">ומקדישין אותן <text:span text:style-name="T25">(</text:span><text:span text:style-name="T52">אקדשי מזבח קאי</text:span><text:span text:style-name="T25">)</text:span> הקדש עילוי <text:span text:style-name="T25">(</text:span><text:span text:style-name="T52">כגון אם אמר על עולה "הרי זו לבדק הבית" - מעלין אותה בדמים לפי מה שיש לו כח בה ונותן לגזבר, דתנן בערכין בפרק 'המקדיש </text:span><text:span text:style-name="T53">[משנה ד, דף כח:]</text:span><text:span text:style-name="T52">: '</text:span><text:span text:style-name="T65">מחרים אדם את קדשיו: אם נֵדר </text:span><text:soft-page-break/><text:span text:style-name="T65">- נותן דמיהם, ואם נדבה - נותן את טובתם</text:span><text:span text:style-name="T52">', כלומר: אם בהמה זו היתה נדר, כגון דאמר "הרי עלי עולה" והפריש זו לנדרו, כיון דאם מתה או נגנבה חייב באחריותה - נמצא שכולה שלו, ונותן כל דמיה לחרם הכהן; והוא הדין נמי לבדק הבית: אם התפיס קדשי מזבח לבדק הבית, ואם נדבה - דאם מתה אינו חייב באחריותה - נמצא שאין לו חלק בה, אלא טובת הנאה: דרשאי ליטול דבר מועט מישראל חבירו כדי שיתן עולתו זאת לבן בתו כהן להקריבה, כדי שיטול את העור, וכפי אותה טובת הנאה - יתן לבדק הבית</text:span><text:span text:style-name="T25">)</text:span>,</text:p>
      <text:p text:style-name="Standard">ומחרימין אותן <text:span text:style-name="T25">(</text:span><text:span text:style-name="T52">אם החרים קדשי מזבח נותן לכהן העילוי כמו שפירשתי</text:span><text:span text:style-name="T25">)</text:span>;</text:p>
      <text:p text:style-name="Standard">ואם מתו <text:span text:style-name="T25">(</text:span><text:span text:style-name="T52">קדשי מזבח אפילו לאחר שהוממו אבל עדיין לא נפדו</text:span><text:span text:style-name="T25">)</text:span> – יקברו <text:span text:style-name="T25">(</text:span><text:span text:style-name="T52">ואינו יכול לפדותם ולהאכילן לכלבים; ואפילו למאן דאמר פודין את הקדשים להאכילן לכלבים - הני מילי בשנעשו טרפה, דאיכא העמדה והערכה, אבל מתו – לא, דבעינן העמדה והערכה; אי נמי האי 'מתו' - כגון שעבר ושחטם קודם פדיונן, וקאמר דשוב אינו יכול לפדותן ולאוכלן, דבעינן העמדה והערכה, ויקברו</text:span><text:span text:style-name="T25">)</text:span>;</text:p>
      <text:p text:style-name="Standard">רבי שמעון אומר: קדשי בדק הבית, אם מתו – יפדו <text:span text:style-name="T25">(</text:span><text:span text:style-name="T52">דלא היו בכלל העמדה והערכה, כדמורש טעמא בגמרא</text:span><text:span text:style-name="T25">)</text:span>.</text:p>
      <text:p text:style-name="Standard"/>
      <text:p text:style-name="Standard">גמרא:</text:p>
      <text:p text:style-name="Standard">אמר רב הונא: קדשי מזבח שהתפיסן לחרמי כהנים - לא עשה כלום <text:span text:style-name="T25">(</text:span><text:span text:style-name="T52">ואפילו הקדש עילוי לא יהיב לכהנים; 'חרמי כהנים' היינו סתם חרמין; ולהכי נקט לשון 'חרמי כהנים': דזימנין דחרמים לבדק הבית, כגון אי פריש ואמר "הרי זה חרם לבדק הבית"</text:span><text:span text:style-name="T25">)</text:span>; מאי טעמא? - אמר קרא <text:span text:style-name="T53">(ויקרא כז,כח)</text:span><text:span text:style-name="T45"> </text:span><text:span text:style-name="T47">[אך כל חרם אשר יחרם איש לה' מכל אשר לו מאדם ובהמה ומשדה אחזתו לא ימכר ולא יגאל]</text:span><text:span text:style-name="T45"> כל חרם קדש קדשים הוא לה'</text:span>: כל חרם דקדש קדשים הוי <text:span text:style-name="T25">(</text:span><text:span text:style-name="T52">שהיה מתחילה קדש</text:span><text:span text:style-name="T25">)</text:span> - ההוא לה' ליהוי <text:span text:style-name="T25">(</text:span><text:span text:style-name="T52">לה' הוא, ואין כח כהן חל עליו</text:span><text:span text:style-name="T25">)</text:span>.</text:p>
      <text:p text:style-name="Standard">מיתיבי: '<text:span text:style-name="T74">קדשי בדק הבית שהתפיסן - בין לקדשי מזבח בין לחרמי כהנים - לא עשה כלום </text:span><text:span text:style-name="T25">(</text:span><text:span text:style-name="T52">דגופייהו לא מיפקע מבדק הבית, וטובת הנאה לא שייכא בהו</text:span><text:span text:style-name="T25">)</text:span><text:span text:style-name="T74">; </text:span><text:span text:style-name="T25">(</text:span><text:span text:style-name="T52">וכן</text:span><text:span text:style-name="T25">)</text:span><text:span text:style-name="T74"> חרמי כהנים שהתפיסן - בין לקדשי מזבח בין לקדשי בדק הבית - לא עשה כלום </text:span><text:span text:style-name="T25">(</text:span><text:span text:style-name="T52">אין לו שום חלק בהם, ואפילו טובת הנאה, משום דאינו רשאי ליתנן אלא לכהן שבאותו משמר - ואליבא דמאן דמקיש מטלטלין לחרמי קרקעות </text:span><text:span text:style-name="T53">[בערכין בפרק 'המקדיש' (דף כח.)]</text:span><text:span text:style-name="T25">)</text:span>'; - הא קדשי מזבח <text:span text:style-name="T25">(</text:span><text:span text:style-name="T52">דשייך בהו טובת הנאה</text:span><text:span text:style-name="T25">)</text:span> שהתפיס לחרמי כהנים, מה שעשה עשוי <text:span text:style-name="T25">(</text:span><text:span text:style-name="T52">ויהיב הטובת הנאה לכהן</text:span><text:span text:style-name="T25">)</text:span>, תיובתא דרב הונא!?<text:span text:style-name="T52"> </text:span></text:p>
      <text:p text:style-name="Standard">אמר לך רב הונא: כי שיירה <text:span text:style-name="T25">(</text:span><text:span text:style-name="T52">לקדשי מזבח, דלא תנייה בהדי הני</text:span><text:span text:style-name="T25">)</text:span> - אהדא <text:span text:style-name="T25">(</text:span><text:span text:style-name="T52">כלומר: על דבר זה</text:span><text:span text:style-name="T25">)</text:span> שיירה: דקדשי מזבח שהתפיסן לבדק הבית - מה שעשה עשוי <text:span text:style-name="T25">(</text:span><text:span text:style-name="T52">ויהיב הקדש עילוי</text:span><text:span text:style-name="T25">)</text:span>, אבל לחרמי כהנים - לא עשה כלום <text:span text:style-name="T25">(</text:span><text:span text:style-name="T52">דבהדיא מיעטיה קרא</text:span><text:span text:style-name="T25">)</text:span>.</text:p>
      <text:p text:style-name="Standard">וליתנייה גבי הנך <text:span text:style-name="T25">(</text:span><text:span text:style-name="T52">ונימא 'קדשי מזבח שהתפיסן לחרמי כהנים לא עשה כלום'</text:span><text:span text:style-name="T25">)</text:span>?</text:p>
      <text:p text:style-name="Standard">תנא דאית ביה תרתי <text:span text:style-name="T25">(</text:span><text:span text:style-name="T52">דאינו יכול להתפיסן אפילו לאחד משתי קדושות</text:span><text:span text:style-name="T25">)</text:span> – קתני, דלית ביה תרתי - לא קתני.</text:p>
      <text:p text:style-name="Standard">תנן: '<text:span text:style-name="T74">מקדיש אותן הקדש עילוי</text:span>' – מאי? לאו הקדש עילוי <text:span text:style-name="T25">(</text:span><text:span text:style-name="T52">מקדישין אותו</text:span><text:span text:style-name="T25">)</text:span> לבדק הבית, '<text:span text:style-name="T74">ומחרימין</text:span>' <text:span text:style-name="T25">(</text:span><text:span text:style-name="T52">דקתני - היינו</text:span><text:span text:style-name="T25">)</text:span> לחרמי כהן <text:span text:style-name="T25">(</text:span><text:span text:style-name="T52">ויהיב לכהנים העילוי</text:span><text:span text:style-name="T25">)</text:span>?</text:p>
      <text:p text:style-name="Standard">לא! אידי ואידי קדשי בדק הבית, ולא שנא מפיק להו בלשון 'הקדש לבדק הבית' ולא שנא מפיק להו בלשון 'חרמי לבדק הבית' <text:span text:style-name="T25">(</text:span><text:span text:style-name="T52">יהיב העילוי לגזברין</text:span><text:span text:style-name="T25">)</text:span>. </text:p>
      <text:p text:style-name="Standard">והא לא תני הכי, דתניא בברייתא: '<text:span text:style-name="T74">הקדש עילוי - קדשי בדק הבית, מחרימין אותם חרמי כהנים</text:span>'? ועוד: הא תניא: '<text:span text:style-name="T74">קדשי מזבח שהקדישו לחרמי כהנים, מה שעשה עשוי</text:span>', תיובתא דרב הונא!?<text:span text:style-name="T52"> </text:span></text:p>
      <text:p text:style-name="Standard">תיובתא.</text:p>
      <text:p text:style-name="Standard">והא רב הונא קרא קאמר?</text:p>
      <text:p text:style-name="Standard">אמר עולא: אמר קרא: '<text:span text:style-name="T45">חרם</text:span>'? - <text:span text:style-name="T38">[לא, התורה אמרה]</text:span> '<text:span text:style-name="T45">כל חרם</text:span>' <text:span text:style-name="T38">[פעמים: </text:span><text:span text:style-name="T47">אך </text:span><text:span text:style-name="T11">כל חרם</text:span><text:span text:style-name="T47"> אשר יחרם איש לה' מכל אשר לו מאדם ובהמה ומשדה אחזתו לא ימכר ולא יגאל </text:span><text:span text:style-name="T11">כל חרם</text:span><text:span text:style-name="T47"> קדש קדשים הוא לה' </text:span><text:span text:style-name="T53">(ויקרא כז,כח)</text:span><text:span text:style-name="T38">]</text:span> <text:span text:style-name="T25">(</text:span><text:span text:style-name="T52">קרא לא כרב הונא משמע; מדהוה ליה למכתב 'חרם קדשי קדשים הוא' וכתיב '</text:span><text:span text:style-name="T56">וכל חרם</text:span><text:span text:style-name="T52">' - הכי משמע: על הכל חייל חרם, ואפילו אמידי דקדש קדשים הוא</text:span><text:span text:style-name="T25">)</text:span>.</text:p>
      <text:p text:style-name="Standard">ומי אמר עולא הכי? והא אמר עולא 'המתפיס עולה לבדק הבית - אין בה אלא עיכוב</text:p>
      <text:p text:style-name="Standard"/>
      <text:p text:style-name="Standard">(תמורה לב,ב)</text:p>
      <text:p text:style-name="Standard"><text:soft-page-break/>גזברין בלבד' <text:span text:style-name="T25">(</text:span><text:span text:style-name="T52">שאינה קריבה עד שיבואו הגזברין לעמוד על גבה, כדאמרינן בעלמא </text:span><text:span text:style-name="T53">(תענית פ"ד מ"ב, דף כו.)</text:span><text:span text:style-name="T52">: '</text:span><text:span text:style-name="T65">היאך קרבנו של אדם קרב והוא אינו עומד על גביו</text:span><text:span text:style-name="T52">' אבל שום דמים לא יהיב לבדק הבית, וכל שכן לחרמי כהנים, דהא אפילו רב הונא - דהוה פליג אחרמי כהנים - הוה מודה אבדק הבית</text:span><text:span text:style-name="T25">)</text:span>?</text:p>
      <text:p text:style-name="Standard"><text:span text:style-name="T25">(</text:span><text:span text:style-name="T52">ומשני:</text:span><text:span text:style-name="T25">)</text:span> מדרבנן <text:span text:style-name="T25">(</text:span><text:span text:style-name="T52">האיך ברייתא דלעיל, דשיירא לקדשי מזבח למימרא דחייל עלייהו הקדש עילוי - מדרבנן הוא דחייל, דמדאורייתא ליכא אלא עיכוב גזברין; ועולא נמי, כי תירצה - מדרבנן תירצה, וקרא לאסמכתא</text:span><text:span text:style-name="T25">)</text:span>, וקרא - למעילה דאתא <text:span text:style-name="T25">(</text:span><text:span text:style-name="T52">ועיקר קרא למעילה אתא: לרבות חרמי כהנים למעילה, והכי משמע: </text:span><text:span text:style-name="T56">כל החרם</text:span><text:span text:style-name="T52"> הוי </text:span><text:span text:style-name="T56">לה'</text:span><text:span text:style-name="T52">: דאי איתהני מיניה פורתא - מעל</text:span><text:span text:style-name="T25">)</text:span>.</text:p>
      <text:p text:style-name="Standard">למעילה? למה לי קרא? '<text:span text:style-name="T45">קדשי קדשים</text:span>' כתיב ביה <text:span text:style-name="T38">[</text:span><text:span text:style-name="T47">אך כל חרם אשר יחרם איש לה' מכל אשר לו מאדם ובהמה ומשדה אחזתו לא ימכר ולא יגאל כל חרם </text:span><text:span text:style-name="T11">קדש קדשים</text:span><text:span text:style-name="T47"> הוא לה' </text:span><text:span text:style-name="T53">(ויקרא כז,כח)</text:span><text:span text:style-name="T38">]</text:span>!?</text:p>
      <text:p text:style-name="Standard">וליטעמיך, הא דאמר רבי ינאי: 'אין מעילה מפורשת מן התורה אלא בעולה בלבד, שנאמר <text:span text:style-name="T53">(ויקרא ה,טו)</text:span><text:span text:style-name="T45"> נפש כי תמעול מעל וחטאה בשגגה </text:span><text:span text:style-name="T10">מקדשי ה'</text:span><text:span text:style-name="T45"> </text:span><text:span text:style-name="T47">[והביא את אשמו לה' איל תמים מן הצאן בערכך כסף שקלים בשקל הקדש לאשם]</text:span> - <text:span text:style-name="T5">המיוחדין לה'</text:span>, אבל חטאת ואשם לא נפקא אלא מדרבי, דתניא: '<text:span text:style-name="T74">רבי אומר: </text:span><text:span text:style-name="T53">(ויקרא ג,טז)</text:span><text:span text:style-name="T45"> </text:span><text:span text:style-name="T47">[והקטירם הכהן המזבחה לחם אשה לריח ניחח]</text:span><text:span text:style-name="T75"> כל חלב לה'</text:span><text:span text:style-name="T74"> - לרבות אימורי קדשים קלים למעילה</text:span> <text:span text:style-name="T25">(</text:span><text:span text:style-name="T52">דכתיב </text:span><text:span text:style-name="T56">לה'</text:span><text:span text:style-name="T25">)</text:span>' <text:span text:style-name="T25">(</text:span><text:span text:style-name="T52">מההיא דרבי מפיק רבי ינאי נמי קדשי קדשים, ד</text:span><text:span text:style-name="T56">כל חלב</text:span><text:span text:style-name="T52"> כתיב, ורבי - היינו טעמא דאמר קדשים קלים: דלדידיה משמע ליה דחטאת ואשם בכלל </text:span><text:span text:style-name="T56">קדשי ה'</text:span><text:span text:style-name="T52">, הואיל ואין לבעלים בהן כלום, ולא איצטריך לרבויי אימורים; ולרבי ינאי מיהא איצטריך לרבויינהו ואף על גב דכתיב בין בחטאת בין באשם 'קדשי קדשים' 'בצו את אהרן'</text:span><text:span text:style-name="T25">)</text:span> - למה לי קרא? '<text:span text:style-name="T45">קדשי קדשים</text:span>' כתיב בהו [??]? אלא אף על גב דקדשי קדשים כתיב בהו בעי קרא לרביינהו למעילה - חרמים נמי אף על גב דקדשי קדשים כתיב בהו - בעי קרא לרבויינהו למעילה.</text:p>
      <text:p text:style-name="P7">לישנא אחרינא ירושלמי: </text:p>
      <text:p text:style-name="Standard"><text:span text:style-name="T71">מנלן?</text:span><text:span text:style-name="T52"> – כלומר: מאי משמע האי </text:span><text:span text:style-name="T56">כל חרם</text:span><text:span text:style-name="T52"> דחייל אקדשי מזבח</text:span></text:p>
      <text:p text:style-name="Standard"><text:span text:style-name="T71">וקדשי מזבח מי קרבי</text:span><text:span text:style-name="T52">. </text:span><text:span text:style-name="T53">(הב"ח אות ד: זהו פי' לגי' הירושלמי, וכן בסמוך)</text:span><text:span text:style-name="T52"> כלומר: אם התפיסם לבדק הבית - אמאי מקרבינהו להו בלא פדיון, דקאמר 'אין בה אלא עיכוב גזברין'? והאי קרא כתיב לעיל </text:span><text:span text:style-name="T56">כל חרם קדש</text:span><text:span text:style-name="T52">, דמשמע דחרם חייל אכל הקדש, וקדש אסור לשחיטה ולהקרבה עד שתפדה הקדש בעילוי!? </text:span></text:p>
      <text:p text:style-name="Standard"/>
      <text:p text:style-name="Standard">גופא: המקדיש עולה לבדק הבית - אין בה אלא עיכוב גיזברין בלבד.</text:p>
      <text:p text:style-name="Standard">מיתיבי: '<text:span text:style-name="T74">המקדיש עולה לבדק הבית אסור לשוחטה עד שתפדה</text:span>'? </text:p>
      <text:p text:style-name="Standard">מדרבנן; הכי נמי מסתברא, מדקתני סיפא 'אם עבר ושחטה - מה שעשה עשוי';</text:p>
      <text:p text:style-name="Standard">אלא מאי, מדרבנן? אי הכי אימא סיפא '<text:span text:style-name="T74">ומועלין שתי מעילות </text:span><text:span text:style-name="T25">(</text:span><text:span text:style-name="T52">אחת משום קדשי מזבח ואחת משום קדשי בדק הבית</text:span><text:span text:style-name="T25">)</text:span>', ואי מעילה מדרבנן - אמאי '<text:span text:style-name="T74">שתי מעילות</text:span>' <text:span text:style-name="T25">(</text:span><text:span text:style-name="T52">הא לא חיילא קדושת בדק הבית אלא מדרבנן</text:span><text:span text:style-name="T25">)</text:span>?</text:p>
      <text:p text:style-name="Standard">הכי קאמר: וראויה למעול בה שתי מעילות <text:span text:style-name="T25">(</text:span><text:span text:style-name="T52">אילו הויא קדושה בתרייתא מדאורייתא – ראויה למעול, אי לאו דהקדיש, דמדרבנן הוי הקדש, ולאו דאורייתא</text:span><text:span text:style-name="T25">)</text:span>.</text:p>
      <text:p text:style-name="Standard"/>
      <text:p text:style-name="Standard">ואם מתו יקברו <text:span text:style-name="T47">[</text:span><text:span text:style-name="T25">רבי שמעון אומר: קדשי בדק הבית, אם מתו – יפדו</text:span><text:span text:style-name="T47">]</text:span>: <text:s/></text:p>
      <text:p text:style-name="Standard">אמר רבי יוחנן: לרבנן, אחד קדשי מזבח ואחד קדשי בדק הבית היו בכלל העמדה והערכה; וריש לקיש אמר: לרבנן, קדשי בדק הבית היו בכלל העמדה והערכה, קדשי מזבח לא היו בכלל העמדה והערכה <text:span text:style-name="T25">(</text:span><text:span text:style-name="T52">והאי 'אם מתו יקברו' - אכולהו קאי: רבי שמעון ורבנן תרוייהו ילפי טעמייהו מקרא לקמן, בין אליבא דרבי יוחנן בין אליבא דריש לקיש</text:span><text:span text:style-name="T25">)</text:span>, </text:p>
      <text:p text:style-name="Standard">וזה וזה <text:span text:style-name="T25">(</text:span><text:span text:style-name="T52">רבי יוחנן וריש לקיש</text:span><text:span text:style-name="T25">)</text:span> מודים דלרבי שמעון קדשי בדק הבית לא היו בכלל העמדה והערכה וקדשי מזבח היו בכלל העמדה והערכה <text:span text:style-name="T25">(</text:span><text:span text:style-name="T52">מדקתני '</text:span><text:span text:style-name="T65">קדשי בדק הבית יפדו</text:span><text:span text:style-name="T52">' ולא אמר סתמא 'יפדו' - מכלל דדווקא קאמר</text:span><text:span text:style-name="T25">)</text:span>, </text:p>
      <text:p text:style-name="Standard"><text:span text:style-name="T25">(</text:span><text:span text:style-name="T52">ועוד שניהם מודין</text:span><text:span text:style-name="T25">)</text:span> ודברי הכל <text:span text:style-name="T25">(</text:span><text:span text:style-name="T52">בין לרבי שמעון בין לרבנן</text:span><text:span text:style-name="T25">)</text:span> בעל מום מעיקרו לא היה בכלל העמדה והערכה <text:span text:style-name="T25">(</text:span><text:span text:style-name="T52">בקדשי מזבח, כדמפרש טעמא לקמן, ובקדשי בדק הבית לא מיירי מידי: דבעל מום מעיקרו דמודו דלרבנן קדשי בדק הבית בעו העמדה והערכה, לא שנא בעל מום אחר הקדש ולא שנא קדם מומו להקדשו בעי העמדה והערכה, דבקדשי בדק הבית לא שאני לן בין בעל מום מעיקרא לתם ונעשה בעל מום, שהרי על עצים ואבנים הן חלין</text:span><text:span text:style-name="T25">)</text:span>.</text:p>
      <text:p text:style-name="Standard">תנן: '<text:span text:style-name="T74">רבי שמעון אומר: קדשי בדק הבית שמתו יפדו</text:span>'; בשלמא לרבי יוחנן, דאמר לרבנן אחד זה ואחד זה היו בכלל העמדה והערכה - היינו דאיצטריך רבי שמעון לפרושי '<text:span text:style-name="T74">קדשי בדק הבית </text:span><text:soft-page-break/><text:span text:style-name="T74">שמתו יפדו</text:span>' <text:span text:style-name="T25">(</text:span><text:span text:style-name="T52">דאי הוה אמר סתמא 'יפדו', כיון דתנא קמא בתרוייהו איירי - הוי משמע דאתרוייהו פליג! להכי פריש</text:span><text:span text:style-name="T25">)</text:span>, אלא לריש לקיש <text:span text:style-name="T25">(</text:span><text:span text:style-name="T52">דאמר: רבנן לא קיימי אלא אקדשי בדק הבית</text:span><text:span text:style-name="T25">)</text:span> למה ליה <text:span text:style-name="T25">(</text:span><text:span text:style-name="T52">לרבי שמעון</text:span><text:span text:style-name="T25">)</text:span> לפרושי? לימא '<text:span text:style-name="T74">אם מתו יפדו</text:span>' <text:span text:style-name="T25">(</text:span><text:span text:style-name="T52">סתמא, ואנא ידענא דלא קאי אלא אבדק הבית, דהא בקדשי מזבח לא איירי כלל לעיל, לא בפדייה ולא בקבורה</text:span><text:span text:style-name="T25">)</text:span>?</text:p>
      <text:p text:style-name="Standard">אמר לך ריש לקיש: רבי שמעון <text:span text:style-name="T25">(</text:span><text:span text:style-name="T52">דמתניתין</text:span><text:span text:style-name="T25">)</text:span> לא הוה ידע מאי דאמר תנא קמא <text:span text:style-name="T25">(</text:span><text:span text:style-name="T52">רבנן, וסבר דרבנן אתרוייהו קיימי</text:span><text:span text:style-name="T25">)</text:span>, והכי קאמר ליה: אי בקדשי מזבח - מודינא לך; בקדשי בדק הבית - אם מתו יפדו.</text:p>
      <text:p text:style-name="Standard">תניא כותיה דרבי יוחנן: <text:span text:style-name="T53">(ויקרא כז,ט)</text:span><text:span text:style-name="T46"> </text:span><text:span text:style-name="T47">[ו]</text:span><text:span text:style-name="T46">אם בהמה אשר יקריבו ממנה </text:span><text:span text:style-name="T47">[קרבן לה' כל אשר יתן ממנו לה' יהיה קדש]</text:span><text:span text:style-name="T79"> - בבעלי מומין שיפדו הכתוב מדבר;</text:span></text:p>
      <text:p text:style-name="P13">אתה אומר בבעלי מומין? או אינו אלא בבהמה טמאה?</text:p>
      <text:p text:style-name="Standard"><text:span text:style-name="T79">כשהוא אומר </text:span><text:span text:style-name="T53">(ויקרא כז,כז)</text:span><text:span text:style-name="T46"> </text:span><text:span text:style-name="T47">[ו]</text:span><text:span text:style-name="T46">אם בבהמה טמאה ופדה בערכך </text:span><text:span text:style-name="T56">[ויסף חמשתו עליו ואם לא יגאל ונמכר בערכך]</text:span><text:span text:style-name="T79"> - הרי בהמה טמאה אמור;</text:span></text:p>
      <text:p text:style-name="Standard"/>
      <text:p text:style-name="Standard">(תמורה לג,א)</text:p>
      <text:p text:style-name="Standard"><text:span text:style-name="T79">הא מה אני מקיים '</text:span><text:span text:style-name="T46">ואם כל בהמה אשר לא יקריבו ממנה קרבן לה' </text:span><text:span text:style-name="T47">[קרבן לה' והעמיד את הבהמה לפני הכהן </text:span><text:span text:style-name="T53">(ויקרא כז,יא)</text:span><text:span text:style-name="T47">]</text:span><text:span text:style-name="T79">'? - בבעלי מומין שיפדו;</text:span></text:p>
      <text:p text:style-name="P13">יכול יפדו על מום עובר?</text:p>
      <text:p text:style-name="Standard"><text:span text:style-name="T79">תלמוד לומר: '</text:span><text:span text:style-name="T46">אשר לא יקריבו ממנה</text:span><text:span text:style-name="T79">': שאינה קריבה כל עיקר, יצתה זו שאינה קריבה היום אלא למחר</text:span>' - ואמר רחמנא עביד לה העמדה והערכה <text:span text:style-name="T25">(</text:span><text:span text:style-name="T52">דכתיב בתריה </text:span><text:span text:style-name="T56">והעמיד – </text:span><text:span text:style-name="T53">[ויקרא כז,יב]</text:span><text:span text:style-name="T56"> והעריך </text:span><text:span text:style-name="T57">[הכהן אתה בין טוב ובין רע כערכך הכהן כן יהיה]</text:span><text:span text:style-name="T52">, והא ודאי קדשי מזבח היא - מדבעינן מום קבוע, דאי בדק הבית - תמימים נמי מפרקי, דמאי איכפת להו אי תם אי בעל מום? אלמא קדשי מזבח נמי היו בכלל העמדה והערכה לרבנן, דהא ברייתא - רבנן היא, דהא סתם סיפרא היא, וסתם סיפרא - רבי יהודה </text:span><text:span text:style-name="T53">(בכורות דף סא.)</text:span><text:span text:style-name="T52"> בר פלוגתא דרבי שמעון, והיינו כרבי יוחנן; ומהכא שמעינן קדשי מזבח לרבנן, וממתניתין שמעינן קדשי בדק הבית: מדקאמר רבי שמעון '</text:span><text:span text:style-name="T65">קדשי בדק הבית יפדו</text:span><text:span text:style-name="T52">' מכלל דשמעינהו לרבנן דאמרי יקברו</text:span><text:span text:style-name="T25">)</text:span>.</text:p>
      <text:p text:style-name="Standard"/>
      <text:p text:style-name="Standard">אמר רב גידל אמר רב: מאי טעמא דריש לקיש, דאמר: לרבנן קדשי בדק הבית היו בכלל העמדה והערכה קדשי מזבח לא היו בכלל העמדה והערכה? - דאמר קרא <text:span text:style-name="T53">(ויקרא כז,יב)</text:span><text:span text:style-name="T45"> והעריך הכהן אותה בין טוב ובין רע </text:span><text:span text:style-name="T47">[כערכך הכהן כן יהיה]</text:span> <text:span text:style-name="T25">(</text:span><text:span text:style-name="T56">בין טוב ובין רע</text:span><text:span text:style-name="T52"> משמע אחד טוב ואחד רע: דשניהן שוין תם ובעל מום</text:span><text:span text:style-name="T25">)</text:span>; איזהו דבר שאינו חלוק בין טוב לרע? - הוי אומר זה קדשי בדק הבית, ואמר קרא '<text:span text:style-name="T45">אותה</text:span>' - למעוטי קדשי מזבח.</text:p>
      <text:p text:style-name="Standard">ורבי יוחנן, '<text:span text:style-name="T45">אותה</text:span>' למעוטי מאי? </text:p>
      <text:p text:style-name="Standard">למעוטי בעל מום מעיקרו. <text:span text:style-name="T25">(</text:span><text:span text:style-name="T52">ורבי יוחנן אית ליה ודאי דהאי </text:span><text:span text:style-name="T56">בין טוב ובין רע</text:span><text:span text:style-name="T52"> בקדשי בדק הבית קאי, ומיהו </text:span><text:span text:style-name="T56">והעמיד ... והעריך</text:span><text:span text:style-name="T52"> ארישא דקרא דאוקימנא בקדשי מזבח, ואסיפא דמשתעי בבדק הבית קאי, ו</text:span><text:span text:style-name="T56">אותה</text:span><text:span text:style-name="T52"> למעוטי בעל מום מעיקרו בקדשי מזבח; ולריש לקיש לא צריך בעל מום מעיקרו למעוטי, דהוא אמר: לרבנן קדשי מזבח לא היו ואפילו קדם הקדישן למומן, וכל שכן האי.</text:span><text:span text:style-name="T25">)</text:span> <text:s/></text:p>
      <text:p text:style-name="Standard">ולתנא דבי לוי, דאמר דאפילו בעל מום מעיקרו בכלל העמדה והערכה, דתני לוי: '<text:span text:style-name="T74">הכל היו בכלל העמדה והערכה ואפילו בעל מום מעיקרו</text:span>' וכן תני דבי לוי במתניתיה: '<text:span text:style-name="T74">ואפילו חיה ואפילו עופות</text:span> <text:span text:style-name="T25">(</text:span><text:span text:style-name="T52">כגון אווזין ותרנגולין דלא שייכי כלל למזבח</text:span><text:span text:style-name="T25">)</text:span>'!</text:p>
      <text:p text:style-name="Standard">והכתיב '<text:span text:style-name="T45">אותה</text:span>'? </text:p>
      <text:p text:style-name="Standard">קשיא.</text:p>
      <text:p text:style-name="Standard"/>
      <text:p text:style-name="Standard">אמר רב יהודה אמר רב: מאי טעמא דרבי שמעון, דאמר 'קדשי מזבח היו בכלל העמדה והערכה, קדשי בדק הבית לא היו'? - דאמר קרא: <text:span text:style-name="T53">(ויקרא כז,יב)</text:span><text:span text:style-name="T45"> והעריך הכהן אותה בין טוב ובין רע </text:span><text:span text:style-name="T47">[כערכך הכהן כן יהיה]</text:span>; איזהו דבר שחלוק בין טוב ובין רע? הוי אומר זה קדשי מזבח, ואמר קרא '<text:span text:style-name="T45">אותה</text:span>' למעוטי בדק הבית.</text:p>
      <text:p text:style-name="Standard">אי הכי, 'בין טוב לרע' מיבעי ליה <text:span text:style-name="T25">(</text:span><text:span text:style-name="T52">דאז הוי משמע דהוי חילוק בין טוב לרע, ו'בין טוב ובין רע' משמע: אחד טוב ואחד רע ושניהן שוין</text:span><text:span text:style-name="T25">)</text:span>?</text:p>
      <text:p text:style-name="Standard"><text:soft-page-break/>קשיא.</text:p>
      <text:p text:style-name="Standard">מיתיבי: '<text:span text:style-name="T74">מתו: תמימין יקברו </text:span><text:span text:style-name="T25">(</text:span><text:span text:style-name="T52">אפילו הנך דליתנהו בכלל העמדה והערכה, היכא דמתו תמימים - עבוד רבנן מעלה דיקברו, הואיל והוו חזי להקרבה</text:span><text:span text:style-name="T25">)</text:span><text:span text:style-name="T74"> ובעלי מומין יפדו; במה דברים אמורים? - בקדשי מזבח </text:span><text:span text:style-name="T25">(</text:span><text:span text:style-name="T52">קסלקא דעתא השתא משום דלא היו בכלל העמדה והערכה</text:span><text:span text:style-name="T25">)</text:span><text:span text:style-name="T74">, אבל בקדשי בדק הבית, בין תמימין בין בעלי מומים יקברו </text:span><text:span text:style-name="T25">(</text:span><text:span text:style-name="T52">דהיו בהעמדה והערכה</text:span><text:span text:style-name="T25">)</text:span><text:span text:style-name="T74">; רבי שמעון אומר: אחד קדשי מזבח ואחד קדשי בדק הבית: תמימים יקברו </text:span><text:span text:style-name="T25">(</text:span><text:span text:style-name="T52">משום מעלה</text:span><text:span text:style-name="T25">)</text:span><text:span text:style-name="T74">, בעלי מומין יפדו</text:span>'* - תיובתא דרבי יוחנן מרישא <text:span text:style-name="T25">(</text:span><text:span text:style-name="T52">דקתני לרבנן 'בקדשי מזבח יפדו'</text:span><text:span text:style-name="T25">)</text:span>!? *<text:span text:style-name="T25">(</text:span><text:span text:style-name="T52">לקמיה פריך: היכי קאמר רבי שמעון 'קדשי מזבח יפדו'? הא בין רבי יוחנן בין ריש לקיש אמרי דלרבי שמעון קדשי מזבח הוו בכלל העמדה והערכה?</text:span><text:span text:style-name="T25">)</text:span></text:p>
      <text:p text:style-name="Standard">אמר לך רבי יוחנן: הכא במאי עסקינן? - בבעל מום מעיקרו <text:span text:style-name="T25">(</text:span><text:span text:style-name="T52">משום הכי יפדו, ובקדשי בדק הבית יקברו: דהתם לא שני בין בעל מום מעיקרו לקדם הקדישו למומו</text:span><text:span text:style-name="T25">)</text:span>; הכי נמי מסתברא: דאי תימא שקדם הקדישן את מומן <text:span text:style-name="T25">(</text:span><text:span text:style-name="T52">וטעמייהו דרבנן כדריש לקיש: דקדשי מזבח לא היו בכלל העמדה והערכה</text:span><text:span text:style-name="T25">)</text:span> - ליפלוג רבי שמעון עלה <text:span text:style-name="T25">(</text:span><text:span text:style-name="T52">ולימא בקדשי מזבח יקברו, דהא לרבי שמעון קדשי מזבח היו בהעמדה והערכה</text:span><text:span text:style-name="T25">)</text:span>! אלא <text:span text:style-name="T25">(</text:span><text:span text:style-name="T52">מדלא פליג</text:span><text:span text:style-name="T25">)</text:span> לאו שמע מינה בבעל מום מעיקרו <text:span text:style-name="T25">(</text:span><text:span text:style-name="T52">ומשום הכי לרבנן קדשי מזבח יפדו וקדשי בדק הבית נמי יפדו, ולרבי שמעון קדשי בדק הבית נמי יפדו, דהא לא היו בכלל העמדה והערכה</text:span><text:span text:style-name="T25">)</text:span>!</text:p>
      <text:p text:style-name="Standard">אלא לימא תיהוי תיובתיה דריש לקיש <text:span text:style-name="T25">(</text:span><text:span text:style-name="T52">דהא מגופה שמעינן דאבעל מום מעיקרו קאי, והשתא יש לומר: טעמא דהוי בעל מום מעיקרו אמרי רבנן יפדו, הא קדם הקדישו למומו לרבנן נמי יקברו, ותיובתא לריש לקיש דאמר דקדשי מזבח לא היו בכלל העמדה והערכה</text:span><text:span text:style-name="T25">)</text:span>!?</text:p>
      <text:p text:style-name="Standard">ריש לקיש מוקים לה בשקדם הקדישן את מומן <text:span text:style-name="T25">(</text:span><text:span text:style-name="T52">וטעמייהו דרבנן משום דקדשי מזבח לא היו </text:span><text:span text:style-name="T37">[בכלל העמדה והערכה]</text:span><text:span text:style-name="T25">)</text:span>.</text:p>
      <text:p text:style-name="Standard">אי הכי ניפלוג רבי שמעון עלה <text:span text:style-name="T25">(</text:span><text:span text:style-name="T52">דקדשי מזבח, ונימא יקברו, ואמאי קתני לרבי שמעון '</text:span><text:span text:style-name="T65">אחד קדשי מזבח ואחד קדשי בדק הבית יפדו</text:span><text:span text:style-name="T52">'</text:span><text:span text:style-name="T25">)</text:span>?</text:p>
      <text:p text:style-name="Standard"><text:span text:style-name="T25">(</text:span><text:span text:style-name="T52">ומשני:</text:span><text:span text:style-name="T25">)</text:span> ריש לקיש מיפך אפיך, והכי מותיב ממכילתא אחריתי <text:span text:style-name="T25">(</text:span><text:span text:style-name="T52">דאשכח ברייתא אחריתי, דמהפך לה הא '</text:span><text:span text:style-name="T65">במה דברים אמורים</text:span><text:span text:style-name="T52">' דלעיל, דסבר ריש לקיש דהכי איתא כדקתני מכילתין אחריתי</text:span><text:span text:style-name="T25">)</text:span>: '<text:span text:style-name="T74">מתו, בין תמימין בין בעלי מומין – יקברו; רבי שמעון אומר: תמימים יקברו ובעלי מומין יפדו</text:span> <text:span text:style-name="T25">(</text:span><text:span text:style-name="T52">ואתא רבי שמעון לחלוק בקדשי בדק הבית: דאמרת יקברו - לדידי יפדו</text:span><text:span text:style-name="T25">)</text:span><text:span text:style-name="T74">; במה דברים אמורים</text:span> <text:span text:style-name="T25">(</text:span><text:span text:style-name="T52">דקאמר תנא קמא בעלי מומין יקברו</text:span><text:span text:style-name="T25">)</text:span><text:span text:style-name="T74">? - בקדשי בדק הבית, אבל בקדשי מזבח יפדו</text:span> <text:span text:style-name="T25">(</text:span><text:span text:style-name="T52">דלא היו בהעמדה והערכה</text:span><text:span text:style-name="T25">)</text:span>' <text:span text:style-name="T25">(</text:span><text:span text:style-name="T52">רבי שמעון בן לקיש לא מייתי לה להא תיובתא לרבי יוחנן כדגרסינן לה הכא, דקתני ברבי שמעון בהדיא 'קדשי מזבח יפדו'</text:span><text:span text:style-name="T25">)</text:span>; <text:span text:style-name="T25">(</text:span><text:span text:style-name="T52">גירסא שניה ברש"י: אלא </text:span><text:span text:style-name="T71">מיפך אפיך והכי מותיב לה, כדאשכחנא במכילתא אחריתי</text:span><text:span text:style-name="T52"> </text:span><text:span text:style-name="T71">בין תמימים</text:span><text:span text:style-name="T52"> כו'. ואף על גב דבין האי לישנא ללישנא דלעיל, כי דייקת בה ליכא מידי, אלא דקתני בהדיא לרבי שמעון קדשי מזבח יפדו.</text:span><text:span text:style-name="T25">)</text:span> </text:p>
      <text:p text:style-name="Standard">אמר לך רבי יוחנן: הכא במאי עסקינן? - בבעל מום מעיקרו <text:span text:style-name="T25">(</text:span><text:span text:style-name="T52">ובבדק הבית יקבר: דהתם לא שני לן בין תם מעיקרו לבעל מום מעיקרו</text:span><text:span text:style-name="T25">)</text:span>; הכי נמי מסתברא: דאי תימא בשקדם הקדישן את מומן - ניפלוג רבי שמעון עלה <text:span text:style-name="T25">(</text:span><text:span text:style-name="T52">ונימא תרתי: קדשי בדק הבית יפדו, וקדשי מזבח יקברו'</text:span><text:span text:style-name="T25">)</text:span>! <text:span text:style-name="T25">(</text:span><text:span text:style-name="T52">אלא מדלא פליג אלא בקדשי בדק הבית, דקאמרי אינהו 'יקברו' ואינהו 'יפדו', ובקדשי מזבח שתיק ממאי דאמרי רבנן 'יפדו' - שמע מינה בבעל מום מעיקרו איירי</text:span><text:span text:style-name="T25">)</text:span>? </text:p>
      <text:p text:style-name="Standard">אלא לימא תיהוי תיובתיה דריש לקיש?</text:p>
      <text:p text:style-name="Standard">אמר לך ריש לקיש: הכא במאי עסקינן - בשקדם הקדישן את מומן.</text:p>
      <text:p text:style-name="Standard">וניפלוג רבי שמעון עלה?</text:p>
      <text:p text:style-name="Standard">אמר לך ריש לקיש: הכי נמי דפליג רבי שמעון <text:span text:style-name="T25">(</text:span><text:span text:style-name="T52">ותנא לך פלוגתייהו בבדק הבית, והוא הדין דפליג עלייהו נמי בקדשי מזבח, דיקברו</text:span><text:span text:style-name="T25">)</text:span>.</text:p>
      <text:p text:style-name="Standard">אמר ליה רבי ירמיה לרבי זירא: לריש לקיש, דאמר לרבנן 'קדשי מזבח לא היו בכלל העמדה והערכה, וקתני '<text:span text:style-name="T74">קדשי מזבח</text:span></text:p>
      <text:p text:style-name="Standard"/>
      <text:p text:style-name="Standard">(תמורה לג,ב)</text:p>
      <text:p text:style-name="Standard"><text:span text:style-name="T74">בעלי מומין יפדו</text:span>', ומוקמינן לה <text:span text:style-name="T25">(</text:span><text:span text:style-name="T52">הא דקתני בהך ברייתא '</text:span><text:span text:style-name="T65">קדשי מזבח יפדו</text:span><text:span text:style-name="T52">' אפילו</text:span><text:span text:style-name="T25">)</text:span> בשקדם הקדישן את מומן - שמע מינה 'פודין את הקדשים להאכילן לכלבים'! <text:span text:style-name="T25">(</text:span><text:span text:style-name="T52">בשלמא לרבי יוחנן, דמוקים לה בבעל מום מעיקרו - לא איכפת לן אם נפדה לכלבים, דהא לא נחתא מעולם קדושה לגופיה, אלא לריש לקיש איכא למיבעי</text:span><text:span text:style-name="T25">)</text:span>?</text:p>
      <text:p text:style-name="Standard"><text:soft-page-break/>הכא במאי עסקינן <text:span text:style-name="T25">(</text:span><text:span text:style-name="T52">הא דקתני 'אם מתו'</text:span><text:span text:style-name="T25">)</text:span>? - <text:span text:style-name="T25">(</text:span><text:span text:style-name="T52">לא מתו ממש, אלא</text:span><text:span text:style-name="T25">)</text:span> בשעבר ושחטן <text:span text:style-name="T25">(</text:span><text:span text:style-name="T52">קודם פדיון דקאמר 'יפדו ויאכלו'</text:span><text:span text:style-name="T25">)</text:span>, כדתניא: '<text:span text:style-name="T74">כל הקדשים שנפל בהן מום ושחטן: רבי מאיר אומר: יקברו </text:span><text:span text:style-name="T25">(</text:span><text:span text:style-name="T52">כרבי שמעון, דאמר 'קדשי מזבח היו בהעמדה והערכה'</text:span><text:span text:style-name="T25">)</text:span>,<text:span text:style-name="T74"> וחכמים אומרים: יפדו </text:span><text:span text:style-name="T25">(</text:span><text:span text:style-name="T52">שלא היו בהעמדה והערכה</text:span><text:span text:style-name="T25">)</text:span>.</text:p>
      <text:p text:style-name="Standard"/>
      <text:p text:style-name="Standard">אמר ליה רבי ירמיה לרבי זירא: לרבי שמעון, דאמר קדשי בדק הבית לא הוו בכלל העמדה והערכה - אמאי תמימים יקברו?</text:p>
      <text:p text:style-name="Standard">משום דחזו להקרבה <text:span text:style-name="T25">(</text:span><text:span text:style-name="T52">עבוד להו מעלה בתמימים דחזו דמזבח</text:span><text:span text:style-name="T25">)</text:span>, כדתניא <text:span text:style-name="T53">[תופסתא תמורה פ"א מ"ו]</text:span>: '<text:span text:style-name="T74">המתפיס תמימים לבדק הבית, כשהן נפדין - אינן נפדין אלא למזבח </text:span><text:span text:style-name="T53">[עד כאן בתוספתא שלפנינו]</text:span><text:span text:style-name="T74">, שכל הראוי למזבח אינו יוצא מידי מזבח לעולם</text:span>'.</text:p>
      <text:p text:style-name="Standard">אמר ליה רב פפא לאביי - ואמרי לה לרבא: לרבי יוחנן, דמוקים לה בבעל מום מעיקרו <text:span text:style-name="T25">(</text:span><text:span text:style-name="T52">ואמר משום הכי לא פליג רבי שמעון עלה</text:span><text:span text:style-name="T25">)</text:span>, <text:span text:style-name="T25">(</text:span><text:span text:style-name="T52">אלמא</text:span><text:span text:style-name="T25">) </text:span>דכולי עלמא סבירא להו דבעל מום מעיקרו דלא הוי בכלל העמדה והערכה.</text:p>
      <text:p text:style-name="Standard">ולא? והתנן* <text:span text:style-name="T53">[חולין פ"י מ"ב; בכורות פ"ב מ"ב]</text:span>: '<text:span text:style-name="T74">כל הקדשים שקדם מום קבוע להקדשן ונפדו חייבין בבכורה ובמתנות </text:span><text:span text:style-name="T25">(</text:span><text:span text:style-name="T52">זרוע לחיים וקיבה</text:span><text:span text:style-name="T25">)</text:span><text:span text:style-name="T74"> ויוצאין לחולין ליגזז וליעבד </text:span><text:span text:style-name="T25">(</text:span><text:span text:style-name="T52">לאחר פדיונן</text:span><text:span text:style-name="T25">)</text:span><text:span text:style-name="T74">; ולדן וחלבן מותר לאחר פדיונן </text:span><text:span text:style-name="T25">(</text:span><text:span text:style-name="T52">אפילו איעבר קודם פדיונן ואיתיליד לאחר פדיונן</text:span><text:span text:style-name="T25">)</text:span><text:span text:style-name="T74">, והשוחטן בחוץ פטור, ואין עושין תמורה, ואם מתו יפדו</text:span>', - ואמר רב יהודה אמר רב <text:span text:style-name="T25">(</text:span><text:span text:style-name="T52">עלה בפרק שני דבכורות</text:span><text:span text:style-name="T25">)</text:span>: </text:p>
      <text:p text:style-name="P5"><text:span text:style-name="T25">(</text:span><text:span text:style-name="T52">הא דתנן '</text:span><text:span text:style-name="T65">יפדו</text:span><text:span text:style-name="T52">' -</text:span><text:span text:style-name="T25">)</text:span> זו דברי רבי שמעון, דאמר קדשי מזבח היו בכלל העמדה והערכה, קדשי בדק הבית לא היו, כדתנן <text:span text:style-name="T53">[לעיל, לב,א]</text:span>: '<text:span text:style-name="T74">רבי שמעון אומר: קדשי בדק הבית, אם מתו – יפדו</text:span>'; ומודה רבי שמעון בבעל מום מעיקרו שנפדה, מאי טעמא <text:span text:style-name="T37">[כדאמרינן לעיל לג,א, בדברי רב גידל אמר רב]</text:span>? דאמר קרא '<text:span text:style-name="T45">אותה</text:span>' <text:span text:style-name="T47">[</text:span><text:span text:style-name="T53">ויקרא כז,יב:</text:span><text:span text:style-name="T47"> והעריך הכהן </text:span><text:span text:style-name="T11">אותה</text:span><text:span text:style-name="T47"> בין טוב ובין רע כערכך הכהן כן יהיה]</text:span>: '<text:span text:style-name="T45">אותה</text:span>' למעוטי בעל מום מעיקרו; אבל חכמים אומרים: אפילו בעל מום מעיקרו היה בכלל העמדה והערכה!</text:p>
      <text:p text:style-name="Standard"/>
      <text:p text:style-name="Standard"/>
      <text:p text:style-name="Standard"><text:span text:style-name="T71">*לרבי יוחנן... והתנן</text:span><text:span text:style-name="T52"> כו' דבשלמא לריש לקיש ליכא לאקשויי, דהוא מוקים לה בתם ונעשה בעל מום לאחר הקדש, ואיכא למימר דבעל מום מעיקרו הוי כהקדש בדק הבית, דאף על גב דלמזבח אקדשיה - אפילו הכי כבדק הבית דמי: דלא קדיש אלא לדמי, והוי בהעמדה והערכה לרבנן, אלא לרבי יוחנן קשיא: </text:span></text:p>
      <text:p text:style-name="Standard"/>
      <text:p text:style-name="Standard">אמר ליה: מאן 'חכמים'? - תנא דבי לוי.</text:p>
      <text:p text:style-name="Standard">אי הכי – '<text:span text:style-name="T74">זו דברי רבי שמעון</text:span>'? ותו: לא 'זו דברי רבי שמעון ומחלוקתו <text:span text:style-name="T25">(</text:span><text:span text:style-name="T52">דהא רבנן דפליגי עליה נמי אוקמת דבעל מום מעיקרו לא הוה בכלל העמדה והערכה</text:span><text:span text:style-name="T25">)</text:span>' מיבעי ליה?</text:p>
      <text:p text:style-name="Standard">אמר ליה <text:span text:style-name="T25">(</text:span><text:span text:style-name="T52">ומשני</text:span><text:span text:style-name="T25">)</text:span>: האי דלא קתני הכי <text:span text:style-name="T25">(</text:span><text:span text:style-name="T52">להכי לא אמר רב 'זו דברי רבי שמעון ומחלוקתו':</text:span><text:span text:style-name="T25">)</text:span> - משום דרב סבר לה כריש לקיש, דאמר: לרבנן קדשי בדק הבית היו בכלל העמדה והערכה, קדשי מזבח לא היו <text:span text:style-name="T25">(</text:span><text:span text:style-name="T52">והלכך לא מיתוקמא ההיא דבכורות כולה כרבנן:</text:span><text:span text:style-name="T25">)</text:span>, ורישא קתני '<text:span text:style-name="T74">ואם מתו יפדו</text:span>', וסיפא קתני '<text:span text:style-name="T74">אם מתו יקברו</text:span>' <text:span text:style-name="T25">(</text:span><text:span text:style-name="T52">משום דרישא דההיא דמיירי בבעל מום מעיקרו, דתני 'יפדו', מתוקמא אפילו לרבנן, אבל סיפא קתני 'אבל קדשים שקדם הקדישן את מומן אם מתו יקברו' לא אתיא כרבנן, הלכך לא מיתוקמא כרבנן דהכא</text:span><text:span text:style-name="T25">)</text:span>;</text:p>
      <text:p text:style-name="Standard">ואיבעית אימא: רב - כרבי יוחנן סבירא ליה <text:span text:style-name="T25">(</text:span><text:span text:style-name="T52">דאחד קדשי מזבח ואחד קדשי בדק הבית בעי העמדה והערכה - חוץ מבעל מום מעיקרו ,ובין רישא וסיפא דההיא מצי לאוקומה נמי כרבנן וכרבי שמעון</text:span><text:span text:style-name="T25">)</text:span>; ודקא קשיא לך 'זו דברי רבי שמעון ומחלוקתו' מיבעי ליה? - אימא הכי נמי <text:span text:style-name="T25">(</text:span><text:span text:style-name="T52">ותני 'זו דברי רבי שמעון ומחלוקתו'</text:span><text:span text:style-name="T25">)</text:span>.</text:p>
      <text:p text:style-name="Standard"/>
      <text:p text:style-name="Standard"><text:s/></text:p>
      <text:p text:style-name="Standard">משנה:</text:p>
      <text:p text:style-name="Standard">ואלו הן הנקברין: קדשים שהפילה – <text:span text:style-name="T25">(</text:span><text:span text:style-name="T52">הנפלים</text:span><text:span text:style-name="T25">)</text:span> יקברו: הפילה שליא – תקבר <text:span text:style-name="T25">(</text:span><text:span text:style-name="T52">שאין שליא בלא ולד; וכל הנך נקברים משום דאיסורי הנאה נינהו</text:span><text:span text:style-name="T25">)</text:span>;</text:p>
      <text:p text:style-name="Standard">ושור הנסקל, ועגלה ערופה, וצפרי מצורע, ושיער נזיר, ופטר חמור, ובשר בחלב, וחולין שנשחטו בעזרה;</text:p>
      <text:p text:style-name="Standard"><text:soft-page-break/>רבי שמעון אומר: חולין שנשחטו בעזרה ישרפו <text:span text:style-name="T25">(</text:span><text:span text:style-name="T52">משום דמיחלפי בהו קדשים שאירע בהו פסול: דאי אמר 'יקברו', כיון דלא מוכחא מילתא אי חולין הוו אי קדשים, אתו למימר נמי קדשים שאירע בהן פסול טומאה או פסול נותר יקברו - וקיימא לן בפסחים בפרק שני </text:span><text:span text:style-name="T53">(דף כד:)</text:span><text:span text:style-name="T56"> 'בקדש </text:span><text:span text:style-name="T57">[לא תאכל]</text:span><text:span text:style-name="T56"> באש תשרף</text:span><text:span text:style-name="T52"> </text:span><text:span text:style-name="T53">[ויקרא ו,כג]</text:span><text:span text:style-name="T52"> - לימד על כל הפסולין שבקדש שהן בשרפה'</text:span><text:span text:style-name="T25">)</text:span>, וכן חיה שנשחטה בעזרה <text:span text:style-name="T25">(</text:span><text:span text:style-name="T52">אפילו אם חולין היא: דליכא למיגזר משום דלא ליקבור קדשים פסולין, דהא כולי עלמא ידעי דחיה במוקדשים ליכא, ולא אתי לחלופי - אפילו הכי תשרף</text:span><text:span text:style-name="T25">)</text:span>.</text:p>
      <text:p text:style-name="Standard"/>
      <text:p text:style-name="Standard">ואלו הן הנשרפין: חמץ בפסח ישרף <text:span text:style-name="T25">(</text:span><text:span text:style-name="T52">בפסחים מפרש טעמא, בפרק 'כל שעה' </text:span><text:span text:style-name="T53">(דף כז:)</text:span><text:span text:style-name="T52">: דגמר ליה מנותר</text:span><text:span text:style-name="T25">)</text:span>, ותרומה טמאה <text:span text:style-name="T25">(</text:span><text:span text:style-name="T52">נמי תשרף, ב'במה מדליקין' </text:span><text:span text:style-name="T53">(שבת כה.)</text:span><text:span text:style-name="T52"> מפרש טעמא: דמותרת בהנאה דאמרינן נמי התם בפרק 'כל שעה' </text:span><text:span text:style-name="T53">(פסחים דף כג.)</text:span><text:span text:style-name="T52">: '</text:span><text:span text:style-name="T56">לך ניתנה [</text:span><text:span text:style-name="T53">בויקרא יח,ח:</text:span><text:span text:style-name="T56"> לך נתתים]</text:span><text:span text:style-name="T52"> - להסיקה תחת תבשילך'</text:span><text:span text:style-name="T25">)</text:span>, והערלה, וכלאי הכרם <text:span text:style-name="T25">(</text:span><text:span text:style-name="T53">[דברים כב,ט]</text:span><text:span text:style-name="T56"> פן תקדש המלאה</text:span><text:span text:style-name="T52"> וגו': פן תוקד אש; וערלה מכלאים גמרה</text:span><text:span text:style-name="T25">)</text:span>;</text:p>
      <text:p text:style-name="Standard">את שדרכן לשרוף – ישרוף, ואת שדרכן להקבר – יקבר <text:span text:style-name="T25">(</text:span><text:span text:style-name="T52">אערלה וכלאי הכרם קאי: אוכלין ישרפו ומשקין יקברו</text:span><text:span text:style-name="T25">)</text:span>;</text:p>
      <text:p text:style-name="Standard">ומדליקין <text:span text:style-name="T25">(</text:span><text:span text:style-name="T52">ליהנות</text:span><text:span text:style-name="T25">)</text:span> בפת ובשמן של תרומה;</text:p>
      <text:p text:style-name="Standard">כל הקדשים שנשחטו <text:span text:style-name="T25">(</text:span><text:span text:style-name="T52">על מנת לאכלן</text:span><text:span text:style-name="T25">)</text:span> חוץ לזמנן וחוץ למקומן - הרי אלו ישרפו <text:span text:style-name="T25">(</text:span><text:span text:style-name="T52">כדפירשתי לעיל: לימד על כל פסולין שבקדש כו'</text:span><text:span text:style-name="T25">)</text:span>.</text:p>
      <text:p text:style-name="Standard"/>
      <text:p text:style-name="Standard">(תמורה לד,א)</text:p>
      <text:p text:style-name="Standard"><text:span text:style-name="T38">המשך המשנה</text:span><text:tab/></text:p>
      <text:p text:style-name="Standard">אשם תלוי ישרף <text:span text:style-name="T25">(</text:span><text:span text:style-name="T52">אם שחטו וקודם זריקת דמו נודע לו שלא חטא, והשתא הוו חולין שנשחטו בעזרה; אבל אם לא נודע לו - יאכל כשאר אשמות, ד'אשם' קרייה רחמנא בפרשת ויקרא, לכפר על הספק ולהגין מן הייסורים עד שיוודע לו אם ודאי חטא ויביא חטאת, כדאמרינן בכריתות בפרק בתרא </text:span><text:span text:style-name="T53">(דף כו:)</text:span><text:span text:style-name="T25">)</text:span>; </text:p>
      <text:p text:style-name="Standard">רבי יהודה אומר: יקבר.</text:p>
      <text:p text:style-name="Standard"><text:s/></text:p>
      <text:p text:style-name="Standard">חטאת העוף הבאה על הספק <text:span text:style-name="T25">(</text:span><text:span text:style-name="T52">כגון: אשה שהפילה ספק ולד ספק אינו ולד, כיון דחטאת יולדת מן העוף היא, כדכתיב </text:span><text:span text:style-name="T53">[ויקרא יב,ו]</text:span><text:span text:style-name="T52"> </text:span><text:span text:style-name="T56">ובן יונה או תור לחטאת</text:span><text:span text:style-name="T52"> - מביאתה על הספק: דהואיל ואינה נקטרת לא איכפת לן אי זריק דם על הספק</text:span><text:span text:style-name="T25">)</text:span> – תשרף <text:span text:style-name="T25">(</text:span><text:span text:style-name="T52">אינה נאכלת: דשמא לא ולד היה, וחולין היא זו, ונבלה היא: דאין חולין נאכלין במליקה, ותשרף: דהוי לה כשאר קדשים פסולין; ובמסכת נזיר </text:span><text:span text:style-name="T53">(דף כט.)</text:span><text:span text:style-name="T52"> ילפינן שפיר דחטאת העוף באה על הספק</text:span><text:span text:style-name="T25">)</text:span>;</text:p>
      <text:p text:style-name="Standard">רבי יהודה אומר: יטילנה לאמה <text:span text:style-name="T25">(</text:span><text:span text:style-name="T52">אמת המים עוברת בעזרה ויוצאה לנחל קדרון, ואיידי דעור רך הוא מתמקמק ויוצא בקילוח המים</text:span><text:span text:style-name="T25">)</text:span>.</text:p>
      <text:p text:style-name="Standard"/>
      <text:p text:style-name="Standard">כל הנקברין לא ישרפו <text:span text:style-name="T25">(</text:span><text:span text:style-name="T52">בגמרא מפרש טעמא</text:span><text:span text:style-name="T25">)</text:span> וכל הנשרפין לא יקברו <text:span text:style-name="T25">(</text:span><text:span text:style-name="T52">דלמא אתי איניש ואשכח להו ואכיל להו</text:span><text:span text:style-name="T25">)</text:span>;</text:p>
      <text:p text:style-name="Standard">רבי יהודה אומר: אם רצה להחמיר על עצמו לשרוף את הנקברין – רשאי;</text:p>
      <text:p text:style-name="Standard">אמרו לו: אינו מותר לשנות.</text:p>
      <text:p text:style-name="Standard"/>
      <text:p text:style-name="Standard">גמרא:</text:p>
      <text:p text:style-name="Standard">'<text:span text:style-name="T74">שער הנזיר ... יקבר</text:span>': </text:p>
      <text:p text:style-name="Standard">רמי ליה טבי לרב נחמן: תנן: '<text:span text:style-name="T74">שער הנזיר... יקבר</text:span>' <text:span text:style-name="T47">[</text:span><text:span text:style-name="T53">במדבר ו,יח:</text:span><text:span text:style-name="T47"> וגלח הנזיר פתח אהל מועד את ראש נזרו ולקח את שער ראש נזרו </text:span><text:span text:style-name="T11">ונתן על האש</text:span><text:span text:style-name="T47"> אשר תחת זבח השלמים]</text:span>? ורמינהו <text:span text:style-name="T53">[ערלה פ"ג מ"ג]</text:span>: '<text:span text:style-name="T74">האורג מלא הסיט </text:span><text:span text:style-name="T25">(</text:span><text:span text:style-name="T52">מלא הרחקת גודל מאצבע מה שהוא יכול להרחיק</text:span><text:span text:style-name="T25">)</text:span><text:span text:style-name="T74"> מצמר בכור בבגד </text:span><text:span text:style-name="T25">(</text:span><text:span text:style-name="T52">צמר בכור אסור בהנאה, דקדשים הוא</text:span><text:span text:style-name="T25">)</text:span><text:span text:style-name="T74"> - ידלק הבגד; משער הנזיר ופטר חמור בשק - ידלק השק</text:span>'!? <text:span text:style-name="T25">(</text:span><text:span text:style-name="T52">גבי צמר נקט 'בגד' וגבי שער נקט 'שק' כי אורחא דמילתא.</text:span><text:span text:style-name="T25">)</text:span> </text:p>
      <text:p text:style-name="Standard">אמר ליה: כאן בנזיר טמא כאן בנזיר טהור <text:span text:style-name="T25">(</text:span><text:span text:style-name="T52">שער נזיר טהור ישרף, דשרפה כתיבא ביה, דכתיב </text:span><text:span text:style-name="T56">ונתן על האש</text:span><text:span text:style-name="T52"> וגו' שער נזיר טמא לא כתיב ביה שרפה</text:span><text:span text:style-name="T25">)</text:span>.</text:p>
      <text:p text:style-name="Standard">אמר ליה: שנית נזיר אנזיר, פטר חמור אפטר חמור קשיא!</text:p>
      <text:p text:style-name="Standard">אישתיק ולא אמר ליה ולא מידי.</text:p>
      <text:p text:style-name="Standard">אמר ליה: מידי שמיע לך בהא?</text:p>
      <text:p text:style-name="Standard"><text:soft-page-break/>אמר ליה: הכי אמר רב ששת: כאן בשק כאן בשער <text:span text:style-name="T25">(</text:span><text:span text:style-name="T52">הא דקתני 'ידלק' - היינו שארג שער נזיר ופטר חמור בשק, דאי אמרת יקבר - אתי איניש ומתהני בה הואיל ואינו כלה עד לאחר זמן; ומתניתין - בשער עצמו, שלא נארג, ואידי ואידי בטהור או טמא</text:span><text:span text:style-name="T25">)</text:span>.</text:p>
      <text:p text:style-name="Standard"/>
      <text:p text:style-name="Standard">איתמר נמי: אמר רבי יוסי ברבי חנינא: כאן בשק כאן בשער. </text:p>
      <text:p text:style-name="Standard">רבי אלעזר אמר: כאן בנזיר טהור כאן בנזיר טמא <text:span text:style-name="T25">(</text:span><text:span text:style-name="T52">ואידי ואידי בשק ופטר חמור</text:span><text:span text:style-name="T25">)</text:span>. <text:span text:style-name="T25">(</text:span><text:span text:style-name="T52">לקמן משני לה, ומוקים לה כרבי יהודה.</text:span><text:span text:style-name="T25">)</text:span> </text:p>
      <text:p text:style-name="Standard">אמר ליה: ליבטל שק ברובא <text:span text:style-name="T25">(</text:span><text:span text:style-name="T52">דהא קתני '</text:span><text:span text:style-name="T65">שער נזיר ופטר חמור </text:span><text:span text:style-name="T67">ב</text:span><text:span text:style-name="T65">שק</text:span><text:span text:style-name="T52">' במשמע: מעט ממנו בבגד גדול של היתר</text:span><text:span text:style-name="T25">)</text:span>?*</text:p>
      <text:p text:style-name="Standard"><text:span text:style-name="T52">*</text:span><text:span text:style-name="T60">(</text:span><text:span text:style-name="T52"> ואי קשיא: הא דאמרינן במסכת נדה </text:span><text:span text:style-name="T53">(דף סא:)</text:span><text:span text:style-name="T52"> 'בגד שאבד בו כלאים הרי זה לא ימכרנו לעובד כוכבים', ואמאי אסור למוכרו - וליבטל ההוא חוט ברובא?' כי היכי דאמרינן הכא - הא לאו פירכא היא: דבכלאים לא אמר ליבטל ברובא, דעיקר איסור כלאים לא אסרה תורה אלא על ידי תערובת, וכלאים מתרגמינן 'עירובין' - ולא שייך בהו ביטול!</text:span><text:span text:style-name="T60">)</text:span></text:p>
      <text:p text:style-name="Standard">אמר רב פפא: בציפורתא <text:span text:style-name="T25">(</text:span><text:span text:style-name="T52">שעשה מן האיסור צורת צפור בשק, דחשיב: דמיפה ליה לכולי שק, ולא מיבטל</text:span><text:span text:style-name="T25">)</text:span>.</text:p>
      <text:p text:style-name="Standard">'ציפורתא'? לישלופינהו!?</text:p>
      <text:p text:style-name="Standard">אמר רבי ירמיה: הא מני <text:span text:style-name="T25">(</text:span><text:span text:style-name="T52">דהשתא סלקא דעתא דהכי מתרץ: הא מני דאזיל לחומרא</text:span><text:span text:style-name="T25">)</text:span>? - רבי יהודה היא, דאמר 'אם רצה להחמיר על עצמו לשרוף את הנקברים רשאי';</text:p>
      <text:p text:style-name="Standard">אמר ליה: קא קשיא לן לשלופינהו <text:span text:style-name="T25">(</text:span><text:span text:style-name="T52">דאפשר בתקנה</text:span><text:span text:style-name="T25">)</text:span>, ואת מוקמת לה כרבי יהודה <text:span text:style-name="T25">(</text:span><text:span text:style-name="T52">היכא דאיכא תקנתא מי אמר רבי יהודה</text:span><text:span text:style-name="T25">)</text:span>?</text:p>
      <text:p text:style-name="Standard">הכי קאמינא: אם אפשר לשלופינהו – מוטב, ואם לאו <text:span text:style-name="T25">(</text:span><text:span text:style-name="T52">ודקא קשיא לך פטר חמור אפטר חמור - הא דקתני 'ישרף' ובמתניתין 'יקבר'</text:span><text:span text:style-name="T25">)</text:span> - <text:span text:style-name="T25">(</text:span><text:span text:style-name="T52">לא תישני בנזיר, אלא</text:span><text:span text:style-name="T25">)</text:span> אוקמה <text:span text:style-name="T25">(</text:span><text:span text:style-name="T52">כולה</text:span><text:span text:style-name="T25">)</text:span> כרבי יהודה <text:span text:style-name="T25">(</text:span><text:span text:style-name="T52">ומיתוקמא שפיר</text:span><text:span text:style-name="T25">)</text:span>, דאמר '<text:span text:style-name="T74">אם רצה להחמיר על עצמו לשרוף את הנקברין - רשאי</text:span>' <text:span text:style-name="T25">(</text:span><text:span text:style-name="T52">לא תישני בנזיר, אלא אוקמה כרבי יהודה</text:span><text:span text:style-name="T25">)</text:span>.</text:p>
      <text:p text:style-name="Standard"/>
      <text:p text:style-name="Standard">ואלו הן הנשרפין: <text:s/></text:p>
      <text:p text:style-name="Standard">אמר מר 'חמץ בפסח ישרף'; סתם לן תנא כרבי יהודה, דאמר <text:span text:style-name="T53">[פסחים פ"ב מ"א]</text:span>: '<text:span text:style-name="T74">אין ביעור חמץ אלא שרפה</text:span>'. <text:s/></text:p>
      <text:p text:style-name="Standard"/>
      <text:p text:style-name="Standard">תרומה טמאה והערלה <text:span text:style-name="T47">[</text:span><text:span text:style-name="T25">את שדרכן לשרוף – ישרוף, ואת שדרכן להקבר – יקבר</text:span><text:span text:style-name="T47">]</text:span>: <text:s/></text:p>
      <text:p text:style-name="Standard">הא כיצד?</text:p>
      <text:p text:style-name="Standard">אוכלין בשרפה, משקין בקבורה. <text:s/></text:p>
      <text:p text:style-name="Standard"/>
      <text:p text:style-name="Standard">חטאת העוף <text:span text:style-name="T47">[</text:span><text:span text:style-name="T25">הבאה על הספק תשרף; רבי יהודה אומר: יטלנה לאמה</text:span><text:span text:style-name="T47">]</text:span>: <text:s/></text:p>
      <text:p text:style-name="Standard">תניא: '<text:span text:style-name="T74">אמר רבי יהודה: חטאת העוף הבאה על הספק יטילנה לאמה ומנתחה אבר אבר וזורקן לאמה ומתגלגלת והולכת לנחל קדרון</text:span>'. <text:s/></text:p>
      <text:p text:style-name="Standard"/>
      <text:p text:style-name="Standard">כל הנקברין לא ישרפו <text:span text:style-name="T47">[</text:span><text:span text:style-name="T25">כל הנקברין לא ישרפו וכל הנשרפין לא יקברו; רבי יהודה אומר: אם רצה להחמיר על עצמו לשרוף את הנקברין – רשאי; אמרו לו: אינו מותר לשנות.</text:span><text:span text:style-name="T47">]</text:span>: <text:s/></text:p>
      <text:p text:style-name="Standard">מאי טעמא <text:span text:style-name="T25">(</text:span><text:span text:style-name="T52">נקברין לא ישרפו</text:span><text:span text:style-name="T25">)</text:span>? </text:p>
      <text:p text:style-name="Standard">משום דנקברין אפרן אסור <text:span text:style-name="T25">(</text:span><text:span text:style-name="T52">ואתו למישרייא</text:span><text:span text:style-name="T25">)</text:span> ונשרפין אפרן מותר. </text:p>
      <text:p text:style-name="Standard">ונקברין אפרן אסור? והתניא: '<text:span text:style-name="T74">דם הנדה ובשר המת שנפרכו טהורין</text:span>' - מאי לאו טהורין ומותרין <text:span text:style-name="T25">(</text:span><text:span text:style-name="T52">אף על גב דקיימא לן במסכת נדה </text:span><text:span text:style-name="T53">(דף נד:)</text:span><text:span text:style-name="T52"> 'מטמאין לחין ויבשין' - היכא דנעשו אפר בעלמא טהורין אם אין שם מלא תרווד רקב, ומותר בהנאה; ובשר המת מן הנקברין הוא ושרי אפרו</text:span><text:span text:style-name="T25">)</text:span>?</text:p>
      <text:p text:style-name="Standard">לא! טהורין ואסורין.</text:p>
      <text:p text:style-name="Standard">מתיב רב פנחס: '<text:span text:style-name="T74">עולת העוף שנתמצה דמה </text:span><text:span text:style-name="T25">(</text:span><text:span text:style-name="T52">שנעשית מצותה</text:span><text:span text:style-name="T25">)</text:span><text:span text:style-name="T74"> - מוראתה ונוצה שלה </text:span><text:span text:style-name="T25">(</text:span><text:span text:style-name="T52">נקברין נינהו, דאמרינן בפרק קמא דיומא </text:span><text:span text:style-name="T53">(דף כא.)</text:span><text:span text:style-name="T52"> 'מוראה ונוצה ודישון מזבח הפנימי והמנורה נבלעין במקומן'</text:span><text:span text:style-name="T25">)</text:span><text:span text:style-name="T74"> יצאו מידי מעילה</text:span>' מאי לאו יצאו מידי מעילה ומותרין <text:span text:style-name="T25">(</text:span><text:span text:style-name="T52">אפילו לכתחלה אם חפר ונטלן</text:span><text:span text:style-name="T25">)</text:span>?</text:p>
      <text:p text:style-name="Standard">לא, יצאו מידי מעילה ואסורין. </text:p>
      <text:p text:style-name="Standard"/>
      <text:p text:style-name="Standard">ונשרפין דהקדש, אפרן מותר? והא תניא '<text:span text:style-name="T74">כל הנשרפין </text:span><text:span text:style-name="T25">(</text:span><text:span text:style-name="T52">כגון חמץ ותרומה וערלה וכלאי הכרם</text:span><text:span text:style-name="T25">)</text:span><text:span text:style-name="T74"> אפרם מותר </text:span><text:span text:style-name="T25">(</text:span><text:span text:style-name="T52">לכיבוס בגדים</text:span><text:span text:style-name="T25">)</text:span><text:span text:style-name="T74"> חוץ מאפר אשירה ואפר </text:span><text:span text:style-name="T89">[ד]</text:span><text:span text:style-name="T74">הקדש לעולם אסור</text:span>' <text:span text:style-name="T25">(</text:span><text:span text:style-name="T52">האי מקשה מפרש ואזיל </text:span><text:soft-page-break/><text:span text:style-name="T52">לברייתא, דלא תיקשי ליה היא גופה: כיון דאפר עצי אשרה ואפר הקדש שניהן אסורין - אמאי פליג להו מהדדי ולא תני 'חוץ מעצי אשרה ואפר הקדש', ולא ליתני 'לעולם אסור'? ומפרש:</text:span><text:span text:style-name="T25">)</text:span> ומיערב הוא דלא קעריב להו ותני להו משום <text:span text:style-name="T25">(</text:span><text:span text:style-name="T52">דאינן שוין:</text:span><text:span text:style-name="T25">)</text:span> דאשירה יש לה בטילה בעובד כוכבים <text:span text:style-name="T25">(</text:span><text:span text:style-name="T52">כדקיימא לן במסכת עבודה זרה: 'מנין לעובד כוכבים שפוסל אלוהו? דכתיב </text:span><text:span text:style-name="T53">[דברים ז,כה]</text:span><text:span text:style-name="T52"> </text:span><text:span text:style-name="T56">פסילי אלהיהם</text:span><text:span text:style-name="T52">, וכתיב </text:span><text:span text:style-name="T53">[המשך הפסוק]</text:span><text:span text:style-name="T52"> </text:span><text:span text:style-name="T56">ולקחת לך</text:span><text:span text:style-name="T52"> – בפרק 'רבי ישמעאל' </text:span><text:span text:style-name="T53">(ע"ז דף נב.)</text:span><text:span text:style-name="T52"> בגמרא: עבודת כוכבים של עובד כוכבים אסור כו'</text:span><text:span text:style-name="T25">)</text:span>, הקדש אין לו בטילה עולמית; קתני מיהא '<text:span text:style-name="T74">אפר הקדש לעולם אסור</text:span>'!?</text:p>
      <text:p text:style-name="Standard">אמר רמי בר חמא: כגון דנפלה דליקה בעצי הקדש מאליה; כיון דלא ידיע מאן: דלא הוי איניש דלמעול דליפוק אפרן לחולין <text:span text:style-name="T25">(</text:span><text:span text:style-name="T52">דאי הדליקה אדם - מעל המסיק, ונפק אפר לחולין, והנך דטעונין שרפה בלא שום מעילה - יצא אפרן לחולין, דקלישא קדושתייהו הואיל ונפסלו, והא דקתני 'אפר הקדש אסור' - היכא דליכא מעילה, ולא הוה איניש דלמעול, ובעצי הקדש קאמר</text:span><text:span text:style-name="T25">)</text:span>. </text:p>
      <text:p text:style-name="Standard">רב שמעיה אמר: כי תניא הא מתניתא - בתרומת הדשן תניא, דלעולם אסור <text:span text:style-name="T25">(</text:span><text:span text:style-name="T52">דאפר הקדש אסור במלא קומץ של הדשן קאמר, שהכהן תורם בכל יום שחרית ונותנו אצל המזבח, כדאמר בפרק שני דיומא </text:span><text:span text:style-name="T53">(דף כד.)</text:span><text:span text:style-name="T52">: 'נאמר כאן </text:span><text:span text:style-name="T56">והרים</text:span><text:span text:style-name="T52"> </text:span><text:span text:style-name="T57">[</text:span><text:span text:style-name="T53">ויקרא ו,ג:</text:span><text:span text:style-name="T57"> ולבש הכהן מדו בד ומכנסי בד ילבש על בשרו </text:span><text:span text:style-name="T63">והרים</text:span><text:span text:style-name="T57"> את הדשן אשר תאכל האש את העלה על המזבח </text:span><text:span text:style-name="T63">ושמו</text:span><text:span text:style-name="T57"> אצל המזבח]</text:span><text:span text:style-name="T52"> ונאמר להלן </text:span><text:span text:style-name="T56">והרים</text:span><text:span text:style-name="T52"> </text:span><text:span text:style-name="T57">[</text:span><text:span text:style-name="T53">ויקרא ו,ח:</text:span><text:span text:style-name="T57"> </text:span><text:span text:style-name="T63">והרים</text:span><text:span text:style-name="T57"> ממנו </text:span><text:span text:style-name="T63">בקמצו</text:span><text:span text:style-name="T57"> מסלת המנחה ומשמנה ואת כל הלבנה אשר על המנחה והקטיר המזבח ריח ניחח אזכרתה לה']:</text:span><text:span text:style-name="T52"> מה להלן בקומצו אף כאן בקומצו'</text:span><text:span text:style-name="T25">)</text:span>, דתניא <text:span text:style-name="T53">[ספרא צו פרשתא א פרק ב משנה ד]</text:span>: '<text:span text:style-name="T75">'ושמו'</text:span><text:span text:style-name="T74"> בנחת, </text:span><text:span text:style-name="T75">'ושמו'</text:span><text:span text:style-name="T74"> כולו, </text:span><text:span text:style-name="T75">'ושמו'</text:span><text:span text:style-name="T74"> שלא יפזר</text:span>' <text:span text:style-name="T25">(</text:span><text:span text:style-name="T52">וכיון דטעון גניזה אסור בהנאה</text:span><text:span text:style-name="T25">)</text:span>.</text:p>
      <text:p text:style-name="Standard"/>
      <text:p text:style-name="P8">הדרן עלך יש בקדשי מזבח וסליקא לה מסכת תמורה.</text:p>
      <text:p text:style-name="P2"/>
      <text:p text:style-name="Standard"/>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Nachlieli CLM1" svg:font-family="'Nachlieli CLM'"/>
    <style:font-face style:name="Rod2" svg:font-family="Rod"/>
    <style:font-face style:name="DejaVu Sans" svg:font-family="'DejaVu Sans'" style:font-family-generic="swiss"/>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Rod" svg:font-family="Ro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ankRuehl" svg:font-family="FrankRuehl" style:font-family-generic="system" style:font-pitch="variable"/>
    <style:font-face style:name="Miriam" svg:font-family="Miriam"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Rod1" svg:font-family="Rod"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style:line-height-at-least="0.0693in" fo:text-align="end" style:justify-single-word="false" fo:orphans="2" fo:widows="2" fo:hyphenation-ladder-count="no-limit" style:punctuation-wrap="simple" style:vertical-align="baseline" style:writing-mode="rl-tb">
        <style:tab-stops>
          <style:tab-stop style:position="0.5in"/>
        </style:tab-stops>
      </style:paragraph-properties>
      <style:text-properties fo:color="#00000a" style:font-name="Times New Roman" fo:font-size="10pt" fo:language="en" fo:country="US" style:font-name-asian="Times New Roman1" style:font-size-asian="10pt" style:language-asian="he" style:country-asian="IL" style:font-name-complex="Rod1" style:font-size-complex="12pt" style:language-complex="he" style:country-complex="IL"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style:font-size-asian="14pt" style:font-name-complex="Nachlieli CLM" style:font-size-complex="14pt"/>
    </style:style>
    <style:style style:name="Text_20_body" style:display-name="Text body" style:family="paragraph" style:parent-style-name="Standard" style:default-outline-level="" style:class="text">
      <style:paragraph-properties style:line-height-at-least="0.1665in"/>
    </style:style>
    <style:style style:name="List" style:family="paragraph" style:parent-style-name="Text_20_body" style:default-outline-level="" style:class="list">
      <style:text-properties style:font-size-asian="12pt" style:font-name-complex="Nachlieli CLM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Nachlieli CLM1"/>
    </style:style>
    <style:style style:name="מרים_20_10" style:display-name="מרים 10" style:family="paragraph" style:parent-style-name="Standard" style:default-outline-level="">
      <style:paragraph-properties style:punctuation-wrap="hanging" style:vertical-align="auto"/>
      <style:text-properties style:font-name="Calibri" fo:font-size="11pt" style:font-size-asian="11pt" style:font-name-complex="Miriam" style:font-size-complex="11pt"/>
    </style:style>
    <style:style style:name="Body_20_Text_20_2" style:display-name="Body Text 2" style:family="paragraph" style:parent-style-name="Standard" style:default-outline-level=""/>
    <style:style style:name="Body_20_Text_20_3" style:display-name="Body Text 3" style:family="paragraph" style:parent-style-name="Standard" style:default-outline-level=""/>
    <style:style style:name="Text_20_body_20_indent" style:display-name="Text body indent" style:family="paragraph" style:parent-style-name="Standard" style:default-outline-level="" style:class="text">
      <style:paragraph-properties fo:margin="100%" fo:margin-left="0.5in" fo:margin-right="0in" fo:margin-top="0in" fo:margin-bottom="0in" style:contextual-spacing="false" fo:text-indent="0in" style:auto-text-indent="false" style:punctuation-wrap="hanging" style:vertical-align="auto"/>
      <style:text-properties fo:font-size="12pt" style:font-size-asian="12pt"/>
    </style:style>
    <style:style style:name="Body_20_Text_20_Indent_20_2" style:display-name="Body Text Indent 2"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Footer" style:family="paragraph" style:parent-style-name="Standard" style:default-outline-level="" style:class="extra">
      <style:paragraph-properties text:number-lines="false" text:line-number="0">
        <style:tab-stops>
          <style:tab-stop style:position="2.8839in" style:type="center"/>
          <style:tab-stop style:position="5.7681in" style:type="right"/>
        </style:tab-stops>
      </style:paragraph-properties>
    </style:style>
    <style:style style:name="annotation_20_text" style:display-name="annotation text" style:family="paragraph" style:parent-style-name="Standard" style:default-outline-level="">
      <style:text-properties style:font-size-complex="10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גוף_20_הכיתוב.MsoNormal" style:display-name="גוף הכיתוב.MsoNormal" style:family="paragraph" style:parent-style-name="Text_20_body" style:default-outline-level="">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מרים_20_10_20_תו" style:display-name="מרים 10 תו" style:family="text" style:parent-style-name="Default_20_Paragraph_20_Font">
      <style:text-properties style:language-asian="he" style:country-asian="IL" style:font-name-complex="Miriam"/>
    </style:style>
    <style:style style:name="גוף_20_טקסט_20_תו" style:display-name="גוף טקסט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גוף_20_טקסט_20_2_20_תו" style:display-name="גוף טקסט 2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גוף_20_טקסט_20_3_20_תו" style:display-name="גוף טקסט 3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כניסה_20_בגוף_20_טקסט_20_תו" style:display-name="כניסה בגוף טקסט תו" style:family="text" style:parent-style-name="Default_20_Paragraph_20_Font">
      <style:text-properties style:font-name="Times New Roman" fo:font-size="12pt" style:font-name-asian="Times New Roman1" style:font-size-asian="12pt" style:language-asian="he" style:country-asian="IL" style:font-name-complex="Rod1" style:font-size-complex="12pt"/>
    </style:style>
    <style:style style:name="כניסה_20_בגוף_20_טקסט_20_2_20_תו" style:display-name="כניסה בגוף טקסט 2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page_20_number" style:display-name="page number" style:family="text" style:parent-style-name="Default_20_Paragraph_20_Font"/>
    <style:style style:name="כותרת_20_תחתונה_20_תו" style:display-name="כותרת תחתונה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טקסט_20_הערה_20_תו" style:display-name="טקסט הערה תו" style:family="text" style:parent-style-name="Default_20_Paragraph_20_Font">
      <style:text-properties style:font-name="Times New Roman" fo:font-size="10pt" style:font-name-asian="Times New Roman1" style:font-size-asian="10pt" style:language-asian="he" style:country-asian="IL" style:font-name-complex="Rod1" style:font-size-complex="10pt"/>
    </style:style>
    <style:style style:name="טקסט_20_בלונים_20_תו" style:display-name="טקסט בלונים תו" style:family="text" style:parent-style-name="Default_20_Paragraph_20_Font">
      <style:text-properties style:font-name="Tahoma" fo:font-size="8pt" style:font-name-asian="Times New Roman1" style:font-size-asian="8pt" style:language-asian="he" style:country-asian="IL" style:font-name-complex="Tahoma1" style:font-size-complex="8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1in" fo:margin-left="0.9453in" fo:margin-right="1.1417in" style:writing-mode="rl-tb" style:layout-grid-color="#c0c0c0" style:layout-grid-lines="39"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rl-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style:writing-mode="rl-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1"/>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1T12:15:00</meta:creation-date>
    <meta:initial-creator>הולנדר</meta:initial-creator>
    <dc:creator>ariel </dc:creator>
    <dc:date>2013-07-12T17:10:03</dc:date>
    <meta:editing-cycles>4</meta:editing-cycles>
    <meta:editing-duration>PT5M39S</meta:editing-duration>
    <meta:generator>LibreOffice/3.6$Linux_x86 LibreOffice_project/360m1$Build-2</meta:generator>
    <meta:document-statistic meta:table-count="0" meta:image-count="0" meta:object-count="0" meta:page-count="101" meta:paragraph-count="1790" meta:word-count="61602" meta:character-count="322908" meta:non-whitespace-character-count="262512"/>
    <meta:template xlink:type="simple" xlink:actuate="onRequest" xlink:title="Normal" xlink:href=""/>
  </office:meta>
</office:document-meta>
</file>